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8.01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123.99pt"/>
    </style:style>
    <style:style style:name="co4" style:family="table-column">
      <style:table-column-properties fo:break-before="auto" style:column-width="114.01pt"/>
    </style:style>
    <style:style style:name="co5" style:family="table-column">
      <style:table-column-properties fo:break-before="auto" style:column-width="21pt"/>
    </style:style>
    <style:style style:name="co6" style:family="table-column">
      <style:table-column-properties fo:break-before="auto" style:column-width="90.99pt"/>
    </style:style>
    <style:style style:name="co7" style:family="table-column">
      <style:table-column-properties fo:break-before="auto" style:column-width="87pt"/>
    </style:style>
    <style:style style:name="co8" style:family="table-column">
      <style:table-column-properties fo:break-before="auto" style:column-width="60.04pt"/>
    </style:style>
    <style:style style:name="co9" style:family="table-column">
      <style:table-column-properties fo:break-before="auto" style:column-width="115.99pt"/>
    </style:style>
    <style:style style:name="co10" style:family="table-column">
      <style:table-column-properties fo:break-before="auto" style:column-width="119.99pt"/>
    </style:style>
    <style:style style:name="co11" style:family="table-column">
      <style:table-column-properties fo:break-before="auto" style:column-width="129pt"/>
    </style:style>
    <style:style style:name="co12" style:family="table-column">
      <style:table-column-properties fo:break-before="auto" style:column-width="144.06pt"/>
    </style:style>
    <style:style style:name="co13" style:family="table-column">
      <style:table-column-properties fo:break-before="auto" style:column-width="68pt"/>
    </style:style>
    <style:style style:name="co14" style:family="table-column">
      <style:table-column-properties fo:break-before="auto" style:column-width="77.5pt"/>
    </style:style>
    <style:style style:name="co15" style:family="table-column">
      <style:table-column-properties fo:break-before="auto" style:column-width="79.4pt"/>
    </style:style>
    <style:style style:name="co16" style:family="table-column">
      <style:table-column-properties fo:break-before="auto" style:column-width="78.6pt"/>
    </style:style>
    <style:style style:name="co17" style:family="table-column">
      <style:table-column-properties fo:break-before="auto" style:column-width="91.19pt"/>
    </style:style>
    <style:style style:name="co18" style:family="table-column">
      <style:table-column-properties fo:break-before="auto" style:column-width="98.5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Sensor_20_Data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 style:data-style-name="N61">
      <style:table-cell-properties style:rotation-align="none"/>
    </style:style>
    <style:style style:name="ce8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 style:data-style-name="N3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transparent" style:rotation-align="none"/>
    </style:style>
    <style:style style:name="ce16" style:family="table-cell" style:parent-style-name="Default" style:data-style-name="N1"/>
    <style:style style:name="ce17" style:family="table-cell" style:parent-style-name="Default" style:data-style-name="N126">
      <style:table-cell-properties style:rotation-align="none"/>
    </style:style>
    <style:style style:name="ce18" style:family="table-cell" style:parent-style-name="Default">
      <style:text-properties style:font-name="Calibri" style:font-name-asian="DejaVu Sans" style:font-name-complex="Calibri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fo:color="#ff9900"/>
      <style:map style:condition="cell-content()=1" style:apply-style-name="Untitled1" style:base-cell-address="'Voltage Divisor'.F7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  <style:style style:name="ce24" style:family="table-cell" style:parent-style-name="Default" style:data-style-name="N129">
      <style:table-cell-properties style:rotation-align="none"/>
    </style:style>
    <style:style style:name="ce25" style:family="table-cell" style:parent-style-name="Default" style:data-style-name="N127">
      <style:table-cell-properties style:rotation-align="none"/>
    </style:style>
    <style:style style:name="ce26" style:family="table-cell" style:parent-style-name="Default" style:data-style-name="N1">
      <style:table-cell-properties style:rotation-align="none"/>
    </style:style>
    <style:style style:name="ce27" style:family="table-cell" style:parent-style-name="Default" style:data-style-name="N13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1.2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b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nsor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Honeywell glass encapsulated DO-35 NTC thermistor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2" table:number-rows-spanned="1">
            <text:p>Resistance 25 C [Ohm]</text:p>
          </table:table-cell>
          <table:covered-table-cell table:style-name="ce5"/>
          <table:table-cell table:style-name="ce7" office:value-type="float" office:value="500000" calcext:value-type="float">
            <text:p>5.00E+05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2" table:number-rows-spanned="1">
            <text:p>Tolerance</text:p>
          </table:table-cell>
          <table:covered-table-cell table:style-name="ce5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2" table:number-rows-spanned="1">
            <text:p>25/85 BETA</text:p>
          </table:table-cell>
          <table:covered-table-cell table:style-name="ce5"/>
          <table:table-cell office:value-type="float" office:value="4261" calcext:value-type="float">
            <text:p>4261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2" table:number-rows-spanned="1">
            <text:p>Max Temperature [C]</text:p>
          </table:table-cell>
          <table:covered-table-cell table:style-name="ce5"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2" table:number-rows-spanned="1">
            <text:p>Diameter [mm]</text:p>
          </table:table-cell>
          <table:covered-table-cell table:style-name="ce5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2" table:number-rows-spanned="1">
            <text:p>Time constant in air [s]</text:p>
          </table:table-cell>
          <table:covered-table-cell table:style-name="ce5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2" table:number-rows-spanned="1">
            <text:p>Dissipation constant [W/C]</text:p>
          </table:table-cell>
          <table:covered-table-cell table:style-name="ce5"/>
          <table:table-cell office:value-type="float" office:value="0.0025" calcext:value-type="float">
            <text:p>0.00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emperature [C]</text:p>
          </table:table-cell>
          <table:table-cell table:style-name="ce3" office:value-type="string" calcext:value-type="string">
            <text:p>RT Coefficient</text:p>
          </table:table-cell>
          <table:table-cell table:style-name="ce3" office:value-type="string" calcext:value-type="string">
            <text:p>Alpha Temp. Coef.</text:p>
          </table:table-cell>
          <table:table-cell table:style-name="ce3" office:value-type="string" calcext:value-type="string">
            <text:p>Resistance Desv.</text:p>
          </table:table-cell>
          <table:table-cell/>
          <table:table-cell table:style-name="ce3" office:value-type="string" calcext:value-type="string">
            <text:p>Resistance</text:p>
          </table:table-cell>
          <table:table-cell table:style-name="ce3" office:value-type="string" calcext:value-type="string">
            <text:p>Tolerance</text:p>
          </table:table-cell>
          <table:table-cell table:number-columns-repeated="1017"/>
        </table:table-row>
        <table:table-row table:style-name="ro2">
          <table:table-cell table:style-name="ce4" office:value-type="float" office:value="-40" calcext:value-type="float">
            <text:p>-40</text:p>
          </table:table-cell>
          <table:table-cell table:style-name="ce6" office:value-type="float" office:value="40.7" calcext:value-type="float">
            <text:p>4.070E+01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7.6" calcext:value-type="float">
            <text:p>7.6</text:p>
          </table:table-cell>
          <table:table-cell/>
          <table:table-cell table:style-name="ce9" table:formula="of:=[.B12]*[.$C$3]" office:value-type="float" office:value="20350000" calcext:value-type="float">
            <text:p>20,350,000</text:p>
          </table:table-cell>
          <table:table-cell table:style-name="ce9" table:formula="of:=([.D12]+[.$C$4])/100*[.F12]" office:value-type="float" office:value="3581600" calcext:value-type="float">
            <text:p>3,581,600</text:p>
          </table:table-cell>
          <table:table-cell table:number-columns-repeated="1017"/>
        </table:table-row>
        <table:table-row table:style-name="ro2">
          <table:table-cell table:style-name="ce4" office:value-type="float" office:value="-30" calcext:value-type="float">
            <text:p>-30</text:p>
          </table:table-cell>
          <table:table-cell table:style-name="ce6" office:value-type="float" office:value="20.78" calcext:value-type="float">
            <text:p>2.078E+01</text:p>
          </table:table-cell>
          <table:table-cell table:style-name="ce8" office:value-type="float" office:value="6.5" calcext:value-type="float">
            <text:p>6.5</text:p>
          </table:table-cell>
          <table:table-cell table:style-name="ce8" office:value-type="float" office:value="6.2" calcext:value-type="float">
            <text:p>6.2</text:p>
          </table:table-cell>
          <table:table-cell/>
          <table:table-cell table:style-name="ce9" table:formula="of:=[.B13]*[.$C$3]" office:value-type="float" office:value="10390000" calcext:value-type="float">
            <text:p>10,390,000</text:p>
          </table:table-cell>
          <table:table-cell table:style-name="ce9" table:formula="of:=([.D13]+[.$C$4])/100*[.F13]" office:value-type="float" office:value="1683180" calcext:value-type="float">
            <text:p>1,683,180</text:p>
          </table:table-cell>
          <table:table-cell table:number-columns-repeated="1017"/>
        </table:table-row>
        <table:table-row table:style-name="ro2">
          <table:table-cell table:style-name="ce4" office:value-type="float" office:value="-20" calcext:value-type="float">
            <text:p>-20</text:p>
          </table:table-cell>
          <table:table-cell table:style-name="ce6" office:value-type="float" office:value="11.03" calcext:value-type="float">
            <text:p>1.103E+01</text:p>
          </table:table-cell>
          <table:table-cell table:style-name="ce8" office:value-type="float" office:value="6.1" calcext:value-type="float">
            <text:p>6.1</text:p>
          </table:table-cell>
          <table:table-cell table:style-name="ce8" office:value-type="float" office:value="5" calcext:value-type="float">
            <text:p>5.0</text:p>
          </table:table-cell>
          <table:table-cell/>
          <table:table-cell table:style-name="ce9" table:formula="of:=[.B14]*[.$C$3]" office:value-type="float" office:value="5515000" calcext:value-type="float">
            <text:p>5,515,000</text:p>
          </table:table-cell>
          <table:table-cell table:style-name="ce9" table:formula="of:=([.D14]+[.$C$4])/100*[.F14]" office:value-type="float" office:value="827250" calcext:value-type="float">
            <text:p>827,250</text:p>
          </table:table-cell>
          <table:table-cell table:number-columns-repeated="1017"/>
        </table:table-row>
        <table:table-row table:style-name="ro2">
          <table:table-cell table:style-name="ce4" office:value-type="float" office:value="-10" calcext:value-type="float">
            <text:p>-10</text:p>
          </table:table-cell>
          <table:table-cell table:style-name="ce6" office:value-type="float" office:value="6.119" calcext:value-type="float">
            <text:p>6.119E+00</text:p>
          </table:table-cell>
          <table:table-cell table:style-name="ce8" office:value-type="float" office:value="5.7" calcext:value-type="float">
            <text:p>5.7</text:p>
          </table:table-cell>
          <table:table-cell table:style-name="ce8" office:value-type="float" office:value="3.7" calcext:value-type="float">
            <text:p>3.7</text:p>
          </table:table-cell>
          <table:table-cell/>
          <table:table-cell table:style-name="ce9" table:formula="of:=[.B15]*[.$C$3]" office:value-type="float" office:value="3059500" calcext:value-type="float">
            <text:p>3,059,500</text:p>
          </table:table-cell>
          <table:table-cell table:style-name="ce9" table:formula="of:=([.D15]+[.$C$4])/100*[.F15]" office:value-type="float" office:value="419151.5" calcext:value-type="float">
            <text:p>419,152</text:p>
          </table:table-cell>
          <table:table-cell table:number-columns-repeated="1017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6" office:value-type="float" office:value="3.51" calcext:value-type="float">
            <text:p>3.510E+00</text:p>
          </table:table-cell>
          <table:table-cell table:style-name="ce8" office:value-type="float" office:value="5.4" calcext:value-type="float">
            <text:p>5.4</text:p>
          </table:table-cell>
          <table:table-cell table:style-name="ce8" office:value-type="float" office:value="2.5" calcext:value-type="float">
            <text:p>2.5</text:p>
          </table:table-cell>
          <table:table-cell/>
          <table:table-cell table:style-name="ce9" table:formula="of:=[.B16]*[.$C$3]" office:value-type="float" office:value="1755000" calcext:value-type="float">
            <text:p>1,755,000</text:p>
          </table:table-cell>
          <table:table-cell table:style-name="ce9" table:formula="of:=([.D16]+[.$C$4])/100*[.F16]" office:value-type="float" office:value="219375" calcext:value-type="float">
            <text:p>219,375</text:p>
          </table:table-cell>
          <table:table-cell table:number-columns-repeated="1017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float" office:value="2.078" calcext:value-type="float">
            <text:p>2.078E+00</text:p>
          </table:table-cell>
          <table:table-cell table:style-name="ce8" office:value-type="float" office:value="5.1" calcext:value-type="float">
            <text:p>5.1</text:p>
          </table:table-cell>
          <table:table-cell table:style-name="ce8" office:value-type="float" office:value="1.4" calcext:value-type="float">
            <text:p>1.4</text:p>
          </table:table-cell>
          <table:table-cell/>
          <table:table-cell table:style-name="ce9" table:formula="of:=[.B17]*[.$C$3]" office:value-type="float" office:value="1039000" calcext:value-type="float">
            <text:p>1,039,000</text:p>
          </table:table-cell>
          <table:table-cell table:style-name="ce9" table:formula="of:=([.D17]+[.$C$4])/100*[.F17]" office:value-type="float" office:value="118446" calcext:value-type="float">
            <text:p>118,446</text:p>
          </table:table-cell>
          <table:table-cell table:number-columns-repeated="101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float" office:value="1.267" calcext:value-type="float">
            <text:p>1.267E+00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0.3" calcext:value-type="float">
            <text:p>0.3</text:p>
          </table:table-cell>
          <table:table-cell/>
          <table:table-cell table:style-name="ce9" table:formula="of:=[.B18]*[.$C$3]" office:value-type="float" office:value="633500" calcext:value-type="float">
            <text:p>633,500</text:p>
          </table:table-cell>
          <table:table-cell table:style-name="ce9" table:formula="of:=([.D18]+[.$C$4])/100*[.F18]" office:value-type="float" office:value="65250.5" calcext:value-type="float">
            <text:p>65,251</text:p>
          </table:table-cell>
          <table:table-cell table:number-columns-repeated="101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float" office:value="1" calcext:value-type="float">
            <text:p>1.000E+00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0" calcext:value-type="float">
            <text:p>0.0</text:p>
          </table:table-cell>
          <table:table-cell/>
          <table:table-cell table:style-name="ce9" table:formula="of:=[.B19]*[.$C$3]" office:value-type="float" office:value="500000" calcext:value-type="float">
            <text:p>500,000</text:p>
          </table:table-cell>
          <table:table-cell table:style-name="ce9" table:formula="of:=([.D19]+[.$C$4])/100*[.F19]" office:value-type="float" office:value="50000" calcext:value-type="float">
            <text:p>50,000</text:p>
          </table:table-cell>
          <table:table-cell table:number-columns-repeated="101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float" office:value="0.7942" calcext:value-type="float">
            <text:p>7.942E-01</text:p>
          </table:table-cell>
          <table:table-cell table:style-name="ce8" office:value-type="float" office:value="4.6" calcext:value-type="float">
            <text:p>4.6</text:p>
          </table:table-cell>
          <table:table-cell table:style-name="ce8" office:value-type="float" office:value="0.6" calcext:value-type="float">
            <text:p>0.6</text:p>
          </table:table-cell>
          <table:table-cell/>
          <table:table-cell table:style-name="ce9" table:formula="of:=[.B20]*[.$C$3]" office:value-type="float" office:value="397100" calcext:value-type="float">
            <text:p>397,100</text:p>
          </table:table-cell>
          <table:table-cell table:style-name="ce9" table:formula="of:=([.D20]+[.$C$4])/100*[.F20]" office:value-type="float" office:value="42092.6" calcext:value-type="float">
            <text:p>42,093</text:p>
          </table:table-cell>
          <table:table-cell table:number-columns-repeated="1017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6" office:value-type="float" office:value="0.5105" calcext:value-type="float">
            <text:p>5.105E-01</text:p>
          </table:table-cell>
          <table:table-cell table:style-name="ce8" office:value-type="float" office:value="4.3" calcext:value-type="float">
            <text:p>4.3</text:p>
          </table:table-cell>
          <table:table-cell table:style-name="ce8" office:value-type="float" office:value="1.6" calcext:value-type="float">
            <text:p>1.6</text:p>
          </table:table-cell>
          <table:table-cell/>
          <table:table-cell table:style-name="ce9" table:formula="of:=[.B21]*[.$C$3]" office:value-type="float" office:value="255250" calcext:value-type="float">
            <text:p>255,250</text:p>
          </table:table-cell>
          <table:table-cell table:style-name="ce9" table:formula="of:=([.D21]+[.$C$4])/100*[.F21]" office:value-type="float" office:value="29609" calcext:value-type="float">
            <text:p>29,609</text:p>
          </table:table-cell>
          <table:table-cell table:number-columns-repeated="1017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6" office:value-type="float" office:value="0.3359" calcext:value-type="float">
            <text:p>3.359E-01</text:p>
          </table:table-cell>
          <table:table-cell table:style-name="ce8" office:value-type="float" office:value="4.1" calcext:value-type="float">
            <text:p>4.1</text:p>
          </table:table-cell>
          <table:table-cell table:style-name="ce8" office:value-type="float" office:value="2.5" calcext:value-type="float">
            <text:p>2.5</text:p>
          </table:table-cell>
          <table:table-cell/>
          <table:table-cell table:style-name="ce9" table:formula="of:=[.B22]*[.$C$3]" office:value-type="float" office:value="167950" calcext:value-type="float">
            <text:p>167,950</text:p>
          </table:table-cell>
          <table:table-cell table:style-name="ce9" table:formula="of:=([.D22]+[.$C$4])/100*[.F22]" office:value-type="float" office:value="20993.75" calcext:value-type="float">
            <text:p>20,994</text:p>
          </table:table-cell>
          <table:table-cell table:number-columns-repeated="1017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6" office:value-type="float" office:value="0.2259" calcext:value-type="float">
            <text:p>2.259E-01</text:p>
          </table:table-cell>
          <table:table-cell table:style-name="ce8" office:value-type="float" office:value="3.9" calcext:value-type="float">
            <text:p>3.9</text:p>
          </table:table-cell>
          <table:table-cell table:style-name="ce8" office:value-type="float" office:value="3.4" calcext:value-type="float">
            <text:p>3.4</text:p>
          </table:table-cell>
          <table:table-cell/>
          <table:table-cell table:style-name="ce9" table:formula="of:=[.B23]*[.$C$3]" office:value-type="float" office:value="112950" calcext:value-type="float">
            <text:p>112,950</text:p>
          </table:table-cell>
          <table:table-cell table:style-name="ce9" table:formula="of:=([.D23]+[.$C$4])/100*[.F23]" office:value-type="float" office:value="15135.3" calcext:value-type="float">
            <text:p>15,135</text:p>
          </table:table-cell>
          <table:table-cell table:number-columns-repeated="1017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6" office:value-type="float" office:value="0.155" calcext:value-type="float">
            <text:p>1.550E-01</text:p>
          </table:table-cell>
          <table:table-cell table:style-name="ce8" office:value-type="float" office:value="3.7" calcext:value-type="float">
            <text:p>3.7</text:p>
          </table:table-cell>
          <table:table-cell table:style-name="ce8" office:value-type="float" office:value="4.2" calcext:value-type="float">
            <text:p>4.2</text:p>
          </table:table-cell>
          <table:table-cell/>
          <table:table-cell table:style-name="ce9" table:formula="of:=[.B24]*[.$C$3]" office:value-type="float" office:value="77500" calcext:value-type="float">
            <text:p>77,500</text:p>
          </table:table-cell>
          <table:table-cell table:style-name="ce9" table:formula="of:=([.D24]+[.$C$4])/100*[.F24]" office:value-type="float" office:value="11005" calcext:value-type="float">
            <text:p>11,005</text:p>
          </table:table-cell>
          <table:table-cell table:number-columns-repeated="1017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6" office:value-type="float" office:value="0.1084" calcext:value-type="float">
            <text:p>1.084E-01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4.9" calcext:value-type="float">
            <text:p>4.9</text:p>
          </table:table-cell>
          <table:table-cell/>
          <table:table-cell table:style-name="ce9" table:formula="of:=[.B25]*[.$C$3]" office:value-type="float" office:value="54200" calcext:value-type="float">
            <text:p>54,200</text:p>
          </table:table-cell>
          <table:table-cell table:style-name="ce9" table:formula="of:=([.D25]+[.$C$4])/100*[.F25]" office:value-type="float" office:value="8075.8" calcext:value-type="float">
            <text:p>8,076</text:p>
          </table:table-cell>
          <table:table-cell table:number-columns-repeated="1017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6" office:value-type="float" office:value="0.07708" calcext:value-type="float">
            <text:p>7.708E-02</text:p>
          </table:table-cell>
          <table:table-cell table:style-name="ce8" office:value-type="float" office:value="3.3" calcext:value-type="float">
            <text:p>3.3</text:p>
          </table:table-cell>
          <table:table-cell table:style-name="ce8" office:value-type="float" office:value="5.6" calcext:value-type="float">
            <text:p>5.6</text:p>
          </table:table-cell>
          <table:table-cell/>
          <table:table-cell table:style-name="ce9" table:formula="of:=[.B26]*[.$C$3]" office:value-type="float" office:value="38540" calcext:value-type="float">
            <text:p>38,540</text:p>
          </table:table-cell>
          <table:table-cell table:style-name="ce9" table:formula="of:=([.D26]+[.$C$4])/100*[.F26]" office:value-type="float" office:value="6012.24" calcext:value-type="float">
            <text:p>6,012</text:p>
          </table:table-cell>
          <table:table-cell table:number-columns-repeated="1017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0.05569" calcext:value-type="float">
            <text:p>5.569E-02</text:p>
          </table:table-cell>
          <table:table-cell table:style-name="ce8" office:value-type="float" office:value="3.2" calcext:value-type="float">
            <text:p>3.2</text:p>
          </table:table-cell>
          <table:table-cell table:style-name="ce8" office:value-type="float" office:value="6.3" calcext:value-type="float">
            <text:p>6.3</text:p>
          </table:table-cell>
          <table:table-cell/>
          <table:table-cell table:style-name="ce9" table:formula="of:=[.B27]*[.$C$3]" office:value-type="float" office:value="27845" calcext:value-type="float">
            <text:p>27,845</text:p>
          </table:table-cell>
          <table:table-cell table:style-name="ce9" table:formula="of:=([.D27]+[.$C$4])/100*[.F27]" office:value-type="float" office:value="4538.735" calcext:value-type="float">
            <text:p>4,539</text:p>
          </table:table-cell>
          <table:table-cell table:number-columns-repeated="1017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6" office:value-type="float" office:value="0.0409" calcext:value-type="float">
            <text:p>4.090E-02</text:p>
          </table:table-cell>
          <table:table-cell table:style-name="ce8" office:value-type="float" office:value="3" calcext:value-type="float">
            <text:p>3.0</text:p>
          </table:table-cell>
          <table:table-cell table:style-name="ce8" office:value-type="float" office:value="7" calcext:value-type="float">
            <text:p>7.0</text:p>
          </table:table-cell>
          <table:table-cell/>
          <table:table-cell table:style-name="ce9" table:formula="of:=[.B28]*[.$C$3]" office:value-type="float" office:value="20450" calcext:value-type="float">
            <text:p>20,450</text:p>
          </table:table-cell>
          <table:table-cell table:style-name="ce9" table:formula="of:=([.D28]+[.$C$4])/100*[.F28]" office:value-type="float" office:value="3476.5" calcext:value-type="float">
            <text:p>3,477</text:p>
          </table:table-cell>
          <table:table-cell table:number-columns-repeated="1017"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6" office:value-type="float" office:value="0.03045" calcext:value-type="float">
            <text:p>3.045E-02</text:p>
          </table:table-cell>
          <table:table-cell table:style-name="ce8" office:value-type="float" office:value="2.9" calcext:value-type="float">
            <text:p>2.9</text:p>
          </table:table-cell>
          <table:table-cell table:style-name="ce8" office:value-type="float" office:value="7.6" calcext:value-type="float">
            <text:p>7.6</text:p>
          </table:table-cell>
          <table:table-cell/>
          <table:table-cell table:style-name="ce9" table:formula="of:=[.B29]*[.$C$3]" office:value-type="float" office:value="15225" calcext:value-type="float">
            <text:p>15,225</text:p>
          </table:table-cell>
          <table:table-cell table:style-name="ce9" table:formula="of:=([.D29]+[.$C$4])/100*[.F29]" office:value-type="float" office:value="2679.6" calcext:value-type="float">
            <text:p>2,680</text:p>
          </table:table-cell>
          <table:table-cell table:number-columns-repeated="1017"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6" office:value-type="float" office:value="0.0264" calcext:value-type="float">
            <text:p>2.640E-02</text:p>
          </table:table-cell>
          <table:table-cell table:style-name="ce8" office:value-type="float" office:value="2.9" calcext:value-type="float">
            <text:p>2.9</text:p>
          </table:table-cell>
          <table:table-cell table:style-name="ce8" office:value-type="float" office:value="7.9" calcext:value-type="float">
            <text:p>7.9</text:p>
          </table:table-cell>
          <table:table-cell/>
          <table:table-cell table:style-name="ce9" table:formula="of:=[.B30]*[.$C$3]" office:value-type="float" office:value="13200" calcext:value-type="float">
            <text:p>13,200</text:p>
          </table:table-cell>
          <table:table-cell table:style-name="ce9" table:formula="of:=([.D30]+[.$C$4])/100*[.F30]" office:value-type="float" office:value="2362.8" calcext:value-type="float">
            <text:p>2,363</text:p>
          </table:table-cell>
          <table:table-cell table:number-columns-repeated="1017"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6" office:value-type="float" office:value="0.02297" calcext:value-type="float">
            <text:p>2.297E-02</text:p>
          </table:table-cell>
          <table:table-cell table:style-name="ce8" office:value-type="float" office:value="2.8" calcext:value-type="float">
            <text:p>2.8</text:p>
          </table:table-cell>
          <table:table-cell table:style-name="ce8" office:value-type="float" office:value="8.2" calcext:value-type="float">
            <text:p>8.2</text:p>
          </table:table-cell>
          <table:table-cell/>
          <table:table-cell table:style-name="ce9" table:formula="of:=[.B31]*[.$C$3]" office:value-type="float" office:value="11485" calcext:value-type="float">
            <text:p>11,485</text:p>
          </table:table-cell>
          <table:table-cell table:style-name="ce9" table:formula="of:=([.D31]+[.$C$4])/100*[.F31]" office:value-type="float" office:value="2090.27" calcext:value-type="float">
            <text:p>2,090</text:p>
          </table:table-cell>
          <table:table-cell table:number-columns-repeated="1017"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6" office:value-type="float" office:value="0.01754" calcext:value-type="float">
            <text:p>1.754E-02</text:p>
          </table:table-cell>
          <table:table-cell table:style-name="ce8" office:value-type="float" office:value="2.7" calcext:value-type="float">
            <text:p>2.7</text:p>
          </table:table-cell>
          <table:table-cell table:style-name="ce8" office:value-type="float" office:value="8.6" calcext:value-type="float">
            <text:p>8.6</text:p>
          </table:table-cell>
          <table:table-cell/>
          <table:table-cell table:style-name="ce9" table:formula="of:=[.B32]*[.$C$3]" office:value-type="float" office:value="8770" calcext:value-type="float">
            <text:p>8,770</text:p>
          </table:table-cell>
          <table:table-cell table:style-name="ce9" table:formula="of:=([.D32]+[.$C$4])/100*[.F32]" office:value-type="float" office:value="1631.22" calcext:value-type="float">
            <text:p>1,631</text:p>
          </table:table-cell>
          <table:table-cell table:number-columns-repeated="1017"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6" office:value-type="float" office:value="0.01355" calcext:value-type="float">
            <text:p>1.355E-02</text:p>
          </table:table-cell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9.3" calcext:value-type="float">
            <text:p>9.3</text:p>
          </table:table-cell>
          <table:table-cell/>
          <table:table-cell table:style-name="ce9" table:formula="of:=[.B33]*[.$C$3]" office:value-type="float" office:value="6775" calcext:value-type="float">
            <text:p>6,775</text:p>
          </table:table-cell>
          <table:table-cell table:style-name="ce9" table:formula="of:=([.D33]+[.$C$4])/100*[.F33]" office:value-type="float" office:value="1307.575" calcext:value-type="float">
            <text:p>1,308</text:p>
          </table:table-cell>
          <table:table-cell table:number-columns-repeated="1017"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6" office:value-type="float" office:value="0.01059" calcext:value-type="float">
            <text:p>1.059E-02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9.8" calcext:value-type="float">
            <text:p>9.8</text:p>
          </table:table-cell>
          <table:table-cell/>
          <table:table-cell table:style-name="ce9" table:formula="of:=[.B34]*[.$C$3]" office:value-type="float" office:value="5295" calcext:value-type="float">
            <text:p>5,295</text:p>
          </table:table-cell>
          <table:table-cell table:style-name="ce9" table:formula="of:=([.D34]+[.$C$4])/100*[.F34]" office:value-type="float" office:value="1048.41" calcext:value-type="float">
            <text:p>1,048</text:p>
          </table:table-cell>
          <table:table-cell table:number-columns-repeated="1017"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6" office:value-type="float" office:value="0.006659" calcext:value-type="float">
            <text:p>6.659E-03</text:p>
          </table:table-cell>
          <table:table-cell table:style-name="ce8" office:value-type="float" office:value="2.3" calcext:value-type="float">
            <text:p>2.3</text:p>
          </table:table-cell>
          <table:table-cell table:style-name="ce8" office:value-type="float" office:value="10.8" calcext:value-type="float">
            <text:p>10.8</text:p>
          </table:table-cell>
          <table:table-cell/>
          <table:table-cell table:style-name="ce9" table:formula="of:=[.B35]*[.$C$3]" office:value-type="float" office:value="3329.5" calcext:value-type="float">
            <text:p>3,330</text:p>
          </table:table-cell>
          <table:table-cell table:style-name="ce9" table:formula="of:=([.D35]+[.$C$4])/100*[.F35]" office:value-type="float" office:value="692.536" calcext:value-type="float">
            <text:p>693</text:p>
          </table:table-cell>
          <table:table-cell table:number-columns-repeated="1017"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6" office:value-type="float" office:value="0.004344" calcext:value-type="float">
            <text:p>4.344E-03</text:p>
          </table:table-cell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11.8" calcext:value-type="float">
            <text:p>11.8</text:p>
          </table:table-cell>
          <table:table-cell/>
          <table:table-cell table:style-name="ce9" table:formula="of:=[.B36]*[.$C$3]" office:value-type="float" office:value="2172" calcext:value-type="float">
            <text:p>2,172</text:p>
          </table:table-cell>
          <table:table-cell table:style-name="ce9" table:formula="of:=([.D36]+[.$C$4])/100*[.F36]" office:value-type="float" office:value="473.496" calcext:value-type="float">
            <text:p>473</text:p>
          </table:table-cell>
          <table:table-cell table:number-columns-repeated="1017"/>
        </table:table-row>
        <table:table-row table:style-name="ro2">
          <table:table-cell table:style-name="ce4" office:value-type="float" office:value="220" calcext:value-type="float">
            <text:p>220</text:p>
          </table:table-cell>
          <table:table-cell table:style-name="ce6" office:value-type="float" office:value="0.002927" calcext:value-type="float">
            <text:p>2.927E-03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12.6" calcext:value-type="float">
            <text:p>12.6</text:p>
          </table:table-cell>
          <table:table-cell/>
          <table:table-cell table:style-name="ce9" table:formula="of:=[.B37]*[.$C$3]" office:value-type="float" office:value="1463.5" calcext:value-type="float">
            <text:p>1,464</text:p>
          </table:table-cell>
          <table:table-cell table:style-name="ce9" table:formula="of:=([.D37]+[.$C$4])/100*[.F37]" office:value-type="float" office:value="330.751" calcext:value-type="float">
            <text:p>331</text:p>
          </table:table-cell>
          <table:table-cell table:number-columns-repeated="1017"/>
        </table:table-row>
        <table:table-row table:style-name="ro2">
          <table:table-cell table:style-name="ce4" office:value-type="float" office:value="240" calcext:value-type="float">
            <text:p>240</text:p>
          </table:table-cell>
          <table:table-cell table:style-name="ce6" office:value-type="float" office:value="0.00203" calcext:value-type="float">
            <text:p>2.030E-03</text:p>
          </table:table-cell>
          <table:table-cell table:style-name="ce8" office:value-type="float" office:value="1.8" calcext:value-type="float">
            <text:p>1.8</text:p>
          </table:table-cell>
          <table:table-cell table:style-name="ce8" office:value-type="float" office:value="13.4" calcext:value-type="float">
            <text:p>13.4</text:p>
          </table:table-cell>
          <table:table-cell/>
          <table:table-cell table:style-name="ce9" table:formula="of:=[.B38]*[.$C$3]" office:value-type="float" office:value="1015" calcext:value-type="float">
            <text:p>1,015</text:p>
          </table:table-cell>
          <table:table-cell table:style-name="ce9" table:formula="of:=([.D38]+[.$C$4])/100*[.F38]" office:value-type="float" office:value="237.51" calcext:value-type="float">
            <text:p>238</text:p>
          </table:table-cell>
          <table:table-cell table:number-columns-repeated="1017"/>
        </table:table-row>
        <table:table-row table:style-name="ro2">
          <table:table-cell table:style-name="ce4" office:value-type="float" office:value="260" calcext:value-type="float">
            <text:p>260</text:p>
          </table:table-cell>
          <table:table-cell table:style-name="ce6" office:value-type="float" office:value="0.001445" calcext:value-type="float">
            <text:p>1.445E-03</text:p>
          </table:table-cell>
          <table:table-cell table:style-name="ce8" office:value-type="float" office:value="1.7" calcext:value-type="float">
            <text:p>1.7</text:p>
          </table:table-cell>
          <table:table-cell table:style-name="ce8" office:value-type="float" office:value="14.1" calcext:value-type="float">
            <text:p>14.1</text:p>
          </table:table-cell>
          <table:table-cell/>
          <table:table-cell table:style-name="ce9" table:formula="of:=[.B39]*[.$C$3]" office:value-type="float" office:value="722.5" calcext:value-type="float">
            <text:p>723</text:p>
          </table:table-cell>
          <table:table-cell table:style-name="ce9" table:formula="of:=([.D39]+[.$C$4])/100*[.F39]" office:value-type="float" office:value="174.1225" calcext:value-type="float">
            <text:p>174</text:p>
          </table:table-cell>
          <table:table-cell table:number-columns-repeated="1017"/>
        </table:table-row>
        <table:table-row table:style-name="ro2">
          <table:table-cell table:style-name="ce4" office:value-type="float" office:value="280" calcext:value-type="float">
            <text:p>280</text:p>
          </table:table-cell>
          <table:table-cell table:style-name="ce6" office:value-type="float" office:value="0.001053" calcext:value-type="float">
            <text:p>1.053E-0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14.8" calcext:value-type="float">
            <text:p>14.8</text:p>
          </table:table-cell>
          <table:table-cell/>
          <table:table-cell table:style-name="ce9" table:formula="of:=[.B40]*[.$C$3]" office:value-type="float" office:value="526.5" calcext:value-type="float">
            <text:p>527</text:p>
          </table:table-cell>
          <table:table-cell table:style-name="ce9" table:formula="of:=([.D40]+[.$C$4])/100*[.F40]" office:value-type="float" office:value="130.572" calcext:value-type="float">
            <text:p>131</text:p>
          </table:table-cell>
          <table:table-cell table:number-columns-repeated="1017"/>
        </table:table-row>
        <table:table-row table:style-name="ro2">
          <table:table-cell table:style-name="ce4" office:value-type="float" office:value="300" calcext:value-type="float">
            <text:p>300</text:p>
          </table:table-cell>
          <table:table-cell table:style-name="ce6" office:value-type="float" office:value="0.000784" calcext:value-type="float">
            <text:p>7.840E-04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15.4" calcext:value-type="float">
            <text:p>15.4</text:p>
          </table:table-cell>
          <table:table-cell/>
          <table:table-cell table:style-name="ce9" table:formula="of:=[.B41]*[.$C$3]" office:value-type="float" office:value="392" calcext:value-type="float">
            <text:p>392</text:p>
          </table:table-cell>
          <table:table-cell table:style-name="ce9" table:formula="of:=([.D41]+[.$C$4])/100*[.F41]" office:value-type="float" office:value="99.568" calcext:value-type="float">
            <text:p>1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Sensor Data'.D58" table:end-x="84.1pt" table:end-y="1.33pt" draw:z-index="0" draw:name="Chart 1" draw:style-name="gr1" draw:text-style-name="P1" svg:width="417.29pt" svg:height="215.77pt" svg:x="14.85pt" svg:y="10.57pt">
              <draw:object draw:notify-on-update-of-ranges="'Sensor Data'.A12:'Sensor Data'.A41 'Sensor Data'.F11:'Sensor Data'.F11 'Sensor Data'.F12:'Sensor Data'.F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oltage Divisor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8" table:number-columns-repeated="1017" table:default-cell-style-name="Default"/>
        <table:table-row table:style-name="ro3">
          <table:table-cell table:style-name="ce10" office:value-type="string" calcext:value-type="string" table:number-columns-spanned="5" table:number-rows-spanned="1">
            <text:p>Modify to obtain best sensibility in required range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11" office:value-type="string" calcext:value-type="string">
            <text:p>Supply [V]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office:annotation draw:style-name="gr2" draw:text-style-name="P3" svg:width="82.18pt" svg:height="56.95pt" svg:x="133pt" svg:y="0pt" draw:caption-point-x="-17.29pt" draw:caption-point-y="27.86pt">
              <dc:date>2015-07-13T00:00:00</dc:date>
              <text:p text:style-name="P2"><text:span text:style-name="T1">Resistance of the resistor in voltage divisor</text:span></text:p>
            </office:annotation>
            <text:p>R2 [Ohm]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2" office:value-type="string" calcext:value-type="string" table:number-columns-spanned="5" table:number-rows-spanned="1">
            <text:p>Thermistor data</text:p>
          </table:table-cell>
          <table:covered-table-cell table:number-columns-repeated="4"/>
          <table:table-cell table:style-name="ce19" office:value-type="string" calcext:value-type="string" table:number-columns-spanned="1" table:number-rows-spanned="2">
            <text:p>Region of 80% of resolution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emperature [C]</text:p>
          </table:table-cell>
          <table:table-cell table:style-name="ce3" office:value-type="string" calcext:value-type="string">
            <text:p>Resistance</text:p>
          </table:table-cell>
          <table:table-cell table:style-name="ce3" office:value-type="string" calcext:value-type="string">
            <text:p>Measure Volt. [V]</text:p>
          </table:table-cell>
          <table:table-cell table:style-name="ce3" office:value-type="string" calcext:value-type="string">
            <text:p>Resolution</text:p>
          </table:table-cell>
          <table:table-cell table:style-name="ce3" office:value-type="string" calcext:value-type="string">
            <text:p>Autoheat error [C]</text:p>
          </table:table-cell>
          <table:covered-table-cell/>
          <table:table-cell table:number-columns-repeated="1018"/>
        </table:table-row>
        <table:table-row table:style-name="ro3">
          <table:table-cell table:style-name="ce4" office:value-type="float" office:value="-40" calcext:value-type="float">
            <text:p>-40</text:p>
          </table:table-cell>
          <table:table-cell table:style-name="ce9" office:value-type="float" office:value="20350000" calcext:value-type="float">
            <text:p>20,350,000</text:p>
          </table:table-cell>
          <table:table-cell table:style-name="ce14" table:formula="of:=[.$B$2]/([.B7]+[.$B$3])*[.B7]" office:value-type="float" office:value="4.9975442043222" calcext:value-type="float">
            <text:p>4.998</text:p>
          </table:table-cell>
          <table:table-cell office:value-type="float" office:value="0" calcext:value-type="float">
            <text:p>0</text:p>
          </table:table-cell>
          <table:table-cell table:style-name="ce17" table:formula="of:=[.C7]^2/[.B7]/[$'Sensor Data'.$C$9]" office:value-type="float" office:value="0.000490917898263477" calcext:value-type="float">
            <text:p>4.909E-04</text:p>
          </table:table-cell>
          <table:table-cell table:style-name="ce20" table:formula="of:=IF([.D7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-30" calcext:value-type="float">
            <text:p>-30</text:p>
          </table:table-cell>
          <table:table-cell table:style-name="ce9" office:value-type="float" office:value="10390000" calcext:value-type="float">
            <text:p>10,390,000</text:p>
          </table:table-cell>
          <table:table-cell table:style-name="ce14" table:formula="of:=[.$B$2]/([.B8]+[.$B$3])*[.B8]" office:value-type="float" office:value="4.99519230769231" calcext:value-type="float">
            <text:p>4.995</text:p>
          </table:table-cell>
          <table:table-cell table:formula="of:=-([.C8]-[.C7])/([.A8]-[.A7])*200" office:value-type="float" office:value="0.0470379325977888" calcext:value-type="float">
            <text:p>0.0470379326</text:p>
          </table:table-cell>
          <table:table-cell table:style-name="ce17" table:formula="of:=[.C8]^2/[.B8]/[$'Sensor Data'.$C$9]" office:value-type="float" office:value="0.000960613905325444" calcext:value-type="float">
            <text:p>9.606E-04</text:p>
          </table:table-cell>
          <table:table-cell table:style-name="ce20" table:formula="of:=IF([.D8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-20" calcext:value-type="float">
            <text:p>-20</text:p>
          </table:table-cell>
          <table:table-cell table:style-name="ce9" office:value-type="float" office:value="5515000" calcext:value-type="float">
            <text:p>5,515,000</text:p>
          </table:table-cell>
          <table:table-cell table:style-name="ce14" table:formula="of:=[.$B$2]/([.B9]+[.$B$3])*[.B9]" office:value-type="float" office:value="4.99095022624434" calcext:value-type="float">
            <text:p>4.991</text:p>
          </table:table-cell>
          <table:table-cell table:formula="of:=-([.C9]-[.C8])/([.A9]-[.A8])*200" office:value-type="float" office:value="0.0848416289593956" calcext:value-type="float">
            <text:p>0.084841629</text:p>
          </table:table-cell>
          <table:table-cell table:style-name="ce17" table:formula="of:=[.C9]^2/[.B9]/[$'Sensor Data'.$C$9]" office:value-type="float" office:value="0.00180667881493008" calcext:value-type="float">
            <text:p>1.807E-03</text:p>
          </table:table-cell>
          <table:table-cell table:style-name="ce20" table:formula="of:=IF([.D9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-10" calcext:value-type="float">
            <text:p>-10</text:p>
          </table:table-cell>
          <table:table-cell table:style-name="ce9" office:value-type="float" office:value="3059500" calcext:value-type="float">
            <text:p>3,059,500</text:p>
          </table:table-cell>
          <table:table-cell table:style-name="ce14" table:formula="of:=[.$B$2]/([.B10]+[.$B$3])*[.B10]" office:value-type="float" office:value="4.98371070206874" calcext:value-type="float">
            <text:p>4.984</text:p>
          </table:table-cell>
          <table:table-cell table:formula="of:=-([.C10]-[.C9])/([.A10]-[.A9])*200" office:value-type="float" office:value="0.144790483512001" calcext:value-type="float">
            <text:p>0.1447904835</text:p>
          </table:table-cell>
          <table:table-cell table:style-name="ce17" table:formula="of:=[.C10]^2/[.B10]/[$'Sensor Data'.$C$9]" office:value-type="float" office:value="0.0032472459371681" calcext:value-type="float">
            <text:p>3.247E-03</text:p>
          </table:table-cell>
          <table:table-cell table:style-name="ce20" table:formula="of:=IF([.D10]&gt;[.$E$38]*0.8;1;&quot; &quot;)" office:value-type="string" office:string-value=" " calcext:value-type="string">
            <text:p><text:s/></text:p>
          </table:table-cell>
          <table:table-cell table:number-columns-repeated="2"/>
          <table:table-cell>
            <draw:frame table:end-cell-address="'Voltage Divisor'.V39" table:end-x="51pt" table:end-y="0.68pt" draw:z-index="0" draw:name="Chart 1" draw:style-name="gr1" draw:text-style-name="P1" svg:width="826.02pt" svg:height="394.33pt" svg:x="5.64pt" svg:y="7.71pt">
              <draw:object draw:notify-on-update-of-ranges="'Voltage Divisor'.A7:'Voltage Divisor'.A36 'Voltage Divisor'.C6:'Voltage Divisor'.C6 'Voltage Divisor'.C7:'Voltage Divisor'.C36 'Voltage Divisor'.D6:'Voltage Divisor'.D6 'Voltage Divisor'.D7:'Voltage Divisor'.D36 'Voltage Divisor'.B6:'Voltage Divisor'.B6 'Voltage Divisor'.B7:'Voltage Divisor'.B3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9" office:value-type="float" office:value="1755000" calcext:value-type="float">
            <text:p>1,755,000</text:p>
          </table:table-cell>
          <table:table-cell table:style-name="ce14" table:formula="of:=[.$B$2]/([.B11]+[.$B$3])*[.B11]" office:value-type="float" office:value="4.97167138810198" calcext:value-type="float">
            <text:p>4.972</text:p>
          </table:table-cell>
          <table:table-cell table:formula="of:=-([.C11]-[.C10])/([.A11]-[.A10])*200" office:value-type="float" office:value="0.240786279335214" calcext:value-type="float">
            <text:p>0.2407862793</text:p>
          </table:table-cell>
          <table:table-cell table:style-name="ce17" table:formula="of:=[.C11]^2/[.B11]/[$'Sensor Data'.$C$9]" office:value-type="float" office:value="0.00563362196952066" calcext:value-type="float">
            <text:p>5.634E-03</text:p>
          </table:table-cell>
          <table:table-cell table:style-name="ce20" table:formula="of:=IF([.D11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office:value-type="float" office:value="1039000" calcext:value-type="float">
            <text:p>1,039,000</text:p>
          </table:table-cell>
          <table:table-cell table:style-name="ce14" table:formula="of:=[.$B$2]/([.B12]+[.$B$3])*[.B12]" office:value-type="float" office:value="4.95233555767398" calcext:value-type="float">
            <text:p>4.952</text:p>
          </table:table-cell>
          <table:table-cell table:formula="of:=-([.C12]-[.C11])/([.A12]-[.A11])*200" office:value-type="float" office:value="0.38671660856" calcext:value-type="float">
            <text:p>0.3867166086</text:p>
          </table:table-cell>
          <table:table-cell table:style-name="ce17" table:formula="of:=[.C12]^2/[.B12]/[$'Sensor Data'.$C$9]" office:value-type="float" office:value="0.00944201250271492" calcext:value-type="float">
            <text:p>9.442E-03</text:p>
          </table:table-cell>
          <table:table-cell table:style-name="ce20" table:formula="of:=IF([.D12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office:value-type="float" office:value="633500" calcext:value-type="float">
            <text:p>633,500</text:p>
          </table:table-cell>
          <table:table-cell table:style-name="ce14" table:formula="of:=[.$B$2]/([.B13]+[.$B$3])*[.B13]" office:value-type="float" office:value="4.92229992229992" calcext:value-type="float">
            <text:p>4.922</text:p>
          </table:table-cell>
          <table:table-cell table:formula="of:=-([.C13]-[.C12])/([.A13]-[.A12])*200" office:value-type="float" office:value="0.600712707481197" calcext:value-type="float">
            <text:p>0.6007127075</text:p>
          </table:table-cell>
          <table:table-cell table:style-name="ce17" table:formula="of:=[.C13]^2/[.B13]/[$'Sensor Data'.$C$9]" office:value-type="float" office:value="0.0152985234570316" calcext:value-type="float">
            <text:p>1.530E-02</text:p>
          </table:table-cell>
          <table:table-cell table:style-name="ce20" table:formula="of:=IF([.D13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office:value-type="float" office:value="500000" calcext:value-type="float">
            <text:p>500,000</text:p>
          </table:table-cell>
          <table:table-cell table:style-name="ce14" table:formula="of:=[.$B$2]/([.B14]+[.$B$3])*[.B14]" office:value-type="float" office:value="4.90196078431373" calcext:value-type="float">
            <text:p>4.902</text:p>
          </table:table-cell>
          <table:table-cell table:formula="of:=-([.C14]-[.C13])/([.A14]-[.A13])*200" office:value-type="float" office:value="0.813565519447579" calcext:value-type="float">
            <text:p>0.8135655194</text:p>
          </table:table-cell>
          <table:table-cell table:style-name="ce17" table:formula="of:=[.C14]^2/[.B14]/[$'Sensor Data'.$C$9]" office:value-type="float" office:value="0.0192233756247597" calcext:value-type="float">
            <text:p>1.922E-02</text:p>
          </table:table-cell>
          <table:table-cell table:style-name="ce20" table:formula="of:=IF([.D14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office:value-type="float" office:value="397100" calcext:value-type="float">
            <text:p>397,100</text:p>
          </table:table-cell>
          <table:table-cell table:style-name="ce14" table:formula="of:=[.$B$2]/([.B15]+[.$B$3])*[.B15]" office:value-type="float" office:value="4.87718005404078" calcext:value-type="float">
            <text:p>4.877</text:p>
          </table:table-cell>
          <table:table-cell table:formula="of:=-([.C15]-[.C14])/([.A15]-[.A14])*200" office:value-type="float" office:value="0.991229210918014" calcext:value-type="float">
            <text:p>0.9912292109</text:p>
          </table:table-cell>
          <table:table-cell table:style-name="ce17" table:formula="of:=[.C15]^2/[.B15]/[$'Sensor Data'.$C$9]" office:value-type="float" office:value="0.0239605996268277" calcext:value-type="float">
            <text:p>2.396E-02</text:p>
          </table:table-cell>
          <table:table-cell table:style-name="ce20" table:formula="of:=IF([.D15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office:value-type="float" office:value="255250" calcext:value-type="float">
            <text:p>255,250</text:p>
          </table:table-cell>
          <table:table-cell table:style-name="ce14" table:formula="of:=[.$B$2]/([.B16]+[.$B$3])*[.B16]" office:value-type="float" office:value="4.8114985862394" calcext:value-type="float">
            <text:p>4.811</text:p>
          </table:table-cell>
          <table:table-cell table:formula="of:=-([.C16]-[.C15])/([.A16]-[.A15])*200" office:value-type="float" office:value="1.31362935602759" calcext:value-type="float">
            <text:p>1.313629356</text:p>
          </table:table-cell>
          <table:table-cell table:style-name="ce17" table:formula="of:=[.C16]^2/[.B16]/[$'Sensor Data'.$C$9]" office:value-type="float" office:value="0.0362789714325308" calcext:value-type="float">
            <text:p>3.628E-02</text:p>
          </table:table-cell>
          <table:table-cell table:style-name="ce20" table:formula="of:=IF([.D16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office:value-type="float" office:value="167950" calcext:value-type="float">
            <text:p>167,950</text:p>
          </table:table-cell>
          <table:table-cell table:style-name="ce14" table:formula="of:=[.$B$2]/([.B17]+[.$B$3])*[.B17]" office:value-type="float" office:value="4.71902219724642" calcext:value-type="float">
            <text:p>4.719</text:p>
          </table:table-cell>
          <table:table-cell table:formula="of:=-([.C17]-[.C16])/([.A17]-[.A16])*200" office:value-type="float" office:value="1.84952777985961" calcext:value-type="float">
            <text:p>1.8495277799</text:p>
          </table:table-cell>
          <table:table-cell table:style-name="ce17" table:formula="of:=[.C17]^2/[.B17]/[$'Sensor Data'.$C$9]" office:value-type="float" office:value="0.0530376195251072" calcext:value-type="float">
            <text:p>5.304E-02</text:p>
          </table:table-cell>
          <table:table-cell table:style-name="ce20" table:formula="of:=IF([.D17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9" office:value-type="float" office:value="112950" calcext:value-type="float">
            <text:p>112,950</text:p>
          </table:table-cell>
          <table:table-cell table:style-name="ce14" table:formula="of:=[.$B$2]/([.B18]+[.$B$3])*[.B18]" office:value-type="float" office:value="4.59333062220415" calcext:value-type="float">
            <text:p>4.593</text:p>
          </table:table-cell>
          <table:table-cell table:formula="of:=-([.C18]-[.C17])/([.A18]-[.A17])*200" office:value-type="float" office:value="2.51383150084539" calcext:value-type="float">
            <text:p>2.5138315008</text:p>
          </table:table-cell>
          <table:table-cell table:style-name="ce17" table:formula="of:=[.C18]^2/[.B18]/[$'Sensor Data'.$C$9]" office:value-type="float" office:value="0.0747186762456958" calcext:value-type="float">
            <text:p>7.472E-02</text:p>
          </table:table-cell>
          <table:table-cell table:style-name="ce20" table:formula="of:=IF([.D18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70" calcext:value-type="float">
            <text:p>70</text:p>
          </table:table-cell>
          <table:table-cell table:style-name="ce9" office:value-type="float" office:value="77500" calcext:value-type="float">
            <text:p>77,500</text:p>
          </table:table-cell>
          <table:table-cell table:style-name="ce14" table:formula="of:=[.$B$2]/([.B19]+[.$B$3])*[.B19]" office:value-type="float" office:value="4.42857142857143" calcext:value-type="float">
            <text:p>4.429</text:p>
          </table:table-cell>
          <table:table-cell table:formula="of:=-([.C19]-[.C18])/([.A19]-[.A18])*200" office:value-type="float" office:value="3.29518387265441" calcext:value-type="float">
            <text:p>3.2951838727</text:p>
          </table:table-cell>
          <table:table-cell table:style-name="ce17" table:formula="of:=[.C19]^2/[.B19]/[$'Sensor Data'.$C$9]" office:value-type="float" office:value="0.101224489795918" calcext:value-type="float">
            <text:p>1.012E-01</text:p>
          </table:table-cell>
          <table:table-cell table:style-name="ce20" table:formula="of:=IF([.D19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80" calcext:value-type="float">
            <text:p>80</text:p>
          </table:table-cell>
          <table:table-cell table:style-name="ce9" office:value-type="float" office:value="54200" calcext:value-type="float">
            <text:p>54,200</text:p>
          </table:table-cell>
          <table:table-cell table:style-name="ce14" table:formula="of:=[.$B$2]/([.B20]+[.$B$3])*[.B20]" office:value-type="float" office:value="4.22118380062305" calcext:value-type="float">
            <text:p>4.221</text:p>
          </table:table-cell>
          <table:table-cell table:formula="of:=-([.C20]-[.C19])/([.A20]-[.A19])*200" office:value-type="float" office:value="4.14775255896759" calcext:value-type="float">
            <text:p>4.147752559</text:p>
          </table:table-cell>
          <table:table-cell table:style-name="ce17" table:formula="of:=[.C20]^2/[.B20]/[$'Sensor Data'.$C$9]" office:value-type="float" office:value="0.131501052978911" calcext:value-type="float">
            <text:p>1.315E-01</text:p>
          </table:table-cell>
          <table:table-cell table:style-name="ce20" table:formula="of:=IF([.D20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90" calcext:value-type="float">
            <text:p>90</text:p>
          </table:table-cell>
          <table:table-cell table:style-name="ce9" office:value-type="float" office:value="38540" calcext:value-type="float">
            <text:p>38,540</text:p>
          </table:table-cell>
          <table:table-cell table:style-name="ce14" table:formula="of:=[.$B$2]/([.B21]+[.$B$3])*[.B21]" office:value-type="float" office:value="3.96992171405027" calcext:value-type="float">
            <text:p>3.970</text:p>
          </table:table-cell>
          <table:table-cell table:formula="of:=-([.C21]-[.C20])/([.A21]-[.A20])*200" office:value-type="float" office:value="5.02524173145561" calcext:value-type="float">
            <text:p>5.0252417315</text:p>
          </table:table-cell>
          <table:table-cell table:style-name="ce17" table:formula="of:=[.C21]^2/[.B21]/[$'Sensor Data'.$C$9]" office:value-type="float" office:value="0.163573206182541" calcext:value-type="float">
            <text:p>1.636E-01</text:p>
          </table:table-cell>
          <table:table-cell table:style-name="ce20" table:formula="of:=IF([.D21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100" calcext:value-type="float">
            <text:p>100</text:p>
          </table:table-cell>
          <table:table-cell table:style-name="ce9" office:value-type="float" office:value="27845" calcext:value-type="float">
            <text:p>27,845</text:p>
          </table:table-cell>
          <table:table-cell table:style-name="ce14" table:formula="of:=[.$B$2]/([.B22]+[.$B$3])*[.B22]" office:value-type="float" office:value="3.67882150878584" calcext:value-type="float">
            <text:p>3.679</text:p>
          </table:table-cell>
          <table:table-cell table:formula="of:=-([.C22]-[.C21])/([.A22]-[.A21])*200" office:value-type="float" office:value="5.82200410528859" calcext:value-type="float">
            <text:p>5.8220041053</text:p>
          </table:table-cell>
          <table:table-cell table:style-name="ce17" table:formula="of:=[.C22]^2/[.B22]/[$'Sensor Data'.$C$9]" office:value-type="float" office:value="0.194415194016955" calcext:value-type="float">
            <text:p>1.944E-01</text:p>
          </table:table-cell>
          <table:table-cell table:style-name="ce20" table:formula="of:=IF([.D22]&gt;[.$E$38]*0.8;1;&quot; &quot;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float" office:value="110" calcext:value-type="float">
            <text:p>110</text:p>
          </table:table-cell>
          <table:table-cell table:style-name="ce9" office:value-type="float" office:value="20450" calcext:value-type="float">
            <text:p>20,450</text:p>
          </table:table-cell>
          <table:table-cell table:style-name="ce14" table:formula="of:=[.$B$2]/([.B23]+[.$B$3])*[.B23]" office:value-type="float" office:value="3.35796387520525" calcext:value-type="float">
            <text:p>3.358</text:p>
          </table:table-cell>
          <table:table-cell table:formula="of:=-([.C23]-[.C22])/([.A23]-[.A22])*200" office:value-type="float" office:value="6.41715267161181" calcext:value-type="float">
            <text:p>6.4171526716</text:p>
          </table:table-cell>
          <table:table-cell table:style-name="ce17" table:formula="of:=[.C23]^2/[.B23]/[$'Sensor Data'.$C$9]" office:value-type="float" office:value="0.220555919553711" calcext:value-type="float">
            <text:p>2.206E-01</text:p>
          </table:table-cell>
          <table:table-cell table:style-name="ce20" table:formula="of:=IF([.D23]&gt;[.$E$38]*0.8;1;&quot; &quot;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float" office:value="120" calcext:value-type="float">
            <text:p>120</text:p>
          </table:table-cell>
          <table:table-cell table:style-name="ce9" office:value-type="float" office:value="15225" calcext:value-type="float">
            <text:p>15,225</text:p>
          </table:table-cell>
          <table:table-cell table:style-name="ce14" table:formula="of:=[.$B$2]/([.B24]+[.$B$3])*[.B24]" office:value-type="float" office:value="3.01783944499504" calcext:value-type="float">
            <text:p>3.018</text:p>
          </table:table-cell>
          <table:table-cell table:formula="of:=-([.C24]-[.C23])/([.A24]-[.A23])*200" office:value-type="float" office:value="6.8024886042042" calcext:value-type="float">
            <text:p>6.8024886042</text:p>
          </table:table-cell>
          <table:table-cell table:style-name="ce17" table:formula="of:=[.C24]^2/[.B24]/[$'Sensor Data'.$C$9]" office:value-type="float" office:value="0.239273692368289" calcext:value-type="float">
            <text:p>2.393E-01</text:p>
          </table:table-cell>
          <table:table-cell table:style-name="ce20" table:formula="of:=IF([.D24]&gt;[.$E$38]*0.8;1;&quot; &quot;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float" office:value="125" calcext:value-type="float">
            <text:p>125</text:p>
          </table:table-cell>
          <table:table-cell table:style-name="ce9" office:value-type="float" office:value="13200" calcext:value-type="float">
            <text:p>13,200</text:p>
          </table:table-cell>
          <table:table-cell table:style-name="ce14" table:formula="of:=[.$B$2]/([.B25]+[.$B$3])*[.B25]" office:value-type="float" office:value="2.8448275862069" calcext:value-type="float">
            <text:p>2.845</text:p>
          </table:table-cell>
          <table:table-cell table:style-name="ce15" table:formula="of:=-([.C25]-[.C24])/([.A25]-[.A24])*200" office:value-type="float" office:value="6.92047435152592" calcext:value-type="float">
            <text:p>6.9204743515</text:p>
          </table:table-cell>
          <table:table-cell table:style-name="ce17" table:formula="of:=[.C25]^2/[.B25]/[$'Sensor Data'.$C$9]" office:value-type="float" office:value="0.245243757431629" calcext:value-type="float">
            <text:p>2.452E-01</text:p>
          </table:table-cell>
          <table:table-cell table:style-name="ce20" table:formula="of:=IF([.D25]&gt;[.$E$38]*0.8;1;&quot; &quot;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float" office:value="130" calcext:value-type="float">
            <text:p>130</text:p>
          </table:table-cell>
          <table:table-cell table:style-name="ce9" office:value-type="float" office:value="11485" calcext:value-type="float">
            <text:p>11,485</text:p>
          </table:table-cell>
          <table:table-cell table:style-name="ce14" table:formula="of:=[.$B$2]/([.B26]+[.$B$3])*[.B26]" office:value-type="float" office:value="2.67279497323714" calcext:value-type="float">
            <text:p>2.673</text:p>
          </table:table-cell>
          <table:table-cell table:formula="of:=-([.C26]-[.C25])/([.A26]-[.A25])*200" office:value-type="float" office:value="6.8813045187904" calcext:value-type="float">
            <text:p>6.8813045188</text:p>
          </table:table-cell>
          <table:table-cell table:style-name="ce17" table:formula="of:=[.C26]^2/[.B26]/[$'Sensor Data'.$C$9]" office:value-type="float" office:value="0.248805675888959" calcext:value-type="float">
            <text:p>2.488E-01</text:p>
          </table:table-cell>
          <table:table-cell table:style-name="ce20" table:formula="of:=IF([.D26]&gt;[.$E$38]*0.8;1;&quot; &quot;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float" office:value="140" calcext:value-type="float">
            <text:p>140</text:p>
          </table:table-cell>
          <table:table-cell table:style-name="ce9" office:value-type="float" office:value="8770" calcext:value-type="float">
            <text:p>8,770</text:p>
          </table:table-cell>
          <table:table-cell table:style-name="ce14" table:formula="of:=[.$B$2]/([.B27]+[.$B$3])*[.B27]" office:value-type="float" office:value="2.3361747469366" calcext:value-type="float">
            <text:p>2.336</text:p>
          </table:table-cell>
          <table:table-cell table:formula="of:=-([.C27]-[.C26])/([.A27]-[.A26])*200" office:value-type="float" office:value="6.7324045260108" calcext:value-type="float">
            <text:p>6.732404526</text:p>
          </table:table-cell>
          <table:table-cell table:style-name="ce17" table:formula="of:=[.C27]^2/[.B27]/[$'Sensor Data'.$C$9]" office:value-type="float" office:value="0.248926451458348" calcext:value-type="float">
            <text:p>2.489E-01</text:p>
          </table:table-cell>
          <table:table-cell table:style-name="ce20" table:formula="of:=IF([.D27]&gt;[.$E$38]*0.8;1;&quot; &quot;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float" office:value="150" calcext:value-type="float">
            <text:p>150</text:p>
          </table:table-cell>
          <table:table-cell table:style-name="ce9" office:value-type="float" office:value="6775" calcext:value-type="float">
            <text:p>6,775</text:p>
          </table:table-cell>
          <table:table-cell table:style-name="ce14" table:formula="of:=[.$B$2]/([.B28]+[.$B$3])*[.B28]" office:value-type="float" office:value="2.0193740685544" calcext:value-type="float">
            <text:p>2.019</text:p>
          </table:table-cell>
          <table:table-cell table:formula="of:=-([.C28]-[.C27])/([.A28]-[.A27])*200" office:value-type="float" office:value="6.336013567644" calcext:value-type="float">
            <text:p>6.3360135676</text:p>
          </table:table-cell>
          <table:table-cell table:style-name="ce17" table:formula="of:=[.C28]^2/[.B28]/[$'Sensor Data'.$C$9]" office:value-type="float" office:value="0.240759948560882" calcext:value-type="float">
            <text:p>2.408E-01</text:p>
          </table:table-cell>
          <table:table-cell table:style-name="ce20" table:formula="of:=IF([.D28]&gt;[.$E$38]*0.8;1;&quot; &quot;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float" office:value="160" calcext:value-type="float">
            <text:p>160</text:p>
          </table:table-cell>
          <table:table-cell table:style-name="ce9" office:value-type="float" office:value="5295" calcext:value-type="float">
            <text:p>5,295</text:p>
          </table:table-cell>
          <table:table-cell table:style-name="ce14" table:formula="of:=[.$B$2]/([.B29]+[.$B$3])*[.B29]" office:value-type="float" office:value="1.730957829356" calcext:value-type="float">
            <text:p>1.731</text:p>
          </table:table-cell>
          <table:table-cell table:formula="of:=-([.C29]-[.C28])/([.A29]-[.A28])*200" office:value-type="float" office:value="5.768324783968" calcext:value-type="float">
            <text:p>5.768324784</text:p>
          </table:table-cell>
          <table:table-cell table:style-name="ce17" table:formula="of:=[.C29]^2/[.B29]/[$'Sensor Data'.$C$9]" office:value-type="float" office:value="0.226342965590846" calcext:value-type="float">
            <text:p>2.263E-01</text:p>
          </table:table-cell>
          <table:table-cell table:style-name="ce20" table:formula="of:=IF([.D29]&gt;[.$E$38]*0.8;1;&quot; &quot;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4">
          <table:table-cell table:style-name="ce4" office:value-type="float" office:value="180" calcext:value-type="float">
            <text:p>180</text:p>
          </table:table-cell>
          <table:table-cell table:style-name="ce9" office:value-type="float" office:value="3329.5" calcext:value-type="float">
            <text:p>3,330</text:p>
          </table:table-cell>
          <table:table-cell table:style-name="ce14" table:formula="of:=[.$B$2]/([.B30]+[.$B$3])*[.B30]" office:value-type="float" office:value="1.24892156494992" calcext:value-type="float">
            <text:p>1.249</text:p>
          </table:table-cell>
          <table:table-cell table:formula="of:=-([.C30]-[.C29])/([.A30]-[.A29])*200" office:value-type="float" office:value="4.8203626440608" calcext:value-type="float">
            <text:p>4.8203626441</text:p>
          </table:table-cell>
          <table:table-cell table:style-name="ce17" table:formula="of:=[.C30]^2/[.B30]/[$'Sensor Data'.$C$9]" office:value-type="float" office:value="0.187392109974106" calcext:value-type="float">
            <text:p>1.874E-01</text:p>
          </table:table-cell>
          <table:table-cell table:style-name="ce20" table:formula="of:=IF([.D30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200" calcext:value-type="float">
            <text:p>200</text:p>
          </table:table-cell>
          <table:table-cell table:style-name="ce9" office:value-type="float" office:value="2172" calcext:value-type="float">
            <text:p>2,172</text:p>
          </table:table-cell>
          <table:table-cell table:style-name="ce14" table:formula="of:=[.$B$2]/([.B31]+[.$B$3])*[.B31]" office:value-type="float" office:value="0.892211633256654" calcext:value-type="float">
            <text:p>0.892</text:p>
          </table:table-cell>
          <table:table-cell table:formula="of:=-([.C31]-[.C30])/([.A31]-[.A30])*200" office:value-type="float" office:value="3.56709931693266" calcext:value-type="float">
            <text:p>3.5670993169</text:p>
          </table:table-cell>
          <table:table-cell table:style-name="ce17" table:formula="of:=[.C31]^2/[.B31]/[$'Sensor Data'.$C$9]" office:value-type="float" office:value="0.146600662710591" calcext:value-type="float">
            <text:p>1.466E-01</text:p>
          </table:table-cell>
          <table:table-cell table:style-name="ce20" table:formula="of:=IF([.D31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220" calcext:value-type="float">
            <text:p>220</text:p>
          </table:table-cell>
          <table:table-cell table:style-name="ce9" office:value-type="float" office:value="1463.5" calcext:value-type="float">
            <text:p>1,464</text:p>
          </table:table-cell>
          <table:table-cell table:style-name="ce14" table:formula="of:=[.$B$2]/([.B32]+[.$B$3])*[.B32]" office:value-type="float" office:value="0.638330352859074" calcext:value-type="float">
            <text:p>0.638</text:p>
          </table:table-cell>
          <table:table-cell table:formula="of:=-([.C32]-[.C31])/([.A32]-[.A31])*200" office:value-type="float" office:value="2.5388128039758" calcext:value-type="float">
            <text:p>2.538812804</text:p>
          </table:table-cell>
          <table:table-cell table:style-name="ce17" table:formula="of:=[.C32]^2/[.B32]/[$'Sensor Data'.$C$9]" office:value-type="float" office:value="0.111367444996567" calcext:value-type="float">
            <text:p>1.114E-01</text:p>
          </table:table-cell>
          <table:table-cell table:style-name="ce20" table:formula="of:=IF([.D32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240" calcext:value-type="float">
            <text:p>240</text:p>
          </table:table-cell>
          <table:table-cell table:style-name="ce9" office:value-type="float" office:value="1015" calcext:value-type="float">
            <text:p>1,015</text:p>
          </table:table-cell>
          <table:table-cell table:style-name="ce14" table:formula="of:=[.$B$2]/([.B33]+[.$B$3])*[.B33]" office:value-type="float" office:value="0.460735360871539" calcext:value-type="float">
            <text:p>0.461</text:p>
          </table:table-cell>
          <table:table-cell table:formula="of:=-([.C33]-[.C32])/([.A33]-[.A32])*200" office:value-type="float" office:value="1.77594991987535" calcext:value-type="float">
            <text:p>1.7759499199</text:p>
          </table:table-cell>
          <table:table-cell table:style-name="ce17" table:formula="of:=[.C33]^2/[.B33]/[$'Sensor Data'.$C$9]" office:value-type="float" office:value="0.0836559892640107" calcext:value-type="float">
            <text:p>8.366E-02</text:p>
          </table:table-cell>
          <table:table-cell table:style-name="ce20" table:formula="of:=IF([.D33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260" calcext:value-type="float">
            <text:p>260</text:p>
          </table:table-cell>
          <table:table-cell table:style-name="ce9" office:value-type="float" office:value="722.5" calcext:value-type="float">
            <text:p>723</text:p>
          </table:table-cell>
          <table:table-cell table:style-name="ce14" table:formula="of:=[.$B$2]/([.B34]+[.$B$3])*[.B34]" office:value-type="float" office:value="0.336908370249475" calcext:value-type="float">
            <text:p>0.337</text:p>
          </table:table-cell>
          <table:table-cell table:formula="of:=-([.C34]-[.C33])/([.A34]-[.A33])*200" office:value-type="float" office:value="1.23826990622064" calcext:value-type="float">
            <text:p>1.2382699062</text:p>
          </table:table-cell>
          <table:table-cell table:style-name="ce17" table:formula="of:=[.C34]^2/[.B34]/[$'Sensor Data'.$C$9]" office:value-type="float" office:value="0.0628413840521288" calcext:value-type="float">
            <text:p>6.284E-02</text:p>
          </table:table-cell>
          <table:table-cell table:style-name="ce20" table:formula="of:=IF([.D34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280" calcext:value-type="float">
            <text:p>280</text:p>
          </table:table-cell>
          <table:table-cell table:style-name="ce9" office:value-type="float" office:value="526.5" calcext:value-type="float">
            <text:p>527</text:p>
          </table:table-cell>
          <table:table-cell table:style-name="ce14" table:formula="of:=[.$B$2]/([.B35]+[.$B$3])*[.B35]" office:value-type="float" office:value="0.250083123545338" calcext:value-type="float">
            <text:p>0.250</text:p>
          </table:table-cell>
          <table:table-cell table:formula="of:=-([.C35]-[.C34])/([.A35]-[.A34])*200" office:value-type="float" office:value="0.86825246704137" calcext:value-type="float">
            <text:p>0.868252467</text:p>
          </table:table-cell>
          <table:table-cell table:style-name="ce17" table:formula="of:=[.C35]^2/[.B35]/[$'Sensor Data'.$C$9]" office:value-type="float" office:value="0.0475149619617799" calcext:value-type="float">
            <text:p>4.751E-02</text:p>
          </table:table-cell>
          <table:table-cell table:style-name="ce20" table:formula="of:=IF([.D35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300" calcext:value-type="float">
            <text:p>300</text:p>
          </table:table-cell>
          <table:table-cell table:style-name="ce9" office:value-type="float" office:value="392" calcext:value-type="float">
            <text:p>392</text:p>
          </table:table-cell>
          <table:table-cell table:style-name="ce14" table:formula="of:=[.$B$2]/([.B36]+[.$B$3])*[.B36]" office:value-type="float" office:value="0.18860662047729" calcext:value-type="float">
            <text:p>0.189</text:p>
          </table:table-cell>
          <table:table-cell table:formula="of:=-([.C36]-[.C35])/([.A36]-[.A35])*200" office:value-type="float" office:value="0.61476503068048" calcext:value-type="float">
            <text:p>0.6147650307</text:p>
          </table:table-cell>
          <table:table-cell table:style-name="ce17" table:formula="of:=[.C36]^2/[.B36]/[$'Sensor Data'.$C$9]" office:value-type="float" office:value="0.0362984258039435" calcext:value-type="float">
            <text:p>3.630E-02</text:p>
          </table:table-cell>
          <table:table-cell table:style-name="ce20" table:formula="of:=IF([.D36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/>
          <table:table-cell table:style-name="ce9"/>
          <table:table-cell table:style-name="ce14"/>
          <table:table-cell/>
          <table:table-cell table:style-name="ce17"/>
          <table:table-cell table:number-columns-repeated="1019"/>
        </table:table-row>
        <table:table-row table:style-name="ro3">
          <table:table-cell table:number-columns-repeated="3"/>
          <table:table-cell table:style-name="ce11" office:value-type="string" calcext:value-type="string">
            <text:p>Max resolution</text:p>
          </table:table-cell>
          <table:table-cell table:style-name="ce17" table:formula="of:=MAX([.D7:.D36])" office:value-type="float" office:value="6.92047435152592" calcext:value-type="float">
            <text:p>6.920E+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1" office:value-type="string" calcext:value-type="string">
            <text:p>Max autoheat error</text:p>
          </table:table-cell>
          <table:table-cell table:style-name="ce17" table:formula="of:=MAX([.E7:.E36])" office:value-type="float" office:value="0.248926451458348" calcext:value-type="float">
            <text:p>2.489E-0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1" office:value-type="string" calcext:value-type="string">
            <text:p>Temperature of Max</text:p>
          </table:table-cell>
          <table:table-cell table:style-name="ce18" table:formula="of:=INDIRECT(&quot;A&quot;&amp;MATCH(MAX([.D7:.D36]);[.D7:.D36];0)+6)" office:value-type="float" office:value="125" calcext:value-type="float">
            <text:p>125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12" office:value-type="string" calcext:value-type="string" table:number-columns-spanned="4" table:number-rows-spanned="1">
            <text:p>Lookup Table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13" office:value-type="string" calcext:value-type="string">
            <text:p>Temperature [C]</text:p>
          </table:table-cell>
          <table:table-cell table:style-name="ce13" office:value-type="string" calcext:value-type="string">
            <text:p>Resistance</text:p>
          </table:table-cell>
          <table:table-cell table:style-name="ce13" office:value-type="string" calcext:value-type="string">
            <text:p>Funtion's slope</text:p>
          </table:table-cell>
          <table:table-cell table:style-name="ce13" office:value-type="string" calcext:value-type="string">
            <text:p>Function's zero cross</text:p>
          </table:table-cell>
          <table:table-cell table:number-columns-repeated="1020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office:value-type="float" office:value="500000" calcext:value-type="float">
            <text:p>500,000</text:p>
          </table:table-cell>
          <table:table-cell table:style-name="ce14" table:formula="of:=([.B46]-1755000)/([.A46]-0)" office:value-type="float" office:value="-50200" calcext:value-type="float">
            <text:p>-50,200.000</text:p>
          </table:table-cell>
          <table:table-cell table:style-name="ce16" table:formula="of:=[.B46]-([.C46]*[.A46])" office:value-type="float" office:value="1755000" calcext:value-type="float">
            <text:p>1755000</text:p>
          </table:table-cell>
          <table:table-cell table:number-columns-repeated="1020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9" office:value-type="float" office:value="397100" calcext:value-type="float">
            <text:p>397,100</text:p>
          </table:table-cell>
          <table:table-cell table:style-name="ce14" table:formula="of:=([.B47]-[.B46])/([.A47]-[.A46])" office:value-type="float" office:value="-20580" calcext:value-type="float">
            <text:p>-20,580.000</text:p>
          </table:table-cell>
          <table:table-cell table:formula="of:=[.B47]-([.C47]*[.A47])" office:value-type="float" office:value="1014500" calcext:value-type="float">
            <text:p>1014500</text:p>
          </table:table-cell>
          <table:table-cell table:number-columns-repeated="1020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9" office:value-type="float" office:value="255250" calcext:value-type="float">
            <text:p>255,250</text:p>
          </table:table-cell>
          <table:table-cell table:style-name="ce14" table:formula="of:=([.B48]-[.B47])/([.A48]-[.A47])" office:value-type="float" office:value="-14185" calcext:value-type="float">
            <text:p>-14,185.000</text:p>
          </table:table-cell>
          <table:table-cell table:formula="of:=[.B48]-([.C48]*[.A48])" office:value-type="float" office:value="822650" calcext:value-type="float">
            <text:p>822650</text:p>
          </table:table-cell>
          <table:table-cell table:number-columns-repeated="1020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9" office:value-type="float" office:value="167950" calcext:value-type="float">
            <text:p>167,950</text:p>
          </table:table-cell>
          <table:table-cell table:style-name="ce14" table:formula="of:=([.B49]-[.B48])/([.A49]-[.A48])" office:value-type="float" office:value="-8730" calcext:value-type="float">
            <text:p>-8,730.000</text:p>
          </table:table-cell>
          <table:table-cell table:formula="of:=[.B49]-([.C49]*[.A49])" office:value-type="float" office:value="604450" calcext:value-type="float">
            <text:p>604450</text:p>
          </table:table-cell>
          <table:table-cell table:number-columns-repeated="1020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9" office:value-type="float" office:value="112950" calcext:value-type="float">
            <text:p>112,950</text:p>
          </table:table-cell>
          <table:table-cell table:style-name="ce14" table:formula="of:=([.B50]-[.B49])/([.A50]-[.A49])" office:value-type="float" office:value="-5500" calcext:value-type="float">
            <text:p>-5,500.000</text:p>
          </table:table-cell>
          <table:table-cell table:formula="of:=[.B50]-([.C50]*[.A50])" office:value-type="float" office:value="442950" calcext:value-type="float">
            <text:p>442950</text:p>
          </table:table-cell>
          <table:table-cell table:number-columns-repeated="1020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9" office:value-type="float" office:value="77500" calcext:value-type="float">
            <text:p>77,500</text:p>
          </table:table-cell>
          <table:table-cell table:style-name="ce14" table:formula="of:=([.B51]-[.B50])/([.A51]-[.A50])" office:value-type="float" office:value="-3545" calcext:value-type="float">
            <text:p>-3,545.000</text:p>
          </table:table-cell>
          <table:table-cell table:formula="of:=[.B51]-([.C51]*[.A51])" office:value-type="float" office:value="325650" calcext:value-type="float">
            <text:p>325650</text:p>
          </table:table-cell>
          <table:table-cell table:number-columns-repeated="1020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9" office:value-type="float" office:value="54200" calcext:value-type="float">
            <text:p>54,200</text:p>
          </table:table-cell>
          <table:table-cell table:style-name="ce14" table:formula="of:=([.B52]-[.B51])/([.A52]-[.A51])" office:value-type="float" office:value="-2330" calcext:value-type="float">
            <text:p>-2,330.000</text:p>
          </table:table-cell>
          <table:table-cell table:formula="of:=[.B52]-([.C52]*[.A52])" office:value-type="float" office:value="240600" calcext:value-type="float">
            <text:p>240600</text:p>
          </table:table-cell>
          <table:table-cell table:number-columns-repeated="1020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9" office:value-type="float" office:value="38540" calcext:value-type="float">
            <text:p>38,540</text:p>
          </table:table-cell>
          <table:table-cell table:style-name="ce14" table:formula="of:=([.B53]-[.B52])/([.A53]-[.A52])" office:value-type="float" office:value="-1566" calcext:value-type="float">
            <text:p>-1,566.000</text:p>
          </table:table-cell>
          <table:table-cell table:formula="of:=[.B53]-([.C53]*[.A53])" office:value-type="float" office:value="179480" calcext:value-type="float">
            <text:p>179480</text:p>
          </table:table-cell>
          <table:table-cell table:number-columns-repeated="1020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9" office:value-type="float" office:value="27845" calcext:value-type="float">
            <text:p>27,845</text:p>
          </table:table-cell>
          <table:table-cell table:style-name="ce14" table:formula="of:=([.B54]-[.B53])/([.A54]-[.A53])" office:value-type="float" office:value="-1069.5" calcext:value-type="float">
            <text:p>-1,069.500</text:p>
          </table:table-cell>
          <table:table-cell table:formula="of:=[.B54]-([.C54]*[.A54])" office:value-type="float" office:value="134795" calcext:value-type="float">
            <text:p>134795</text:p>
          </table:table-cell>
          <table:table-cell table:number-columns-repeated="1020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9" office:value-type="float" office:value="20450" calcext:value-type="float">
            <text:p>20,450</text:p>
          </table:table-cell>
          <table:table-cell table:style-name="ce14" table:formula="of:=([.B55]-[.B54])/([.A55]-[.A54])" office:value-type="float" office:value="-739.5" calcext:value-type="float">
            <text:p>-739.500</text:p>
          </table:table-cell>
          <table:table-cell table:formula="of:=[.B55]-([.C55]*[.A55])" office:value-type="float" office:value="101795" calcext:value-type="float">
            <text:p>101795</text:p>
          </table:table-cell>
          <table:table-cell table:number-columns-repeated="1020"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9" office:value-type="float" office:value="15225" calcext:value-type="float">
            <text:p>15,225</text:p>
          </table:table-cell>
          <table:table-cell table:style-name="ce14" table:formula="of:=([.B56]-[.B55])/([.A56]-[.A55])" office:value-type="float" office:value="-522.5" calcext:value-type="float">
            <text:p>-522.500</text:p>
          </table:table-cell>
          <table:table-cell table:formula="of:=[.B56]-([.C56]*[.A56])" office:value-type="float" office:value="77925" calcext:value-type="float">
            <text:p>77925</text:p>
          </table:table-cell>
          <table:table-cell table:number-columns-repeated="1020"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9" office:value-type="float" office:value="13200" calcext:value-type="float">
            <text:p>13,200</text:p>
          </table:table-cell>
          <table:table-cell table:style-name="ce14" table:formula="of:=([.B57]-[.B56])/([.A57]-[.A56])" office:value-type="float" office:value="-405" calcext:value-type="float">
            <text:p>-405.000</text:p>
          </table:table-cell>
          <table:table-cell table:formula="of:=[.B57]-([.C57]*[.A57])" office:value-type="float" office:value="63825" calcext:value-type="float">
            <text:p>63825</text:p>
          </table:table-cell>
          <table:table-cell table:number-columns-repeated="1020"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9" office:value-type="float" office:value="11485" calcext:value-type="float">
            <text:p>11,485</text:p>
          </table:table-cell>
          <table:table-cell table:style-name="ce14" table:formula="of:=([.B58]-[.B57])/([.A58]-[.A57])" office:value-type="float" office:value="-343" calcext:value-type="float">
            <text:p>-343.000</text:p>
          </table:table-cell>
          <table:table-cell table:formula="of:=[.B58]-([.C58]*[.A58])" office:value-type="float" office:value="56075" calcext:value-type="float">
            <text:p>56075</text:p>
          </table:table-cell>
          <table:table-cell table:number-columns-repeated="1020"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9" office:value-type="float" office:value="8770" calcext:value-type="float">
            <text:p>8,770</text:p>
          </table:table-cell>
          <table:table-cell table:style-name="ce14" table:formula="of:=([.B59]-[.B58])/([.A59]-[.A58])" office:value-type="float" office:value="-271.5" calcext:value-type="float">
            <text:p>-271.500</text:p>
          </table:table-cell>
          <table:table-cell table:formula="of:=[.B59]-([.C59]*[.A59])" office:value-type="float" office:value="46780" calcext:value-type="float">
            <text:p>46780</text:p>
          </table:table-cell>
          <table:table-cell table:number-columns-repeated="1020"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9" office:value-type="float" office:value="6775" calcext:value-type="float">
            <text:p>6,775</text:p>
          </table:table-cell>
          <table:table-cell table:style-name="ce14" table:formula="of:=([.B60]-[.B59])/([.A60]-[.A59])" office:value-type="float" office:value="-199.5" calcext:value-type="float">
            <text:p>-199.500</text:p>
          </table:table-cell>
          <table:table-cell table:formula="of:=[.B60]-([.C60]*[.A60])" office:value-type="float" office:value="36700" calcext:value-type="float">
            <text:p>36700</text:p>
          </table:table-cell>
          <table:table-cell table:number-columns-repeated="1020"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9" office:value-type="float" office:value="5295" calcext:value-type="float">
            <text:p>5,295</text:p>
          </table:table-cell>
          <table:table-cell table:style-name="ce14" table:formula="of:=([.B61]-[.B60])/([.A61]-[.A60])" office:value-type="float" office:value="-148" calcext:value-type="float">
            <text:p>-148.000</text:p>
          </table:table-cell>
          <table:table-cell table:formula="of:=[.B61]-([.C61]*[.A61])" office:value-type="float" office:value="28975" calcext:value-type="float">
            <text:p>28975</text:p>
          </table:table-cell>
          <table:table-cell table:number-columns-repeated="1020"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9" office:value-type="float" office:value="3329.5" calcext:value-type="float">
            <text:p>3,330</text:p>
          </table:table-cell>
          <table:table-cell table:style-name="ce14" table:formula="of:=([.B62]-[.B61])/([.A62]-[.A61])" office:value-type="float" office:value="-98.275" calcext:value-type="float">
            <text:p>-98.275</text:p>
          </table:table-cell>
          <table:table-cell table:formula="of:=[.B62]-([.C62]*[.A62])" office:value-type="float" office:value="21019" calcext:value-type="float">
            <text:p>21019</text:p>
          </table:table-cell>
          <table:table-cell table:number-columns-repeated="1020"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9" office:value-type="float" office:value="2172" calcext:value-type="float">
            <text:p>2,172</text:p>
          </table:table-cell>
          <table:table-cell table:style-name="ce14" table:formula="of:=([.B63]-[.B62])/([.A63]-[.A62])" office:value-type="float" office:value="-57.875" calcext:value-type="float">
            <text:p>-57.875</text:p>
          </table:table-cell>
          <table:table-cell table:formula="of:=[.B63]-([.C63]*[.A63])" office:value-type="float" office:value="13747" calcext:value-type="float">
            <text:p>13747</text:p>
          </table:table-cell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Voltage Divisor'.F7:'Voltage Divisor'.F36">
            <calcext:condition calcext:apply-style-name="Untitled1" calcext:value="=1" calcext:base-cell-address="'Voltage Divisor'.F7"/>
          </calcext:conditional-format>
        </calcext:conditional-formats>
      </table:table>
      <table:table table:name="EE Data" table:style-name="ta3">
        <office:forms form:automatic-focus="false" form:apply-design-mode="false"/>
        <table:table-column table:style-name="co14" table:default-cell-style-name="ce23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26"/>
        <table:table-column table:style-name="co8" table:number-columns-repeated="1018" table:default-cell-style-name="Default"/>
        <table:table-row table:style-name="ro3">
          <table:table-cell table:style-name="ce21" office:value-type="string" calcext:value-type="string">
            <text:p>N (ADC)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ce11" office:value-type="string" calcext:value-type="string">
            <text:p>Offset in EE</text:p>
          </table:table-cell>
          <table:table-cell office:value-type="float" office:value="183" calcext:value-type="float">
            <text:p>183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1" office:value-type="string" calcext:value-type="string">
            <text:p>Vref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21"/>
          <table:table-cell table:number-columns-repeated="4"/>
          <table:table-cell table:style-name="Default"/>
          <table:table-cell table:number-columns-repeated="1018"/>
        </table:table-row>
        <table:table-row table:style-name="ro3">
          <table:table-cell table:style-name="ce22" office:value-type="string" calcext:value-type="string" table:number-columns-spanned="1" table:number-rows-spanned="2">
            <text:p>Position in Memory</text:p>
          </table:table-cell>
          <table:table-cell table:style-name="ce12" office:value-type="string" calcext:value-type="string" table:number-columns-spanned="1" table:number-rows-spanned="2">
            <text:p>V<text:span text:style-name="T2">ADC</text:span></text:p>
          </table:table-cell>
          <table:table-cell table:style-name="ce19" office:value-type="string" calcext:value-type="string" table:number-columns-spanned="1" table:number-rows-spanned="2">
            <text:p>Resistance Thermistor</text:p>
          </table:table-cell>
          <table:table-cell table:style-name="ce19" office:value-type="string" calcext:value-type="string" table:number-columns-spanned="1" table:number-rows-spanned="2">
            <text:p>Lookup index</text:p>
          </table:table-cell>
          <table:table-cell table:style-name="ce19" office:value-type="string" calcext:value-type="string" table:number-columns-spanned="1" table:number-rows-spanned="2">
            <text:p>Value in Memory (dec)</text:p>
          </table:table-cell>
          <table:table-cell table:style-name="ce19" office:value-type="string" calcext:value-type="string" table:number-columns-spanned="1" table:number-rows-spanned="2">
            <text:p>Value in Memory (hex)</text:p>
          </table:table-cell>
          <table:table-cell table:number-columns-repeated="1018"/>
        </table:table-row>
        <table:table-row table:style-name="ro3">
          <table:covered-table-cell table:number-columns-repeated="5" table:style-name="ce13"/>
          <table:covered-table-cell table:style-name="Default"/>
          <table:table-cell table:number-columns-repeated="101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24" table:formula="of:=([.A6]+[.$E$1])*[.$B$2]/[.$B$1]" office:value-type="float" office:value="0.8935546875" calcext:value-type="float">
            <text:p>0.894</text:p>
          </table:table-cell>
          <table:table-cell table:style-name="ce25" table:formula="of:=[$'Voltage Divisor'.$B$3]*[$'EE Data'.B6]/([$'Voltage Divisor'.$B$2]-[$'EE Data'.B6])" office:value-type="float" office:value="2175.98097502973" calcext:value-type="float">
            <text:p>2176.0</text:p>
          </table:table-cell>
          <table:table-cell table:formula="of:=MATCH([.C6];[$'Voltage Divisor'.$B$46:.$B$63];-1)" office:value-type="float" office:value="17" calcext:value-type="float">
            <text:p>17</text:p>
          </table:table-cell>
          <table:table-cell table:style-name="ce26" table:formula="of:=ROUND(([.C6]-INDIRECT(&quot;Voltage Divisor.D&quot;&amp;([.D6]+ROW([$'Voltage Divisor'.$A$46])-1)))/INDIRECT(&quot;Voltage Divisor.C&quot;&amp;([.D6]+ROW([$'Voltage Divisor'.$A$46])-1));0)" office:value-type="float" office:value="192" calcext:value-type="float">
            <text:p>192</text:p>
          </table:table-cell>
          <table:table-cell table:style-name="ce27" table:formula="of:=DEC2HEX([.E6])" office:value-type="string" office:string-value="C0" calcext:value-type="string">
            <text:p>0xC0</text:p>
          </table:table-cell>
          <table:table-cell table:style-name="ce18"/>
          <table:table-cell table:number-columns-repeated="101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24" table:formula="of:=([.A7]+[.$E$1])*[.$B$2]/[.$B$1]" office:value-type="float" office:value="0.8984375" calcext:value-type="float">
            <text:p>0.898</text:p>
          </table:table-cell>
          <table:table-cell table:style-name="ce25" table:formula="of:=[$'Voltage Divisor'.$B$3]*[$'EE Data'.B7]/([$'Voltage Divisor'.$B$2]-[$'EE Data'.B7])" office:value-type="float" office:value="2190.47619047619" calcext:value-type="float">
            <text:p>2190.5</text:p>
          </table:table-cell>
          <table:table-cell table:formula="of:=MATCH([.C7];[$'Voltage Divisor'.$B$46:.$B$63];-1)" office:value-type="float" office:value="17" calcext:value-type="float">
            <text:p>17</text:p>
          </table:table-cell>
          <table:table-cell table:style-name="ce26" table:formula="of:=ROUND(([.C7]-INDIRECT(&quot;Voltage Divisor.D&quot;&amp;([.D7]+ROW([$'Voltage Divisor'.$A$46])-1)))/INDIRECT(&quot;Voltage Divisor.C&quot;&amp;([.D7]+ROW([$'Voltage Divisor'.$A$46])-1));0)" office:value-type="float" office:value="192" calcext:value-type="float">
            <text:p>192</text:p>
          </table:table-cell>
          <table:table-cell table:style-name="ce27" table:formula="of:=DEC2HEX([.E7])" office:value-type="string" office:string-value="C0" calcext:value-type="string">
            <text:p>0xC0</text:p>
          </table:table-cell>
          <table:table-cell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24" table:formula="of:=([.A8]+[.$E$1])*[.$B$2]/[.$B$1]" office:value-type="float" office:value="0.9033203125" calcext:value-type="float">
            <text:p>0.903</text:p>
          </table:table-cell>
          <table:table-cell table:style-name="ce25" table:formula="of:=[$'Voltage Divisor'.$B$3]*[$'EE Data'.B8]/([$'Voltage Divisor'.$B$2]-[$'EE Data'.B8])" office:value-type="float" office:value="2205.00595947557" calcext:value-type="float">
            <text:p>2205.0</text:p>
          </table:table-cell>
          <table:table-cell table:formula="of:=MATCH([.C8];[$'Voltage Divisor'.$B$46:.$B$63];-1)" office:value-type="float" office:value="17" calcext:value-type="float">
            <text:p>17</text:p>
          </table:table-cell>
          <table:table-cell table:style-name="ce26" table:formula="of:=ROUND(([.C8]-INDIRECT(&quot;Voltage Divisor.D&quot;&amp;([.D8]+ROW([$'Voltage Divisor'.$A$46])-1)))/INDIRECT(&quot;Voltage Divisor.C&quot;&amp;([.D8]+ROW([$'Voltage Divisor'.$A$46])-1));0)" office:value-type="float" office:value="191" calcext:value-type="float">
            <text:p>191</text:p>
          </table:table-cell>
          <table:table-cell table:style-name="ce27" table:formula="of:=DEC2HEX([.E8])" office:value-type="string" office:string-value="BF" calcext:value-type="string">
            <text:p>0xBF</text:p>
          </table:table-cell>
          <table:table-cell table:number-columns-repeated="1018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24" table:formula="of:=([.A9]+[.$E$1])*[.$B$2]/[.$B$1]" office:value-type="float" office:value="0.908203125" calcext:value-type="float">
            <text:p>0.908</text:p>
          </table:table-cell>
          <table:table-cell table:style-name="ce25" table:formula="of:=[$'Voltage Divisor'.$B$3]*[$'EE Data'.B9]/([$'Voltage Divisor'.$B$2]-[$'EE Data'.B9])" office:value-type="float" office:value="2219.57040572792" calcext:value-type="float">
            <text:p>2219.6</text:p>
          </table:table-cell>
          <table:table-cell table:formula="of:=MATCH([.C9];[$'Voltage Divisor'.$B$46:.$B$63];-1)" office:value-type="float" office:value="17" calcext:value-type="float">
            <text:p>17</text:p>
          </table:table-cell>
          <table:table-cell table:style-name="ce26" table:formula="of:=ROUND(([.C9]-INDIRECT(&quot;Voltage Divisor.D&quot;&amp;([.D9]+ROW([$'Voltage Divisor'.$A$46])-1)))/INDIRECT(&quot;Voltage Divisor.C&quot;&amp;([.D9]+ROW([$'Voltage Divisor'.$A$46])-1));0)" office:value-type="float" office:value="191" calcext:value-type="float">
            <text:p>191</text:p>
          </table:table-cell>
          <table:table-cell table:style-name="ce27" table:formula="of:=DEC2HEX([.E9])" office:value-type="string" office:string-value="BF" calcext:value-type="string">
            <text:p>0xBF</text:p>
          </table:table-cell>
          <table:table-cell table:number-columns-repeated="1018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24" table:formula="of:=([.A10]+[.$E$1])*[.$B$2]/[.$B$1]" office:value-type="float" office:value="0.9130859375" calcext:value-type="float">
            <text:p>0.913</text:p>
          </table:table-cell>
          <table:table-cell table:style-name="ce25" table:formula="of:=[$'Voltage Divisor'.$B$3]*[$'EE Data'.B10]/([$'Voltage Divisor'.$B$2]-[$'EE Data'.B10])" office:value-type="float" office:value="2234.16965352449" calcext:value-type="float">
            <text:p>2234.2</text:p>
          </table:table-cell>
          <table:table-cell table:formula="of:=MATCH([.C10];[$'Voltage Divisor'.$B$46:.$B$63];-1)" office:value-type="float" office:value="17" calcext:value-type="float">
            <text:p>17</text:p>
          </table:table-cell>
          <table:table-cell table:style-name="ce26" table:formula="of:=ROUND(([.C10]-INDIRECT(&quot;Voltage Divisor.D&quot;&amp;([.D10]+ROW([$'Voltage Divisor'.$A$46])-1)))/INDIRECT(&quot;Voltage Divisor.C&quot;&amp;([.D10]+ROW([$'Voltage Divisor'.$A$46])-1));0)" office:value-type="float" office:value="191" calcext:value-type="float">
            <text:p>191</text:p>
          </table:table-cell>
          <table:table-cell table:style-name="ce27" table:formula="of:=DEC2HEX([.E10])" office:value-type="string" office:string-value="BF" calcext:value-type="string">
            <text:p>0xBF</text:p>
          </table:table-cell>
          <table:table-cell table:number-columns-repeated="1018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24" table:formula="of:=([.A11]+[.$E$1])*[.$B$2]/[.$B$1]" office:value-type="float" office:value="0.91796875" calcext:value-type="float">
            <text:p>0.918</text:p>
          </table:table-cell>
          <table:table-cell table:style-name="ce25" table:formula="of:=[$'Voltage Divisor'.$B$3]*[$'EE Data'.B11]/([$'Voltage Divisor'.$B$2]-[$'EE Data'.B11])" office:value-type="float" office:value="2248.8038277512" calcext:value-type="float">
            <text:p>2248.8</text:p>
          </table:table-cell>
          <table:table-cell table:formula="of:=MATCH([.C11];[$'Voltage Divisor'.$B$46:.$B$63];-1)" office:value-type="float" office:value="17" calcext:value-type="float">
            <text:p>17</text:p>
          </table:table-cell>
          <table:table-cell table:style-name="ce26" table:formula="of:=ROUND(([.C11]-INDIRECT(&quot;Voltage Divisor.D&quot;&amp;([.D11]+ROW([$'Voltage Divisor'.$A$46])-1)))/INDIRECT(&quot;Voltage Divisor.C&quot;&amp;([.D11]+ROW([$'Voltage Divisor'.$A$46])-1));0)" office:value-type="float" office:value="191" calcext:value-type="float">
            <text:p>191</text:p>
          </table:table-cell>
          <table:table-cell table:style-name="ce27" table:formula="of:=DEC2HEX([.E11])" office:value-type="string" office:string-value="BF" calcext:value-type="string">
            <text:p>0xBF</text:p>
          </table:table-cell>
          <table:table-cell table:number-columns-repeated="1018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24" table:formula="of:=([.A12]+[.$E$1])*[.$B$2]/[.$B$1]" office:value-type="float" office:value="0.9228515625" calcext:value-type="float">
            <text:p>0.923</text:p>
          </table:table-cell>
          <table:table-cell table:style-name="ce25" table:formula="of:=[$'Voltage Divisor'.$B$3]*[$'EE Data'.B12]/([$'Voltage Divisor'.$B$2]-[$'EE Data'.B12])" office:value-type="float" office:value="2263.47305389222" calcext:value-type="float">
            <text:p>2263.5</text:p>
          </table:table-cell>
          <table:table-cell table:formula="of:=MATCH([.C12];[$'Voltage Divisor'.$B$46:.$B$63];-1)" office:value-type="float" office:value="17" calcext:value-type="float">
            <text:p>17</text:p>
          </table:table-cell>
          <table:table-cell table:style-name="ce26" table:formula="of:=ROUND(([.C12]-INDIRECT(&quot;Voltage Divisor.D&quot;&amp;([.D12]+ROW([$'Voltage Divisor'.$A$46])-1)))/INDIRECT(&quot;Voltage Divisor.C&quot;&amp;([.D12]+ROW([$'Voltage Divisor'.$A$46])-1));0)" office:value-type="float" office:value="191" calcext:value-type="float">
            <text:p>191</text:p>
          </table:table-cell>
          <table:table-cell table:style-name="ce27" table:formula="of:=DEC2HEX([.E12])" office:value-type="string" office:string-value="BF" calcext:value-type="string">
            <text:p>0xBF</text:p>
          </table:table-cell>
          <table:table-cell table:number-columns-repeated="101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24" table:formula="of:=([.A13]+[.$E$1])*[.$B$2]/[.$B$1]" office:value-type="float" office:value="0.927734375" calcext:value-type="float">
            <text:p>0.928</text:p>
          </table:table-cell>
          <table:table-cell table:style-name="ce25" table:formula="of:=[$'Voltage Divisor'.$B$3]*[$'EE Data'.B13]/([$'Voltage Divisor'.$B$2]-[$'EE Data'.B13])" office:value-type="float" office:value="2278.17745803357" calcext:value-type="float">
            <text:p>2278.2</text:p>
          </table:table-cell>
          <table:table-cell table:formula="of:=MATCH([.C13];[$'Voltage Divisor'.$B$46:.$B$63];-1)" office:value-type="float" office:value="17" calcext:value-type="float">
            <text:p>17</text:p>
          </table:table-cell>
          <table:table-cell table:style-name="ce26" table:formula="of:=ROUND(([.C13]-INDIRECT(&quot;Voltage Divisor.D&quot;&amp;([.D13]+ROW([$'Voltage Divisor'.$A$46])-1)))/INDIRECT(&quot;Voltage Divisor.C&quot;&amp;([.D13]+ROW([$'Voltage Divisor'.$A$46])-1));0)" office:value-type="float" office:value="191" calcext:value-type="float">
            <text:p>191</text:p>
          </table:table-cell>
          <table:table-cell table:style-name="ce27" table:formula="of:=DEC2HEX([.E13])" office:value-type="string" office:string-value="BF" calcext:value-type="string">
            <text:p>0xBF</text:p>
          </table:table-cell>
          <table:table-cell table:number-columns-repeated="101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24" table:formula="of:=([.A14]+[.$E$1])*[.$B$2]/[.$B$1]" office:value-type="float" office:value="0.9326171875" calcext:value-type="float">
            <text:p>0.933</text:p>
          </table:table-cell>
          <table:table-cell table:style-name="ce25" table:formula="of:=[$'Voltage Divisor'.$B$3]*[$'EE Data'.B14]/([$'Voltage Divisor'.$B$2]-[$'EE Data'.B14])" office:value-type="float" office:value="2292.91716686675" calcext:value-type="float">
            <text:p>2292.9</text:p>
          </table:table-cell>
          <table:table-cell table:formula="of:=MATCH([.C14];[$'Voltage Divisor'.$B$46:.$B$63];-1)" office:value-type="float" office:value="17" calcext:value-type="float">
            <text:p>17</text:p>
          </table:table-cell>
          <table:table-cell table:style-name="ce26" table:formula="of:=ROUND(([.C14]-INDIRECT(&quot;Voltage Divisor.D&quot;&amp;([.D14]+ROW([$'Voltage Divisor'.$A$46])-1)))/INDIRECT(&quot;Voltage Divisor.C&quot;&amp;([.D14]+ROW([$'Voltage Divisor'.$A$46])-1));0)" office:value-type="float" office:value="191" calcext:value-type="float">
            <text:p>191</text:p>
          </table:table-cell>
          <table:table-cell table:style-name="ce27" table:formula="of:=DEC2HEX([.E14])" office:value-type="string" office:string-value="BF" calcext:value-type="string">
            <text:p>0xBF</text:p>
          </table:table-cell>
          <table:table-cell table:number-columns-repeated="1018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24" table:formula="of:=([.A15]+[.$E$1])*[.$B$2]/[.$B$1]" office:value-type="float" office:value="0.9375" calcext:value-type="float">
            <text:p>0.938</text:p>
          </table:table-cell>
          <table:table-cell table:style-name="ce25" table:formula="of:=[$'Voltage Divisor'.$B$3]*[$'EE Data'.B15]/([$'Voltage Divisor'.$B$2]-[$'EE Data'.B15])" office:value-type="float" office:value="2307.69230769231" calcext:value-type="float">
            <text:p>2307.7</text:p>
          </table:table-cell>
          <table:table-cell table:formula="of:=MATCH([.C15];[$'Voltage Divisor'.$B$46:.$B$63];-1)" office:value-type="float" office:value="17" calcext:value-type="float">
            <text:p>17</text:p>
          </table:table-cell>
          <table:table-cell table:style-name="ce26" table:formula="of:=ROUND(([.C15]-INDIRECT(&quot;Voltage Divisor.D&quot;&amp;([.D15]+ROW([$'Voltage Divisor'.$A$46])-1)))/INDIRECT(&quot;Voltage Divisor.C&quot;&amp;([.D15]+ROW([$'Voltage Divisor'.$A$46])-1));0)" office:value-type="float" office:value="190" calcext:value-type="float">
            <text:p>190</text:p>
          </table:table-cell>
          <table:table-cell table:style-name="ce27" table:formula="of:=DEC2HEX([.E15])" office:value-type="string" office:string-value="BE" calcext:value-type="string">
            <text:p>0xBE</text:p>
          </table:table-cell>
          <table:table-cell table:number-columns-repeated="101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24" table:formula="of:=([.A16]+[.$E$1])*[.$B$2]/[.$B$1]" office:value-type="float" office:value="0.9423828125" calcext:value-type="float">
            <text:p>0.942</text:p>
          </table:table-cell>
          <table:table-cell table:style-name="ce25" table:formula="of:=[$'Voltage Divisor'.$B$3]*[$'EE Data'.B16]/([$'Voltage Divisor'.$B$2]-[$'EE Data'.B16])" office:value-type="float" office:value="2322.50300842359" calcext:value-type="float">
            <text:p>2322.5</text:p>
          </table:table-cell>
          <table:table-cell table:formula="of:=MATCH([.C16];[$'Voltage Divisor'.$B$46:.$B$63];-1)" office:value-type="float" office:value="17" calcext:value-type="float">
            <text:p>17</text:p>
          </table:table-cell>
          <table:table-cell table:style-name="ce26" table:formula="of:=ROUND(([.C16]-INDIRECT(&quot;Voltage Divisor.D&quot;&amp;([.D16]+ROW([$'Voltage Divisor'.$A$46])-1)))/INDIRECT(&quot;Voltage Divisor.C&quot;&amp;([.D16]+ROW([$'Voltage Divisor'.$A$46])-1));0)" office:value-type="float" office:value="190" calcext:value-type="float">
            <text:p>190</text:p>
          </table:table-cell>
          <table:table-cell table:style-name="ce27" table:formula="of:=DEC2HEX([.E16])" office:value-type="string" office:string-value="BE" calcext:value-type="string">
            <text:p>0xBE</text:p>
          </table:table-cell>
          <table:table-cell table:number-columns-repeated="1018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24" table:formula="of:=([.A17]+[.$E$1])*[.$B$2]/[.$B$1]" office:value-type="float" office:value="0.947265625" calcext:value-type="float">
            <text:p>0.947</text:p>
          </table:table-cell>
          <table:table-cell table:style-name="ce25" table:formula="of:=[$'Voltage Divisor'.$B$3]*[$'EE Data'.B17]/([$'Voltage Divisor'.$B$2]-[$'EE Data'.B17])" office:value-type="float" office:value="2337.34939759036" calcext:value-type="float">
            <text:p>2337.3</text:p>
          </table:table-cell>
          <table:table-cell table:formula="of:=MATCH([.C17];[$'Voltage Divisor'.$B$46:.$B$63];-1)" office:value-type="float" office:value="17" calcext:value-type="float">
            <text:p>17</text:p>
          </table:table-cell>
          <table:table-cell table:style-name="ce26" table:formula="of:=ROUND(([.C17]-INDIRECT(&quot;Voltage Divisor.D&quot;&amp;([.D17]+ROW([$'Voltage Divisor'.$A$46])-1)))/INDIRECT(&quot;Voltage Divisor.C&quot;&amp;([.D17]+ROW([$'Voltage Divisor'.$A$46])-1));0)" office:value-type="float" office:value="190" calcext:value-type="float">
            <text:p>190</text:p>
          </table:table-cell>
          <table:table-cell table:style-name="ce27" table:formula="of:=DEC2HEX([.E17])" office:value-type="string" office:string-value="BE" calcext:value-type="string">
            <text:p>0xBE</text:p>
          </table:table-cell>
          <table:table-cell table:number-columns-repeated="1018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24" table:formula="of:=([.A18]+[.$E$1])*[.$B$2]/[.$B$1]" office:value-type="float" office:value="0.9521484375" calcext:value-type="float">
            <text:p>0.952</text:p>
          </table:table-cell>
          <table:table-cell table:style-name="ce25" table:formula="of:=[$'Voltage Divisor'.$B$3]*[$'EE Data'.B18]/([$'Voltage Divisor'.$B$2]-[$'EE Data'.B18])" office:value-type="float" office:value="2352.23160434258" calcext:value-type="float">
            <text:p>2352.2</text:p>
          </table:table-cell>
          <table:table-cell table:formula="of:=MATCH([.C18];[$'Voltage Divisor'.$B$46:.$B$63];-1)" office:value-type="float" office:value="17" calcext:value-type="float">
            <text:p>17</text:p>
          </table:table-cell>
          <table:table-cell table:style-name="ce26" table:formula="of:=ROUND(([.C18]-INDIRECT(&quot;Voltage Divisor.D&quot;&amp;([.D18]+ROW([$'Voltage Divisor'.$A$46])-1)))/INDIRECT(&quot;Voltage Divisor.C&quot;&amp;([.D18]+ROW([$'Voltage Divisor'.$A$46])-1));0)" office:value-type="float" office:value="190" calcext:value-type="float">
            <text:p>190</text:p>
          </table:table-cell>
          <table:table-cell table:style-name="ce27" table:formula="of:=DEC2HEX([.E18])" office:value-type="string" office:string-value="BE" calcext:value-type="string">
            <text:p>0xBE</text:p>
          </table:table-cell>
          <table:table-cell table:number-columns-repeated="1018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24" table:formula="of:=([.A19]+[.$E$1])*[.$B$2]/[.$B$1]" office:value-type="float" office:value="0.95703125" calcext:value-type="float">
            <text:p>0.957</text:p>
          </table:table-cell>
          <table:table-cell table:style-name="ce25" table:formula="of:=[$'Voltage Divisor'.$B$3]*[$'EE Data'.B19]/([$'Voltage Divisor'.$B$2]-[$'EE Data'.B19])" office:value-type="float" office:value="2367.14975845411" calcext:value-type="float">
            <text:p>2367.1</text:p>
          </table:table-cell>
          <table:table-cell table:formula="of:=MATCH([.C19];[$'Voltage Divisor'.$B$46:.$B$63];-1)" office:value-type="float" office:value="17" calcext:value-type="float">
            <text:p>17</text:p>
          </table:table-cell>
          <table:table-cell table:style-name="ce26" table:formula="of:=ROUND(([.C19]-INDIRECT(&quot;Voltage Divisor.D&quot;&amp;([.D19]+ROW([$'Voltage Divisor'.$A$46])-1)))/INDIRECT(&quot;Voltage Divisor.C&quot;&amp;([.D19]+ROW([$'Voltage Divisor'.$A$46])-1));0)" office:value-type="float" office:value="190" calcext:value-type="float">
            <text:p>190</text:p>
          </table:table-cell>
          <table:table-cell table:style-name="ce27" table:formula="of:=DEC2HEX([.E19])" office:value-type="string" office:string-value="BE" calcext:value-type="string">
            <text:p>0xBE</text:p>
          </table:table-cell>
          <table:table-cell table:number-columns-repeated="1018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24" table:formula="of:=([.A20]+[.$E$1])*[.$B$2]/[.$B$1]" office:value-type="float" office:value="0.9619140625" calcext:value-type="float">
            <text:p>0.962</text:p>
          </table:table-cell>
          <table:table-cell table:style-name="ce25" table:formula="of:=[$'Voltage Divisor'.$B$3]*[$'EE Data'.B20]/([$'Voltage Divisor'.$B$2]-[$'EE Data'.B20])" office:value-type="float" office:value="2382.10399032648" calcext:value-type="float">
            <text:p>2382.1</text:p>
          </table:table-cell>
          <table:table-cell table:formula="of:=MATCH([.C20];[$'Voltage Divisor'.$B$46:.$B$63];-1)" office:value-type="float" office:value="17" calcext:value-type="float">
            <text:p>17</text:p>
          </table:table-cell>
          <table:table-cell table:style-name="ce26" table:formula="of:=ROUND(([.C20]-INDIRECT(&quot;Voltage Divisor.D&quot;&amp;([.D20]+ROW([$'Voltage Divisor'.$A$46])-1)))/INDIRECT(&quot;Voltage Divisor.C&quot;&amp;([.D20]+ROW([$'Voltage Divisor'.$A$46])-1));0)" office:value-type="float" office:value="190" calcext:value-type="float">
            <text:p>190</text:p>
          </table:table-cell>
          <table:table-cell table:style-name="ce27" table:formula="of:=DEC2HEX([.E20])" office:value-type="string" office:string-value="BE" calcext:value-type="string">
            <text:p>0xBE</text:p>
          </table:table-cell>
          <table:table-cell table:number-columns-repeated="1018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24" table:formula="of:=([.A21]+[.$E$1])*[.$B$2]/[.$B$1]" office:value-type="float" office:value="0.966796875" calcext:value-type="float">
            <text:p>0.967</text:p>
          </table:table-cell>
          <table:table-cell table:style-name="ce25" table:formula="of:=[$'Voltage Divisor'.$B$3]*[$'EE Data'.B21]/([$'Voltage Divisor'.$B$2]-[$'EE Data'.B21])" office:value-type="float" office:value="2397.09443099274" calcext:value-type="float">
            <text:p>2397.1</text:p>
          </table:table-cell>
          <table:table-cell table:formula="of:=MATCH([.C21];[$'Voltage Divisor'.$B$46:.$B$63];-1)" office:value-type="float" office:value="17" calcext:value-type="float">
            <text:p>17</text:p>
          </table:table-cell>
          <table:table-cell table:style-name="ce26" table:formula="of:=ROUND(([.C21]-INDIRECT(&quot;Voltage Divisor.D&quot;&amp;([.D21]+ROW([$'Voltage Divisor'.$A$46])-1)))/INDIRECT(&quot;Voltage Divisor.C&quot;&amp;([.D21]+ROW([$'Voltage Divisor'.$A$46])-1));0)" office:value-type="float" office:value="189" calcext:value-type="float">
            <text:p>189</text:p>
          </table:table-cell>
          <table:table-cell table:style-name="ce27" table:formula="of:=DEC2HEX([.E21])" office:value-type="string" office:string-value="BD" calcext:value-type="string">
            <text:p>0xBD</text:p>
          </table:table-cell>
          <table:table-cell table:number-columns-repeated="1018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24" table:formula="of:=([.A22]+[.$E$1])*[.$B$2]/[.$B$1]" office:value-type="float" office:value="0.9716796875" calcext:value-type="float">
            <text:p>0.972</text:p>
          </table:table-cell>
          <table:table-cell table:style-name="ce25" table:formula="of:=[$'Voltage Divisor'.$B$3]*[$'EE Data'.B22]/([$'Voltage Divisor'.$B$2]-[$'EE Data'.B22])" office:value-type="float" office:value="2412.12121212121" calcext:value-type="float">
            <text:p>2412.1</text:p>
          </table:table-cell>
          <table:table-cell table:formula="of:=MATCH([.C22];[$'Voltage Divisor'.$B$46:.$B$63];-1)" office:value-type="float" office:value="17" calcext:value-type="float">
            <text:p>17</text:p>
          </table:table-cell>
          <table:table-cell table:style-name="ce26" table:formula="of:=ROUND(([.C22]-INDIRECT(&quot;Voltage Divisor.D&quot;&amp;([.D22]+ROW([$'Voltage Divisor'.$A$46])-1)))/INDIRECT(&quot;Voltage Divisor.C&quot;&amp;([.D22]+ROW([$'Voltage Divisor'.$A$46])-1));0)" office:value-type="float" office:value="189" calcext:value-type="float">
            <text:p>189</text:p>
          </table:table-cell>
          <table:table-cell table:style-name="ce27" table:formula="of:=DEC2HEX([.E22])" office:value-type="string" office:string-value="BD" calcext:value-type="string">
            <text:p>0xBD</text:p>
          </table:table-cell>
          <table:table-cell table:number-columns-repeated="1018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24" table:formula="of:=([.A23]+[.$E$1])*[.$B$2]/[.$B$1]" office:value-type="float" office:value="0.9765625" calcext:value-type="float">
            <text:p>0.977</text:p>
          </table:table-cell>
          <table:table-cell table:style-name="ce25" table:formula="of:=[$'Voltage Divisor'.$B$3]*[$'EE Data'.B23]/([$'Voltage Divisor'.$B$2]-[$'EE Data'.B23])" office:value-type="float" office:value="2427.18446601942" calcext:value-type="float">
            <text:p>2427.2</text:p>
          </table:table-cell>
          <table:table-cell table:formula="of:=MATCH([.C23];[$'Voltage Divisor'.$B$46:.$B$63];-1)" office:value-type="float" office:value="17" calcext:value-type="float">
            <text:p>17</text:p>
          </table:table-cell>
          <table:table-cell table:style-name="ce26" table:formula="of:=ROUND(([.C23]-INDIRECT(&quot;Voltage Divisor.D&quot;&amp;([.D23]+ROW([$'Voltage Divisor'.$A$46])-1)))/INDIRECT(&quot;Voltage Divisor.C&quot;&amp;([.D23]+ROW([$'Voltage Divisor'.$A$46])-1));0)" office:value-type="float" office:value="189" calcext:value-type="float">
            <text:p>189</text:p>
          </table:table-cell>
          <table:table-cell table:style-name="ce27" table:formula="of:=DEC2HEX([.E23])" office:value-type="string" office:string-value="BD" calcext:value-type="string">
            <text:p>0xBD</text:p>
          </table:table-cell>
          <table:table-cell table:number-columns-repeated="1018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24" table:formula="of:=([.A24]+[.$E$1])*[.$B$2]/[.$B$1]" office:value-type="float" office:value="0.9814453125" calcext:value-type="float">
            <text:p>0.981</text:p>
          </table:table-cell>
          <table:table-cell table:style-name="ce25" table:formula="of:=[$'Voltage Divisor'.$B$3]*[$'EE Data'.B24]/([$'Voltage Divisor'.$B$2]-[$'EE Data'.B24])" office:value-type="float" office:value="2442.28432563791" calcext:value-type="float">
            <text:p>2442.3</text:p>
          </table:table-cell>
          <table:table-cell table:formula="of:=MATCH([.C24];[$'Voltage Divisor'.$B$46:.$B$63];-1)" office:value-type="float" office:value="17" calcext:value-type="float">
            <text:p>17</text:p>
          </table:table-cell>
          <table:table-cell table:style-name="ce26" table:formula="of:=ROUND(([.C24]-INDIRECT(&quot;Voltage Divisor.D&quot;&amp;([.D24]+ROW([$'Voltage Divisor'.$A$46])-1)))/INDIRECT(&quot;Voltage Divisor.C&quot;&amp;([.D24]+ROW([$'Voltage Divisor'.$A$46])-1));0)" office:value-type="float" office:value="189" calcext:value-type="float">
            <text:p>189</text:p>
          </table:table-cell>
          <table:table-cell table:style-name="ce27" table:formula="of:=DEC2HEX([.E24])" office:value-type="string" office:string-value="BD" calcext:value-type="string">
            <text:p>0xBD</text:p>
          </table:table-cell>
          <table:table-cell table:number-columns-repeated="1018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24" table:formula="of:=([.A25]+[.$E$1])*[.$B$2]/[.$B$1]" office:value-type="float" office:value="0.986328125" calcext:value-type="float">
            <text:p>0.986</text:p>
          </table:table-cell>
          <table:table-cell table:style-name="ce25" table:formula="of:=[$'Voltage Divisor'.$B$3]*[$'EE Data'.B25]/([$'Voltage Divisor'.$B$2]-[$'EE Data'.B25])" office:value-type="float" office:value="2457.42092457421" calcext:value-type="float">
            <text:p>2457.4</text:p>
          </table:table-cell>
          <table:table-cell table:formula="of:=MATCH([.C25];[$'Voltage Divisor'.$B$46:.$B$63];-1)" office:value-type="float" office:value="17" calcext:value-type="float">
            <text:p>17</text:p>
          </table:table-cell>
          <table:table-cell table:style-name="ce26" table:formula="of:=ROUND(([.C25]-INDIRECT(&quot;Voltage Divisor.D&quot;&amp;([.D25]+ROW([$'Voltage Divisor'.$A$46])-1)))/INDIRECT(&quot;Voltage Divisor.C&quot;&amp;([.D25]+ROW([$'Voltage Divisor'.$A$46])-1));0)" office:value-type="float" office:value="189" calcext:value-type="float">
            <text:p>189</text:p>
          </table:table-cell>
          <table:table-cell table:style-name="ce27" table:formula="of:=DEC2HEX([.E25])" office:value-type="string" office:string-value="BD" calcext:value-type="string">
            <text:p>0xBD</text:p>
          </table:table-cell>
          <table:table-cell table:number-columns-repeated="1018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24" table:formula="of:=([.A26]+[.$E$1])*[.$B$2]/[.$B$1]" office:value-type="float" office:value="0.9912109375" calcext:value-type="float">
            <text:p>0.991</text:p>
          </table:table-cell>
          <table:table-cell table:style-name="ce25" table:formula="of:=[$'Voltage Divisor'.$B$3]*[$'EE Data'.B26]/([$'Voltage Divisor'.$B$2]-[$'EE Data'.B26])" office:value-type="float" office:value="2472.59439707674" calcext:value-type="float">
            <text:p>2472.6</text:p>
          </table:table-cell>
          <table:table-cell table:formula="of:=MATCH([.C26];[$'Voltage Divisor'.$B$46:.$B$63];-1)" office:value-type="float" office:value="17" calcext:value-type="float">
            <text:p>17</text:p>
          </table:table-cell>
          <table:table-cell table:style-name="ce26" table:formula="of:=ROUND(([.C26]-INDIRECT(&quot;Voltage Divisor.D&quot;&amp;([.D26]+ROW([$'Voltage Divisor'.$A$46])-1)))/INDIRECT(&quot;Voltage Divisor.C&quot;&amp;([.D26]+ROW([$'Voltage Divisor'.$A$46])-1));0)" office:value-type="float" office:value="189" calcext:value-type="float">
            <text:p>189</text:p>
          </table:table-cell>
          <table:table-cell table:style-name="ce27" table:formula="of:=DEC2HEX([.E26])" office:value-type="string" office:string-value="BD" calcext:value-type="string">
            <text:p>0xBD</text:p>
          </table:table-cell>
          <table:table-cell table:number-columns-repeated="1018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24" table:formula="of:=([.A27]+[.$E$1])*[.$B$2]/[.$B$1]" office:value-type="float" office:value="0.99609375" calcext:value-type="float">
            <text:p>0.996</text:p>
          </table:table-cell>
          <table:table-cell table:style-name="ce25" table:formula="of:=[$'Voltage Divisor'.$B$3]*[$'EE Data'.B27]/([$'Voltage Divisor'.$B$2]-[$'EE Data'.B27])" office:value-type="float" office:value="2487.80487804878" calcext:value-type="float">
            <text:p>2487.8</text:p>
          </table:table-cell>
          <table:table-cell table:formula="of:=MATCH([.C27];[$'Voltage Divisor'.$B$46:.$B$63];-1)" office:value-type="float" office:value="17" calcext:value-type="float">
            <text:p>17</text:p>
          </table:table-cell>
          <table:table-cell table:style-name="ce26" table:formula="of:=ROUND(([.C27]-INDIRECT(&quot;Voltage Divisor.D&quot;&amp;([.D27]+ROW([$'Voltage Divisor'.$A$46])-1)))/INDIRECT(&quot;Voltage Divisor.C&quot;&amp;([.D27]+ROW([$'Voltage Divisor'.$A$46])-1));0)" office:value-type="float" office:value="189" calcext:value-type="float">
            <text:p>189</text:p>
          </table:table-cell>
          <table:table-cell table:style-name="ce27" table:formula="of:=DEC2HEX([.E27])" office:value-type="string" office:string-value="BD" calcext:value-type="string">
            <text:p>0xBD</text:p>
          </table:table-cell>
          <table:table-cell table:number-columns-repeated="1018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24" table:formula="of:=([.A28]+[.$E$1])*[.$B$2]/[.$B$1]" office:value-type="float" office:value="1.0009765625" calcext:value-type="float">
            <text:p>1.001</text:p>
          </table:table-cell>
          <table:table-cell table:style-name="ce25" table:formula="of:=[$'Voltage Divisor'.$B$3]*[$'EE Data'.B28]/([$'Voltage Divisor'.$B$2]-[$'EE Data'.B28])" office:value-type="float" office:value="2503.0525030525" calcext:value-type="float">
            <text:p>2503.1</text:p>
          </table:table-cell>
          <table:table-cell table:formula="of:=MATCH([.C28];[$'Voltage Divisor'.$B$46:.$B$63];-1)" office:value-type="float" office:value="17" calcext:value-type="float">
            <text:p>17</text:p>
          </table:table-cell>
          <table:table-cell table:style-name="ce26" table:formula="of:=ROUND(([.C28]-INDIRECT(&quot;Voltage Divisor.D&quot;&amp;([.D28]+ROW([$'Voltage Divisor'.$A$46])-1)))/INDIRECT(&quot;Voltage Divisor.C&quot;&amp;([.D28]+ROW([$'Voltage Divisor'.$A$46])-1));0)" office:value-type="float" office:value="188" calcext:value-type="float">
            <text:p>188</text:p>
          </table:table-cell>
          <table:table-cell table:style-name="ce27" table:formula="of:=DEC2HEX([.E28])" office:value-type="string" office:string-value="BC" calcext:value-type="string">
            <text:p>0xBC</text:p>
          </table:table-cell>
          <table:table-cell table:number-columns-repeated="1018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24" table:formula="of:=([.A29]+[.$E$1])*[.$B$2]/[.$B$1]" office:value-type="float" office:value="1.005859375" calcext:value-type="float">
            <text:p>1.006</text:p>
          </table:table-cell>
          <table:table-cell table:style-name="ce25" table:formula="of:=[$'Voltage Divisor'.$B$3]*[$'EE Data'.B29]/([$'Voltage Divisor'.$B$2]-[$'EE Data'.B29])" office:value-type="float" office:value="2518.33740831296" calcext:value-type="float">
            <text:p>2518.3</text:p>
          </table:table-cell>
          <table:table-cell table:formula="of:=MATCH([.C29];[$'Voltage Divisor'.$B$46:.$B$63];-1)" office:value-type="float" office:value="17" calcext:value-type="float">
            <text:p>17</text:p>
          </table:table-cell>
          <table:table-cell table:style-name="ce26" table:formula="of:=ROUND(([.C29]-INDIRECT(&quot;Voltage Divisor.D&quot;&amp;([.D29]+ROW([$'Voltage Divisor'.$A$46])-1)))/INDIRECT(&quot;Voltage Divisor.C&quot;&amp;([.D29]+ROW([$'Voltage Divisor'.$A$46])-1));0)" office:value-type="float" office:value="188" calcext:value-type="float">
            <text:p>188</text:p>
          </table:table-cell>
          <table:table-cell table:style-name="ce27" table:formula="of:=DEC2HEX([.E29])" office:value-type="string" office:string-value="BC" calcext:value-type="string">
            <text:p>0xBC</text:p>
          </table:table-cell>
          <table:table-cell table:number-columns-repeated="1018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24" table:formula="of:=([.A30]+[.$E$1])*[.$B$2]/[.$B$1]" office:value-type="float" office:value="1.0107421875" calcext:value-type="float">
            <text:p>1.011</text:p>
          </table:table-cell>
          <table:table-cell table:style-name="ce25" table:formula="of:=[$'Voltage Divisor'.$B$3]*[$'EE Data'.B30]/([$'Voltage Divisor'.$B$2]-[$'EE Data'.B30])" office:value-type="float" office:value="2533.65973072215" calcext:value-type="float">
            <text:p>2533.7</text:p>
          </table:table-cell>
          <table:table-cell table:formula="of:=MATCH([.C30];[$'Voltage Divisor'.$B$46:.$B$63];-1)" office:value-type="float" office:value="17" calcext:value-type="float">
            <text:p>17</text:p>
          </table:table-cell>
          <table:table-cell table:style-name="ce26" table:formula="of:=ROUND(([.C30]-INDIRECT(&quot;Voltage Divisor.D&quot;&amp;([.D30]+ROW([$'Voltage Divisor'.$A$46])-1)))/INDIRECT(&quot;Voltage Divisor.C&quot;&amp;([.D30]+ROW([$'Voltage Divisor'.$A$46])-1));0)" office:value-type="float" office:value="188" calcext:value-type="float">
            <text:p>188</text:p>
          </table:table-cell>
          <table:table-cell table:style-name="ce27" table:formula="of:=DEC2HEX([.E30])" office:value-type="string" office:string-value="BC" calcext:value-type="string">
            <text:p>0xBC</text:p>
          </table:table-cell>
          <table:table-cell table:number-columns-repeated="1018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24" table:formula="of:=([.A31]+[.$E$1])*[.$B$2]/[.$B$1]" office:value-type="float" office:value="1.015625" calcext:value-type="float">
            <text:p>1.016</text:p>
          </table:table-cell>
          <table:table-cell table:style-name="ce25" table:formula="of:=[$'Voltage Divisor'.$B$3]*[$'EE Data'.B31]/([$'Voltage Divisor'.$B$2]-[$'EE Data'.B31])" office:value-type="float" office:value="2549.01960784314" calcext:value-type="float">
            <text:p>2549.0</text:p>
          </table:table-cell>
          <table:table-cell table:formula="of:=MATCH([.C31];[$'Voltage Divisor'.$B$46:.$B$63];-1)" office:value-type="float" office:value="17" calcext:value-type="float">
            <text:p>17</text:p>
          </table:table-cell>
          <table:table-cell table:style-name="ce26" table:formula="of:=ROUND(([.C31]-INDIRECT(&quot;Voltage Divisor.D&quot;&amp;([.D31]+ROW([$'Voltage Divisor'.$A$46])-1)))/INDIRECT(&quot;Voltage Divisor.C&quot;&amp;([.D31]+ROW([$'Voltage Divisor'.$A$46])-1));0)" office:value-type="float" office:value="188" calcext:value-type="float">
            <text:p>188</text:p>
          </table:table-cell>
          <table:table-cell table:style-name="ce27" table:formula="of:=DEC2HEX([.E31])" office:value-type="string" office:string-value="BC" calcext:value-type="string">
            <text:p>0xBC</text:p>
          </table:table-cell>
          <table:table-cell table:number-columns-repeated="1018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24" table:formula="of:=([.A32]+[.$E$1])*[.$B$2]/[.$B$1]" office:value-type="float" office:value="1.0205078125" calcext:value-type="float">
            <text:p>1.021</text:p>
          </table:table-cell>
          <table:table-cell table:style-name="ce25" table:formula="of:=[$'Voltage Divisor'.$B$3]*[$'EE Data'.B32]/([$'Voltage Divisor'.$B$2]-[$'EE Data'.B32])" office:value-type="float" office:value="2564.41717791411" calcext:value-type="float">
            <text:p>2564.4</text:p>
          </table:table-cell>
          <table:table-cell table:formula="of:=MATCH([.C32];[$'Voltage Divisor'.$B$46:.$B$63];-1)" office:value-type="float" office:value="17" calcext:value-type="float">
            <text:p>17</text:p>
          </table:table-cell>
          <table:table-cell table:style-name="ce26" table:formula="of:=ROUND(([.C32]-INDIRECT(&quot;Voltage Divisor.D&quot;&amp;([.D32]+ROW([$'Voltage Divisor'.$A$46])-1)))/INDIRECT(&quot;Voltage Divisor.C&quot;&amp;([.D32]+ROW([$'Voltage Divisor'.$A$46])-1));0)" office:value-type="float" office:value="188" calcext:value-type="float">
            <text:p>188</text:p>
          </table:table-cell>
          <table:table-cell table:style-name="ce27" table:formula="of:=DEC2HEX([.E32])" office:value-type="string" office:string-value="BC" calcext:value-type="string">
            <text:p>0xBC</text:p>
          </table:table-cell>
          <table:table-cell table:number-columns-repeated="1018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24" table:formula="of:=([.A33]+[.$E$1])*[.$B$2]/[.$B$1]" office:value-type="float" office:value="1.025390625" calcext:value-type="float">
            <text:p>1.025</text:p>
          </table:table-cell>
          <table:table-cell table:style-name="ce25" table:formula="of:=[$'Voltage Divisor'.$B$3]*[$'EE Data'.B33]/([$'Voltage Divisor'.$B$2]-[$'EE Data'.B33])" office:value-type="float" office:value="2579.85257985258" calcext:value-type="float">
            <text:p>2579.9</text:p>
          </table:table-cell>
          <table:table-cell table:formula="of:=MATCH([.C33];[$'Voltage Divisor'.$B$46:.$B$63];-1)" office:value-type="float" office:value="17" calcext:value-type="float">
            <text:p>17</text:p>
          </table:table-cell>
          <table:table-cell table:style-name="ce26" table:formula="of:=ROUND(([.C33]-INDIRECT(&quot;Voltage Divisor.D&quot;&amp;([.D33]+ROW([$'Voltage Divisor'.$A$46])-1)))/INDIRECT(&quot;Voltage Divisor.C&quot;&amp;([.D33]+ROW([$'Voltage Divisor'.$A$46])-1));0)" office:value-type="float" office:value="188" calcext:value-type="float">
            <text:p>188</text:p>
          </table:table-cell>
          <table:table-cell table:style-name="ce27" table:formula="of:=DEC2HEX([.E33])" office:value-type="string" office:string-value="BC" calcext:value-type="string">
            <text:p>0xBC</text:p>
          </table:table-cell>
          <table:table-cell table:number-columns-repeated="1018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24" table:formula="of:=([.A34]+[.$E$1])*[.$B$2]/[.$B$1]" office:value-type="float" office:value="1.0302734375" calcext:value-type="float">
            <text:p>1.030</text:p>
          </table:table-cell>
          <table:table-cell table:style-name="ce25" table:formula="of:=[$'Voltage Divisor'.$B$3]*[$'EE Data'.B34]/([$'Voltage Divisor'.$B$2]-[$'EE Data'.B34])" office:value-type="float" office:value="2595.32595325953" calcext:value-type="float">
            <text:p>2595.3</text:p>
          </table:table-cell>
          <table:table-cell table:formula="of:=MATCH([.C34];[$'Voltage Divisor'.$B$46:.$B$63];-1)" office:value-type="float" office:value="17" calcext:value-type="float">
            <text:p>17</text:p>
          </table:table-cell>
          <table:table-cell table:style-name="ce26" table:formula="of:=ROUND(([.C34]-INDIRECT(&quot;Voltage Divisor.D&quot;&amp;([.D34]+ROW([$'Voltage Divisor'.$A$46])-1)))/INDIRECT(&quot;Voltage Divisor.C&quot;&amp;([.D34]+ROW([$'Voltage Divisor'.$A$46])-1));0)" office:value-type="float" office:value="187" calcext:value-type="float">
            <text:p>187</text:p>
          </table:table-cell>
          <table:table-cell table:style-name="ce27" table:formula="of:=DEC2HEX([.E34])" office:value-type="string" office:string-value="BB" calcext:value-type="string">
            <text:p>0xBB</text:p>
          </table:table-cell>
          <table:table-cell table:number-columns-repeated="1018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24" table:formula="of:=([.A35]+[.$E$1])*[.$B$2]/[.$B$1]" office:value-type="float" office:value="1.03515625" calcext:value-type="float">
            <text:p>1.035</text:p>
          </table:table-cell>
          <table:table-cell table:style-name="ce25" table:formula="of:=[$'Voltage Divisor'.$B$3]*[$'EE Data'.B35]/([$'Voltage Divisor'.$B$2]-[$'EE Data'.B35])" office:value-type="float" office:value="2610.83743842365" calcext:value-type="float">
            <text:p>2610.8</text:p>
          </table:table-cell>
          <table:table-cell table:formula="of:=MATCH([.C35];[$'Voltage Divisor'.$B$46:.$B$63];-1)" office:value-type="float" office:value="17" calcext:value-type="float">
            <text:p>17</text:p>
          </table:table-cell>
          <table:table-cell table:style-name="ce26" table:formula="of:=ROUND(([.C35]-INDIRECT(&quot;Voltage Divisor.D&quot;&amp;([.D35]+ROW([$'Voltage Divisor'.$A$46])-1)))/INDIRECT(&quot;Voltage Divisor.C&quot;&amp;([.D35]+ROW([$'Voltage Divisor'.$A$46])-1));0)" office:value-type="float" office:value="187" calcext:value-type="float">
            <text:p>187</text:p>
          </table:table-cell>
          <table:table-cell table:style-name="ce27" table:formula="of:=DEC2HEX([.E35])" office:value-type="string" office:string-value="BB" calcext:value-type="string">
            <text:p>0xBB</text:p>
          </table:table-cell>
          <table:table-cell table:number-columns-repeated="1018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24" table:formula="of:=([.A36]+[.$E$1])*[.$B$2]/[.$B$1]" office:value-type="float" office:value="1.0400390625" calcext:value-type="float">
            <text:p>1.040</text:p>
          </table:table-cell>
          <table:table-cell table:style-name="ce25" table:formula="of:=[$'Voltage Divisor'.$B$3]*[$'EE Data'.B36]/([$'Voltage Divisor'.$B$2]-[$'EE Data'.B36])" office:value-type="float" office:value="2626.38717632552" calcext:value-type="float">
            <text:p>2626.4</text:p>
          </table:table-cell>
          <table:table-cell table:formula="of:=MATCH([.C36];[$'Voltage Divisor'.$B$46:.$B$63];-1)" office:value-type="float" office:value="17" calcext:value-type="float">
            <text:p>17</text:p>
          </table:table-cell>
          <table:table-cell table:style-name="ce26" table:formula="of:=ROUND(([.C36]-INDIRECT(&quot;Voltage Divisor.D&quot;&amp;([.D36]+ROW([$'Voltage Divisor'.$A$46])-1)))/INDIRECT(&quot;Voltage Divisor.C&quot;&amp;([.D36]+ROW([$'Voltage Divisor'.$A$46])-1));0)" office:value-type="float" office:value="187" calcext:value-type="float">
            <text:p>187</text:p>
          </table:table-cell>
          <table:table-cell table:style-name="ce27" table:formula="of:=DEC2HEX([.E36])" office:value-type="string" office:string-value="BB" calcext:value-type="string">
            <text:p>0xBB</text:p>
          </table:table-cell>
          <table:table-cell table:number-columns-repeated="1018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24" table:formula="of:=([.A37]+[.$E$1])*[.$B$2]/[.$B$1]" office:value-type="float" office:value="1.044921875" calcext:value-type="float">
            <text:p>1.045</text:p>
          </table:table-cell>
          <table:table-cell table:style-name="ce25" table:formula="of:=[$'Voltage Divisor'.$B$3]*[$'EE Data'.B37]/([$'Voltage Divisor'.$B$2]-[$'EE Data'.B37])" office:value-type="float" office:value="2641.97530864198" calcext:value-type="float">
            <text:p>2642.0</text:p>
          </table:table-cell>
          <table:table-cell table:formula="of:=MATCH([.C37];[$'Voltage Divisor'.$B$46:.$B$63];-1)" office:value-type="float" office:value="17" calcext:value-type="float">
            <text:p>17</text:p>
          </table:table-cell>
          <table:table-cell table:style-name="ce26" table:formula="of:=ROUND(([.C37]-INDIRECT(&quot;Voltage Divisor.D&quot;&amp;([.D37]+ROW([$'Voltage Divisor'.$A$46])-1)))/INDIRECT(&quot;Voltage Divisor.C&quot;&amp;([.D37]+ROW([$'Voltage Divisor'.$A$46])-1));0)" office:value-type="float" office:value="187" calcext:value-type="float">
            <text:p>187</text:p>
          </table:table-cell>
          <table:table-cell table:style-name="ce27" table:formula="of:=DEC2HEX([.E37])" office:value-type="string" office:string-value="BB" calcext:value-type="string">
            <text:p>0xBB</text:p>
          </table:table-cell>
          <table:table-cell table:number-columns-repeated="1018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24" table:formula="of:=([.A38]+[.$E$1])*[.$B$2]/[.$B$1]" office:value-type="float" office:value="1.0498046875" calcext:value-type="float">
            <text:p>1.050</text:p>
          </table:table-cell>
          <table:table-cell table:style-name="ce25" table:formula="of:=[$'Voltage Divisor'.$B$3]*[$'EE Data'.B38]/([$'Voltage Divisor'.$B$2]-[$'EE Data'.B38])" office:value-type="float" office:value="2657.60197775031" calcext:value-type="float">
            <text:p>2657.6</text:p>
          </table:table-cell>
          <table:table-cell table:formula="of:=MATCH([.C38];[$'Voltage Divisor'.$B$46:.$B$63];-1)" office:value-type="float" office:value="17" calcext:value-type="float">
            <text:p>17</text:p>
          </table:table-cell>
          <table:table-cell table:style-name="ce26" table:formula="of:=ROUND(([.C38]-INDIRECT(&quot;Voltage Divisor.D&quot;&amp;([.D38]+ROW([$'Voltage Divisor'.$A$46])-1)))/INDIRECT(&quot;Voltage Divisor.C&quot;&amp;([.D38]+ROW([$'Voltage Divisor'.$A$46])-1));0)" office:value-type="float" office:value="187" calcext:value-type="float">
            <text:p>187</text:p>
          </table:table-cell>
          <table:table-cell table:style-name="ce27" table:formula="of:=DEC2HEX([.E38])" office:value-type="string" office:string-value="BB" calcext:value-type="string">
            <text:p>0xBB</text:p>
          </table:table-cell>
          <table:table-cell table:number-columns-repeated="1018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24" table:formula="of:=([.A39]+[.$E$1])*[.$B$2]/[.$B$1]" office:value-type="float" office:value="1.0546875" calcext:value-type="float">
            <text:p>1.055</text:p>
          </table:table-cell>
          <table:table-cell table:style-name="ce25" table:formula="of:=[$'Voltage Divisor'.$B$3]*[$'EE Data'.B39]/([$'Voltage Divisor'.$B$2]-[$'EE Data'.B39])" office:value-type="float" office:value="2673.26732673267" calcext:value-type="float">
            <text:p>2673.3</text:p>
          </table:table-cell>
          <table:table-cell table:formula="of:=MATCH([.C39];[$'Voltage Divisor'.$B$46:.$B$63];-1)" office:value-type="float" office:value="17" calcext:value-type="float">
            <text:p>17</text:p>
          </table:table-cell>
          <table:table-cell table:style-name="ce26" table:formula="of:=ROUND(([.C39]-INDIRECT(&quot;Voltage Divisor.D&quot;&amp;([.D39]+ROW([$'Voltage Divisor'.$A$46])-1)))/INDIRECT(&quot;Voltage Divisor.C&quot;&amp;([.D39]+ROW([$'Voltage Divisor'.$A$46])-1));0)" office:value-type="float" office:value="187" calcext:value-type="float">
            <text:p>187</text:p>
          </table:table-cell>
          <table:table-cell table:style-name="ce27" table:formula="of:=DEC2HEX([.E39])" office:value-type="string" office:string-value="BB" calcext:value-type="string">
            <text:p>0xBB</text:p>
          </table:table-cell>
          <table:table-cell table:number-columns-repeated="1018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24" table:formula="of:=([.A40]+[.$E$1])*[.$B$2]/[.$B$1]" office:value-type="float" office:value="1.0595703125" calcext:value-type="float">
            <text:p>1.060</text:p>
          </table:table-cell>
          <table:table-cell table:style-name="ce25" table:formula="of:=[$'Voltage Divisor'.$B$3]*[$'EE Data'.B40]/([$'Voltage Divisor'.$B$2]-[$'EE Data'.B40])" office:value-type="float" office:value="2688.97149938042" calcext:value-type="float">
            <text:p>2689.0</text:p>
          </table:table-cell>
          <table:table-cell table:formula="of:=MATCH([.C40];[$'Voltage Divisor'.$B$46:.$B$63];-1)" office:value-type="float" office:value="17" calcext:value-type="float">
            <text:p>17</text:p>
          </table:table-cell>
          <table:table-cell table:style-name="ce26" table:formula="of:=ROUND(([.C40]-INDIRECT(&quot;Voltage Divisor.D&quot;&amp;([.D40]+ROW([$'Voltage Divisor'.$A$46])-1)))/INDIRECT(&quot;Voltage Divisor.C&quot;&amp;([.D40]+ROW([$'Voltage Divisor'.$A$46])-1));0)" office:value-type="float" office:value="187" calcext:value-type="float">
            <text:p>187</text:p>
          </table:table-cell>
          <table:table-cell table:style-name="ce27" table:formula="of:=DEC2HEX([.E40])" office:value-type="string" office:string-value="BB" calcext:value-type="string">
            <text:p>0xBB</text:p>
          </table:table-cell>
          <table:table-cell table:number-columns-repeated="1018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24" table:formula="of:=([.A41]+[.$E$1])*[.$B$2]/[.$B$1]" office:value-type="float" office:value="1.064453125" calcext:value-type="float">
            <text:p>1.064</text:p>
          </table:table-cell>
          <table:table-cell table:style-name="ce25" table:formula="of:=[$'Voltage Divisor'.$B$3]*[$'EE Data'.B41]/([$'Voltage Divisor'.$B$2]-[$'EE Data'.B41])" office:value-type="float" office:value="2704.71464019851" calcext:value-type="float">
            <text:p>2704.7</text:p>
          </table:table-cell>
          <table:table-cell table:formula="of:=MATCH([.C41];[$'Voltage Divisor'.$B$46:.$B$63];-1)" office:value-type="float" office:value="17" calcext:value-type="float">
            <text:p>17</text:p>
          </table:table-cell>
          <table:table-cell table:style-name="ce26" table:formula="of:=ROUND(([.C41]-INDIRECT(&quot;Voltage Divisor.D&quot;&amp;([.D41]+ROW([$'Voltage Divisor'.$A$46])-1)))/INDIRECT(&quot;Voltage Divisor.C&quot;&amp;([.D41]+ROW([$'Voltage Divisor'.$A$46])-1));0)" office:value-type="float" office:value="186" calcext:value-type="float">
            <text:p>186</text:p>
          </table:table-cell>
          <table:table-cell table:style-name="ce27" table:formula="of:=DEC2HEX([.E41])" office:value-type="string" office:string-value="BA" calcext:value-type="string">
            <text:p>0xBA</text:p>
          </table:table-cell>
          <table:table-cell table:number-columns-repeated="1018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24" table:formula="of:=([.A42]+[.$E$1])*[.$B$2]/[.$B$1]" office:value-type="float" office:value="1.0693359375" calcext:value-type="float">
            <text:p>1.069</text:p>
          </table:table-cell>
          <table:table-cell table:style-name="ce25" table:formula="of:=[$'Voltage Divisor'.$B$3]*[$'EE Data'.B42]/([$'Voltage Divisor'.$B$2]-[$'EE Data'.B42])" office:value-type="float" office:value="2720.49689440994" calcext:value-type="float">
            <text:p>2720.5</text:p>
          </table:table-cell>
          <table:table-cell table:formula="of:=MATCH([.C42];[$'Voltage Divisor'.$B$46:.$B$63];-1)" office:value-type="float" office:value="17" calcext:value-type="float">
            <text:p>17</text:p>
          </table:table-cell>
          <table:table-cell table:style-name="ce26" table:formula="of:=ROUND(([.C42]-INDIRECT(&quot;Voltage Divisor.D&quot;&amp;([.D42]+ROW([$'Voltage Divisor'.$A$46])-1)))/INDIRECT(&quot;Voltage Divisor.C&quot;&amp;([.D42]+ROW([$'Voltage Divisor'.$A$46])-1));0)" office:value-type="float" office:value="186" calcext:value-type="float">
            <text:p>186</text:p>
          </table:table-cell>
          <table:table-cell table:style-name="ce27" table:formula="of:=DEC2HEX([.E42])" office:value-type="string" office:string-value="BA" calcext:value-type="string">
            <text:p>0xBA</text:p>
          </table:table-cell>
          <table:table-cell table:number-columns-repeated="1018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24" table:formula="of:=([.A43]+[.$E$1])*[.$B$2]/[.$B$1]" office:value-type="float" office:value="1.07421875" calcext:value-type="float">
            <text:p>1.074</text:p>
          </table:table-cell>
          <table:table-cell table:style-name="ce25" table:formula="of:=[$'Voltage Divisor'.$B$3]*[$'EE Data'.B43]/([$'Voltage Divisor'.$B$2]-[$'EE Data'.B43])" office:value-type="float" office:value="2736.3184079602" calcext:value-type="float">
            <text:p>2736.3</text:p>
          </table:table-cell>
          <table:table-cell table:formula="of:=MATCH([.C43];[$'Voltage Divisor'.$B$46:.$B$63];-1)" office:value-type="float" office:value="17" calcext:value-type="float">
            <text:p>17</text:p>
          </table:table-cell>
          <table:table-cell table:style-name="ce26" table:formula="of:=ROUND(([.C43]-INDIRECT(&quot;Voltage Divisor.D&quot;&amp;([.D43]+ROW([$'Voltage Divisor'.$A$46])-1)))/INDIRECT(&quot;Voltage Divisor.C&quot;&amp;([.D43]+ROW([$'Voltage Divisor'.$A$46])-1));0)" office:value-type="float" office:value="186" calcext:value-type="float">
            <text:p>186</text:p>
          </table:table-cell>
          <table:table-cell table:style-name="ce27" table:formula="of:=DEC2HEX([.E43])" office:value-type="string" office:string-value="BA" calcext:value-type="string">
            <text:p>0xBA</text:p>
          </table:table-cell>
          <table:table-cell table:number-columns-repeated="1018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24" table:formula="of:=([.A44]+[.$E$1])*[.$B$2]/[.$B$1]" office:value-type="float" office:value="1.0791015625" calcext:value-type="float">
            <text:p>1.079</text:p>
          </table:table-cell>
          <table:table-cell table:style-name="ce25" table:formula="of:=[$'Voltage Divisor'.$B$3]*[$'EE Data'.B44]/([$'Voltage Divisor'.$B$2]-[$'EE Data'.B44])" office:value-type="float" office:value="2752.17932752179" calcext:value-type="float">
            <text:p>2752.2</text:p>
          </table:table-cell>
          <table:table-cell table:formula="of:=MATCH([.C44];[$'Voltage Divisor'.$B$46:.$B$63];-1)" office:value-type="float" office:value="17" calcext:value-type="float">
            <text:p>17</text:p>
          </table:table-cell>
          <table:table-cell table:style-name="ce26" table:formula="of:=ROUND(([.C44]-INDIRECT(&quot;Voltage Divisor.D&quot;&amp;([.D44]+ROW([$'Voltage Divisor'.$A$46])-1)))/INDIRECT(&quot;Voltage Divisor.C&quot;&amp;([.D44]+ROW([$'Voltage Divisor'.$A$46])-1));0)" office:value-type="float" office:value="186" calcext:value-type="float">
            <text:p>186</text:p>
          </table:table-cell>
          <table:table-cell table:style-name="ce27" table:formula="of:=DEC2HEX([.E44])" office:value-type="string" office:string-value="BA" calcext:value-type="string">
            <text:p>0xBA</text:p>
          </table:table-cell>
          <table:table-cell table:number-columns-repeated="1018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24" table:formula="of:=([.A45]+[.$E$1])*[.$B$2]/[.$B$1]" office:value-type="float" office:value="1.083984375" calcext:value-type="float">
            <text:p>1.084</text:p>
          </table:table-cell>
          <table:table-cell table:style-name="ce25" table:formula="of:=[$'Voltage Divisor'.$B$3]*[$'EE Data'.B45]/([$'Voltage Divisor'.$B$2]-[$'EE Data'.B45])" office:value-type="float" office:value="2768.07980049875" calcext:value-type="float">
            <text:p>2768.1</text:p>
          </table:table-cell>
          <table:table-cell table:formula="of:=MATCH([.C45];[$'Voltage Divisor'.$B$46:.$B$63];-1)" office:value-type="float" office:value="17" calcext:value-type="float">
            <text:p>17</text:p>
          </table:table-cell>
          <table:table-cell table:style-name="ce26" table:formula="of:=ROUND(([.C45]-INDIRECT(&quot;Voltage Divisor.D&quot;&amp;([.D45]+ROW([$'Voltage Divisor'.$A$46])-1)))/INDIRECT(&quot;Voltage Divisor.C&quot;&amp;([.D45]+ROW([$'Voltage Divisor'.$A$46])-1));0)" office:value-type="float" office:value="186" calcext:value-type="float">
            <text:p>186</text:p>
          </table:table-cell>
          <table:table-cell table:style-name="ce27" table:formula="of:=DEC2HEX([.E45])" office:value-type="string" office:string-value="BA" calcext:value-type="string">
            <text:p>0xBA</text:p>
          </table:table-cell>
          <table:table-cell table:number-columns-repeated="1018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24" table:formula="of:=([.A46]+[.$E$1])*[.$B$2]/[.$B$1]" office:value-type="float" office:value="1.0888671875" calcext:value-type="float">
            <text:p>1.089</text:p>
          </table:table-cell>
          <table:table-cell table:style-name="ce25" table:formula="of:=[$'Voltage Divisor'.$B$3]*[$'EE Data'.B46]/([$'Voltage Divisor'.$B$2]-[$'EE Data'.B46])" office:value-type="float" office:value="2784.01997503121" calcext:value-type="float">
            <text:p>2784.0</text:p>
          </table:table-cell>
          <table:table-cell table:formula="of:=MATCH([.C46];[$'Voltage Divisor'.$B$46:.$B$63];-1)" office:value-type="float" office:value="17" calcext:value-type="float">
            <text:p>17</text:p>
          </table:table-cell>
          <table:table-cell table:style-name="ce26" table:formula="of:=ROUND(([.C46]-INDIRECT(&quot;Voltage Divisor.D&quot;&amp;([.D46]+ROW([$'Voltage Divisor'.$A$46])-1)))/INDIRECT(&quot;Voltage Divisor.C&quot;&amp;([.D46]+ROW([$'Voltage Divisor'.$A$46])-1));0)" office:value-type="float" office:value="186" calcext:value-type="float">
            <text:p>186</text:p>
          </table:table-cell>
          <table:table-cell table:style-name="ce27" table:formula="of:=DEC2HEX([.E46])" office:value-type="string" office:string-value="BA" calcext:value-type="string">
            <text:p>0xBA</text:p>
          </table:table-cell>
          <table:table-cell table:number-columns-repeated="1018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24" table:formula="of:=([.A47]+[.$E$1])*[.$B$2]/[.$B$1]" office:value-type="float" office:value="1.09375" calcext:value-type="float">
            <text:p>1.094</text:p>
          </table:table-cell>
          <table:table-cell table:style-name="ce25" table:formula="of:=[$'Voltage Divisor'.$B$3]*[$'EE Data'.B47]/([$'Voltage Divisor'.$B$2]-[$'EE Data'.B47])" office:value-type="float" office:value="2800" calcext:value-type="float">
            <text:p>2800.0</text:p>
          </table:table-cell>
          <table:table-cell table:formula="of:=MATCH([.C47];[$'Voltage Divisor'.$B$46:.$B$63];-1)" office:value-type="float" office:value="17" calcext:value-type="float">
            <text:p>17</text:p>
          </table:table-cell>
          <table:table-cell table:style-name="ce26" table:formula="of:=ROUND(([.C47]-INDIRECT(&quot;Voltage Divisor.D&quot;&amp;([.D47]+ROW([$'Voltage Divisor'.$A$46])-1)))/INDIRECT(&quot;Voltage Divisor.C&quot;&amp;([.D47]+ROW([$'Voltage Divisor'.$A$46])-1));0)" office:value-type="float" office:value="185" calcext:value-type="float">
            <text:p>185</text:p>
          </table:table-cell>
          <table:table-cell table:style-name="ce27" table:formula="of:=DEC2HEX([.E47])" office:value-type="string" office:string-value="B9" calcext:value-type="string">
            <text:p>0xB9</text:p>
          </table:table-cell>
          <table:table-cell table:number-columns-repeated="1018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24" table:formula="of:=([.A48]+[.$E$1])*[.$B$2]/[.$B$1]" office:value-type="float" office:value="1.0986328125" calcext:value-type="float">
            <text:p>1.099</text:p>
          </table:table-cell>
          <table:table-cell table:style-name="ce25" table:formula="of:=[$'Voltage Divisor'.$B$3]*[$'EE Data'.B48]/([$'Voltage Divisor'.$B$2]-[$'EE Data'.B48])" office:value-type="float" office:value="2816.02002503129" calcext:value-type="float">
            <text:p>2816.0</text:p>
          </table:table-cell>
          <table:table-cell table:formula="of:=MATCH([.C48];[$'Voltage Divisor'.$B$46:.$B$63];-1)" office:value-type="float" office:value="17" calcext:value-type="float">
            <text:p>17</text:p>
          </table:table-cell>
          <table:table-cell table:style-name="ce26" table:formula="of:=ROUND(([.C48]-INDIRECT(&quot;Voltage Divisor.D&quot;&amp;([.D48]+ROW([$'Voltage Divisor'.$A$46])-1)))/INDIRECT(&quot;Voltage Divisor.C&quot;&amp;([.D48]+ROW([$'Voltage Divisor'.$A$46])-1));0)" office:value-type="float" office:value="185" calcext:value-type="float">
            <text:p>185</text:p>
          </table:table-cell>
          <table:table-cell table:style-name="ce27" table:formula="of:=DEC2HEX([.E48])" office:value-type="string" office:string-value="B9" calcext:value-type="string">
            <text:p>0xB9</text:p>
          </table:table-cell>
          <table:table-cell table:number-columns-repeated="1018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24" table:formula="of:=([.A49]+[.$E$1])*[.$B$2]/[.$B$1]" office:value-type="float" office:value="1.103515625" calcext:value-type="float">
            <text:p>1.104</text:p>
          </table:table-cell>
          <table:table-cell table:style-name="ce25" table:formula="of:=[$'Voltage Divisor'.$B$3]*[$'EE Data'.B49]/([$'Voltage Divisor'.$B$2]-[$'EE Data'.B49])" office:value-type="float" office:value="2832.08020050125" calcext:value-type="float">
            <text:p>2832.1</text:p>
          </table:table-cell>
          <table:table-cell table:formula="of:=MATCH([.C49];[$'Voltage Divisor'.$B$46:.$B$63];-1)" office:value-type="float" office:value="17" calcext:value-type="float">
            <text:p>17</text:p>
          </table:table-cell>
          <table:table-cell table:style-name="ce26" table:formula="of:=ROUND(([.C49]-INDIRECT(&quot;Voltage Divisor.D&quot;&amp;([.D49]+ROW([$'Voltage Divisor'.$A$46])-1)))/INDIRECT(&quot;Voltage Divisor.C&quot;&amp;([.D49]+ROW([$'Voltage Divisor'.$A$46])-1));0)" office:value-type="float" office:value="185" calcext:value-type="float">
            <text:p>185</text:p>
          </table:table-cell>
          <table:table-cell table:style-name="ce27" table:formula="of:=DEC2HEX([.E49])" office:value-type="string" office:string-value="B9" calcext:value-type="string">
            <text:p>0xB9</text:p>
          </table:table-cell>
          <table:table-cell table:number-columns-repeated="1018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24" table:formula="of:=([.A50]+[.$E$1])*[.$B$2]/[.$B$1]" office:value-type="float" office:value="1.1083984375" calcext:value-type="float">
            <text:p>1.108</text:p>
          </table:table-cell>
          <table:table-cell table:style-name="ce25" table:formula="of:=[$'Voltage Divisor'.$B$3]*[$'EE Data'.B50]/([$'Voltage Divisor'.$B$2]-[$'EE Data'.B50])" office:value-type="float" office:value="2848.18067754078" calcext:value-type="float">
            <text:p>2848.2</text:p>
          </table:table-cell>
          <table:table-cell table:formula="of:=MATCH([.C50];[$'Voltage Divisor'.$B$46:.$B$63];-1)" office:value-type="float" office:value="17" calcext:value-type="float">
            <text:p>17</text:p>
          </table:table-cell>
          <table:table-cell table:style-name="ce26" table:formula="of:=ROUND(([.C50]-INDIRECT(&quot;Voltage Divisor.D&quot;&amp;([.D50]+ROW([$'Voltage Divisor'.$A$46])-1)))/INDIRECT(&quot;Voltage Divisor.C&quot;&amp;([.D50]+ROW([$'Voltage Divisor'.$A$46])-1));0)" office:value-type="float" office:value="185" calcext:value-type="float">
            <text:p>185</text:p>
          </table:table-cell>
          <table:table-cell table:style-name="ce27" table:formula="of:=DEC2HEX([.E50])" office:value-type="string" office:string-value="B9" calcext:value-type="string">
            <text:p>0xB9</text:p>
          </table:table-cell>
          <table:table-cell table:number-columns-repeated="1018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24" table:formula="of:=([.A51]+[.$E$1])*[.$B$2]/[.$B$1]" office:value-type="float" office:value="1.11328125" calcext:value-type="float">
            <text:p>1.113</text:p>
          </table:table-cell>
          <table:table-cell table:style-name="ce25" table:formula="of:=[$'Voltage Divisor'.$B$3]*[$'EE Data'.B51]/([$'Voltage Divisor'.$B$2]-[$'EE Data'.B51])" office:value-type="float" office:value="2864.3216080402" calcext:value-type="float">
            <text:p>2864.3</text:p>
          </table:table-cell>
          <table:table-cell table:formula="of:=MATCH([.C51];[$'Voltage Divisor'.$B$46:.$B$63];-1)" office:value-type="float" office:value="17" calcext:value-type="float">
            <text:p>17</text:p>
          </table:table-cell>
          <table:table-cell table:style-name="ce26" table:formula="of:=ROUND(([.C51]-INDIRECT(&quot;Voltage Divisor.D&quot;&amp;([.D51]+ROW([$'Voltage Divisor'.$A$46])-1)))/INDIRECT(&quot;Voltage Divisor.C&quot;&amp;([.D51]+ROW([$'Voltage Divisor'.$A$46])-1));0)" office:value-type="float" office:value="185" calcext:value-type="float">
            <text:p>185</text:p>
          </table:table-cell>
          <table:table-cell table:style-name="ce27" table:formula="of:=DEC2HEX([.E51])" office:value-type="string" office:string-value="B9" calcext:value-type="string">
            <text:p>0xB9</text:p>
          </table:table-cell>
          <table:table-cell table:number-columns-repeated="1018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24" table:formula="of:=([.A52]+[.$E$1])*[.$B$2]/[.$B$1]" office:value-type="float" office:value="1.1181640625" calcext:value-type="float">
            <text:p>1.118</text:p>
          </table:table-cell>
          <table:table-cell table:style-name="ce25" table:formula="of:=[$'Voltage Divisor'.$B$3]*[$'EE Data'.B52]/([$'Voltage Divisor'.$B$2]-[$'EE Data'.B52])" office:value-type="float" office:value="2880.50314465409" calcext:value-type="float">
            <text:p>2880.5</text:p>
          </table:table-cell>
          <table:table-cell table:formula="of:=MATCH([.C52];[$'Voltage Divisor'.$B$46:.$B$63];-1)" office:value-type="float" office:value="17" calcext:value-type="float">
            <text:p>17</text:p>
          </table:table-cell>
          <table:table-cell table:style-name="ce26" table:formula="of:=ROUND(([.C52]-INDIRECT(&quot;Voltage Divisor.D&quot;&amp;([.D52]+ROW([$'Voltage Divisor'.$A$46])-1)))/INDIRECT(&quot;Voltage Divisor.C&quot;&amp;([.D52]+ROW([$'Voltage Divisor'.$A$46])-1));0)" office:value-type="float" office:value="185" calcext:value-type="float">
            <text:p>185</text:p>
          </table:table-cell>
          <table:table-cell table:style-name="ce27" table:formula="of:=DEC2HEX([.E52])" office:value-type="string" office:string-value="B9" calcext:value-type="string">
            <text:p>0xB9</text:p>
          </table:table-cell>
          <table:table-cell table:number-columns-repeated="1018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24" table:formula="of:=([.A53]+[.$E$1])*[.$B$2]/[.$B$1]" office:value-type="float" office:value="1.123046875" calcext:value-type="float">
            <text:p>1.123</text:p>
          </table:table-cell>
          <table:table-cell table:style-name="ce25" table:formula="of:=[$'Voltage Divisor'.$B$3]*[$'EE Data'.B53]/([$'Voltage Divisor'.$B$2]-[$'EE Data'.B53])" office:value-type="float" office:value="2896.72544080605" calcext:value-type="float">
            <text:p>2896.7</text:p>
          </table:table-cell>
          <table:table-cell table:formula="of:=MATCH([.C53];[$'Voltage Divisor'.$B$46:.$B$63];-1)" office:value-type="float" office:value="17" calcext:value-type="float">
            <text:p>17</text:p>
          </table:table-cell>
          <table:table-cell table:style-name="ce26" table:formula="of:=ROUND(([.C53]-INDIRECT(&quot;Voltage Divisor.D&quot;&amp;([.D53]+ROW([$'Voltage Divisor'.$A$46])-1)))/INDIRECT(&quot;Voltage Divisor.C&quot;&amp;([.D53]+ROW([$'Voltage Divisor'.$A$46])-1));0)" office:value-type="float" office:value="184" calcext:value-type="float">
            <text:p>184</text:p>
          </table:table-cell>
          <table:table-cell table:style-name="ce27" table:formula="of:=DEC2HEX([.E53])" office:value-type="string" office:string-value="B8" calcext:value-type="string">
            <text:p>0xB8</text:p>
          </table:table-cell>
          <table:table-cell table:number-columns-repeated="1018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24" table:formula="of:=([.A54]+[.$E$1])*[.$B$2]/[.$B$1]" office:value-type="float" office:value="1.1279296875" calcext:value-type="float">
            <text:p>1.128</text:p>
          </table:table-cell>
          <table:table-cell table:style-name="ce25" table:formula="of:=[$'Voltage Divisor'.$B$3]*[$'EE Data'.B54]/([$'Voltage Divisor'.$B$2]-[$'EE Data'.B54])" office:value-type="float" office:value="2912.98865069357" calcext:value-type="float">
            <text:p>2913.0</text:p>
          </table:table-cell>
          <table:table-cell table:formula="of:=MATCH([.C54];[$'Voltage Divisor'.$B$46:.$B$63];-1)" office:value-type="float" office:value="17" calcext:value-type="float">
            <text:p>17</text:p>
          </table:table-cell>
          <table:table-cell table:style-name="ce26" table:formula="of:=ROUND(([.C54]-INDIRECT(&quot;Voltage Divisor.D&quot;&amp;([.D54]+ROW([$'Voltage Divisor'.$A$46])-1)))/INDIRECT(&quot;Voltage Divisor.C&quot;&amp;([.D54]+ROW([$'Voltage Divisor'.$A$46])-1));0)" office:value-type="float" office:value="184" calcext:value-type="float">
            <text:p>184</text:p>
          </table:table-cell>
          <table:table-cell table:style-name="ce27" table:formula="of:=DEC2HEX([.E54])" office:value-type="string" office:string-value="B8" calcext:value-type="string">
            <text:p>0xB8</text:p>
          </table:table-cell>
          <table:table-cell table:number-columns-repeated="1018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24" table:formula="of:=([.A55]+[.$E$1])*[.$B$2]/[.$B$1]" office:value-type="float" office:value="1.1328125" calcext:value-type="float">
            <text:p>1.133</text:p>
          </table:table-cell>
          <table:table-cell table:style-name="ce25" table:formula="of:=[$'Voltage Divisor'.$B$3]*[$'EE Data'.B55]/([$'Voltage Divisor'.$B$2]-[$'EE Data'.B55])" office:value-type="float" office:value="2929.29292929293" calcext:value-type="float">
            <text:p>2929.3</text:p>
          </table:table-cell>
          <table:table-cell table:formula="of:=MATCH([.C55];[$'Voltage Divisor'.$B$46:.$B$63];-1)" office:value-type="float" office:value="17" calcext:value-type="float">
            <text:p>17</text:p>
          </table:table-cell>
          <table:table-cell table:style-name="ce26" table:formula="of:=ROUND(([.C55]-INDIRECT(&quot;Voltage Divisor.D&quot;&amp;([.D55]+ROW([$'Voltage Divisor'.$A$46])-1)))/INDIRECT(&quot;Voltage Divisor.C&quot;&amp;([.D55]+ROW([$'Voltage Divisor'.$A$46])-1));0)" office:value-type="float" office:value="184" calcext:value-type="float">
            <text:p>184</text:p>
          </table:table-cell>
          <table:table-cell table:style-name="ce27" table:formula="of:=DEC2HEX([.E55])" office:value-type="string" office:string-value="B8" calcext:value-type="string">
            <text:p>0xB8</text:p>
          </table:table-cell>
          <table:table-cell table:number-columns-repeated="1018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24" table:formula="of:=([.A56]+[.$E$1])*[.$B$2]/[.$B$1]" office:value-type="float" office:value="1.1376953125" calcext:value-type="float">
            <text:p>1.138</text:p>
          </table:table-cell>
          <table:table-cell table:style-name="ce25" table:formula="of:=[$'Voltage Divisor'.$B$3]*[$'EE Data'.B56]/([$'Voltage Divisor'.$B$2]-[$'EE Data'.B56])" office:value-type="float" office:value="2945.6384323641" calcext:value-type="float">
            <text:p>2945.6</text:p>
          </table:table-cell>
          <table:table-cell table:formula="of:=MATCH([.C56];[$'Voltage Divisor'.$B$46:.$B$63];-1)" office:value-type="float" office:value="17" calcext:value-type="float">
            <text:p>17</text:p>
          </table:table-cell>
          <table:table-cell table:style-name="ce26" table:formula="of:=ROUND(([.C56]-INDIRECT(&quot;Voltage Divisor.D&quot;&amp;([.D56]+ROW([$'Voltage Divisor'.$A$46])-1)))/INDIRECT(&quot;Voltage Divisor.C&quot;&amp;([.D56]+ROW([$'Voltage Divisor'.$A$46])-1));0)" office:value-type="float" office:value="184" calcext:value-type="float">
            <text:p>184</text:p>
          </table:table-cell>
          <table:table-cell table:style-name="ce27" table:formula="of:=DEC2HEX([.E56])" office:value-type="string" office:string-value="B8" calcext:value-type="string">
            <text:p>0xB8</text:p>
          </table:table-cell>
          <table:table-cell table:number-columns-repeated="1018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24" table:formula="of:=([.A57]+[.$E$1])*[.$B$2]/[.$B$1]" office:value-type="float" office:value="1.142578125" calcext:value-type="float">
            <text:p>1.143</text:p>
          </table:table-cell>
          <table:table-cell table:style-name="ce25" table:formula="of:=[$'Voltage Divisor'.$B$3]*[$'EE Data'.B57]/([$'Voltage Divisor'.$B$2]-[$'EE Data'.B57])" office:value-type="float" office:value="2962.0253164557" calcext:value-type="float">
            <text:p>2962.0</text:p>
          </table:table-cell>
          <table:table-cell table:formula="of:=MATCH([.C57];[$'Voltage Divisor'.$B$46:.$B$63];-1)" office:value-type="float" office:value="17" calcext:value-type="float">
            <text:p>17</text:p>
          </table:table-cell>
          <table:table-cell table:style-name="ce26" table:formula="of:=ROUND(([.C57]-INDIRECT(&quot;Voltage Divisor.D&quot;&amp;([.D57]+ROW([$'Voltage Divisor'.$A$46])-1)))/INDIRECT(&quot;Voltage Divisor.C&quot;&amp;([.D57]+ROW([$'Voltage Divisor'.$A$46])-1));0)" office:value-type="float" office:value="184" calcext:value-type="float">
            <text:p>184</text:p>
          </table:table-cell>
          <table:table-cell table:style-name="ce27" table:formula="of:=DEC2HEX([.E57])" office:value-type="string" office:string-value="B8" calcext:value-type="string">
            <text:p>0xB8</text:p>
          </table:table-cell>
          <table:table-cell table:number-columns-repeated="1018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24" table:formula="of:=([.A58]+[.$E$1])*[.$B$2]/[.$B$1]" office:value-type="float" office:value="1.1474609375" calcext:value-type="float">
            <text:p>1.147</text:p>
          </table:table-cell>
          <table:table-cell table:style-name="ce25" table:formula="of:=[$'Voltage Divisor'.$B$3]*[$'EE Data'.B58]/([$'Voltage Divisor'.$B$2]-[$'EE Data'.B58])" office:value-type="float" office:value="2978.45373891001" calcext:value-type="float">
            <text:p>2978.5</text:p>
          </table:table-cell>
          <table:table-cell table:formula="of:=MATCH([.C58];[$'Voltage Divisor'.$B$46:.$B$63];-1)" office:value-type="float" office:value="17" calcext:value-type="float">
            <text:p>17</text:p>
          </table:table-cell>
          <table:table-cell table:style-name="ce26" table:formula="of:=ROUND(([.C58]-INDIRECT(&quot;Voltage Divisor.D&quot;&amp;([.D58]+ROW([$'Voltage Divisor'.$A$46])-1)))/INDIRECT(&quot;Voltage Divisor.C&quot;&amp;([.D58]+ROW([$'Voltage Divisor'.$A$46])-1));0)" office:value-type="float" office:value="184" calcext:value-type="float">
            <text:p>184</text:p>
          </table:table-cell>
          <table:table-cell table:style-name="ce27" table:formula="of:=DEC2HEX([.E58])" office:value-type="string" office:string-value="B8" calcext:value-type="string">
            <text:p>0xB8</text:p>
          </table:table-cell>
          <table:table-cell table:number-columns-repeated="1018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24" table:formula="of:=([.A59]+[.$E$1])*[.$B$2]/[.$B$1]" office:value-type="float" office:value="1.15234375" calcext:value-type="float">
            <text:p>1.152</text:p>
          </table:table-cell>
          <table:table-cell table:style-name="ce25" table:formula="of:=[$'Voltage Divisor'.$B$3]*[$'EE Data'.B59]/([$'Voltage Divisor'.$B$2]-[$'EE Data'.B59])" office:value-type="float" office:value="2994.92385786802" calcext:value-type="float">
            <text:p>2994.9</text:p>
          </table:table-cell>
          <table:table-cell table:formula="of:=MATCH([.C59];[$'Voltage Divisor'.$B$46:.$B$63];-1)" office:value-type="float" office:value="17" calcext:value-type="float">
            <text:p>17</text:p>
          </table:table-cell>
          <table:table-cell table:style-name="ce26" table:formula="of:=ROUND(([.C59]-INDIRECT(&quot;Voltage Divisor.D&quot;&amp;([.D59]+ROW([$'Voltage Divisor'.$A$46])-1)))/INDIRECT(&quot;Voltage Divisor.C&quot;&amp;([.D59]+ROW([$'Voltage Divisor'.$A$46])-1));0)" office:value-type="float" office:value="183" calcext:value-type="float">
            <text:p>183</text:p>
          </table:table-cell>
          <table:table-cell table:style-name="ce27" table:formula="of:=DEC2HEX([.E59])" office:value-type="string" office:string-value="B7" calcext:value-type="string">
            <text:p>0xB7</text:p>
          </table:table-cell>
          <table:table-cell table:number-columns-repeated="1018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24" table:formula="of:=([.A60]+[.$E$1])*[.$B$2]/[.$B$1]" office:value-type="float" office:value="1.1572265625" calcext:value-type="float">
            <text:p>1.157</text:p>
          </table:table-cell>
          <table:table-cell table:style-name="ce25" table:formula="of:=[$'Voltage Divisor'.$B$3]*[$'EE Data'.B60]/([$'Voltage Divisor'.$B$2]-[$'EE Data'.B60])" office:value-type="float" office:value="3011.43583227446" calcext:value-type="float">
            <text:p>3011.4</text:p>
          </table:table-cell>
          <table:table-cell table:formula="of:=MATCH([.C60];[$'Voltage Divisor'.$B$46:.$B$63];-1)" office:value-type="float" office:value="17" calcext:value-type="float">
            <text:p>17</text:p>
          </table:table-cell>
          <table:table-cell table:style-name="ce26" table:formula="of:=ROUND(([.C60]-INDIRECT(&quot;Voltage Divisor.D&quot;&amp;([.D60]+ROW([$'Voltage Divisor'.$A$46])-1)))/INDIRECT(&quot;Voltage Divisor.C&quot;&amp;([.D60]+ROW([$'Voltage Divisor'.$A$46])-1));0)" office:value-type="float" office:value="183" calcext:value-type="float">
            <text:p>183</text:p>
          </table:table-cell>
          <table:table-cell table:style-name="ce27" table:formula="of:=DEC2HEX([.E60])" office:value-type="string" office:string-value="B7" calcext:value-type="string">
            <text:p>0xB7</text:p>
          </table:table-cell>
          <table:table-cell table:number-columns-repeated="1018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24" table:formula="of:=([.A61]+[.$E$1])*[.$B$2]/[.$B$1]" office:value-type="float" office:value="1.162109375" calcext:value-type="float">
            <text:p>1.162</text:p>
          </table:table-cell>
          <table:table-cell table:style-name="ce25" table:formula="of:=[$'Voltage Divisor'.$B$3]*[$'EE Data'.B61]/([$'Voltage Divisor'.$B$2]-[$'EE Data'.B61])" office:value-type="float" office:value="3027.98982188295" calcext:value-type="float">
            <text:p>3028.0</text:p>
          </table:table-cell>
          <table:table-cell table:formula="of:=MATCH([.C61];[$'Voltage Divisor'.$B$46:.$B$63];-1)" office:value-type="float" office:value="17" calcext:value-type="float">
            <text:p>17</text:p>
          </table:table-cell>
          <table:table-cell table:style-name="ce26" table:formula="of:=ROUND(([.C61]-INDIRECT(&quot;Voltage Divisor.D&quot;&amp;([.D61]+ROW([$'Voltage Divisor'.$A$46])-1)))/INDIRECT(&quot;Voltage Divisor.C&quot;&amp;([.D61]+ROW([$'Voltage Divisor'.$A$46])-1));0)" office:value-type="float" office:value="183" calcext:value-type="float">
            <text:p>183</text:p>
          </table:table-cell>
          <table:table-cell table:style-name="ce27" table:formula="of:=DEC2HEX([.E61])" office:value-type="string" office:string-value="B7" calcext:value-type="string">
            <text:p>0xB7</text:p>
          </table:table-cell>
          <table:table-cell table:number-columns-repeated="1018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24" table:formula="of:=([.A62]+[.$E$1])*[.$B$2]/[.$B$1]" office:value-type="float" office:value="1.1669921875" calcext:value-type="float">
            <text:p>1.167</text:p>
          </table:table-cell>
          <table:table-cell table:style-name="ce25" table:formula="of:=[$'Voltage Divisor'.$B$3]*[$'EE Data'.B62]/([$'Voltage Divisor'.$B$2]-[$'EE Data'.B62])" office:value-type="float" office:value="3044.58598726115" calcext:value-type="float">
            <text:p>3044.6</text:p>
          </table:table-cell>
          <table:table-cell table:formula="of:=MATCH([.C62];[$'Voltage Divisor'.$B$46:.$B$63];-1)" office:value-type="float" office:value="17" calcext:value-type="float">
            <text:p>17</text:p>
          </table:table-cell>
          <table:table-cell table:style-name="ce26" table:formula="of:=ROUND(([.C62]-INDIRECT(&quot;Voltage Divisor.D&quot;&amp;([.D62]+ROW([$'Voltage Divisor'.$A$46])-1)))/INDIRECT(&quot;Voltage Divisor.C&quot;&amp;([.D62]+ROW([$'Voltage Divisor'.$A$46])-1));0)" office:value-type="float" office:value="183" calcext:value-type="float">
            <text:p>183</text:p>
          </table:table-cell>
          <table:table-cell table:style-name="ce27" table:formula="of:=DEC2HEX([.E62])" office:value-type="string" office:string-value="B7" calcext:value-type="string">
            <text:p>0xB7</text:p>
          </table:table-cell>
          <table:table-cell table:number-columns-repeated="1018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24" table:formula="of:=([.A63]+[.$E$1])*[.$B$2]/[.$B$1]" office:value-type="float" office:value="1.171875" calcext:value-type="float">
            <text:p>1.172</text:p>
          </table:table-cell>
          <table:table-cell table:style-name="ce25" table:formula="of:=[$'Voltage Divisor'.$B$3]*[$'EE Data'.B63]/([$'Voltage Divisor'.$B$2]-[$'EE Data'.B63])" office:value-type="float" office:value="3061.22448979592" calcext:value-type="float">
            <text:p>3061.2</text:p>
          </table:table-cell>
          <table:table-cell table:formula="of:=MATCH([.C63];[$'Voltage Divisor'.$B$46:.$B$63];-1)" office:value-type="float" office:value="17" calcext:value-type="float">
            <text:p>17</text:p>
          </table:table-cell>
          <table:table-cell table:style-name="ce26" table:formula="of:=ROUND(([.C63]-INDIRECT(&quot;Voltage Divisor.D&quot;&amp;([.D63]+ROW([$'Voltage Divisor'.$A$46])-1)))/INDIRECT(&quot;Voltage Divisor.C&quot;&amp;([.D63]+ROW([$'Voltage Divisor'.$A$46])-1));0)" office:value-type="float" office:value="183" calcext:value-type="float">
            <text:p>183</text:p>
          </table:table-cell>
          <table:table-cell table:style-name="ce27" table:formula="of:=DEC2HEX([.E63])" office:value-type="string" office:string-value="B7" calcext:value-type="string">
            <text:p>0xB7</text:p>
          </table:table-cell>
          <table:table-cell table:number-columns-repeated="1018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24" table:formula="of:=([.A64]+[.$E$1])*[.$B$2]/[.$B$1]" office:value-type="float" office:value="1.1767578125" calcext:value-type="float">
            <text:p>1.177</text:p>
          </table:table-cell>
          <table:table-cell table:style-name="ce25" table:formula="of:=[$'Voltage Divisor'.$B$3]*[$'EE Data'.B64]/([$'Voltage Divisor'.$B$2]-[$'EE Data'.B64])" office:value-type="float" office:value="3077.90549169859" calcext:value-type="float">
            <text:p>3077.9</text:p>
          </table:table-cell>
          <table:table-cell table:formula="of:=MATCH([.C64];[$'Voltage Divisor'.$B$46:.$B$63];-1)" office:value-type="float" office:value="17" calcext:value-type="float">
            <text:p>17</text:p>
          </table:table-cell>
          <table:table-cell table:style-name="ce26" table:formula="of:=ROUND(([.C64]-INDIRECT(&quot;Voltage Divisor.D&quot;&amp;([.D64]+ROW([$'Voltage Divisor'.$A$46])-1)))/INDIRECT(&quot;Voltage Divisor.C&quot;&amp;([.D64]+ROW([$'Voltage Divisor'.$A$46])-1));0)" office:value-type="float" office:value="183" calcext:value-type="float">
            <text:p>183</text:p>
          </table:table-cell>
          <table:table-cell table:style-name="ce27" table:formula="of:=DEC2HEX([.E64])" office:value-type="string" office:string-value="B7" calcext:value-type="string">
            <text:p>0xB7</text:p>
          </table:table-cell>
          <table:table-cell table:number-columns-repeated="1018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24" table:formula="of:=([.A65]+[.$E$1])*[.$B$2]/[.$B$1]" office:value-type="float" office:value="1.181640625" calcext:value-type="float">
            <text:p>1.182</text:p>
          </table:table-cell>
          <table:table-cell table:style-name="ce25" table:formula="of:=[$'Voltage Divisor'.$B$3]*[$'EE Data'.B65]/([$'Voltage Divisor'.$B$2]-[$'EE Data'.B65])" office:value-type="float" office:value="3094.62915601023" calcext:value-type="float">
            <text:p>3094.6</text:p>
          </table:table-cell>
          <table:table-cell table:formula="of:=MATCH([.C65];[$'Voltage Divisor'.$B$46:.$B$63];-1)" office:value-type="float" office:value="17" calcext:value-type="float">
            <text:p>17</text:p>
          </table:table-cell>
          <table:table-cell table:style-name="ce26" table:formula="of:=ROUND(([.C65]-INDIRECT(&quot;Voltage Divisor.D&quot;&amp;([.D65]+ROW([$'Voltage Divisor'.$A$46])-1)))/INDIRECT(&quot;Voltage Divisor.C&quot;&amp;([.D65]+ROW([$'Voltage Divisor'.$A$46])-1));0)" office:value-type="float" office:value="182" calcext:value-type="float">
            <text:p>182</text:p>
          </table:table-cell>
          <table:table-cell table:style-name="ce27" table:formula="of:=DEC2HEX([.E65])" office:value-type="string" office:string-value="B6" calcext:value-type="string">
            <text:p>0xB6</text:p>
          </table:table-cell>
          <table:table-cell table:number-columns-repeated="1018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24" table:formula="of:=([.A66]+[.$E$1])*[.$B$2]/[.$B$1]" office:value-type="float" office:value="1.1865234375" calcext:value-type="float">
            <text:p>1.187</text:p>
          </table:table-cell>
          <table:table-cell table:style-name="ce25" table:formula="of:=[$'Voltage Divisor'.$B$3]*[$'EE Data'.B66]/([$'Voltage Divisor'.$B$2]-[$'EE Data'.B66])" office:value-type="float" office:value="3111.39564660691" calcext:value-type="float">
            <text:p>3111.4</text:p>
          </table:table-cell>
          <table:table-cell table:formula="of:=MATCH([.C66];[$'Voltage Divisor'.$B$46:.$B$63];-1)" office:value-type="float" office:value="17" calcext:value-type="float">
            <text:p>17</text:p>
          </table:table-cell>
          <table:table-cell table:style-name="ce26" table:formula="of:=ROUND(([.C66]-INDIRECT(&quot;Voltage Divisor.D&quot;&amp;([.D66]+ROW([$'Voltage Divisor'.$A$46])-1)))/INDIRECT(&quot;Voltage Divisor.C&quot;&amp;([.D66]+ROW([$'Voltage Divisor'.$A$46])-1));0)" office:value-type="float" office:value="182" calcext:value-type="float">
            <text:p>182</text:p>
          </table:table-cell>
          <table:table-cell table:style-name="ce27" table:formula="of:=DEC2HEX([.E66])" office:value-type="string" office:string-value="B6" calcext:value-type="string">
            <text:p>0xB6</text:p>
          </table:table-cell>
          <table:table-cell table:number-columns-repeated="1018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24" table:formula="of:=([.A67]+[.$E$1])*[.$B$2]/[.$B$1]" office:value-type="float" office:value="1.19140625" calcext:value-type="float">
            <text:p>1.191</text:p>
          </table:table-cell>
          <table:table-cell table:style-name="ce25" table:formula="of:=[$'Voltage Divisor'.$B$3]*[$'EE Data'.B67]/([$'Voltage Divisor'.$B$2]-[$'EE Data'.B67])" office:value-type="float" office:value="3128.20512820513" calcext:value-type="float">
            <text:p>3128.2</text:p>
          </table:table-cell>
          <table:table-cell table:formula="of:=MATCH([.C67];[$'Voltage Divisor'.$B$46:.$B$63];-1)" office:value-type="float" office:value="17" calcext:value-type="float">
            <text:p>17</text:p>
          </table:table-cell>
          <table:table-cell table:style-name="ce26" table:formula="of:=ROUND(([.C67]-INDIRECT(&quot;Voltage Divisor.D&quot;&amp;([.D67]+ROW([$'Voltage Divisor'.$A$46])-1)))/INDIRECT(&quot;Voltage Divisor.C&quot;&amp;([.D67]+ROW([$'Voltage Divisor'.$A$46])-1));0)" office:value-type="float" office:value="182" calcext:value-type="float">
            <text:p>182</text:p>
          </table:table-cell>
          <table:table-cell table:style-name="ce27" table:formula="of:=DEC2HEX([.E67])" office:value-type="string" office:string-value="B6" calcext:value-type="string">
            <text:p>0xB6</text:p>
          </table:table-cell>
          <table:table-cell table:number-columns-repeated="1018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24" table:formula="of:=([.A68]+[.$E$1])*[.$B$2]/[.$B$1]" office:value-type="float" office:value="1.1962890625" calcext:value-type="float">
            <text:p>1.196</text:p>
          </table:table-cell>
          <table:table-cell table:style-name="ce25" table:formula="of:=[$'Voltage Divisor'.$B$3]*[$'EE Data'.B68]/([$'Voltage Divisor'.$B$2]-[$'EE Data'.B68])" office:value-type="float" office:value="3145.05776636714" calcext:value-type="float">
            <text:p>3145.1</text:p>
          </table:table-cell>
          <table:table-cell table:formula="of:=MATCH([.C68];[$'Voltage Divisor'.$B$46:.$B$63];-1)" office:value-type="float" office:value="17" calcext:value-type="float">
            <text:p>17</text:p>
          </table:table-cell>
          <table:table-cell table:style-name="ce26" table:formula="of:=ROUND(([.C68]-INDIRECT(&quot;Voltage Divisor.D&quot;&amp;([.D68]+ROW([$'Voltage Divisor'.$A$46])-1)))/INDIRECT(&quot;Voltage Divisor.C&quot;&amp;([.D68]+ROW([$'Voltage Divisor'.$A$46])-1));0)" office:value-type="float" office:value="182" calcext:value-type="float">
            <text:p>182</text:p>
          </table:table-cell>
          <table:table-cell table:style-name="ce27" table:formula="of:=DEC2HEX([.E68])" office:value-type="string" office:string-value="B6" calcext:value-type="string">
            <text:p>0xB6</text:p>
          </table:table-cell>
          <table:table-cell table:number-columns-repeated="1018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24" table:formula="of:=([.A69]+[.$E$1])*[.$B$2]/[.$B$1]" office:value-type="float" office:value="1.201171875" calcext:value-type="float">
            <text:p>1.201</text:p>
          </table:table-cell>
          <table:table-cell table:style-name="ce25" table:formula="of:=[$'Voltage Divisor'.$B$3]*[$'EE Data'.B69]/([$'Voltage Divisor'.$B$2]-[$'EE Data'.B69])" office:value-type="float" office:value="3161.95372750643" calcext:value-type="float">
            <text:p>3162.0</text:p>
          </table:table-cell>
          <table:table-cell table:formula="of:=MATCH([.C69];[$'Voltage Divisor'.$B$46:.$B$63];-1)" office:value-type="float" office:value="17" calcext:value-type="float">
            <text:p>17</text:p>
          </table:table-cell>
          <table:table-cell table:style-name="ce26" table:formula="of:=ROUND(([.C69]-INDIRECT(&quot;Voltage Divisor.D&quot;&amp;([.D69]+ROW([$'Voltage Divisor'.$A$46])-1)))/INDIRECT(&quot;Voltage Divisor.C&quot;&amp;([.D69]+ROW([$'Voltage Divisor'.$A$46])-1));0)" office:value-type="float" office:value="182" calcext:value-type="float">
            <text:p>182</text:p>
          </table:table-cell>
          <table:table-cell table:style-name="ce27" table:formula="of:=DEC2HEX([.E69])" office:value-type="string" office:string-value="B6" calcext:value-type="string">
            <text:p>0xB6</text:p>
          </table:table-cell>
          <table:table-cell table:number-columns-repeated="1018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24" table:formula="of:=([.A70]+[.$E$1])*[.$B$2]/[.$B$1]" office:value-type="float" office:value="1.2060546875" calcext:value-type="float">
            <text:p>1.206</text:p>
          </table:table-cell>
          <table:table-cell table:style-name="ce25" table:formula="of:=[$'Voltage Divisor'.$B$3]*[$'EE Data'.B70]/([$'Voltage Divisor'.$B$2]-[$'EE Data'.B70])" office:value-type="float" office:value="3178.89317889318" calcext:value-type="float">
            <text:p>3178.9</text:p>
          </table:table-cell>
          <table:table-cell table:formula="of:=MATCH([.C70];[$'Voltage Divisor'.$B$46:.$B$63];-1)" office:value-type="float" office:value="17" calcext:value-type="float">
            <text:p>17</text:p>
          </table:table-cell>
          <table:table-cell table:style-name="ce26" table:formula="of:=ROUND(([.C70]-INDIRECT(&quot;Voltage Divisor.D&quot;&amp;([.D70]+ROW([$'Voltage Divisor'.$A$46])-1)))/INDIRECT(&quot;Voltage Divisor.C&quot;&amp;([.D70]+ROW([$'Voltage Divisor'.$A$46])-1));0)" office:value-type="float" office:value="182" calcext:value-type="float">
            <text:p>182</text:p>
          </table:table-cell>
          <table:table-cell table:style-name="ce27" table:formula="of:=DEC2HEX([.E70])" office:value-type="string" office:string-value="B6" calcext:value-type="string">
            <text:p>0xB6</text:p>
          </table:table-cell>
          <table:table-cell table:number-columns-repeated="1018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 table:style-name="ce24" table:formula="of:=([.A71]+[.$E$1])*[.$B$2]/[.$B$1]" office:value-type="float" office:value="1.2109375" calcext:value-type="float">
            <text:p>1.211</text:p>
          </table:table-cell>
          <table:table-cell table:style-name="ce25" table:formula="of:=[$'Voltage Divisor'.$B$3]*[$'EE Data'.B71]/([$'Voltage Divisor'.$B$2]-[$'EE Data'.B71])" office:value-type="float" office:value="3195.87628865979" calcext:value-type="float">
            <text:p>3195.9</text:p>
          </table:table-cell>
          <table:table-cell table:formula="of:=MATCH([.C71];[$'Voltage Divisor'.$B$46:.$B$63];-1)" office:value-type="float" office:value="17" calcext:value-type="float">
            <text:p>17</text:p>
          </table:table-cell>
          <table:table-cell table:style-name="ce26" table:formula="of:=ROUND(([.C71]-INDIRECT(&quot;Voltage Divisor.D&quot;&amp;([.D71]+ROW([$'Voltage Divisor'.$A$46])-1)))/INDIRECT(&quot;Voltage Divisor.C&quot;&amp;([.D71]+ROW([$'Voltage Divisor'.$A$46])-1));0)" office:value-type="float" office:value="181" calcext:value-type="float">
            <text:p>181</text:p>
          </table:table-cell>
          <table:table-cell table:style-name="ce27" table:formula="of:=DEC2HEX([.E71])" office:value-type="string" office:string-value="B5" calcext:value-type="string">
            <text:p>0xB5</text:p>
          </table:table-cell>
          <table:table-cell table:number-columns-repeated="1018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 table:style-name="ce24" table:formula="of:=([.A72]+[.$E$1])*[.$B$2]/[.$B$1]" office:value-type="float" office:value="1.2158203125" calcext:value-type="float">
            <text:p>1.216</text:p>
          </table:table-cell>
          <table:table-cell table:style-name="ce25" table:formula="of:=[$'Voltage Divisor'.$B$3]*[$'EE Data'.B72]/([$'Voltage Divisor'.$B$2]-[$'EE Data'.B72])" office:value-type="float" office:value="3212.90322580645" calcext:value-type="float">
            <text:p>3212.9</text:p>
          </table:table-cell>
          <table:table-cell table:formula="of:=MATCH([.C72];[$'Voltage Divisor'.$B$46:.$B$63];-1)" office:value-type="float" office:value="17" calcext:value-type="float">
            <text:p>17</text:p>
          </table:table-cell>
          <table:table-cell table:style-name="ce26" table:formula="of:=ROUND(([.C72]-INDIRECT(&quot;Voltage Divisor.D&quot;&amp;([.D72]+ROW([$'Voltage Divisor'.$A$46])-1)))/INDIRECT(&quot;Voltage Divisor.C&quot;&amp;([.D72]+ROW([$'Voltage Divisor'.$A$46])-1));0)" office:value-type="float" office:value="181" calcext:value-type="float">
            <text:p>181</text:p>
          </table:table-cell>
          <table:table-cell table:style-name="ce27" table:formula="of:=DEC2HEX([.E72])" office:value-type="string" office:string-value="B5" calcext:value-type="string">
            <text:p>0xB5</text:p>
          </table:table-cell>
          <table:table-cell table:number-columns-repeated="1018"/>
        </table:table-row>
        <table:table-row table:style-name="ro3">
          <table:table-cell table:style-name="ce4" office:value-type="float" office:value="67" calcext:value-type="float">
            <text:p>67</text:p>
          </table:table-cell>
          <table:table-cell table:style-name="ce24" table:formula="of:=([.A73]+[.$E$1])*[.$B$2]/[.$B$1]" office:value-type="float" office:value="1.220703125" calcext:value-type="float">
            <text:p>1.221</text:p>
          </table:table-cell>
          <table:table-cell table:style-name="ce25" table:formula="of:=[$'Voltage Divisor'.$B$3]*[$'EE Data'.B73]/([$'Voltage Divisor'.$B$2]-[$'EE Data'.B73])" office:value-type="float" office:value="3229.97416020672" calcext:value-type="float">
            <text:p>3230.0</text:p>
          </table:table-cell>
          <table:table-cell table:formula="of:=MATCH([.C73];[$'Voltage Divisor'.$B$46:.$B$63];-1)" office:value-type="float" office:value="17" calcext:value-type="float">
            <text:p>17</text:p>
          </table:table-cell>
          <table:table-cell table:style-name="ce26" table:formula="of:=ROUND(([.C73]-INDIRECT(&quot;Voltage Divisor.D&quot;&amp;([.D73]+ROW([$'Voltage Divisor'.$A$46])-1)))/INDIRECT(&quot;Voltage Divisor.C&quot;&amp;([.D73]+ROW([$'Voltage Divisor'.$A$46])-1));0)" office:value-type="float" office:value="181" calcext:value-type="float">
            <text:p>181</text:p>
          </table:table-cell>
          <table:table-cell table:style-name="ce27" table:formula="of:=DEC2HEX([.E73])" office:value-type="string" office:string-value="B5" calcext:value-type="string">
            <text:p>0xB5</text:p>
          </table:table-cell>
          <table:table-cell table:number-columns-repeated="1018"/>
        </table:table-row>
        <table:table-row table:style-name="ro3">
          <table:table-cell table:style-name="ce4" office:value-type="float" office:value="68" calcext:value-type="float">
            <text:p>68</text:p>
          </table:table-cell>
          <table:table-cell table:style-name="ce24" table:formula="of:=([.A74]+[.$E$1])*[.$B$2]/[.$B$1]" office:value-type="float" office:value="1.2255859375" calcext:value-type="float">
            <text:p>1.226</text:p>
          </table:table-cell>
          <table:table-cell table:style-name="ce25" table:formula="of:=[$'Voltage Divisor'.$B$3]*[$'EE Data'.B74]/([$'Voltage Divisor'.$B$2]-[$'EE Data'.B74])" office:value-type="float" office:value="3247.0892626132" calcext:value-type="float">
            <text:p>3247.1</text:p>
          </table:table-cell>
          <table:table-cell table:formula="of:=MATCH([.C74];[$'Voltage Divisor'.$B$46:.$B$63];-1)" office:value-type="float" office:value="17" calcext:value-type="float">
            <text:p>17</text:p>
          </table:table-cell>
          <table:table-cell table:style-name="ce26" table:formula="of:=ROUND(([.C74]-INDIRECT(&quot;Voltage Divisor.D&quot;&amp;([.D74]+ROW([$'Voltage Divisor'.$A$46])-1)))/INDIRECT(&quot;Voltage Divisor.C&quot;&amp;([.D74]+ROW([$'Voltage Divisor'.$A$46])-1));0)" office:value-type="float" office:value="181" calcext:value-type="float">
            <text:p>181</text:p>
          </table:table-cell>
          <table:table-cell table:style-name="ce27" table:formula="of:=DEC2HEX([.E74])" office:value-type="string" office:string-value="B5" calcext:value-type="string">
            <text:p>0xB5</text:p>
          </table:table-cell>
          <table:table-cell table:number-columns-repeated="1018"/>
        </table:table-row>
        <table:table-row table:style-name="ro3">
          <table:table-cell table:style-name="ce4" office:value-type="float" office:value="69" calcext:value-type="float">
            <text:p>69</text:p>
          </table:table-cell>
          <table:table-cell table:style-name="ce24" table:formula="of:=([.A75]+[.$E$1])*[.$B$2]/[.$B$1]" office:value-type="float" office:value="1.23046875" calcext:value-type="float">
            <text:p>1.230</text:p>
          </table:table-cell>
          <table:table-cell table:style-name="ce25" table:formula="of:=[$'Voltage Divisor'.$B$3]*[$'EE Data'.B75]/([$'Voltage Divisor'.$B$2]-[$'EE Data'.B75])" office:value-type="float" office:value="3264.24870466321" calcext:value-type="float">
            <text:p>3264.2</text:p>
          </table:table-cell>
          <table:table-cell table:formula="of:=MATCH([.C75];[$'Voltage Divisor'.$B$46:.$B$63];-1)" office:value-type="float" office:value="17" calcext:value-type="float">
            <text:p>17</text:p>
          </table:table-cell>
          <table:table-cell table:style-name="ce26" table:formula="of:=ROUND(([.C75]-INDIRECT(&quot;Voltage Divisor.D&quot;&amp;([.D75]+ROW([$'Voltage Divisor'.$A$46])-1)))/INDIRECT(&quot;Voltage Divisor.C&quot;&amp;([.D75]+ROW([$'Voltage Divisor'.$A$46])-1));0)" office:value-type="float" office:value="181" calcext:value-type="float">
            <text:p>181</text:p>
          </table:table-cell>
          <table:table-cell table:style-name="ce27" table:formula="of:=DEC2HEX([.E75])" office:value-type="string" office:string-value="B5" calcext:value-type="string">
            <text:p>0xB5</text:p>
          </table:table-cell>
          <table:table-cell table:number-columns-repeated="1018"/>
        </table:table-row>
        <table:table-row table:style-name="ro3">
          <table:table-cell table:style-name="ce4" office:value-type="float" office:value="70" calcext:value-type="float">
            <text:p>70</text:p>
          </table:table-cell>
          <table:table-cell table:style-name="ce24" table:formula="of:=([.A76]+[.$E$1])*[.$B$2]/[.$B$1]" office:value-type="float" office:value="1.2353515625" calcext:value-type="float">
            <text:p>1.235</text:p>
          </table:table-cell>
          <table:table-cell table:style-name="ce25" table:formula="of:=[$'Voltage Divisor'.$B$3]*[$'EE Data'.B76]/([$'Voltage Divisor'.$B$2]-[$'EE Data'.B76])" office:value-type="float" office:value="3281.45265888457" calcext:value-type="float">
            <text:p>3281.5</text:p>
          </table:table-cell>
          <table:table-cell table:formula="of:=MATCH([.C76];[$'Voltage Divisor'.$B$46:.$B$63];-1)" office:value-type="float" office:value="17" calcext:value-type="float">
            <text:p>17</text:p>
          </table:table-cell>
          <table:table-cell table:style-name="ce26" table:formula="of:=ROUND(([.C76]-INDIRECT(&quot;Voltage Divisor.D&quot;&amp;([.D76]+ROW([$'Voltage Divisor'.$A$46])-1)))/INDIRECT(&quot;Voltage Divisor.C&quot;&amp;([.D76]+ROW([$'Voltage Divisor'.$A$46])-1));0)" office:value-type="float" office:value="180" calcext:value-type="float">
            <text:p>180</text:p>
          </table:table-cell>
          <table:table-cell table:style-name="ce27" table:formula="of:=DEC2HEX([.E76])" office:value-type="string" office:string-value="B4" calcext:value-type="string">
            <text:p>0xB4</text:p>
          </table:table-cell>
          <table:table-cell table:number-columns-repeated="1018"/>
        </table:table-row>
        <table:table-row table:style-name="ro3">
          <table:table-cell table:style-name="ce4" office:value-type="float" office:value="71" calcext:value-type="float">
            <text:p>71</text:p>
          </table:table-cell>
          <table:table-cell table:style-name="ce24" table:formula="of:=([.A77]+[.$E$1])*[.$B$2]/[.$B$1]" office:value-type="float" office:value="1.240234375" calcext:value-type="float">
            <text:p>1.240</text:p>
          </table:table-cell>
          <table:table-cell table:style-name="ce25" table:formula="of:=[$'Voltage Divisor'.$B$3]*[$'EE Data'.B77]/([$'Voltage Divisor'.$B$2]-[$'EE Data'.B77])" office:value-type="float" office:value="3298.7012987013" calcext:value-type="float">
            <text:p>3298.7</text:p>
          </table:table-cell>
          <table:table-cell table:formula="of:=MATCH([.C77];[$'Voltage Divisor'.$B$46:.$B$63];-1)" office:value-type="float" office:value="17" calcext:value-type="float">
            <text:p>17</text:p>
          </table:table-cell>
          <table:table-cell table:style-name="ce26" table:formula="of:=ROUND(([.C77]-INDIRECT(&quot;Voltage Divisor.D&quot;&amp;([.D77]+ROW([$'Voltage Divisor'.$A$46])-1)))/INDIRECT(&quot;Voltage Divisor.C&quot;&amp;([.D77]+ROW([$'Voltage Divisor'.$A$46])-1));0)" office:value-type="float" office:value="180" calcext:value-type="float">
            <text:p>180</text:p>
          </table:table-cell>
          <table:table-cell table:style-name="ce27" table:formula="of:=DEC2HEX([.E77])" office:value-type="string" office:string-value="B4" calcext:value-type="string">
            <text:p>0xB4</text:p>
          </table:table-cell>
          <table:table-cell table:number-columns-repeated="1018"/>
        </table:table-row>
        <table:table-row table:style-name="ro3">
          <table:table-cell table:style-name="ce4" office:value-type="float" office:value="72" calcext:value-type="float">
            <text:p>72</text:p>
          </table:table-cell>
          <table:table-cell table:style-name="ce24" table:formula="of:=([.A78]+[.$E$1])*[.$B$2]/[.$B$1]" office:value-type="float" office:value="1.2451171875" calcext:value-type="float">
            <text:p>1.245</text:p>
          </table:table-cell>
          <table:table-cell table:style-name="ce25" table:formula="of:=[$'Voltage Divisor'.$B$3]*[$'EE Data'.B78]/([$'Voltage Divisor'.$B$2]-[$'EE Data'.B78])" office:value-type="float" office:value="3315.99479843953" calcext:value-type="float">
            <text:p>3316.0</text:p>
          </table:table-cell>
          <table:table-cell table:formula="of:=MATCH([.C78];[$'Voltage Divisor'.$B$46:.$B$63];-1)" office:value-type="float" office:value="17" calcext:value-type="float">
            <text:p>17</text:p>
          </table:table-cell>
          <table:table-cell table:style-name="ce26" table:formula="of:=ROUND(([.C78]-INDIRECT(&quot;Voltage Divisor.D&quot;&amp;([.D78]+ROW([$'Voltage Divisor'.$A$46])-1)))/INDIRECT(&quot;Voltage Divisor.C&quot;&amp;([.D78]+ROW([$'Voltage Divisor'.$A$46])-1));0)" office:value-type="float" office:value="180" calcext:value-type="float">
            <text:p>180</text:p>
          </table:table-cell>
          <table:table-cell table:style-name="ce27" table:formula="of:=DEC2HEX([.E78])" office:value-type="string" office:string-value="B4" calcext:value-type="string">
            <text:p>0xB4</text:p>
          </table:table-cell>
          <table:table-cell table:number-columns-repeated="1018"/>
        </table:table-row>
        <table:table-row table:style-name="ro3">
          <table:table-cell table:style-name="ce4" office:value-type="float" office:value="73" calcext:value-type="float">
            <text:p>73</text:p>
          </table:table-cell>
          <table:table-cell table:style-name="ce24" table:formula="of:=([.A79]+[.$E$1])*[.$B$2]/[.$B$1]" office:value-type="float" office:value="1.25" calcext:value-type="float">
            <text:p>1.250</text:p>
          </table:table-cell>
          <table:table-cell table:style-name="ce25" table:formula="of:=[$'Voltage Divisor'.$B$3]*[$'EE Data'.B79]/([$'Voltage Divisor'.$B$2]-[$'EE Data'.B79])" office:value-type="float" office:value="3333.33333333333" calcext:value-type="float">
            <text:p>3333.3</text:p>
          </table:table-cell>
          <table:table-cell table:formula="of:=MATCH([.C79];[$'Voltage Divisor'.$B$46:.$B$63];-1)" office:value-type="float" office:value="16" calcext:value-type="float">
            <text:p>16</text:p>
          </table:table-cell>
          <table:table-cell table:style-name="ce26" table:formula="of:=ROUND(([.C79]-INDIRECT(&quot;Voltage Divisor.D&quot;&amp;([.D79]+ROW([$'Voltage Divisor'.$A$46])-1)))/INDIRECT(&quot;Voltage Divisor.C&quot;&amp;([.D79]+ROW([$'Voltage Divisor'.$A$46])-1));0)" office:value-type="float" office:value="173" calcext:value-type="float">
            <text:p>173</text:p>
          </table:table-cell>
          <table:table-cell table:style-name="ce27" table:formula="of:=DEC2HEX([.E79])" office:value-type="string" office:string-value="AD" calcext:value-type="string">
            <text:p>0xAD</text:p>
          </table:table-cell>
          <table:table-cell table:number-columns-repeated="1018"/>
        </table:table-row>
        <table:table-row table:style-name="ro3">
          <table:table-cell table:style-name="ce4" office:value-type="float" office:value="74" calcext:value-type="float">
            <text:p>74</text:p>
          </table:table-cell>
          <table:table-cell table:style-name="ce24" table:formula="of:=([.A80]+[.$E$1])*[.$B$2]/[.$B$1]" office:value-type="float" office:value="1.2548828125" calcext:value-type="float">
            <text:p>1.255</text:p>
          </table:table-cell>
          <table:table-cell table:style-name="ce25" table:formula="of:=[$'Voltage Divisor'.$B$3]*[$'EE Data'.B80]/([$'Voltage Divisor'.$B$2]-[$'EE Data'.B80])" office:value-type="float" office:value="3350.71707953064" calcext:value-type="float">
            <text:p>3350.7</text:p>
          </table:table-cell>
          <table:table-cell table:formula="of:=MATCH([.C80];[$'Voltage Divisor'.$B$46:.$B$63];-1)" office:value-type="float" office:value="16" calcext:value-type="float">
            <text:p>16</text:p>
          </table:table-cell>
          <table:table-cell table:style-name="ce26" table:formula="of:=ROUND(([.C80]-INDIRECT(&quot;Voltage Divisor.D&quot;&amp;([.D80]+ROW([$'Voltage Divisor'.$A$46])-1)))/INDIRECT(&quot;Voltage Divisor.C&quot;&amp;([.D80]+ROW([$'Voltage Divisor'.$A$46])-1));0)" office:value-type="float" office:value="173" calcext:value-type="float">
            <text:p>173</text:p>
          </table:table-cell>
          <table:table-cell table:style-name="ce27" table:formula="of:=DEC2HEX([.E80])" office:value-type="string" office:string-value="AD" calcext:value-type="string">
            <text:p>0xAD</text:p>
          </table:table-cell>
          <table:table-cell table:number-columns-repeated="1018"/>
        </table:table-row>
        <table:table-row table:style-name="ro3">
          <table:table-cell table:style-name="ce4" office:value-type="float" office:value="75" calcext:value-type="float">
            <text:p>75</text:p>
          </table:table-cell>
          <table:table-cell table:style-name="ce24" table:formula="of:=([.A81]+[.$E$1])*[.$B$2]/[.$B$1]" office:value-type="float" office:value="1.259765625" calcext:value-type="float">
            <text:p>1.260</text:p>
          </table:table-cell>
          <table:table-cell table:style-name="ce25" table:formula="of:=[$'Voltage Divisor'.$B$3]*[$'EE Data'.B81]/([$'Voltage Divisor'.$B$2]-[$'EE Data'.B81])" office:value-type="float" office:value="3368.14621409922" calcext:value-type="float">
            <text:p>3368.1</text:p>
          </table:table-cell>
          <table:table-cell table:formula="of:=MATCH([.C81];[$'Voltage Divisor'.$B$46:.$B$63];-1)" office:value-type="float" office:value="16" calcext:value-type="float">
            <text:p>16</text:p>
          </table:table-cell>
          <table:table-cell table:style-name="ce26" table:formula="of:=ROUND(([.C81]-INDIRECT(&quot;Voltage Divisor.D&quot;&amp;([.D81]+ROW([$'Voltage Divisor'.$A$46])-1)))/INDIRECT(&quot;Voltage Divisor.C&quot;&amp;([.D81]+ROW([$'Voltage Divisor'.$A$46])-1));0)" office:value-type="float" office:value="173" calcext:value-type="float">
            <text:p>173</text:p>
          </table:table-cell>
          <table:table-cell table:style-name="ce27" table:formula="of:=DEC2HEX([.E81])" office:value-type="string" office:string-value="AD" calcext:value-type="string">
            <text:p>0xAD</text:p>
          </table:table-cell>
          <table:table-cell table:number-columns-repeated="1018"/>
        </table:table-row>
        <table:table-row table:style-name="ro3">
          <table:table-cell table:style-name="ce4" office:value-type="float" office:value="76" calcext:value-type="float">
            <text:p>76</text:p>
          </table:table-cell>
          <table:table-cell table:style-name="ce24" table:formula="of:=([.A82]+[.$E$1])*[.$B$2]/[.$B$1]" office:value-type="float" office:value="1.2646484375" calcext:value-type="float">
            <text:p>1.265</text:p>
          </table:table-cell>
          <table:table-cell table:style-name="ce25" table:formula="of:=[$'Voltage Divisor'.$B$3]*[$'EE Data'.B82]/([$'Voltage Divisor'.$B$2]-[$'EE Data'.B82])" office:value-type="float" office:value="3385.62091503268" calcext:value-type="float">
            <text:p>3385.6</text:p>
          </table:table-cell>
          <table:table-cell table:formula="of:=MATCH([.C82];[$'Voltage Divisor'.$B$46:.$B$63];-1)" office:value-type="float" office:value="16" calcext:value-type="float">
            <text:p>16</text:p>
          </table:table-cell>
          <table:table-cell table:style-name="ce26" table:formula="of:=ROUND(([.C82]-INDIRECT(&quot;Voltage Divisor.D&quot;&amp;([.D82]+ROW([$'Voltage Divisor'.$A$46])-1)))/INDIRECT(&quot;Voltage Divisor.C&quot;&amp;([.D82]+ROW([$'Voltage Divisor'.$A$46])-1));0)" office:value-type="float" office:value="173" calcext:value-type="float">
            <text:p>173</text:p>
          </table:table-cell>
          <table:table-cell table:style-name="ce27" table:formula="of:=DEC2HEX([.E82])" office:value-type="string" office:string-value="AD" calcext:value-type="string">
            <text:p>0xAD</text:p>
          </table:table-cell>
          <table:table-cell table:number-columns-repeated="1018"/>
        </table:table-row>
        <table:table-row table:style-name="ro3">
          <table:table-cell table:style-name="ce4" office:value-type="float" office:value="77" calcext:value-type="float">
            <text:p>77</text:p>
          </table:table-cell>
          <table:table-cell table:style-name="ce24" table:formula="of:=([.A83]+[.$E$1])*[.$B$2]/[.$B$1]" office:value-type="float" office:value="1.26953125" calcext:value-type="float">
            <text:p>1.270</text:p>
          </table:table-cell>
          <table:table-cell table:style-name="ce25" table:formula="of:=[$'Voltage Divisor'.$B$3]*[$'EE Data'.B83]/([$'Voltage Divisor'.$B$2]-[$'EE Data'.B83])" office:value-type="float" office:value="3403.14136125654" calcext:value-type="float">
            <text:p>3403.1</text:p>
          </table:table-cell>
          <table:table-cell table:formula="of:=MATCH([.C83];[$'Voltage Divisor'.$B$46:.$B$63];-1)" office:value-type="float" office:value="16" calcext:value-type="float">
            <text:p>16</text:p>
          </table:table-cell>
          <table:table-cell table:style-name="ce26" table:formula="of:=ROUND(([.C83]-INDIRECT(&quot;Voltage Divisor.D&quot;&amp;([.D83]+ROW([$'Voltage Divisor'.$A$46])-1)))/INDIRECT(&quot;Voltage Divisor.C&quot;&amp;([.D83]+ROW([$'Voltage Divisor'.$A$46])-1));0)" office:value-type="float" office:value="173" calcext:value-type="float">
            <text:p>173</text:p>
          </table:table-cell>
          <table:table-cell table:style-name="ce27" table:formula="of:=DEC2HEX([.E83])" office:value-type="string" office:string-value="AD" calcext:value-type="string">
            <text:p>0xAD</text:p>
          </table:table-cell>
          <table:table-cell table:number-columns-repeated="1018"/>
        </table:table-row>
        <table:table-row table:style-name="ro3">
          <table:table-cell table:style-name="ce4" office:value-type="float" office:value="78" calcext:value-type="float">
            <text:p>78</text:p>
          </table:table-cell>
          <table:table-cell table:style-name="ce24" table:formula="of:=([.A84]+[.$E$1])*[.$B$2]/[.$B$1]" office:value-type="float" office:value="1.2744140625" calcext:value-type="float">
            <text:p>1.274</text:p>
          </table:table-cell>
          <table:table-cell table:style-name="ce25" table:formula="of:=[$'Voltage Divisor'.$B$3]*[$'EE Data'.B84]/([$'Voltage Divisor'.$B$2]-[$'EE Data'.B84])" office:value-type="float" office:value="3420.70773263434" calcext:value-type="float">
            <text:p>3420.7</text:p>
          </table:table-cell>
          <table:table-cell table:formula="of:=MATCH([.C84];[$'Voltage Divisor'.$B$46:.$B$63];-1)" office:value-type="float" office:value="16" calcext:value-type="float">
            <text:p>16</text:p>
          </table:table-cell>
          <table:table-cell table:style-name="ce26" table:formula="of:=ROUND(([.C84]-INDIRECT(&quot;Voltage Divisor.D&quot;&amp;([.D84]+ROW([$'Voltage Divisor'.$A$46])-1)))/INDIRECT(&quot;Voltage Divisor.C&quot;&amp;([.D84]+ROW([$'Voltage Divisor'.$A$46])-1));0)" office:value-type="float" office:value="173" calcext:value-type="float">
            <text:p>173</text:p>
          </table:table-cell>
          <table:table-cell table:style-name="ce27" table:formula="of:=DEC2HEX([.E84])" office:value-type="string" office:string-value="AD" calcext:value-type="string">
            <text:p>0xAD</text:p>
          </table:table-cell>
          <table:table-cell table:number-columns-repeated="1018"/>
        </table:table-row>
        <table:table-row table:style-name="ro3">
          <table:table-cell table:style-name="ce4" office:value-type="float" office:value="79" calcext:value-type="float">
            <text:p>79</text:p>
          </table:table-cell>
          <table:table-cell table:style-name="ce24" table:formula="of:=([.A85]+[.$E$1])*[.$B$2]/[.$B$1]" office:value-type="float" office:value="1.279296875" calcext:value-type="float">
            <text:p>1.279</text:p>
          </table:table-cell>
          <table:table-cell table:style-name="ce25" table:formula="of:=[$'Voltage Divisor'.$B$3]*[$'EE Data'.B85]/([$'Voltage Divisor'.$B$2]-[$'EE Data'.B85])" office:value-type="float" office:value="3438.32020997375" calcext:value-type="float">
            <text:p>3438.3</text:p>
          </table:table-cell>
          <table:table-cell table:formula="of:=MATCH([.C85];[$'Voltage Divisor'.$B$46:.$B$63];-1)" office:value-type="float" office:value="16" calcext:value-type="float">
            <text:p>16</text:p>
          </table:table-cell>
          <table:table-cell table:style-name="ce26" table:formula="of:=ROUND(([.C85]-INDIRECT(&quot;Voltage Divisor.D&quot;&amp;([.D85]+ROW([$'Voltage Divisor'.$A$46])-1)))/INDIRECT(&quot;Voltage Divisor.C&quot;&amp;([.D85]+ROW([$'Voltage Divisor'.$A$46])-1));0)" office:value-type="float" office:value="173" calcext:value-type="float">
            <text:p>173</text:p>
          </table:table-cell>
          <table:table-cell table:style-name="ce27" table:formula="of:=DEC2HEX([.E85])" office:value-type="string" office:string-value="AD" calcext:value-type="string">
            <text:p>0xAD</text:p>
          </table:table-cell>
          <table:table-cell table:number-columns-repeated="1018"/>
        </table:table-row>
        <table:table-row table:style-name="ro3">
          <table:table-cell table:style-name="ce4" office:value-type="float" office:value="80" calcext:value-type="float">
            <text:p>80</text:p>
          </table:table-cell>
          <table:table-cell table:style-name="ce24" table:formula="of:=([.A86]+[.$E$1])*[.$B$2]/[.$B$1]" office:value-type="float" office:value="1.2841796875" calcext:value-type="float">
            <text:p>1.284</text:p>
          </table:table-cell>
          <table:table-cell table:style-name="ce25" table:formula="of:=[$'Voltage Divisor'.$B$3]*[$'EE Data'.B86]/([$'Voltage Divisor'.$B$2]-[$'EE Data'.B86])" office:value-type="float" office:value="3455.97897503285" calcext:value-type="float">
            <text:p>3456.0</text:p>
          </table:table-cell>
          <table:table-cell table:formula="of:=MATCH([.C86];[$'Voltage Divisor'.$B$46:.$B$63];-1)" office:value-type="float" office:value="16" calcext:value-type="float">
            <text:p>16</text:p>
          </table:table-cell>
          <table:table-cell table:style-name="ce26" table:formula="of:=ROUND(([.C86]-INDIRECT(&quot;Voltage Divisor.D&quot;&amp;([.D86]+ROW([$'Voltage Divisor'.$A$46])-1)))/INDIRECT(&quot;Voltage Divisor.C&quot;&amp;([.D86]+ROW([$'Voltage Divisor'.$A$46])-1));0)" office:value-type="float" office:value="172" calcext:value-type="float">
            <text:p>172</text:p>
          </table:table-cell>
          <table:table-cell table:style-name="ce27" table:formula="of:=DEC2HEX([.E86])" office:value-type="string" office:string-value="AC" calcext:value-type="string">
            <text:p>0xAC</text:p>
          </table:table-cell>
          <table:table-cell table:number-columns-repeated="1018"/>
        </table:table-row>
        <table:table-row table:style-name="ro3">
          <table:table-cell table:style-name="ce4" office:value-type="float" office:value="81" calcext:value-type="float">
            <text:p>81</text:p>
          </table:table-cell>
          <table:table-cell table:style-name="ce24" table:formula="of:=([.A87]+[.$E$1])*[.$B$2]/[.$B$1]" office:value-type="float" office:value="1.2890625" calcext:value-type="float">
            <text:p>1.289</text:p>
          </table:table-cell>
          <table:table-cell table:style-name="ce25" table:formula="of:=[$'Voltage Divisor'.$B$3]*[$'EE Data'.B87]/([$'Voltage Divisor'.$B$2]-[$'EE Data'.B87])" office:value-type="float" office:value="3473.68421052632" calcext:value-type="float">
            <text:p>3473.7</text:p>
          </table:table-cell>
          <table:table-cell table:formula="of:=MATCH([.C87];[$'Voltage Divisor'.$B$46:.$B$63];-1)" office:value-type="float" office:value="16" calcext:value-type="float">
            <text:p>16</text:p>
          </table:table-cell>
          <table:table-cell table:style-name="ce26" table:formula="of:=ROUND(([.C87]-INDIRECT(&quot;Voltage Divisor.D&quot;&amp;([.D87]+ROW([$'Voltage Divisor'.$A$46])-1)))/INDIRECT(&quot;Voltage Divisor.C&quot;&amp;([.D87]+ROW([$'Voltage Divisor'.$A$46])-1));0)" office:value-type="float" office:value="172" calcext:value-type="float">
            <text:p>172</text:p>
          </table:table-cell>
          <table:table-cell table:style-name="ce27" table:formula="of:=DEC2HEX([.E87])" office:value-type="string" office:string-value="AC" calcext:value-type="string">
            <text:p>0xAC</text:p>
          </table:table-cell>
          <table:table-cell table:number-columns-repeated="1018"/>
        </table:table-row>
        <table:table-row table:style-name="ro3">
          <table:table-cell table:style-name="ce4" office:value-type="float" office:value="82" calcext:value-type="float">
            <text:p>82</text:p>
          </table:table-cell>
          <table:table-cell table:style-name="ce24" table:formula="of:=([.A88]+[.$E$1])*[.$B$2]/[.$B$1]" office:value-type="float" office:value="1.2939453125" calcext:value-type="float">
            <text:p>1.294</text:p>
          </table:table-cell>
          <table:table-cell table:style-name="ce25" table:formula="of:=[$'Voltage Divisor'.$B$3]*[$'EE Data'.B88]/([$'Voltage Divisor'.$B$2]-[$'EE Data'.B88])" office:value-type="float" office:value="3491.43610013175" calcext:value-type="float">
            <text:p>3491.4</text:p>
          </table:table-cell>
          <table:table-cell table:formula="of:=MATCH([.C88];[$'Voltage Divisor'.$B$46:.$B$63];-1)" office:value-type="float" office:value="16" calcext:value-type="float">
            <text:p>16</text:p>
          </table:table-cell>
          <table:table-cell table:style-name="ce26" table:formula="of:=ROUND(([.C88]-INDIRECT(&quot;Voltage Divisor.D&quot;&amp;([.D88]+ROW([$'Voltage Divisor'.$A$46])-1)))/INDIRECT(&quot;Voltage Divisor.C&quot;&amp;([.D88]+ROW([$'Voltage Divisor'.$A$46])-1));0)" office:value-type="float" office:value="172" calcext:value-type="float">
            <text:p>172</text:p>
          </table:table-cell>
          <table:table-cell table:style-name="ce27" table:formula="of:=DEC2HEX([.E88])" office:value-type="string" office:string-value="AC" calcext:value-type="string">
            <text:p>0xAC</text:p>
          </table:table-cell>
          <table:table-cell table:number-columns-repeated="1018"/>
        </table:table-row>
        <table:table-row table:style-name="ro3">
          <table:table-cell table:style-name="ce4" office:value-type="float" office:value="83" calcext:value-type="float">
            <text:p>83</text:p>
          </table:table-cell>
          <table:table-cell table:style-name="ce24" table:formula="of:=([.A89]+[.$E$1])*[.$B$2]/[.$B$1]" office:value-type="float" office:value="1.298828125" calcext:value-type="float">
            <text:p>1.299</text:p>
          </table:table-cell>
          <table:table-cell table:style-name="ce25" table:formula="of:=[$'Voltage Divisor'.$B$3]*[$'EE Data'.B89]/([$'Voltage Divisor'.$B$2]-[$'EE Data'.B89])" office:value-type="float" office:value="3509.23482849604" calcext:value-type="float">
            <text:p>3509.2</text:p>
          </table:table-cell>
          <table:table-cell table:formula="of:=MATCH([.C89];[$'Voltage Divisor'.$B$46:.$B$63];-1)" office:value-type="float" office:value="16" calcext:value-type="float">
            <text:p>16</text:p>
          </table:table-cell>
          <table:table-cell table:style-name="ce26" table:formula="of:=ROUND(([.C89]-INDIRECT(&quot;Voltage Divisor.D&quot;&amp;([.D89]+ROW([$'Voltage Divisor'.$A$46])-1)))/INDIRECT(&quot;Voltage Divisor.C&quot;&amp;([.D89]+ROW([$'Voltage Divisor'.$A$46])-1));0)" office:value-type="float" office:value="172" calcext:value-type="float">
            <text:p>172</text:p>
          </table:table-cell>
          <table:table-cell table:style-name="ce27" table:formula="of:=DEC2HEX([.E89])" office:value-type="string" office:string-value="AC" calcext:value-type="string">
            <text:p>0xAC</text:p>
          </table:table-cell>
          <table:table-cell table:number-columns-repeated="1018"/>
        </table:table-row>
        <table:table-row table:style-name="ro3">
          <table:table-cell table:style-name="ce4" office:value-type="float" office:value="84" calcext:value-type="float">
            <text:p>84</text:p>
          </table:table-cell>
          <table:table-cell table:style-name="ce24" table:formula="of:=([.A90]+[.$E$1])*[.$B$2]/[.$B$1]" office:value-type="float" office:value="1.3037109375" calcext:value-type="float">
            <text:p>1.304</text:p>
          </table:table-cell>
          <table:table-cell table:style-name="ce25" table:formula="of:=[$'Voltage Divisor'.$B$3]*[$'EE Data'.B90]/([$'Voltage Divisor'.$B$2]-[$'EE Data'.B90])" office:value-type="float" office:value="3527.08058124174" calcext:value-type="float">
            <text:p>3527.1</text:p>
          </table:table-cell>
          <table:table-cell table:formula="of:=MATCH([.C90];[$'Voltage Divisor'.$B$46:.$B$63];-1)" office:value-type="float" office:value="16" calcext:value-type="float">
            <text:p>16</text:p>
          </table:table-cell>
          <table:table-cell table:style-name="ce26" table:formula="of:=ROUND(([.C90]-INDIRECT(&quot;Voltage Divisor.D&quot;&amp;([.D90]+ROW([$'Voltage Divisor'.$A$46])-1)))/INDIRECT(&quot;Voltage Divisor.C&quot;&amp;([.D90]+ROW([$'Voltage Divisor'.$A$46])-1));0)" office:value-type="float" office:value="172" calcext:value-type="float">
            <text:p>172</text:p>
          </table:table-cell>
          <table:table-cell table:style-name="ce27" table:formula="of:=DEC2HEX([.E90])" office:value-type="string" office:string-value="AC" calcext:value-type="string">
            <text:p>0xAC</text:p>
          </table:table-cell>
          <table:table-cell table:number-columns-repeated="1018"/>
        </table:table-row>
        <table:table-row table:style-name="ro3">
          <table:table-cell table:style-name="ce4" office:value-type="float" office:value="85" calcext:value-type="float">
            <text:p>85</text:p>
          </table:table-cell>
          <table:table-cell table:style-name="ce24" table:formula="of:=([.A91]+[.$E$1])*[.$B$2]/[.$B$1]" office:value-type="float" office:value="1.30859375" calcext:value-type="float">
            <text:p>1.309</text:p>
          </table:table-cell>
          <table:table-cell table:style-name="ce25" table:formula="of:=[$'Voltage Divisor'.$B$3]*[$'EE Data'.B91]/([$'Voltage Divisor'.$B$2]-[$'EE Data'.B91])" office:value-type="float" office:value="3544.97354497354" calcext:value-type="float">
            <text:p>3545.0</text:p>
          </table:table-cell>
          <table:table-cell table:formula="of:=MATCH([.C91];[$'Voltage Divisor'.$B$46:.$B$63];-1)" office:value-type="float" office:value="16" calcext:value-type="float">
            <text:p>16</text:p>
          </table:table-cell>
          <table:table-cell table:style-name="ce26" table:formula="of:=ROUND(([.C91]-INDIRECT(&quot;Voltage Divisor.D&quot;&amp;([.D91]+ROW([$'Voltage Divisor'.$A$46])-1)))/INDIRECT(&quot;Voltage Divisor.C&quot;&amp;([.D91]+ROW([$'Voltage Divisor'.$A$46])-1));0)" office:value-type="float" office:value="172" calcext:value-type="float">
            <text:p>172</text:p>
          </table:table-cell>
          <table:table-cell table:style-name="ce27" table:formula="of:=DEC2HEX([.E91])" office:value-type="string" office:string-value="AC" calcext:value-type="string">
            <text:p>0xAC</text:p>
          </table:table-cell>
          <table:table-cell table:number-columns-repeated="1018"/>
        </table:table-row>
        <table:table-row table:style-name="ro3">
          <table:table-cell table:style-name="ce4" office:value-type="float" office:value="86" calcext:value-type="float">
            <text:p>86</text:p>
          </table:table-cell>
          <table:table-cell table:style-name="ce24" table:formula="of:=([.A92]+[.$E$1])*[.$B$2]/[.$B$1]" office:value-type="float" office:value="1.3134765625" calcext:value-type="float">
            <text:p>1.313</text:p>
          </table:table-cell>
          <table:table-cell table:style-name="ce25" table:formula="of:=[$'Voltage Divisor'.$B$3]*[$'EE Data'.B92]/([$'Voltage Divisor'.$B$2]-[$'EE Data'.B92])" office:value-type="float" office:value="3562.91390728477" calcext:value-type="float">
            <text:p>3562.9</text:p>
          </table:table-cell>
          <table:table-cell table:formula="of:=MATCH([.C92];[$'Voltage Divisor'.$B$46:.$B$63];-1)" office:value-type="float" office:value="16" calcext:value-type="float">
            <text:p>16</text:p>
          </table:table-cell>
          <table:table-cell table:style-name="ce26" table:formula="of:=ROUND(([.C92]-INDIRECT(&quot;Voltage Divisor.D&quot;&amp;([.D92]+ROW([$'Voltage Divisor'.$A$46])-1)))/INDIRECT(&quot;Voltage Divisor.C&quot;&amp;([.D92]+ROW([$'Voltage Divisor'.$A$46])-1));0)" office:value-type="float" office:value="172" calcext:value-type="float">
            <text:p>172</text:p>
          </table:table-cell>
          <table:table-cell table:style-name="ce27" table:formula="of:=DEC2HEX([.E92])" office:value-type="string" office:string-value="AC" calcext:value-type="string">
            <text:p>0xAC</text:p>
          </table:table-cell>
          <table:table-cell table:number-columns-repeated="1018"/>
        </table:table-row>
        <table:table-row table:style-name="ro3">
          <table:table-cell table:style-name="ce4" office:value-type="float" office:value="87" calcext:value-type="float">
            <text:p>87</text:p>
          </table:table-cell>
          <table:table-cell table:style-name="ce24" table:formula="of:=([.A93]+[.$E$1])*[.$B$2]/[.$B$1]" office:value-type="float" office:value="1.318359375" calcext:value-type="float">
            <text:p>1.318</text:p>
          </table:table-cell>
          <table:table-cell table:style-name="ce25" table:formula="of:=[$'Voltage Divisor'.$B$3]*[$'EE Data'.B93]/([$'Voltage Divisor'.$B$2]-[$'EE Data'.B93])" office:value-type="float" office:value="3580.90185676393" calcext:value-type="float">
            <text:p>3580.9</text:p>
          </table:table-cell>
          <table:table-cell table:formula="of:=MATCH([.C93];[$'Voltage Divisor'.$B$46:.$B$63];-1)" office:value-type="float" office:value="16" calcext:value-type="float">
            <text:p>16</text:p>
          </table:table-cell>
          <table:table-cell table:style-name="ce26" table:formula="of:=ROUND(([.C93]-INDIRECT(&quot;Voltage Divisor.D&quot;&amp;([.D93]+ROW([$'Voltage Divisor'.$A$46])-1)))/INDIRECT(&quot;Voltage Divisor.C&quot;&amp;([.D93]+ROW([$'Voltage Divisor'.$A$46])-1));0)" office:value-type="float" office:value="172" calcext:value-type="float">
            <text:p>172</text:p>
          </table:table-cell>
          <table:table-cell table:style-name="ce27" table:formula="of:=DEC2HEX([.E93])" office:value-type="string" office:string-value="AC" calcext:value-type="string">
            <text:p>0xAC</text:p>
          </table:table-cell>
          <table:table-cell table:number-columns-repeated="1018"/>
        </table:table-row>
        <table:table-row table:style-name="ro3">
          <table:table-cell table:style-name="ce4" office:value-type="float" office:value="88" calcext:value-type="float">
            <text:p>88</text:p>
          </table:table-cell>
          <table:table-cell table:style-name="ce24" table:formula="of:=([.A94]+[.$E$1])*[.$B$2]/[.$B$1]" office:value-type="float" office:value="1.3232421875" calcext:value-type="float">
            <text:p>1.323</text:p>
          </table:table-cell>
          <table:table-cell table:style-name="ce25" table:formula="of:=[$'Voltage Divisor'.$B$3]*[$'EE Data'.B94]/([$'Voltage Divisor'.$B$2]-[$'EE Data'.B94])" office:value-type="float" office:value="3598.93758300133" calcext:value-type="float">
            <text:p>3598.9</text:p>
          </table:table-cell>
          <table:table-cell table:formula="of:=MATCH([.C94];[$'Voltage Divisor'.$B$46:.$B$63];-1)" office:value-type="float" office:value="16" calcext:value-type="float">
            <text:p>16</text:p>
          </table:table-cell>
          <table:table-cell table:style-name="ce26" table:formula="of:=ROUND(([.C94]-INDIRECT(&quot;Voltage Divisor.D&quot;&amp;([.D94]+ROW([$'Voltage Divisor'.$A$46])-1)))/INDIRECT(&quot;Voltage Divisor.C&quot;&amp;([.D94]+ROW([$'Voltage Divisor'.$A$46])-1));0)" office:value-type="float" office:value="171" calcext:value-type="float">
            <text:p>171</text:p>
          </table:table-cell>
          <table:table-cell table:style-name="ce27" table:formula="of:=DEC2HEX([.E94])" office:value-type="string" office:string-value="AB" calcext:value-type="string">
            <text:p>0xAB</text:p>
          </table:table-cell>
          <table:table-cell table:number-columns-repeated="1018"/>
        </table:table-row>
        <table:table-row table:style-name="ro3">
          <table:table-cell table:style-name="ce4" office:value-type="float" office:value="89" calcext:value-type="float">
            <text:p>89</text:p>
          </table:table-cell>
          <table:table-cell table:style-name="ce24" table:formula="of:=([.A95]+[.$E$1])*[.$B$2]/[.$B$1]" office:value-type="float" office:value="1.328125" calcext:value-type="float">
            <text:p>1.328</text:p>
          </table:table-cell>
          <table:table-cell table:style-name="ce25" table:formula="of:=[$'Voltage Divisor'.$B$3]*[$'EE Data'.B95]/([$'Voltage Divisor'.$B$2]-[$'EE Data'.B95])" office:value-type="float" office:value="3617.02127659574" calcext:value-type="float">
            <text:p>3617.0</text:p>
          </table:table-cell>
          <table:table-cell table:formula="of:=MATCH([.C95];[$'Voltage Divisor'.$B$46:.$B$63];-1)" office:value-type="float" office:value="16" calcext:value-type="float">
            <text:p>16</text:p>
          </table:table-cell>
          <table:table-cell table:style-name="ce26" table:formula="of:=ROUND(([.C95]-INDIRECT(&quot;Voltage Divisor.D&quot;&amp;([.D95]+ROW([$'Voltage Divisor'.$A$46])-1)))/INDIRECT(&quot;Voltage Divisor.C&quot;&amp;([.D95]+ROW([$'Voltage Divisor'.$A$46])-1));0)" office:value-type="float" office:value="171" calcext:value-type="float">
            <text:p>171</text:p>
          </table:table-cell>
          <table:table-cell table:style-name="ce27" table:formula="of:=DEC2HEX([.E95])" office:value-type="string" office:string-value="AB" calcext:value-type="string">
            <text:p>0xAB</text:p>
          </table:table-cell>
          <table:table-cell table:number-columns-repeated="1018"/>
        </table:table-row>
        <table:table-row table:style-name="ro3">
          <table:table-cell table:style-name="ce4" office:value-type="float" office:value="90" calcext:value-type="float">
            <text:p>90</text:p>
          </table:table-cell>
          <table:table-cell table:style-name="ce24" table:formula="of:=([.A96]+[.$E$1])*[.$B$2]/[.$B$1]" office:value-type="float" office:value="1.3330078125" calcext:value-type="float">
            <text:p>1.333</text:p>
          </table:table-cell>
          <table:table-cell table:style-name="ce25" table:formula="of:=[$'Voltage Divisor'.$B$3]*[$'EE Data'.B96]/([$'Voltage Divisor'.$B$2]-[$'EE Data'.B96])" office:value-type="float" office:value="3635.15312916112" calcext:value-type="float">
            <text:p>3635.2</text:p>
          </table:table-cell>
          <table:table-cell table:formula="of:=MATCH([.C96];[$'Voltage Divisor'.$B$46:.$B$63];-1)" office:value-type="float" office:value="16" calcext:value-type="float">
            <text:p>16</text:p>
          </table:table-cell>
          <table:table-cell table:style-name="ce26" table:formula="of:=ROUND(([.C96]-INDIRECT(&quot;Voltage Divisor.D&quot;&amp;([.D96]+ROW([$'Voltage Divisor'.$A$46])-1)))/INDIRECT(&quot;Voltage Divisor.C&quot;&amp;([.D96]+ROW([$'Voltage Divisor'.$A$46])-1));0)" office:value-type="float" office:value="171" calcext:value-type="float">
            <text:p>171</text:p>
          </table:table-cell>
          <table:table-cell table:style-name="ce27" table:formula="of:=DEC2HEX([.E96])" office:value-type="string" office:string-value="AB" calcext:value-type="string">
            <text:p>0xAB</text:p>
          </table:table-cell>
          <table:table-cell table:number-columns-repeated="1018"/>
        </table:table-row>
        <table:table-row table:style-name="ro3">
          <table:table-cell table:style-name="ce4" office:value-type="float" office:value="91" calcext:value-type="float">
            <text:p>91</text:p>
          </table:table-cell>
          <table:table-cell table:style-name="ce24" table:formula="of:=([.A97]+[.$E$1])*[.$B$2]/[.$B$1]" office:value-type="float" office:value="1.337890625" calcext:value-type="float">
            <text:p>1.338</text:p>
          </table:table-cell>
          <table:table-cell table:style-name="ce25" table:formula="of:=[$'Voltage Divisor'.$B$3]*[$'EE Data'.B97]/([$'Voltage Divisor'.$B$2]-[$'EE Data'.B97])" office:value-type="float" office:value="3653.33333333333" calcext:value-type="float">
            <text:p>3653.3</text:p>
          </table:table-cell>
          <table:table-cell table:formula="of:=MATCH([.C97];[$'Voltage Divisor'.$B$46:.$B$63];-1)" office:value-type="float" office:value="16" calcext:value-type="float">
            <text:p>16</text:p>
          </table:table-cell>
          <table:table-cell table:style-name="ce26" table:formula="of:=ROUND(([.C97]-INDIRECT(&quot;Voltage Divisor.D&quot;&amp;([.D97]+ROW([$'Voltage Divisor'.$A$46])-1)))/INDIRECT(&quot;Voltage Divisor.C&quot;&amp;([.D97]+ROW([$'Voltage Divisor'.$A$46])-1));0)" office:value-type="float" office:value="171" calcext:value-type="float">
            <text:p>171</text:p>
          </table:table-cell>
          <table:table-cell table:style-name="ce27" table:formula="of:=DEC2HEX([.E97])" office:value-type="string" office:string-value="AB" calcext:value-type="string">
            <text:p>0xAB</text:p>
          </table:table-cell>
          <table:table-cell table:number-columns-repeated="1018"/>
        </table:table-row>
        <table:table-row table:style-name="ro3">
          <table:table-cell table:style-name="ce4" office:value-type="float" office:value="92" calcext:value-type="float">
            <text:p>92</text:p>
          </table:table-cell>
          <table:table-cell table:style-name="ce24" table:formula="of:=([.A98]+[.$E$1])*[.$B$2]/[.$B$1]" office:value-type="float" office:value="1.3427734375" calcext:value-type="float">
            <text:p>1.343</text:p>
          </table:table-cell>
          <table:table-cell table:style-name="ce25" table:formula="of:=[$'Voltage Divisor'.$B$3]*[$'EE Data'.B98]/([$'Voltage Divisor'.$B$2]-[$'EE Data'.B98])" office:value-type="float" office:value="3671.56208277704" calcext:value-type="float">
            <text:p>3671.6</text:p>
          </table:table-cell>
          <table:table-cell table:formula="of:=MATCH([.C98];[$'Voltage Divisor'.$B$46:.$B$63];-1)" office:value-type="float" office:value="16" calcext:value-type="float">
            <text:p>16</text:p>
          </table:table-cell>
          <table:table-cell table:style-name="ce26" table:formula="of:=ROUND(([.C98]-INDIRECT(&quot;Voltage Divisor.D&quot;&amp;([.D98]+ROW([$'Voltage Divisor'.$A$46])-1)))/INDIRECT(&quot;Voltage Divisor.C&quot;&amp;([.D98]+ROW([$'Voltage Divisor'.$A$46])-1));0)" office:value-type="float" office:value="171" calcext:value-type="float">
            <text:p>171</text:p>
          </table:table-cell>
          <table:table-cell table:style-name="ce27" table:formula="of:=DEC2HEX([.E98])" office:value-type="string" office:string-value="AB" calcext:value-type="string">
            <text:p>0xAB</text:p>
          </table:table-cell>
          <table:table-cell table:number-columns-repeated="1018"/>
        </table:table-row>
        <table:table-row table:style-name="ro3">
          <table:table-cell table:style-name="ce4" office:value-type="float" office:value="93" calcext:value-type="float">
            <text:p>93</text:p>
          </table:table-cell>
          <table:table-cell table:style-name="ce24" table:formula="of:=([.A99]+[.$E$1])*[.$B$2]/[.$B$1]" office:value-type="float" office:value="1.34765625" calcext:value-type="float">
            <text:p>1.348</text:p>
          </table:table-cell>
          <table:table-cell table:style-name="ce25" table:formula="of:=[$'Voltage Divisor'.$B$3]*[$'EE Data'.B99]/([$'Voltage Divisor'.$B$2]-[$'EE Data'.B99])" office:value-type="float" office:value="3689.83957219251" calcext:value-type="float">
            <text:p>3689.8</text:p>
          </table:table-cell>
          <table:table-cell table:formula="of:=MATCH([.C99];[$'Voltage Divisor'.$B$46:.$B$63];-1)" office:value-type="float" office:value="16" calcext:value-type="float">
            <text:p>16</text:p>
          </table:table-cell>
          <table:table-cell table:style-name="ce26" table:formula="of:=ROUND(([.C99]-INDIRECT(&quot;Voltage Divisor.D&quot;&amp;([.D99]+ROW([$'Voltage Divisor'.$A$46])-1)))/INDIRECT(&quot;Voltage Divisor.C&quot;&amp;([.D99]+ROW([$'Voltage Divisor'.$A$46])-1));0)" office:value-type="float" office:value="171" calcext:value-type="float">
            <text:p>171</text:p>
          </table:table-cell>
          <table:table-cell table:style-name="ce27" table:formula="of:=DEC2HEX([.E99])" office:value-type="string" office:string-value="AB" calcext:value-type="string">
            <text:p>0xAB</text:p>
          </table:table-cell>
          <table:table-cell table:number-columns-repeated="1018"/>
        </table:table-row>
        <table:table-row table:style-name="ro3">
          <table:table-cell table:style-name="ce4" office:value-type="float" office:value="94" calcext:value-type="float">
            <text:p>94</text:p>
          </table:table-cell>
          <table:table-cell table:style-name="ce24" table:formula="of:=([.A100]+[.$E$1])*[.$B$2]/[.$B$1]" office:value-type="float" office:value="1.3525390625" calcext:value-type="float">
            <text:p>1.353</text:p>
          </table:table-cell>
          <table:table-cell table:style-name="ce25" table:formula="of:=[$'Voltage Divisor'.$B$3]*[$'EE Data'.B100]/([$'Voltage Divisor'.$B$2]-[$'EE Data'.B100])" office:value-type="float" office:value="3708.16599732262" calcext:value-type="float">
            <text:p>3708.2</text:p>
          </table:table-cell>
          <table:table-cell table:formula="of:=MATCH([.C100];[$'Voltage Divisor'.$B$46:.$B$63];-1)" office:value-type="float" office:value="16" calcext:value-type="float">
            <text:p>16</text:p>
          </table:table-cell>
          <table:table-cell table:style-name="ce26" table:formula="of:=ROUND(([.C100]-INDIRECT(&quot;Voltage Divisor.D&quot;&amp;([.D100]+ROW([$'Voltage Divisor'.$A$46])-1)))/INDIRECT(&quot;Voltage Divisor.C&quot;&amp;([.D100]+ROW([$'Voltage Divisor'.$A$46])-1));0)" office:value-type="float" office:value="171" calcext:value-type="float">
            <text:p>171</text:p>
          </table:table-cell>
          <table:table-cell table:style-name="ce27" table:formula="of:=DEC2HEX([.E100])" office:value-type="string" office:string-value="AB" calcext:value-type="string">
            <text:p>0xAB</text:p>
          </table:table-cell>
          <table:table-cell table:number-columns-repeated="1018"/>
        </table:table-row>
        <table:table-row table:style-name="ro3">
          <table:table-cell table:style-name="ce4" office:value-type="float" office:value="95" calcext:value-type="float">
            <text:p>95</text:p>
          </table:table-cell>
          <table:table-cell table:style-name="ce24" table:formula="of:=([.A101]+[.$E$1])*[.$B$2]/[.$B$1]" office:value-type="float" office:value="1.357421875" calcext:value-type="float">
            <text:p>1.357</text:p>
          </table:table-cell>
          <table:table-cell table:style-name="ce25" table:formula="of:=[$'Voltage Divisor'.$B$3]*[$'EE Data'.B101]/([$'Voltage Divisor'.$B$2]-[$'EE Data'.B101])" office:value-type="float" office:value="3726.54155495979" calcext:value-type="float">
            <text:p>3726.5</text:p>
          </table:table-cell>
          <table:table-cell table:formula="of:=MATCH([.C101];[$'Voltage Divisor'.$B$46:.$B$63];-1)" office:value-type="float" office:value="16" calcext:value-type="float">
            <text:p>16</text:p>
          </table:table-cell>
          <table:table-cell table:style-name="ce26" table:formula="of:=ROUND(([.C101]-INDIRECT(&quot;Voltage Divisor.D&quot;&amp;([.D101]+ROW([$'Voltage Divisor'.$A$46])-1)))/INDIRECT(&quot;Voltage Divisor.C&quot;&amp;([.D101]+ROW([$'Voltage Divisor'.$A$46])-1));0)" office:value-type="float" office:value="171" calcext:value-type="float">
            <text:p>171</text:p>
          </table:table-cell>
          <table:table-cell table:style-name="ce27" table:formula="of:=DEC2HEX([.E101])" office:value-type="string" office:string-value="AB" calcext:value-type="string">
            <text:p>0xAB</text:p>
          </table:table-cell>
          <table:table-cell table:number-columns-repeated="1018"/>
        </table:table-row>
        <table:table-row table:style-name="ro3">
          <table:table-cell table:style-name="ce4" office:value-type="float" office:value="96" calcext:value-type="float">
            <text:p>96</text:p>
          </table:table-cell>
          <table:table-cell table:style-name="ce24" table:formula="of:=([.A102]+[.$E$1])*[.$B$2]/[.$B$1]" office:value-type="float" office:value="1.3623046875" calcext:value-type="float">
            <text:p>1.362</text:p>
          </table:table-cell>
          <table:table-cell table:style-name="ce25" table:formula="of:=[$'Voltage Divisor'.$B$3]*[$'EE Data'.B102]/([$'Voltage Divisor'.$B$2]-[$'EE Data'.B102])" office:value-type="float" office:value="3744.96644295302" calcext:value-type="float">
            <text:p>3745.0</text:p>
          </table:table-cell>
          <table:table-cell table:formula="of:=MATCH([.C102];[$'Voltage Divisor'.$B$46:.$B$63];-1)" office:value-type="float" office:value="16" calcext:value-type="float">
            <text:p>16</text:p>
          </table:table-cell>
          <table:table-cell table:style-name="ce26" table:formula="of:=ROUND(([.C102]-INDIRECT(&quot;Voltage Divisor.D&quot;&amp;([.D102]+ROW([$'Voltage Divisor'.$A$46])-1)))/INDIRECT(&quot;Voltage Divisor.C&quot;&amp;([.D102]+ROW([$'Voltage Divisor'.$A$46])-1));0)" office:value-type="float" office:value="170" calcext:value-type="float">
            <text:p>170</text:p>
          </table:table-cell>
          <table:table-cell table:style-name="ce27" table:formula="of:=DEC2HEX([.E102])" office:value-type="string" office:string-value="AA" calcext:value-type="string">
            <text:p>0xAA</text:p>
          </table:table-cell>
          <table:table-cell table:number-columns-repeated="1018"/>
        </table:table-row>
        <table:table-row table:style-name="ro3">
          <table:table-cell table:style-name="ce4" office:value-type="float" office:value="97" calcext:value-type="float">
            <text:p>97</text:p>
          </table:table-cell>
          <table:table-cell table:style-name="ce24" table:formula="of:=([.A103]+[.$E$1])*[.$B$2]/[.$B$1]" office:value-type="float" office:value="1.3671875" calcext:value-type="float">
            <text:p>1.367</text:p>
          </table:table-cell>
          <table:table-cell table:style-name="ce25" table:formula="of:=[$'Voltage Divisor'.$B$3]*[$'EE Data'.B103]/([$'Voltage Divisor'.$B$2]-[$'EE Data'.B103])" office:value-type="float" office:value="3763.44086021505" calcext:value-type="float">
            <text:p>3763.4</text:p>
          </table:table-cell>
          <table:table-cell table:formula="of:=MATCH([.C103];[$'Voltage Divisor'.$B$46:.$B$63];-1)" office:value-type="float" office:value="16" calcext:value-type="float">
            <text:p>16</text:p>
          </table:table-cell>
          <table:table-cell table:style-name="ce26" table:formula="of:=ROUND(([.C103]-INDIRECT(&quot;Voltage Divisor.D&quot;&amp;([.D103]+ROW([$'Voltage Divisor'.$A$46])-1)))/INDIRECT(&quot;Voltage Divisor.C&quot;&amp;([.D103]+ROW([$'Voltage Divisor'.$A$46])-1));0)" office:value-type="float" office:value="170" calcext:value-type="float">
            <text:p>170</text:p>
          </table:table-cell>
          <table:table-cell table:style-name="ce27" table:formula="of:=DEC2HEX([.E103])" office:value-type="string" office:string-value="AA" calcext:value-type="string">
            <text:p>0xAA</text:p>
          </table:table-cell>
          <table:table-cell table:number-columns-repeated="1018"/>
        </table:table-row>
        <table:table-row table:style-name="ro3">
          <table:table-cell table:style-name="ce4" office:value-type="float" office:value="98" calcext:value-type="float">
            <text:p>98</text:p>
          </table:table-cell>
          <table:table-cell table:style-name="ce24" table:formula="of:=([.A104]+[.$E$1])*[.$B$2]/[.$B$1]" office:value-type="float" office:value="1.3720703125" calcext:value-type="float">
            <text:p>1.372</text:p>
          </table:table-cell>
          <table:table-cell table:style-name="ce25" table:formula="of:=[$'Voltage Divisor'.$B$3]*[$'EE Data'.B104]/([$'Voltage Divisor'.$B$2]-[$'EE Data'.B104])" office:value-type="float" office:value="3781.96500672948" calcext:value-type="float">
            <text:p>3782.0</text:p>
          </table:table-cell>
          <table:table-cell table:formula="of:=MATCH([.C104];[$'Voltage Divisor'.$B$46:.$B$63];-1)" office:value-type="float" office:value="16" calcext:value-type="float">
            <text:p>16</text:p>
          </table:table-cell>
          <table:table-cell table:style-name="ce26" table:formula="of:=ROUND(([.C104]-INDIRECT(&quot;Voltage Divisor.D&quot;&amp;([.D104]+ROW([$'Voltage Divisor'.$A$46])-1)))/INDIRECT(&quot;Voltage Divisor.C&quot;&amp;([.D104]+ROW([$'Voltage Divisor'.$A$46])-1));0)" office:value-type="float" office:value="170" calcext:value-type="float">
            <text:p>170</text:p>
          </table:table-cell>
          <table:table-cell table:style-name="ce27" table:formula="of:=DEC2HEX([.E104])" office:value-type="string" office:string-value="AA" calcext:value-type="string">
            <text:p>0xAA</text:p>
          </table:table-cell>
          <table:table-cell table:number-columns-repeated="1018"/>
        </table:table-row>
        <table:table-row table:style-name="ro3">
          <table:table-cell table:style-name="ce4" office:value-type="float" office:value="99" calcext:value-type="float">
            <text:p>99</text:p>
          </table:table-cell>
          <table:table-cell table:style-name="ce24" table:formula="of:=([.A105]+[.$E$1])*[.$B$2]/[.$B$1]" office:value-type="float" office:value="1.376953125" calcext:value-type="float">
            <text:p>1.377</text:p>
          </table:table-cell>
          <table:table-cell table:style-name="ce25" table:formula="of:=[$'Voltage Divisor'.$B$3]*[$'EE Data'.B105]/([$'Voltage Divisor'.$B$2]-[$'EE Data'.B105])" office:value-type="float" office:value="3800.53908355795" calcext:value-type="float">
            <text:p>3800.5</text:p>
          </table:table-cell>
          <table:table-cell table:formula="of:=MATCH([.C105];[$'Voltage Divisor'.$B$46:.$B$63];-1)" office:value-type="float" office:value="16" calcext:value-type="float">
            <text:p>16</text:p>
          </table:table-cell>
          <table:table-cell table:style-name="ce26" table:formula="of:=ROUND(([.C105]-INDIRECT(&quot;Voltage Divisor.D&quot;&amp;([.D105]+ROW([$'Voltage Divisor'.$A$46])-1)))/INDIRECT(&quot;Voltage Divisor.C&quot;&amp;([.D105]+ROW([$'Voltage Divisor'.$A$46])-1));0)" office:value-type="float" office:value="170" calcext:value-type="float">
            <text:p>170</text:p>
          </table:table-cell>
          <table:table-cell table:style-name="ce27" table:formula="of:=DEC2HEX([.E105])" office:value-type="string" office:string-value="AA" calcext:value-type="string">
            <text:p>0xAA</text:p>
          </table:table-cell>
          <table:table-cell table:number-columns-repeated="1018"/>
        </table:table-row>
        <table:table-row table:style-name="ro3">
          <table:table-cell table:style-name="ce4" office:value-type="float" office:value="100" calcext:value-type="float">
            <text:p>100</text:p>
          </table:table-cell>
          <table:table-cell table:style-name="ce24" table:formula="of:=([.A106]+[.$E$1])*[.$B$2]/[.$B$1]" office:value-type="float" office:value="1.3818359375" calcext:value-type="float">
            <text:p>1.382</text:p>
          </table:table-cell>
          <table:table-cell table:style-name="ce25" table:formula="of:=[$'Voltage Divisor'.$B$3]*[$'EE Data'.B106]/([$'Voltage Divisor'.$B$2]-[$'EE Data'.B106])" office:value-type="float" office:value="3819.1632928475" calcext:value-type="float">
            <text:p>3819.2</text:p>
          </table:table-cell>
          <table:table-cell table:formula="of:=MATCH([.C106];[$'Voltage Divisor'.$B$46:.$B$63];-1)" office:value-type="float" office:value="16" calcext:value-type="float">
            <text:p>16</text:p>
          </table:table-cell>
          <table:table-cell table:style-name="ce26" table:formula="of:=ROUND(([.C106]-INDIRECT(&quot;Voltage Divisor.D&quot;&amp;([.D106]+ROW([$'Voltage Divisor'.$A$46])-1)))/INDIRECT(&quot;Voltage Divisor.C&quot;&amp;([.D106]+ROW([$'Voltage Divisor'.$A$46])-1));0)" office:value-type="float" office:value="170" calcext:value-type="float">
            <text:p>170</text:p>
          </table:table-cell>
          <table:table-cell table:style-name="ce27" table:formula="of:=DEC2HEX([.E106])" office:value-type="string" office:string-value="AA" calcext:value-type="string">
            <text:p>0xAA</text:p>
          </table:table-cell>
          <table:table-cell table:number-columns-repeated="1018"/>
        </table:table-row>
        <table:table-row table:style-name="ro3">
          <table:table-cell table:style-name="ce4" office:value-type="float" office:value="101" calcext:value-type="float">
            <text:p>101</text:p>
          </table:table-cell>
          <table:table-cell table:style-name="ce24" table:formula="of:=([.A107]+[.$E$1])*[.$B$2]/[.$B$1]" office:value-type="float" office:value="1.38671875" calcext:value-type="float">
            <text:p>1.387</text:p>
          </table:table-cell>
          <table:table-cell table:style-name="ce25" table:formula="of:=[$'Voltage Divisor'.$B$3]*[$'EE Data'.B107]/([$'Voltage Divisor'.$B$2]-[$'EE Data'.B107])" office:value-type="float" office:value="3837.83783783784" calcext:value-type="float">
            <text:p>3837.8</text:p>
          </table:table-cell>
          <table:table-cell table:formula="of:=MATCH([.C107];[$'Voltage Divisor'.$B$46:.$B$63];-1)" office:value-type="float" office:value="16" calcext:value-type="float">
            <text:p>16</text:p>
          </table:table-cell>
          <table:table-cell table:style-name="ce26" table:formula="of:=ROUND(([.C107]-INDIRECT(&quot;Voltage Divisor.D&quot;&amp;([.D107]+ROW([$'Voltage Divisor'.$A$46])-1)))/INDIRECT(&quot;Voltage Divisor.C&quot;&amp;([.D107]+ROW([$'Voltage Divisor'.$A$46])-1));0)" office:value-type="float" office:value="170" calcext:value-type="float">
            <text:p>170</text:p>
          </table:table-cell>
          <table:table-cell table:style-name="ce27" table:formula="of:=DEC2HEX([.E107])" office:value-type="string" office:string-value="AA" calcext:value-type="string">
            <text:p>0xAA</text:p>
          </table:table-cell>
          <table:table-cell table:number-columns-repeated="1018"/>
        </table:table-row>
        <table:table-row table:style-name="ro3">
          <table:table-cell table:style-name="ce4" office:value-type="float" office:value="102" calcext:value-type="float">
            <text:p>102</text:p>
          </table:table-cell>
          <table:table-cell table:style-name="ce24" table:formula="of:=([.A108]+[.$E$1])*[.$B$2]/[.$B$1]" office:value-type="float" office:value="1.3916015625" calcext:value-type="float">
            <text:p>1.392</text:p>
          </table:table-cell>
          <table:table-cell table:style-name="ce25" table:formula="of:=[$'Voltage Divisor'.$B$3]*[$'EE Data'.B108]/([$'Voltage Divisor'.$B$2]-[$'EE Data'.B108])" office:value-type="float" office:value="3856.56292286874" calcext:value-type="float">
            <text:p>3856.6</text:p>
          </table:table-cell>
          <table:table-cell table:formula="of:=MATCH([.C108];[$'Voltage Divisor'.$B$46:.$B$63];-1)" office:value-type="float" office:value="16" calcext:value-type="float">
            <text:p>16</text:p>
          </table:table-cell>
          <table:table-cell table:style-name="ce26" table:formula="of:=ROUND(([.C108]-INDIRECT(&quot;Voltage Divisor.D&quot;&amp;([.D108]+ROW([$'Voltage Divisor'.$A$46])-1)))/INDIRECT(&quot;Voltage Divisor.C&quot;&amp;([.D108]+ROW([$'Voltage Divisor'.$A$46])-1));0)" office:value-type="float" office:value="170" calcext:value-type="float">
            <text:p>170</text:p>
          </table:table-cell>
          <table:table-cell table:style-name="ce27" table:formula="of:=DEC2HEX([.E108])" office:value-type="string" office:string-value="AA" calcext:value-type="string">
            <text:p>0xAA</text:p>
          </table:table-cell>
          <table:table-cell table:number-columns-repeated="1018"/>
        </table:table-row>
        <table:table-row table:style-name="ro3">
          <table:table-cell table:style-name="ce4" office:value-type="float" office:value="103" calcext:value-type="float">
            <text:p>103</text:p>
          </table:table-cell>
          <table:table-cell table:style-name="ce24" table:formula="of:=([.A109]+[.$E$1])*[.$B$2]/[.$B$1]" office:value-type="float" office:value="1.396484375" calcext:value-type="float">
            <text:p>1.396</text:p>
          </table:table-cell>
          <table:table-cell table:style-name="ce25" table:formula="of:=[$'Voltage Divisor'.$B$3]*[$'EE Data'.B109]/([$'Voltage Divisor'.$B$2]-[$'EE Data'.B109])" office:value-type="float" office:value="3875.33875338753" calcext:value-type="float">
            <text:p>3875.3</text:p>
          </table:table-cell>
          <table:table-cell table:formula="of:=MATCH([.C109];[$'Voltage Divisor'.$B$46:.$B$63];-1)" office:value-type="float" office:value="16" calcext:value-type="float">
            <text:p>16</text:p>
          </table:table-cell>
          <table:table-cell table:style-name="ce26" table:formula="of:=ROUND(([.C109]-INDIRECT(&quot;Voltage Divisor.D&quot;&amp;([.D109]+ROW([$'Voltage Divisor'.$A$46])-1)))/INDIRECT(&quot;Voltage Divisor.C&quot;&amp;([.D109]+ROW([$'Voltage Divisor'.$A$46])-1));0)" office:value-type="float" office:value="170" calcext:value-type="float">
            <text:p>170</text:p>
          </table:table-cell>
          <table:table-cell table:style-name="ce27" table:formula="of:=DEC2HEX([.E109])" office:value-type="string" office:string-value="AA" calcext:value-type="string">
            <text:p>0xAA</text:p>
          </table:table-cell>
          <table:table-cell table:number-columns-repeated="1018"/>
        </table:table-row>
        <table:table-row table:style-name="ro3">
          <table:table-cell table:style-name="ce4" office:value-type="float" office:value="104" calcext:value-type="float">
            <text:p>104</text:p>
          </table:table-cell>
          <table:table-cell table:style-name="ce24" table:formula="of:=([.A110]+[.$E$1])*[.$B$2]/[.$B$1]" office:value-type="float" office:value="1.4013671875" calcext:value-type="float">
            <text:p>1.401</text:p>
          </table:table-cell>
          <table:table-cell table:style-name="ce25" table:formula="of:=[$'Voltage Divisor'.$B$3]*[$'EE Data'.B110]/([$'Voltage Divisor'.$B$2]-[$'EE Data'.B110])" office:value-type="float" office:value="3894.16553595658" calcext:value-type="float">
            <text:p>3894.2</text:p>
          </table:table-cell>
          <table:table-cell table:formula="of:=MATCH([.C110];[$'Voltage Divisor'.$B$46:.$B$63];-1)" office:value-type="float" office:value="16" calcext:value-type="float">
            <text:p>16</text:p>
          </table:table-cell>
          <table:table-cell table:style-name="ce26" table:formula="of:=ROUND(([.C110]-INDIRECT(&quot;Voltage Divisor.D&quot;&amp;([.D110]+ROW([$'Voltage Divisor'.$A$46])-1)))/INDIRECT(&quot;Voltage Divisor.C&quot;&amp;([.D110]+ROW([$'Voltage Divisor'.$A$46])-1));0)" office:value-type="float" office:value="169" calcext:value-type="float">
            <text:p>169</text:p>
          </table:table-cell>
          <table:table-cell table:style-name="ce27" table:formula="of:=DEC2HEX([.E110])" office:value-type="string" office:string-value="A9" calcext:value-type="string">
            <text:p>0xA9</text:p>
          </table:table-cell>
          <table:table-cell table:number-columns-repeated="1018"/>
        </table:table-row>
        <table:table-row table:style-name="ro3">
          <table:table-cell table:style-name="ce4" office:value-type="float" office:value="105" calcext:value-type="float">
            <text:p>105</text:p>
          </table:table-cell>
          <table:table-cell table:style-name="ce24" table:formula="of:=([.A111]+[.$E$1])*[.$B$2]/[.$B$1]" office:value-type="float" office:value="1.40625" calcext:value-type="float">
            <text:p>1.406</text:p>
          </table:table-cell>
          <table:table-cell table:style-name="ce25" table:formula="of:=[$'Voltage Divisor'.$B$3]*[$'EE Data'.B111]/([$'Voltage Divisor'.$B$2]-[$'EE Data'.B111])" office:value-type="float" office:value="3913.04347826087" calcext:value-type="float">
            <text:p>3913.0</text:p>
          </table:table-cell>
          <table:table-cell table:formula="of:=MATCH([.C111];[$'Voltage Divisor'.$B$46:.$B$63];-1)" office:value-type="float" office:value="16" calcext:value-type="float">
            <text:p>16</text:p>
          </table:table-cell>
          <table:table-cell table:style-name="ce26" table:formula="of:=ROUND(([.C111]-INDIRECT(&quot;Voltage Divisor.D&quot;&amp;([.D111]+ROW([$'Voltage Divisor'.$A$46])-1)))/INDIRECT(&quot;Voltage Divisor.C&quot;&amp;([.D111]+ROW([$'Voltage Divisor'.$A$46])-1));0)" office:value-type="float" office:value="169" calcext:value-type="float">
            <text:p>169</text:p>
          </table:table-cell>
          <table:table-cell table:style-name="ce27" table:formula="of:=DEC2HEX([.E111])" office:value-type="string" office:string-value="A9" calcext:value-type="string">
            <text:p>0xA9</text:p>
          </table:table-cell>
          <table:table-cell table:number-columns-repeated="1018"/>
        </table:table-row>
        <table:table-row table:style-name="ro3">
          <table:table-cell table:style-name="ce4" office:value-type="float" office:value="106" calcext:value-type="float">
            <text:p>106</text:p>
          </table:table-cell>
          <table:table-cell table:style-name="ce24" table:formula="of:=([.A112]+[.$E$1])*[.$B$2]/[.$B$1]" office:value-type="float" office:value="1.4111328125" calcext:value-type="float">
            <text:p>1.411</text:p>
          </table:table-cell>
          <table:table-cell table:style-name="ce25" table:formula="of:=[$'Voltage Divisor'.$B$3]*[$'EE Data'.B112]/([$'Voltage Divisor'.$B$2]-[$'EE Data'.B112])" office:value-type="float" office:value="3931.97278911565" calcext:value-type="float">
            <text:p>3932.0</text:p>
          </table:table-cell>
          <table:table-cell table:formula="of:=MATCH([.C112];[$'Voltage Divisor'.$B$46:.$B$63];-1)" office:value-type="float" office:value="16" calcext:value-type="float">
            <text:p>16</text:p>
          </table:table-cell>
          <table:table-cell table:style-name="ce26" table:formula="of:=ROUND(([.C112]-INDIRECT(&quot;Voltage Divisor.D&quot;&amp;([.D112]+ROW([$'Voltage Divisor'.$A$46])-1)))/INDIRECT(&quot;Voltage Divisor.C&quot;&amp;([.D112]+ROW([$'Voltage Divisor'.$A$46])-1));0)" office:value-type="float" office:value="169" calcext:value-type="float">
            <text:p>169</text:p>
          </table:table-cell>
          <table:table-cell table:style-name="ce27" table:formula="of:=DEC2HEX([.E112])" office:value-type="string" office:string-value="A9" calcext:value-type="string">
            <text:p>0xA9</text:p>
          </table:table-cell>
          <table:table-cell table:number-columns-repeated="1018"/>
        </table:table-row>
        <table:table-row table:style-name="ro3">
          <table:table-cell table:style-name="ce4" office:value-type="float" office:value="107" calcext:value-type="float">
            <text:p>107</text:p>
          </table:table-cell>
          <table:table-cell table:style-name="ce24" table:formula="of:=([.A113]+[.$E$1])*[.$B$2]/[.$B$1]" office:value-type="float" office:value="1.416015625" calcext:value-type="float">
            <text:p>1.416</text:p>
          </table:table-cell>
          <table:table-cell table:style-name="ce25" table:formula="of:=[$'Voltage Divisor'.$B$3]*[$'EE Data'.B113]/([$'Voltage Divisor'.$B$2]-[$'EE Data'.B113])" office:value-type="float" office:value="3950.95367847411" calcext:value-type="float">
            <text:p>3951.0</text:p>
          </table:table-cell>
          <table:table-cell table:formula="of:=MATCH([.C113];[$'Voltage Divisor'.$B$46:.$B$63];-1)" office:value-type="float" office:value="16" calcext:value-type="float">
            <text:p>16</text:p>
          </table:table-cell>
          <table:table-cell table:style-name="ce26" table:formula="of:=ROUND(([.C113]-INDIRECT(&quot;Voltage Divisor.D&quot;&amp;([.D113]+ROW([$'Voltage Divisor'.$A$46])-1)))/INDIRECT(&quot;Voltage Divisor.C&quot;&amp;([.D113]+ROW([$'Voltage Divisor'.$A$46])-1));0)" office:value-type="float" office:value="169" calcext:value-type="float">
            <text:p>169</text:p>
          </table:table-cell>
          <table:table-cell table:style-name="ce27" table:formula="of:=DEC2HEX([.E113])" office:value-type="string" office:string-value="A9" calcext:value-type="string">
            <text:p>0xA9</text:p>
          </table:table-cell>
          <table:table-cell table:number-columns-repeated="1018"/>
        </table:table-row>
        <table:table-row table:style-name="ro3">
          <table:table-cell table:style-name="ce4" office:value-type="float" office:value="108" calcext:value-type="float">
            <text:p>108</text:p>
          </table:table-cell>
          <table:table-cell table:style-name="ce24" table:formula="of:=([.A114]+[.$E$1])*[.$B$2]/[.$B$1]" office:value-type="float" office:value="1.4208984375" calcext:value-type="float">
            <text:p>1.421</text:p>
          </table:table-cell>
          <table:table-cell table:style-name="ce25" table:formula="of:=[$'Voltage Divisor'.$B$3]*[$'EE Data'.B114]/([$'Voltage Divisor'.$B$2]-[$'EE Data'.B114])" office:value-type="float" office:value="3969.9863574352" calcext:value-type="float">
            <text:p>3970.0</text:p>
          </table:table-cell>
          <table:table-cell table:formula="of:=MATCH([.C114];[$'Voltage Divisor'.$B$46:.$B$63];-1)" office:value-type="float" office:value="16" calcext:value-type="float">
            <text:p>16</text:p>
          </table:table-cell>
          <table:table-cell table:style-name="ce26" table:formula="of:=ROUND(([.C114]-INDIRECT(&quot;Voltage Divisor.D&quot;&amp;([.D114]+ROW([$'Voltage Divisor'.$A$46])-1)))/INDIRECT(&quot;Voltage Divisor.C&quot;&amp;([.D114]+ROW([$'Voltage Divisor'.$A$46])-1));0)" office:value-type="float" office:value="169" calcext:value-type="float">
            <text:p>169</text:p>
          </table:table-cell>
          <table:table-cell table:style-name="ce27" table:formula="of:=DEC2HEX([.E114])" office:value-type="string" office:string-value="A9" calcext:value-type="string">
            <text:p>0xA9</text:p>
          </table:table-cell>
          <table:table-cell table:number-columns-repeated="1018"/>
        </table:table-row>
        <table:table-row table:style-name="ro3">
          <table:table-cell table:style-name="ce4" office:value-type="float" office:value="109" calcext:value-type="float">
            <text:p>109</text:p>
          </table:table-cell>
          <table:table-cell table:style-name="ce24" table:formula="of:=([.A115]+[.$E$1])*[.$B$2]/[.$B$1]" office:value-type="float" office:value="1.42578125" calcext:value-type="float">
            <text:p>1.426</text:p>
          </table:table-cell>
          <table:table-cell table:style-name="ce25" table:formula="of:=[$'Voltage Divisor'.$B$3]*[$'EE Data'.B115]/([$'Voltage Divisor'.$B$2]-[$'EE Data'.B115])" office:value-type="float" office:value="3989.07103825137" calcext:value-type="float">
            <text:p>3989.1</text:p>
          </table:table-cell>
          <table:table-cell table:formula="of:=MATCH([.C115];[$'Voltage Divisor'.$B$46:.$B$63];-1)" office:value-type="float" office:value="16" calcext:value-type="float">
            <text:p>16</text:p>
          </table:table-cell>
          <table:table-cell table:style-name="ce26" table:formula="of:=ROUND(([.C115]-INDIRECT(&quot;Voltage Divisor.D&quot;&amp;([.D115]+ROW([$'Voltage Divisor'.$A$46])-1)))/INDIRECT(&quot;Voltage Divisor.C&quot;&amp;([.D115]+ROW([$'Voltage Divisor'.$A$46])-1));0)" office:value-type="float" office:value="169" calcext:value-type="float">
            <text:p>169</text:p>
          </table:table-cell>
          <table:table-cell table:style-name="ce27" table:formula="of:=DEC2HEX([.E115])" office:value-type="string" office:string-value="A9" calcext:value-type="string">
            <text:p>0xA9</text:p>
          </table:table-cell>
          <table:table-cell table:number-columns-repeated="1018"/>
        </table:table-row>
        <table:table-row table:style-name="ro3">
          <table:table-cell table:style-name="ce4" office:value-type="float" office:value="110" calcext:value-type="float">
            <text:p>110</text:p>
          </table:table-cell>
          <table:table-cell table:style-name="ce24" table:formula="of:=([.A116]+[.$E$1])*[.$B$2]/[.$B$1]" office:value-type="float" office:value="1.4306640625" calcext:value-type="float">
            <text:p>1.431</text:p>
          </table:table-cell>
          <table:table-cell table:style-name="ce25" table:formula="of:=[$'Voltage Divisor'.$B$3]*[$'EE Data'.B116]/([$'Voltage Divisor'.$B$2]-[$'EE Data'.B116])" office:value-type="float" office:value="4008.20793433653" calcext:value-type="float">
            <text:p>4008.2</text:p>
          </table:table-cell>
          <table:table-cell table:formula="of:=MATCH([.C116];[$'Voltage Divisor'.$B$46:.$B$63];-1)" office:value-type="float" office:value="16" calcext:value-type="float">
            <text:p>16</text:p>
          </table:table-cell>
          <table:table-cell table:style-name="ce26" table:formula="of:=ROUND(([.C116]-INDIRECT(&quot;Voltage Divisor.D&quot;&amp;([.D116]+ROW([$'Voltage Divisor'.$A$46])-1)))/INDIRECT(&quot;Voltage Divisor.C&quot;&amp;([.D116]+ROW([$'Voltage Divisor'.$A$46])-1));0)" office:value-type="float" office:value="169" calcext:value-type="float">
            <text:p>169</text:p>
          </table:table-cell>
          <table:table-cell table:style-name="ce27" table:formula="of:=DEC2HEX([.E116])" office:value-type="string" office:string-value="A9" calcext:value-type="string">
            <text:p>0xA9</text:p>
          </table:table-cell>
          <table:table-cell table:number-columns-repeated="1018"/>
        </table:table-row>
        <table:table-row table:style-name="ro3">
          <table:table-cell table:style-name="ce4" office:value-type="float" office:value="111" calcext:value-type="float">
            <text:p>111</text:p>
          </table:table-cell>
          <table:table-cell table:style-name="ce24" table:formula="of:=([.A117]+[.$E$1])*[.$B$2]/[.$B$1]" office:value-type="float" office:value="1.435546875" calcext:value-type="float">
            <text:p>1.436</text:p>
          </table:table-cell>
          <table:table-cell table:style-name="ce25" table:formula="of:=[$'Voltage Divisor'.$B$3]*[$'EE Data'.B117]/([$'Voltage Divisor'.$B$2]-[$'EE Data'.B117])" office:value-type="float" office:value="4027.39726027397" calcext:value-type="float">
            <text:p>4027.4</text:p>
          </table:table-cell>
          <table:table-cell table:formula="of:=MATCH([.C117];[$'Voltage Divisor'.$B$46:.$B$63];-1)" office:value-type="float" office:value="16" calcext:value-type="float">
            <text:p>16</text:p>
          </table:table-cell>
          <table:table-cell table:style-name="ce26" table:formula="of:=ROUND(([.C117]-INDIRECT(&quot;Voltage Divisor.D&quot;&amp;([.D117]+ROW([$'Voltage Divisor'.$A$46])-1)))/INDIRECT(&quot;Voltage Divisor.C&quot;&amp;([.D117]+ROW([$'Voltage Divisor'.$A$46])-1));0)" office:value-type="float" office:value="169" calcext:value-type="float">
            <text:p>169</text:p>
          </table:table-cell>
          <table:table-cell table:style-name="ce27" table:formula="of:=DEC2HEX([.E117])" office:value-type="string" office:string-value="A9" calcext:value-type="string">
            <text:p>0xA9</text:p>
          </table:table-cell>
          <table:table-cell table:number-columns-repeated="1018"/>
        </table:table-row>
        <table:table-row table:style-name="ro3">
          <table:table-cell table:style-name="ce4" office:value-type="float" office:value="112" calcext:value-type="float">
            <text:p>112</text:p>
          </table:table-cell>
          <table:table-cell table:style-name="ce24" table:formula="of:=([.A118]+[.$E$1])*[.$B$2]/[.$B$1]" office:value-type="float" office:value="1.4404296875" calcext:value-type="float">
            <text:p>1.440</text:p>
          </table:table-cell>
          <table:table-cell table:style-name="ce25" table:formula="of:=[$'Voltage Divisor'.$B$3]*[$'EE Data'.B118]/([$'Voltage Divisor'.$B$2]-[$'EE Data'.B118])" office:value-type="float" office:value="4046.63923182442" calcext:value-type="float">
            <text:p>4046.6</text:p>
          </table:table-cell>
          <table:table-cell table:formula="of:=MATCH([.C118];[$'Voltage Divisor'.$B$46:.$B$63];-1)" office:value-type="float" office:value="16" calcext:value-type="float">
            <text:p>16</text:p>
          </table:table-cell>
          <table:table-cell table:style-name="ce26" table:formula="of:=ROUND(([.C118]-INDIRECT(&quot;Voltage Divisor.D&quot;&amp;([.D118]+ROW([$'Voltage Divisor'.$A$46])-1)))/INDIRECT(&quot;Voltage Divisor.C&quot;&amp;([.D118]+ROW([$'Voltage Divisor'.$A$46])-1));0)" office:value-type="float" office:value="168" calcext:value-type="float">
            <text:p>168</text:p>
          </table:table-cell>
          <table:table-cell table:style-name="ce27" table:formula="of:=DEC2HEX([.E118])" office:value-type="string" office:string-value="A8" calcext:value-type="string">
            <text:p>0xA8</text:p>
          </table:table-cell>
          <table:table-cell table:number-columns-repeated="1018"/>
        </table:table-row>
        <table:table-row table:style-name="ro3">
          <table:table-cell table:style-name="ce4" office:value-type="float" office:value="113" calcext:value-type="float">
            <text:p>113</text:p>
          </table:table-cell>
          <table:table-cell table:style-name="ce24" table:formula="of:=([.A119]+[.$E$1])*[.$B$2]/[.$B$1]" office:value-type="float" office:value="1.4453125" calcext:value-type="float">
            <text:p>1.445</text:p>
          </table:table-cell>
          <table:table-cell table:style-name="ce25" table:formula="of:=[$'Voltage Divisor'.$B$3]*[$'EE Data'.B119]/([$'Voltage Divisor'.$B$2]-[$'EE Data'.B119])" office:value-type="float" office:value="4065.93406593407" calcext:value-type="float">
            <text:p>4065.9</text:p>
          </table:table-cell>
          <table:table-cell table:formula="of:=MATCH([.C119];[$'Voltage Divisor'.$B$46:.$B$63];-1)" office:value-type="float" office:value="16" calcext:value-type="float">
            <text:p>16</text:p>
          </table:table-cell>
          <table:table-cell table:style-name="ce26" table:formula="of:=ROUND(([.C119]-INDIRECT(&quot;Voltage Divisor.D&quot;&amp;([.D119]+ROW([$'Voltage Divisor'.$A$46])-1)))/INDIRECT(&quot;Voltage Divisor.C&quot;&amp;([.D119]+ROW([$'Voltage Divisor'.$A$46])-1));0)" office:value-type="float" office:value="168" calcext:value-type="float">
            <text:p>168</text:p>
          </table:table-cell>
          <table:table-cell table:style-name="ce27" table:formula="of:=DEC2HEX([.E119])" office:value-type="string" office:string-value="A8" calcext:value-type="string">
            <text:p>0xA8</text:p>
          </table:table-cell>
          <table:table-cell table:number-columns-repeated="1018"/>
        </table:table-row>
        <table:table-row table:style-name="ro3">
          <table:table-cell table:style-name="ce4" office:value-type="float" office:value="114" calcext:value-type="float">
            <text:p>114</text:p>
          </table:table-cell>
          <table:table-cell table:style-name="ce24" table:formula="of:=([.A120]+[.$E$1])*[.$B$2]/[.$B$1]" office:value-type="float" office:value="1.4501953125" calcext:value-type="float">
            <text:p>1.450</text:p>
          </table:table-cell>
          <table:table-cell table:style-name="ce25" table:formula="of:=[$'Voltage Divisor'.$B$3]*[$'EE Data'.B120]/([$'Voltage Divisor'.$B$2]-[$'EE Data'.B120])" office:value-type="float" office:value="4085.28198074278" calcext:value-type="float">
            <text:p>4085.3</text:p>
          </table:table-cell>
          <table:table-cell table:formula="of:=MATCH([.C120];[$'Voltage Divisor'.$B$46:.$B$63];-1)" office:value-type="float" office:value="16" calcext:value-type="float">
            <text:p>16</text:p>
          </table:table-cell>
          <table:table-cell table:style-name="ce26" table:formula="of:=ROUND(([.C120]-INDIRECT(&quot;Voltage Divisor.D&quot;&amp;([.D120]+ROW([$'Voltage Divisor'.$A$46])-1)))/INDIRECT(&quot;Voltage Divisor.C&quot;&amp;([.D120]+ROW([$'Voltage Divisor'.$A$46])-1));0)" office:value-type="float" office:value="168" calcext:value-type="float">
            <text:p>168</text:p>
          </table:table-cell>
          <table:table-cell table:style-name="ce27" table:formula="of:=DEC2HEX([.E120])" office:value-type="string" office:string-value="A8" calcext:value-type="string">
            <text:p>0xA8</text:p>
          </table:table-cell>
          <table:table-cell table:number-columns-repeated="1018"/>
        </table:table-row>
        <table:table-row table:style-name="ro3">
          <table:table-cell table:style-name="ce4" office:value-type="float" office:value="115" calcext:value-type="float">
            <text:p>115</text:p>
          </table:table-cell>
          <table:table-cell table:style-name="ce24" table:formula="of:=([.A121]+[.$E$1])*[.$B$2]/[.$B$1]" office:value-type="float" office:value="1.455078125" calcext:value-type="float">
            <text:p>1.455</text:p>
          </table:table-cell>
          <table:table-cell table:style-name="ce25" table:formula="of:=[$'Voltage Divisor'.$B$3]*[$'EE Data'.B121]/([$'Voltage Divisor'.$B$2]-[$'EE Data'.B121])" office:value-type="float" office:value="4104.68319559229" calcext:value-type="float">
            <text:p>4104.7</text:p>
          </table:table-cell>
          <table:table-cell table:formula="of:=MATCH([.C121];[$'Voltage Divisor'.$B$46:.$B$63];-1)" office:value-type="float" office:value="16" calcext:value-type="float">
            <text:p>16</text:p>
          </table:table-cell>
          <table:table-cell table:style-name="ce26" table:formula="of:=ROUND(([.C121]-INDIRECT(&quot;Voltage Divisor.D&quot;&amp;([.D121]+ROW([$'Voltage Divisor'.$A$46])-1)))/INDIRECT(&quot;Voltage Divisor.C&quot;&amp;([.D121]+ROW([$'Voltage Divisor'.$A$46])-1));0)" office:value-type="float" office:value="168" calcext:value-type="float">
            <text:p>168</text:p>
          </table:table-cell>
          <table:table-cell table:style-name="ce27" table:formula="of:=DEC2HEX([.E121])" office:value-type="string" office:string-value="A8" calcext:value-type="string">
            <text:p>0xA8</text:p>
          </table:table-cell>
          <table:table-cell table:number-columns-repeated="1018"/>
        </table:table-row>
        <table:table-row table:style-name="ro3">
          <table:table-cell table:style-name="ce4" office:value-type="float" office:value="116" calcext:value-type="float">
            <text:p>116</text:p>
          </table:table-cell>
          <table:table-cell table:style-name="ce24" table:formula="of:=([.A122]+[.$E$1])*[.$B$2]/[.$B$1]" office:value-type="float" office:value="1.4599609375" calcext:value-type="float">
            <text:p>1.460</text:p>
          </table:table-cell>
          <table:table-cell table:style-name="ce25" table:formula="of:=[$'Voltage Divisor'.$B$3]*[$'EE Data'.B122]/([$'Voltage Divisor'.$B$2]-[$'EE Data'.B122])" office:value-type="float" office:value="4124.13793103448" calcext:value-type="float">
            <text:p>4124.1</text:p>
          </table:table-cell>
          <table:table-cell table:formula="of:=MATCH([.C122];[$'Voltage Divisor'.$B$46:.$B$63];-1)" office:value-type="float" office:value="16" calcext:value-type="float">
            <text:p>16</text:p>
          </table:table-cell>
          <table:table-cell table:style-name="ce26" table:formula="of:=ROUND(([.C122]-INDIRECT(&quot;Voltage Divisor.D&quot;&amp;([.D122]+ROW([$'Voltage Divisor'.$A$46])-1)))/INDIRECT(&quot;Voltage Divisor.C&quot;&amp;([.D122]+ROW([$'Voltage Divisor'.$A$46])-1));0)" office:value-type="float" office:value="168" calcext:value-type="float">
            <text:p>168</text:p>
          </table:table-cell>
          <table:table-cell table:style-name="ce27" table:formula="of:=DEC2HEX([.E122])" office:value-type="string" office:string-value="A8" calcext:value-type="string">
            <text:p>0xA8</text:p>
          </table:table-cell>
          <table:table-cell table:number-columns-repeated="1018"/>
        </table:table-row>
        <table:table-row table:style-name="ro3">
          <table:table-cell table:style-name="ce4" office:value-type="float" office:value="117" calcext:value-type="float">
            <text:p>117</text:p>
          </table:table-cell>
          <table:table-cell table:style-name="ce24" table:formula="of:=([.A123]+[.$E$1])*[.$B$2]/[.$B$1]" office:value-type="float" office:value="1.46484375" calcext:value-type="float">
            <text:p>1.465</text:p>
          </table:table-cell>
          <table:table-cell table:style-name="ce25" table:formula="of:=[$'Voltage Divisor'.$B$3]*[$'EE Data'.B123]/([$'Voltage Divisor'.$B$2]-[$'EE Data'.B123])" office:value-type="float" office:value="4143.64640883978" calcext:value-type="float">
            <text:p>4143.6</text:p>
          </table:table-cell>
          <table:table-cell table:formula="of:=MATCH([.C123];[$'Voltage Divisor'.$B$46:.$B$63];-1)" office:value-type="float" office:value="16" calcext:value-type="float">
            <text:p>16</text:p>
          </table:table-cell>
          <table:table-cell table:style-name="ce26" table:formula="of:=ROUND(([.C123]-INDIRECT(&quot;Voltage Divisor.D&quot;&amp;([.D123]+ROW([$'Voltage Divisor'.$A$46])-1)))/INDIRECT(&quot;Voltage Divisor.C&quot;&amp;([.D123]+ROW([$'Voltage Divisor'.$A$46])-1));0)" office:value-type="float" office:value="168" calcext:value-type="float">
            <text:p>168</text:p>
          </table:table-cell>
          <table:table-cell table:style-name="ce27" table:formula="of:=DEC2HEX([.E123])" office:value-type="string" office:string-value="A8" calcext:value-type="string">
            <text:p>0xA8</text:p>
          </table:table-cell>
          <table:table-cell table:number-columns-repeated="1018"/>
        </table:table-row>
        <table:table-row table:style-name="ro3">
          <table:table-cell table:style-name="ce4" office:value-type="float" office:value="118" calcext:value-type="float">
            <text:p>118</text:p>
          </table:table-cell>
          <table:table-cell table:style-name="ce24" table:formula="of:=([.A124]+[.$E$1])*[.$B$2]/[.$B$1]" office:value-type="float" office:value="1.4697265625" calcext:value-type="float">
            <text:p>1.470</text:p>
          </table:table-cell>
          <table:table-cell table:style-name="ce25" table:formula="of:=[$'Voltage Divisor'.$B$3]*[$'EE Data'.B124]/([$'Voltage Divisor'.$B$2]-[$'EE Data'.B124])" office:value-type="float" office:value="4163.20885200553" calcext:value-type="float">
            <text:p>4163.2</text:p>
          </table:table-cell>
          <table:table-cell table:formula="of:=MATCH([.C124];[$'Voltage Divisor'.$B$46:.$B$63];-1)" office:value-type="float" office:value="16" calcext:value-type="float">
            <text:p>16</text:p>
          </table:table-cell>
          <table:table-cell table:style-name="ce26" table:formula="of:=ROUND(([.C124]-INDIRECT(&quot;Voltage Divisor.D&quot;&amp;([.D124]+ROW([$'Voltage Divisor'.$A$46])-1)))/INDIRECT(&quot;Voltage Divisor.C&quot;&amp;([.D124]+ROW([$'Voltage Divisor'.$A$46])-1));0)" office:value-type="float" office:value="168" calcext:value-type="float">
            <text:p>168</text:p>
          </table:table-cell>
          <table:table-cell table:style-name="ce27" table:formula="of:=DEC2HEX([.E124])" office:value-type="string" office:string-value="A8" calcext:value-type="string">
            <text:p>0xA8</text:p>
          </table:table-cell>
          <table:table-cell table:number-columns-repeated="1018"/>
        </table:table-row>
        <table:table-row table:style-name="ro3">
          <table:table-cell table:style-name="ce4" office:value-type="float" office:value="119" calcext:value-type="float">
            <text:p>119</text:p>
          </table:table-cell>
          <table:table-cell table:style-name="ce24" table:formula="of:=([.A125]+[.$E$1])*[.$B$2]/[.$B$1]" office:value-type="float" office:value="1.474609375" calcext:value-type="float">
            <text:p>1.475</text:p>
          </table:table-cell>
          <table:table-cell table:style-name="ce25" table:formula="of:=[$'Voltage Divisor'.$B$3]*[$'EE Data'.B125]/([$'Voltage Divisor'.$B$2]-[$'EE Data'.B125])" office:value-type="float" office:value="4182.82548476454" calcext:value-type="float">
            <text:p>4182.8</text:p>
          </table:table-cell>
          <table:table-cell table:formula="of:=MATCH([.C125];[$'Voltage Divisor'.$B$46:.$B$63];-1)" office:value-type="float" office:value="16" calcext:value-type="float">
            <text:p>16</text:p>
          </table:table-cell>
          <table:table-cell table:style-name="ce26" table:formula="of:=ROUND(([.C125]-INDIRECT(&quot;Voltage Divisor.D&quot;&amp;([.D125]+ROW([$'Voltage Divisor'.$A$46])-1)))/INDIRECT(&quot;Voltage Divisor.C&quot;&amp;([.D125]+ROW([$'Voltage Divisor'.$A$46])-1));0)" office:value-type="float" office:value="168" calcext:value-type="float">
            <text:p>168</text:p>
          </table:table-cell>
          <table:table-cell table:style-name="ce27" table:formula="of:=DEC2HEX([.E125])" office:value-type="string" office:string-value="A8" calcext:value-type="string">
            <text:p>0xA8</text:p>
          </table:table-cell>
          <table:table-cell table:number-columns-repeated="1018"/>
        </table:table-row>
        <table:table-row table:style-name="ro3">
          <table:table-cell table:style-name="ce4" office:value-type="float" office:value="120" calcext:value-type="float">
            <text:p>120</text:p>
          </table:table-cell>
          <table:table-cell table:style-name="ce24" table:formula="of:=([.A126]+[.$E$1])*[.$B$2]/[.$B$1]" office:value-type="float" office:value="1.4794921875" calcext:value-type="float">
            <text:p>1.479</text:p>
          </table:table-cell>
          <table:table-cell table:style-name="ce25" table:formula="of:=[$'Voltage Divisor'.$B$3]*[$'EE Data'.B126]/([$'Voltage Divisor'.$B$2]-[$'EE Data'.B126])" office:value-type="float" office:value="4202.49653259362" calcext:value-type="float">
            <text:p>4202.5</text:p>
          </table:table-cell>
          <table:table-cell table:formula="of:=MATCH([.C126];[$'Voltage Divisor'.$B$46:.$B$63];-1)" office:value-type="float" office:value="16" calcext:value-type="float">
            <text:p>16</text:p>
          </table:table-cell>
          <table:table-cell table:style-name="ce26" table:formula="of:=ROUND(([.C126]-INDIRECT(&quot;Voltage Divisor.D&quot;&amp;([.D126]+ROW([$'Voltage Divisor'.$A$46])-1)))/INDIRECT(&quot;Voltage Divisor.C&quot;&amp;([.D126]+ROW([$'Voltage Divisor'.$A$46])-1));0)" office:value-type="float" office:value="167" calcext:value-type="float">
            <text:p>167</text:p>
          </table:table-cell>
          <table:table-cell table:style-name="ce27" table:formula="of:=DEC2HEX([.E126])" office:value-type="string" office:string-value="A7" calcext:value-type="string">
            <text:p>0xA7</text:p>
          </table:table-cell>
          <table:table-cell table:number-columns-repeated="1018"/>
        </table:table-row>
        <table:table-row table:style-name="ro3">
          <table:table-cell table:style-name="ce4" office:value-type="float" office:value="121" calcext:value-type="float">
            <text:p>121</text:p>
          </table:table-cell>
          <table:table-cell table:style-name="ce24" table:formula="of:=([.A127]+[.$E$1])*[.$B$2]/[.$B$1]" office:value-type="float" office:value="1.484375" calcext:value-type="float">
            <text:p>1.484</text:p>
          </table:table-cell>
          <table:table-cell table:style-name="ce25" table:formula="of:=[$'Voltage Divisor'.$B$3]*[$'EE Data'.B127]/([$'Voltage Divisor'.$B$2]-[$'EE Data'.B127])" office:value-type="float" office:value="4222.22222222222" calcext:value-type="float">
            <text:p>4222.2</text:p>
          </table:table-cell>
          <table:table-cell table:formula="of:=MATCH([.C127];[$'Voltage Divisor'.$B$46:.$B$63];-1)" office:value-type="float" office:value="16" calcext:value-type="float">
            <text:p>16</text:p>
          </table:table-cell>
          <table:table-cell table:style-name="ce26" table:formula="of:=ROUND(([.C127]-INDIRECT(&quot;Voltage Divisor.D&quot;&amp;([.D127]+ROW([$'Voltage Divisor'.$A$46])-1)))/INDIRECT(&quot;Voltage Divisor.C&quot;&amp;([.D127]+ROW([$'Voltage Divisor'.$A$46])-1));0)" office:value-type="float" office:value="167" calcext:value-type="float">
            <text:p>167</text:p>
          </table:table-cell>
          <table:table-cell table:style-name="ce27" table:formula="of:=DEC2HEX([.E127])" office:value-type="string" office:string-value="A7" calcext:value-type="string">
            <text:p>0xA7</text:p>
          </table:table-cell>
          <table:table-cell table:number-columns-repeated="1018"/>
        </table:table-row>
        <table:table-row table:style-name="ro3">
          <table:table-cell table:style-name="ce4" office:value-type="float" office:value="122" calcext:value-type="float">
            <text:p>122</text:p>
          </table:table-cell>
          <table:table-cell table:style-name="ce24" table:formula="of:=([.A128]+[.$E$1])*[.$B$2]/[.$B$1]" office:value-type="float" office:value="1.4892578125" calcext:value-type="float">
            <text:p>1.489</text:p>
          </table:table-cell>
          <table:table-cell table:style-name="ce25" table:formula="of:=[$'Voltage Divisor'.$B$3]*[$'EE Data'.B128]/([$'Voltage Divisor'.$B$2]-[$'EE Data'.B128])" office:value-type="float" office:value="4242.00278164117" calcext:value-type="float">
            <text:p>4242.0</text:p>
          </table:table-cell>
          <table:table-cell table:formula="of:=MATCH([.C128];[$'Voltage Divisor'.$B$46:.$B$63];-1)" office:value-type="float" office:value="16" calcext:value-type="float">
            <text:p>16</text:p>
          </table:table-cell>
          <table:table-cell table:style-name="ce26" table:formula="of:=ROUND(([.C128]-INDIRECT(&quot;Voltage Divisor.D&quot;&amp;([.D128]+ROW([$'Voltage Divisor'.$A$46])-1)))/INDIRECT(&quot;Voltage Divisor.C&quot;&amp;([.D128]+ROW([$'Voltage Divisor'.$A$46])-1));0)" office:value-type="float" office:value="167" calcext:value-type="float">
            <text:p>167</text:p>
          </table:table-cell>
          <table:table-cell table:style-name="ce27" table:formula="of:=DEC2HEX([.E128])" office:value-type="string" office:string-value="A7" calcext:value-type="string">
            <text:p>0xA7</text:p>
          </table:table-cell>
          <table:table-cell table:number-columns-repeated="1018"/>
        </table:table-row>
        <table:table-row table:style-name="ro3">
          <table:table-cell table:style-name="ce4" office:value-type="float" office:value="123" calcext:value-type="float">
            <text:p>123</text:p>
          </table:table-cell>
          <table:table-cell table:style-name="ce24" table:formula="of:=([.A129]+[.$E$1])*[.$B$2]/[.$B$1]" office:value-type="float" office:value="1.494140625" calcext:value-type="float">
            <text:p>1.494</text:p>
          </table:table-cell>
          <table:table-cell table:style-name="ce25" table:formula="of:=[$'Voltage Divisor'.$B$3]*[$'EE Data'.B129]/([$'Voltage Divisor'.$B$2]-[$'EE Data'.B129])" office:value-type="float" office:value="4261.83844011142" calcext:value-type="float">
            <text:p>4261.8</text:p>
          </table:table-cell>
          <table:table-cell table:formula="of:=MATCH([.C129];[$'Voltage Divisor'.$B$46:.$B$63];-1)" office:value-type="float" office:value="16" calcext:value-type="float">
            <text:p>16</text:p>
          </table:table-cell>
          <table:table-cell table:style-name="ce26" table:formula="of:=ROUND(([.C129]-INDIRECT(&quot;Voltage Divisor.D&quot;&amp;([.D129]+ROW([$'Voltage Divisor'.$A$46])-1)))/INDIRECT(&quot;Voltage Divisor.C&quot;&amp;([.D129]+ROW([$'Voltage Divisor'.$A$46])-1));0)" office:value-type="float" office:value="167" calcext:value-type="float">
            <text:p>167</text:p>
          </table:table-cell>
          <table:table-cell table:style-name="ce27" table:formula="of:=DEC2HEX([.E129])" office:value-type="string" office:string-value="A7" calcext:value-type="string">
            <text:p>0xA7</text:p>
          </table:table-cell>
          <table:table-cell table:number-columns-repeated="1018"/>
        </table:table-row>
        <table:table-row table:style-name="ro3">
          <table:table-cell table:style-name="ce4" office:value-type="float" office:value="124" calcext:value-type="float">
            <text:p>124</text:p>
          </table:table-cell>
          <table:table-cell table:style-name="ce24" table:formula="of:=([.A130]+[.$E$1])*[.$B$2]/[.$B$1]" office:value-type="float" office:value="1.4990234375" calcext:value-type="float">
            <text:p>1.499</text:p>
          </table:table-cell>
          <table:table-cell table:style-name="ce25" table:formula="of:=[$'Voltage Divisor'.$B$3]*[$'EE Data'.B130]/([$'Voltage Divisor'.$B$2]-[$'EE Data'.B130])" office:value-type="float" office:value="4281.72942817294" calcext:value-type="float">
            <text:p>4281.7</text:p>
          </table:table-cell>
          <table:table-cell table:formula="of:=MATCH([.C130];[$'Voltage Divisor'.$B$46:.$B$63];-1)" office:value-type="float" office:value="16" calcext:value-type="float">
            <text:p>16</text:p>
          </table:table-cell>
          <table:table-cell table:style-name="ce26" table:formula="of:=ROUND(([.C130]-INDIRECT(&quot;Voltage Divisor.D&quot;&amp;([.D130]+ROW([$'Voltage Divisor'.$A$46])-1)))/INDIRECT(&quot;Voltage Divisor.C&quot;&amp;([.D130]+ROW([$'Voltage Divisor'.$A$46])-1));0)" office:value-type="float" office:value="167" calcext:value-type="float">
            <text:p>167</text:p>
          </table:table-cell>
          <table:table-cell table:style-name="ce27" table:formula="of:=DEC2HEX([.E130])" office:value-type="string" office:string-value="A7" calcext:value-type="string">
            <text:p>0xA7</text:p>
          </table:table-cell>
          <table:table-cell table:number-columns-repeated="1018"/>
        </table:table-row>
        <table:table-row table:style-name="ro3">
          <table:table-cell table:style-name="ce4" office:value-type="float" office:value="125" calcext:value-type="float">
            <text:p>125</text:p>
          </table:table-cell>
          <table:table-cell table:style-name="ce24" table:formula="of:=([.A131]+[.$E$1])*[.$B$2]/[.$B$1]" office:value-type="float" office:value="1.50390625" calcext:value-type="float">
            <text:p>1.504</text:p>
          </table:table-cell>
          <table:table-cell table:style-name="ce25" table:formula="of:=[$'Voltage Divisor'.$B$3]*[$'EE Data'.B131]/([$'Voltage Divisor'.$B$2]-[$'EE Data'.B131])" office:value-type="float" office:value="4301.67597765363" calcext:value-type="float">
            <text:p>4301.7</text:p>
          </table:table-cell>
          <table:table-cell table:formula="of:=MATCH([.C131];[$'Voltage Divisor'.$B$46:.$B$63];-1)" office:value-type="float" office:value="16" calcext:value-type="float">
            <text:p>16</text:p>
          </table:table-cell>
          <table:table-cell table:style-name="ce26" table:formula="of:=ROUND(([.C131]-INDIRECT(&quot;Voltage Divisor.D&quot;&amp;([.D131]+ROW([$'Voltage Divisor'.$A$46])-1)))/INDIRECT(&quot;Voltage Divisor.C&quot;&amp;([.D131]+ROW([$'Voltage Divisor'.$A$46])-1));0)" office:value-type="float" office:value="167" calcext:value-type="float">
            <text:p>167</text:p>
          </table:table-cell>
          <table:table-cell table:style-name="ce27" table:formula="of:=DEC2HEX([.E131])" office:value-type="string" office:string-value="A7" calcext:value-type="string">
            <text:p>0xA7</text:p>
          </table:table-cell>
          <table:table-cell table:number-columns-repeated="1018"/>
        </table:table-row>
        <table:table-row table:style-name="ro3">
          <table:table-cell table:style-name="ce4" office:value-type="float" office:value="126" calcext:value-type="float">
            <text:p>126</text:p>
          </table:table-cell>
          <table:table-cell table:style-name="ce24" table:formula="of:=([.A132]+[.$E$1])*[.$B$2]/[.$B$1]" office:value-type="float" office:value="1.5087890625" calcext:value-type="float">
            <text:p>1.509</text:p>
          </table:table-cell>
          <table:table-cell table:style-name="ce25" table:formula="of:=[$'Voltage Divisor'.$B$3]*[$'EE Data'.B132]/([$'Voltage Divisor'.$B$2]-[$'EE Data'.B132])" office:value-type="float" office:value="4321.67832167832" calcext:value-type="float">
            <text:p>4321.7</text:p>
          </table:table-cell>
          <table:table-cell table:formula="of:=MATCH([.C132];[$'Voltage Divisor'.$B$46:.$B$63];-1)" office:value-type="float" office:value="16" calcext:value-type="float">
            <text:p>16</text:p>
          </table:table-cell>
          <table:table-cell table:style-name="ce26" table:formula="of:=ROUND(([.C132]-INDIRECT(&quot;Voltage Divisor.D&quot;&amp;([.D132]+ROW([$'Voltage Divisor'.$A$46])-1)))/INDIRECT(&quot;Voltage Divisor.C&quot;&amp;([.D132]+ROW([$'Voltage Divisor'.$A$46])-1));0)" office:value-type="float" office:value="167" calcext:value-type="float">
            <text:p>167</text:p>
          </table:table-cell>
          <table:table-cell table:style-name="ce27" table:formula="of:=DEC2HEX([.E132])" office:value-type="string" office:string-value="A7" calcext:value-type="string">
            <text:p>0xA7</text:p>
          </table:table-cell>
          <table:table-cell table:number-columns-repeated="1018"/>
        </table:table-row>
        <table:table-row table:style-name="ro3">
          <table:table-cell table:style-name="ce4" office:value-type="float" office:value="127" calcext:value-type="float">
            <text:p>127</text:p>
          </table:table-cell>
          <table:table-cell table:style-name="ce24" table:formula="of:=([.A133]+[.$E$1])*[.$B$2]/[.$B$1]" office:value-type="float" office:value="1.513671875" calcext:value-type="float">
            <text:p>1.514</text:p>
          </table:table-cell>
          <table:table-cell table:style-name="ce25" table:formula="of:=[$'Voltage Divisor'.$B$3]*[$'EE Data'.B133]/([$'Voltage Divisor'.$B$2]-[$'EE Data'.B133])" office:value-type="float" office:value="4341.73669467787" calcext:value-type="float">
            <text:p>4341.7</text:p>
          </table:table-cell>
          <table:table-cell table:formula="of:=MATCH([.C133];[$'Voltage Divisor'.$B$46:.$B$63];-1)" office:value-type="float" office:value="16" calcext:value-type="float">
            <text:p>16</text:p>
          </table:table-cell>
          <table:table-cell table:style-name="ce26" table:formula="of:=ROUND(([.C133]-INDIRECT(&quot;Voltage Divisor.D&quot;&amp;([.D133]+ROW([$'Voltage Divisor'.$A$46])-1)))/INDIRECT(&quot;Voltage Divisor.C&quot;&amp;([.D133]+ROW([$'Voltage Divisor'.$A$46])-1));0)" office:value-type="float" office:value="166" calcext:value-type="float">
            <text:p>166</text:p>
          </table:table-cell>
          <table:table-cell table:style-name="ce27" table:formula="of:=DEC2HEX([.E133])" office:value-type="string" office:string-value="A6" calcext:value-type="string">
            <text:p>0xA6</text:p>
          </table:table-cell>
          <table:table-cell table:number-columns-repeated="1018"/>
        </table:table-row>
        <table:table-row table:style-name="ro3">
          <table:table-cell table:style-name="ce4" office:value-type="float" office:value="128" calcext:value-type="float">
            <text:p>128</text:p>
          </table:table-cell>
          <table:table-cell table:style-name="ce24" table:formula="of:=([.A134]+[.$E$1])*[.$B$2]/[.$B$1]" office:value-type="float" office:value="1.5185546875" calcext:value-type="float">
            <text:p>1.519</text:p>
          </table:table-cell>
          <table:table-cell table:style-name="ce25" table:formula="of:=[$'Voltage Divisor'.$B$3]*[$'EE Data'.B134]/([$'Voltage Divisor'.$B$2]-[$'EE Data'.B134])" office:value-type="float" office:value="4361.85133239832" calcext:value-type="float">
            <text:p>4361.9</text:p>
          </table:table-cell>
          <table:table-cell table:formula="of:=MATCH([.C134];[$'Voltage Divisor'.$B$46:.$B$63];-1)" office:value-type="float" office:value="16" calcext:value-type="float">
            <text:p>16</text:p>
          </table:table-cell>
          <table:table-cell table:style-name="ce26" table:formula="of:=ROUND(([.C134]-INDIRECT(&quot;Voltage Divisor.D&quot;&amp;([.D134]+ROW([$'Voltage Divisor'.$A$46])-1)))/INDIRECT(&quot;Voltage Divisor.C&quot;&amp;([.D134]+ROW([$'Voltage Divisor'.$A$46])-1));0)" office:value-type="float" office:value="166" calcext:value-type="float">
            <text:p>166</text:p>
          </table:table-cell>
          <table:table-cell table:style-name="ce27" table:formula="of:=DEC2HEX([.E134])" office:value-type="string" office:string-value="A6" calcext:value-type="string">
            <text:p>0xA6</text:p>
          </table:table-cell>
          <table:table-cell table:number-columns-repeated="1018"/>
        </table:table-row>
        <table:table-row table:style-name="ro3">
          <table:table-cell table:style-name="ce4" office:value-type="float" office:value="129" calcext:value-type="float">
            <text:p>129</text:p>
          </table:table-cell>
          <table:table-cell table:style-name="ce24" table:formula="of:=([.A135]+[.$E$1])*[.$B$2]/[.$B$1]" office:value-type="float" office:value="1.5234375" calcext:value-type="float">
            <text:p>1.523</text:p>
          </table:table-cell>
          <table:table-cell table:style-name="ce25" table:formula="of:=[$'Voltage Divisor'.$B$3]*[$'EE Data'.B135]/([$'Voltage Divisor'.$B$2]-[$'EE Data'.B135])" office:value-type="float" office:value="4382.02247191011" calcext:value-type="float">
            <text:p>4382.0</text:p>
          </table:table-cell>
          <table:table-cell table:formula="of:=MATCH([.C135];[$'Voltage Divisor'.$B$46:.$B$63];-1)" office:value-type="float" office:value="16" calcext:value-type="float">
            <text:p>16</text:p>
          </table:table-cell>
          <table:table-cell table:style-name="ce26" table:formula="of:=ROUND(([.C135]-INDIRECT(&quot;Voltage Divisor.D&quot;&amp;([.D135]+ROW([$'Voltage Divisor'.$A$46])-1)))/INDIRECT(&quot;Voltage Divisor.C&quot;&amp;([.D135]+ROW([$'Voltage Divisor'.$A$46])-1));0)" office:value-type="float" office:value="166" calcext:value-type="float">
            <text:p>166</text:p>
          </table:table-cell>
          <table:table-cell table:style-name="ce27" table:formula="of:=DEC2HEX([.E135])" office:value-type="string" office:string-value="A6" calcext:value-type="string">
            <text:p>0xA6</text:p>
          </table:table-cell>
          <table:table-cell table:number-columns-repeated="1018"/>
        </table:table-row>
        <table:table-row table:style-name="ro3">
          <table:table-cell table:style-name="ce4" office:value-type="float" office:value="130" calcext:value-type="float">
            <text:p>130</text:p>
          </table:table-cell>
          <table:table-cell table:style-name="ce24" table:formula="of:=([.A136]+[.$E$1])*[.$B$2]/[.$B$1]" office:value-type="float" office:value="1.5283203125" calcext:value-type="float">
            <text:p>1.528</text:p>
          </table:table-cell>
          <table:table-cell table:style-name="ce25" table:formula="of:=[$'Voltage Divisor'.$B$3]*[$'EE Data'.B136]/([$'Voltage Divisor'.$B$2]-[$'EE Data'.B136])" office:value-type="float" office:value="4402.25035161744" calcext:value-type="float">
            <text:p>4402.3</text:p>
          </table:table-cell>
          <table:table-cell table:formula="of:=MATCH([.C136];[$'Voltage Divisor'.$B$46:.$B$63];-1)" office:value-type="float" office:value="16" calcext:value-type="float">
            <text:p>16</text:p>
          </table:table-cell>
          <table:table-cell table:style-name="ce26" table:formula="of:=ROUND(([.C136]-INDIRECT(&quot;Voltage Divisor.D&quot;&amp;([.D136]+ROW([$'Voltage Divisor'.$A$46])-1)))/INDIRECT(&quot;Voltage Divisor.C&quot;&amp;([.D136]+ROW([$'Voltage Divisor'.$A$46])-1));0)" office:value-type="float" office:value="166" calcext:value-type="float">
            <text:p>166</text:p>
          </table:table-cell>
          <table:table-cell table:style-name="ce27" table:formula="of:=DEC2HEX([.E136])" office:value-type="string" office:string-value="A6" calcext:value-type="string">
            <text:p>0xA6</text:p>
          </table:table-cell>
          <table:table-cell table:number-columns-repeated="1018"/>
        </table:table-row>
        <table:table-row table:style-name="ro3">
          <table:table-cell table:style-name="ce4" office:value-type="float" office:value="131" calcext:value-type="float">
            <text:p>131</text:p>
          </table:table-cell>
          <table:table-cell table:style-name="ce24" table:formula="of:=([.A137]+[.$E$1])*[.$B$2]/[.$B$1]" office:value-type="float" office:value="1.533203125" calcext:value-type="float">
            <text:p>1.533</text:p>
          </table:table-cell>
          <table:table-cell table:style-name="ce25" table:formula="of:=[$'Voltage Divisor'.$B$3]*[$'EE Data'.B137]/([$'Voltage Divisor'.$B$2]-[$'EE Data'.B137])" office:value-type="float" office:value="4422.53521126761" calcext:value-type="float">
            <text:p>4422.5</text:p>
          </table:table-cell>
          <table:table-cell table:formula="of:=MATCH([.C137];[$'Voltage Divisor'.$B$46:.$B$63];-1)" office:value-type="float" office:value="16" calcext:value-type="float">
            <text:p>16</text:p>
          </table:table-cell>
          <table:table-cell table:style-name="ce26" table:formula="of:=ROUND(([.C137]-INDIRECT(&quot;Voltage Divisor.D&quot;&amp;([.D137]+ROW([$'Voltage Divisor'.$A$46])-1)))/INDIRECT(&quot;Voltage Divisor.C&quot;&amp;([.D137]+ROW([$'Voltage Divisor'.$A$46])-1));0)" office:value-type="float" office:value="166" calcext:value-type="float">
            <text:p>166</text:p>
          </table:table-cell>
          <table:table-cell table:style-name="ce27" table:formula="of:=DEC2HEX([.E137])" office:value-type="string" office:string-value="A6" calcext:value-type="string">
            <text:p>0xA6</text:p>
          </table:table-cell>
          <table:table-cell table:number-columns-repeated="1018"/>
        </table:table-row>
        <table:table-row table:style-name="ro3">
          <table:table-cell table:style-name="ce4" office:value-type="float" office:value="132" calcext:value-type="float">
            <text:p>132</text:p>
          </table:table-cell>
          <table:table-cell table:style-name="ce24" table:formula="of:=([.A138]+[.$E$1])*[.$B$2]/[.$B$1]" office:value-type="float" office:value="1.5380859375" calcext:value-type="float">
            <text:p>1.538</text:p>
          </table:table-cell>
          <table:table-cell table:style-name="ce25" table:formula="of:=[$'Voltage Divisor'.$B$3]*[$'EE Data'.B138]/([$'Voltage Divisor'.$B$2]-[$'EE Data'.B138])" office:value-type="float" office:value="4442.87729196051" calcext:value-type="float">
            <text:p>4442.9</text:p>
          </table:table-cell>
          <table:table-cell table:formula="of:=MATCH([.C138];[$'Voltage Divisor'.$B$46:.$B$63];-1)" office:value-type="float" office:value="16" calcext:value-type="float">
            <text:p>16</text:p>
          </table:table-cell>
          <table:table-cell table:style-name="ce26" table:formula="of:=ROUND(([.C138]-INDIRECT(&quot;Voltage Divisor.D&quot;&amp;([.D138]+ROW([$'Voltage Divisor'.$A$46])-1)))/INDIRECT(&quot;Voltage Divisor.C&quot;&amp;([.D138]+ROW([$'Voltage Divisor'.$A$46])-1));0)" office:value-type="float" office:value="166" calcext:value-type="float">
            <text:p>166</text:p>
          </table:table-cell>
          <table:table-cell table:style-name="ce27" table:formula="of:=DEC2HEX([.E138])" office:value-type="string" office:string-value="A6" calcext:value-type="string">
            <text:p>0xA6</text:p>
          </table:table-cell>
          <table:table-cell table:number-columns-repeated="1018"/>
        </table:table-row>
        <table:table-row table:style-name="ro3">
          <table:table-cell table:style-name="ce4" office:value-type="float" office:value="133" calcext:value-type="float">
            <text:p>133</text:p>
          </table:table-cell>
          <table:table-cell table:style-name="ce24" table:formula="of:=([.A139]+[.$E$1])*[.$B$2]/[.$B$1]" office:value-type="float" office:value="1.54296875" calcext:value-type="float">
            <text:p>1.543</text:p>
          </table:table-cell>
          <table:table-cell table:style-name="ce25" table:formula="of:=[$'Voltage Divisor'.$B$3]*[$'EE Data'.B139]/([$'Voltage Divisor'.$B$2]-[$'EE Data'.B139])" office:value-type="float" office:value="4463.27683615819" calcext:value-type="float">
            <text:p>4463.3</text:p>
          </table:table-cell>
          <table:table-cell table:formula="of:=MATCH([.C139];[$'Voltage Divisor'.$B$46:.$B$63];-1)" office:value-type="float" office:value="16" calcext:value-type="float">
            <text:p>16</text:p>
          </table:table-cell>
          <table:table-cell table:style-name="ce26" table:formula="of:=ROUND(([.C139]-INDIRECT(&quot;Voltage Divisor.D&quot;&amp;([.D139]+ROW([$'Voltage Divisor'.$A$46])-1)))/INDIRECT(&quot;Voltage Divisor.C&quot;&amp;([.D139]+ROW([$'Voltage Divisor'.$A$46])-1));0)" office:value-type="float" office:value="166" calcext:value-type="float">
            <text:p>166</text:p>
          </table:table-cell>
          <table:table-cell table:style-name="ce27" table:formula="of:=DEC2HEX([.E139])" office:value-type="string" office:string-value="A6" calcext:value-type="string">
            <text:p>0xA6</text:p>
          </table:table-cell>
          <table:table-cell table:number-columns-repeated="1018"/>
        </table:table-row>
        <table:table-row table:style-name="ro3">
          <table:table-cell table:style-name="ce4" office:value-type="float" office:value="134" calcext:value-type="float">
            <text:p>134</text:p>
          </table:table-cell>
          <table:table-cell table:style-name="ce24" table:formula="of:=([.A140]+[.$E$1])*[.$B$2]/[.$B$1]" office:value-type="float" office:value="1.5478515625" calcext:value-type="float">
            <text:p>1.548</text:p>
          </table:table-cell>
          <table:table-cell table:style-name="ce25" table:formula="of:=[$'Voltage Divisor'.$B$3]*[$'EE Data'.B140]/([$'Voltage Divisor'.$B$2]-[$'EE Data'.B140])" office:value-type="float" office:value="4483.73408769448" calcext:value-type="float">
            <text:p>4483.7</text:p>
          </table:table-cell>
          <table:table-cell table:formula="of:=MATCH([.C140];[$'Voltage Divisor'.$B$46:.$B$63];-1)" office:value-type="float" office:value="16" calcext:value-type="float">
            <text:p>16</text:p>
          </table:table-cell>
          <table:table-cell table:style-name="ce26" table:formula="of:=ROUND(([.C140]-INDIRECT(&quot;Voltage Divisor.D&quot;&amp;([.D140]+ROW([$'Voltage Divisor'.$A$46])-1)))/INDIRECT(&quot;Voltage Divisor.C&quot;&amp;([.D140]+ROW([$'Voltage Divisor'.$A$46])-1));0)" office:value-type="float" office:value="165" calcext:value-type="float">
            <text:p>165</text:p>
          </table:table-cell>
          <table:table-cell table:style-name="ce27" table:formula="of:=DEC2HEX([.E140])" office:value-type="string" office:string-value="A5" calcext:value-type="string">
            <text:p>0xA5</text:p>
          </table:table-cell>
          <table:table-cell table:number-columns-repeated="1018"/>
        </table:table-row>
        <table:table-row table:style-name="ro3">
          <table:table-cell table:style-name="ce4" office:value-type="float" office:value="135" calcext:value-type="float">
            <text:p>135</text:p>
          </table:table-cell>
          <table:table-cell table:style-name="ce24" table:formula="of:=([.A141]+[.$E$1])*[.$B$2]/[.$B$1]" office:value-type="float" office:value="1.552734375" calcext:value-type="float">
            <text:p>1.553</text:p>
          </table:table-cell>
          <table:table-cell table:style-name="ce25" table:formula="of:=[$'Voltage Divisor'.$B$3]*[$'EE Data'.B141]/([$'Voltage Divisor'.$B$2]-[$'EE Data'.B141])" office:value-type="float" office:value="4504.2492917847" calcext:value-type="float">
            <text:p>4504.2</text:p>
          </table:table-cell>
          <table:table-cell table:formula="of:=MATCH([.C141];[$'Voltage Divisor'.$B$46:.$B$63];-1)" office:value-type="float" office:value="16" calcext:value-type="float">
            <text:p>16</text:p>
          </table:table-cell>
          <table:table-cell table:style-name="ce26" table:formula="of:=ROUND(([.C141]-INDIRECT(&quot;Voltage Divisor.D&quot;&amp;([.D141]+ROW([$'Voltage Divisor'.$A$46])-1)))/INDIRECT(&quot;Voltage Divisor.C&quot;&amp;([.D141]+ROW([$'Voltage Divisor'.$A$46])-1));0)" office:value-type="float" office:value="165" calcext:value-type="float">
            <text:p>165</text:p>
          </table:table-cell>
          <table:table-cell table:style-name="ce27" table:formula="of:=DEC2HEX([.E141])" office:value-type="string" office:string-value="A5" calcext:value-type="string">
            <text:p>0xA5</text:p>
          </table:table-cell>
          <table:table-cell table:number-columns-repeated="1018"/>
        </table:table-row>
        <table:table-row table:style-name="ro3">
          <table:table-cell table:style-name="ce4" office:value-type="float" office:value="136" calcext:value-type="float">
            <text:p>136</text:p>
          </table:table-cell>
          <table:table-cell table:style-name="ce24" table:formula="of:=([.A142]+[.$E$1])*[.$B$2]/[.$B$1]" office:value-type="float" office:value="1.5576171875" calcext:value-type="float">
            <text:p>1.558</text:p>
          </table:table-cell>
          <table:table-cell table:style-name="ce25" table:formula="of:=[$'Voltage Divisor'.$B$3]*[$'EE Data'.B142]/([$'Voltage Divisor'.$B$2]-[$'EE Data'.B142])" office:value-type="float" office:value="4524.82269503546" calcext:value-type="float">
            <text:p>4524.8</text:p>
          </table:table-cell>
          <table:table-cell table:formula="of:=MATCH([.C142];[$'Voltage Divisor'.$B$46:.$B$63];-1)" office:value-type="float" office:value="16" calcext:value-type="float">
            <text:p>16</text:p>
          </table:table-cell>
          <table:table-cell table:style-name="ce26" table:formula="of:=ROUND(([.C142]-INDIRECT(&quot;Voltage Divisor.D&quot;&amp;([.D142]+ROW([$'Voltage Divisor'.$A$46])-1)))/INDIRECT(&quot;Voltage Divisor.C&quot;&amp;([.D142]+ROW([$'Voltage Divisor'.$A$46])-1));0)" office:value-type="float" office:value="165" calcext:value-type="float">
            <text:p>165</text:p>
          </table:table-cell>
          <table:table-cell table:style-name="ce27" table:formula="of:=DEC2HEX([.E142])" office:value-type="string" office:string-value="A5" calcext:value-type="string">
            <text:p>0xA5</text:p>
          </table:table-cell>
          <table:table-cell table:number-columns-repeated="1018"/>
        </table:table-row>
        <table:table-row table:style-name="ro3">
          <table:table-cell table:style-name="ce4" office:value-type="float" office:value="137" calcext:value-type="float">
            <text:p>137</text:p>
          </table:table-cell>
          <table:table-cell table:style-name="ce24" table:formula="of:=([.A143]+[.$E$1])*[.$B$2]/[.$B$1]" office:value-type="float" office:value="1.5625" calcext:value-type="float">
            <text:p>1.563</text:p>
          </table:table-cell>
          <table:table-cell table:style-name="ce25" table:formula="of:=[$'Voltage Divisor'.$B$3]*[$'EE Data'.B143]/([$'Voltage Divisor'.$B$2]-[$'EE Data'.B143])" office:value-type="float" office:value="4545.45454545455" calcext:value-type="float">
            <text:p>4545.5</text:p>
          </table:table-cell>
          <table:table-cell table:formula="of:=MATCH([.C143];[$'Voltage Divisor'.$B$46:.$B$63];-1)" office:value-type="float" office:value="16" calcext:value-type="float">
            <text:p>16</text:p>
          </table:table-cell>
          <table:table-cell table:style-name="ce26" table:formula="of:=ROUND(([.C143]-INDIRECT(&quot;Voltage Divisor.D&quot;&amp;([.D143]+ROW([$'Voltage Divisor'.$A$46])-1)))/INDIRECT(&quot;Voltage Divisor.C&quot;&amp;([.D143]+ROW([$'Voltage Divisor'.$A$46])-1));0)" office:value-type="float" office:value="165" calcext:value-type="float">
            <text:p>165</text:p>
          </table:table-cell>
          <table:table-cell table:style-name="ce27" table:formula="of:=DEC2HEX([.E143])" office:value-type="string" office:string-value="A5" calcext:value-type="string">
            <text:p>0xA5</text:p>
          </table:table-cell>
          <table:table-cell table:number-columns-repeated="1018"/>
        </table:table-row>
        <table:table-row table:style-name="ro3">
          <table:table-cell table:style-name="ce4" office:value-type="float" office:value="138" calcext:value-type="float">
            <text:p>138</text:p>
          </table:table-cell>
          <table:table-cell table:style-name="ce24" table:formula="of:=([.A144]+[.$E$1])*[.$B$2]/[.$B$1]" office:value-type="float" office:value="1.5673828125" calcext:value-type="float">
            <text:p>1.567</text:p>
          </table:table-cell>
          <table:table-cell table:style-name="ce25" table:formula="of:=[$'Voltage Divisor'.$B$3]*[$'EE Data'.B144]/([$'Voltage Divisor'.$B$2]-[$'EE Data'.B144])" office:value-type="float" office:value="4566.14509246088" calcext:value-type="float">
            <text:p>4566.1</text:p>
          </table:table-cell>
          <table:table-cell table:formula="of:=MATCH([.C144];[$'Voltage Divisor'.$B$46:.$B$63];-1)" office:value-type="float" office:value="16" calcext:value-type="float">
            <text:p>16</text:p>
          </table:table-cell>
          <table:table-cell table:style-name="ce26" table:formula="of:=ROUND(([.C144]-INDIRECT(&quot;Voltage Divisor.D&quot;&amp;([.D144]+ROW([$'Voltage Divisor'.$A$46])-1)))/INDIRECT(&quot;Voltage Divisor.C&quot;&amp;([.D144]+ROW([$'Voltage Divisor'.$A$46])-1));0)" office:value-type="float" office:value="165" calcext:value-type="float">
            <text:p>165</text:p>
          </table:table-cell>
          <table:table-cell table:style-name="ce27" table:formula="of:=DEC2HEX([.E144])" office:value-type="string" office:string-value="A5" calcext:value-type="string">
            <text:p>0xA5</text:p>
          </table:table-cell>
          <table:table-cell table:number-columns-repeated="1018"/>
        </table:table-row>
        <table:table-row table:style-name="ro3">
          <table:table-cell table:style-name="ce4" office:value-type="float" office:value="139" calcext:value-type="float">
            <text:p>139</text:p>
          </table:table-cell>
          <table:table-cell table:style-name="ce24" table:formula="of:=([.A145]+[.$E$1])*[.$B$2]/[.$B$1]" office:value-type="float" office:value="1.572265625" calcext:value-type="float">
            <text:p>1.572</text:p>
          </table:table-cell>
          <table:table-cell table:style-name="ce25" table:formula="of:=[$'Voltage Divisor'.$B$3]*[$'EE Data'.B145]/([$'Voltage Divisor'.$B$2]-[$'EE Data'.B145])" office:value-type="float" office:value="4586.89458689459" calcext:value-type="float">
            <text:p>4586.9</text:p>
          </table:table-cell>
          <table:table-cell table:formula="of:=MATCH([.C145];[$'Voltage Divisor'.$B$46:.$B$63];-1)" office:value-type="float" office:value="16" calcext:value-type="float">
            <text:p>16</text:p>
          </table:table-cell>
          <table:table-cell table:style-name="ce26" table:formula="of:=ROUND(([.C145]-INDIRECT(&quot;Voltage Divisor.D&quot;&amp;([.D145]+ROW([$'Voltage Divisor'.$A$46])-1)))/INDIRECT(&quot;Voltage Divisor.C&quot;&amp;([.D145]+ROW([$'Voltage Divisor'.$A$46])-1));0)" office:value-type="float" office:value="165" calcext:value-type="float">
            <text:p>165</text:p>
          </table:table-cell>
          <table:table-cell table:style-name="ce27" table:formula="of:=DEC2HEX([.E145])" office:value-type="string" office:string-value="A5" calcext:value-type="string">
            <text:p>0xA5</text:p>
          </table:table-cell>
          <table:table-cell table:number-columns-repeated="1018"/>
        </table:table-row>
        <table:table-row table:style-name="ro3">
          <table:table-cell table:style-name="ce4" office:value-type="float" office:value="140" calcext:value-type="float">
            <text:p>140</text:p>
          </table:table-cell>
          <table:table-cell table:style-name="ce24" table:formula="of:=([.A146]+[.$E$1])*[.$B$2]/[.$B$1]" office:value-type="float" office:value="1.5771484375" calcext:value-type="float">
            <text:p>1.577</text:p>
          </table:table-cell>
          <table:table-cell table:style-name="ce25" table:formula="of:=[$'Voltage Divisor'.$B$3]*[$'EE Data'.B146]/([$'Voltage Divisor'.$B$2]-[$'EE Data'.B146])" office:value-type="float" office:value="4607.7032810271" calcext:value-type="float">
            <text:p>4607.7</text:p>
          </table:table-cell>
          <table:table-cell table:formula="of:=MATCH([.C146];[$'Voltage Divisor'.$B$46:.$B$63];-1)" office:value-type="float" office:value="16" calcext:value-type="float">
            <text:p>16</text:p>
          </table:table-cell>
          <table:table-cell table:style-name="ce26" table:formula="of:=ROUND(([.C146]-INDIRECT(&quot;Voltage Divisor.D&quot;&amp;([.D146]+ROW([$'Voltage Divisor'.$A$46])-1)))/INDIRECT(&quot;Voltage Divisor.C&quot;&amp;([.D146]+ROW([$'Voltage Divisor'.$A$46])-1));0)" office:value-type="float" office:value="165" calcext:value-type="float">
            <text:p>165</text:p>
          </table:table-cell>
          <table:table-cell table:style-name="ce27" table:formula="of:=DEC2HEX([.E146])" office:value-type="string" office:string-value="A5" calcext:value-type="string">
            <text:p>0xA5</text:p>
          </table:table-cell>
          <table:table-cell table:number-columns-repeated="1018"/>
        </table:table-row>
        <table:table-row table:style-name="ro3">
          <table:table-cell table:style-name="ce4" office:value-type="float" office:value="141" calcext:value-type="float">
            <text:p>141</text:p>
          </table:table-cell>
          <table:table-cell table:style-name="ce24" table:formula="of:=([.A147]+[.$E$1])*[.$B$2]/[.$B$1]" office:value-type="float" office:value="1.58203125" calcext:value-type="float">
            <text:p>1.582</text:p>
          </table:table-cell>
          <table:table-cell table:style-name="ce25" table:formula="of:=[$'Voltage Divisor'.$B$3]*[$'EE Data'.B147]/([$'Voltage Divisor'.$B$2]-[$'EE Data'.B147])" office:value-type="float" office:value="4628.57142857143" calcext:value-type="float">
            <text:p>4628.6</text:p>
          </table:table-cell>
          <table:table-cell table:formula="of:=MATCH([.C147];[$'Voltage Divisor'.$B$46:.$B$63];-1)" office:value-type="float" office:value="16" calcext:value-type="float">
            <text:p>16</text:p>
          </table:table-cell>
          <table:table-cell table:style-name="ce26" table:formula="of:=ROUND(([.C147]-INDIRECT(&quot;Voltage Divisor.D&quot;&amp;([.D147]+ROW([$'Voltage Divisor'.$A$46])-1)))/INDIRECT(&quot;Voltage Divisor.C&quot;&amp;([.D147]+ROW([$'Voltage Divisor'.$A$46])-1));0)" office:value-type="float" office:value="165" calcext:value-type="float">
            <text:p>165</text:p>
          </table:table-cell>
          <table:table-cell table:style-name="ce27" table:formula="of:=DEC2HEX([.E147])" office:value-type="string" office:string-value="A5" calcext:value-type="string">
            <text:p>0xA5</text:p>
          </table:table-cell>
          <table:table-cell table:number-columns-repeated="1018"/>
        </table:table-row>
        <table:table-row table:style-name="ro3">
          <table:table-cell table:style-name="ce4" office:value-type="float" office:value="142" calcext:value-type="float">
            <text:p>142</text:p>
          </table:table-cell>
          <table:table-cell table:style-name="ce24" table:formula="of:=([.A148]+[.$E$1])*[.$B$2]/[.$B$1]" office:value-type="float" office:value="1.5869140625" calcext:value-type="float">
            <text:p>1.587</text:p>
          </table:table-cell>
          <table:table-cell table:style-name="ce25" table:formula="of:=[$'Voltage Divisor'.$B$3]*[$'EE Data'.B148]/([$'Voltage Divisor'.$B$2]-[$'EE Data'.B148])" office:value-type="float" office:value="4649.49928469242" calcext:value-type="float">
            <text:p>4649.5</text:p>
          </table:table-cell>
          <table:table-cell table:formula="of:=MATCH([.C148];[$'Voltage Divisor'.$B$46:.$B$63];-1)" office:value-type="float" office:value="16" calcext:value-type="float">
            <text:p>16</text:p>
          </table:table-cell>
          <table:table-cell table:style-name="ce26" table:formula="of:=ROUND(([.C148]-INDIRECT(&quot;Voltage Divisor.D&quot;&amp;([.D148]+ROW([$'Voltage Divisor'.$A$46])-1)))/INDIRECT(&quot;Voltage Divisor.C&quot;&amp;([.D148]+ROW([$'Voltage Divisor'.$A$46])-1));0)" office:value-type="float" office:value="164" calcext:value-type="float">
            <text:p>164</text:p>
          </table:table-cell>
          <table:table-cell table:style-name="ce27" table:formula="of:=DEC2HEX([.E148])" office:value-type="string" office:string-value="A4" calcext:value-type="string">
            <text:p>0xA4</text:p>
          </table:table-cell>
          <table:table-cell table:number-columns-repeated="1018"/>
        </table:table-row>
        <table:table-row table:style-name="ro3">
          <table:table-cell table:style-name="ce4" office:value-type="float" office:value="143" calcext:value-type="float">
            <text:p>143</text:p>
          </table:table-cell>
          <table:table-cell table:style-name="ce24" table:formula="of:=([.A149]+[.$E$1])*[.$B$2]/[.$B$1]" office:value-type="float" office:value="1.591796875" calcext:value-type="float">
            <text:p>1.592</text:p>
          </table:table-cell>
          <table:table-cell table:style-name="ce25" table:formula="of:=[$'Voltage Divisor'.$B$3]*[$'EE Data'.B149]/([$'Voltage Divisor'.$B$2]-[$'EE Data'.B149])" office:value-type="float" office:value="4670.48710601719" calcext:value-type="float">
            <text:p>4670.5</text:p>
          </table:table-cell>
          <table:table-cell table:formula="of:=MATCH([.C149];[$'Voltage Divisor'.$B$46:.$B$63];-1)" office:value-type="float" office:value="16" calcext:value-type="float">
            <text:p>16</text:p>
          </table:table-cell>
          <table:table-cell table:style-name="ce26" table:formula="of:=ROUND(([.C149]-INDIRECT(&quot;Voltage Divisor.D&quot;&amp;([.D149]+ROW([$'Voltage Divisor'.$A$46])-1)))/INDIRECT(&quot;Voltage Divisor.C&quot;&amp;([.D149]+ROW([$'Voltage Divisor'.$A$46])-1));0)" office:value-type="float" office:value="164" calcext:value-type="float">
            <text:p>164</text:p>
          </table:table-cell>
          <table:table-cell table:style-name="ce27" table:formula="of:=DEC2HEX([.E149])" office:value-type="string" office:string-value="A4" calcext:value-type="string">
            <text:p>0xA4</text:p>
          </table:table-cell>
          <table:table-cell table:number-columns-repeated="1018"/>
        </table:table-row>
        <table:table-row table:style-name="ro3">
          <table:table-cell table:style-name="ce4" office:value-type="float" office:value="144" calcext:value-type="float">
            <text:p>144</text:p>
          </table:table-cell>
          <table:table-cell table:style-name="ce24" table:formula="of:=([.A150]+[.$E$1])*[.$B$2]/[.$B$1]" office:value-type="float" office:value="1.5966796875" calcext:value-type="float">
            <text:p>1.597</text:p>
          </table:table-cell>
          <table:table-cell table:style-name="ce25" table:formula="of:=[$'Voltage Divisor'.$B$3]*[$'EE Data'.B150]/([$'Voltage Divisor'.$B$2]-[$'EE Data'.B150])" office:value-type="float" office:value="4691.53515064563" calcext:value-type="float">
            <text:p>4691.5</text:p>
          </table:table-cell>
          <table:table-cell table:formula="of:=MATCH([.C150];[$'Voltage Divisor'.$B$46:.$B$63];-1)" office:value-type="float" office:value="16" calcext:value-type="float">
            <text:p>16</text:p>
          </table:table-cell>
          <table:table-cell table:style-name="ce26" table:formula="of:=ROUND(([.C150]-INDIRECT(&quot;Voltage Divisor.D&quot;&amp;([.D150]+ROW([$'Voltage Divisor'.$A$46])-1)))/INDIRECT(&quot;Voltage Divisor.C&quot;&amp;([.D150]+ROW([$'Voltage Divisor'.$A$46])-1));0)" office:value-type="float" office:value="164" calcext:value-type="float">
            <text:p>164</text:p>
          </table:table-cell>
          <table:table-cell table:style-name="ce27" table:formula="of:=DEC2HEX([.E150])" office:value-type="string" office:string-value="A4" calcext:value-type="string">
            <text:p>0xA4</text:p>
          </table:table-cell>
          <table:table-cell table:number-columns-repeated="1018"/>
        </table:table-row>
        <table:table-row table:style-name="ro3">
          <table:table-cell table:style-name="ce4" office:value-type="float" office:value="145" calcext:value-type="float">
            <text:p>145</text:p>
          </table:table-cell>
          <table:table-cell table:style-name="ce24" table:formula="of:=([.A151]+[.$E$1])*[.$B$2]/[.$B$1]" office:value-type="float" office:value="1.6015625" calcext:value-type="float">
            <text:p>1.602</text:p>
          </table:table-cell>
          <table:table-cell table:style-name="ce25" table:formula="of:=[$'Voltage Divisor'.$B$3]*[$'EE Data'.B151]/([$'Voltage Divisor'.$B$2]-[$'EE Data'.B151])" office:value-type="float" office:value="4712.64367816092" calcext:value-type="float">
            <text:p>4712.6</text:p>
          </table:table-cell>
          <table:table-cell table:formula="of:=MATCH([.C151];[$'Voltage Divisor'.$B$46:.$B$63];-1)" office:value-type="float" office:value="16" calcext:value-type="float">
            <text:p>16</text:p>
          </table:table-cell>
          <table:table-cell table:style-name="ce26" table:formula="of:=ROUND(([.C151]-INDIRECT(&quot;Voltage Divisor.D&quot;&amp;([.D151]+ROW([$'Voltage Divisor'.$A$46])-1)))/INDIRECT(&quot;Voltage Divisor.C&quot;&amp;([.D151]+ROW([$'Voltage Divisor'.$A$46])-1));0)" office:value-type="float" office:value="164" calcext:value-type="float">
            <text:p>164</text:p>
          </table:table-cell>
          <table:table-cell table:style-name="ce27" table:formula="of:=DEC2HEX([.E151])" office:value-type="string" office:string-value="A4" calcext:value-type="string">
            <text:p>0xA4</text:p>
          </table:table-cell>
          <table:table-cell table:number-columns-repeated="1018"/>
        </table:table-row>
        <table:table-row table:style-name="ro3">
          <table:table-cell table:style-name="ce4" office:value-type="float" office:value="146" calcext:value-type="float">
            <text:p>146</text:p>
          </table:table-cell>
          <table:table-cell table:style-name="ce24" table:formula="of:=([.A152]+[.$E$1])*[.$B$2]/[.$B$1]" office:value-type="float" office:value="1.6064453125" calcext:value-type="float">
            <text:p>1.606</text:p>
          </table:table-cell>
          <table:table-cell table:style-name="ce25" table:formula="of:=[$'Voltage Divisor'.$B$3]*[$'EE Data'.B152]/([$'Voltage Divisor'.$B$2]-[$'EE Data'.B152])" office:value-type="float" office:value="4733.81294964029" calcext:value-type="float">
            <text:p>4733.8</text:p>
          </table:table-cell>
          <table:table-cell table:formula="of:=MATCH([.C152];[$'Voltage Divisor'.$B$46:.$B$63];-1)" office:value-type="float" office:value="16" calcext:value-type="float">
            <text:p>16</text:p>
          </table:table-cell>
          <table:table-cell table:style-name="ce26" table:formula="of:=ROUND(([.C152]-INDIRECT(&quot;Voltage Divisor.D&quot;&amp;([.D152]+ROW([$'Voltage Divisor'.$A$46])-1)))/INDIRECT(&quot;Voltage Divisor.C&quot;&amp;([.D152]+ROW([$'Voltage Divisor'.$A$46])-1));0)" office:value-type="float" office:value="164" calcext:value-type="float">
            <text:p>164</text:p>
          </table:table-cell>
          <table:table-cell table:style-name="ce27" table:formula="of:=DEC2HEX([.E152])" office:value-type="string" office:string-value="A4" calcext:value-type="string">
            <text:p>0xA4</text:p>
          </table:table-cell>
          <table:table-cell table:number-columns-repeated="1018"/>
        </table:table-row>
        <table:table-row table:style-name="ro3">
          <table:table-cell table:style-name="ce4" office:value-type="float" office:value="147" calcext:value-type="float">
            <text:p>147</text:p>
          </table:table-cell>
          <table:table-cell table:style-name="ce24" table:formula="of:=([.A153]+[.$E$1])*[.$B$2]/[.$B$1]" office:value-type="float" office:value="1.611328125" calcext:value-type="float">
            <text:p>1.611</text:p>
          </table:table-cell>
          <table:table-cell table:style-name="ce25" table:formula="of:=[$'Voltage Divisor'.$B$3]*[$'EE Data'.B153]/([$'Voltage Divisor'.$B$2]-[$'EE Data'.B153])" office:value-type="float" office:value="4755.04322766571" calcext:value-type="float">
            <text:p>4755.0</text:p>
          </table:table-cell>
          <table:table-cell table:formula="of:=MATCH([.C153];[$'Voltage Divisor'.$B$46:.$B$63];-1)" office:value-type="float" office:value="16" calcext:value-type="float">
            <text:p>16</text:p>
          </table:table-cell>
          <table:table-cell table:style-name="ce26" table:formula="of:=ROUND(([.C153]-INDIRECT(&quot;Voltage Divisor.D&quot;&amp;([.D153]+ROW([$'Voltage Divisor'.$A$46])-1)))/INDIRECT(&quot;Voltage Divisor.C&quot;&amp;([.D153]+ROW([$'Voltage Divisor'.$A$46])-1));0)" office:value-type="float" office:value="164" calcext:value-type="float">
            <text:p>164</text:p>
          </table:table-cell>
          <table:table-cell table:style-name="ce27" table:formula="of:=DEC2HEX([.E153])" office:value-type="string" office:string-value="A4" calcext:value-type="string">
            <text:p>0xA4</text:p>
          </table:table-cell>
          <table:table-cell table:number-columns-repeated="1018"/>
        </table:table-row>
        <table:table-row table:style-name="ro3">
          <table:table-cell table:style-name="ce4" office:value-type="float" office:value="148" calcext:value-type="float">
            <text:p>148</text:p>
          </table:table-cell>
          <table:table-cell table:style-name="ce24" table:formula="of:=([.A154]+[.$E$1])*[.$B$2]/[.$B$1]" office:value-type="float" office:value="1.6162109375" calcext:value-type="float">
            <text:p>1.616</text:p>
          </table:table-cell>
          <table:table-cell table:style-name="ce25" table:formula="of:=[$'Voltage Divisor'.$B$3]*[$'EE Data'.B154]/([$'Voltage Divisor'.$B$2]-[$'EE Data'.B154])" office:value-type="float" office:value="4776.33477633478" calcext:value-type="float">
            <text:p>4776.3</text:p>
          </table:table-cell>
          <table:table-cell table:formula="of:=MATCH([.C154];[$'Voltage Divisor'.$B$46:.$B$63];-1)" office:value-type="float" office:value="16" calcext:value-type="float">
            <text:p>16</text:p>
          </table:table-cell>
          <table:table-cell table:style-name="ce26" table:formula="of:=ROUND(([.C154]-INDIRECT(&quot;Voltage Divisor.D&quot;&amp;([.D154]+ROW([$'Voltage Divisor'.$A$46])-1)))/INDIRECT(&quot;Voltage Divisor.C&quot;&amp;([.D154]+ROW([$'Voltage Divisor'.$A$46])-1));0)" office:value-type="float" office:value="164" calcext:value-type="float">
            <text:p>164</text:p>
          </table:table-cell>
          <table:table-cell table:style-name="ce27" table:formula="of:=DEC2HEX([.E154])" office:value-type="string" office:string-value="A4" calcext:value-type="string">
            <text:p>0xA4</text:p>
          </table:table-cell>
          <table:table-cell table:number-columns-repeated="1018"/>
        </table:table-row>
        <table:table-row table:style-name="ro3">
          <table:table-cell table:style-name="ce4" office:value-type="float" office:value="149" calcext:value-type="float">
            <text:p>149</text:p>
          </table:table-cell>
          <table:table-cell table:style-name="ce24" table:formula="of:=([.A155]+[.$E$1])*[.$B$2]/[.$B$1]" office:value-type="float" office:value="1.62109375" calcext:value-type="float">
            <text:p>1.621</text:p>
          </table:table-cell>
          <table:table-cell table:style-name="ce25" table:formula="of:=[$'Voltage Divisor'.$B$3]*[$'EE Data'.B155]/([$'Voltage Divisor'.$B$2]-[$'EE Data'.B155])" office:value-type="float" office:value="4797.68786127168" calcext:value-type="float">
            <text:p>4797.7</text:p>
          </table:table-cell>
          <table:table-cell table:formula="of:=MATCH([.C155];[$'Voltage Divisor'.$B$46:.$B$63];-1)" office:value-type="float" office:value="16" calcext:value-type="float">
            <text:p>16</text:p>
          </table:table-cell>
          <table:table-cell table:style-name="ce26" table:formula="of:=ROUND(([.C155]-INDIRECT(&quot;Voltage Divisor.D&quot;&amp;([.D155]+ROW([$'Voltage Divisor'.$A$46])-1)))/INDIRECT(&quot;Voltage Divisor.C&quot;&amp;([.D155]+ROW([$'Voltage Divisor'.$A$46])-1));0)" office:value-type="float" office:value="163" calcext:value-type="float">
            <text:p>163</text:p>
          </table:table-cell>
          <table:table-cell table:style-name="ce27" table:formula="of:=DEC2HEX([.E155])" office:value-type="string" office:string-value="A3" calcext:value-type="string">
            <text:p>0xA3</text:p>
          </table:table-cell>
          <table:table-cell table:number-columns-repeated="1018"/>
        </table:table-row>
        <table:table-row table:style-name="ro3">
          <table:table-cell table:style-name="ce4" office:value-type="float" office:value="150" calcext:value-type="float">
            <text:p>150</text:p>
          </table:table-cell>
          <table:table-cell table:style-name="ce24" table:formula="of:=([.A156]+[.$E$1])*[.$B$2]/[.$B$1]" office:value-type="float" office:value="1.6259765625" calcext:value-type="float">
            <text:p>1.626</text:p>
          </table:table-cell>
          <table:table-cell table:style-name="ce25" table:formula="of:=[$'Voltage Divisor'.$B$3]*[$'EE Data'.B156]/([$'Voltage Divisor'.$B$2]-[$'EE Data'.B156])" office:value-type="float" office:value="4819.10274963821" calcext:value-type="float">
            <text:p>4819.1</text:p>
          </table:table-cell>
          <table:table-cell table:formula="of:=MATCH([.C156];[$'Voltage Divisor'.$B$46:.$B$63];-1)" office:value-type="float" office:value="16" calcext:value-type="float">
            <text:p>16</text:p>
          </table:table-cell>
          <table:table-cell table:style-name="ce26" table:formula="of:=ROUND(([.C156]-INDIRECT(&quot;Voltage Divisor.D&quot;&amp;([.D156]+ROW([$'Voltage Divisor'.$A$46])-1)))/INDIRECT(&quot;Voltage Divisor.C&quot;&amp;([.D156]+ROW([$'Voltage Divisor'.$A$46])-1));0)" office:value-type="float" office:value="163" calcext:value-type="float">
            <text:p>163</text:p>
          </table:table-cell>
          <table:table-cell table:style-name="ce27" table:formula="of:=DEC2HEX([.E156])" office:value-type="string" office:string-value="A3" calcext:value-type="string">
            <text:p>0xA3</text:p>
          </table:table-cell>
          <table:table-cell table:number-columns-repeated="1018"/>
        </table:table-row>
        <table:table-row table:style-name="ro3">
          <table:table-cell table:style-name="ce4" office:value-type="float" office:value="151" calcext:value-type="float">
            <text:p>151</text:p>
          </table:table-cell>
          <table:table-cell table:style-name="ce24" table:formula="of:=([.A157]+[.$E$1])*[.$B$2]/[.$B$1]" office:value-type="float" office:value="1.630859375" calcext:value-type="float">
            <text:p>1.631</text:p>
          </table:table-cell>
          <table:table-cell table:style-name="ce25" table:formula="of:=[$'Voltage Divisor'.$B$3]*[$'EE Data'.B157]/([$'Voltage Divisor'.$B$2]-[$'EE Data'.B157])" office:value-type="float" office:value="4840.57971014493" calcext:value-type="float">
            <text:p>4840.6</text:p>
          </table:table-cell>
          <table:table-cell table:formula="of:=MATCH([.C157];[$'Voltage Divisor'.$B$46:.$B$63];-1)" office:value-type="float" office:value="16" calcext:value-type="float">
            <text:p>16</text:p>
          </table:table-cell>
          <table:table-cell table:style-name="ce26" table:formula="of:=ROUND(([.C157]-INDIRECT(&quot;Voltage Divisor.D&quot;&amp;([.D157]+ROW([$'Voltage Divisor'.$A$46])-1)))/INDIRECT(&quot;Voltage Divisor.C&quot;&amp;([.D157]+ROW([$'Voltage Divisor'.$A$46])-1));0)" office:value-type="float" office:value="163" calcext:value-type="float">
            <text:p>163</text:p>
          </table:table-cell>
          <table:table-cell table:style-name="ce27" table:formula="of:=DEC2HEX([.E157])" office:value-type="string" office:string-value="A3" calcext:value-type="string">
            <text:p>0xA3</text:p>
          </table:table-cell>
          <table:table-cell table:number-columns-repeated="1018"/>
        </table:table-row>
        <table:table-row table:style-name="ro3">
          <table:table-cell table:style-name="ce4" office:value-type="float" office:value="152" calcext:value-type="float">
            <text:p>152</text:p>
          </table:table-cell>
          <table:table-cell table:style-name="ce24" table:formula="of:=([.A158]+[.$E$1])*[.$B$2]/[.$B$1]" office:value-type="float" office:value="1.6357421875" calcext:value-type="float">
            <text:p>1.636</text:p>
          </table:table-cell>
          <table:table-cell table:style-name="ce25" table:formula="of:=[$'Voltage Divisor'.$B$3]*[$'EE Data'.B158]/([$'Voltage Divisor'.$B$2]-[$'EE Data'.B158])" office:value-type="float" office:value="4862.11901306241" calcext:value-type="float">
            <text:p>4862.1</text:p>
          </table:table-cell>
          <table:table-cell table:formula="of:=MATCH([.C158];[$'Voltage Divisor'.$B$46:.$B$63];-1)" office:value-type="float" office:value="16" calcext:value-type="float">
            <text:p>16</text:p>
          </table:table-cell>
          <table:table-cell table:style-name="ce26" table:formula="of:=ROUND(([.C158]-INDIRECT(&quot;Voltage Divisor.D&quot;&amp;([.D158]+ROW([$'Voltage Divisor'.$A$46])-1)))/INDIRECT(&quot;Voltage Divisor.C&quot;&amp;([.D158]+ROW([$'Voltage Divisor'.$A$46])-1));0)" office:value-type="float" office:value="163" calcext:value-type="float">
            <text:p>163</text:p>
          </table:table-cell>
          <table:table-cell table:style-name="ce27" table:formula="of:=DEC2HEX([.E158])" office:value-type="string" office:string-value="A3" calcext:value-type="string">
            <text:p>0xA3</text:p>
          </table:table-cell>
          <table:table-cell table:number-columns-repeated="1018"/>
        </table:table-row>
        <table:table-row table:style-name="ro3">
          <table:table-cell table:style-name="ce4" office:value-type="float" office:value="153" calcext:value-type="float">
            <text:p>153</text:p>
          </table:table-cell>
          <table:table-cell table:style-name="ce24" table:formula="of:=([.A159]+[.$E$1])*[.$B$2]/[.$B$1]" office:value-type="float" office:value="1.640625" calcext:value-type="float">
            <text:p>1.641</text:p>
          </table:table-cell>
          <table:table-cell table:style-name="ce25" table:formula="of:=[$'Voltage Divisor'.$B$3]*[$'EE Data'.B159]/([$'Voltage Divisor'.$B$2]-[$'EE Data'.B159])" office:value-type="float" office:value="4883.72093023256" calcext:value-type="float">
            <text:p>4883.7</text:p>
          </table:table-cell>
          <table:table-cell table:formula="of:=MATCH([.C159];[$'Voltage Divisor'.$B$46:.$B$63];-1)" office:value-type="float" office:value="16" calcext:value-type="float">
            <text:p>16</text:p>
          </table:table-cell>
          <table:table-cell table:style-name="ce26" table:formula="of:=ROUND(([.C159]-INDIRECT(&quot;Voltage Divisor.D&quot;&amp;([.D159]+ROW([$'Voltage Divisor'.$A$46])-1)))/INDIRECT(&quot;Voltage Divisor.C&quot;&amp;([.D159]+ROW([$'Voltage Divisor'.$A$46])-1));0)" office:value-type="float" office:value="163" calcext:value-type="float">
            <text:p>163</text:p>
          </table:table-cell>
          <table:table-cell table:style-name="ce27" table:formula="of:=DEC2HEX([.E159])" office:value-type="string" office:string-value="A3" calcext:value-type="string">
            <text:p>0xA3</text:p>
          </table:table-cell>
          <table:table-cell table:number-columns-repeated="1018"/>
        </table:table-row>
        <table:table-row table:style-name="ro3">
          <table:table-cell table:style-name="ce4" office:value-type="float" office:value="154" calcext:value-type="float">
            <text:p>154</text:p>
          </table:table-cell>
          <table:table-cell table:style-name="ce24" table:formula="of:=([.A160]+[.$E$1])*[.$B$2]/[.$B$1]" office:value-type="float" office:value="1.6455078125" calcext:value-type="float">
            <text:p>1.646</text:p>
          </table:table-cell>
          <table:table-cell table:style-name="ce25" table:formula="of:=[$'Voltage Divisor'.$B$3]*[$'EE Data'.B160]/([$'Voltage Divisor'.$B$2]-[$'EE Data'.B160])" office:value-type="float" office:value="4905.38573508006" calcext:value-type="float">
            <text:p>4905.4</text:p>
          </table:table-cell>
          <table:table-cell table:formula="of:=MATCH([.C160];[$'Voltage Divisor'.$B$46:.$B$63];-1)" office:value-type="float" office:value="16" calcext:value-type="float">
            <text:p>16</text:p>
          </table:table-cell>
          <table:table-cell table:style-name="ce26" table:formula="of:=ROUND(([.C160]-INDIRECT(&quot;Voltage Divisor.D&quot;&amp;([.D160]+ROW([$'Voltage Divisor'.$A$46])-1)))/INDIRECT(&quot;Voltage Divisor.C&quot;&amp;([.D160]+ROW([$'Voltage Divisor'.$A$46])-1));0)" office:value-type="float" office:value="163" calcext:value-type="float">
            <text:p>163</text:p>
          </table:table-cell>
          <table:table-cell table:style-name="ce27" table:formula="of:=DEC2HEX([.E160])" office:value-type="string" office:string-value="A3" calcext:value-type="string">
            <text:p>0xA3</text:p>
          </table:table-cell>
          <table:table-cell table:number-columns-repeated="1018"/>
        </table:table-row>
        <table:table-row table:style-name="ro3">
          <table:table-cell table:style-name="ce4" office:value-type="float" office:value="155" calcext:value-type="float">
            <text:p>155</text:p>
          </table:table-cell>
          <table:table-cell table:style-name="ce24" table:formula="of:=([.A161]+[.$E$1])*[.$B$2]/[.$B$1]" office:value-type="float" office:value="1.650390625" calcext:value-type="float">
            <text:p>1.650</text:p>
          </table:table-cell>
          <table:table-cell table:style-name="ce25" table:formula="of:=[$'Voltage Divisor'.$B$3]*[$'EE Data'.B161]/([$'Voltage Divisor'.$B$2]-[$'EE Data'.B161])" office:value-type="float" office:value="4927.11370262391" calcext:value-type="float">
            <text:p>4927.1</text:p>
          </table:table-cell>
          <table:table-cell table:formula="of:=MATCH([.C161];[$'Voltage Divisor'.$B$46:.$B$63];-1)" office:value-type="float" office:value="16" calcext:value-type="float">
            <text:p>16</text:p>
          </table:table-cell>
          <table:table-cell table:style-name="ce26" table:formula="of:=ROUND(([.C161]-INDIRECT(&quot;Voltage Divisor.D&quot;&amp;([.D161]+ROW([$'Voltage Divisor'.$A$46])-1)))/INDIRECT(&quot;Voltage Divisor.C&quot;&amp;([.D161]+ROW([$'Voltage Divisor'.$A$46])-1));0)" office:value-type="float" office:value="162" calcext:value-type="float">
            <text:p>162</text:p>
          </table:table-cell>
          <table:table-cell table:style-name="ce27" table:formula="of:=DEC2HEX([.E161])" office:value-type="string" office:string-value="A2" calcext:value-type="string">
            <text:p>0xA2</text:p>
          </table:table-cell>
          <table:table-cell table:number-columns-repeated="1018"/>
        </table:table-row>
        <table:table-row table:style-name="ro3">
          <table:table-cell table:style-name="ce4" office:value-type="float" office:value="156" calcext:value-type="float">
            <text:p>156</text:p>
          </table:table-cell>
          <table:table-cell table:style-name="ce24" table:formula="of:=([.A162]+[.$E$1])*[.$B$2]/[.$B$1]" office:value-type="float" office:value="1.6552734375" calcext:value-type="float">
            <text:p>1.655</text:p>
          </table:table-cell>
          <table:table-cell table:style-name="ce25" table:formula="of:=[$'Voltage Divisor'.$B$3]*[$'EE Data'.B162]/([$'Voltage Divisor'.$B$2]-[$'EE Data'.B162])" office:value-type="float" office:value="4948.90510948905" calcext:value-type="float">
            <text:p>4948.9</text:p>
          </table:table-cell>
          <table:table-cell table:formula="of:=MATCH([.C162];[$'Voltage Divisor'.$B$46:.$B$63];-1)" office:value-type="float" office:value="16" calcext:value-type="float">
            <text:p>16</text:p>
          </table:table-cell>
          <table:table-cell table:style-name="ce26" table:formula="of:=ROUND(([.C162]-INDIRECT(&quot;Voltage Divisor.D&quot;&amp;([.D162]+ROW([$'Voltage Divisor'.$A$46])-1)))/INDIRECT(&quot;Voltage Divisor.C&quot;&amp;([.D162]+ROW([$'Voltage Divisor'.$A$46])-1));0)" office:value-type="float" office:value="162" calcext:value-type="float">
            <text:p>162</text:p>
          </table:table-cell>
          <table:table-cell table:style-name="ce27" table:formula="of:=DEC2HEX([.E162])" office:value-type="string" office:string-value="A2" calcext:value-type="string">
            <text:p>0xA2</text:p>
          </table:table-cell>
          <table:table-cell table:number-columns-repeated="1018"/>
        </table:table-row>
        <table:table-row table:style-name="ro3">
          <table:table-cell table:style-name="ce4" office:value-type="float" office:value="157" calcext:value-type="float">
            <text:p>157</text:p>
          </table:table-cell>
          <table:table-cell table:style-name="ce24" table:formula="of:=([.A163]+[.$E$1])*[.$B$2]/[.$B$1]" office:value-type="float" office:value="1.66015625" calcext:value-type="float">
            <text:p>1.660</text:p>
          </table:table-cell>
          <table:table-cell table:style-name="ce25" table:formula="of:=[$'Voltage Divisor'.$B$3]*[$'EE Data'.B163]/([$'Voltage Divisor'.$B$2]-[$'EE Data'.B163])" office:value-type="float" office:value="4970.76023391813" calcext:value-type="float">
            <text:p>4970.8</text:p>
          </table:table-cell>
          <table:table-cell table:formula="of:=MATCH([.C163];[$'Voltage Divisor'.$B$46:.$B$63];-1)" office:value-type="float" office:value="16" calcext:value-type="float">
            <text:p>16</text:p>
          </table:table-cell>
          <table:table-cell table:style-name="ce26" table:formula="of:=ROUND(([.C163]-INDIRECT(&quot;Voltage Divisor.D&quot;&amp;([.D163]+ROW([$'Voltage Divisor'.$A$46])-1)))/INDIRECT(&quot;Voltage Divisor.C&quot;&amp;([.D163]+ROW([$'Voltage Divisor'.$A$46])-1));0)" office:value-type="float" office:value="162" calcext:value-type="float">
            <text:p>162</text:p>
          </table:table-cell>
          <table:table-cell table:style-name="ce27" table:formula="of:=DEC2HEX([.E163])" office:value-type="string" office:string-value="A2" calcext:value-type="string">
            <text:p>0xA2</text:p>
          </table:table-cell>
          <table:table-cell table:number-columns-repeated="1018"/>
        </table:table-row>
        <table:table-row table:style-name="ro3">
          <table:table-cell table:style-name="ce4" office:value-type="float" office:value="158" calcext:value-type="float">
            <text:p>158</text:p>
          </table:table-cell>
          <table:table-cell table:style-name="ce24" table:formula="of:=([.A164]+[.$E$1])*[.$B$2]/[.$B$1]" office:value-type="float" office:value="1.6650390625" calcext:value-type="float">
            <text:p>1.665</text:p>
          </table:table-cell>
          <table:table-cell table:style-name="ce25" table:formula="of:=[$'Voltage Divisor'.$B$3]*[$'EE Data'.B164]/([$'Voltage Divisor'.$B$2]-[$'EE Data'.B164])" office:value-type="float" office:value="4992.67935578331" calcext:value-type="float">
            <text:p>4992.7</text:p>
          </table:table-cell>
          <table:table-cell table:formula="of:=MATCH([.C164];[$'Voltage Divisor'.$B$46:.$B$63];-1)" office:value-type="float" office:value="16" calcext:value-type="float">
            <text:p>16</text:p>
          </table:table-cell>
          <table:table-cell table:style-name="ce26" table:formula="of:=ROUND(([.C164]-INDIRECT(&quot;Voltage Divisor.D&quot;&amp;([.D164]+ROW([$'Voltage Divisor'.$A$46])-1)))/INDIRECT(&quot;Voltage Divisor.C&quot;&amp;([.D164]+ROW([$'Voltage Divisor'.$A$46])-1));0)" office:value-type="float" office:value="162" calcext:value-type="float">
            <text:p>162</text:p>
          </table:table-cell>
          <table:table-cell table:style-name="ce27" table:formula="of:=DEC2HEX([.E164])" office:value-type="string" office:string-value="A2" calcext:value-type="string">
            <text:p>0xA2</text:p>
          </table:table-cell>
          <table:table-cell table:number-columns-repeated="1018"/>
        </table:table-row>
        <table:table-row table:style-name="ro3">
          <table:table-cell table:style-name="ce4" office:value-type="float" office:value="159" calcext:value-type="float">
            <text:p>159</text:p>
          </table:table-cell>
          <table:table-cell table:style-name="ce24" table:formula="of:=([.A165]+[.$E$1])*[.$B$2]/[.$B$1]" office:value-type="float" office:value="1.669921875" calcext:value-type="float">
            <text:p>1.670</text:p>
          </table:table-cell>
          <table:table-cell table:style-name="ce25" table:formula="of:=[$'Voltage Divisor'.$B$3]*[$'EE Data'.B165]/([$'Voltage Divisor'.$B$2]-[$'EE Data'.B165])" office:value-type="float" office:value="5014.66275659824" calcext:value-type="float">
            <text:p>5014.7</text:p>
          </table:table-cell>
          <table:table-cell table:formula="of:=MATCH([.C165];[$'Voltage Divisor'.$B$46:.$B$63];-1)" office:value-type="float" office:value="16" calcext:value-type="float">
            <text:p>16</text:p>
          </table:table-cell>
          <table:table-cell table:style-name="ce26" table:formula="of:=ROUND(([.C165]-INDIRECT(&quot;Voltage Divisor.D&quot;&amp;([.D165]+ROW([$'Voltage Divisor'.$A$46])-1)))/INDIRECT(&quot;Voltage Divisor.C&quot;&amp;([.D165]+ROW([$'Voltage Divisor'.$A$46])-1));0)" office:value-type="float" office:value="162" calcext:value-type="float">
            <text:p>162</text:p>
          </table:table-cell>
          <table:table-cell table:style-name="ce27" table:formula="of:=DEC2HEX([.E165])" office:value-type="string" office:string-value="A2" calcext:value-type="string">
            <text:p>0xA2</text:p>
          </table:table-cell>
          <table:table-cell table:number-columns-repeated="1018"/>
        </table:table-row>
        <table:table-row table:style-name="ro3">
          <table:table-cell table:style-name="ce4" office:value-type="float" office:value="160" calcext:value-type="float">
            <text:p>160</text:p>
          </table:table-cell>
          <table:table-cell table:style-name="ce24" table:formula="of:=([.A166]+[.$E$1])*[.$B$2]/[.$B$1]" office:value-type="float" office:value="1.6748046875" calcext:value-type="float">
            <text:p>1.675</text:p>
          </table:table-cell>
          <table:table-cell table:style-name="ce25" table:formula="of:=[$'Voltage Divisor'.$B$3]*[$'EE Data'.B166]/([$'Voltage Divisor'.$B$2]-[$'EE Data'.B166])" office:value-type="float" office:value="5036.7107195301" calcext:value-type="float">
            <text:p>5036.7</text:p>
          </table:table-cell>
          <table:table-cell table:formula="of:=MATCH([.C166];[$'Voltage Divisor'.$B$46:.$B$63];-1)" office:value-type="float" office:value="16" calcext:value-type="float">
            <text:p>16</text:p>
          </table:table-cell>
          <table:table-cell table:style-name="ce26" table:formula="of:=ROUND(([.C166]-INDIRECT(&quot;Voltage Divisor.D&quot;&amp;([.D166]+ROW([$'Voltage Divisor'.$A$46])-1)))/INDIRECT(&quot;Voltage Divisor.C&quot;&amp;([.D166]+ROW([$'Voltage Divisor'.$A$46])-1));0)" office:value-type="float" office:value="162" calcext:value-type="float">
            <text:p>162</text:p>
          </table:table-cell>
          <table:table-cell table:style-name="ce27" table:formula="of:=DEC2HEX([.E166])" office:value-type="string" office:string-value="A2" calcext:value-type="string">
            <text:p>0xA2</text:p>
          </table:table-cell>
          <table:table-cell table:number-columns-repeated="1018"/>
        </table:table-row>
        <table:table-row table:style-name="ro3">
          <table:table-cell table:style-name="ce4" office:value-type="float" office:value="161" calcext:value-type="float">
            <text:p>161</text:p>
          </table:table-cell>
          <table:table-cell table:style-name="ce24" table:formula="of:=([.A167]+[.$E$1])*[.$B$2]/[.$B$1]" office:value-type="float" office:value="1.6796875" calcext:value-type="float">
            <text:p>1.680</text:p>
          </table:table-cell>
          <table:table-cell table:style-name="ce25" table:formula="of:=[$'Voltage Divisor'.$B$3]*[$'EE Data'.B167]/([$'Voltage Divisor'.$B$2]-[$'EE Data'.B167])" office:value-type="float" office:value="5058.82352941176" calcext:value-type="float">
            <text:p>5058.8</text:p>
          </table:table-cell>
          <table:table-cell table:formula="of:=MATCH([.C167];[$'Voltage Divisor'.$B$46:.$B$63];-1)" office:value-type="float" office:value="16" calcext:value-type="float">
            <text:p>16</text:p>
          </table:table-cell>
          <table:table-cell table:style-name="ce26" table:formula="of:=ROUND(([.C167]-INDIRECT(&quot;Voltage Divisor.D&quot;&amp;([.D167]+ROW([$'Voltage Divisor'.$A$46])-1)))/INDIRECT(&quot;Voltage Divisor.C&quot;&amp;([.D167]+ROW([$'Voltage Divisor'.$A$46])-1));0)" office:value-type="float" office:value="162" calcext:value-type="float">
            <text:p>162</text:p>
          </table:table-cell>
          <table:table-cell table:style-name="ce27" table:formula="of:=DEC2HEX([.E167])" office:value-type="string" office:string-value="A2" calcext:value-type="string">
            <text:p>0xA2</text:p>
          </table:table-cell>
          <table:table-cell table:number-columns-repeated="1018"/>
        </table:table-row>
        <table:table-row table:style-name="ro3">
          <table:table-cell table:style-name="ce4" office:value-type="float" office:value="162" calcext:value-type="float">
            <text:p>162</text:p>
          </table:table-cell>
          <table:table-cell table:style-name="ce24" table:formula="of:=([.A168]+[.$E$1])*[.$B$2]/[.$B$1]" office:value-type="float" office:value="1.6845703125" calcext:value-type="float">
            <text:p>1.685</text:p>
          </table:table-cell>
          <table:table-cell table:style-name="ce25" table:formula="of:=[$'Voltage Divisor'.$B$3]*[$'EE Data'.B168]/([$'Voltage Divisor'.$B$2]-[$'EE Data'.B168])" office:value-type="float" office:value="5081.00147275405" calcext:value-type="float">
            <text:p>5081.0</text:p>
          </table:table-cell>
          <table:table-cell table:formula="of:=MATCH([.C168];[$'Voltage Divisor'.$B$46:.$B$63];-1)" office:value-type="float" office:value="16" calcext:value-type="float">
            <text:p>16</text:p>
          </table:table-cell>
          <table:table-cell table:style-name="ce26" table:formula="of:=ROUND(([.C168]-INDIRECT(&quot;Voltage Divisor.D&quot;&amp;([.D168]+ROW([$'Voltage Divisor'.$A$46])-1)))/INDIRECT(&quot;Voltage Divisor.C&quot;&amp;([.D168]+ROW([$'Voltage Divisor'.$A$46])-1));0)" office:value-type="float" office:value="161" calcext:value-type="float">
            <text:p>161</text:p>
          </table:table-cell>
          <table:table-cell table:style-name="ce27" table:formula="of:=DEC2HEX([.E168])" office:value-type="string" office:string-value="A1" calcext:value-type="string">
            <text:p>0xA1</text:p>
          </table:table-cell>
          <table:table-cell table:number-columns-repeated="1018"/>
        </table:table-row>
        <table:table-row table:style-name="ro3">
          <table:table-cell table:style-name="ce4" office:value-type="float" office:value="163" calcext:value-type="float">
            <text:p>163</text:p>
          </table:table-cell>
          <table:table-cell table:style-name="ce24" table:formula="of:=([.A169]+[.$E$1])*[.$B$2]/[.$B$1]" office:value-type="float" office:value="1.689453125" calcext:value-type="float">
            <text:p>1.689</text:p>
          </table:table-cell>
          <table:table-cell table:style-name="ce25" table:formula="of:=[$'Voltage Divisor'.$B$3]*[$'EE Data'.B169]/([$'Voltage Divisor'.$B$2]-[$'EE Data'.B169])" office:value-type="float" office:value="5103.24483775811" calcext:value-type="float">
            <text:p>5103.2</text:p>
          </table:table-cell>
          <table:table-cell table:formula="of:=MATCH([.C169];[$'Voltage Divisor'.$B$46:.$B$63];-1)" office:value-type="float" office:value="16" calcext:value-type="float">
            <text:p>16</text:p>
          </table:table-cell>
          <table:table-cell table:style-name="ce26" table:formula="of:=ROUND(([.C169]-INDIRECT(&quot;Voltage Divisor.D&quot;&amp;([.D169]+ROW([$'Voltage Divisor'.$A$46])-1)))/INDIRECT(&quot;Voltage Divisor.C&quot;&amp;([.D169]+ROW([$'Voltage Divisor'.$A$46])-1));0)" office:value-type="float" office:value="161" calcext:value-type="float">
            <text:p>161</text:p>
          </table:table-cell>
          <table:table-cell table:style-name="ce27" table:formula="of:=DEC2HEX([.E169])" office:value-type="string" office:string-value="A1" calcext:value-type="string">
            <text:p>0xA1</text:p>
          </table:table-cell>
          <table:table-cell table:number-columns-repeated="1018"/>
        </table:table-row>
        <table:table-row table:style-name="ro3">
          <table:table-cell table:style-name="ce4" office:value-type="float" office:value="164" calcext:value-type="float">
            <text:p>164</text:p>
          </table:table-cell>
          <table:table-cell table:style-name="ce24" table:formula="of:=([.A170]+[.$E$1])*[.$B$2]/[.$B$1]" office:value-type="float" office:value="1.6943359375" calcext:value-type="float">
            <text:p>1.694</text:p>
          </table:table-cell>
          <table:table-cell table:style-name="ce25" table:formula="of:=[$'Voltage Divisor'.$B$3]*[$'EE Data'.B170]/([$'Voltage Divisor'.$B$2]-[$'EE Data'.B170])" office:value-type="float" office:value="5125.55391432792" calcext:value-type="float">
            <text:p>5125.6</text:p>
          </table:table-cell>
          <table:table-cell table:formula="of:=MATCH([.C170];[$'Voltage Divisor'.$B$46:.$B$63];-1)" office:value-type="float" office:value="16" calcext:value-type="float">
            <text:p>16</text:p>
          </table:table-cell>
          <table:table-cell table:style-name="ce26" table:formula="of:=ROUND(([.C170]-INDIRECT(&quot;Voltage Divisor.D&quot;&amp;([.D170]+ROW([$'Voltage Divisor'.$A$46])-1)))/INDIRECT(&quot;Voltage Divisor.C&quot;&amp;([.D170]+ROW([$'Voltage Divisor'.$A$46])-1));0)" office:value-type="float" office:value="161" calcext:value-type="float">
            <text:p>161</text:p>
          </table:table-cell>
          <table:table-cell table:style-name="ce27" table:formula="of:=DEC2HEX([.E170])" office:value-type="string" office:string-value="A1" calcext:value-type="string">
            <text:p>0xA1</text:p>
          </table:table-cell>
          <table:table-cell table:number-columns-repeated="1018"/>
        </table:table-row>
        <table:table-row table:style-name="ro3">
          <table:table-cell table:style-name="ce4" office:value-type="float" office:value="165" calcext:value-type="float">
            <text:p>165</text:p>
          </table:table-cell>
          <table:table-cell table:style-name="ce24" table:formula="of:=([.A171]+[.$E$1])*[.$B$2]/[.$B$1]" office:value-type="float" office:value="1.69921875" calcext:value-type="float">
            <text:p>1.699</text:p>
          </table:table-cell>
          <table:table-cell table:style-name="ce25" table:formula="of:=[$'Voltage Divisor'.$B$3]*[$'EE Data'.B171]/([$'Voltage Divisor'.$B$2]-[$'EE Data'.B171])" office:value-type="float" office:value="5147.92899408284" calcext:value-type="float">
            <text:p>5147.9</text:p>
          </table:table-cell>
          <table:table-cell table:formula="of:=MATCH([.C171];[$'Voltage Divisor'.$B$46:.$B$63];-1)" office:value-type="float" office:value="16" calcext:value-type="float">
            <text:p>16</text:p>
          </table:table-cell>
          <table:table-cell table:style-name="ce26" table:formula="of:=ROUND(([.C171]-INDIRECT(&quot;Voltage Divisor.D&quot;&amp;([.D171]+ROW([$'Voltage Divisor'.$A$46])-1)))/INDIRECT(&quot;Voltage Divisor.C&quot;&amp;([.D171]+ROW([$'Voltage Divisor'.$A$46])-1));0)" office:value-type="float" office:value="161" calcext:value-type="float">
            <text:p>161</text:p>
          </table:table-cell>
          <table:table-cell table:style-name="ce27" table:formula="of:=DEC2HEX([.E171])" office:value-type="string" office:string-value="A1" calcext:value-type="string">
            <text:p>0xA1</text:p>
          </table:table-cell>
          <table:table-cell table:number-columns-repeated="1018"/>
        </table:table-row>
        <table:table-row table:style-name="ro3">
          <table:table-cell table:style-name="ce4" office:value-type="float" office:value="166" calcext:value-type="float">
            <text:p>166</text:p>
          </table:table-cell>
          <table:table-cell table:style-name="ce24" table:formula="of:=([.A172]+[.$E$1])*[.$B$2]/[.$B$1]" office:value-type="float" office:value="1.7041015625" calcext:value-type="float">
            <text:p>1.704</text:p>
          </table:table-cell>
          <table:table-cell table:style-name="ce25" table:formula="of:=[$'Voltage Divisor'.$B$3]*[$'EE Data'.B172]/([$'Voltage Divisor'.$B$2]-[$'EE Data'.B172])" office:value-type="float" office:value="5170.37037037037" calcext:value-type="float">
            <text:p>5170.4</text:p>
          </table:table-cell>
          <table:table-cell table:formula="of:=MATCH([.C172];[$'Voltage Divisor'.$B$46:.$B$63];-1)" office:value-type="float" office:value="16" calcext:value-type="float">
            <text:p>16</text:p>
          </table:table-cell>
          <table:table-cell table:style-name="ce26" table:formula="of:=ROUND(([.C172]-INDIRECT(&quot;Voltage Divisor.D&quot;&amp;([.D172]+ROW([$'Voltage Divisor'.$A$46])-1)))/INDIRECT(&quot;Voltage Divisor.C&quot;&amp;([.D172]+ROW([$'Voltage Divisor'.$A$46])-1));0)" office:value-type="float" office:value="161" calcext:value-type="float">
            <text:p>161</text:p>
          </table:table-cell>
          <table:table-cell table:style-name="ce27" table:formula="of:=DEC2HEX([.E172])" office:value-type="string" office:string-value="A1" calcext:value-type="string">
            <text:p>0xA1</text:p>
          </table:table-cell>
          <table:table-cell table:number-columns-repeated="1018"/>
        </table:table-row>
        <table:table-row table:style-name="ro3">
          <table:table-cell table:style-name="ce4" office:value-type="float" office:value="167" calcext:value-type="float">
            <text:p>167</text:p>
          </table:table-cell>
          <table:table-cell table:style-name="ce24" table:formula="of:=([.A173]+[.$E$1])*[.$B$2]/[.$B$1]" office:value-type="float" office:value="1.708984375" calcext:value-type="float">
            <text:p>1.709</text:p>
          </table:table-cell>
          <table:table-cell table:style-name="ce25" table:formula="of:=[$'Voltage Divisor'.$B$3]*[$'EE Data'.B173]/([$'Voltage Divisor'.$B$2]-[$'EE Data'.B173])" office:value-type="float" office:value="5192.87833827893" calcext:value-type="float">
            <text:p>5192.9</text:p>
          </table:table-cell>
          <table:table-cell table:formula="of:=MATCH([.C173];[$'Voltage Divisor'.$B$46:.$B$63];-1)" office:value-type="float" office:value="16" calcext:value-type="float">
            <text:p>16</text:p>
          </table:table-cell>
          <table:table-cell table:style-name="ce26" table:formula="of:=ROUND(([.C173]-INDIRECT(&quot;Voltage Divisor.D&quot;&amp;([.D173]+ROW([$'Voltage Divisor'.$A$46])-1)))/INDIRECT(&quot;Voltage Divisor.C&quot;&amp;([.D173]+ROW([$'Voltage Divisor'.$A$46])-1));0)" office:value-type="float" office:value="161" calcext:value-type="float">
            <text:p>161</text:p>
          </table:table-cell>
          <table:table-cell table:style-name="ce27" table:formula="of:=DEC2HEX([.E173])" office:value-type="string" office:string-value="A1" calcext:value-type="string">
            <text:p>0xA1</text:p>
          </table:table-cell>
          <table:table-cell table:number-columns-repeated="1018"/>
        </table:table-row>
        <table:table-row table:style-name="ro3">
          <table:table-cell table:style-name="ce4" office:value-type="float" office:value="168" calcext:value-type="float">
            <text:p>168</text:p>
          </table:table-cell>
          <table:table-cell table:style-name="ce24" table:formula="of:=([.A174]+[.$E$1])*[.$B$2]/[.$B$1]" office:value-type="float" office:value="1.7138671875" calcext:value-type="float">
            <text:p>1.714</text:p>
          </table:table-cell>
          <table:table-cell table:style-name="ce25" table:formula="of:=[$'Voltage Divisor'.$B$3]*[$'EE Data'.B174]/([$'Voltage Divisor'.$B$2]-[$'EE Data'.B174])" office:value-type="float" office:value="5215.45319465082" calcext:value-type="float">
            <text:p>5215.5</text:p>
          </table:table-cell>
          <table:table-cell table:formula="of:=MATCH([.C174];[$'Voltage Divisor'.$B$46:.$B$63];-1)" office:value-type="float" office:value="16" calcext:value-type="float">
            <text:p>16</text:p>
          </table:table-cell>
          <table:table-cell table:style-name="ce26" table:formula="of:=ROUND(([.C174]-INDIRECT(&quot;Voltage Divisor.D&quot;&amp;([.D174]+ROW([$'Voltage Divisor'.$A$46])-1)))/INDIRECT(&quot;Voltage Divisor.C&quot;&amp;([.D174]+ROW([$'Voltage Divisor'.$A$46])-1));0)" office:value-type="float" office:value="161" calcext:value-type="float">
            <text:p>161</text:p>
          </table:table-cell>
          <table:table-cell table:style-name="ce27" table:formula="of:=DEC2HEX([.E174])" office:value-type="string" office:string-value="A1" calcext:value-type="string">
            <text:p>0xA1</text:p>
          </table:table-cell>
          <table:table-cell table:number-columns-repeated="1018"/>
        </table:table-row>
        <table:table-row table:style-name="ro3">
          <table:table-cell table:style-name="ce4" office:value-type="float" office:value="169" calcext:value-type="float">
            <text:p>169</text:p>
          </table:table-cell>
          <table:table-cell table:style-name="ce24" table:formula="of:=([.A175]+[.$E$1])*[.$B$2]/[.$B$1]" office:value-type="float" office:value="1.71875" calcext:value-type="float">
            <text:p>1.719</text:p>
          </table:table-cell>
          <table:table-cell table:style-name="ce25" table:formula="of:=[$'Voltage Divisor'.$B$3]*[$'EE Data'.B175]/([$'Voltage Divisor'.$B$2]-[$'EE Data'.B175])" office:value-type="float" office:value="5238.09523809524" calcext:value-type="float">
            <text:p>5238.1</text:p>
          </table:table-cell>
          <table:table-cell table:formula="of:=MATCH([.C175];[$'Voltage Divisor'.$B$46:.$B$63];-1)" office:value-type="float" office:value="16" calcext:value-type="float">
            <text:p>16</text:p>
          </table:table-cell>
          <table:table-cell table:style-name="ce26" table:formula="of:=ROUND(([.C175]-INDIRECT(&quot;Voltage Divisor.D&quot;&amp;([.D175]+ROW([$'Voltage Divisor'.$A$46])-1)))/INDIRECT(&quot;Voltage Divisor.C&quot;&amp;([.D175]+ROW([$'Voltage Divisor'.$A$46])-1));0)" office:value-type="float" office:value="160" calcext:value-type="float">
            <text:p>160</text:p>
          </table:table-cell>
          <table:table-cell table:style-name="ce27" table:formula="of:=DEC2HEX([.E175])" office:value-type="string" office:string-value="A0" calcext:value-type="string">
            <text:p>0xA0</text:p>
          </table:table-cell>
          <table:table-cell table:number-columns-repeated="1018"/>
        </table:table-row>
        <table:table-row table:style-name="ro3">
          <table:table-cell table:style-name="ce4" office:value-type="float" office:value="170" calcext:value-type="float">
            <text:p>170</text:p>
          </table:table-cell>
          <table:table-cell table:style-name="ce24" table:formula="of:=([.A176]+[.$E$1])*[.$B$2]/[.$B$1]" office:value-type="float" office:value="1.7236328125" calcext:value-type="float">
            <text:p>1.724</text:p>
          </table:table-cell>
          <table:table-cell table:style-name="ce25" table:formula="of:=[$'Voltage Divisor'.$B$3]*[$'EE Data'.B176]/([$'Voltage Divisor'.$B$2]-[$'EE Data'.B176])" office:value-type="float" office:value="5260.80476900149" calcext:value-type="float">
            <text:p>5260.8</text:p>
          </table:table-cell>
          <table:table-cell table:formula="of:=MATCH([.C176];[$'Voltage Divisor'.$B$46:.$B$63];-1)" office:value-type="float" office:value="16" calcext:value-type="float">
            <text:p>16</text:p>
          </table:table-cell>
          <table:table-cell table:style-name="ce26" table:formula="of:=ROUND(([.C176]-INDIRECT(&quot;Voltage Divisor.D&quot;&amp;([.D176]+ROW([$'Voltage Divisor'.$A$46])-1)))/INDIRECT(&quot;Voltage Divisor.C&quot;&amp;([.D176]+ROW([$'Voltage Divisor'.$A$46])-1));0)" office:value-type="float" office:value="160" calcext:value-type="float">
            <text:p>160</text:p>
          </table:table-cell>
          <table:table-cell table:style-name="ce27" table:formula="of:=DEC2HEX([.E176])" office:value-type="string" office:string-value="A0" calcext:value-type="string">
            <text:p>0xA0</text:p>
          </table:table-cell>
          <table:table-cell table:number-columns-repeated="1018"/>
        </table:table-row>
        <table:table-row table:style-name="ro3">
          <table:table-cell table:style-name="ce4" office:value-type="float" office:value="171" calcext:value-type="float">
            <text:p>171</text:p>
          </table:table-cell>
          <table:table-cell table:style-name="ce24" table:formula="of:=([.A177]+[.$E$1])*[.$B$2]/[.$B$1]" office:value-type="float" office:value="1.728515625" calcext:value-type="float">
            <text:p>1.729</text:p>
          </table:table-cell>
          <table:table-cell table:style-name="ce25" table:formula="of:=[$'Voltage Divisor'.$B$3]*[$'EE Data'.B177]/([$'Voltage Divisor'.$B$2]-[$'EE Data'.B177])" office:value-type="float" office:value="5283.58208955224" calcext:value-type="float">
            <text:p>5283.6</text:p>
          </table:table-cell>
          <table:table-cell table:formula="of:=MATCH([.C177];[$'Voltage Divisor'.$B$46:.$B$63];-1)" office:value-type="float" office:value="16" calcext:value-type="float">
            <text:p>16</text:p>
          </table:table-cell>
          <table:table-cell table:style-name="ce26" table:formula="of:=ROUND(([.C177]-INDIRECT(&quot;Voltage Divisor.D&quot;&amp;([.D177]+ROW([$'Voltage Divisor'.$A$46])-1)))/INDIRECT(&quot;Voltage Divisor.C&quot;&amp;([.D177]+ROW([$'Voltage Divisor'.$A$46])-1));0)" office:value-type="float" office:value="160" calcext:value-type="float">
            <text:p>160</text:p>
          </table:table-cell>
          <table:table-cell table:style-name="ce27" table:formula="of:=DEC2HEX([.E177])" office:value-type="string" office:string-value="A0" calcext:value-type="string">
            <text:p>0xA0</text:p>
          </table:table-cell>
          <table:table-cell table:number-columns-repeated="1018"/>
        </table:table-row>
        <table:table-row table:style-name="ro3">
          <table:table-cell table:style-name="ce4" office:value-type="float" office:value="172" calcext:value-type="float">
            <text:p>172</text:p>
          </table:table-cell>
          <table:table-cell table:style-name="ce24" table:formula="of:=([.A178]+[.$E$1])*[.$B$2]/[.$B$1]" office:value-type="float" office:value="1.7333984375" calcext:value-type="float">
            <text:p>1.733</text:p>
          </table:table-cell>
          <table:table-cell table:style-name="ce25" table:formula="of:=[$'Voltage Divisor'.$B$3]*[$'EE Data'.B178]/([$'Voltage Divisor'.$B$2]-[$'EE Data'.B178])" office:value-type="float" office:value="5306.42750373692" calcext:value-type="float">
            <text:p>5306.4</text:p>
          </table:table-cell>
          <table:table-cell table:formula="of:=MATCH([.C178];[$'Voltage Divisor'.$B$46:.$B$63];-1)" office:value-type="float" office:value="15" calcext:value-type="float">
            <text:p>15</text:p>
          </table:table-cell>
          <table:table-cell table:style-name="ce26" table:formula="of:=ROUND(([.C178]-INDIRECT(&quot;Voltage Divisor.D&quot;&amp;([.D178]+ROW([$'Voltage Divisor'.$A$46])-1)))/INDIRECT(&quot;Voltage Divisor.C&quot;&amp;([.D178]+ROW([$'Voltage Divisor'.$A$46])-1));0)" office:value-type="float" office:value="157" calcext:value-type="float">
            <text:p>157</text:p>
          </table:table-cell>
          <table:table-cell table:style-name="ce27" table:formula="of:=DEC2HEX([.E178])" office:value-type="string" office:string-value="9D" calcext:value-type="string">
            <text:p>0x9D</text:p>
          </table:table-cell>
          <table:table-cell table:number-columns-repeated="1018"/>
        </table:table-row>
        <table:table-row table:style-name="ro3">
          <table:table-cell table:style-name="ce4" office:value-type="float" office:value="173" calcext:value-type="float">
            <text:p>173</text:p>
          </table:table-cell>
          <table:table-cell table:style-name="ce24" table:formula="of:=([.A179]+[.$E$1])*[.$B$2]/[.$B$1]" office:value-type="float" office:value="1.73828125" calcext:value-type="float">
            <text:p>1.738</text:p>
          </table:table-cell>
          <table:table-cell table:style-name="ce25" table:formula="of:=[$'Voltage Divisor'.$B$3]*[$'EE Data'.B179]/([$'Voltage Divisor'.$B$2]-[$'EE Data'.B179])" office:value-type="float" office:value="5329.34131736527" calcext:value-type="float">
            <text:p>5329.3</text:p>
          </table:table-cell>
          <table:table-cell table:formula="of:=MATCH([.C179];[$'Voltage Divisor'.$B$46:.$B$63];-1)" office:value-type="float" office:value="15" calcext:value-type="float">
            <text:p>15</text:p>
          </table:table-cell>
          <table:table-cell table:style-name="ce26" table:formula="of:=ROUND(([.C179]-INDIRECT(&quot;Voltage Divisor.D&quot;&amp;([.D179]+ROW([$'Voltage Divisor'.$A$46])-1)))/INDIRECT(&quot;Voltage Divisor.C&quot;&amp;([.D179]+ROW([$'Voltage Divisor'.$A$46])-1));0)" office:value-type="float" office:value="157" calcext:value-type="float">
            <text:p>157</text:p>
          </table:table-cell>
          <table:table-cell table:style-name="ce27" table:formula="of:=DEC2HEX([.E179])" office:value-type="string" office:string-value="9D" calcext:value-type="string">
            <text:p>0x9D</text:p>
          </table:table-cell>
          <table:table-cell table:number-columns-repeated="1018"/>
        </table:table-row>
        <table:table-row table:style-name="ro3">
          <table:table-cell table:style-name="ce4" office:value-type="float" office:value="174" calcext:value-type="float">
            <text:p>174</text:p>
          </table:table-cell>
          <table:table-cell table:style-name="ce24" table:formula="of:=([.A180]+[.$E$1])*[.$B$2]/[.$B$1]" office:value-type="float" office:value="1.7431640625" calcext:value-type="float">
            <text:p>1.743</text:p>
          </table:table-cell>
          <table:table-cell table:style-name="ce25" table:formula="of:=[$'Voltage Divisor'.$B$3]*[$'EE Data'.B180]/([$'Voltage Divisor'.$B$2]-[$'EE Data'.B180])" office:value-type="float" office:value="5352.32383808096" calcext:value-type="float">
            <text:p>5352.3</text:p>
          </table:table-cell>
          <table:table-cell table:formula="of:=MATCH([.C180];[$'Voltage Divisor'.$B$46:.$B$63];-1)" office:value-type="float" office:value="15" calcext:value-type="float">
            <text:p>15</text:p>
          </table:table-cell>
          <table:table-cell table:style-name="ce26" table:formula="of:=ROUND(([.C180]-INDIRECT(&quot;Voltage Divisor.D&quot;&amp;([.D180]+ROW([$'Voltage Divisor'.$A$46])-1)))/INDIRECT(&quot;Voltage Divisor.C&quot;&amp;([.D180]+ROW([$'Voltage Divisor'.$A$46])-1));0)" office:value-type="float" office:value="157" calcext:value-type="float">
            <text:p>157</text:p>
          </table:table-cell>
          <table:table-cell table:style-name="ce27" table:formula="of:=DEC2HEX([.E180])" office:value-type="string" office:string-value="9D" calcext:value-type="string">
            <text:p>0x9D</text:p>
          </table:table-cell>
          <table:table-cell table:number-columns-repeated="1018"/>
        </table:table-row>
        <table:table-row table:style-name="ro3">
          <table:table-cell table:style-name="ce4" office:value-type="float" office:value="175" calcext:value-type="float">
            <text:p>175</text:p>
          </table:table-cell>
          <table:table-cell table:style-name="ce24" table:formula="of:=([.A181]+[.$E$1])*[.$B$2]/[.$B$1]" office:value-type="float" office:value="1.748046875" calcext:value-type="float">
            <text:p>1.748</text:p>
          </table:table-cell>
          <table:table-cell table:style-name="ce25" table:formula="of:=[$'Voltage Divisor'.$B$3]*[$'EE Data'.B181]/([$'Voltage Divisor'.$B$2]-[$'EE Data'.B181])" office:value-type="float" office:value="5375.37537537538" calcext:value-type="float">
            <text:p>5375.4</text:p>
          </table:table-cell>
          <table:table-cell table:formula="of:=MATCH([.C181];[$'Voltage Divisor'.$B$46:.$B$63];-1)" office:value-type="float" office:value="15" calcext:value-type="float">
            <text:p>15</text:p>
          </table:table-cell>
          <table:table-cell table:style-name="ce26" table:formula="of:=ROUND(([.C181]-INDIRECT(&quot;Voltage Divisor.D&quot;&amp;([.D181]+ROW([$'Voltage Divisor'.$A$46])-1)))/INDIRECT(&quot;Voltage Divisor.C&quot;&amp;([.D181]+ROW([$'Voltage Divisor'.$A$46])-1));0)" office:value-type="float" office:value="157" calcext:value-type="float">
            <text:p>157</text:p>
          </table:table-cell>
          <table:table-cell table:style-name="ce27" table:formula="of:=DEC2HEX([.E181])" office:value-type="string" office:string-value="9D" calcext:value-type="string">
            <text:p>0x9D</text:p>
          </table:table-cell>
          <table:table-cell table:number-columns-repeated="1018"/>
        </table:table-row>
        <table:table-row table:style-name="ro3">
          <table:table-cell table:style-name="ce4" office:value-type="float" office:value="176" calcext:value-type="float">
            <text:p>176</text:p>
          </table:table-cell>
          <table:table-cell table:style-name="ce24" table:formula="of:=([.A182]+[.$E$1])*[.$B$2]/[.$B$1]" office:value-type="float" office:value="1.7529296875" calcext:value-type="float">
            <text:p>1.753</text:p>
          </table:table-cell>
          <table:table-cell table:style-name="ce25" table:formula="of:=[$'Voltage Divisor'.$B$3]*[$'EE Data'.B182]/([$'Voltage Divisor'.$B$2]-[$'EE Data'.B182])" office:value-type="float" office:value="5398.4962406015" calcext:value-type="float">
            <text:p>5398.5</text:p>
          </table:table-cell>
          <table:table-cell table:formula="of:=MATCH([.C182];[$'Voltage Divisor'.$B$46:.$B$63];-1)" office:value-type="float" office:value="15" calcext:value-type="float">
            <text:p>15</text:p>
          </table:table-cell>
          <table:table-cell table:style-name="ce26" table:formula="of:=ROUND(([.C182]-INDIRECT(&quot;Voltage Divisor.D&quot;&amp;([.D182]+ROW([$'Voltage Divisor'.$A$46])-1)))/INDIRECT(&quot;Voltage Divisor.C&quot;&amp;([.D182]+ROW([$'Voltage Divisor'.$A$46])-1));0)" office:value-type="float" office:value="157" calcext:value-type="float">
            <text:p>157</text:p>
          </table:table-cell>
          <table:table-cell table:style-name="ce27" table:formula="of:=DEC2HEX([.E182])" office:value-type="string" office:string-value="9D" calcext:value-type="string">
            <text:p>0x9D</text:p>
          </table:table-cell>
          <table:table-cell table:number-columns-repeated="1018"/>
        </table:table-row>
        <table:table-row table:style-name="ro3">
          <table:table-cell table:style-name="ce4" office:value-type="float" office:value="177" calcext:value-type="float">
            <text:p>177</text:p>
          </table:table-cell>
          <table:table-cell table:style-name="ce24" table:formula="of:=([.A183]+[.$E$1])*[.$B$2]/[.$B$1]" office:value-type="float" office:value="1.7578125" calcext:value-type="float">
            <text:p>1.758</text:p>
          </table:table-cell>
          <table:table-cell table:style-name="ce25" table:formula="of:=[$'Voltage Divisor'.$B$3]*[$'EE Data'.B183]/([$'Voltage Divisor'.$B$2]-[$'EE Data'.B183])" office:value-type="float" office:value="5421.68674698795" calcext:value-type="float">
            <text:p>5421.7</text:p>
          </table:table-cell>
          <table:table-cell table:formula="of:=MATCH([.C183];[$'Voltage Divisor'.$B$46:.$B$63];-1)" office:value-type="float" office:value="15" calcext:value-type="float">
            <text:p>15</text:p>
          </table:table-cell>
          <table:table-cell table:style-name="ce26" table:formula="of:=ROUND(([.C183]-INDIRECT(&quot;Voltage Divisor.D&quot;&amp;([.D183]+ROW([$'Voltage Divisor'.$A$46])-1)))/INDIRECT(&quot;Voltage Divisor.C&quot;&amp;([.D183]+ROW([$'Voltage Divisor'.$A$46])-1));0)" office:value-type="float" office:value="157" calcext:value-type="float">
            <text:p>157</text:p>
          </table:table-cell>
          <table:table-cell table:style-name="ce27" table:formula="of:=DEC2HEX([.E183])" office:value-type="string" office:string-value="9D" calcext:value-type="string">
            <text:p>0x9D</text:p>
          </table:table-cell>
          <table:table-cell table:number-columns-repeated="1018"/>
        </table:table-row>
        <table:table-row table:style-name="ro3">
          <table:table-cell table:style-name="ce4" office:value-type="float" office:value="178" calcext:value-type="float">
            <text:p>178</text:p>
          </table:table-cell>
          <table:table-cell table:style-name="ce24" table:formula="of:=([.A184]+[.$E$1])*[.$B$2]/[.$B$1]" office:value-type="float" office:value="1.7626953125" calcext:value-type="float">
            <text:p>1.763</text:p>
          </table:table-cell>
          <table:table-cell table:style-name="ce25" table:formula="of:=[$'Voltage Divisor'.$B$3]*[$'EE Data'.B184]/([$'Voltage Divisor'.$B$2]-[$'EE Data'.B184])" office:value-type="float" office:value="5444.94720965309" calcext:value-type="float">
            <text:p>5444.9</text:p>
          </table:table-cell>
          <table:table-cell table:formula="of:=MATCH([.C184];[$'Voltage Divisor'.$B$46:.$B$63];-1)" office:value-type="float" office:value="15" calcext:value-type="float">
            <text:p>15</text:p>
          </table:table-cell>
          <table:table-cell table:style-name="ce26" table:formula="of:=ROUND(([.C184]-INDIRECT(&quot;Voltage Divisor.D&quot;&amp;([.D184]+ROW([$'Voltage Divisor'.$A$46])-1)))/INDIRECT(&quot;Voltage Divisor.C&quot;&amp;([.D184]+ROW([$'Voltage Divisor'.$A$46])-1));0)" office:value-type="float" office:value="157" calcext:value-type="float">
            <text:p>157</text:p>
          </table:table-cell>
          <table:table-cell table:style-name="ce27" table:formula="of:=DEC2HEX([.E184])" office:value-type="string" office:string-value="9D" calcext:value-type="string">
            <text:p>0x9D</text:p>
          </table:table-cell>
          <table:table-cell table:number-columns-repeated="1018"/>
        </table:table-row>
        <table:table-row table:style-name="ro3">
          <table:table-cell table:style-name="ce4" office:value-type="float" office:value="179" calcext:value-type="float">
            <text:p>179</text:p>
          </table:table-cell>
          <table:table-cell table:style-name="ce24" table:formula="of:=([.A185]+[.$E$1])*[.$B$2]/[.$B$1]" office:value-type="float" office:value="1.767578125" calcext:value-type="float">
            <text:p>1.768</text:p>
          </table:table-cell>
          <table:table-cell table:style-name="ce25" table:formula="of:=[$'Voltage Divisor'.$B$3]*[$'EE Data'.B185]/([$'Voltage Divisor'.$B$2]-[$'EE Data'.B185])" office:value-type="float" office:value="5468.27794561934" calcext:value-type="float">
            <text:p>5468.3</text:p>
          </table:table-cell>
          <table:table-cell table:formula="of:=MATCH([.C185];[$'Voltage Divisor'.$B$46:.$B$63];-1)" office:value-type="float" office:value="15" calcext:value-type="float">
            <text:p>15</text:p>
          </table:table-cell>
          <table:table-cell table:style-name="ce26" table:formula="of:=ROUND(([.C185]-INDIRECT(&quot;Voltage Divisor.D&quot;&amp;([.D185]+ROW([$'Voltage Divisor'.$A$46])-1)))/INDIRECT(&quot;Voltage Divisor.C&quot;&amp;([.D185]+ROW([$'Voltage Divisor'.$A$46])-1));0)" office:value-type="float" office:value="157" calcext:value-type="float">
            <text:p>157</text:p>
          </table:table-cell>
          <table:table-cell table:style-name="ce27" table:formula="of:=DEC2HEX([.E185])" office:value-type="string" office:string-value="9D" calcext:value-type="string">
            <text:p>0x9D</text:p>
          </table:table-cell>
          <table:table-cell table:number-columns-repeated="1018"/>
        </table:table-row>
        <table:table-row table:style-name="ro3">
          <table:table-cell table:style-name="ce4" office:value-type="float" office:value="180" calcext:value-type="float">
            <text:p>180</text:p>
          </table:table-cell>
          <table:table-cell table:style-name="ce24" table:formula="of:=([.A186]+[.$E$1])*[.$B$2]/[.$B$1]" office:value-type="float" office:value="1.7724609375" calcext:value-type="float">
            <text:p>1.772</text:p>
          </table:table-cell>
          <table:table-cell table:style-name="ce25" table:formula="of:=[$'Voltage Divisor'.$B$3]*[$'EE Data'.B186]/([$'Voltage Divisor'.$B$2]-[$'EE Data'.B186])" office:value-type="float" office:value="5491.67927382753" calcext:value-type="float">
            <text:p>5491.7</text:p>
          </table:table-cell>
          <table:table-cell table:formula="of:=MATCH([.C186];[$'Voltage Divisor'.$B$46:.$B$63];-1)" office:value-type="float" office:value="15" calcext:value-type="float">
            <text:p>15</text:p>
          </table:table-cell>
          <table:table-cell table:style-name="ce26" table:formula="of:=ROUND(([.C186]-INDIRECT(&quot;Voltage Divisor.D&quot;&amp;([.D186]+ROW([$'Voltage Divisor'.$A$46])-1)))/INDIRECT(&quot;Voltage Divisor.C&quot;&amp;([.D186]+ROW([$'Voltage Divisor'.$A$46])-1));0)" office:value-type="float" office:value="156" calcext:value-type="float">
            <text:p>156</text:p>
          </table:table-cell>
          <table:table-cell table:style-name="ce27" table:formula="of:=DEC2HEX([.E186])" office:value-type="string" office:string-value="9C" calcext:value-type="string">
            <text:p>0x9C</text:p>
          </table:table-cell>
          <table:table-cell table:number-columns-repeated="1018"/>
        </table:table-row>
        <table:table-row table:style-name="ro3">
          <table:table-cell table:style-name="ce4" office:value-type="float" office:value="181" calcext:value-type="float">
            <text:p>181</text:p>
          </table:table-cell>
          <table:table-cell table:style-name="ce24" table:formula="of:=([.A187]+[.$E$1])*[.$B$2]/[.$B$1]" office:value-type="float" office:value="1.77734375" calcext:value-type="float">
            <text:p>1.777</text:p>
          </table:table-cell>
          <table:table-cell table:style-name="ce25" table:formula="of:=[$'Voltage Divisor'.$B$3]*[$'EE Data'.B187]/([$'Voltage Divisor'.$B$2]-[$'EE Data'.B187])" office:value-type="float" office:value="5515.15151515152" calcext:value-type="float">
            <text:p>5515.2</text:p>
          </table:table-cell>
          <table:table-cell table:formula="of:=MATCH([.C187];[$'Voltage Divisor'.$B$46:.$B$63];-1)" office:value-type="float" office:value="15" calcext:value-type="float">
            <text:p>15</text:p>
          </table:table-cell>
          <table:table-cell table:style-name="ce26" table:formula="of:=ROUND(([.C187]-INDIRECT(&quot;Voltage Divisor.D&quot;&amp;([.D187]+ROW([$'Voltage Divisor'.$A$46])-1)))/INDIRECT(&quot;Voltage Divisor.C&quot;&amp;([.D187]+ROW([$'Voltage Divisor'.$A$46])-1));0)" office:value-type="float" office:value="156" calcext:value-type="float">
            <text:p>156</text:p>
          </table:table-cell>
          <table:table-cell table:style-name="ce27" table:formula="of:=DEC2HEX([.E187])" office:value-type="string" office:string-value="9C" calcext:value-type="string">
            <text:p>0x9C</text:p>
          </table:table-cell>
          <table:table-cell table:number-columns-repeated="1018"/>
        </table:table-row>
        <table:table-row table:style-name="ro3">
          <table:table-cell table:style-name="ce4" office:value-type="float" office:value="182" calcext:value-type="float">
            <text:p>182</text:p>
          </table:table-cell>
          <table:table-cell table:style-name="ce24" table:formula="of:=([.A188]+[.$E$1])*[.$B$2]/[.$B$1]" office:value-type="float" office:value="1.7822265625" calcext:value-type="float">
            <text:p>1.782</text:p>
          </table:table-cell>
          <table:table-cell table:style-name="ce25" table:formula="of:=[$'Voltage Divisor'.$B$3]*[$'EE Data'.B188]/([$'Voltage Divisor'.$B$2]-[$'EE Data'.B188])" office:value-type="float" office:value="5538.69499241275" calcext:value-type="float">
            <text:p>5538.7</text:p>
          </table:table-cell>
          <table:table-cell table:formula="of:=MATCH([.C188];[$'Voltage Divisor'.$B$46:.$B$63];-1)" office:value-type="float" office:value="15" calcext:value-type="float">
            <text:p>15</text:p>
          </table:table-cell>
          <table:table-cell table:style-name="ce26" table:formula="of:=ROUND(([.C188]-INDIRECT(&quot;Voltage Divisor.D&quot;&amp;([.D188]+ROW([$'Voltage Divisor'.$A$46])-1)))/INDIRECT(&quot;Voltage Divisor.C&quot;&amp;([.D188]+ROW([$'Voltage Divisor'.$A$46])-1));0)" office:value-type="float" office:value="156" calcext:value-type="float">
            <text:p>156</text:p>
          </table:table-cell>
          <table:table-cell table:style-name="ce27" table:formula="of:=DEC2HEX([.E188])" office:value-type="string" office:string-value="9C" calcext:value-type="string">
            <text:p>0x9C</text:p>
          </table:table-cell>
          <table:table-cell table:number-columns-repeated="1018"/>
        </table:table-row>
        <table:table-row table:style-name="ro3">
          <table:table-cell table:style-name="ce4" office:value-type="float" office:value="183" calcext:value-type="float">
            <text:p>183</text:p>
          </table:table-cell>
          <table:table-cell table:style-name="ce24" table:formula="of:=([.A189]+[.$E$1])*[.$B$2]/[.$B$1]" office:value-type="float" office:value="1.787109375" calcext:value-type="float">
            <text:p>1.787</text:p>
          </table:table-cell>
          <table:table-cell table:style-name="ce25" table:formula="of:=[$'Voltage Divisor'.$B$3]*[$'EE Data'.B189]/([$'Voltage Divisor'.$B$2]-[$'EE Data'.B189])" office:value-type="float" office:value="5562.31003039514" calcext:value-type="float">
            <text:p>5562.3</text:p>
          </table:table-cell>
          <table:table-cell table:formula="of:=MATCH([.C189];[$'Voltage Divisor'.$B$46:.$B$63];-1)" office:value-type="float" office:value="15" calcext:value-type="float">
            <text:p>15</text:p>
          </table:table-cell>
          <table:table-cell table:style-name="ce26" table:formula="of:=ROUND(([.C189]-INDIRECT(&quot;Voltage Divisor.D&quot;&amp;([.D189]+ROW([$'Voltage Divisor'.$A$46])-1)))/INDIRECT(&quot;Voltage Divisor.C&quot;&amp;([.D189]+ROW([$'Voltage Divisor'.$A$46])-1));0)" office:value-type="float" office:value="156" calcext:value-type="float">
            <text:p>156</text:p>
          </table:table-cell>
          <table:table-cell table:style-name="ce27" table:formula="of:=DEC2HEX([.E189])" office:value-type="string" office:string-value="9C" calcext:value-type="string">
            <text:p>0x9C</text:p>
          </table:table-cell>
          <table:table-cell table:number-columns-repeated="1018"/>
        </table:table-row>
        <table:table-row table:style-name="ro3">
          <table:table-cell table:style-name="ce4" office:value-type="float" office:value="184" calcext:value-type="float">
            <text:p>184</text:p>
          </table:table-cell>
          <table:table-cell table:style-name="ce24" table:formula="of:=([.A190]+[.$E$1])*[.$B$2]/[.$B$1]" office:value-type="float" office:value="1.7919921875" calcext:value-type="float">
            <text:p>1.792</text:p>
          </table:table-cell>
          <table:table-cell table:style-name="ce25" table:formula="of:=[$'Voltage Divisor'.$B$3]*[$'EE Data'.B190]/([$'Voltage Divisor'.$B$2]-[$'EE Data'.B190])" office:value-type="float" office:value="5585.99695585997" calcext:value-type="float">
            <text:p>5586.0</text:p>
          </table:table-cell>
          <table:table-cell table:formula="of:=MATCH([.C190];[$'Voltage Divisor'.$B$46:.$B$63];-1)" office:value-type="float" office:value="15" calcext:value-type="float">
            <text:p>15</text:p>
          </table:table-cell>
          <table:table-cell table:style-name="ce26" table:formula="of:=ROUND(([.C190]-INDIRECT(&quot;Voltage Divisor.D&quot;&amp;([.D190]+ROW([$'Voltage Divisor'.$A$46])-1)))/INDIRECT(&quot;Voltage Divisor.C&quot;&amp;([.D190]+ROW([$'Voltage Divisor'.$A$46])-1));0)" office:value-type="float" office:value="156" calcext:value-type="float">
            <text:p>156</text:p>
          </table:table-cell>
          <table:table-cell table:style-name="ce27" table:formula="of:=DEC2HEX([.E190])" office:value-type="string" office:string-value="9C" calcext:value-type="string">
            <text:p>0x9C</text:p>
          </table:table-cell>
          <table:table-cell table:number-columns-repeated="1018"/>
        </table:table-row>
        <table:table-row table:style-name="ro3">
          <table:table-cell table:style-name="ce4" office:value-type="float" office:value="185" calcext:value-type="float">
            <text:p>185</text:p>
          </table:table-cell>
          <table:table-cell table:style-name="ce24" table:formula="of:=([.A191]+[.$E$1])*[.$B$2]/[.$B$1]" office:value-type="float" office:value="1.796875" calcext:value-type="float">
            <text:p>1.797</text:p>
          </table:table-cell>
          <table:table-cell table:style-name="ce25" table:formula="of:=[$'Voltage Divisor'.$B$3]*[$'EE Data'.B191]/([$'Voltage Divisor'.$B$2]-[$'EE Data'.B191])" office:value-type="float" office:value="5609.75609756098" calcext:value-type="float">
            <text:p>5609.8</text:p>
          </table:table-cell>
          <table:table-cell table:formula="of:=MATCH([.C191];[$'Voltage Divisor'.$B$46:.$B$63];-1)" office:value-type="float" office:value="15" calcext:value-type="float">
            <text:p>15</text:p>
          </table:table-cell>
          <table:table-cell table:style-name="ce26" table:formula="of:=ROUND(([.C191]-INDIRECT(&quot;Voltage Divisor.D&quot;&amp;([.D191]+ROW([$'Voltage Divisor'.$A$46])-1)))/INDIRECT(&quot;Voltage Divisor.C&quot;&amp;([.D191]+ROW([$'Voltage Divisor'.$A$46])-1));0)" office:value-type="float" office:value="156" calcext:value-type="float">
            <text:p>156</text:p>
          </table:table-cell>
          <table:table-cell table:style-name="ce27" table:formula="of:=DEC2HEX([.E191])" office:value-type="string" office:string-value="9C" calcext:value-type="string">
            <text:p>0x9C</text:p>
          </table:table-cell>
          <table:table-cell table:number-columns-repeated="1018"/>
        </table:table-row>
        <table:table-row table:style-name="ro3">
          <table:table-cell table:style-name="ce4" office:value-type="float" office:value="186" calcext:value-type="float">
            <text:p>186</text:p>
          </table:table-cell>
          <table:table-cell table:style-name="ce24" table:formula="of:=([.A192]+[.$E$1])*[.$B$2]/[.$B$1]" office:value-type="float" office:value="1.8017578125" calcext:value-type="float">
            <text:p>1.802</text:p>
          </table:table-cell>
          <table:table-cell table:style-name="ce25" table:formula="of:=[$'Voltage Divisor'.$B$3]*[$'EE Data'.B192]/([$'Voltage Divisor'.$B$2]-[$'EE Data'.B192])" office:value-type="float" office:value="5633.58778625954" calcext:value-type="float">
            <text:p>5633.6</text:p>
          </table:table-cell>
          <table:table-cell table:formula="of:=MATCH([.C192];[$'Voltage Divisor'.$B$46:.$B$63];-1)" office:value-type="float" office:value="15" calcext:value-type="float">
            <text:p>15</text:p>
          </table:table-cell>
          <table:table-cell table:style-name="ce26" table:formula="of:=ROUND(([.C192]-INDIRECT(&quot;Voltage Divisor.D&quot;&amp;([.D192]+ROW([$'Voltage Divisor'.$A$46])-1)))/INDIRECT(&quot;Voltage Divisor.C&quot;&amp;([.D192]+ROW([$'Voltage Divisor'.$A$46])-1));0)" office:value-type="float" office:value="156" calcext:value-type="float">
            <text:p>156</text:p>
          </table:table-cell>
          <table:table-cell table:style-name="ce27" table:formula="of:=DEC2HEX([.E192])" office:value-type="string" office:string-value="9C" calcext:value-type="string">
            <text:p>0x9C</text:p>
          </table:table-cell>
          <table:table-cell table:number-columns-repeated="1018"/>
        </table:table-row>
        <table:table-row table:style-name="ro3">
          <table:table-cell table:style-name="ce4" office:value-type="float" office:value="187" calcext:value-type="float">
            <text:p>187</text:p>
          </table:table-cell>
          <table:table-cell table:style-name="ce24" table:formula="of:=([.A193]+[.$E$1])*[.$B$2]/[.$B$1]" office:value-type="float" office:value="1.806640625" calcext:value-type="float">
            <text:p>1.807</text:p>
          </table:table-cell>
          <table:table-cell table:style-name="ce25" table:formula="of:=[$'Voltage Divisor'.$B$3]*[$'EE Data'.B193]/([$'Voltage Divisor'.$B$2]-[$'EE Data'.B193])" office:value-type="float" office:value="5657.49235474006" calcext:value-type="float">
            <text:p>5657.5</text:p>
          </table:table-cell>
          <table:table-cell table:formula="of:=MATCH([.C193];[$'Voltage Divisor'.$B$46:.$B$63];-1)" office:value-type="float" office:value="15" calcext:value-type="float">
            <text:p>15</text:p>
          </table:table-cell>
          <table:table-cell table:style-name="ce26" table:formula="of:=ROUND(([.C193]-INDIRECT(&quot;Voltage Divisor.D&quot;&amp;([.D193]+ROW([$'Voltage Divisor'.$A$46])-1)))/INDIRECT(&quot;Voltage Divisor.C&quot;&amp;([.D193]+ROW([$'Voltage Divisor'.$A$46])-1));0)" office:value-type="float" office:value="156" calcext:value-type="float">
            <text:p>156</text:p>
          </table:table-cell>
          <table:table-cell table:style-name="ce27" table:formula="of:=DEC2HEX([.E193])" office:value-type="string" office:string-value="9C" calcext:value-type="string">
            <text:p>0x9C</text:p>
          </table:table-cell>
          <table:table-cell table:number-columns-repeated="1018"/>
        </table:table-row>
        <table:table-row table:style-name="ro3">
          <table:table-cell table:style-name="ce4" office:value-type="float" office:value="188" calcext:value-type="float">
            <text:p>188</text:p>
          </table:table-cell>
          <table:table-cell table:style-name="ce24" table:formula="of:=([.A194]+[.$E$1])*[.$B$2]/[.$B$1]" office:value-type="float" office:value="1.8115234375" calcext:value-type="float">
            <text:p>1.812</text:p>
          </table:table-cell>
          <table:table-cell table:style-name="ce25" table:formula="of:=[$'Voltage Divisor'.$B$3]*[$'EE Data'.B194]/([$'Voltage Divisor'.$B$2]-[$'EE Data'.B194])" office:value-type="float" office:value="5681.47013782542" calcext:value-type="float">
            <text:p>5681.5</text:p>
          </table:table-cell>
          <table:table-cell table:formula="of:=MATCH([.C194];[$'Voltage Divisor'.$B$46:.$B$63];-1)" office:value-type="float" office:value="15" calcext:value-type="float">
            <text:p>15</text:p>
          </table:table-cell>
          <table:table-cell table:style-name="ce26" table:formula="of:=ROUND(([.C194]-INDIRECT(&quot;Voltage Divisor.D&quot;&amp;([.D194]+ROW([$'Voltage Divisor'.$A$46])-1)))/INDIRECT(&quot;Voltage Divisor.C&quot;&amp;([.D194]+ROW([$'Voltage Divisor'.$A$46])-1));0)" office:value-type="float" office:value="155" calcext:value-type="float">
            <text:p>155</text:p>
          </table:table-cell>
          <table:table-cell table:style-name="ce27" table:formula="of:=DEC2HEX([.E194])" office:value-type="string" office:string-value="9B" calcext:value-type="string">
            <text:p>0x9B</text:p>
          </table:table-cell>
          <table:table-cell table:number-columns-repeated="1018"/>
        </table:table-row>
        <table:table-row table:style-name="ro3">
          <table:table-cell table:style-name="ce4" office:value-type="float" office:value="189" calcext:value-type="float">
            <text:p>189</text:p>
          </table:table-cell>
          <table:table-cell table:style-name="ce24" table:formula="of:=([.A195]+[.$E$1])*[.$B$2]/[.$B$1]" office:value-type="float" office:value="1.81640625" calcext:value-type="float">
            <text:p>1.816</text:p>
          </table:table-cell>
          <table:table-cell table:style-name="ce25" table:formula="of:=[$'Voltage Divisor'.$B$3]*[$'EE Data'.B195]/([$'Voltage Divisor'.$B$2]-[$'EE Data'.B195])" office:value-type="float" office:value="5705.52147239264" calcext:value-type="float">
            <text:p>5705.5</text:p>
          </table:table-cell>
          <table:table-cell table:formula="of:=MATCH([.C195];[$'Voltage Divisor'.$B$46:.$B$63];-1)" office:value-type="float" office:value="15" calcext:value-type="float">
            <text:p>15</text:p>
          </table:table-cell>
          <table:table-cell table:style-name="ce26" table:formula="of:=ROUND(([.C195]-INDIRECT(&quot;Voltage Divisor.D&quot;&amp;([.D195]+ROW([$'Voltage Divisor'.$A$46])-1)))/INDIRECT(&quot;Voltage Divisor.C&quot;&amp;([.D195]+ROW([$'Voltage Divisor'.$A$46])-1));0)" office:value-type="float" office:value="155" calcext:value-type="float">
            <text:p>155</text:p>
          </table:table-cell>
          <table:table-cell table:style-name="ce27" table:formula="of:=DEC2HEX([.E195])" office:value-type="string" office:string-value="9B" calcext:value-type="string">
            <text:p>0x9B</text:p>
          </table:table-cell>
          <table:table-cell table:number-columns-repeated="1018"/>
        </table:table-row>
        <table:table-row table:style-name="ro3">
          <table:table-cell table:style-name="ce4" office:value-type="float" office:value="190" calcext:value-type="float">
            <text:p>190</text:p>
          </table:table-cell>
          <table:table-cell table:style-name="ce24" table:formula="of:=([.A196]+[.$E$1])*[.$B$2]/[.$B$1]" office:value-type="float" office:value="1.8212890625" calcext:value-type="float">
            <text:p>1.821</text:p>
          </table:table-cell>
          <table:table-cell table:style-name="ce25" table:formula="of:=[$'Voltage Divisor'.$B$3]*[$'EE Data'.B196]/([$'Voltage Divisor'.$B$2]-[$'EE Data'.B196])" office:value-type="float" office:value="5729.64669738863" calcext:value-type="float">
            <text:p>5729.6</text:p>
          </table:table-cell>
          <table:table-cell table:formula="of:=MATCH([.C196];[$'Voltage Divisor'.$B$46:.$B$63];-1)" office:value-type="float" office:value="15" calcext:value-type="float">
            <text:p>15</text:p>
          </table:table-cell>
          <table:table-cell table:style-name="ce26" table:formula="of:=ROUND(([.C196]-INDIRECT(&quot;Voltage Divisor.D&quot;&amp;([.D196]+ROW([$'Voltage Divisor'.$A$46])-1)))/INDIRECT(&quot;Voltage Divisor.C&quot;&amp;([.D196]+ROW([$'Voltage Divisor'.$A$46])-1));0)" office:value-type="float" office:value="155" calcext:value-type="float">
            <text:p>155</text:p>
          </table:table-cell>
          <table:table-cell table:style-name="ce27" table:formula="of:=DEC2HEX([.E196])" office:value-type="string" office:string-value="9B" calcext:value-type="string">
            <text:p>0x9B</text:p>
          </table:table-cell>
          <table:table-cell table:number-columns-repeated="1018"/>
        </table:table-row>
        <table:table-row table:style-name="ro3">
          <table:table-cell table:style-name="ce4" office:value-type="float" office:value="191" calcext:value-type="float">
            <text:p>191</text:p>
          </table:table-cell>
          <table:table-cell table:style-name="ce24" table:formula="of:=([.A197]+[.$E$1])*[.$B$2]/[.$B$1]" office:value-type="float" office:value="1.826171875" calcext:value-type="float">
            <text:p>1.826</text:p>
          </table:table-cell>
          <table:table-cell table:style-name="ce25" table:formula="of:=[$'Voltage Divisor'.$B$3]*[$'EE Data'.B197]/([$'Voltage Divisor'.$B$2]-[$'EE Data'.B197])" office:value-type="float" office:value="5753.84615384615" calcext:value-type="float">
            <text:p>5753.8</text:p>
          </table:table-cell>
          <table:table-cell table:formula="of:=MATCH([.C197];[$'Voltage Divisor'.$B$46:.$B$63];-1)" office:value-type="float" office:value="15" calcext:value-type="float">
            <text:p>15</text:p>
          </table:table-cell>
          <table:table-cell table:style-name="ce26" table:formula="of:=ROUND(([.C197]-INDIRECT(&quot;Voltage Divisor.D&quot;&amp;([.D197]+ROW([$'Voltage Divisor'.$A$46])-1)))/INDIRECT(&quot;Voltage Divisor.C&quot;&amp;([.D197]+ROW([$'Voltage Divisor'.$A$46])-1));0)" office:value-type="float" office:value="155" calcext:value-type="float">
            <text:p>155</text:p>
          </table:table-cell>
          <table:table-cell table:style-name="ce27" table:formula="of:=DEC2HEX([.E197])" office:value-type="string" office:string-value="9B" calcext:value-type="string">
            <text:p>0x9B</text:p>
          </table:table-cell>
          <table:table-cell table:number-columns-repeated="1018"/>
        </table:table-row>
        <table:table-row table:style-name="ro3">
          <table:table-cell table:style-name="ce4" office:value-type="float" office:value="192" calcext:value-type="float">
            <text:p>192</text:p>
          </table:table-cell>
          <table:table-cell table:style-name="ce24" table:formula="of:=([.A198]+[.$E$1])*[.$B$2]/[.$B$1]" office:value-type="float" office:value="1.8310546875" calcext:value-type="float">
            <text:p>1.831</text:p>
          </table:table-cell>
          <table:table-cell table:style-name="ce25" table:formula="of:=[$'Voltage Divisor'.$B$3]*[$'EE Data'.B198]/([$'Voltage Divisor'.$B$2]-[$'EE Data'.B198])" office:value-type="float" office:value="5778.12018489985" calcext:value-type="float">
            <text:p>5778.1</text:p>
          </table:table-cell>
          <table:table-cell table:formula="of:=MATCH([.C198];[$'Voltage Divisor'.$B$46:.$B$63];-1)" office:value-type="float" office:value="15" calcext:value-type="float">
            <text:p>15</text:p>
          </table:table-cell>
          <table:table-cell table:style-name="ce26" table:formula="of:=ROUND(([.C198]-INDIRECT(&quot;Voltage Divisor.D&quot;&amp;([.D198]+ROW([$'Voltage Divisor'.$A$46])-1)))/INDIRECT(&quot;Voltage Divisor.C&quot;&amp;([.D198]+ROW([$'Voltage Divisor'.$A$46])-1));0)" office:value-type="float" office:value="155" calcext:value-type="float">
            <text:p>155</text:p>
          </table:table-cell>
          <table:table-cell table:style-name="ce27" table:formula="of:=DEC2HEX([.E198])" office:value-type="string" office:string-value="9B" calcext:value-type="string">
            <text:p>0x9B</text:p>
          </table:table-cell>
          <table:table-cell table:number-columns-repeated="1018"/>
        </table:table-row>
        <table:table-row table:style-name="ro3">
          <table:table-cell table:style-name="ce4" office:value-type="float" office:value="193" calcext:value-type="float">
            <text:p>193</text:p>
          </table:table-cell>
          <table:table-cell table:style-name="ce24" table:formula="of:=([.A199]+[.$E$1])*[.$B$2]/[.$B$1]" office:value-type="float" office:value="1.8359375" calcext:value-type="float">
            <text:p>1.836</text:p>
          </table:table-cell>
          <table:table-cell table:style-name="ce25" table:formula="of:=[$'Voltage Divisor'.$B$3]*[$'EE Data'.B199]/([$'Voltage Divisor'.$B$2]-[$'EE Data'.B199])" office:value-type="float" office:value="5802.46913580247" calcext:value-type="float">
            <text:p>5802.5</text:p>
          </table:table-cell>
          <table:table-cell table:formula="of:=MATCH([.C199];[$'Voltage Divisor'.$B$46:.$B$63];-1)" office:value-type="float" office:value="15" calcext:value-type="float">
            <text:p>15</text:p>
          </table:table-cell>
          <table:table-cell table:style-name="ce26" table:formula="of:=ROUND(([.C199]-INDIRECT(&quot;Voltage Divisor.D&quot;&amp;([.D199]+ROW([$'Voltage Divisor'.$A$46])-1)))/INDIRECT(&quot;Voltage Divisor.C&quot;&amp;([.D199]+ROW([$'Voltage Divisor'.$A$46])-1));0)" office:value-type="float" office:value="155" calcext:value-type="float">
            <text:p>155</text:p>
          </table:table-cell>
          <table:table-cell table:style-name="ce27" table:formula="of:=DEC2HEX([.E199])" office:value-type="string" office:string-value="9B" calcext:value-type="string">
            <text:p>0x9B</text:p>
          </table:table-cell>
          <table:table-cell table:number-columns-repeated="1018"/>
        </table:table-row>
        <table:table-row table:style-name="ro3">
          <table:table-cell table:style-name="ce4" office:value-type="float" office:value="194" calcext:value-type="float">
            <text:p>194</text:p>
          </table:table-cell>
          <table:table-cell table:style-name="ce24" table:formula="of:=([.A200]+[.$E$1])*[.$B$2]/[.$B$1]" office:value-type="float" office:value="1.8408203125" calcext:value-type="float">
            <text:p>1.841</text:p>
          </table:table-cell>
          <table:table-cell table:style-name="ce25" table:formula="of:=[$'Voltage Divisor'.$B$3]*[$'EE Data'.B200]/([$'Voltage Divisor'.$B$2]-[$'EE Data'.B200])" office:value-type="float" office:value="5826.89335394127" calcext:value-type="float">
            <text:p>5826.9</text:p>
          </table:table-cell>
          <table:table-cell table:formula="of:=MATCH([.C200];[$'Voltage Divisor'.$B$46:.$B$63];-1)" office:value-type="float" office:value="15" calcext:value-type="float">
            <text:p>15</text:p>
          </table:table-cell>
          <table:table-cell table:style-name="ce26" table:formula="of:=ROUND(([.C200]-INDIRECT(&quot;Voltage Divisor.D&quot;&amp;([.D200]+ROW([$'Voltage Divisor'.$A$46])-1)))/INDIRECT(&quot;Voltage Divisor.C&quot;&amp;([.D200]+ROW([$'Voltage Divisor'.$A$46])-1));0)" office:value-type="float" office:value="155" calcext:value-type="float">
            <text:p>155</text:p>
          </table:table-cell>
          <table:table-cell table:style-name="ce27" table:formula="of:=DEC2HEX([.E200])" office:value-type="string" office:string-value="9B" calcext:value-type="string">
            <text:p>0x9B</text:p>
          </table:table-cell>
          <table:table-cell table:number-columns-repeated="1018"/>
        </table:table-row>
        <table:table-row table:style-name="ro3">
          <table:table-cell table:style-name="ce4" office:value-type="float" office:value="195" calcext:value-type="float">
            <text:p>195</text:p>
          </table:table-cell>
          <table:table-cell table:style-name="ce24" table:formula="of:=([.A201]+[.$E$1])*[.$B$2]/[.$B$1]" office:value-type="float" office:value="1.845703125" calcext:value-type="float">
            <text:p>1.846</text:p>
          </table:table-cell>
          <table:table-cell table:style-name="ce25" table:formula="of:=[$'Voltage Divisor'.$B$3]*[$'EE Data'.B201]/([$'Voltage Divisor'.$B$2]-[$'EE Data'.B201])" office:value-type="float" office:value="5851.39318885449" calcext:value-type="float">
            <text:p>5851.4</text:p>
          </table:table-cell>
          <table:table-cell table:formula="of:=MATCH([.C201];[$'Voltage Divisor'.$B$46:.$B$63];-1)" office:value-type="float" office:value="15" calcext:value-type="float">
            <text:p>15</text:p>
          </table:table-cell>
          <table:table-cell table:style-name="ce26" table:formula="of:=ROUND(([.C201]-INDIRECT(&quot;Voltage Divisor.D&quot;&amp;([.D201]+ROW([$'Voltage Divisor'.$A$46])-1)))/INDIRECT(&quot;Voltage Divisor.C&quot;&amp;([.D201]+ROW([$'Voltage Divisor'.$A$46])-1));0)" office:value-type="float" office:value="155" calcext:value-type="float">
            <text:p>155</text:p>
          </table:table-cell>
          <table:table-cell table:style-name="ce27" table:formula="of:=DEC2HEX([.E201])" office:value-type="string" office:string-value="9B" calcext:value-type="string">
            <text:p>0x9B</text:p>
          </table:table-cell>
          <table:table-cell table:number-columns-repeated="1018"/>
        </table:table-row>
        <table:table-row table:style-name="ro3">
          <table:table-cell table:style-name="ce4" office:value-type="float" office:value="196" calcext:value-type="float">
            <text:p>196</text:p>
          </table:table-cell>
          <table:table-cell table:style-name="ce24" table:formula="of:=([.A202]+[.$E$1])*[.$B$2]/[.$B$1]" office:value-type="float" office:value="1.8505859375" calcext:value-type="float">
            <text:p>1.851</text:p>
          </table:table-cell>
          <table:table-cell table:style-name="ce25" table:formula="of:=[$'Voltage Divisor'.$B$3]*[$'EE Data'.B202]/([$'Voltage Divisor'.$B$2]-[$'EE Data'.B202])" office:value-type="float" office:value="5875.96899224806" calcext:value-type="float">
            <text:p>5876.0</text:p>
          </table:table-cell>
          <table:table-cell table:formula="of:=MATCH([.C202];[$'Voltage Divisor'.$B$46:.$B$63];-1)" office:value-type="float" office:value="15" calcext:value-type="float">
            <text:p>15</text:p>
          </table:table-cell>
          <table:table-cell table:style-name="ce26" table:formula="of:=ROUND(([.C202]-INDIRECT(&quot;Voltage Divisor.D&quot;&amp;([.D202]+ROW([$'Voltage Divisor'.$A$46])-1)))/INDIRECT(&quot;Voltage Divisor.C&quot;&amp;([.D202]+ROW([$'Voltage Divisor'.$A$46])-1));0)" office:value-type="float" office:value="155" calcext:value-type="float">
            <text:p>155</text:p>
          </table:table-cell>
          <table:table-cell table:style-name="ce27" table:formula="of:=DEC2HEX([.E202])" office:value-type="string" office:string-value="9B" calcext:value-type="string">
            <text:p>0x9B</text:p>
          </table:table-cell>
          <table:table-cell table:number-columns-repeated="1018"/>
        </table:table-row>
        <table:table-row table:style-name="ro3">
          <table:table-cell table:style-name="ce4" office:value-type="float" office:value="197" calcext:value-type="float">
            <text:p>197</text:p>
          </table:table-cell>
          <table:table-cell table:style-name="ce24" table:formula="of:=([.A203]+[.$E$1])*[.$B$2]/[.$B$1]" office:value-type="float" office:value="1.85546875" calcext:value-type="float">
            <text:p>1.855</text:p>
          </table:table-cell>
          <table:table-cell table:style-name="ce25" table:formula="of:=[$'Voltage Divisor'.$B$3]*[$'EE Data'.B203]/([$'Voltage Divisor'.$B$2]-[$'EE Data'.B203])" office:value-type="float" office:value="5900.62111801242" calcext:value-type="float">
            <text:p>5900.6</text:p>
          </table:table-cell>
          <table:table-cell table:formula="of:=MATCH([.C203];[$'Voltage Divisor'.$B$46:.$B$63];-1)" office:value-type="float" office:value="15" calcext:value-type="float">
            <text:p>15</text:p>
          </table:table-cell>
          <table:table-cell table:style-name="ce26" table:formula="of:=ROUND(([.C203]-INDIRECT(&quot;Voltage Divisor.D&quot;&amp;([.D203]+ROW([$'Voltage Divisor'.$A$46])-1)))/INDIRECT(&quot;Voltage Divisor.C&quot;&amp;([.D203]+ROW([$'Voltage Divisor'.$A$46])-1));0)" office:value-type="float" office:value="154" calcext:value-type="float">
            <text:p>154</text:p>
          </table:table-cell>
          <table:table-cell table:style-name="ce27" table:formula="of:=DEC2HEX([.E203])" office:value-type="string" office:string-value="9A" calcext:value-type="string">
            <text:p>0x9A</text:p>
          </table:table-cell>
          <table:table-cell table:number-columns-repeated="1018"/>
        </table:table-row>
        <table:table-row table:style-name="ro3">
          <table:table-cell table:style-name="ce4" office:value-type="float" office:value="198" calcext:value-type="float">
            <text:p>198</text:p>
          </table:table-cell>
          <table:table-cell table:style-name="ce24" table:formula="of:=([.A204]+[.$E$1])*[.$B$2]/[.$B$1]" office:value-type="float" office:value="1.8603515625" calcext:value-type="float">
            <text:p>1.860</text:p>
          </table:table-cell>
          <table:table-cell table:style-name="ce25" table:formula="of:=[$'Voltage Divisor'.$B$3]*[$'EE Data'.B204]/([$'Voltage Divisor'.$B$2]-[$'EE Data'.B204])" office:value-type="float" office:value="5925.3499222395" calcext:value-type="float">
            <text:p>5925.3</text:p>
          </table:table-cell>
          <table:table-cell table:formula="of:=MATCH([.C204];[$'Voltage Divisor'.$B$46:.$B$63];-1)" office:value-type="float" office:value="15" calcext:value-type="float">
            <text:p>15</text:p>
          </table:table-cell>
          <table:table-cell table:style-name="ce26" table:formula="of:=ROUND(([.C204]-INDIRECT(&quot;Voltage Divisor.D&quot;&amp;([.D204]+ROW([$'Voltage Divisor'.$A$46])-1)))/INDIRECT(&quot;Voltage Divisor.C&quot;&amp;([.D204]+ROW([$'Voltage Divisor'.$A$46])-1));0)" office:value-type="float" office:value="154" calcext:value-type="float">
            <text:p>154</text:p>
          </table:table-cell>
          <table:table-cell table:style-name="ce27" table:formula="of:=DEC2HEX([.E204])" office:value-type="string" office:string-value="9A" calcext:value-type="string">
            <text:p>0x9A</text:p>
          </table:table-cell>
          <table:table-cell table:number-columns-repeated="1018"/>
        </table:table-row>
        <table:table-row table:style-name="ro3">
          <table:table-cell table:style-name="ce4" office:value-type="float" office:value="199" calcext:value-type="float">
            <text:p>199</text:p>
          </table:table-cell>
          <table:table-cell table:style-name="ce24" table:formula="of:=([.A205]+[.$E$1])*[.$B$2]/[.$B$1]" office:value-type="float" office:value="1.865234375" calcext:value-type="float">
            <text:p>1.865</text:p>
          </table:table-cell>
          <table:table-cell table:style-name="ce25" table:formula="of:=[$'Voltage Divisor'.$B$3]*[$'EE Data'.B205]/([$'Voltage Divisor'.$B$2]-[$'EE Data'.B205])" office:value-type="float" office:value="5950.15576323988" calcext:value-type="float">
            <text:p>5950.2</text:p>
          </table:table-cell>
          <table:table-cell table:formula="of:=MATCH([.C205];[$'Voltage Divisor'.$B$46:.$B$63];-1)" office:value-type="float" office:value="15" calcext:value-type="float">
            <text:p>15</text:p>
          </table:table-cell>
          <table:table-cell table:style-name="ce26" table:formula="of:=ROUND(([.C205]-INDIRECT(&quot;Voltage Divisor.D&quot;&amp;([.D205]+ROW([$'Voltage Divisor'.$A$46])-1)))/INDIRECT(&quot;Voltage Divisor.C&quot;&amp;([.D205]+ROW([$'Voltage Divisor'.$A$46])-1));0)" office:value-type="float" office:value="154" calcext:value-type="float">
            <text:p>154</text:p>
          </table:table-cell>
          <table:table-cell table:style-name="ce27" table:formula="of:=DEC2HEX([.E205])" office:value-type="string" office:string-value="9A" calcext:value-type="string">
            <text:p>0x9A</text:p>
          </table:table-cell>
          <table:table-cell table:number-columns-repeated="1018"/>
        </table:table-row>
        <table:table-row table:style-name="ro3">
          <table:table-cell table:style-name="ce4" office:value-type="float" office:value="200" calcext:value-type="float">
            <text:p>200</text:p>
          </table:table-cell>
          <table:table-cell table:style-name="ce24" table:formula="of:=([.A206]+[.$E$1])*[.$B$2]/[.$B$1]" office:value-type="float" office:value="1.8701171875" calcext:value-type="float">
            <text:p>1.870</text:p>
          </table:table-cell>
          <table:table-cell table:style-name="ce25" table:formula="of:=[$'Voltage Divisor'.$B$3]*[$'EE Data'.B206]/([$'Voltage Divisor'.$B$2]-[$'EE Data'.B206])" office:value-type="float" office:value="5975.03900156006" calcext:value-type="float">
            <text:p>5975.0</text:p>
          </table:table-cell>
          <table:table-cell table:formula="of:=MATCH([.C206];[$'Voltage Divisor'.$B$46:.$B$63];-1)" office:value-type="float" office:value="15" calcext:value-type="float">
            <text:p>15</text:p>
          </table:table-cell>
          <table:table-cell table:style-name="ce26" table:formula="of:=ROUND(([.C206]-INDIRECT(&quot;Voltage Divisor.D&quot;&amp;([.D206]+ROW([$'Voltage Divisor'.$A$46])-1)))/INDIRECT(&quot;Voltage Divisor.C&quot;&amp;([.D206]+ROW([$'Voltage Divisor'.$A$46])-1));0)" office:value-type="float" office:value="154" calcext:value-type="float">
            <text:p>154</text:p>
          </table:table-cell>
          <table:table-cell table:style-name="ce27" table:formula="of:=DEC2HEX([.E206])" office:value-type="string" office:string-value="9A" calcext:value-type="string">
            <text:p>0x9A</text:p>
          </table:table-cell>
          <table:table-cell table:number-columns-repeated="1018"/>
        </table:table-row>
        <table:table-row table:style-name="ro3">
          <table:table-cell table:style-name="ce4" office:value-type="float" office:value="201" calcext:value-type="float">
            <text:p>201</text:p>
          </table:table-cell>
          <table:table-cell table:style-name="ce24" table:formula="of:=([.A207]+[.$E$1])*[.$B$2]/[.$B$1]" office:value-type="float" office:value="1.875" calcext:value-type="float">
            <text:p>1.875</text:p>
          </table:table-cell>
          <table:table-cell table:style-name="ce25" table:formula="of:=[$'Voltage Divisor'.$B$3]*[$'EE Data'.B207]/([$'Voltage Divisor'.$B$2]-[$'EE Data'.B207])" office:value-type="float" office:value="6000" calcext:value-type="float">
            <text:p>6000.0</text:p>
          </table:table-cell>
          <table:table-cell table:formula="of:=MATCH([.C207];[$'Voltage Divisor'.$B$46:.$B$63];-1)" office:value-type="float" office:value="15" calcext:value-type="float">
            <text:p>15</text:p>
          </table:table-cell>
          <table:table-cell table:style-name="ce26" table:formula="of:=ROUND(([.C207]-INDIRECT(&quot;Voltage Divisor.D&quot;&amp;([.D207]+ROW([$'Voltage Divisor'.$A$46])-1)))/INDIRECT(&quot;Voltage Divisor.C&quot;&amp;([.D207]+ROW([$'Voltage Divisor'.$A$46])-1));0)" office:value-type="float" office:value="154" calcext:value-type="float">
            <text:p>154</text:p>
          </table:table-cell>
          <table:table-cell table:style-name="ce27" table:formula="of:=DEC2HEX([.E207])" office:value-type="string" office:string-value="9A" calcext:value-type="string">
            <text:p>0x9A</text:p>
          </table:table-cell>
          <table:table-cell table:number-columns-repeated="1018"/>
        </table:table-row>
        <table:table-row table:style-name="ro3">
          <table:table-cell table:style-name="ce4" office:value-type="float" office:value="202" calcext:value-type="float">
            <text:p>202</text:p>
          </table:table-cell>
          <table:table-cell table:style-name="ce24" table:formula="of:=([.A208]+[.$E$1])*[.$B$2]/[.$B$1]" office:value-type="float" office:value="1.8798828125" calcext:value-type="float">
            <text:p>1.880</text:p>
          </table:table-cell>
          <table:table-cell table:style-name="ce25" table:formula="of:=[$'Voltage Divisor'.$B$3]*[$'EE Data'.B208]/([$'Voltage Divisor'.$B$2]-[$'EE Data'.B208])" office:value-type="float" office:value="6025.03912363067" calcext:value-type="float">
            <text:p>6025.0</text:p>
          </table:table-cell>
          <table:table-cell table:formula="of:=MATCH([.C208];[$'Voltage Divisor'.$B$46:.$B$63];-1)" office:value-type="float" office:value="15" calcext:value-type="float">
            <text:p>15</text:p>
          </table:table-cell>
          <table:table-cell table:style-name="ce26" table:formula="of:=ROUND(([.C208]-INDIRECT(&quot;Voltage Divisor.D&quot;&amp;([.D208]+ROW([$'Voltage Divisor'.$A$46])-1)))/INDIRECT(&quot;Voltage Divisor.C&quot;&amp;([.D208]+ROW([$'Voltage Divisor'.$A$46])-1));0)" office:value-type="float" office:value="154" calcext:value-type="float">
            <text:p>154</text:p>
          </table:table-cell>
          <table:table-cell table:style-name="ce27" table:formula="of:=DEC2HEX([.E208])" office:value-type="string" office:string-value="9A" calcext:value-type="string">
            <text:p>0x9A</text:p>
          </table:table-cell>
          <table:table-cell table:number-columns-repeated="1018"/>
        </table:table-row>
        <table:table-row table:style-name="ro3">
          <table:table-cell table:style-name="ce4" office:value-type="float" office:value="203" calcext:value-type="float">
            <text:p>203</text:p>
          </table:table-cell>
          <table:table-cell table:style-name="ce24" table:formula="of:=([.A209]+[.$E$1])*[.$B$2]/[.$B$1]" office:value-type="float" office:value="1.884765625" calcext:value-type="float">
            <text:p>1.885</text:p>
          </table:table-cell>
          <table:table-cell table:style-name="ce25" table:formula="of:=[$'Voltage Divisor'.$B$3]*[$'EE Data'.B209]/([$'Voltage Divisor'.$B$2]-[$'EE Data'.B209])" office:value-type="float" office:value="6050.15673981191" calcext:value-type="float">
            <text:p>6050.2</text:p>
          </table:table-cell>
          <table:table-cell table:formula="of:=MATCH([.C209];[$'Voltage Divisor'.$B$46:.$B$63];-1)" office:value-type="float" office:value="15" calcext:value-type="float">
            <text:p>15</text:p>
          </table:table-cell>
          <table:table-cell table:style-name="ce26" table:formula="of:=ROUND(([.C209]-INDIRECT(&quot;Voltage Divisor.D&quot;&amp;([.D209]+ROW([$'Voltage Divisor'.$A$46])-1)))/INDIRECT(&quot;Voltage Divisor.C&quot;&amp;([.D209]+ROW([$'Voltage Divisor'.$A$46])-1));0)" office:value-type="float" office:value="154" calcext:value-type="float">
            <text:p>154</text:p>
          </table:table-cell>
          <table:table-cell table:style-name="ce27" table:formula="of:=DEC2HEX([.E209])" office:value-type="string" office:string-value="9A" calcext:value-type="string">
            <text:p>0x9A</text:p>
          </table:table-cell>
          <table:table-cell table:number-columns-repeated="1018"/>
        </table:table-row>
        <table:table-row table:style-name="ro3">
          <table:table-cell table:style-name="ce4" office:value-type="float" office:value="204" calcext:value-type="float">
            <text:p>204</text:p>
          </table:table-cell>
          <table:table-cell table:style-name="ce24" table:formula="of:=([.A210]+[.$E$1])*[.$B$2]/[.$B$1]" office:value-type="float" office:value="1.8896484375" calcext:value-type="float">
            <text:p>1.890</text:p>
          </table:table-cell>
          <table:table-cell table:style-name="ce25" table:formula="of:=[$'Voltage Divisor'.$B$3]*[$'EE Data'.B210]/([$'Voltage Divisor'.$B$2]-[$'EE Data'.B210])" office:value-type="float" office:value="6075.35321821036" calcext:value-type="float">
            <text:p>6075.4</text:p>
          </table:table-cell>
          <table:table-cell table:formula="of:=MATCH([.C210];[$'Voltage Divisor'.$B$46:.$B$63];-1)" office:value-type="float" office:value="15" calcext:value-type="float">
            <text:p>15</text:p>
          </table:table-cell>
          <table:table-cell table:style-name="ce26" table:formula="of:=ROUND(([.C210]-INDIRECT(&quot;Voltage Divisor.D&quot;&amp;([.D210]+ROW([$'Voltage Divisor'.$A$46])-1)))/INDIRECT(&quot;Voltage Divisor.C&quot;&amp;([.D210]+ROW([$'Voltage Divisor'.$A$46])-1));0)" office:value-type="float" office:value="154" calcext:value-type="float">
            <text:p>154</text:p>
          </table:table-cell>
          <table:table-cell table:style-name="ce27" table:formula="of:=DEC2HEX([.E210])" office:value-type="string" office:string-value="9A" calcext:value-type="string">
            <text:p>0x9A</text:p>
          </table:table-cell>
          <table:table-cell table:number-columns-repeated="1018"/>
        </table:table-row>
        <table:table-row table:style-name="ro3">
          <table:table-cell table:style-name="ce4" office:value-type="float" office:value="205" calcext:value-type="float">
            <text:p>205</text:p>
          </table:table-cell>
          <table:table-cell table:style-name="ce24" table:formula="of:=([.A211]+[.$E$1])*[.$B$2]/[.$B$1]" office:value-type="float" office:value="1.89453125" calcext:value-type="float">
            <text:p>1.895</text:p>
          </table:table-cell>
          <table:table-cell table:style-name="ce25" table:formula="of:=[$'Voltage Divisor'.$B$3]*[$'EE Data'.B211]/([$'Voltage Divisor'.$B$2]-[$'EE Data'.B211])" office:value-type="float" office:value="6100.62893081761" calcext:value-type="float">
            <text:p>6100.6</text:p>
          </table:table-cell>
          <table:table-cell table:formula="of:=MATCH([.C211];[$'Voltage Divisor'.$B$46:.$B$63];-1)" office:value-type="float" office:value="15" calcext:value-type="float">
            <text:p>15</text:p>
          </table:table-cell>
          <table:table-cell table:style-name="ce26" table:formula="of:=ROUND(([.C211]-INDIRECT(&quot;Voltage Divisor.D&quot;&amp;([.D211]+ROW([$'Voltage Divisor'.$A$46])-1)))/INDIRECT(&quot;Voltage Divisor.C&quot;&amp;([.D211]+ROW([$'Voltage Divisor'.$A$46])-1));0)" office:value-type="float" office:value="153" calcext:value-type="float">
            <text:p>153</text:p>
          </table:table-cell>
          <table:table-cell table:style-name="ce27" table:formula="of:=DEC2HEX([.E211])" office:value-type="string" office:string-value="99" calcext:value-type="string">
            <text:p>0x99</text:p>
          </table:table-cell>
          <table:table-cell table:number-columns-repeated="1018"/>
        </table:table-row>
        <table:table-row table:style-name="ro3">
          <table:table-cell table:style-name="ce4" office:value-type="float" office:value="206" calcext:value-type="float">
            <text:p>206</text:p>
          </table:table-cell>
          <table:table-cell table:style-name="ce24" table:formula="of:=([.A212]+[.$E$1])*[.$B$2]/[.$B$1]" office:value-type="float" office:value="1.8994140625" calcext:value-type="float">
            <text:p>1.899</text:p>
          </table:table-cell>
          <table:table-cell table:style-name="ce25" table:formula="of:=[$'Voltage Divisor'.$B$3]*[$'EE Data'.B212]/([$'Voltage Divisor'.$B$2]-[$'EE Data'.B212])" office:value-type="float" office:value="6125.9842519685" calcext:value-type="float">
            <text:p>6126.0</text:p>
          </table:table-cell>
          <table:table-cell table:formula="of:=MATCH([.C212];[$'Voltage Divisor'.$B$46:.$B$63];-1)" office:value-type="float" office:value="15" calcext:value-type="float">
            <text:p>15</text:p>
          </table:table-cell>
          <table:table-cell table:style-name="ce26" table:formula="of:=ROUND(([.C212]-INDIRECT(&quot;Voltage Divisor.D&quot;&amp;([.D212]+ROW([$'Voltage Divisor'.$A$46])-1)))/INDIRECT(&quot;Voltage Divisor.C&quot;&amp;([.D212]+ROW([$'Voltage Divisor'.$A$46])-1));0)" office:value-type="float" office:value="153" calcext:value-type="float">
            <text:p>153</text:p>
          </table:table-cell>
          <table:table-cell table:style-name="ce27" table:formula="of:=DEC2HEX([.E212])" office:value-type="string" office:string-value="99" calcext:value-type="string">
            <text:p>0x99</text:p>
          </table:table-cell>
          <table:table-cell table:number-columns-repeated="1018"/>
        </table:table-row>
        <table:table-row table:style-name="ro3">
          <table:table-cell table:style-name="ce4" office:value-type="float" office:value="207" calcext:value-type="float">
            <text:p>207</text:p>
          </table:table-cell>
          <table:table-cell table:style-name="ce24" table:formula="of:=([.A213]+[.$E$1])*[.$B$2]/[.$B$1]" office:value-type="float" office:value="1.904296875" calcext:value-type="float">
            <text:p>1.904</text:p>
          </table:table-cell>
          <table:table-cell table:style-name="ce25" table:formula="of:=[$'Voltage Divisor'.$B$3]*[$'EE Data'.B213]/([$'Voltage Divisor'.$B$2]-[$'EE Data'.B213])" office:value-type="float" office:value="6151.41955835962" calcext:value-type="float">
            <text:p>6151.4</text:p>
          </table:table-cell>
          <table:table-cell table:formula="of:=MATCH([.C213];[$'Voltage Divisor'.$B$46:.$B$63];-1)" office:value-type="float" office:value="15" calcext:value-type="float">
            <text:p>15</text:p>
          </table:table-cell>
          <table:table-cell table:style-name="ce26" table:formula="of:=ROUND(([.C213]-INDIRECT(&quot;Voltage Divisor.D&quot;&amp;([.D213]+ROW([$'Voltage Divisor'.$A$46])-1)))/INDIRECT(&quot;Voltage Divisor.C&quot;&amp;([.D213]+ROW([$'Voltage Divisor'.$A$46])-1));0)" office:value-type="float" office:value="153" calcext:value-type="float">
            <text:p>153</text:p>
          </table:table-cell>
          <table:table-cell table:style-name="ce27" table:formula="of:=DEC2HEX([.E213])" office:value-type="string" office:string-value="99" calcext:value-type="string">
            <text:p>0x99</text:p>
          </table:table-cell>
          <table:table-cell table:number-columns-repeated="1018"/>
        </table:table-row>
        <table:table-row table:style-name="ro3">
          <table:table-cell table:style-name="ce4" office:value-type="float" office:value="208" calcext:value-type="float">
            <text:p>208</text:p>
          </table:table-cell>
          <table:table-cell table:style-name="ce24" table:formula="of:=([.A214]+[.$E$1])*[.$B$2]/[.$B$1]" office:value-type="float" office:value="1.9091796875" calcext:value-type="float">
            <text:p>1.909</text:p>
          </table:table-cell>
          <table:table-cell table:style-name="ce25" table:formula="of:=[$'Voltage Divisor'.$B$3]*[$'EE Data'.B214]/([$'Voltage Divisor'.$B$2]-[$'EE Data'.B214])" office:value-type="float" office:value="6176.93522906793" calcext:value-type="float">
            <text:p>6176.9</text:p>
          </table:table-cell>
          <table:table-cell table:formula="of:=MATCH([.C214];[$'Voltage Divisor'.$B$46:.$B$63];-1)" office:value-type="float" office:value="15" calcext:value-type="float">
            <text:p>15</text:p>
          </table:table-cell>
          <table:table-cell table:style-name="ce26" table:formula="of:=ROUND(([.C214]-INDIRECT(&quot;Voltage Divisor.D&quot;&amp;([.D214]+ROW([$'Voltage Divisor'.$A$46])-1)))/INDIRECT(&quot;Voltage Divisor.C&quot;&amp;([.D214]+ROW([$'Voltage Divisor'.$A$46])-1));0)" office:value-type="float" office:value="153" calcext:value-type="float">
            <text:p>153</text:p>
          </table:table-cell>
          <table:table-cell table:style-name="ce27" table:formula="of:=DEC2HEX([.E214])" office:value-type="string" office:string-value="99" calcext:value-type="string">
            <text:p>0x99</text:p>
          </table:table-cell>
          <table:table-cell table:number-columns-repeated="1018"/>
        </table:table-row>
        <table:table-row table:style-name="ro3">
          <table:table-cell table:style-name="ce4" office:value-type="float" office:value="209" calcext:value-type="float">
            <text:p>209</text:p>
          </table:table-cell>
          <table:table-cell table:style-name="ce24" table:formula="of:=([.A215]+[.$E$1])*[.$B$2]/[.$B$1]" office:value-type="float" office:value="1.9140625" calcext:value-type="float">
            <text:p>1.914</text:p>
          </table:table-cell>
          <table:table-cell table:style-name="ce25" table:formula="of:=[$'Voltage Divisor'.$B$3]*[$'EE Data'.B215]/([$'Voltage Divisor'.$B$2]-[$'EE Data'.B215])" office:value-type="float" office:value="6202.53164556962" calcext:value-type="float">
            <text:p>6202.5</text:p>
          </table:table-cell>
          <table:table-cell table:formula="of:=MATCH([.C215];[$'Voltage Divisor'.$B$46:.$B$63];-1)" office:value-type="float" office:value="15" calcext:value-type="float">
            <text:p>15</text:p>
          </table:table-cell>
          <table:table-cell table:style-name="ce26" table:formula="of:=ROUND(([.C215]-INDIRECT(&quot;Voltage Divisor.D&quot;&amp;([.D215]+ROW([$'Voltage Divisor'.$A$46])-1)))/INDIRECT(&quot;Voltage Divisor.C&quot;&amp;([.D215]+ROW([$'Voltage Divisor'.$A$46])-1));0)" office:value-type="float" office:value="153" calcext:value-type="float">
            <text:p>153</text:p>
          </table:table-cell>
          <table:table-cell table:style-name="ce27" table:formula="of:=DEC2HEX([.E215])" office:value-type="string" office:string-value="99" calcext:value-type="string">
            <text:p>0x99</text:p>
          </table:table-cell>
          <table:table-cell table:number-columns-repeated="1018"/>
        </table:table-row>
        <table:table-row table:style-name="ro3">
          <table:table-cell table:style-name="ce4" office:value-type="float" office:value="210" calcext:value-type="float">
            <text:p>210</text:p>
          </table:table-cell>
          <table:table-cell table:style-name="ce24" table:formula="of:=([.A216]+[.$E$1])*[.$B$2]/[.$B$1]" office:value-type="float" office:value="1.9189453125" calcext:value-type="float">
            <text:p>1.919</text:p>
          </table:table-cell>
          <table:table-cell table:style-name="ce25" table:formula="of:=[$'Voltage Divisor'.$B$3]*[$'EE Data'.B216]/([$'Voltage Divisor'.$B$2]-[$'EE Data'.B216])" office:value-type="float" office:value="6228.20919175911" calcext:value-type="float">
            <text:p>6228.2</text:p>
          </table:table-cell>
          <table:table-cell table:formula="of:=MATCH([.C216];[$'Voltage Divisor'.$B$46:.$B$63];-1)" office:value-type="float" office:value="15" calcext:value-type="float">
            <text:p>15</text:p>
          </table:table-cell>
          <table:table-cell table:style-name="ce26" table:formula="of:=ROUND(([.C216]-INDIRECT(&quot;Voltage Divisor.D&quot;&amp;([.D216]+ROW([$'Voltage Divisor'.$A$46])-1)))/INDIRECT(&quot;Voltage Divisor.C&quot;&amp;([.D216]+ROW([$'Voltage Divisor'.$A$46])-1));0)" office:value-type="float" office:value="153" calcext:value-type="float">
            <text:p>153</text:p>
          </table:table-cell>
          <table:table-cell table:style-name="ce27" table:formula="of:=DEC2HEX([.E216])" office:value-type="string" office:string-value="99" calcext:value-type="string">
            <text:p>0x99</text:p>
          </table:table-cell>
          <table:table-cell table:number-columns-repeated="1018"/>
        </table:table-row>
        <table:table-row table:style-name="ro3">
          <table:table-cell table:style-name="ce4" office:value-type="float" office:value="211" calcext:value-type="float">
            <text:p>211</text:p>
          </table:table-cell>
          <table:table-cell table:style-name="ce24" table:formula="of:=([.A217]+[.$E$1])*[.$B$2]/[.$B$1]" office:value-type="float" office:value="1.923828125" calcext:value-type="float">
            <text:p>1.924</text:p>
          </table:table-cell>
          <table:table-cell table:style-name="ce25" table:formula="of:=[$'Voltage Divisor'.$B$3]*[$'EE Data'.B217]/([$'Voltage Divisor'.$B$2]-[$'EE Data'.B217])" office:value-type="float" office:value="6253.96825396825" calcext:value-type="float">
            <text:p>6254.0</text:p>
          </table:table-cell>
          <table:table-cell table:formula="of:=MATCH([.C217];[$'Voltage Divisor'.$B$46:.$B$63];-1)" office:value-type="float" office:value="15" calcext:value-type="float">
            <text:p>15</text:p>
          </table:table-cell>
          <table:table-cell table:style-name="ce26" table:formula="of:=ROUND(([.C217]-INDIRECT(&quot;Voltage Divisor.D&quot;&amp;([.D217]+ROW([$'Voltage Divisor'.$A$46])-1)))/INDIRECT(&quot;Voltage Divisor.C&quot;&amp;([.D217]+ROW([$'Voltage Divisor'.$A$46])-1));0)" office:value-type="float" office:value="153" calcext:value-type="float">
            <text:p>153</text:p>
          </table:table-cell>
          <table:table-cell table:style-name="ce27" table:formula="of:=DEC2HEX([.E217])" office:value-type="string" office:string-value="99" calcext:value-type="string">
            <text:p>0x99</text:p>
          </table:table-cell>
          <table:table-cell table:number-columns-repeated="1018"/>
        </table:table-row>
        <table:table-row table:style-name="ro3">
          <table:table-cell table:style-name="ce4" office:value-type="float" office:value="212" calcext:value-type="float">
            <text:p>212</text:p>
          </table:table-cell>
          <table:table-cell table:style-name="ce24" table:formula="of:=([.A218]+[.$E$1])*[.$B$2]/[.$B$1]" office:value-type="float" office:value="1.9287109375" calcext:value-type="float">
            <text:p>1.929</text:p>
          </table:table-cell>
          <table:table-cell table:style-name="ce25" table:formula="of:=[$'Voltage Divisor'.$B$3]*[$'EE Data'.B218]/([$'Voltage Divisor'.$B$2]-[$'EE Data'.B218])" office:value-type="float" office:value="6279.80922098569" calcext:value-type="float">
            <text:p>6279.8</text:p>
          </table:table-cell>
          <table:table-cell table:formula="of:=MATCH([.C218];[$'Voltage Divisor'.$B$46:.$B$63];-1)" office:value-type="float" office:value="15" calcext:value-type="float">
            <text:p>15</text:p>
          </table:table-cell>
          <table:table-cell table:style-name="ce26" table:formula="of:=ROUND(([.C218]-INDIRECT(&quot;Voltage Divisor.D&quot;&amp;([.D218]+ROW([$'Voltage Divisor'.$A$46])-1)))/INDIRECT(&quot;Voltage Divisor.C&quot;&amp;([.D218]+ROW([$'Voltage Divisor'.$A$46])-1));0)" office:value-type="float" office:value="152" calcext:value-type="float">
            <text:p>152</text:p>
          </table:table-cell>
          <table:table-cell table:style-name="ce27" table:formula="of:=DEC2HEX([.E218])" office:value-type="string" office:string-value="98" calcext:value-type="string">
            <text:p>0x98</text:p>
          </table:table-cell>
          <table:table-cell table:number-columns-repeated="1018"/>
        </table:table-row>
        <table:table-row table:style-name="ro3">
          <table:table-cell table:style-name="ce4" office:value-type="float" office:value="213" calcext:value-type="float">
            <text:p>213</text:p>
          </table:table-cell>
          <table:table-cell table:style-name="ce24" table:formula="of:=([.A219]+[.$E$1])*[.$B$2]/[.$B$1]" office:value-type="float" office:value="1.93359375" calcext:value-type="float">
            <text:p>1.934</text:p>
          </table:table-cell>
          <table:table-cell table:style-name="ce25" table:formula="of:=[$'Voltage Divisor'.$B$3]*[$'EE Data'.B219]/([$'Voltage Divisor'.$B$2]-[$'EE Data'.B219])" office:value-type="float" office:value="6305.73248407643" calcext:value-type="float">
            <text:p>6305.7</text:p>
          </table:table-cell>
          <table:table-cell table:formula="of:=MATCH([.C219];[$'Voltage Divisor'.$B$46:.$B$63];-1)" office:value-type="float" office:value="15" calcext:value-type="float">
            <text:p>15</text:p>
          </table:table-cell>
          <table:table-cell table:style-name="ce26" table:formula="of:=ROUND(([.C219]-INDIRECT(&quot;Voltage Divisor.D&quot;&amp;([.D219]+ROW([$'Voltage Divisor'.$A$46])-1)))/INDIRECT(&quot;Voltage Divisor.C&quot;&amp;([.D219]+ROW([$'Voltage Divisor'.$A$46])-1));0)" office:value-type="float" office:value="152" calcext:value-type="float">
            <text:p>152</text:p>
          </table:table-cell>
          <table:table-cell table:style-name="ce27" table:formula="of:=DEC2HEX([.E219])" office:value-type="string" office:string-value="98" calcext:value-type="string">
            <text:p>0x98</text:p>
          </table:table-cell>
          <table:table-cell table:number-columns-repeated="1018"/>
        </table:table-row>
        <table:table-row table:style-name="ro3">
          <table:table-cell table:style-name="ce4" office:value-type="float" office:value="214" calcext:value-type="float">
            <text:p>214</text:p>
          </table:table-cell>
          <table:table-cell table:style-name="ce24" table:formula="of:=([.A220]+[.$E$1])*[.$B$2]/[.$B$1]" office:value-type="float" office:value="1.9384765625" calcext:value-type="float">
            <text:p>1.938</text:p>
          </table:table-cell>
          <table:table-cell table:style-name="ce25" table:formula="of:=[$'Voltage Divisor'.$B$3]*[$'EE Data'.B220]/([$'Voltage Divisor'.$B$2]-[$'EE Data'.B220])" office:value-type="float" office:value="6331.7384370016" calcext:value-type="float">
            <text:p>6331.7</text:p>
          </table:table-cell>
          <table:table-cell table:formula="of:=MATCH([.C220];[$'Voltage Divisor'.$B$46:.$B$63];-1)" office:value-type="float" office:value="15" calcext:value-type="float">
            <text:p>15</text:p>
          </table:table-cell>
          <table:table-cell table:style-name="ce26" table:formula="of:=ROUND(([.C220]-INDIRECT(&quot;Voltage Divisor.D&quot;&amp;([.D220]+ROW([$'Voltage Divisor'.$A$46])-1)))/INDIRECT(&quot;Voltage Divisor.C&quot;&amp;([.D220]+ROW([$'Voltage Divisor'.$A$46])-1));0)" office:value-type="float" office:value="152" calcext:value-type="float">
            <text:p>152</text:p>
          </table:table-cell>
          <table:table-cell table:style-name="ce27" table:formula="of:=DEC2HEX([.E220])" office:value-type="string" office:string-value="98" calcext:value-type="string">
            <text:p>0x98</text:p>
          </table:table-cell>
          <table:table-cell table:number-columns-repeated="1018"/>
        </table:table-row>
        <table:table-row table:style-name="ro3">
          <table:table-cell table:style-name="ce4" office:value-type="float" office:value="215" calcext:value-type="float">
            <text:p>215</text:p>
          </table:table-cell>
          <table:table-cell table:style-name="ce24" table:formula="of:=([.A221]+[.$E$1])*[.$B$2]/[.$B$1]" office:value-type="float" office:value="1.943359375" calcext:value-type="float">
            <text:p>1.943</text:p>
          </table:table-cell>
          <table:table-cell table:style-name="ce25" table:formula="of:=[$'Voltage Divisor'.$B$3]*[$'EE Data'.B221]/([$'Voltage Divisor'.$B$2]-[$'EE Data'.B221])" office:value-type="float" office:value="6357.82747603834" calcext:value-type="float">
            <text:p>6357.8</text:p>
          </table:table-cell>
          <table:table-cell table:formula="of:=MATCH([.C221];[$'Voltage Divisor'.$B$46:.$B$63];-1)" office:value-type="float" office:value="15" calcext:value-type="float">
            <text:p>15</text:p>
          </table:table-cell>
          <table:table-cell table:style-name="ce26" table:formula="of:=ROUND(([.C221]-INDIRECT(&quot;Voltage Divisor.D&quot;&amp;([.D221]+ROW([$'Voltage Divisor'.$A$46])-1)))/INDIRECT(&quot;Voltage Divisor.C&quot;&amp;([.D221]+ROW([$'Voltage Divisor'.$A$46])-1));0)" office:value-type="float" office:value="152" calcext:value-type="float">
            <text:p>152</text:p>
          </table:table-cell>
          <table:table-cell table:style-name="ce27" table:formula="of:=DEC2HEX([.E221])" office:value-type="string" office:string-value="98" calcext:value-type="string">
            <text:p>0x98</text:p>
          </table:table-cell>
          <table:table-cell table:number-columns-repeated="1018"/>
        </table:table-row>
        <table:table-row table:style-name="ro3">
          <table:table-cell table:style-name="ce4" office:value-type="float" office:value="216" calcext:value-type="float">
            <text:p>216</text:p>
          </table:table-cell>
          <table:table-cell table:style-name="ce24" table:formula="of:=([.A222]+[.$E$1])*[.$B$2]/[.$B$1]" office:value-type="float" office:value="1.9482421875" calcext:value-type="float">
            <text:p>1.948</text:p>
          </table:table-cell>
          <table:table-cell table:style-name="ce25" table:formula="of:=[$'Voltage Divisor'.$B$3]*[$'EE Data'.B222]/([$'Voltage Divisor'.$B$2]-[$'EE Data'.B222])" office:value-type="float" office:value="6384" calcext:value-type="float">
            <text:p>6384.0</text:p>
          </table:table-cell>
          <table:table-cell table:formula="of:=MATCH([.C222];[$'Voltage Divisor'.$B$46:.$B$63];-1)" office:value-type="float" office:value="15" calcext:value-type="float">
            <text:p>15</text:p>
          </table:table-cell>
          <table:table-cell table:style-name="ce26" table:formula="of:=ROUND(([.C222]-INDIRECT(&quot;Voltage Divisor.D&quot;&amp;([.D222]+ROW([$'Voltage Divisor'.$A$46])-1)))/INDIRECT(&quot;Voltage Divisor.C&quot;&amp;([.D222]+ROW([$'Voltage Divisor'.$A$46])-1));0)" office:value-type="float" office:value="152" calcext:value-type="float">
            <text:p>152</text:p>
          </table:table-cell>
          <table:table-cell table:style-name="ce27" table:formula="of:=DEC2HEX([.E222])" office:value-type="string" office:string-value="98" calcext:value-type="string">
            <text:p>0x98</text:p>
          </table:table-cell>
          <table:table-cell table:number-columns-repeated="1018"/>
        </table:table-row>
        <table:table-row table:style-name="ro3">
          <table:table-cell table:style-name="ce4" office:value-type="float" office:value="217" calcext:value-type="float">
            <text:p>217</text:p>
          </table:table-cell>
          <table:table-cell table:style-name="ce24" table:formula="of:=([.A223]+[.$E$1])*[.$B$2]/[.$B$1]" office:value-type="float" office:value="1.953125" calcext:value-type="float">
            <text:p>1.953</text:p>
          </table:table-cell>
          <table:table-cell table:style-name="ce25" table:formula="of:=[$'Voltage Divisor'.$B$3]*[$'EE Data'.B223]/([$'Voltage Divisor'.$B$2]-[$'EE Data'.B223])" office:value-type="float" office:value="6410.25641025641" calcext:value-type="float">
            <text:p>6410.3</text:p>
          </table:table-cell>
          <table:table-cell table:formula="of:=MATCH([.C223];[$'Voltage Divisor'.$B$46:.$B$63];-1)" office:value-type="float" office:value="15" calcext:value-type="float">
            <text:p>15</text:p>
          </table:table-cell>
          <table:table-cell table:style-name="ce26" table:formula="of:=ROUND(([.C223]-INDIRECT(&quot;Voltage Divisor.D&quot;&amp;([.D223]+ROW([$'Voltage Divisor'.$A$46])-1)))/INDIRECT(&quot;Voltage Divisor.C&quot;&amp;([.D223]+ROW([$'Voltage Divisor'.$A$46])-1));0)" office:value-type="float" office:value="152" calcext:value-type="float">
            <text:p>152</text:p>
          </table:table-cell>
          <table:table-cell table:style-name="ce27" table:formula="of:=DEC2HEX([.E223])" office:value-type="string" office:string-value="98" calcext:value-type="string">
            <text:p>0x98</text:p>
          </table:table-cell>
          <table:table-cell table:number-columns-repeated="1018"/>
        </table:table-row>
        <table:table-row table:style-name="ro3">
          <table:table-cell table:style-name="ce4" office:value-type="float" office:value="218" calcext:value-type="float">
            <text:p>218</text:p>
          </table:table-cell>
          <table:table-cell table:style-name="ce24" table:formula="of:=([.A224]+[.$E$1])*[.$B$2]/[.$B$1]" office:value-type="float" office:value="1.9580078125" calcext:value-type="float">
            <text:p>1.958</text:p>
          </table:table-cell>
          <table:table-cell table:style-name="ce25" table:formula="of:=[$'Voltage Divisor'.$B$3]*[$'EE Data'.B224]/([$'Voltage Divisor'.$B$2]-[$'EE Data'.B224])" office:value-type="float" office:value="6436.59711075441" calcext:value-type="float">
            <text:p>6436.6</text:p>
          </table:table-cell>
          <table:table-cell table:formula="of:=MATCH([.C224];[$'Voltage Divisor'.$B$46:.$B$63];-1)" office:value-type="float" office:value="15" calcext:value-type="float">
            <text:p>15</text:p>
          </table:table-cell>
          <table:table-cell table:style-name="ce26" table:formula="of:=ROUND(([.C224]-INDIRECT(&quot;Voltage Divisor.D&quot;&amp;([.D224]+ROW([$'Voltage Divisor'.$A$46])-1)))/INDIRECT(&quot;Voltage Divisor.C&quot;&amp;([.D224]+ROW([$'Voltage Divisor'.$A$46])-1));0)" office:value-type="float" office:value="152" calcext:value-type="float">
            <text:p>152</text:p>
          </table:table-cell>
          <table:table-cell table:style-name="ce27" table:formula="of:=DEC2HEX([.E224])" office:value-type="string" office:string-value="98" calcext:value-type="string">
            <text:p>0x98</text:p>
          </table:table-cell>
          <table:table-cell table:number-columns-repeated="1018"/>
        </table:table-row>
        <table:table-row table:style-name="ro3">
          <table:table-cell table:style-name="ce4" office:value-type="float" office:value="219" calcext:value-type="float">
            <text:p>219</text:p>
          </table:table-cell>
          <table:table-cell table:style-name="ce24" table:formula="of:=([.A225]+[.$E$1])*[.$B$2]/[.$B$1]" office:value-type="float" office:value="1.962890625" calcext:value-type="float">
            <text:p>1.963</text:p>
          </table:table-cell>
          <table:table-cell table:style-name="ce25" table:formula="of:=[$'Voltage Divisor'.$B$3]*[$'EE Data'.B225]/([$'Voltage Divisor'.$B$2]-[$'EE Data'.B225])" office:value-type="float" office:value="6463.02250803859" calcext:value-type="float">
            <text:p>6463.0</text:p>
          </table:table-cell>
          <table:table-cell table:formula="of:=MATCH([.C225];[$'Voltage Divisor'.$B$46:.$B$63];-1)" office:value-type="float" office:value="15" calcext:value-type="float">
            <text:p>15</text:p>
          </table:table-cell>
          <table:table-cell table:style-name="ce26" table:formula="of:=ROUND(([.C225]-INDIRECT(&quot;Voltage Divisor.D&quot;&amp;([.D225]+ROW([$'Voltage Divisor'.$A$46])-1)))/INDIRECT(&quot;Voltage Divisor.C&quot;&amp;([.D225]+ROW([$'Voltage Divisor'.$A$46])-1));0)" office:value-type="float" office:value="152" calcext:value-type="float">
            <text:p>152</text:p>
          </table:table-cell>
          <table:table-cell table:style-name="ce27" table:formula="of:=DEC2HEX([.E225])" office:value-type="string" office:string-value="98" calcext:value-type="string">
            <text:p>0x98</text:p>
          </table:table-cell>
          <table:table-cell table:number-columns-repeated="1018"/>
        </table:table-row>
        <table:table-row table:style-name="ro3">
          <table:table-cell table:style-name="ce4" office:value-type="float" office:value="220" calcext:value-type="float">
            <text:p>220</text:p>
          </table:table-cell>
          <table:table-cell table:style-name="ce24" table:formula="of:=([.A226]+[.$E$1])*[.$B$2]/[.$B$1]" office:value-type="float" office:value="1.9677734375" calcext:value-type="float">
            <text:p>1.968</text:p>
          </table:table-cell>
          <table:table-cell table:style-name="ce25" table:formula="of:=[$'Voltage Divisor'.$B$3]*[$'EE Data'.B226]/([$'Voltage Divisor'.$B$2]-[$'EE Data'.B226])" office:value-type="float" office:value="6489.53301127214" calcext:value-type="float">
            <text:p>6489.5</text:p>
          </table:table-cell>
          <table:table-cell table:formula="of:=MATCH([.C226];[$'Voltage Divisor'.$B$46:.$B$63];-1)" office:value-type="float" office:value="15" calcext:value-type="float">
            <text:p>15</text:p>
          </table:table-cell>
          <table:table-cell table:style-name="ce26" table:formula="of:=ROUND(([.C226]-INDIRECT(&quot;Voltage Divisor.D&quot;&amp;([.D226]+ROW([$'Voltage Divisor'.$A$46])-1)))/INDIRECT(&quot;Voltage Divisor.C&quot;&amp;([.D226]+ROW([$'Voltage Divisor'.$A$46])-1));0)" office:value-type="float" office:value="151" calcext:value-type="float">
            <text:p>151</text:p>
          </table:table-cell>
          <table:table-cell table:style-name="ce27" table:formula="of:=DEC2HEX([.E226])" office:value-type="string" office:string-value="97" calcext:value-type="string">
            <text:p>0x97</text:p>
          </table:table-cell>
          <table:table-cell table:number-columns-repeated="1018"/>
        </table:table-row>
        <table:table-row table:style-name="ro3">
          <table:table-cell table:style-name="ce4" office:value-type="float" office:value="221" calcext:value-type="float">
            <text:p>221</text:p>
          </table:table-cell>
          <table:table-cell table:style-name="ce24" table:formula="of:=([.A227]+[.$E$1])*[.$B$2]/[.$B$1]" office:value-type="float" office:value="1.97265625" calcext:value-type="float">
            <text:p>1.973</text:p>
          </table:table-cell>
          <table:table-cell table:style-name="ce25" table:formula="of:=[$'Voltage Divisor'.$B$3]*[$'EE Data'.B227]/([$'Voltage Divisor'.$B$2]-[$'EE Data'.B227])" office:value-type="float" office:value="6516.12903225806" calcext:value-type="float">
            <text:p>6516.1</text:p>
          </table:table-cell>
          <table:table-cell table:formula="of:=MATCH([.C227];[$'Voltage Divisor'.$B$46:.$B$63];-1)" office:value-type="float" office:value="15" calcext:value-type="float">
            <text:p>15</text:p>
          </table:table-cell>
          <table:table-cell table:style-name="ce26" table:formula="of:=ROUND(([.C227]-INDIRECT(&quot;Voltage Divisor.D&quot;&amp;([.D227]+ROW([$'Voltage Divisor'.$A$46])-1)))/INDIRECT(&quot;Voltage Divisor.C&quot;&amp;([.D227]+ROW([$'Voltage Divisor'.$A$46])-1));0)" office:value-type="float" office:value="151" calcext:value-type="float">
            <text:p>151</text:p>
          </table:table-cell>
          <table:table-cell table:style-name="ce27" table:formula="of:=DEC2HEX([.E227])" office:value-type="string" office:string-value="97" calcext:value-type="string">
            <text:p>0x97</text:p>
          </table:table-cell>
          <table:table-cell table:number-columns-repeated="1018"/>
        </table:table-row>
        <table:table-row table:style-name="ro3">
          <table:table-cell table:style-name="ce4" office:value-type="float" office:value="222" calcext:value-type="float">
            <text:p>222</text:p>
          </table:table-cell>
          <table:table-cell table:style-name="ce24" table:formula="of:=([.A228]+[.$E$1])*[.$B$2]/[.$B$1]" office:value-type="float" office:value="1.9775390625" calcext:value-type="float">
            <text:p>1.978</text:p>
          </table:table-cell>
          <table:table-cell table:style-name="ce25" table:formula="of:=[$'Voltage Divisor'.$B$3]*[$'EE Data'.B228]/([$'Voltage Divisor'.$B$2]-[$'EE Data'.B228])" office:value-type="float" office:value="6542.81098546042" calcext:value-type="float">
            <text:p>6542.8</text:p>
          </table:table-cell>
          <table:table-cell table:formula="of:=MATCH([.C228];[$'Voltage Divisor'.$B$46:.$B$63];-1)" office:value-type="float" office:value="15" calcext:value-type="float">
            <text:p>15</text:p>
          </table:table-cell>
          <table:table-cell table:style-name="ce26" table:formula="of:=ROUND(([.C228]-INDIRECT(&quot;Voltage Divisor.D&quot;&amp;([.D228]+ROW([$'Voltage Divisor'.$A$46])-1)))/INDIRECT(&quot;Voltage Divisor.C&quot;&amp;([.D228]+ROW([$'Voltage Divisor'.$A$46])-1));0)" office:value-type="float" office:value="151" calcext:value-type="float">
            <text:p>151</text:p>
          </table:table-cell>
          <table:table-cell table:style-name="ce27" table:formula="of:=DEC2HEX([.E228])" office:value-type="string" office:string-value="97" calcext:value-type="string">
            <text:p>0x97</text:p>
          </table:table-cell>
          <table:table-cell table:number-columns-repeated="1018"/>
        </table:table-row>
        <table:table-row table:style-name="ro3">
          <table:table-cell table:style-name="ce4" office:value-type="float" office:value="223" calcext:value-type="float">
            <text:p>223</text:p>
          </table:table-cell>
          <table:table-cell table:style-name="ce24" table:formula="of:=([.A229]+[.$E$1])*[.$B$2]/[.$B$1]" office:value-type="float" office:value="1.982421875" calcext:value-type="float">
            <text:p>1.982</text:p>
          </table:table-cell>
          <table:table-cell table:style-name="ce25" table:formula="of:=[$'Voltage Divisor'.$B$3]*[$'EE Data'.B229]/([$'Voltage Divisor'.$B$2]-[$'EE Data'.B229])" office:value-type="float" office:value="6569.57928802589" calcext:value-type="float">
            <text:p>6569.6</text:p>
          </table:table-cell>
          <table:table-cell table:formula="of:=MATCH([.C229];[$'Voltage Divisor'.$B$46:.$B$63];-1)" office:value-type="float" office:value="15" calcext:value-type="float">
            <text:p>15</text:p>
          </table:table-cell>
          <table:table-cell table:style-name="ce26" table:formula="of:=ROUND(([.C229]-INDIRECT(&quot;Voltage Divisor.D&quot;&amp;([.D229]+ROW([$'Voltage Divisor'.$A$46])-1)))/INDIRECT(&quot;Voltage Divisor.C&quot;&amp;([.D229]+ROW([$'Voltage Divisor'.$A$46])-1));0)" office:value-type="float" office:value="151" calcext:value-type="float">
            <text:p>151</text:p>
          </table:table-cell>
          <table:table-cell table:style-name="ce27" table:formula="of:=DEC2HEX([.E229])" office:value-type="string" office:string-value="97" calcext:value-type="string">
            <text:p>0x97</text:p>
          </table:table-cell>
          <table:table-cell table:number-columns-repeated="1018"/>
        </table:table-row>
        <table:table-row table:style-name="ro3">
          <table:table-cell table:style-name="ce4" office:value-type="float" office:value="224" calcext:value-type="float">
            <text:p>224</text:p>
          </table:table-cell>
          <table:table-cell table:style-name="ce24" table:formula="of:=([.A230]+[.$E$1])*[.$B$2]/[.$B$1]" office:value-type="float" office:value="1.9873046875" calcext:value-type="float">
            <text:p>1.987</text:p>
          </table:table-cell>
          <table:table-cell table:style-name="ce25" table:formula="of:=[$'Voltage Divisor'.$B$3]*[$'EE Data'.B230]/([$'Voltage Divisor'.$B$2]-[$'EE Data'.B230])" office:value-type="float" office:value="6596.43435980551" calcext:value-type="float">
            <text:p>6596.4</text:p>
          </table:table-cell>
          <table:table-cell table:formula="of:=MATCH([.C230];[$'Voltage Divisor'.$B$46:.$B$63];-1)" office:value-type="float" office:value="15" calcext:value-type="float">
            <text:p>15</text:p>
          </table:table-cell>
          <table:table-cell table:style-name="ce26" table:formula="of:=ROUND(([.C230]-INDIRECT(&quot;Voltage Divisor.D&quot;&amp;([.D230]+ROW([$'Voltage Divisor'.$A$46])-1)))/INDIRECT(&quot;Voltage Divisor.C&quot;&amp;([.D230]+ROW([$'Voltage Divisor'.$A$46])-1));0)" office:value-type="float" office:value="151" calcext:value-type="float">
            <text:p>151</text:p>
          </table:table-cell>
          <table:table-cell table:style-name="ce27" table:formula="of:=DEC2HEX([.E230])" office:value-type="string" office:string-value="97" calcext:value-type="string">
            <text:p>0x97</text:p>
          </table:table-cell>
          <table:table-cell table:number-columns-repeated="1018"/>
        </table:table-row>
        <table:table-row table:style-name="ro3">
          <table:table-cell table:style-name="ce4" office:value-type="float" office:value="225" calcext:value-type="float">
            <text:p>225</text:p>
          </table:table-cell>
          <table:table-cell table:style-name="ce24" table:formula="of:=([.A231]+[.$E$1])*[.$B$2]/[.$B$1]" office:value-type="float" office:value="1.9921875" calcext:value-type="float">
            <text:p>1.992</text:p>
          </table:table-cell>
          <table:table-cell table:style-name="ce25" table:formula="of:=[$'Voltage Divisor'.$B$3]*[$'EE Data'.B231]/([$'Voltage Divisor'.$B$2]-[$'EE Data'.B231])" office:value-type="float" office:value="6623.37662337662" calcext:value-type="float">
            <text:p>6623.4</text:p>
          </table:table-cell>
          <table:table-cell table:formula="of:=MATCH([.C231];[$'Voltage Divisor'.$B$46:.$B$63];-1)" office:value-type="float" office:value="15" calcext:value-type="float">
            <text:p>15</text:p>
          </table:table-cell>
          <table:table-cell table:style-name="ce26" table:formula="of:=ROUND(([.C231]-INDIRECT(&quot;Voltage Divisor.D&quot;&amp;([.D231]+ROW([$'Voltage Divisor'.$A$46])-1)))/INDIRECT(&quot;Voltage Divisor.C&quot;&amp;([.D231]+ROW([$'Voltage Divisor'.$A$46])-1));0)" office:value-type="float" office:value="151" calcext:value-type="float">
            <text:p>151</text:p>
          </table:table-cell>
          <table:table-cell table:style-name="ce27" table:formula="of:=DEC2HEX([.E231])" office:value-type="string" office:string-value="97" calcext:value-type="string">
            <text:p>0x97</text:p>
          </table:table-cell>
          <table:table-cell table:number-columns-repeated="1018"/>
        </table:table-row>
        <table:table-row table:style-name="ro3">
          <table:table-cell table:style-name="ce4" office:value-type="float" office:value="226" calcext:value-type="float">
            <text:p>226</text:p>
          </table:table-cell>
          <table:table-cell table:style-name="ce24" table:formula="of:=([.A232]+[.$E$1])*[.$B$2]/[.$B$1]" office:value-type="float" office:value="1.9970703125" calcext:value-type="float">
            <text:p>1.997</text:p>
          </table:table-cell>
          <table:table-cell table:style-name="ce25" table:formula="of:=[$'Voltage Divisor'.$B$3]*[$'EE Data'.B232]/([$'Voltage Divisor'.$B$2]-[$'EE Data'.B232])" office:value-type="float" office:value="6650.40650406504" calcext:value-type="float">
            <text:p>6650.4</text:p>
          </table:table-cell>
          <table:table-cell table:formula="of:=MATCH([.C232];[$'Voltage Divisor'.$B$46:.$B$63];-1)" office:value-type="float" office:value="15" calcext:value-type="float">
            <text:p>15</text:p>
          </table:table-cell>
          <table:table-cell table:style-name="ce26" table:formula="of:=ROUND(([.C232]-INDIRECT(&quot;Voltage Divisor.D&quot;&amp;([.D232]+ROW([$'Voltage Divisor'.$A$46])-1)))/INDIRECT(&quot;Voltage Divisor.C&quot;&amp;([.D232]+ROW([$'Voltage Divisor'.$A$46])-1));0)" office:value-type="float" office:value="151" calcext:value-type="float">
            <text:p>151</text:p>
          </table:table-cell>
          <table:table-cell table:style-name="ce27" table:formula="of:=DEC2HEX([.E232])" office:value-type="string" office:string-value="97" calcext:value-type="string">
            <text:p>0x97</text:p>
          </table:table-cell>
          <table:table-cell table:number-columns-repeated="1018"/>
        </table:table-row>
        <table:table-row table:style-name="ro3">
          <table:table-cell table:style-name="ce4" office:value-type="float" office:value="227" calcext:value-type="float">
            <text:p>227</text:p>
          </table:table-cell>
          <table:table-cell table:style-name="ce24" table:formula="of:=([.A233]+[.$E$1])*[.$B$2]/[.$B$1]" office:value-type="float" office:value="2.001953125" calcext:value-type="float">
            <text:p>2.002</text:p>
          </table:table-cell>
          <table:table-cell table:style-name="ce25" table:formula="of:=[$'Voltage Divisor'.$B$3]*[$'EE Data'.B233]/([$'Voltage Divisor'.$B$2]-[$'EE Data'.B233])" office:value-type="float" office:value="6677.52442996743" calcext:value-type="float">
            <text:p>6677.5</text:p>
          </table:table-cell>
          <table:table-cell table:formula="of:=MATCH([.C233];[$'Voltage Divisor'.$B$46:.$B$63];-1)" office:value-type="float" office:value="15" calcext:value-type="float">
            <text:p>15</text:p>
          </table:table-cell>
          <table:table-cell table:style-name="ce26" table:formula="of:=ROUND(([.C233]-INDIRECT(&quot;Voltage Divisor.D&quot;&amp;([.D233]+ROW([$'Voltage Divisor'.$A$46])-1)))/INDIRECT(&quot;Voltage Divisor.C&quot;&amp;([.D233]+ROW([$'Voltage Divisor'.$A$46])-1));0)" office:value-type="float" office:value="150" calcext:value-type="float">
            <text:p>150</text:p>
          </table:table-cell>
          <table:table-cell table:style-name="ce27" table:formula="of:=DEC2HEX([.E233])" office:value-type="string" office:string-value="96" calcext:value-type="string">
            <text:p>0x96</text:p>
          </table:table-cell>
          <table:table-cell table:number-columns-repeated="1018"/>
        </table:table-row>
        <table:table-row table:style-name="ro3">
          <table:table-cell table:style-name="ce4" office:value-type="float" office:value="228" calcext:value-type="float">
            <text:p>228</text:p>
          </table:table-cell>
          <table:table-cell table:style-name="ce24" table:formula="of:=([.A234]+[.$E$1])*[.$B$2]/[.$B$1]" office:value-type="float" office:value="2.0068359375" calcext:value-type="float">
            <text:p>2.007</text:p>
          </table:table-cell>
          <table:table-cell table:style-name="ce25" table:formula="of:=[$'Voltage Divisor'.$B$3]*[$'EE Data'.B234]/([$'Voltage Divisor'.$B$2]-[$'EE Data'.B234])" office:value-type="float" office:value="6704.7308319739" calcext:value-type="float">
            <text:p>6704.7</text:p>
          </table:table-cell>
          <table:table-cell table:formula="of:=MATCH([.C234];[$'Voltage Divisor'.$B$46:.$B$63];-1)" office:value-type="float" office:value="15" calcext:value-type="float">
            <text:p>15</text:p>
          </table:table-cell>
          <table:table-cell table:style-name="ce26" table:formula="of:=ROUND(([.C234]-INDIRECT(&quot;Voltage Divisor.D&quot;&amp;([.D234]+ROW([$'Voltage Divisor'.$A$46])-1)))/INDIRECT(&quot;Voltage Divisor.C&quot;&amp;([.D234]+ROW([$'Voltage Divisor'.$A$46])-1));0)" office:value-type="float" office:value="150" calcext:value-type="float">
            <text:p>150</text:p>
          </table:table-cell>
          <table:table-cell table:style-name="ce27" table:formula="of:=DEC2HEX([.E234])" office:value-type="string" office:string-value="96" calcext:value-type="string">
            <text:p>0x96</text:p>
          </table:table-cell>
          <table:table-cell table:number-columns-repeated="1018"/>
        </table:table-row>
        <table:table-row table:style-name="ro3">
          <table:table-cell table:style-name="ce4" office:value-type="float" office:value="229" calcext:value-type="float">
            <text:p>229</text:p>
          </table:table-cell>
          <table:table-cell table:style-name="ce24" table:formula="of:=([.A235]+[.$E$1])*[.$B$2]/[.$B$1]" office:value-type="float" office:value="2.01171875" calcext:value-type="float">
            <text:p>2.012</text:p>
          </table:table-cell>
          <table:table-cell table:style-name="ce25" table:formula="of:=[$'Voltage Divisor'.$B$3]*[$'EE Data'.B235]/([$'Voltage Divisor'.$B$2]-[$'EE Data'.B235])" office:value-type="float" office:value="6732.02614379085" calcext:value-type="float">
            <text:p>6732.0</text:p>
          </table:table-cell>
          <table:table-cell table:formula="of:=MATCH([.C235];[$'Voltage Divisor'.$B$46:.$B$63];-1)" office:value-type="float" office:value="15" calcext:value-type="float">
            <text:p>15</text:p>
          </table:table-cell>
          <table:table-cell table:style-name="ce26" table:formula="of:=ROUND(([.C235]-INDIRECT(&quot;Voltage Divisor.D&quot;&amp;([.D235]+ROW([$'Voltage Divisor'.$A$46])-1)))/INDIRECT(&quot;Voltage Divisor.C&quot;&amp;([.D235]+ROW([$'Voltage Divisor'.$A$46])-1));0)" office:value-type="float" office:value="150" calcext:value-type="float">
            <text:p>150</text:p>
          </table:table-cell>
          <table:table-cell table:style-name="ce27" table:formula="of:=DEC2HEX([.E235])" office:value-type="string" office:string-value="96" calcext:value-type="string">
            <text:p>0x96</text:p>
          </table:table-cell>
          <table:table-cell table:number-columns-repeated="1018"/>
        </table:table-row>
        <table:table-row table:style-name="ro3">
          <table:table-cell table:style-name="ce4" office:value-type="float" office:value="230" calcext:value-type="float">
            <text:p>230</text:p>
          </table:table-cell>
          <table:table-cell table:style-name="ce24" table:formula="of:=([.A236]+[.$E$1])*[.$B$2]/[.$B$1]" office:value-type="float" office:value="2.0166015625" calcext:value-type="float">
            <text:p>2.017</text:p>
          </table:table-cell>
          <table:table-cell table:style-name="ce25" table:formula="of:=[$'Voltage Divisor'.$B$3]*[$'EE Data'.B236]/([$'Voltage Divisor'.$B$2]-[$'EE Data'.B236])" office:value-type="float" office:value="6759.41080196399" calcext:value-type="float">
            <text:p>6759.4</text:p>
          </table:table-cell>
          <table:table-cell table:formula="of:=MATCH([.C236];[$'Voltage Divisor'.$B$46:.$B$63];-1)" office:value-type="float" office:value="15" calcext:value-type="float">
            <text:p>15</text:p>
          </table:table-cell>
          <table:table-cell table:style-name="ce26" table:formula="of:=ROUND(([.C236]-INDIRECT(&quot;Voltage Divisor.D&quot;&amp;([.D236]+ROW([$'Voltage Divisor'.$A$46])-1)))/INDIRECT(&quot;Voltage Divisor.C&quot;&amp;([.D236]+ROW([$'Voltage Divisor'.$A$46])-1));0)" office:value-type="float" office:value="150" calcext:value-type="float">
            <text:p>150</text:p>
          </table:table-cell>
          <table:table-cell table:style-name="ce27" table:formula="of:=DEC2HEX([.E236])" office:value-type="string" office:string-value="96" calcext:value-type="string">
            <text:p>0x96</text:p>
          </table:table-cell>
          <table:table-cell table:number-columns-repeated="1018"/>
        </table:table-row>
        <table:table-row table:style-name="ro3">
          <table:table-cell table:style-name="ce4" office:value-type="float" office:value="231" calcext:value-type="float">
            <text:p>231</text:p>
          </table:table-cell>
          <table:table-cell table:style-name="ce24" table:formula="of:=([.A237]+[.$E$1])*[.$B$2]/[.$B$1]" office:value-type="float" office:value="2.021484375" calcext:value-type="float">
            <text:p>2.021</text:p>
          </table:table-cell>
          <table:table-cell table:style-name="ce25" table:formula="of:=[$'Voltage Divisor'.$B$3]*[$'EE Data'.B237]/([$'Voltage Divisor'.$B$2]-[$'EE Data'.B237])" office:value-type="float" office:value="6786.88524590164" calcext:value-type="float">
            <text:p>6786.9</text:p>
          </table:table-cell>
          <table:table-cell table:formula="of:=MATCH([.C237];[$'Voltage Divisor'.$B$46:.$B$63];-1)" office:value-type="float" office:value="14" calcext:value-type="float">
            <text:p>14</text:p>
          </table:table-cell>
          <table:table-cell table:style-name="ce26" table:formula="of:=ROUND(([.C237]-INDIRECT(&quot;Voltage Divisor.D&quot;&amp;([.D237]+ROW([$'Voltage Divisor'.$A$46])-1)))/INDIRECT(&quot;Voltage Divisor.C&quot;&amp;([.D237]+ROW([$'Voltage Divisor'.$A$46])-1));0)" office:value-type="float" office:value="147" calcext:value-type="float">
            <text:p>147</text:p>
          </table:table-cell>
          <table:table-cell table:style-name="ce27" table:formula="of:=DEC2HEX([.E237])" office:value-type="string" office:string-value="93" calcext:value-type="string">
            <text:p>0x93</text:p>
          </table:table-cell>
          <table:table-cell table:number-columns-repeated="1018"/>
        </table:table-row>
        <table:table-row table:style-name="ro3">
          <table:table-cell table:style-name="ce4" office:value-type="float" office:value="232" calcext:value-type="float">
            <text:p>232</text:p>
          </table:table-cell>
          <table:table-cell table:style-name="ce24" table:formula="of:=([.A238]+[.$E$1])*[.$B$2]/[.$B$1]" office:value-type="float" office:value="2.0263671875" calcext:value-type="float">
            <text:p>2.026</text:p>
          </table:table-cell>
          <table:table-cell table:style-name="ce25" table:formula="of:=[$'Voltage Divisor'.$B$3]*[$'EE Data'.B238]/([$'Voltage Divisor'.$B$2]-[$'EE Data'.B238])" office:value-type="float" office:value="6814.44991789819" calcext:value-type="float">
            <text:p>6814.4</text:p>
          </table:table-cell>
          <table:table-cell table:formula="of:=MATCH([.C238];[$'Voltage Divisor'.$B$46:.$B$63];-1)" office:value-type="float" office:value="14" calcext:value-type="float">
            <text:p>14</text:p>
          </table:table-cell>
          <table:table-cell table:style-name="ce26" table:formula="of:=ROUND(([.C238]-INDIRECT(&quot;Voltage Divisor.D&quot;&amp;([.D238]+ROW([$'Voltage Divisor'.$A$46])-1)))/INDIRECT(&quot;Voltage Divisor.C&quot;&amp;([.D238]+ROW([$'Voltage Divisor'.$A$46])-1));0)" office:value-type="float" office:value="147" calcext:value-type="float">
            <text:p>147</text:p>
          </table:table-cell>
          <table:table-cell table:style-name="ce27" table:formula="of:=DEC2HEX([.E238])" office:value-type="string" office:string-value="93" calcext:value-type="string">
            <text:p>0x93</text:p>
          </table:table-cell>
          <table:table-cell table:number-columns-repeated="1018"/>
        </table:table-row>
        <table:table-row table:style-name="ro3">
          <table:table-cell table:style-name="ce4" office:value-type="float" office:value="233" calcext:value-type="float">
            <text:p>233</text:p>
          </table:table-cell>
          <table:table-cell table:style-name="ce24" table:formula="of:=([.A239]+[.$E$1])*[.$B$2]/[.$B$1]" office:value-type="float" office:value="2.03125" calcext:value-type="float">
            <text:p>2.031</text:p>
          </table:table-cell>
          <table:table-cell table:style-name="ce25" table:formula="of:=[$'Voltage Divisor'.$B$3]*[$'EE Data'.B239]/([$'Voltage Divisor'.$B$2]-[$'EE Data'.B239])" office:value-type="float" office:value="6842.1052631579" calcext:value-type="float">
            <text:p>6842.1</text:p>
          </table:table-cell>
          <table:table-cell table:formula="of:=MATCH([.C239];[$'Voltage Divisor'.$B$46:.$B$63];-1)" office:value-type="float" office:value="14" calcext:value-type="float">
            <text:p>14</text:p>
          </table:table-cell>
          <table:table-cell table:style-name="ce26" table:formula="of:=ROUND(([.C239]-INDIRECT(&quot;Voltage Divisor.D&quot;&amp;([.D239]+ROW([$'Voltage Divisor'.$A$46])-1)))/INDIRECT(&quot;Voltage Divisor.C&quot;&amp;([.D239]+ROW([$'Voltage Divisor'.$A$46])-1));0)" office:value-type="float" office:value="147" calcext:value-type="float">
            <text:p>147</text:p>
          </table:table-cell>
          <table:table-cell table:style-name="ce27" table:formula="of:=DEC2HEX([.E239])" office:value-type="string" office:string-value="93" calcext:value-type="string">
            <text:p>0x93</text:p>
          </table:table-cell>
          <table:table-cell table:number-columns-repeated="1018"/>
        </table:table-row>
        <table:table-row table:style-name="ro3">
          <table:table-cell table:style-name="ce4" office:value-type="float" office:value="234" calcext:value-type="float">
            <text:p>234</text:p>
          </table:table-cell>
          <table:table-cell table:style-name="ce24" table:formula="of:=([.A240]+[.$E$1])*[.$B$2]/[.$B$1]" office:value-type="float" office:value="2.0361328125" calcext:value-type="float">
            <text:p>2.036</text:p>
          </table:table-cell>
          <table:table-cell table:style-name="ce25" table:formula="of:=[$'Voltage Divisor'.$B$3]*[$'EE Data'.B240]/([$'Voltage Divisor'.$B$2]-[$'EE Data'.B240])" office:value-type="float" office:value="6869.85172981878" calcext:value-type="float">
            <text:p>6869.9</text:p>
          </table:table-cell>
          <table:table-cell table:formula="of:=MATCH([.C240];[$'Voltage Divisor'.$B$46:.$B$63];-1)" office:value-type="float" office:value="14" calcext:value-type="float">
            <text:p>14</text:p>
          </table:table-cell>
          <table:table-cell table:style-name="ce26" table:formula="of:=ROUND(([.C240]-INDIRECT(&quot;Voltage Divisor.D&quot;&amp;([.D240]+ROW([$'Voltage Divisor'.$A$46])-1)))/INDIRECT(&quot;Voltage Divisor.C&quot;&amp;([.D240]+ROW([$'Voltage Divisor'.$A$46])-1));0)" office:value-type="float" office:value="147" calcext:value-type="float">
            <text:p>147</text:p>
          </table:table-cell>
          <table:table-cell table:style-name="ce27" table:formula="of:=DEC2HEX([.E240])" office:value-type="string" office:string-value="93" calcext:value-type="string">
            <text:p>0x93</text:p>
          </table:table-cell>
          <table:table-cell table:number-columns-repeated="1018"/>
        </table:table-row>
        <table:table-row table:style-name="ro3">
          <table:table-cell table:style-name="ce4" office:value-type="float" office:value="235" calcext:value-type="float">
            <text:p>235</text:p>
          </table:table-cell>
          <table:table-cell table:style-name="ce24" table:formula="of:=([.A241]+[.$E$1])*[.$B$2]/[.$B$1]" office:value-type="float" office:value="2.041015625" calcext:value-type="float">
            <text:p>2.041</text:p>
          </table:table-cell>
          <table:table-cell table:style-name="ce25" table:formula="of:=[$'Voltage Divisor'.$B$3]*[$'EE Data'.B241]/([$'Voltage Divisor'.$B$2]-[$'EE Data'.B241])" office:value-type="float" office:value="6897.6897689769" calcext:value-type="float">
            <text:p>6897.7</text:p>
          </table:table-cell>
          <table:table-cell table:formula="of:=MATCH([.C241];[$'Voltage Divisor'.$B$46:.$B$63];-1)" office:value-type="float" office:value="14" calcext:value-type="float">
            <text:p>14</text:p>
          </table:table-cell>
          <table:table-cell table:style-name="ce26" table:formula="of:=ROUND(([.C241]-INDIRECT(&quot;Voltage Divisor.D&quot;&amp;([.D241]+ROW([$'Voltage Divisor'.$A$46])-1)))/INDIRECT(&quot;Voltage Divisor.C&quot;&amp;([.D241]+ROW([$'Voltage Divisor'.$A$46])-1));0)" office:value-type="float" office:value="147" calcext:value-type="float">
            <text:p>147</text:p>
          </table:table-cell>
          <table:table-cell table:style-name="ce27" table:formula="of:=DEC2HEX([.E241])" office:value-type="string" office:string-value="93" calcext:value-type="string">
            <text:p>0x93</text:p>
          </table:table-cell>
          <table:table-cell table:number-columns-repeated="1018"/>
        </table:table-row>
        <table:table-row table:style-name="ro3">
          <table:table-cell table:style-name="ce4" office:value-type="float" office:value="236" calcext:value-type="float">
            <text:p>236</text:p>
          </table:table-cell>
          <table:table-cell table:style-name="ce24" table:formula="of:=([.A242]+[.$E$1])*[.$B$2]/[.$B$1]" office:value-type="float" office:value="2.0458984375" calcext:value-type="float">
            <text:p>2.046</text:p>
          </table:table-cell>
          <table:table-cell table:style-name="ce25" table:formula="of:=[$'Voltage Divisor'.$B$3]*[$'EE Data'.B242]/([$'Voltage Divisor'.$B$2]-[$'EE Data'.B242])" office:value-type="float" office:value="6925.61983471074" calcext:value-type="float">
            <text:p>6925.6</text:p>
          </table:table-cell>
          <table:table-cell table:formula="of:=MATCH([.C242];[$'Voltage Divisor'.$B$46:.$B$63];-1)" office:value-type="float" office:value="14" calcext:value-type="float">
            <text:p>14</text:p>
          </table:table-cell>
          <table:table-cell table:style-name="ce26" table:formula="of:=ROUND(([.C242]-INDIRECT(&quot;Voltage Divisor.D&quot;&amp;([.D242]+ROW([$'Voltage Divisor'.$A$46])-1)))/INDIRECT(&quot;Voltage Divisor.C&quot;&amp;([.D242]+ROW([$'Voltage Divisor'.$A$46])-1));0)" office:value-type="float" office:value="147" calcext:value-type="float">
            <text:p>147</text:p>
          </table:table-cell>
          <table:table-cell table:style-name="ce27" table:formula="of:=DEC2HEX([.E242])" office:value-type="string" office:string-value="93" calcext:value-type="string">
            <text:p>0x93</text:p>
          </table:table-cell>
          <table:table-cell table:number-columns-repeated="1018"/>
        </table:table-row>
        <table:table-row table:style-name="ro3">
          <table:table-cell table:style-name="ce4" office:value-type="float" office:value="237" calcext:value-type="float">
            <text:p>237</text:p>
          </table:table-cell>
          <table:table-cell table:style-name="ce24" table:formula="of:=([.A243]+[.$E$1])*[.$B$2]/[.$B$1]" office:value-type="float" office:value="2.05078125" calcext:value-type="float">
            <text:p>2.051</text:p>
          </table:table-cell>
          <table:table-cell table:style-name="ce25" table:formula="of:=[$'Voltage Divisor'.$B$3]*[$'EE Data'.B243]/([$'Voltage Divisor'.$B$2]-[$'EE Data'.B243])" office:value-type="float" office:value="6953.64238410596" calcext:value-type="float">
            <text:p>6953.6</text:p>
          </table:table-cell>
          <table:table-cell table:formula="of:=MATCH([.C243];[$'Voltage Divisor'.$B$46:.$B$63];-1)" office:value-type="float" office:value="14" calcext:value-type="float">
            <text:p>14</text:p>
          </table:table-cell>
          <table:table-cell table:style-name="ce26" table:formula="of:=ROUND(([.C243]-INDIRECT(&quot;Voltage Divisor.D&quot;&amp;([.D243]+ROW([$'Voltage Divisor'.$A$46])-1)))/INDIRECT(&quot;Voltage Divisor.C&quot;&amp;([.D243]+ROW([$'Voltage Divisor'.$A$46])-1));0)" office:value-type="float" office:value="147" calcext:value-type="float">
            <text:p>147</text:p>
          </table:table-cell>
          <table:table-cell table:style-name="ce27" table:formula="of:=DEC2HEX([.E243])" office:value-type="string" office:string-value="93" calcext:value-type="string">
            <text:p>0x93</text:p>
          </table:table-cell>
          <table:table-cell table:number-columns-repeated="1018"/>
        </table:table-row>
        <table:table-row table:style-name="ro3">
          <table:table-cell table:style-name="ce4" office:value-type="float" office:value="238" calcext:value-type="float">
            <text:p>238</text:p>
          </table:table-cell>
          <table:table-cell table:style-name="ce24" table:formula="of:=([.A244]+[.$E$1])*[.$B$2]/[.$B$1]" office:value-type="float" office:value="2.0556640625" calcext:value-type="float">
            <text:p>2.056</text:p>
          </table:table-cell>
          <table:table-cell table:style-name="ce25" table:formula="of:=[$'Voltage Divisor'.$B$3]*[$'EE Data'.B244]/([$'Voltage Divisor'.$B$2]-[$'EE Data'.B244])" office:value-type="float" office:value="6981.75787728027" calcext:value-type="float">
            <text:p>6981.8</text:p>
          </table:table-cell>
          <table:table-cell table:formula="of:=MATCH([.C244];[$'Voltage Divisor'.$B$46:.$B$63];-1)" office:value-type="float" office:value="14" calcext:value-type="float">
            <text:p>14</text:p>
          </table:table-cell>
          <table:table-cell table:style-name="ce26" table:formula="of:=ROUND(([.C244]-INDIRECT(&quot;Voltage Divisor.D&quot;&amp;([.D244]+ROW([$'Voltage Divisor'.$A$46])-1)))/INDIRECT(&quot;Voltage Divisor.C&quot;&amp;([.D244]+ROW([$'Voltage Divisor'.$A$46])-1));0)" office:value-type="float" office:value="147" calcext:value-type="float">
            <text:p>147</text:p>
          </table:table-cell>
          <table:table-cell table:style-name="ce27" table:formula="of:=DEC2HEX([.E244])" office:value-type="string" office:string-value="93" calcext:value-type="string">
            <text:p>0x93</text:p>
          </table:table-cell>
          <table:table-cell table:number-columns-repeated="1018"/>
        </table:table-row>
        <table:table-row table:style-name="ro3">
          <table:table-cell table:style-name="ce4" office:value-type="float" office:value="239" calcext:value-type="float">
            <text:p>239</text:p>
          </table:table-cell>
          <table:table-cell table:style-name="ce24" table:formula="of:=([.A245]+[.$E$1])*[.$B$2]/[.$B$1]" office:value-type="float" office:value="2.060546875" calcext:value-type="float">
            <text:p>2.061</text:p>
          </table:table-cell>
          <table:table-cell table:style-name="ce25" table:formula="of:=[$'Voltage Divisor'.$B$3]*[$'EE Data'.B245]/([$'Voltage Divisor'.$B$2]-[$'EE Data'.B245])" office:value-type="float" office:value="7009.96677740864" calcext:value-type="float">
            <text:p>7010.0</text:p>
          </table:table-cell>
          <table:table-cell table:formula="of:=MATCH([.C245];[$'Voltage Divisor'.$B$46:.$B$63];-1)" office:value-type="float" office:value="14" calcext:value-type="float">
            <text:p>14</text:p>
          </table:table-cell>
          <table:table-cell table:style-name="ce26" table:formula="of:=ROUND(([.C245]-INDIRECT(&quot;Voltage Divisor.D&quot;&amp;([.D245]+ROW([$'Voltage Divisor'.$A$46])-1)))/INDIRECT(&quot;Voltage Divisor.C&quot;&amp;([.D245]+ROW([$'Voltage Divisor'.$A$46])-1));0)" office:value-type="float" office:value="146" calcext:value-type="float">
            <text:p>146</text:p>
          </table:table-cell>
          <table:table-cell table:style-name="ce27" table:formula="of:=DEC2HEX([.E245])" office:value-type="string" office:string-value="92" calcext:value-type="string">
            <text:p>0x92</text:p>
          </table:table-cell>
          <table:table-cell table:number-columns-repeated="1018"/>
        </table:table-row>
        <table:table-row table:style-name="ro3">
          <table:table-cell table:style-name="ce4" office:value-type="float" office:value="240" calcext:value-type="float">
            <text:p>240</text:p>
          </table:table-cell>
          <table:table-cell table:style-name="ce24" table:formula="of:=([.A246]+[.$E$1])*[.$B$2]/[.$B$1]" office:value-type="float" office:value="2.0654296875" calcext:value-type="float">
            <text:p>2.065</text:p>
          </table:table-cell>
          <table:table-cell table:style-name="ce25" table:formula="of:=[$'Voltage Divisor'.$B$3]*[$'EE Data'.B246]/([$'Voltage Divisor'.$B$2]-[$'EE Data'.B246])" office:value-type="float" office:value="7038.26955074875" calcext:value-type="float">
            <text:p>7038.3</text:p>
          </table:table-cell>
          <table:table-cell table:formula="of:=MATCH([.C246];[$'Voltage Divisor'.$B$46:.$B$63];-1)" office:value-type="float" office:value="14" calcext:value-type="float">
            <text:p>14</text:p>
          </table:table-cell>
          <table:table-cell table:style-name="ce26" table:formula="of:=ROUND(([.C246]-INDIRECT(&quot;Voltage Divisor.D&quot;&amp;([.D246]+ROW([$'Voltage Divisor'.$A$46])-1)))/INDIRECT(&quot;Voltage Divisor.C&quot;&amp;([.D246]+ROW([$'Voltage Divisor'.$A$46])-1));0)" office:value-type="float" office:value="146" calcext:value-type="float">
            <text:p>146</text:p>
          </table:table-cell>
          <table:table-cell table:style-name="ce27" table:formula="of:=DEC2HEX([.E246])" office:value-type="string" office:string-value="92" calcext:value-type="string">
            <text:p>0x92</text:p>
          </table:table-cell>
          <table:table-cell table:number-columns-repeated="1018"/>
        </table:table-row>
        <table:table-row table:style-name="ro3">
          <table:table-cell table:style-name="ce4" office:value-type="float" office:value="241" calcext:value-type="float">
            <text:p>241</text:p>
          </table:table-cell>
          <table:table-cell table:style-name="ce24" table:formula="of:=([.A247]+[.$E$1])*[.$B$2]/[.$B$1]" office:value-type="float" office:value="2.0703125" calcext:value-type="float">
            <text:p>2.070</text:p>
          </table:table-cell>
          <table:table-cell table:style-name="ce25" table:formula="of:=[$'Voltage Divisor'.$B$3]*[$'EE Data'.B247]/([$'Voltage Divisor'.$B$2]-[$'EE Data'.B247])" office:value-type="float" office:value="7066.66666666667" calcext:value-type="float">
            <text:p>7066.7</text:p>
          </table:table-cell>
          <table:table-cell table:formula="of:=MATCH([.C247];[$'Voltage Divisor'.$B$46:.$B$63];-1)" office:value-type="float" office:value="14" calcext:value-type="float">
            <text:p>14</text:p>
          </table:table-cell>
          <table:table-cell table:style-name="ce26" table:formula="of:=ROUND(([.C247]-INDIRECT(&quot;Voltage Divisor.D&quot;&amp;([.D247]+ROW([$'Voltage Divisor'.$A$46])-1)))/INDIRECT(&quot;Voltage Divisor.C&quot;&amp;([.D247]+ROW([$'Voltage Divisor'.$A$46])-1));0)" office:value-type="float" office:value="146" calcext:value-type="float">
            <text:p>146</text:p>
          </table:table-cell>
          <table:table-cell table:style-name="ce27" table:formula="of:=DEC2HEX([.E247])" office:value-type="string" office:string-value="92" calcext:value-type="string">
            <text:p>0x92</text:p>
          </table:table-cell>
          <table:table-cell table:number-columns-repeated="1018"/>
        </table:table-row>
        <table:table-row table:style-name="ro3">
          <table:table-cell table:style-name="ce4" office:value-type="float" office:value="242" calcext:value-type="float">
            <text:p>242</text:p>
          </table:table-cell>
          <table:table-cell table:style-name="ce24" table:formula="of:=([.A248]+[.$E$1])*[.$B$2]/[.$B$1]" office:value-type="float" office:value="2.0751953125" calcext:value-type="float">
            <text:p>2.075</text:p>
          </table:table-cell>
          <table:table-cell table:style-name="ce25" table:formula="of:=[$'Voltage Divisor'.$B$3]*[$'EE Data'.B248]/([$'Voltage Divisor'.$B$2]-[$'EE Data'.B248])" office:value-type="float" office:value="7095.15859766277" calcext:value-type="float">
            <text:p>7095.2</text:p>
          </table:table-cell>
          <table:table-cell table:formula="of:=MATCH([.C248];[$'Voltage Divisor'.$B$46:.$B$63];-1)" office:value-type="float" office:value="14" calcext:value-type="float">
            <text:p>14</text:p>
          </table:table-cell>
          <table:table-cell table:style-name="ce26" table:formula="of:=ROUND(([.C248]-INDIRECT(&quot;Voltage Divisor.D&quot;&amp;([.D248]+ROW([$'Voltage Divisor'.$A$46])-1)))/INDIRECT(&quot;Voltage Divisor.C&quot;&amp;([.D248]+ROW([$'Voltage Divisor'.$A$46])-1));0)" office:value-type="float" office:value="146" calcext:value-type="float">
            <text:p>146</text:p>
          </table:table-cell>
          <table:table-cell table:style-name="ce27" table:formula="of:=DEC2HEX([.E248])" office:value-type="string" office:string-value="92" calcext:value-type="string">
            <text:p>0x92</text:p>
          </table:table-cell>
          <table:table-cell table:number-columns-repeated="1018"/>
        </table:table-row>
        <table:table-row table:style-name="ro3">
          <table:table-cell table:style-name="ce4" office:value-type="float" office:value="243" calcext:value-type="float">
            <text:p>243</text:p>
          </table:table-cell>
          <table:table-cell table:style-name="ce24" table:formula="of:=([.A249]+[.$E$1])*[.$B$2]/[.$B$1]" office:value-type="float" office:value="2.080078125" calcext:value-type="float">
            <text:p>2.080</text:p>
          </table:table-cell>
          <table:table-cell table:style-name="ce25" table:formula="of:=[$'Voltage Divisor'.$B$3]*[$'EE Data'.B249]/([$'Voltage Divisor'.$B$2]-[$'EE Data'.B249])" office:value-type="float" office:value="7123.74581939799" calcext:value-type="float">
            <text:p>7123.7</text:p>
          </table:table-cell>
          <table:table-cell table:formula="of:=MATCH([.C249];[$'Voltage Divisor'.$B$46:.$B$63];-1)" office:value-type="float" office:value="14" calcext:value-type="float">
            <text:p>14</text:p>
          </table:table-cell>
          <table:table-cell table:style-name="ce26" table:formula="of:=ROUND(([.C249]-INDIRECT(&quot;Voltage Divisor.D&quot;&amp;([.D249]+ROW([$'Voltage Divisor'.$A$46])-1)))/INDIRECT(&quot;Voltage Divisor.C&quot;&amp;([.D249]+ROW([$'Voltage Divisor'.$A$46])-1));0)" office:value-type="float" office:value="146" calcext:value-type="float">
            <text:p>146</text:p>
          </table:table-cell>
          <table:table-cell table:style-name="ce27" table:formula="of:=DEC2HEX([.E249])" office:value-type="string" office:string-value="92" calcext:value-type="string">
            <text:p>0x92</text:p>
          </table:table-cell>
          <table:table-cell table:number-columns-repeated="1018"/>
        </table:table-row>
        <table:table-row table:style-name="ro3">
          <table:table-cell table:style-name="ce4" office:value-type="float" office:value="244" calcext:value-type="float">
            <text:p>244</text:p>
          </table:table-cell>
          <table:table-cell table:style-name="ce24" table:formula="of:=([.A250]+[.$E$1])*[.$B$2]/[.$B$1]" office:value-type="float" office:value="2.0849609375" calcext:value-type="float">
            <text:p>2.085</text:p>
          </table:table-cell>
          <table:table-cell table:style-name="ce25" table:formula="of:=[$'Voltage Divisor'.$B$3]*[$'EE Data'.B250]/([$'Voltage Divisor'.$B$2]-[$'EE Data'.B250])" office:value-type="float" office:value="7152.42881072027" calcext:value-type="float">
            <text:p>7152.4</text:p>
          </table:table-cell>
          <table:table-cell table:formula="of:=MATCH([.C250];[$'Voltage Divisor'.$B$46:.$B$63];-1)" office:value-type="float" office:value="14" calcext:value-type="float">
            <text:p>14</text:p>
          </table:table-cell>
          <table:table-cell table:style-name="ce26" table:formula="of:=ROUND(([.C250]-INDIRECT(&quot;Voltage Divisor.D&quot;&amp;([.D250]+ROW([$'Voltage Divisor'.$A$46])-1)))/INDIRECT(&quot;Voltage Divisor.C&quot;&amp;([.D250]+ROW([$'Voltage Divisor'.$A$46])-1));0)" office:value-type="float" office:value="146" calcext:value-type="float">
            <text:p>146</text:p>
          </table:table-cell>
          <table:table-cell table:style-name="ce27" table:formula="of:=DEC2HEX([.E250])" office:value-type="string" office:string-value="92" calcext:value-type="string">
            <text:p>0x92</text:p>
          </table:table-cell>
          <table:table-cell table:number-columns-repeated="1018"/>
        </table:table-row>
        <table:table-row table:style-name="ro3">
          <table:table-cell table:style-name="ce4" office:value-type="float" office:value="245" calcext:value-type="float">
            <text:p>245</text:p>
          </table:table-cell>
          <table:table-cell table:style-name="ce24" table:formula="of:=([.A251]+[.$E$1])*[.$B$2]/[.$B$1]" office:value-type="float" office:value="2.08984375" calcext:value-type="float">
            <text:p>2.090</text:p>
          </table:table-cell>
          <table:table-cell table:style-name="ce25" table:formula="of:=[$'Voltage Divisor'.$B$3]*[$'EE Data'.B251]/([$'Voltage Divisor'.$B$2]-[$'EE Data'.B251])" office:value-type="float" office:value="7181.20805369128" calcext:value-type="float">
            <text:p>7181.2</text:p>
          </table:table-cell>
          <table:table-cell table:formula="of:=MATCH([.C251];[$'Voltage Divisor'.$B$46:.$B$63];-1)" office:value-type="float" office:value="14" calcext:value-type="float">
            <text:p>14</text:p>
          </table:table-cell>
          <table:table-cell table:style-name="ce26" table:formula="of:=ROUND(([.C251]-INDIRECT(&quot;Voltage Divisor.D&quot;&amp;([.D251]+ROW([$'Voltage Divisor'.$A$46])-1)))/INDIRECT(&quot;Voltage Divisor.C&quot;&amp;([.D251]+ROW([$'Voltage Divisor'.$A$46])-1));0)" office:value-type="float" office:value="146" calcext:value-type="float">
            <text:p>146</text:p>
          </table:table-cell>
          <table:table-cell table:style-name="ce27" table:formula="of:=DEC2HEX([.E251])" office:value-type="string" office:string-value="92" calcext:value-type="string">
            <text:p>0x92</text:p>
          </table:table-cell>
          <table:table-cell table:number-columns-repeated="1018"/>
        </table:table-row>
        <table:table-row table:style-name="ro3">
          <table:table-cell table:style-name="ce4" office:value-type="float" office:value="246" calcext:value-type="float">
            <text:p>246</text:p>
          </table:table-cell>
          <table:table-cell table:style-name="ce24" table:formula="of:=([.A252]+[.$E$1])*[.$B$2]/[.$B$1]" office:value-type="float" office:value="2.0947265625" calcext:value-type="float">
            <text:p>2.095</text:p>
          </table:table-cell>
          <table:table-cell table:style-name="ce25" table:formula="of:=[$'Voltage Divisor'.$B$3]*[$'EE Data'.B252]/([$'Voltage Divisor'.$B$2]-[$'EE Data'.B252])" office:value-type="float" office:value="7210.08403361345" calcext:value-type="float">
            <text:p>7210.1</text:p>
          </table:table-cell>
          <table:table-cell table:formula="of:=MATCH([.C252];[$'Voltage Divisor'.$B$46:.$B$63];-1)" office:value-type="float" office:value="14" calcext:value-type="float">
            <text:p>14</text:p>
          </table:table-cell>
          <table:table-cell table:style-name="ce26" table:formula="of:=ROUND(([.C252]-INDIRECT(&quot;Voltage Divisor.D&quot;&amp;([.D252]+ROW([$'Voltage Divisor'.$A$46])-1)))/INDIRECT(&quot;Voltage Divisor.C&quot;&amp;([.D252]+ROW([$'Voltage Divisor'.$A$46])-1));0)" office:value-type="float" office:value="146" calcext:value-type="float">
            <text:p>146</text:p>
          </table:table-cell>
          <table:table-cell table:style-name="ce27" table:formula="of:=DEC2HEX([.E252])" office:value-type="string" office:string-value="92" calcext:value-type="string">
            <text:p>0x92</text:p>
          </table:table-cell>
          <table:table-cell table:number-columns-repeated="1018"/>
        </table:table-row>
        <table:table-row table:style-name="ro3">
          <table:table-cell table:style-name="ce4" office:value-type="float" office:value="247" calcext:value-type="float">
            <text:p>247</text:p>
          </table:table-cell>
          <table:table-cell table:style-name="ce24" table:formula="of:=([.A253]+[.$E$1])*[.$B$2]/[.$B$1]" office:value-type="float" office:value="2.099609375" calcext:value-type="float">
            <text:p>2.100</text:p>
          </table:table-cell>
          <table:table-cell table:style-name="ce25" table:formula="of:=[$'Voltage Divisor'.$B$3]*[$'EE Data'.B253]/([$'Voltage Divisor'.$B$2]-[$'EE Data'.B253])" office:value-type="float" office:value="7239.05723905724" calcext:value-type="float">
            <text:p>7239.1</text:p>
          </table:table-cell>
          <table:table-cell table:formula="of:=MATCH([.C253];[$'Voltage Divisor'.$B$46:.$B$63];-1)" office:value-type="float" office:value="14" calcext:value-type="float">
            <text:p>14</text:p>
          </table:table-cell>
          <table:table-cell table:style-name="ce26" table:formula="of:=ROUND(([.C253]-INDIRECT(&quot;Voltage Divisor.D&quot;&amp;([.D253]+ROW([$'Voltage Divisor'.$A$46])-1)))/INDIRECT(&quot;Voltage Divisor.C&quot;&amp;([.D253]+ROW([$'Voltage Divisor'.$A$46])-1));0)" office:value-type="float" office:value="146" calcext:value-type="float">
            <text:p>146</text:p>
          </table:table-cell>
          <table:table-cell table:style-name="ce27" table:formula="of:=DEC2HEX([.E253])" office:value-type="string" office:string-value="92" calcext:value-type="string">
            <text:p>0x92</text:p>
          </table:table-cell>
          <table:table-cell table:number-columns-repeated="1018"/>
        </table:table-row>
        <table:table-row table:style-name="ro3">
          <table:table-cell table:style-name="ce4" office:value-type="float" office:value="248" calcext:value-type="float">
            <text:p>248</text:p>
          </table:table-cell>
          <table:table-cell table:style-name="ce24" table:formula="of:=([.A254]+[.$E$1])*[.$B$2]/[.$B$1]" office:value-type="float" office:value="2.1044921875" calcext:value-type="float">
            <text:p>2.104</text:p>
          </table:table-cell>
          <table:table-cell table:style-name="ce25" table:formula="of:=[$'Voltage Divisor'.$B$3]*[$'EE Data'.B254]/([$'Voltage Divisor'.$B$2]-[$'EE Data'.B254])" office:value-type="float" office:value="7268.1281618887" calcext:value-type="float">
            <text:p>7268.1</text:p>
          </table:table-cell>
          <table:table-cell table:formula="of:=MATCH([.C254];[$'Voltage Divisor'.$B$46:.$B$63];-1)" office:value-type="float" office:value="14" calcext:value-type="float">
            <text:p>14</text:p>
          </table:table-cell>
          <table:table-cell table:style-name="ce26" table:formula="of:=ROUND(([.C254]-INDIRECT(&quot;Voltage Divisor.D&quot;&amp;([.D254]+ROW([$'Voltage Divisor'.$A$46])-1)))/INDIRECT(&quot;Voltage Divisor.C&quot;&amp;([.D254]+ROW([$'Voltage Divisor'.$A$46])-1));0)" office:value-type="float" office:value="146" calcext:value-type="float">
            <text:p>146</text:p>
          </table:table-cell>
          <table:table-cell table:style-name="ce27" table:formula="of:=DEC2HEX([.E254])" office:value-type="string" office:string-value="92" calcext:value-type="string">
            <text:p>0x92</text:p>
          </table:table-cell>
          <table:table-cell table:number-columns-repeated="1018"/>
        </table:table-row>
        <table:table-row table:style-name="ro3">
          <table:table-cell table:style-name="ce4" office:value-type="float" office:value="249" calcext:value-type="float">
            <text:p>249</text:p>
          </table:table-cell>
          <table:table-cell table:style-name="ce24" table:formula="of:=([.A255]+[.$E$1])*[.$B$2]/[.$B$1]" office:value-type="float" office:value="2.109375" calcext:value-type="float">
            <text:p>2.109</text:p>
          </table:table-cell>
          <table:table-cell table:style-name="ce25" table:formula="of:=[$'Voltage Divisor'.$B$3]*[$'EE Data'.B255]/([$'Voltage Divisor'.$B$2]-[$'EE Data'.B255])" office:value-type="float" office:value="7297.2972972973" calcext:value-type="float">
            <text:p>7297.3</text:p>
          </table:table-cell>
          <table:table-cell table:formula="of:=MATCH([.C255];[$'Voltage Divisor'.$B$46:.$B$63];-1)" office:value-type="float" office:value="14" calcext:value-type="float">
            <text:p>14</text:p>
          </table:table-cell>
          <table:table-cell table:style-name="ce26" table:formula="of:=ROUND(([.C255]-INDIRECT(&quot;Voltage Divisor.D&quot;&amp;([.D255]+ROW([$'Voltage Divisor'.$A$46])-1)))/INDIRECT(&quot;Voltage Divisor.C&quot;&amp;([.D255]+ROW([$'Voltage Divisor'.$A$46])-1));0)" office:value-type="float" office:value="145" calcext:value-type="float">
            <text:p>145</text:p>
          </table:table-cell>
          <table:table-cell table:style-name="ce27" table:formula="of:=DEC2HEX([.E255])" office:value-type="string" office:string-value="91" calcext:value-type="string">
            <text:p>0x91</text:p>
          </table:table-cell>
          <table:table-cell table:number-columns-repeated="1018"/>
        </table:table-row>
        <table:table-row table:style-name="ro3">
          <table:table-cell table:style-name="ce4" office:value-type="float" office:value="250" calcext:value-type="float">
            <text:p>250</text:p>
          </table:table-cell>
          <table:table-cell table:style-name="ce24" table:formula="of:=([.A256]+[.$E$1])*[.$B$2]/[.$B$1]" office:value-type="float" office:value="2.1142578125" calcext:value-type="float">
            <text:p>2.114</text:p>
          </table:table-cell>
          <table:table-cell table:style-name="ce25" table:formula="of:=[$'Voltage Divisor'.$B$3]*[$'EE Data'.B256]/([$'Voltage Divisor'.$B$2]-[$'EE Data'.B256])" office:value-type="float" office:value="7326.56514382403" calcext:value-type="float">
            <text:p>7326.6</text:p>
          </table:table-cell>
          <table:table-cell table:formula="of:=MATCH([.C256];[$'Voltage Divisor'.$B$46:.$B$63];-1)" office:value-type="float" office:value="14" calcext:value-type="float">
            <text:p>14</text:p>
          </table:table-cell>
          <table:table-cell table:style-name="ce26" table:formula="of:=ROUND(([.C256]-INDIRECT(&quot;Voltage Divisor.D&quot;&amp;([.D256]+ROW([$'Voltage Divisor'.$A$46])-1)))/INDIRECT(&quot;Voltage Divisor.C&quot;&amp;([.D256]+ROW([$'Voltage Divisor'.$A$46])-1));0)" office:value-type="float" office:value="145" calcext:value-type="float">
            <text:p>145</text:p>
          </table:table-cell>
          <table:table-cell table:style-name="ce27" table:formula="of:=DEC2HEX([.E256])" office:value-type="string" office:string-value="91" calcext:value-type="string">
            <text:p>0x91</text:p>
          </table:table-cell>
          <table:table-cell table:number-columns-repeated="1018"/>
        </table:table-row>
        <table:table-row table:style-name="ro3">
          <table:table-cell table:style-name="ce4" office:value-type="float" office:value="251" calcext:value-type="float">
            <text:p>251</text:p>
          </table:table-cell>
          <table:table-cell table:style-name="ce24" table:formula="of:=([.A257]+[.$E$1])*[.$B$2]/[.$B$1]" office:value-type="float" office:value="2.119140625" calcext:value-type="float">
            <text:p>2.119</text:p>
          </table:table-cell>
          <table:table-cell table:style-name="ce25" table:formula="of:=[$'Voltage Divisor'.$B$3]*[$'EE Data'.B257]/([$'Voltage Divisor'.$B$2]-[$'EE Data'.B257])" office:value-type="float" office:value="7355.93220338983" calcext:value-type="float">
            <text:p>7355.9</text:p>
          </table:table-cell>
          <table:table-cell table:formula="of:=MATCH([.C257];[$'Voltage Divisor'.$B$46:.$B$63];-1)" office:value-type="float" office:value="14" calcext:value-type="float">
            <text:p>14</text:p>
          </table:table-cell>
          <table:table-cell table:style-name="ce26" table:formula="of:=ROUND(([.C257]-INDIRECT(&quot;Voltage Divisor.D&quot;&amp;([.D257]+ROW([$'Voltage Divisor'.$A$46])-1)))/INDIRECT(&quot;Voltage Divisor.C&quot;&amp;([.D257]+ROW([$'Voltage Divisor'.$A$46])-1));0)" office:value-type="float" office:value="145" calcext:value-type="float">
            <text:p>145</text:p>
          </table:table-cell>
          <table:table-cell table:style-name="ce27" table:formula="of:=DEC2HEX([.E257])" office:value-type="string" office:string-value="91" calcext:value-type="string">
            <text:p>0x91</text:p>
          </table:table-cell>
          <table:table-cell table:number-columns-repeated="1018"/>
        </table:table-row>
        <table:table-row table:style-name="ro3">
          <table:table-cell table:style-name="ce4" office:value-type="float" office:value="252" calcext:value-type="float">
            <text:p>252</text:p>
          </table:table-cell>
          <table:table-cell table:style-name="ce24" table:formula="of:=([.A258]+[.$E$1])*[.$B$2]/[.$B$1]" office:value-type="float" office:value="2.1240234375" calcext:value-type="float">
            <text:p>2.124</text:p>
          </table:table-cell>
          <table:table-cell table:style-name="ce25" table:formula="of:=[$'Voltage Divisor'.$B$3]*[$'EE Data'.B258]/([$'Voltage Divisor'.$B$2]-[$'EE Data'.B258])" office:value-type="float" office:value="7385.39898132428" calcext:value-type="float">
            <text:p>7385.4</text:p>
          </table:table-cell>
          <table:table-cell table:formula="of:=MATCH([.C258];[$'Voltage Divisor'.$B$46:.$B$63];-1)" office:value-type="float" office:value="14" calcext:value-type="float">
            <text:p>14</text:p>
          </table:table-cell>
          <table:table-cell table:style-name="ce26" table:formula="of:=ROUND(([.C258]-INDIRECT(&quot;Voltage Divisor.D&quot;&amp;([.D258]+ROW([$'Voltage Divisor'.$A$46])-1)))/INDIRECT(&quot;Voltage Divisor.C&quot;&amp;([.D258]+ROW([$'Voltage Divisor'.$A$46])-1));0)" office:value-type="float" office:value="145" calcext:value-type="float">
            <text:p>145</text:p>
          </table:table-cell>
          <table:table-cell table:style-name="ce27" table:formula="of:=DEC2HEX([.E258])" office:value-type="string" office:string-value="91" calcext:value-type="string">
            <text:p>0x91</text:p>
          </table:table-cell>
          <table:table-cell table:number-columns-repeated="1018"/>
        </table:table-row>
        <table:table-row table:style-name="ro3">
          <table:table-cell table:style-name="ce4" office:value-type="float" office:value="253" calcext:value-type="float">
            <text:p>253</text:p>
          </table:table-cell>
          <table:table-cell table:style-name="ce24" table:formula="of:=([.A259]+[.$E$1])*[.$B$2]/[.$B$1]" office:value-type="float" office:value="2.12890625" calcext:value-type="float">
            <text:p>2.129</text:p>
          </table:table-cell>
          <table:table-cell table:style-name="ce25" table:formula="of:=[$'Voltage Divisor'.$B$3]*[$'EE Data'.B259]/([$'Voltage Divisor'.$B$2]-[$'EE Data'.B259])" office:value-type="float" office:value="7414.96598639456" calcext:value-type="float">
            <text:p>7415.0</text:p>
          </table:table-cell>
          <table:table-cell table:formula="of:=MATCH([.C259];[$'Voltage Divisor'.$B$46:.$B$63];-1)" office:value-type="float" office:value="14" calcext:value-type="float">
            <text:p>14</text:p>
          </table:table-cell>
          <table:table-cell table:style-name="ce26" table:formula="of:=ROUND(([.C259]-INDIRECT(&quot;Voltage Divisor.D&quot;&amp;([.D259]+ROW([$'Voltage Divisor'.$A$46])-1)))/INDIRECT(&quot;Voltage Divisor.C&quot;&amp;([.D259]+ROW([$'Voltage Divisor'.$A$46])-1));0)" office:value-type="float" office:value="145" calcext:value-type="float">
            <text:p>145</text:p>
          </table:table-cell>
          <table:table-cell table:style-name="ce27" table:formula="of:=DEC2HEX([.E259])" office:value-type="string" office:string-value="91" calcext:value-type="string">
            <text:p>0x91</text:p>
          </table:table-cell>
          <table:table-cell table:number-columns-repeated="1018"/>
        </table:table-row>
        <table:table-row table:style-name="ro3">
          <table:table-cell table:style-name="ce4" office:value-type="float" office:value="254" calcext:value-type="float">
            <text:p>254</text:p>
          </table:table-cell>
          <table:table-cell table:style-name="ce24" table:formula="of:=([.A260]+[.$E$1])*[.$B$2]/[.$B$1]" office:value-type="float" office:value="2.1337890625" calcext:value-type="float">
            <text:p>2.134</text:p>
          </table:table-cell>
          <table:table-cell table:style-name="ce25" table:formula="of:=[$'Voltage Divisor'.$B$3]*[$'EE Data'.B260]/([$'Voltage Divisor'.$B$2]-[$'EE Data'.B260])" office:value-type="float" office:value="7444.63373083475" calcext:value-type="float">
            <text:p>7444.6</text:p>
          </table:table-cell>
          <table:table-cell table:formula="of:=MATCH([.C260];[$'Voltage Divisor'.$B$46:.$B$63];-1)" office:value-type="float" office:value="14" calcext:value-type="float">
            <text:p>14</text:p>
          </table:table-cell>
          <table:table-cell table:style-name="ce26" table:formula="of:=ROUND(([.C260]-INDIRECT(&quot;Voltage Divisor.D&quot;&amp;([.D260]+ROW([$'Voltage Divisor'.$A$46])-1)))/INDIRECT(&quot;Voltage Divisor.C&quot;&amp;([.D260]+ROW([$'Voltage Divisor'.$A$46])-1));0)" office:value-type="float" office:value="145" calcext:value-type="float">
            <text:p>145</text:p>
          </table:table-cell>
          <table:table-cell table:style-name="ce27" table:formula="of:=DEC2HEX([.E260])" office:value-type="string" office:string-value="91" calcext:value-type="string">
            <text:p>0x91</text:p>
          </table:table-cell>
          <table:table-cell table:number-columns-repeated="1018"/>
        </table:table-row>
        <table:table-row table:style-name="ro3">
          <table:table-cell table:style-name="ce4" office:value-type="float" office:value="255" calcext:value-type="float">
            <text:p>255</text:p>
          </table:table-cell>
          <table:table-cell table:style-name="ce24" table:formula="of:=([.A261]+[.$E$1])*[.$B$2]/[.$B$1]" office:value-type="float" office:value="2.138671875" calcext:value-type="float">
            <text:p>2.139</text:p>
          </table:table-cell>
          <table:table-cell table:style-name="ce25" table:formula="of:=[$'Voltage Divisor'.$B$3]*[$'EE Data'.B261]/([$'Voltage Divisor'.$B$2]-[$'EE Data'.B261])" office:value-type="float" office:value="7474.40273037543" calcext:value-type="float">
            <text:p>7474.4</text:p>
          </table:table-cell>
          <table:table-cell table:formula="of:=MATCH([.C261];[$'Voltage Divisor'.$B$46:.$B$63];-1)" office:value-type="float" office:value="14" calcext:value-type="float">
            <text:p>14</text:p>
          </table:table-cell>
          <table:table-cell table:style-name="ce26" table:formula="of:=ROUND(([.C261]-INDIRECT(&quot;Voltage Divisor.D&quot;&amp;([.D261]+ROW([$'Voltage Divisor'.$A$46])-1)))/INDIRECT(&quot;Voltage Divisor.C&quot;&amp;([.D261]+ROW([$'Voltage Divisor'.$A$46])-1));0)" office:value-type="float" office:value="145" calcext:value-type="float">
            <text:p>145</text:p>
          </table:table-cell>
          <table:table-cell table:style-name="ce27" table:formula="of:=DEC2HEX([.E261])" office:value-type="string" office:string-value="91" calcext:value-type="string">
            <text:p>0x91</text:p>
          </table:table-cell>
          <table:table-cell table:number-columns-repeated="1018"/>
        </table:table-row>
        <table:table-row table:style-name="ro3">
          <table:table-cell table:style-name="ce4" office:value-type="float" office:value="256" calcext:value-type="float">
            <text:p>256</text:p>
          </table:table-cell>
          <table:table-cell table:style-name="ce24" table:formula="of:=([.A262]+[.$E$1])*[.$B$2]/[.$B$1]" office:value-type="float" office:value="2.1435546875" calcext:value-type="float">
            <text:p>2.144</text:p>
          </table:table-cell>
          <table:table-cell table:style-name="ce25" table:formula="of:=[$'Voltage Divisor'.$B$3]*[$'EE Data'.B262]/([$'Voltage Divisor'.$B$2]-[$'EE Data'.B262])" office:value-type="float" office:value="7504.2735042735" calcext:value-type="float">
            <text:p>7504.3</text:p>
          </table:table-cell>
          <table:table-cell table:formula="of:=MATCH([.C262];[$'Voltage Divisor'.$B$46:.$B$63];-1)" office:value-type="float" office:value="14" calcext:value-type="float">
            <text:p>14</text:p>
          </table:table-cell>
          <table:table-cell table:style-name="ce26" table:formula="of:=ROUND(([.C262]-INDIRECT(&quot;Voltage Divisor.D&quot;&amp;([.D262]+ROW([$'Voltage Divisor'.$A$46])-1)))/INDIRECT(&quot;Voltage Divisor.C&quot;&amp;([.D262]+ROW([$'Voltage Divisor'.$A$46])-1));0)" office:value-type="float" office:value="145" calcext:value-type="float">
            <text:p>145</text:p>
          </table:table-cell>
          <table:table-cell table:style-name="ce27" table:formula="of:=DEC2HEX([.E262])" office:value-type="string" office:string-value="91" calcext:value-type="string">
            <text:p>0x91</text:p>
          </table:table-cell>
          <table:table-cell table:number-columns-repeated="1018"/>
        </table:table-row>
        <table:table-row table:style-name="ro3">
          <table:table-cell table:style-name="ce4" office:value-type="float" office:value="257" calcext:value-type="float">
            <text:p>257</text:p>
          </table:table-cell>
          <table:table-cell table:style-name="ce24" table:formula="of:=([.A263]+[.$E$1])*[.$B$2]/[.$B$1]" office:value-type="float" office:value="2.1484375" calcext:value-type="float">
            <text:p>2.148</text:p>
          </table:table-cell>
          <table:table-cell table:style-name="ce25" table:formula="of:=[$'Voltage Divisor'.$B$3]*[$'EE Data'.B263]/([$'Voltage Divisor'.$B$2]-[$'EE Data'.B263])" office:value-type="float" office:value="7534.24657534247" calcext:value-type="float">
            <text:p>7534.2</text:p>
          </table:table-cell>
          <table:table-cell table:formula="of:=MATCH([.C263];[$'Voltage Divisor'.$B$46:.$B$63];-1)" office:value-type="float" office:value="14" calcext:value-type="float">
            <text:p>14</text:p>
          </table:table-cell>
          <table:table-cell table:style-name="ce26" table:formula="of:=ROUND(([.C263]-INDIRECT(&quot;Voltage Divisor.D&quot;&amp;([.D263]+ROW([$'Voltage Divisor'.$A$46])-1)))/INDIRECT(&quot;Voltage Divisor.C&quot;&amp;([.D263]+ROW([$'Voltage Divisor'.$A$46])-1));0)" office:value-type="float" office:value="145" calcext:value-type="float">
            <text:p>145</text:p>
          </table:table-cell>
          <table:table-cell table:style-name="ce27" table:formula="of:=DEC2HEX([.E263])" office:value-type="string" office:string-value="91" calcext:value-type="string">
            <text:p>0x91</text:p>
          </table:table-cell>
          <table:table-cell table:number-columns-repeated="1018"/>
        </table:table-row>
        <table:table-row table:style-name="ro3">
          <table:table-cell table:style-name="ce4" office:value-type="float" office:value="258" calcext:value-type="float">
            <text:p>258</text:p>
          </table:table-cell>
          <table:table-cell table:style-name="ce24" table:formula="of:=([.A264]+[.$E$1])*[.$B$2]/[.$B$1]" office:value-type="float" office:value="2.1533203125" calcext:value-type="float">
            <text:p>2.153</text:p>
          </table:table-cell>
          <table:table-cell table:style-name="ce25" table:formula="of:=[$'Voltage Divisor'.$B$3]*[$'EE Data'.B264]/([$'Voltage Divisor'.$B$2]-[$'EE Data'.B264])" office:value-type="float" office:value="7564.32246998285" calcext:value-type="float">
            <text:p>7564.3</text:p>
          </table:table-cell>
          <table:table-cell table:formula="of:=MATCH([.C264];[$'Voltage Divisor'.$B$46:.$B$63];-1)" office:value-type="float" office:value="14" calcext:value-type="float">
            <text:p>14</text:p>
          </table:table-cell>
          <table:table-cell table:style-name="ce26" table:formula="of:=ROUND(([.C264]-INDIRECT(&quot;Voltage Divisor.D&quot;&amp;([.D264]+ROW([$'Voltage Divisor'.$A$46])-1)))/INDIRECT(&quot;Voltage Divisor.C&quot;&amp;([.D264]+ROW([$'Voltage Divisor'.$A$46])-1));0)" office:value-type="float" office:value="144" calcext:value-type="float">
            <text:p>144</text:p>
          </table:table-cell>
          <table:table-cell table:style-name="ce27" table:formula="of:=DEC2HEX([.E264])" office:value-type="string" office:string-value="90" calcext:value-type="string">
            <text:p>0x90</text:p>
          </table:table-cell>
          <table:table-cell table:number-columns-repeated="1018"/>
        </table:table-row>
        <table:table-row table:style-name="ro3">
          <table:table-cell table:style-name="ce4" office:value-type="float" office:value="259" calcext:value-type="float">
            <text:p>259</text:p>
          </table:table-cell>
          <table:table-cell table:style-name="ce24" table:formula="of:=([.A265]+[.$E$1])*[.$B$2]/[.$B$1]" office:value-type="float" office:value="2.158203125" calcext:value-type="float">
            <text:p>2.158</text:p>
          </table:table-cell>
          <table:table-cell table:style-name="ce25" table:formula="of:=[$'Voltage Divisor'.$B$3]*[$'EE Data'.B265]/([$'Voltage Divisor'.$B$2]-[$'EE Data'.B265])" office:value-type="float" office:value="7594.50171821306" calcext:value-type="float">
            <text:p>7594.5</text:p>
          </table:table-cell>
          <table:table-cell table:formula="of:=MATCH([.C265];[$'Voltage Divisor'.$B$46:.$B$63];-1)" office:value-type="float" office:value="14" calcext:value-type="float">
            <text:p>14</text:p>
          </table:table-cell>
          <table:table-cell table:style-name="ce26" table:formula="of:=ROUND(([.C265]-INDIRECT(&quot;Voltage Divisor.D&quot;&amp;([.D265]+ROW([$'Voltage Divisor'.$A$46])-1)))/INDIRECT(&quot;Voltage Divisor.C&quot;&amp;([.D265]+ROW([$'Voltage Divisor'.$A$46])-1));0)" office:value-type="float" office:value="144" calcext:value-type="float">
            <text:p>144</text:p>
          </table:table-cell>
          <table:table-cell table:style-name="ce27" table:formula="of:=DEC2HEX([.E265])" office:value-type="string" office:string-value="90" calcext:value-type="string">
            <text:p>0x90</text:p>
          </table:table-cell>
          <table:table-cell table:number-columns-repeated="1018"/>
        </table:table-row>
        <table:table-row table:style-name="ro3">
          <table:table-cell table:style-name="ce4" office:value-type="float" office:value="260" calcext:value-type="float">
            <text:p>260</text:p>
          </table:table-cell>
          <table:table-cell table:style-name="ce24" table:formula="of:=([.A266]+[.$E$1])*[.$B$2]/[.$B$1]" office:value-type="float" office:value="2.1630859375" calcext:value-type="float">
            <text:p>2.163</text:p>
          </table:table-cell>
          <table:table-cell table:style-name="ce25" table:formula="of:=[$'Voltage Divisor'.$B$3]*[$'EE Data'.B266]/([$'Voltage Divisor'.$B$2]-[$'EE Data'.B266])" office:value-type="float" office:value="7624.78485370052" calcext:value-type="float">
            <text:p>7624.8</text:p>
          </table:table-cell>
          <table:table-cell table:formula="of:=MATCH([.C266];[$'Voltage Divisor'.$B$46:.$B$63];-1)" office:value-type="float" office:value="14" calcext:value-type="float">
            <text:p>14</text:p>
          </table:table-cell>
          <table:table-cell table:style-name="ce26" table:formula="of:=ROUND(([.C266]-INDIRECT(&quot;Voltage Divisor.D&quot;&amp;([.D266]+ROW([$'Voltage Divisor'.$A$46])-1)))/INDIRECT(&quot;Voltage Divisor.C&quot;&amp;([.D266]+ROW([$'Voltage Divisor'.$A$46])-1));0)" office:value-type="float" office:value="144" calcext:value-type="float">
            <text:p>144</text:p>
          </table:table-cell>
          <table:table-cell table:style-name="ce27" table:formula="of:=DEC2HEX([.E266])" office:value-type="string" office:string-value="90" calcext:value-type="string">
            <text:p>0x90</text:p>
          </table:table-cell>
          <table:table-cell table:number-columns-repeated="1018"/>
        </table:table-row>
        <table:table-row table:style-name="ro3">
          <table:table-cell table:style-name="ce4" office:value-type="float" office:value="261" calcext:value-type="float">
            <text:p>261</text:p>
          </table:table-cell>
          <table:table-cell table:style-name="ce24" table:formula="of:=([.A267]+[.$E$1])*[.$B$2]/[.$B$1]" office:value-type="float" office:value="2.16796875" calcext:value-type="float">
            <text:p>2.168</text:p>
          </table:table-cell>
          <table:table-cell table:style-name="ce25" table:formula="of:=[$'Voltage Divisor'.$B$3]*[$'EE Data'.B267]/([$'Voltage Divisor'.$B$2]-[$'EE Data'.B267])" office:value-type="float" office:value="7655.1724137931" calcext:value-type="float">
            <text:p>7655.2</text:p>
          </table:table-cell>
          <table:table-cell table:formula="of:=MATCH([.C267];[$'Voltage Divisor'.$B$46:.$B$63];-1)" office:value-type="float" office:value="14" calcext:value-type="float">
            <text:p>14</text:p>
          </table:table-cell>
          <table:table-cell table:style-name="ce26" table:formula="of:=ROUND(([.C267]-INDIRECT(&quot;Voltage Divisor.D&quot;&amp;([.D267]+ROW([$'Voltage Divisor'.$A$46])-1)))/INDIRECT(&quot;Voltage Divisor.C&quot;&amp;([.D267]+ROW([$'Voltage Divisor'.$A$46])-1));0)" office:value-type="float" office:value="144" calcext:value-type="float">
            <text:p>144</text:p>
          </table:table-cell>
          <table:table-cell table:style-name="ce27" table:formula="of:=DEC2HEX([.E267])" office:value-type="string" office:string-value="90" calcext:value-type="string">
            <text:p>0x90</text:p>
          </table:table-cell>
          <table:table-cell table:number-columns-repeated="1018"/>
        </table:table-row>
        <table:table-row table:style-name="ro3">
          <table:table-cell table:style-name="ce4" office:value-type="float" office:value="262" calcext:value-type="float">
            <text:p>262</text:p>
          </table:table-cell>
          <table:table-cell table:style-name="ce24" table:formula="of:=([.A268]+[.$E$1])*[.$B$2]/[.$B$1]" office:value-type="float" office:value="2.1728515625" calcext:value-type="float">
            <text:p>2.173</text:p>
          </table:table-cell>
          <table:table-cell table:style-name="ce25" table:formula="of:=[$'Voltage Divisor'.$B$3]*[$'EE Data'.B268]/([$'Voltage Divisor'.$B$2]-[$'EE Data'.B268])" office:value-type="float" office:value="7685.66493955095" calcext:value-type="float">
            <text:p>7685.7</text:p>
          </table:table-cell>
          <table:table-cell table:formula="of:=MATCH([.C268];[$'Voltage Divisor'.$B$46:.$B$63];-1)" office:value-type="float" office:value="14" calcext:value-type="float">
            <text:p>14</text:p>
          </table:table-cell>
          <table:table-cell table:style-name="ce26" table:formula="of:=ROUND(([.C268]-INDIRECT(&quot;Voltage Divisor.D&quot;&amp;([.D268]+ROW([$'Voltage Divisor'.$A$46])-1)))/INDIRECT(&quot;Voltage Divisor.C&quot;&amp;([.D268]+ROW([$'Voltage Divisor'.$A$46])-1));0)" office:value-type="float" office:value="144" calcext:value-type="float">
            <text:p>144</text:p>
          </table:table-cell>
          <table:table-cell table:style-name="ce27" table:formula="of:=DEC2HEX([.E268])" office:value-type="string" office:string-value="90" calcext:value-type="string">
            <text:p>0x90</text:p>
          </table:table-cell>
          <table:table-cell table:number-columns-repeated="1018"/>
        </table:table-row>
        <table:table-row table:style-name="ro3">
          <table:table-cell table:style-name="ce4" office:value-type="float" office:value="263" calcext:value-type="float">
            <text:p>263</text:p>
          </table:table-cell>
          <table:table-cell table:style-name="ce24" table:formula="of:=([.A269]+[.$E$1])*[.$B$2]/[.$B$1]" office:value-type="float" office:value="2.177734375" calcext:value-type="float">
            <text:p>2.178</text:p>
          </table:table-cell>
          <table:table-cell table:style-name="ce25" table:formula="of:=[$'Voltage Divisor'.$B$3]*[$'EE Data'.B269]/([$'Voltage Divisor'.$B$2]-[$'EE Data'.B269])" office:value-type="float" office:value="7716.26297577855" calcext:value-type="float">
            <text:p>7716.3</text:p>
          </table:table-cell>
          <table:table-cell table:formula="of:=MATCH([.C269];[$'Voltage Divisor'.$B$46:.$B$63];-1)" office:value-type="float" office:value="14" calcext:value-type="float">
            <text:p>14</text:p>
          </table:table-cell>
          <table:table-cell table:style-name="ce26" table:formula="of:=ROUND(([.C269]-INDIRECT(&quot;Voltage Divisor.D&quot;&amp;([.D269]+ROW([$'Voltage Divisor'.$A$46])-1)))/INDIRECT(&quot;Voltage Divisor.C&quot;&amp;([.D269]+ROW([$'Voltage Divisor'.$A$46])-1));0)" office:value-type="float" office:value="144" calcext:value-type="float">
            <text:p>144</text:p>
          </table:table-cell>
          <table:table-cell table:style-name="ce27" table:formula="of:=DEC2HEX([.E269])" office:value-type="string" office:string-value="90" calcext:value-type="string">
            <text:p>0x90</text:p>
          </table:table-cell>
          <table:table-cell table:number-columns-repeated="1018"/>
        </table:table-row>
        <table:table-row table:style-name="ro3">
          <table:table-cell table:style-name="ce4" office:value-type="float" office:value="264" calcext:value-type="float">
            <text:p>264</text:p>
          </table:table-cell>
          <table:table-cell table:style-name="ce24" table:formula="of:=([.A270]+[.$E$1])*[.$B$2]/[.$B$1]" office:value-type="float" office:value="2.1826171875" calcext:value-type="float">
            <text:p>2.183</text:p>
          </table:table-cell>
          <table:table-cell table:style-name="ce25" table:formula="of:=[$'Voltage Divisor'.$B$3]*[$'EE Data'.B270]/([$'Voltage Divisor'.$B$2]-[$'EE Data'.B270])" office:value-type="float" office:value="7746.96707105719" calcext:value-type="float">
            <text:p>7747.0</text:p>
          </table:table-cell>
          <table:table-cell table:formula="of:=MATCH([.C270];[$'Voltage Divisor'.$B$46:.$B$63];-1)" office:value-type="float" office:value="14" calcext:value-type="float">
            <text:p>14</text:p>
          </table:table-cell>
          <table:table-cell table:style-name="ce26" table:formula="of:=ROUND(([.C270]-INDIRECT(&quot;Voltage Divisor.D&quot;&amp;([.D270]+ROW([$'Voltage Divisor'.$A$46])-1)))/INDIRECT(&quot;Voltage Divisor.C&quot;&amp;([.D270]+ROW([$'Voltage Divisor'.$A$46])-1));0)" office:value-type="float" office:value="144" calcext:value-type="float">
            <text:p>144</text:p>
          </table:table-cell>
          <table:table-cell table:style-name="ce27" table:formula="of:=DEC2HEX([.E270])" office:value-type="string" office:string-value="90" calcext:value-type="string">
            <text:p>0x90</text:p>
          </table:table-cell>
          <table:table-cell table:number-columns-repeated="1018"/>
        </table:table-row>
        <table:table-row table:style-name="ro3">
          <table:table-cell table:style-name="ce4" office:value-type="float" office:value="265" calcext:value-type="float">
            <text:p>265</text:p>
          </table:table-cell>
          <table:table-cell table:style-name="ce24" table:formula="of:=([.A271]+[.$E$1])*[.$B$2]/[.$B$1]" office:value-type="float" office:value="2.1875" calcext:value-type="float">
            <text:p>2.188</text:p>
          </table:table-cell>
          <table:table-cell table:style-name="ce25" table:formula="of:=[$'Voltage Divisor'.$B$3]*[$'EE Data'.B271]/([$'Voltage Divisor'.$B$2]-[$'EE Data'.B271])" office:value-type="float" office:value="7777.77777777778" calcext:value-type="float">
            <text:p>7777.8</text:p>
          </table:table-cell>
          <table:table-cell table:formula="of:=MATCH([.C271];[$'Voltage Divisor'.$B$46:.$B$63];-1)" office:value-type="float" office:value="14" calcext:value-type="float">
            <text:p>14</text:p>
          </table:table-cell>
          <table:table-cell table:style-name="ce26" table:formula="of:=ROUND(([.C271]-INDIRECT(&quot;Voltage Divisor.D&quot;&amp;([.D271]+ROW([$'Voltage Divisor'.$A$46])-1)))/INDIRECT(&quot;Voltage Divisor.C&quot;&amp;([.D271]+ROW([$'Voltage Divisor'.$A$46])-1));0)" office:value-type="float" office:value="144" calcext:value-type="float">
            <text:p>144</text:p>
          </table:table-cell>
          <table:table-cell table:style-name="ce27" table:formula="of:=DEC2HEX([.E271])" office:value-type="string" office:string-value="90" calcext:value-type="string">
            <text:p>0x90</text:p>
          </table:table-cell>
          <table:table-cell table:number-columns-repeated="1018"/>
        </table:table-row>
        <table:table-row table:style-name="ro3">
          <table:table-cell table:style-name="ce4" office:value-type="float" office:value="266" calcext:value-type="float">
            <text:p>266</text:p>
          </table:table-cell>
          <table:table-cell table:style-name="ce24" table:formula="of:=([.A272]+[.$E$1])*[.$B$2]/[.$B$1]" office:value-type="float" office:value="2.1923828125" calcext:value-type="float">
            <text:p>2.192</text:p>
          </table:table-cell>
          <table:table-cell table:style-name="ce25" table:formula="of:=[$'Voltage Divisor'.$B$3]*[$'EE Data'.B272]/([$'Voltage Divisor'.$B$2]-[$'EE Data'.B272])" office:value-type="float" office:value="7808.69565217391" calcext:value-type="float">
            <text:p>7808.7</text:p>
          </table:table-cell>
          <table:table-cell table:formula="of:=MATCH([.C272];[$'Voltage Divisor'.$B$46:.$B$63];-1)" office:value-type="float" office:value="14" calcext:value-type="float">
            <text:p>14</text:p>
          </table:table-cell>
          <table:table-cell table:style-name="ce26" table:formula="of:=ROUND(([.C272]-INDIRECT(&quot;Voltage Divisor.D&quot;&amp;([.D272]+ROW([$'Voltage Divisor'.$A$46])-1)))/INDIRECT(&quot;Voltage Divisor.C&quot;&amp;([.D272]+ROW([$'Voltage Divisor'.$A$46])-1));0)" office:value-type="float" office:value="144" calcext:value-type="float">
            <text:p>144</text:p>
          </table:table-cell>
          <table:table-cell table:style-name="ce27" table:formula="of:=DEC2HEX([.E272])" office:value-type="string" office:string-value="90" calcext:value-type="string">
            <text:p>0x90</text:p>
          </table:table-cell>
          <table:table-cell table:number-columns-repeated="1018"/>
        </table:table-row>
        <table:table-row table:style-name="ro3">
          <table:table-cell table:style-name="ce4" office:value-type="float" office:value="267" calcext:value-type="float">
            <text:p>267</text:p>
          </table:table-cell>
          <table:table-cell table:style-name="ce24" table:formula="of:=([.A273]+[.$E$1])*[.$B$2]/[.$B$1]" office:value-type="float" office:value="2.197265625" calcext:value-type="float">
            <text:p>2.197</text:p>
          </table:table-cell>
          <table:table-cell table:style-name="ce25" table:formula="of:=[$'Voltage Divisor'.$B$3]*[$'EE Data'.B273]/([$'Voltage Divisor'.$B$2]-[$'EE Data'.B273])" office:value-type="float" office:value="7839.7212543554" calcext:value-type="float">
            <text:p>7839.7</text:p>
          </table:table-cell>
          <table:table-cell table:formula="of:=MATCH([.C273];[$'Voltage Divisor'.$B$46:.$B$63];-1)" office:value-type="float" office:value="14" calcext:value-type="float">
            <text:p>14</text:p>
          </table:table-cell>
          <table:table-cell table:style-name="ce26" table:formula="of:=ROUND(([.C273]-INDIRECT(&quot;Voltage Divisor.D&quot;&amp;([.D273]+ROW([$'Voltage Divisor'.$A$46])-1)))/INDIRECT(&quot;Voltage Divisor.C&quot;&amp;([.D273]+ROW([$'Voltage Divisor'.$A$46])-1));0)" office:value-type="float" office:value="143" calcext:value-type="float">
            <text:p>143</text:p>
          </table:table-cell>
          <table:table-cell table:style-name="ce27" table:formula="of:=DEC2HEX([.E273])" office:value-type="string" office:string-value="8F" calcext:value-type="string">
            <text:p>0x8F</text:p>
          </table:table-cell>
          <table:table-cell table:number-columns-repeated="1018"/>
        </table:table-row>
        <table:table-row table:style-name="ro3">
          <table:table-cell table:style-name="ce4" office:value-type="float" office:value="268" calcext:value-type="float">
            <text:p>268</text:p>
          </table:table-cell>
          <table:table-cell table:style-name="ce24" table:formula="of:=([.A274]+[.$E$1])*[.$B$2]/[.$B$1]" office:value-type="float" office:value="2.2021484375" calcext:value-type="float">
            <text:p>2.202</text:p>
          </table:table-cell>
          <table:table-cell table:style-name="ce25" table:formula="of:=[$'Voltage Divisor'.$B$3]*[$'EE Data'.B274]/([$'Voltage Divisor'.$B$2]-[$'EE Data'.B274])" office:value-type="float" office:value="7870.85514834206" calcext:value-type="float">
            <text:p>7870.9</text:p>
          </table:table-cell>
          <table:table-cell table:formula="of:=MATCH([.C274];[$'Voltage Divisor'.$B$46:.$B$63];-1)" office:value-type="float" office:value="14" calcext:value-type="float">
            <text:p>14</text:p>
          </table:table-cell>
          <table:table-cell table:style-name="ce26" table:formula="of:=ROUND(([.C274]-INDIRECT(&quot;Voltage Divisor.D&quot;&amp;([.D274]+ROW([$'Voltage Divisor'.$A$46])-1)))/INDIRECT(&quot;Voltage Divisor.C&quot;&amp;([.D274]+ROW([$'Voltage Divisor'.$A$46])-1));0)" office:value-type="float" office:value="143" calcext:value-type="float">
            <text:p>143</text:p>
          </table:table-cell>
          <table:table-cell table:style-name="ce27" table:formula="of:=DEC2HEX([.E274])" office:value-type="string" office:string-value="8F" calcext:value-type="string">
            <text:p>0x8F</text:p>
          </table:table-cell>
          <table:table-cell table:number-columns-repeated="1018"/>
        </table:table-row>
        <table:table-row table:style-name="ro3">
          <table:table-cell table:style-name="ce4" office:value-type="float" office:value="269" calcext:value-type="float">
            <text:p>269</text:p>
          </table:table-cell>
          <table:table-cell table:style-name="ce24" table:formula="of:=([.A275]+[.$E$1])*[.$B$2]/[.$B$1]" office:value-type="float" office:value="2.20703125" calcext:value-type="float">
            <text:p>2.207</text:p>
          </table:table-cell>
          <table:table-cell table:style-name="ce25" table:formula="of:=[$'Voltage Divisor'.$B$3]*[$'EE Data'.B275]/([$'Voltage Divisor'.$B$2]-[$'EE Data'.B275])" office:value-type="float" office:value="7902.0979020979" calcext:value-type="float">
            <text:p>7902.1</text:p>
          </table:table-cell>
          <table:table-cell table:formula="of:=MATCH([.C275];[$'Voltage Divisor'.$B$46:.$B$63];-1)" office:value-type="float" office:value="14" calcext:value-type="float">
            <text:p>14</text:p>
          </table:table-cell>
          <table:table-cell table:style-name="ce26" table:formula="of:=ROUND(([.C275]-INDIRECT(&quot;Voltage Divisor.D&quot;&amp;([.D275]+ROW([$'Voltage Divisor'.$A$46])-1)))/INDIRECT(&quot;Voltage Divisor.C&quot;&amp;([.D275]+ROW([$'Voltage Divisor'.$A$46])-1));0)" office:value-type="float" office:value="143" calcext:value-type="float">
            <text:p>143</text:p>
          </table:table-cell>
          <table:table-cell table:style-name="ce27" table:formula="of:=DEC2HEX([.E275])" office:value-type="string" office:string-value="8F" calcext:value-type="string">
            <text:p>0x8F</text:p>
          </table:table-cell>
          <table:table-cell table:number-columns-repeated="1018"/>
        </table:table-row>
        <table:table-row table:style-name="ro3">
          <table:table-cell table:style-name="ce4" office:value-type="float" office:value="270" calcext:value-type="float">
            <text:p>270</text:p>
          </table:table-cell>
          <table:table-cell table:style-name="ce24" table:formula="of:=([.A276]+[.$E$1])*[.$B$2]/[.$B$1]" office:value-type="float" office:value="2.2119140625" calcext:value-type="float">
            <text:p>2.212</text:p>
          </table:table-cell>
          <table:table-cell table:style-name="ce25" table:formula="of:=[$'Voltage Divisor'.$B$3]*[$'EE Data'.B276]/([$'Voltage Divisor'.$B$2]-[$'EE Data'.B276])" office:value-type="float" office:value="7933.45008756567" calcext:value-type="float">
            <text:p>7933.5</text:p>
          </table:table-cell>
          <table:table-cell table:formula="of:=MATCH([.C276];[$'Voltage Divisor'.$B$46:.$B$63];-1)" office:value-type="float" office:value="14" calcext:value-type="float">
            <text:p>14</text:p>
          </table:table-cell>
          <table:table-cell table:style-name="ce26" table:formula="of:=ROUND(([.C276]-INDIRECT(&quot;Voltage Divisor.D&quot;&amp;([.D276]+ROW([$'Voltage Divisor'.$A$46])-1)))/INDIRECT(&quot;Voltage Divisor.C&quot;&amp;([.D276]+ROW([$'Voltage Divisor'.$A$46])-1));0)" office:value-type="float" office:value="143" calcext:value-type="float">
            <text:p>143</text:p>
          </table:table-cell>
          <table:table-cell table:style-name="ce27" table:formula="of:=DEC2HEX([.E276])" office:value-type="string" office:string-value="8F" calcext:value-type="string">
            <text:p>0x8F</text:p>
          </table:table-cell>
          <table:table-cell table:number-columns-repeated="1018"/>
        </table:table-row>
        <table:table-row table:style-name="ro3">
          <table:table-cell table:style-name="ce4" office:value-type="float" office:value="271" calcext:value-type="float">
            <text:p>271</text:p>
          </table:table-cell>
          <table:table-cell table:style-name="ce24" table:formula="of:=([.A277]+[.$E$1])*[.$B$2]/[.$B$1]" office:value-type="float" office:value="2.216796875" calcext:value-type="float">
            <text:p>2.217</text:p>
          </table:table-cell>
          <table:table-cell table:style-name="ce25" table:formula="of:=[$'Voltage Divisor'.$B$3]*[$'EE Data'.B277]/([$'Voltage Divisor'.$B$2]-[$'EE Data'.B277])" office:value-type="float" office:value="7964.91228070176" calcext:value-type="float">
            <text:p>7964.9</text:p>
          </table:table-cell>
          <table:table-cell table:formula="of:=MATCH([.C277];[$'Voltage Divisor'.$B$46:.$B$63];-1)" office:value-type="float" office:value="14" calcext:value-type="float">
            <text:p>14</text:p>
          </table:table-cell>
          <table:table-cell table:style-name="ce26" table:formula="of:=ROUND(([.C277]-INDIRECT(&quot;Voltage Divisor.D&quot;&amp;([.D277]+ROW([$'Voltage Divisor'.$A$46])-1)))/INDIRECT(&quot;Voltage Divisor.C&quot;&amp;([.D277]+ROW([$'Voltage Divisor'.$A$46])-1));0)" office:value-type="float" office:value="143" calcext:value-type="float">
            <text:p>143</text:p>
          </table:table-cell>
          <table:table-cell table:style-name="ce27" table:formula="of:=DEC2HEX([.E277])" office:value-type="string" office:string-value="8F" calcext:value-type="string">
            <text:p>0x8F</text:p>
          </table:table-cell>
          <table:table-cell table:number-columns-repeated="1018"/>
        </table:table-row>
        <table:table-row table:style-name="ro3">
          <table:table-cell table:style-name="ce4" office:value-type="float" office:value="272" calcext:value-type="float">
            <text:p>272</text:p>
          </table:table-cell>
          <table:table-cell table:style-name="ce24" table:formula="of:=([.A278]+[.$E$1])*[.$B$2]/[.$B$1]" office:value-type="float" office:value="2.2216796875" calcext:value-type="float">
            <text:p>2.222</text:p>
          </table:table-cell>
          <table:table-cell table:style-name="ce25" table:formula="of:=[$'Voltage Divisor'.$B$3]*[$'EE Data'.B278]/([$'Voltage Divisor'.$B$2]-[$'EE Data'.B278])" office:value-type="float" office:value="7996.48506151142" calcext:value-type="float">
            <text:p>7996.5</text:p>
          </table:table-cell>
          <table:table-cell table:formula="of:=MATCH([.C278];[$'Voltage Divisor'.$B$46:.$B$63];-1)" office:value-type="float" office:value="14" calcext:value-type="float">
            <text:p>14</text:p>
          </table:table-cell>
          <table:table-cell table:style-name="ce26" table:formula="of:=ROUND(([.C278]-INDIRECT(&quot;Voltage Divisor.D&quot;&amp;([.D278]+ROW([$'Voltage Divisor'.$A$46])-1)))/INDIRECT(&quot;Voltage Divisor.C&quot;&amp;([.D278]+ROW([$'Voltage Divisor'.$A$46])-1));0)" office:value-type="float" office:value="143" calcext:value-type="float">
            <text:p>143</text:p>
          </table:table-cell>
          <table:table-cell table:style-name="ce27" table:formula="of:=DEC2HEX([.E278])" office:value-type="string" office:string-value="8F" calcext:value-type="string">
            <text:p>0x8F</text:p>
          </table:table-cell>
          <table:table-cell table:number-columns-repeated="1018"/>
        </table:table-row>
        <table:table-row table:style-name="ro3">
          <table:table-cell table:style-name="ce4" office:value-type="float" office:value="273" calcext:value-type="float">
            <text:p>273</text:p>
          </table:table-cell>
          <table:table-cell table:style-name="ce24" table:formula="of:=([.A279]+[.$E$1])*[.$B$2]/[.$B$1]" office:value-type="float" office:value="2.2265625" calcext:value-type="float">
            <text:p>2.227</text:p>
          </table:table-cell>
          <table:table-cell table:style-name="ce25" table:formula="of:=[$'Voltage Divisor'.$B$3]*[$'EE Data'.B279]/([$'Voltage Divisor'.$B$2]-[$'EE Data'.B279])" office:value-type="float" office:value="8028.16901408451" calcext:value-type="float">
            <text:p>8028.2</text:p>
          </table:table-cell>
          <table:table-cell table:formula="of:=MATCH([.C279];[$'Voltage Divisor'.$B$46:.$B$63];-1)" office:value-type="float" office:value="14" calcext:value-type="float">
            <text:p>14</text:p>
          </table:table-cell>
          <table:table-cell table:style-name="ce26" table:formula="of:=ROUND(([.C279]-INDIRECT(&quot;Voltage Divisor.D&quot;&amp;([.D279]+ROW([$'Voltage Divisor'.$A$46])-1)))/INDIRECT(&quot;Voltage Divisor.C&quot;&amp;([.D279]+ROW([$'Voltage Divisor'.$A$46])-1));0)" office:value-type="float" office:value="143" calcext:value-type="float">
            <text:p>143</text:p>
          </table:table-cell>
          <table:table-cell table:style-name="ce27" table:formula="of:=DEC2HEX([.E279])" office:value-type="string" office:string-value="8F" calcext:value-type="string">
            <text:p>0x8F</text:p>
          </table:table-cell>
          <table:table-cell table:number-columns-repeated="1018"/>
        </table:table-row>
        <table:table-row table:style-name="ro3">
          <table:table-cell table:style-name="ce4" office:value-type="float" office:value="274" calcext:value-type="float">
            <text:p>274</text:p>
          </table:table-cell>
          <table:table-cell table:style-name="ce24" table:formula="of:=([.A280]+[.$E$1])*[.$B$2]/[.$B$1]" office:value-type="float" office:value="2.2314453125" calcext:value-type="float">
            <text:p>2.231</text:p>
          </table:table-cell>
          <table:table-cell table:style-name="ce25" table:formula="of:=[$'Voltage Divisor'.$B$3]*[$'EE Data'.B280]/([$'Voltage Divisor'.$B$2]-[$'EE Data'.B280])" office:value-type="float" office:value="8059.96472663139" calcext:value-type="float">
            <text:p>8060.0</text:p>
          </table:table-cell>
          <table:table-cell table:formula="of:=MATCH([.C280];[$'Voltage Divisor'.$B$46:.$B$63];-1)" office:value-type="float" office:value="14" calcext:value-type="float">
            <text:p>14</text:p>
          </table:table-cell>
          <table:table-cell table:style-name="ce26" table:formula="of:=ROUND(([.C280]-INDIRECT(&quot;Voltage Divisor.D&quot;&amp;([.D280]+ROW([$'Voltage Divisor'.$A$46])-1)))/INDIRECT(&quot;Voltage Divisor.C&quot;&amp;([.D280]+ROW([$'Voltage Divisor'.$A$46])-1));0)" office:value-type="float" office:value="143" calcext:value-type="float">
            <text:p>143</text:p>
          </table:table-cell>
          <table:table-cell table:style-name="ce27" table:formula="of:=DEC2HEX([.E280])" office:value-type="string" office:string-value="8F" calcext:value-type="string">
            <text:p>0x8F</text:p>
          </table:table-cell>
          <table:table-cell table:number-columns-repeated="1018"/>
        </table:table-row>
        <table:table-row table:style-name="ro3">
          <table:table-cell table:style-name="ce4" office:value-type="float" office:value="275" calcext:value-type="float">
            <text:p>275</text:p>
          </table:table-cell>
          <table:table-cell table:style-name="ce24" table:formula="of:=([.A281]+[.$E$1])*[.$B$2]/[.$B$1]" office:value-type="float" office:value="2.236328125" calcext:value-type="float">
            <text:p>2.236</text:p>
          </table:table-cell>
          <table:table-cell table:style-name="ce25" table:formula="of:=[$'Voltage Divisor'.$B$3]*[$'EE Data'.B281]/([$'Voltage Divisor'.$B$2]-[$'EE Data'.B281])" office:value-type="float" office:value="8091.87279151944" calcext:value-type="float">
            <text:p>8091.9</text:p>
          </table:table-cell>
          <table:table-cell table:formula="of:=MATCH([.C281];[$'Voltage Divisor'.$B$46:.$B$63];-1)" office:value-type="float" office:value="14" calcext:value-type="float">
            <text:p>14</text:p>
          </table:table-cell>
          <table:table-cell table:style-name="ce26" table:formula="of:=ROUND(([.C281]-INDIRECT(&quot;Voltage Divisor.D&quot;&amp;([.D281]+ROW([$'Voltage Divisor'.$A$46])-1)))/INDIRECT(&quot;Voltage Divisor.C&quot;&amp;([.D281]+ROW([$'Voltage Divisor'.$A$46])-1));0)" office:value-type="float" office:value="142" calcext:value-type="float">
            <text:p>142</text:p>
          </table:table-cell>
          <table:table-cell table:style-name="ce27" table:formula="of:=DEC2HEX([.E281])" office:value-type="string" office:string-value="8E" calcext:value-type="string">
            <text:p>0x8E</text:p>
          </table:table-cell>
          <table:table-cell table:number-columns-repeated="1018"/>
        </table:table-row>
        <table:table-row table:style-name="ro3">
          <table:table-cell table:style-name="ce4" office:value-type="float" office:value="276" calcext:value-type="float">
            <text:p>276</text:p>
          </table:table-cell>
          <table:table-cell table:style-name="ce24" table:formula="of:=([.A282]+[.$E$1])*[.$B$2]/[.$B$1]" office:value-type="float" office:value="2.2412109375" calcext:value-type="float">
            <text:p>2.241</text:p>
          </table:table-cell>
          <table:table-cell table:style-name="ce25" table:formula="of:=[$'Voltage Divisor'.$B$3]*[$'EE Data'.B282]/([$'Voltage Divisor'.$B$2]-[$'EE Data'.B282])" office:value-type="float" office:value="8123.89380530973" calcext:value-type="float">
            <text:p>8123.9</text:p>
          </table:table-cell>
          <table:table-cell table:formula="of:=MATCH([.C282];[$'Voltage Divisor'.$B$46:.$B$63];-1)" office:value-type="float" office:value="14" calcext:value-type="float">
            <text:p>14</text:p>
          </table:table-cell>
          <table:table-cell table:style-name="ce26" table:formula="of:=ROUND(([.C282]-INDIRECT(&quot;Voltage Divisor.D&quot;&amp;([.D282]+ROW([$'Voltage Divisor'.$A$46])-1)))/INDIRECT(&quot;Voltage Divisor.C&quot;&amp;([.D282]+ROW([$'Voltage Divisor'.$A$46])-1));0)" office:value-type="float" office:value="142" calcext:value-type="float">
            <text:p>142</text:p>
          </table:table-cell>
          <table:table-cell table:style-name="ce27" table:formula="of:=DEC2HEX([.E282])" office:value-type="string" office:string-value="8E" calcext:value-type="string">
            <text:p>0x8E</text:p>
          </table:table-cell>
          <table:table-cell table:number-columns-repeated="1018"/>
        </table:table-row>
        <table:table-row table:style-name="ro3">
          <table:table-cell table:style-name="ce4" office:value-type="float" office:value="277" calcext:value-type="float">
            <text:p>277</text:p>
          </table:table-cell>
          <table:table-cell table:style-name="ce24" table:formula="of:=([.A283]+[.$E$1])*[.$B$2]/[.$B$1]" office:value-type="float" office:value="2.24609375" calcext:value-type="float">
            <text:p>2.246</text:p>
          </table:table-cell>
          <table:table-cell table:style-name="ce25" table:formula="of:=[$'Voltage Divisor'.$B$3]*[$'EE Data'.B283]/([$'Voltage Divisor'.$B$2]-[$'EE Data'.B283])" office:value-type="float" office:value="8156.02836879433" calcext:value-type="float">
            <text:p>8156.0</text:p>
          </table:table-cell>
          <table:table-cell table:formula="of:=MATCH([.C283];[$'Voltage Divisor'.$B$46:.$B$63];-1)" office:value-type="float" office:value="14" calcext:value-type="float">
            <text:p>14</text:p>
          </table:table-cell>
          <table:table-cell table:style-name="ce26" table:formula="of:=ROUND(([.C283]-INDIRECT(&quot;Voltage Divisor.D&quot;&amp;([.D283]+ROW([$'Voltage Divisor'.$A$46])-1)))/INDIRECT(&quot;Voltage Divisor.C&quot;&amp;([.D283]+ROW([$'Voltage Divisor'.$A$46])-1));0)" office:value-type="float" office:value="142" calcext:value-type="float">
            <text:p>142</text:p>
          </table:table-cell>
          <table:table-cell table:style-name="ce27" table:formula="of:=DEC2HEX([.E283])" office:value-type="string" office:string-value="8E" calcext:value-type="string">
            <text:p>0x8E</text:p>
          </table:table-cell>
          <table:table-cell table:number-columns-repeated="1018"/>
        </table:table-row>
        <table:table-row table:style-name="ro3">
          <table:table-cell table:style-name="ce4" office:value-type="float" office:value="278" calcext:value-type="float">
            <text:p>278</text:p>
          </table:table-cell>
          <table:table-cell table:style-name="ce24" table:formula="of:=([.A284]+[.$E$1])*[.$B$2]/[.$B$1]" office:value-type="float" office:value="2.2509765625" calcext:value-type="float">
            <text:p>2.251</text:p>
          </table:table-cell>
          <table:table-cell table:style-name="ce25" table:formula="of:=[$'Voltage Divisor'.$B$3]*[$'EE Data'.B284]/([$'Voltage Divisor'.$B$2]-[$'EE Data'.B284])" office:value-type="float" office:value="8188.27708703375" calcext:value-type="float">
            <text:p>8188.3</text:p>
          </table:table-cell>
          <table:table-cell table:formula="of:=MATCH([.C284];[$'Voltage Divisor'.$B$46:.$B$63];-1)" office:value-type="float" office:value="14" calcext:value-type="float">
            <text:p>14</text:p>
          </table:table-cell>
          <table:table-cell table:style-name="ce26" table:formula="of:=ROUND(([.C284]-INDIRECT(&quot;Voltage Divisor.D&quot;&amp;([.D284]+ROW([$'Voltage Divisor'.$A$46])-1)))/INDIRECT(&quot;Voltage Divisor.C&quot;&amp;([.D284]+ROW([$'Voltage Divisor'.$A$46])-1));0)" office:value-type="float" office:value="142" calcext:value-type="float">
            <text:p>142</text:p>
          </table:table-cell>
          <table:table-cell table:style-name="ce27" table:formula="of:=DEC2HEX([.E284])" office:value-type="string" office:string-value="8E" calcext:value-type="string">
            <text:p>0x8E</text:p>
          </table:table-cell>
          <table:table-cell table:number-columns-repeated="1018"/>
        </table:table-row>
        <table:table-row table:style-name="ro3">
          <table:table-cell table:style-name="ce4" office:value-type="float" office:value="279" calcext:value-type="float">
            <text:p>279</text:p>
          </table:table-cell>
          <table:table-cell table:style-name="ce24" table:formula="of:=([.A285]+[.$E$1])*[.$B$2]/[.$B$1]" office:value-type="float" office:value="2.255859375" calcext:value-type="float">
            <text:p>2.256</text:p>
          </table:table-cell>
          <table:table-cell table:style-name="ce25" table:formula="of:=[$'Voltage Divisor'.$B$3]*[$'EE Data'.B285]/([$'Voltage Divisor'.$B$2]-[$'EE Data'.B285])" office:value-type="float" office:value="8220.64056939502" calcext:value-type="float">
            <text:p>8220.6</text:p>
          </table:table-cell>
          <table:table-cell table:formula="of:=MATCH([.C285];[$'Voltage Divisor'.$B$46:.$B$63];-1)" office:value-type="float" office:value="14" calcext:value-type="float">
            <text:p>14</text:p>
          </table:table-cell>
          <table:table-cell table:style-name="ce26" table:formula="of:=ROUND(([.C285]-INDIRECT(&quot;Voltage Divisor.D&quot;&amp;([.D285]+ROW([$'Voltage Divisor'.$A$46])-1)))/INDIRECT(&quot;Voltage Divisor.C&quot;&amp;([.D285]+ROW([$'Voltage Divisor'.$A$46])-1));0)" office:value-type="float" office:value="142" calcext:value-type="float">
            <text:p>142</text:p>
          </table:table-cell>
          <table:table-cell table:style-name="ce27" table:formula="of:=DEC2HEX([.E285])" office:value-type="string" office:string-value="8E" calcext:value-type="string">
            <text:p>0x8E</text:p>
          </table:table-cell>
          <table:table-cell table:number-columns-repeated="1018"/>
        </table:table-row>
        <table:table-row table:style-name="ro3">
          <table:table-cell table:style-name="ce4" office:value-type="float" office:value="280" calcext:value-type="float">
            <text:p>280</text:p>
          </table:table-cell>
          <table:table-cell table:style-name="ce24" table:formula="of:=([.A286]+[.$E$1])*[.$B$2]/[.$B$1]" office:value-type="float" office:value="2.2607421875" calcext:value-type="float">
            <text:p>2.261</text:p>
          </table:table-cell>
          <table:table-cell table:style-name="ce25" table:formula="of:=[$'Voltage Divisor'.$B$3]*[$'EE Data'.B286]/([$'Voltage Divisor'.$B$2]-[$'EE Data'.B286])" office:value-type="float" office:value="8253.11942959002" calcext:value-type="float">
            <text:p>8253.1</text:p>
          </table:table-cell>
          <table:table-cell table:formula="of:=MATCH([.C286];[$'Voltage Divisor'.$B$46:.$B$63];-1)" office:value-type="float" office:value="14" calcext:value-type="float">
            <text:p>14</text:p>
          </table:table-cell>
          <table:table-cell table:style-name="ce26" table:formula="of:=ROUND(([.C286]-INDIRECT(&quot;Voltage Divisor.D&quot;&amp;([.D286]+ROW([$'Voltage Divisor'.$A$46])-1)))/INDIRECT(&quot;Voltage Divisor.C&quot;&amp;([.D286]+ROW([$'Voltage Divisor'.$A$46])-1));0)" office:value-type="float" office:value="142" calcext:value-type="float">
            <text:p>142</text:p>
          </table:table-cell>
          <table:table-cell table:style-name="ce27" table:formula="of:=DEC2HEX([.E286])" office:value-type="string" office:string-value="8E" calcext:value-type="string">
            <text:p>0x8E</text:p>
          </table:table-cell>
          <table:table-cell table:number-columns-repeated="1018"/>
        </table:table-row>
        <table:table-row table:style-name="ro3">
          <table:table-cell table:style-name="ce4" office:value-type="float" office:value="281" calcext:value-type="float">
            <text:p>281</text:p>
          </table:table-cell>
          <table:table-cell table:style-name="ce24" table:formula="of:=([.A287]+[.$E$1])*[.$B$2]/[.$B$1]" office:value-type="float" office:value="2.265625" calcext:value-type="float">
            <text:p>2.266</text:p>
          </table:table-cell>
          <table:table-cell table:style-name="ce25" table:formula="of:=[$'Voltage Divisor'.$B$3]*[$'EE Data'.B287]/([$'Voltage Divisor'.$B$2]-[$'EE Data'.B287])" office:value-type="float" office:value="8285.71428571429" calcext:value-type="float">
            <text:p>8285.7</text:p>
          </table:table-cell>
          <table:table-cell table:formula="of:=MATCH([.C287];[$'Voltage Divisor'.$B$46:.$B$63];-1)" office:value-type="float" office:value="14" calcext:value-type="float">
            <text:p>14</text:p>
          </table:table-cell>
          <table:table-cell table:style-name="ce26" table:formula="of:=ROUND(([.C287]-INDIRECT(&quot;Voltage Divisor.D&quot;&amp;([.D287]+ROW([$'Voltage Divisor'.$A$46])-1)))/INDIRECT(&quot;Voltage Divisor.C&quot;&amp;([.D287]+ROW([$'Voltage Divisor'.$A$46])-1));0)" office:value-type="float" office:value="142" calcext:value-type="float">
            <text:p>142</text:p>
          </table:table-cell>
          <table:table-cell table:style-name="ce27" table:formula="of:=DEC2HEX([.E287])" office:value-type="string" office:string-value="8E" calcext:value-type="string">
            <text:p>0x8E</text:p>
          </table:table-cell>
          <table:table-cell table:number-columns-repeated="1018"/>
        </table:table-row>
        <table:table-row table:style-name="ro3">
          <table:table-cell table:style-name="ce4" office:value-type="float" office:value="282" calcext:value-type="float">
            <text:p>282</text:p>
          </table:table-cell>
          <table:table-cell table:style-name="ce24" table:formula="of:=([.A288]+[.$E$1])*[.$B$2]/[.$B$1]" office:value-type="float" office:value="2.2705078125" calcext:value-type="float">
            <text:p>2.271</text:p>
          </table:table-cell>
          <table:table-cell table:style-name="ce25" table:formula="of:=[$'Voltage Divisor'.$B$3]*[$'EE Data'.B288]/([$'Voltage Divisor'.$B$2]-[$'EE Data'.B288])" office:value-type="float" office:value="8318.42576028622" calcext:value-type="float">
            <text:p>8318.4</text:p>
          </table:table-cell>
          <table:table-cell table:formula="of:=MATCH([.C288];[$'Voltage Divisor'.$B$46:.$B$63];-1)" office:value-type="float" office:value="14" calcext:value-type="float">
            <text:p>14</text:p>
          </table:table-cell>
          <table:table-cell table:style-name="ce26" table:formula="of:=ROUND(([.C288]-INDIRECT(&quot;Voltage Divisor.D&quot;&amp;([.D288]+ROW([$'Voltage Divisor'.$A$46])-1)))/INDIRECT(&quot;Voltage Divisor.C&quot;&amp;([.D288]+ROW([$'Voltage Divisor'.$A$46])-1));0)" office:value-type="float" office:value="142" calcext:value-type="float">
            <text:p>142</text:p>
          </table:table-cell>
          <table:table-cell table:style-name="ce27" table:formula="of:=DEC2HEX([.E288])" office:value-type="string" office:string-value="8E" calcext:value-type="string">
            <text:p>0x8E</text:p>
          </table:table-cell>
          <table:table-cell table:number-columns-repeated="1018"/>
        </table:table-row>
        <table:table-row table:style-name="ro3">
          <table:table-cell table:style-name="ce4" office:value-type="float" office:value="283" calcext:value-type="float">
            <text:p>283</text:p>
          </table:table-cell>
          <table:table-cell table:style-name="ce24" table:formula="of:=([.A289]+[.$E$1])*[.$B$2]/[.$B$1]" office:value-type="float" office:value="2.275390625" calcext:value-type="float">
            <text:p>2.275</text:p>
          </table:table-cell>
          <table:table-cell table:style-name="ce25" table:formula="of:=[$'Voltage Divisor'.$B$3]*[$'EE Data'.B289]/([$'Voltage Divisor'.$B$2]-[$'EE Data'.B289])" office:value-type="float" office:value="8351.25448028674" calcext:value-type="float">
            <text:p>8351.3</text:p>
          </table:table-cell>
          <table:table-cell table:formula="of:=MATCH([.C289];[$'Voltage Divisor'.$B$46:.$B$63];-1)" office:value-type="float" office:value="14" calcext:value-type="float">
            <text:p>14</text:p>
          </table:table-cell>
          <table:table-cell table:style-name="ce26" table:formula="of:=ROUND(([.C289]-INDIRECT(&quot;Voltage Divisor.D&quot;&amp;([.D289]+ROW([$'Voltage Divisor'.$A$46])-1)))/INDIRECT(&quot;Voltage Divisor.C&quot;&amp;([.D289]+ROW([$'Voltage Divisor'.$A$46])-1));0)" office:value-type="float" office:value="142" calcext:value-type="float">
            <text:p>142</text:p>
          </table:table-cell>
          <table:table-cell table:style-name="ce27" table:formula="of:=DEC2HEX([.E289])" office:value-type="string" office:string-value="8E" calcext:value-type="string">
            <text:p>0x8E</text:p>
          </table:table-cell>
          <table:table-cell table:number-columns-repeated="1018"/>
        </table:table-row>
        <table:table-row table:style-name="ro3">
          <table:table-cell table:style-name="ce4" office:value-type="float" office:value="284" calcext:value-type="float">
            <text:p>284</text:p>
          </table:table-cell>
          <table:table-cell table:style-name="ce24" table:formula="of:=([.A290]+[.$E$1])*[.$B$2]/[.$B$1]" office:value-type="float" office:value="2.2802734375" calcext:value-type="float">
            <text:p>2.280</text:p>
          </table:table-cell>
          <table:table-cell table:style-name="ce25" table:formula="of:=[$'Voltage Divisor'.$B$3]*[$'EE Data'.B290]/([$'Voltage Divisor'.$B$2]-[$'EE Data'.B290])" office:value-type="float" office:value="8384.20107719928" calcext:value-type="float">
            <text:p>8384.2</text:p>
          </table:table-cell>
          <table:table-cell table:formula="of:=MATCH([.C290];[$'Voltage Divisor'.$B$46:.$B$63];-1)" office:value-type="float" office:value="14" calcext:value-type="float">
            <text:p>14</text:p>
          </table:table-cell>
          <table:table-cell table:style-name="ce26" table:formula="of:=ROUND(([.C290]-INDIRECT(&quot;Voltage Divisor.D&quot;&amp;([.D290]+ROW([$'Voltage Divisor'.$A$46])-1)))/INDIRECT(&quot;Voltage Divisor.C&quot;&amp;([.D290]+ROW([$'Voltage Divisor'.$A$46])-1));0)" office:value-type="float" office:value="141" calcext:value-type="float">
            <text:p>141</text:p>
          </table:table-cell>
          <table:table-cell table:style-name="ce27" table:formula="of:=DEC2HEX([.E290])" office:value-type="string" office:string-value="8D" calcext:value-type="string">
            <text:p>0x8D</text:p>
          </table:table-cell>
          <table:table-cell table:number-columns-repeated="1018"/>
        </table:table-row>
        <table:table-row table:style-name="ro3">
          <table:table-cell table:style-name="ce4" office:value-type="float" office:value="285" calcext:value-type="float">
            <text:p>285</text:p>
          </table:table-cell>
          <table:table-cell table:style-name="ce24" table:formula="of:=([.A291]+[.$E$1])*[.$B$2]/[.$B$1]" office:value-type="float" office:value="2.28515625" calcext:value-type="float">
            <text:p>2.285</text:p>
          </table:table-cell>
          <table:table-cell table:style-name="ce25" table:formula="of:=[$'Voltage Divisor'.$B$3]*[$'EE Data'.B291]/([$'Voltage Divisor'.$B$2]-[$'EE Data'.B291])" office:value-type="float" office:value="8417.26618705036" calcext:value-type="float">
            <text:p>8417.3</text:p>
          </table:table-cell>
          <table:table-cell table:formula="of:=MATCH([.C291];[$'Voltage Divisor'.$B$46:.$B$63];-1)" office:value-type="float" office:value="14" calcext:value-type="float">
            <text:p>14</text:p>
          </table:table-cell>
          <table:table-cell table:style-name="ce26" table:formula="of:=ROUND(([.C291]-INDIRECT(&quot;Voltage Divisor.D&quot;&amp;([.D291]+ROW([$'Voltage Divisor'.$A$46])-1)))/INDIRECT(&quot;Voltage Divisor.C&quot;&amp;([.D291]+ROW([$'Voltage Divisor'.$A$46])-1));0)" office:value-type="float" office:value="141" calcext:value-type="float">
            <text:p>141</text:p>
          </table:table-cell>
          <table:table-cell table:style-name="ce27" table:formula="of:=DEC2HEX([.E291])" office:value-type="string" office:string-value="8D" calcext:value-type="string">
            <text:p>0x8D</text:p>
          </table:table-cell>
          <table:table-cell table:number-columns-repeated="1018"/>
        </table:table-row>
        <table:table-row table:style-name="ro3">
          <table:table-cell table:style-name="ce4" office:value-type="float" office:value="286" calcext:value-type="float">
            <text:p>286</text:p>
          </table:table-cell>
          <table:table-cell table:style-name="ce24" table:formula="of:=([.A292]+[.$E$1])*[.$B$2]/[.$B$1]" office:value-type="float" office:value="2.2900390625" calcext:value-type="float">
            <text:p>2.290</text:p>
          </table:table-cell>
          <table:table-cell table:style-name="ce25" table:formula="of:=[$'Voltage Divisor'.$B$3]*[$'EE Data'.B292]/([$'Voltage Divisor'.$B$2]-[$'EE Data'.B292])" office:value-type="float" office:value="8450.45045045045" calcext:value-type="float">
            <text:p>8450.5</text:p>
          </table:table-cell>
          <table:table-cell table:formula="of:=MATCH([.C292];[$'Voltage Divisor'.$B$46:.$B$63];-1)" office:value-type="float" office:value="14" calcext:value-type="float">
            <text:p>14</text:p>
          </table:table-cell>
          <table:table-cell table:style-name="ce26" table:formula="of:=ROUND(([.C292]-INDIRECT(&quot;Voltage Divisor.D&quot;&amp;([.D292]+ROW([$'Voltage Divisor'.$A$46])-1)))/INDIRECT(&quot;Voltage Divisor.C&quot;&amp;([.D292]+ROW([$'Voltage Divisor'.$A$46])-1));0)" office:value-type="float" office:value="141" calcext:value-type="float">
            <text:p>141</text:p>
          </table:table-cell>
          <table:table-cell table:style-name="ce27" table:formula="of:=DEC2HEX([.E292])" office:value-type="string" office:string-value="8D" calcext:value-type="string">
            <text:p>0x8D</text:p>
          </table:table-cell>
          <table:table-cell table:number-columns-repeated="1018"/>
        </table:table-row>
        <table:table-row table:style-name="ro3">
          <table:table-cell table:style-name="ce4" office:value-type="float" office:value="287" calcext:value-type="float">
            <text:p>287</text:p>
          </table:table-cell>
          <table:table-cell table:style-name="ce24" table:formula="of:=([.A293]+[.$E$1])*[.$B$2]/[.$B$1]" office:value-type="float" office:value="2.294921875" calcext:value-type="float">
            <text:p>2.295</text:p>
          </table:table-cell>
          <table:table-cell table:style-name="ce25" table:formula="of:=[$'Voltage Divisor'.$B$3]*[$'EE Data'.B293]/([$'Voltage Divisor'.$B$2]-[$'EE Data'.B293])" office:value-type="float" office:value="8483.75451263538" calcext:value-type="float">
            <text:p>8483.8</text:p>
          </table:table-cell>
          <table:table-cell table:formula="of:=MATCH([.C293];[$'Voltage Divisor'.$B$46:.$B$63];-1)" office:value-type="float" office:value="14" calcext:value-type="float">
            <text:p>14</text:p>
          </table:table-cell>
          <table:table-cell table:style-name="ce26" table:formula="of:=ROUND(([.C293]-INDIRECT(&quot;Voltage Divisor.D&quot;&amp;([.D293]+ROW([$'Voltage Divisor'.$A$46])-1)))/INDIRECT(&quot;Voltage Divisor.C&quot;&amp;([.D293]+ROW([$'Voltage Divisor'.$A$46])-1));0)" office:value-type="float" office:value="141" calcext:value-type="float">
            <text:p>141</text:p>
          </table:table-cell>
          <table:table-cell table:style-name="ce27" table:formula="of:=DEC2HEX([.E293])" office:value-type="string" office:string-value="8D" calcext:value-type="string">
            <text:p>0x8D</text:p>
          </table:table-cell>
          <table:table-cell table:number-columns-repeated="1018"/>
        </table:table-row>
        <table:table-row table:style-name="ro3">
          <table:table-cell table:style-name="ce4" office:value-type="float" office:value="288" calcext:value-type="float">
            <text:p>288</text:p>
          </table:table-cell>
          <table:table-cell table:style-name="ce24" table:formula="of:=([.A294]+[.$E$1])*[.$B$2]/[.$B$1]" office:value-type="float" office:value="2.2998046875" calcext:value-type="float">
            <text:p>2.300</text:p>
          </table:table-cell>
          <table:table-cell table:style-name="ce25" table:formula="of:=[$'Voltage Divisor'.$B$3]*[$'EE Data'.B294]/([$'Voltage Divisor'.$B$2]-[$'EE Data'.B294])" office:value-type="float" office:value="8517.17902350814" calcext:value-type="float">
            <text:p>8517.2</text:p>
          </table:table-cell>
          <table:table-cell table:formula="of:=MATCH([.C294];[$'Voltage Divisor'.$B$46:.$B$63];-1)" office:value-type="float" office:value="14" calcext:value-type="float">
            <text:p>14</text:p>
          </table:table-cell>
          <table:table-cell table:style-name="ce26" table:formula="of:=ROUND(([.C294]-INDIRECT(&quot;Voltage Divisor.D&quot;&amp;([.D294]+ROW([$'Voltage Divisor'.$A$46])-1)))/INDIRECT(&quot;Voltage Divisor.C&quot;&amp;([.D294]+ROW([$'Voltage Divisor'.$A$46])-1));0)" office:value-type="float" office:value="141" calcext:value-type="float">
            <text:p>141</text:p>
          </table:table-cell>
          <table:table-cell table:style-name="ce27" table:formula="of:=DEC2HEX([.E294])" office:value-type="string" office:string-value="8D" calcext:value-type="string">
            <text:p>0x8D</text:p>
          </table:table-cell>
          <table:table-cell table:number-columns-repeated="1018"/>
        </table:table-row>
        <table:table-row table:style-name="ro3">
          <table:table-cell table:style-name="ce4" office:value-type="float" office:value="289" calcext:value-type="float">
            <text:p>289</text:p>
          </table:table-cell>
          <table:table-cell table:style-name="ce24" table:formula="of:=([.A295]+[.$E$1])*[.$B$2]/[.$B$1]" office:value-type="float" office:value="2.3046875" calcext:value-type="float">
            <text:p>2.305</text:p>
          </table:table-cell>
          <table:table-cell table:style-name="ce25" table:formula="of:=[$'Voltage Divisor'.$B$3]*[$'EE Data'.B295]/([$'Voltage Divisor'.$B$2]-[$'EE Data'.B295])" office:value-type="float" office:value="8550.72463768116" calcext:value-type="float">
            <text:p>8550.7</text:p>
          </table:table-cell>
          <table:table-cell table:formula="of:=MATCH([.C295];[$'Voltage Divisor'.$B$46:.$B$63];-1)" office:value-type="float" office:value="14" calcext:value-type="float">
            <text:p>14</text:p>
          </table:table-cell>
          <table:table-cell table:style-name="ce26" table:formula="of:=ROUND(([.C295]-INDIRECT(&quot;Voltage Divisor.D&quot;&amp;([.D295]+ROW([$'Voltage Divisor'.$A$46])-1)))/INDIRECT(&quot;Voltage Divisor.C&quot;&amp;([.D295]+ROW([$'Voltage Divisor'.$A$46])-1));0)" office:value-type="float" office:value="141" calcext:value-type="float">
            <text:p>141</text:p>
          </table:table-cell>
          <table:table-cell table:style-name="ce27" table:formula="of:=DEC2HEX([.E295])" office:value-type="string" office:string-value="8D" calcext:value-type="string">
            <text:p>0x8D</text:p>
          </table:table-cell>
          <table:table-cell table:number-columns-repeated="1018"/>
        </table:table-row>
        <table:table-row table:style-name="ro3">
          <table:table-cell table:style-name="ce4" office:value-type="float" office:value="290" calcext:value-type="float">
            <text:p>290</text:p>
          </table:table-cell>
          <table:table-cell table:style-name="ce24" table:formula="of:=([.A296]+[.$E$1])*[.$B$2]/[.$B$1]" office:value-type="float" office:value="2.3095703125" calcext:value-type="float">
            <text:p>2.310</text:p>
          </table:table-cell>
          <table:table-cell table:style-name="ce25" table:formula="of:=[$'Voltage Divisor'.$B$3]*[$'EE Data'.B296]/([$'Voltage Divisor'.$B$2]-[$'EE Data'.B296])" office:value-type="float" office:value="8584.39201451906" calcext:value-type="float">
            <text:p>8584.4</text:p>
          </table:table-cell>
          <table:table-cell table:formula="of:=MATCH([.C296];[$'Voltage Divisor'.$B$46:.$B$63];-1)" office:value-type="float" office:value="14" calcext:value-type="float">
            <text:p>14</text:p>
          </table:table-cell>
          <table:table-cell table:style-name="ce26" table:formula="of:=ROUND(([.C296]-INDIRECT(&quot;Voltage Divisor.D&quot;&amp;([.D296]+ROW([$'Voltage Divisor'.$A$46])-1)))/INDIRECT(&quot;Voltage Divisor.C&quot;&amp;([.D296]+ROW([$'Voltage Divisor'.$A$46])-1));0)" office:value-type="float" office:value="141" calcext:value-type="float">
            <text:p>141</text:p>
          </table:table-cell>
          <table:table-cell table:style-name="ce27" table:formula="of:=DEC2HEX([.E296])" office:value-type="string" office:string-value="8D" calcext:value-type="string">
            <text:p>0x8D</text:p>
          </table:table-cell>
          <table:table-cell table:number-columns-repeated="1018"/>
        </table:table-row>
        <table:table-row table:style-name="ro3">
          <table:table-cell table:style-name="ce4" office:value-type="float" office:value="291" calcext:value-type="float">
            <text:p>291</text:p>
          </table:table-cell>
          <table:table-cell table:style-name="ce24" table:formula="of:=([.A297]+[.$E$1])*[.$B$2]/[.$B$1]" office:value-type="float" office:value="2.314453125" calcext:value-type="float">
            <text:p>2.314</text:p>
          </table:table-cell>
          <table:table-cell table:style-name="ce25" table:formula="of:=[$'Voltage Divisor'.$B$3]*[$'EE Data'.B297]/([$'Voltage Divisor'.$B$2]-[$'EE Data'.B297])" office:value-type="float" office:value="8618.18181818182" calcext:value-type="float">
            <text:p>8618.2</text:p>
          </table:table-cell>
          <table:table-cell table:formula="of:=MATCH([.C297];[$'Voltage Divisor'.$B$46:.$B$63];-1)" office:value-type="float" office:value="14" calcext:value-type="float">
            <text:p>14</text:p>
          </table:table-cell>
          <table:table-cell table:style-name="ce26" table:formula="of:=ROUND(([.C297]-INDIRECT(&quot;Voltage Divisor.D&quot;&amp;([.D297]+ROW([$'Voltage Divisor'.$A$46])-1)))/INDIRECT(&quot;Voltage Divisor.C&quot;&amp;([.D297]+ROW([$'Voltage Divisor'.$A$46])-1));0)" office:value-type="float" office:value="141" calcext:value-type="float">
            <text:p>141</text:p>
          </table:table-cell>
          <table:table-cell table:style-name="ce27" table:formula="of:=DEC2HEX([.E297])" office:value-type="string" office:string-value="8D" calcext:value-type="string">
            <text:p>0x8D</text:p>
          </table:table-cell>
          <table:table-cell table:number-columns-repeated="1018"/>
        </table:table-row>
        <table:table-row table:style-name="ro3">
          <table:table-cell table:style-name="ce4" office:value-type="float" office:value="292" calcext:value-type="float">
            <text:p>292</text:p>
          </table:table-cell>
          <table:table-cell table:style-name="ce24" table:formula="of:=([.A298]+[.$E$1])*[.$B$2]/[.$B$1]" office:value-type="float" office:value="2.3193359375" calcext:value-type="float">
            <text:p>2.319</text:p>
          </table:table-cell>
          <table:table-cell table:style-name="ce25" table:formula="of:=[$'Voltage Divisor'.$B$3]*[$'EE Data'.B298]/([$'Voltage Divisor'.$B$2]-[$'EE Data'.B298])" office:value-type="float" office:value="8652.09471766849" calcext:value-type="float">
            <text:p>8652.1</text:p>
          </table:table-cell>
          <table:table-cell table:formula="of:=MATCH([.C298];[$'Voltage Divisor'.$B$46:.$B$63];-1)" office:value-type="float" office:value="14" calcext:value-type="float">
            <text:p>14</text:p>
          </table:table-cell>
          <table:table-cell table:style-name="ce26" table:formula="of:=ROUND(([.C298]-INDIRECT(&quot;Voltage Divisor.D&quot;&amp;([.D298]+ROW([$'Voltage Divisor'.$A$46])-1)))/INDIRECT(&quot;Voltage Divisor.C&quot;&amp;([.D298]+ROW([$'Voltage Divisor'.$A$46])-1));0)" office:value-type="float" office:value="140" calcext:value-type="float">
            <text:p>140</text:p>
          </table:table-cell>
          <table:table-cell table:style-name="ce27" table:formula="of:=DEC2HEX([.E298])" office:value-type="string" office:string-value="8C" calcext:value-type="string">
            <text:p>0x8C</text:p>
          </table:table-cell>
          <table:table-cell table:number-columns-repeated="1018"/>
        </table:table-row>
        <table:table-row table:style-name="ro3">
          <table:table-cell table:style-name="ce4" office:value-type="float" office:value="293" calcext:value-type="float">
            <text:p>293</text:p>
          </table:table-cell>
          <table:table-cell table:style-name="ce24" table:formula="of:=([.A299]+[.$E$1])*[.$B$2]/[.$B$1]" office:value-type="float" office:value="2.32421875" calcext:value-type="float">
            <text:p>2.324</text:p>
          </table:table-cell>
          <table:table-cell table:style-name="ce25" table:formula="of:=[$'Voltage Divisor'.$B$3]*[$'EE Data'.B299]/([$'Voltage Divisor'.$B$2]-[$'EE Data'.B299])" office:value-type="float" office:value="8686.13138686131" calcext:value-type="float">
            <text:p>8686.1</text:p>
          </table:table-cell>
          <table:table-cell table:formula="of:=MATCH([.C299];[$'Voltage Divisor'.$B$46:.$B$63];-1)" office:value-type="float" office:value="14" calcext:value-type="float">
            <text:p>14</text:p>
          </table:table-cell>
          <table:table-cell table:style-name="ce26" table:formula="of:=ROUND(([.C299]-INDIRECT(&quot;Voltage Divisor.D&quot;&amp;([.D299]+ROW([$'Voltage Divisor'.$A$46])-1)))/INDIRECT(&quot;Voltage Divisor.C&quot;&amp;([.D299]+ROW([$'Voltage Divisor'.$A$46])-1));0)" office:value-type="float" office:value="140" calcext:value-type="float">
            <text:p>140</text:p>
          </table:table-cell>
          <table:table-cell table:style-name="ce27" table:formula="of:=DEC2HEX([.E299])" office:value-type="string" office:string-value="8C" calcext:value-type="string">
            <text:p>0x8C</text:p>
          </table:table-cell>
          <table:table-cell table:number-columns-repeated="1018"/>
        </table:table-row>
        <table:table-row table:style-name="ro3">
          <table:table-cell table:style-name="ce4" office:value-type="float" office:value="294" calcext:value-type="float">
            <text:p>294</text:p>
          </table:table-cell>
          <table:table-cell table:style-name="ce24" table:formula="of:=([.A300]+[.$E$1])*[.$B$2]/[.$B$1]" office:value-type="float" office:value="2.3291015625" calcext:value-type="float">
            <text:p>2.329</text:p>
          </table:table-cell>
          <table:table-cell table:style-name="ce25" table:formula="of:=[$'Voltage Divisor'.$B$3]*[$'EE Data'.B300]/([$'Voltage Divisor'.$B$2]-[$'EE Data'.B300])" office:value-type="float" office:value="8720.29250457038" calcext:value-type="float">
            <text:p>8720.3</text:p>
          </table:table-cell>
          <table:table-cell table:formula="of:=MATCH([.C300];[$'Voltage Divisor'.$B$46:.$B$63];-1)" office:value-type="float" office:value="14" calcext:value-type="float">
            <text:p>14</text:p>
          </table:table-cell>
          <table:table-cell table:style-name="ce26" table:formula="of:=ROUND(([.C300]-INDIRECT(&quot;Voltage Divisor.D&quot;&amp;([.D300]+ROW([$'Voltage Divisor'.$A$46])-1)))/INDIRECT(&quot;Voltage Divisor.C&quot;&amp;([.D300]+ROW([$'Voltage Divisor'.$A$46])-1));0)" office:value-type="float" office:value="140" calcext:value-type="float">
            <text:p>140</text:p>
          </table:table-cell>
          <table:table-cell table:style-name="ce27" table:formula="of:=DEC2HEX([.E300])" office:value-type="string" office:string-value="8C" calcext:value-type="string">
            <text:p>0x8C</text:p>
          </table:table-cell>
          <table:table-cell table:number-columns-repeated="1018"/>
        </table:table-row>
        <table:table-row table:style-name="ro3">
          <table:table-cell table:style-name="ce4" office:value-type="float" office:value="295" calcext:value-type="float">
            <text:p>295</text:p>
          </table:table-cell>
          <table:table-cell table:style-name="ce24" table:formula="of:=([.A301]+[.$E$1])*[.$B$2]/[.$B$1]" office:value-type="float" office:value="2.333984375" calcext:value-type="float">
            <text:p>2.334</text:p>
          </table:table-cell>
          <table:table-cell table:style-name="ce25" table:formula="of:=[$'Voltage Divisor'.$B$3]*[$'EE Data'.B301]/([$'Voltage Divisor'.$B$2]-[$'EE Data'.B301])" office:value-type="float" office:value="8754.57875457876" calcext:value-type="float">
            <text:p>8754.6</text:p>
          </table:table-cell>
          <table:table-cell table:formula="of:=MATCH([.C301];[$'Voltage Divisor'.$B$46:.$B$63];-1)" office:value-type="float" office:value="14" calcext:value-type="float">
            <text:p>14</text:p>
          </table:table-cell>
          <table:table-cell table:style-name="ce26" table:formula="of:=ROUND(([.C301]-INDIRECT(&quot;Voltage Divisor.D&quot;&amp;([.D301]+ROW([$'Voltage Divisor'.$A$46])-1)))/INDIRECT(&quot;Voltage Divisor.C&quot;&amp;([.D301]+ROW([$'Voltage Divisor'.$A$46])-1));0)" office:value-type="float" office:value="140" calcext:value-type="float">
            <text:p>140</text:p>
          </table:table-cell>
          <table:table-cell table:style-name="ce27" table:formula="of:=DEC2HEX([.E301])" office:value-type="string" office:string-value="8C" calcext:value-type="string">
            <text:p>0x8C</text:p>
          </table:table-cell>
          <table:table-cell table:number-columns-repeated="1018"/>
        </table:table-row>
        <table:table-row table:style-name="ro3">
          <table:table-cell table:style-name="ce4" office:value-type="float" office:value="296" calcext:value-type="float">
            <text:p>296</text:p>
          </table:table-cell>
          <table:table-cell table:style-name="ce24" table:formula="of:=([.A302]+[.$E$1])*[.$B$2]/[.$B$1]" office:value-type="float" office:value="2.3388671875" calcext:value-type="float">
            <text:p>2.339</text:p>
          </table:table-cell>
          <table:table-cell table:style-name="ce25" table:formula="of:=[$'Voltage Divisor'.$B$3]*[$'EE Data'.B302]/([$'Voltage Divisor'.$B$2]-[$'EE Data'.B302])" office:value-type="float" office:value="8788.99082568807" calcext:value-type="float">
            <text:p>8789.0</text:p>
          </table:table-cell>
          <table:table-cell table:formula="of:=MATCH([.C302];[$'Voltage Divisor'.$B$46:.$B$63];-1)" office:value-type="float" office:value="13" calcext:value-type="float">
            <text:p>13</text:p>
          </table:table-cell>
          <table:table-cell table:style-name="ce26" table:formula="of:=ROUND(([.C302]-INDIRECT(&quot;Voltage Divisor.D&quot;&amp;([.D302]+ROW([$'Voltage Divisor'.$A$46])-1)))/INDIRECT(&quot;Voltage Divisor.C&quot;&amp;([.D302]+ROW([$'Voltage Divisor'.$A$46])-1));0)" office:value-type="float" office:value="138" calcext:value-type="float">
            <text:p>138</text:p>
          </table:table-cell>
          <table:table-cell table:style-name="ce27" table:formula="of:=DEC2HEX([.E302])" office:value-type="string" office:string-value="8A" calcext:value-type="string">
            <text:p>0x8A</text:p>
          </table:table-cell>
          <table:table-cell table:number-columns-repeated="1018"/>
        </table:table-row>
        <table:table-row table:style-name="ro3">
          <table:table-cell table:style-name="ce4" office:value-type="float" office:value="297" calcext:value-type="float">
            <text:p>297</text:p>
          </table:table-cell>
          <table:table-cell table:style-name="ce24" table:formula="of:=([.A303]+[.$E$1])*[.$B$2]/[.$B$1]" office:value-type="float" office:value="2.34375" calcext:value-type="float">
            <text:p>2.344</text:p>
          </table:table-cell>
          <table:table-cell table:style-name="ce25" table:formula="of:=[$'Voltage Divisor'.$B$3]*[$'EE Data'.B303]/([$'Voltage Divisor'.$B$2]-[$'EE Data'.B303])" office:value-type="float" office:value="8823.52941176471" calcext:value-type="float">
            <text:p>8823.5</text:p>
          </table:table-cell>
          <table:table-cell table:formula="of:=MATCH([.C303];[$'Voltage Divisor'.$B$46:.$B$63];-1)" office:value-type="float" office:value="13" calcext:value-type="float">
            <text:p>13</text:p>
          </table:table-cell>
          <table:table-cell table:style-name="ce26" table:formula="of:=ROUND(([.C303]-INDIRECT(&quot;Voltage Divisor.D&quot;&amp;([.D303]+ROW([$'Voltage Divisor'.$A$46])-1)))/INDIRECT(&quot;Voltage Divisor.C&quot;&amp;([.D303]+ROW([$'Voltage Divisor'.$A$46])-1));0)" office:value-type="float" office:value="138" calcext:value-type="float">
            <text:p>138</text:p>
          </table:table-cell>
          <table:table-cell table:style-name="ce27" table:formula="of:=DEC2HEX([.E303])" office:value-type="string" office:string-value="8A" calcext:value-type="string">
            <text:p>0x8A</text:p>
          </table:table-cell>
          <table:table-cell table:number-columns-repeated="1018"/>
        </table:table-row>
        <table:table-row table:style-name="ro3">
          <table:table-cell table:style-name="ce4" office:value-type="float" office:value="298" calcext:value-type="float">
            <text:p>298</text:p>
          </table:table-cell>
          <table:table-cell table:style-name="ce24" table:formula="of:=([.A304]+[.$E$1])*[.$B$2]/[.$B$1]" office:value-type="float" office:value="2.3486328125" calcext:value-type="float">
            <text:p>2.349</text:p>
          </table:table-cell>
          <table:table-cell table:style-name="ce25" table:formula="of:=[$'Voltage Divisor'.$B$3]*[$'EE Data'.B304]/([$'Voltage Divisor'.$B$2]-[$'EE Data'.B304])" office:value-type="float" office:value="8858.19521178637" calcext:value-type="float">
            <text:p>8858.2</text:p>
          </table:table-cell>
          <table:table-cell table:formula="of:=MATCH([.C304];[$'Voltage Divisor'.$B$46:.$B$63];-1)" office:value-type="float" office:value="13" calcext:value-type="float">
            <text:p>13</text:p>
          </table:table-cell>
          <table:table-cell table:style-name="ce26" table:formula="of:=ROUND(([.C304]-INDIRECT(&quot;Voltage Divisor.D&quot;&amp;([.D304]+ROW([$'Voltage Divisor'.$A$46])-1)))/INDIRECT(&quot;Voltage Divisor.C&quot;&amp;([.D304]+ROW([$'Voltage Divisor'.$A$46])-1));0)" office:value-type="float" office:value="138" calcext:value-type="float">
            <text:p>138</text:p>
          </table:table-cell>
          <table:table-cell table:style-name="ce27" table:formula="of:=DEC2HEX([.E304])" office:value-type="string" office:string-value="8A" calcext:value-type="string">
            <text:p>0x8A</text:p>
          </table:table-cell>
          <table:table-cell table:number-columns-repeated="1018"/>
        </table:table-row>
        <table:table-row table:style-name="ro3">
          <table:table-cell table:style-name="ce4" office:value-type="float" office:value="299" calcext:value-type="float">
            <text:p>299</text:p>
          </table:table-cell>
          <table:table-cell table:style-name="ce24" table:formula="of:=([.A305]+[.$E$1])*[.$B$2]/[.$B$1]" office:value-type="float" office:value="2.353515625" calcext:value-type="float">
            <text:p>2.354</text:p>
          </table:table-cell>
          <table:table-cell table:style-name="ce25" table:formula="of:=[$'Voltage Divisor'.$B$3]*[$'EE Data'.B305]/([$'Voltage Divisor'.$B$2]-[$'EE Data'.B305])" office:value-type="float" office:value="8892.9889298893" calcext:value-type="float">
            <text:p>8893.0</text:p>
          </table:table-cell>
          <table:table-cell table:formula="of:=MATCH([.C305];[$'Voltage Divisor'.$B$46:.$B$63];-1)" office:value-type="float" office:value="13" calcext:value-type="float">
            <text:p>13</text:p>
          </table:table-cell>
          <table:table-cell table:style-name="ce26" table:formula="of:=ROUND(([.C305]-INDIRECT(&quot;Voltage Divisor.D&quot;&amp;([.D305]+ROW([$'Voltage Divisor'.$A$46])-1)))/INDIRECT(&quot;Voltage Divisor.C&quot;&amp;([.D305]+ROW([$'Voltage Divisor'.$A$46])-1));0)" office:value-type="float" office:value="138" calcext:value-type="float">
            <text:p>138</text:p>
          </table:table-cell>
          <table:table-cell table:style-name="ce27" table:formula="of:=DEC2HEX([.E305])" office:value-type="string" office:string-value="8A" calcext:value-type="string">
            <text:p>0x8A</text:p>
          </table:table-cell>
          <table:table-cell table:number-columns-repeated="1018"/>
        </table:table-row>
        <table:table-row table:style-name="ro3">
          <table:table-cell table:style-name="ce4" office:value-type="float" office:value="300" calcext:value-type="float">
            <text:p>300</text:p>
          </table:table-cell>
          <table:table-cell table:style-name="ce24" table:formula="of:=([.A306]+[.$E$1])*[.$B$2]/[.$B$1]" office:value-type="float" office:value="2.3583984375" calcext:value-type="float">
            <text:p>2.358</text:p>
          </table:table-cell>
          <table:table-cell table:style-name="ce25" table:formula="of:=[$'Voltage Divisor'.$B$3]*[$'EE Data'.B306]/([$'Voltage Divisor'.$B$2]-[$'EE Data'.B306])" office:value-type="float" office:value="8927.9112754159" calcext:value-type="float">
            <text:p>8927.9</text:p>
          </table:table-cell>
          <table:table-cell table:formula="of:=MATCH([.C306];[$'Voltage Divisor'.$B$46:.$B$63];-1)" office:value-type="float" office:value="13" calcext:value-type="float">
            <text:p>13</text:p>
          </table:table-cell>
          <table:table-cell table:style-name="ce26" table:formula="of:=ROUND(([.C306]-INDIRECT(&quot;Voltage Divisor.D&quot;&amp;([.D306]+ROW([$'Voltage Divisor'.$A$46])-1)))/INDIRECT(&quot;Voltage Divisor.C&quot;&amp;([.D306]+ROW([$'Voltage Divisor'.$A$46])-1));0)" office:value-type="float" office:value="137" calcext:value-type="float">
            <text:p>137</text:p>
          </table:table-cell>
          <table:table-cell table:style-name="ce27" table:formula="of:=DEC2HEX([.E306])" office:value-type="string" office:string-value="89" calcext:value-type="string">
            <text:p>0x89</text:p>
          </table:table-cell>
          <table:table-cell table:number-columns-repeated="1018"/>
        </table:table-row>
        <table:table-row table:style-name="ro3">
          <table:table-cell table:style-name="ce4" office:value-type="float" office:value="301" calcext:value-type="float">
            <text:p>301</text:p>
          </table:table-cell>
          <table:table-cell table:style-name="ce24" table:formula="of:=([.A307]+[.$E$1])*[.$B$2]/[.$B$1]" office:value-type="float" office:value="2.36328125" calcext:value-type="float">
            <text:p>2.363</text:p>
          </table:table-cell>
          <table:table-cell table:style-name="ce25" table:formula="of:=[$'Voltage Divisor'.$B$3]*[$'EE Data'.B307]/([$'Voltage Divisor'.$B$2]-[$'EE Data'.B307])" office:value-type="float" office:value="8962.96296296296" calcext:value-type="float">
            <text:p>8963.0</text:p>
          </table:table-cell>
          <table:table-cell table:formula="of:=MATCH([.C307];[$'Voltage Divisor'.$B$46:.$B$63];-1)" office:value-type="float" office:value="13" calcext:value-type="float">
            <text:p>13</text:p>
          </table:table-cell>
          <table:table-cell table:style-name="ce26" table:formula="of:=ROUND(([.C307]-INDIRECT(&quot;Voltage Divisor.D&quot;&amp;([.D307]+ROW([$'Voltage Divisor'.$A$46])-1)))/INDIRECT(&quot;Voltage Divisor.C&quot;&amp;([.D307]+ROW([$'Voltage Divisor'.$A$46])-1));0)" office:value-type="float" office:value="137" calcext:value-type="float">
            <text:p>137</text:p>
          </table:table-cell>
          <table:table-cell table:style-name="ce27" table:formula="of:=DEC2HEX([.E307])" office:value-type="string" office:string-value="89" calcext:value-type="string">
            <text:p>0x89</text:p>
          </table:table-cell>
          <table:table-cell table:number-columns-repeated="1018"/>
        </table:table-row>
        <table:table-row table:style-name="ro3">
          <table:table-cell table:style-name="ce4" office:value-type="float" office:value="302" calcext:value-type="float">
            <text:p>302</text:p>
          </table:table-cell>
          <table:table-cell table:style-name="ce24" table:formula="of:=([.A308]+[.$E$1])*[.$B$2]/[.$B$1]" office:value-type="float" office:value="2.3681640625" calcext:value-type="float">
            <text:p>2.368</text:p>
          </table:table-cell>
          <table:table-cell table:style-name="ce25" table:formula="of:=[$'Voltage Divisor'.$B$3]*[$'EE Data'.B308]/([$'Voltage Divisor'.$B$2]-[$'EE Data'.B308])" office:value-type="float" office:value="8998.14471243043" calcext:value-type="float">
            <text:p>8998.1</text:p>
          </table:table-cell>
          <table:table-cell table:formula="of:=MATCH([.C308];[$'Voltage Divisor'.$B$46:.$B$63];-1)" office:value-type="float" office:value="13" calcext:value-type="float">
            <text:p>13</text:p>
          </table:table-cell>
          <table:table-cell table:style-name="ce26" table:formula="of:=ROUND(([.C308]-INDIRECT(&quot;Voltage Divisor.D&quot;&amp;([.D308]+ROW([$'Voltage Divisor'.$A$46])-1)))/INDIRECT(&quot;Voltage Divisor.C&quot;&amp;([.D308]+ROW([$'Voltage Divisor'.$A$46])-1));0)" office:value-type="float" office:value="137" calcext:value-type="float">
            <text:p>137</text:p>
          </table:table-cell>
          <table:table-cell table:style-name="ce27" table:formula="of:=DEC2HEX([.E308])" office:value-type="string" office:string-value="89" calcext:value-type="string">
            <text:p>0x89</text:p>
          </table:table-cell>
          <table:table-cell table:number-columns-repeated="1018"/>
        </table:table-row>
        <table:table-row table:style-name="ro3">
          <table:table-cell table:style-name="ce4" office:value-type="float" office:value="303" calcext:value-type="float">
            <text:p>303</text:p>
          </table:table-cell>
          <table:table-cell table:style-name="ce24" table:formula="of:=([.A309]+[.$E$1])*[.$B$2]/[.$B$1]" office:value-type="float" office:value="2.373046875" calcext:value-type="float">
            <text:p>2.373</text:p>
          </table:table-cell>
          <table:table-cell table:style-name="ce25" table:formula="of:=[$'Voltage Divisor'.$B$3]*[$'EE Data'.B309]/([$'Voltage Divisor'.$B$2]-[$'EE Data'.B309])" office:value-type="float" office:value="9033.45724907063" calcext:value-type="float">
            <text:p>9033.5</text:p>
          </table:table-cell>
          <table:table-cell table:formula="of:=MATCH([.C309];[$'Voltage Divisor'.$B$46:.$B$63];-1)" office:value-type="float" office:value="13" calcext:value-type="float">
            <text:p>13</text:p>
          </table:table-cell>
          <table:table-cell table:style-name="ce26" table:formula="of:=ROUND(([.C309]-INDIRECT(&quot;Voltage Divisor.D&quot;&amp;([.D309]+ROW([$'Voltage Divisor'.$A$46])-1)))/INDIRECT(&quot;Voltage Divisor.C&quot;&amp;([.D309]+ROW([$'Voltage Divisor'.$A$46])-1));0)" office:value-type="float" office:value="137" calcext:value-type="float">
            <text:p>137</text:p>
          </table:table-cell>
          <table:table-cell table:style-name="ce27" table:formula="of:=DEC2HEX([.E309])" office:value-type="string" office:string-value="89" calcext:value-type="string">
            <text:p>0x89</text:p>
          </table:table-cell>
          <table:table-cell table:number-columns-repeated="1018"/>
        </table:table-row>
        <table:table-row table:style-name="ro3">
          <table:table-cell table:style-name="ce4" office:value-type="float" office:value="304" calcext:value-type="float">
            <text:p>304</text:p>
          </table:table-cell>
          <table:table-cell table:style-name="ce24" table:formula="of:=([.A310]+[.$E$1])*[.$B$2]/[.$B$1]" office:value-type="float" office:value="2.3779296875" calcext:value-type="float">
            <text:p>2.378</text:p>
          </table:table-cell>
          <table:table-cell table:style-name="ce25" table:formula="of:=[$'Voltage Divisor'.$B$3]*[$'EE Data'.B310]/([$'Voltage Divisor'.$B$2]-[$'EE Data'.B310])" office:value-type="float" office:value="9068.90130353818" calcext:value-type="float">
            <text:p>9068.9</text:p>
          </table:table-cell>
          <table:table-cell table:formula="of:=MATCH([.C310];[$'Voltage Divisor'.$B$46:.$B$63];-1)" office:value-type="float" office:value="13" calcext:value-type="float">
            <text:p>13</text:p>
          </table:table-cell>
          <table:table-cell table:style-name="ce26" table:formula="of:=ROUND(([.C310]-INDIRECT(&quot;Voltage Divisor.D&quot;&amp;([.D310]+ROW([$'Voltage Divisor'.$A$46])-1)))/INDIRECT(&quot;Voltage Divisor.C&quot;&amp;([.D310]+ROW([$'Voltage Divisor'.$A$46])-1));0)" office:value-type="float" office:value="137" calcext:value-type="float">
            <text:p>137</text:p>
          </table:table-cell>
          <table:table-cell table:style-name="ce27" table:formula="of:=DEC2HEX([.E310])" office:value-type="string" office:string-value="89" calcext:value-type="string">
            <text:p>0x89</text:p>
          </table:table-cell>
          <table:table-cell table:number-columns-repeated="1018"/>
        </table:table-row>
        <table:table-row table:style-name="ro3">
          <table:table-cell table:style-name="ce4" office:value-type="float" office:value="305" calcext:value-type="float">
            <text:p>305</text:p>
          </table:table-cell>
          <table:table-cell table:style-name="ce24" table:formula="of:=([.A311]+[.$E$1])*[.$B$2]/[.$B$1]" office:value-type="float" office:value="2.3828125" calcext:value-type="float">
            <text:p>2.383</text:p>
          </table:table-cell>
          <table:table-cell table:style-name="ce25" table:formula="of:=[$'Voltage Divisor'.$B$3]*[$'EE Data'.B311]/([$'Voltage Divisor'.$B$2]-[$'EE Data'.B311])" office:value-type="float" office:value="9104.4776119403" calcext:value-type="float">
            <text:p>9104.5</text:p>
          </table:table-cell>
          <table:table-cell table:formula="of:=MATCH([.C311];[$'Voltage Divisor'.$B$46:.$B$63];-1)" office:value-type="float" office:value="13" calcext:value-type="float">
            <text:p>13</text:p>
          </table:table-cell>
          <table:table-cell table:style-name="ce26" table:formula="of:=ROUND(([.C311]-INDIRECT(&quot;Voltage Divisor.D&quot;&amp;([.D311]+ROW([$'Voltage Divisor'.$A$46])-1)))/INDIRECT(&quot;Voltage Divisor.C&quot;&amp;([.D311]+ROW([$'Voltage Divisor'.$A$46])-1));0)" office:value-type="float" office:value="137" calcext:value-type="float">
            <text:p>137</text:p>
          </table:table-cell>
          <table:table-cell table:style-name="ce27" table:formula="of:=DEC2HEX([.E311])" office:value-type="string" office:string-value="89" calcext:value-type="string">
            <text:p>0x89</text:p>
          </table:table-cell>
          <table:table-cell table:number-columns-repeated="1018"/>
        </table:table-row>
        <table:table-row table:style-name="ro3">
          <table:table-cell table:style-name="ce4" office:value-type="float" office:value="306" calcext:value-type="float">
            <text:p>306</text:p>
          </table:table-cell>
          <table:table-cell table:style-name="ce24" table:formula="of:=([.A312]+[.$E$1])*[.$B$2]/[.$B$1]" office:value-type="float" office:value="2.3876953125" calcext:value-type="float">
            <text:p>2.388</text:p>
          </table:table-cell>
          <table:table-cell table:style-name="ce25" table:formula="of:=[$'Voltage Divisor'.$B$3]*[$'EE Data'.B312]/([$'Voltage Divisor'.$B$2]-[$'EE Data'.B312])" office:value-type="float" office:value="9140.18691588785" calcext:value-type="float">
            <text:p>9140.2</text:p>
          </table:table-cell>
          <table:table-cell table:formula="of:=MATCH([.C312];[$'Voltage Divisor'.$B$46:.$B$63];-1)" office:value-type="float" office:value="13" calcext:value-type="float">
            <text:p>13</text:p>
          </table:table-cell>
          <table:table-cell table:style-name="ce26" table:formula="of:=ROUND(([.C312]-INDIRECT(&quot;Voltage Divisor.D&quot;&amp;([.D312]+ROW([$'Voltage Divisor'.$A$46])-1)))/INDIRECT(&quot;Voltage Divisor.C&quot;&amp;([.D312]+ROW([$'Voltage Divisor'.$A$46])-1));0)" office:value-type="float" office:value="137" calcext:value-type="float">
            <text:p>137</text:p>
          </table:table-cell>
          <table:table-cell table:style-name="ce27" table:formula="of:=DEC2HEX([.E312])" office:value-type="string" office:string-value="89" calcext:value-type="string">
            <text:p>0x89</text:p>
          </table:table-cell>
          <table:table-cell table:number-columns-repeated="1018"/>
        </table:table-row>
        <table:table-row table:style-name="ro3">
          <table:table-cell table:style-name="ce4" office:value-type="float" office:value="307" calcext:value-type="float">
            <text:p>307</text:p>
          </table:table-cell>
          <table:table-cell table:style-name="ce24" table:formula="of:=([.A313]+[.$E$1])*[.$B$2]/[.$B$1]" office:value-type="float" office:value="2.392578125" calcext:value-type="float">
            <text:p>2.393</text:p>
          </table:table-cell>
          <table:table-cell table:style-name="ce25" table:formula="of:=[$'Voltage Divisor'.$B$3]*[$'EE Data'.B313]/([$'Voltage Divisor'.$B$2]-[$'EE Data'.B313])" office:value-type="float" office:value="9176.02996254682" calcext:value-type="float">
            <text:p>9176.0</text:p>
          </table:table-cell>
          <table:table-cell table:formula="of:=MATCH([.C313];[$'Voltage Divisor'.$B$46:.$B$63];-1)" office:value-type="float" office:value="13" calcext:value-type="float">
            <text:p>13</text:p>
          </table:table-cell>
          <table:table-cell table:style-name="ce26" table:formula="of:=ROUND(([.C313]-INDIRECT(&quot;Voltage Divisor.D&quot;&amp;([.D313]+ROW([$'Voltage Divisor'.$A$46])-1)))/INDIRECT(&quot;Voltage Divisor.C&quot;&amp;([.D313]+ROW([$'Voltage Divisor'.$A$46])-1));0)" office:value-type="float" office:value="137" calcext:value-type="float">
            <text:p>137</text:p>
          </table:table-cell>
          <table:table-cell table:style-name="ce27" table:formula="of:=DEC2HEX([.E313])" office:value-type="string" office:string-value="89" calcext:value-type="string">
            <text:p>0x89</text:p>
          </table:table-cell>
          <table:table-cell table:number-columns-repeated="1018"/>
        </table:table-row>
        <table:table-row table:style-name="ro3">
          <table:table-cell table:style-name="ce4" office:value-type="float" office:value="308" calcext:value-type="float">
            <text:p>308</text:p>
          </table:table-cell>
          <table:table-cell table:style-name="ce24" table:formula="of:=([.A314]+[.$E$1])*[.$B$2]/[.$B$1]" office:value-type="float" office:value="2.3974609375" calcext:value-type="float">
            <text:p>2.397</text:p>
          </table:table-cell>
          <table:table-cell table:style-name="ce25" table:formula="of:=[$'Voltage Divisor'.$B$3]*[$'EE Data'.B314]/([$'Voltage Divisor'.$B$2]-[$'EE Data'.B314])" office:value-type="float" office:value="9212.00750469043" calcext:value-type="float">
            <text:p>9212.0</text:p>
          </table:table-cell>
          <table:table-cell table:formula="of:=MATCH([.C314];[$'Voltage Divisor'.$B$46:.$B$63];-1)" office:value-type="float" office:value="13" calcext:value-type="float">
            <text:p>13</text:p>
          </table:table-cell>
          <table:table-cell table:style-name="ce26" table:formula="of:=ROUND(([.C314]-INDIRECT(&quot;Voltage Divisor.D&quot;&amp;([.D314]+ROW([$'Voltage Divisor'.$A$46])-1)))/INDIRECT(&quot;Voltage Divisor.C&quot;&amp;([.D314]+ROW([$'Voltage Divisor'.$A$46])-1));0)" office:value-type="float" office:value="137" calcext:value-type="float">
            <text:p>137</text:p>
          </table:table-cell>
          <table:table-cell table:style-name="ce27" table:formula="of:=DEC2HEX([.E314])" office:value-type="string" office:string-value="89" calcext:value-type="string">
            <text:p>0x89</text:p>
          </table:table-cell>
          <table:table-cell table:number-columns-repeated="1018"/>
        </table:table-row>
        <table:table-row table:style-name="ro3">
          <table:table-cell table:style-name="ce4" office:value-type="float" office:value="309" calcext:value-type="float">
            <text:p>309</text:p>
          </table:table-cell>
          <table:table-cell table:style-name="ce24" table:formula="of:=([.A315]+[.$E$1])*[.$B$2]/[.$B$1]" office:value-type="float" office:value="2.40234375" calcext:value-type="float">
            <text:p>2.402</text:p>
          </table:table-cell>
          <table:table-cell table:style-name="ce25" table:formula="of:=[$'Voltage Divisor'.$B$3]*[$'EE Data'.B315]/([$'Voltage Divisor'.$B$2]-[$'EE Data'.B315])" office:value-type="float" office:value="9248.12030075188" calcext:value-type="float">
            <text:p>9248.1</text:p>
          </table:table-cell>
          <table:table-cell table:formula="of:=MATCH([.C315];[$'Voltage Divisor'.$B$46:.$B$63];-1)" office:value-type="float" office:value="13" calcext:value-type="float">
            <text:p>13</text:p>
          </table:table-cell>
          <table:table-cell table:style-name="ce26" table:formula="of:=ROUND(([.C315]-INDIRECT(&quot;Voltage Divisor.D&quot;&amp;([.D315]+ROW([$'Voltage Divisor'.$A$46])-1)))/INDIRECT(&quot;Voltage Divisor.C&quot;&amp;([.D315]+ROW([$'Voltage Divisor'.$A$46])-1));0)" office:value-type="float" office:value="137" calcext:value-type="float">
            <text:p>137</text:p>
          </table:table-cell>
          <table:table-cell table:style-name="ce27" table:formula="of:=DEC2HEX([.E315])" office:value-type="string" office:string-value="89" calcext:value-type="string">
            <text:p>0x89</text:p>
          </table:table-cell>
          <table:table-cell table:number-columns-repeated="1018"/>
        </table:table-row>
        <table:table-row table:style-name="ro3">
          <table:table-cell table:style-name="ce4" office:value-type="float" office:value="310" calcext:value-type="float">
            <text:p>310</text:p>
          </table:table-cell>
          <table:table-cell table:style-name="ce24" table:formula="of:=([.A316]+[.$E$1])*[.$B$2]/[.$B$1]" office:value-type="float" office:value="2.4072265625" calcext:value-type="float">
            <text:p>2.407</text:p>
          </table:table-cell>
          <table:table-cell table:style-name="ce25" table:formula="of:=[$'Voltage Divisor'.$B$3]*[$'EE Data'.B316]/([$'Voltage Divisor'.$B$2]-[$'EE Data'.B316])" office:value-type="float" office:value="9284.36911487759" calcext:value-type="float">
            <text:p>9284.4</text:p>
          </table:table-cell>
          <table:table-cell table:formula="of:=MATCH([.C316];[$'Voltage Divisor'.$B$46:.$B$63];-1)" office:value-type="float" office:value="13" calcext:value-type="float">
            <text:p>13</text:p>
          </table:table-cell>
          <table:table-cell table:style-name="ce26" table:formula="of:=ROUND(([.C316]-INDIRECT(&quot;Voltage Divisor.D&quot;&amp;([.D316]+ROW([$'Voltage Divisor'.$A$46])-1)))/INDIRECT(&quot;Voltage Divisor.C&quot;&amp;([.D316]+ROW([$'Voltage Divisor'.$A$46])-1));0)" office:value-type="float" office:value="136" calcext:value-type="float">
            <text:p>136</text:p>
          </table:table-cell>
          <table:table-cell table:style-name="ce27" table:formula="of:=DEC2HEX([.E316])" office:value-type="string" office:string-value="88" calcext:value-type="string">
            <text:p>0x88</text:p>
          </table:table-cell>
          <table:table-cell table:number-columns-repeated="1018"/>
        </table:table-row>
        <table:table-row table:style-name="ro3">
          <table:table-cell table:style-name="ce4" office:value-type="float" office:value="311" calcext:value-type="float">
            <text:p>311</text:p>
          </table:table-cell>
          <table:table-cell table:style-name="ce24" table:formula="of:=([.A317]+[.$E$1])*[.$B$2]/[.$B$1]" office:value-type="float" office:value="2.412109375" calcext:value-type="float">
            <text:p>2.412</text:p>
          </table:table-cell>
          <table:table-cell table:style-name="ce25" table:formula="of:=[$'Voltage Divisor'.$B$3]*[$'EE Data'.B317]/([$'Voltage Divisor'.$B$2]-[$'EE Data'.B317])" office:value-type="float" office:value="9320.75471698113" calcext:value-type="float">
            <text:p>9320.8</text:p>
          </table:table-cell>
          <table:table-cell table:formula="of:=MATCH([.C317];[$'Voltage Divisor'.$B$46:.$B$63];-1)" office:value-type="float" office:value="13" calcext:value-type="float">
            <text:p>13</text:p>
          </table:table-cell>
          <table:table-cell table:style-name="ce26" table:formula="of:=ROUND(([.C317]-INDIRECT(&quot;Voltage Divisor.D&quot;&amp;([.D317]+ROW([$'Voltage Divisor'.$A$46])-1)))/INDIRECT(&quot;Voltage Divisor.C&quot;&amp;([.D317]+ROW([$'Voltage Divisor'.$A$46])-1));0)" office:value-type="float" office:value="136" calcext:value-type="float">
            <text:p>136</text:p>
          </table:table-cell>
          <table:table-cell table:style-name="ce27" table:formula="of:=DEC2HEX([.E317])" office:value-type="string" office:string-value="88" calcext:value-type="string">
            <text:p>0x88</text:p>
          </table:table-cell>
          <table:table-cell table:number-columns-repeated="1018"/>
        </table:table-row>
        <table:table-row table:style-name="ro3">
          <table:table-cell table:style-name="ce4" office:value-type="float" office:value="312" calcext:value-type="float">
            <text:p>312</text:p>
          </table:table-cell>
          <table:table-cell table:style-name="ce24" table:formula="of:=([.A318]+[.$E$1])*[.$B$2]/[.$B$1]" office:value-type="float" office:value="2.4169921875" calcext:value-type="float">
            <text:p>2.417</text:p>
          </table:table-cell>
          <table:table-cell table:style-name="ce25" table:formula="of:=[$'Voltage Divisor'.$B$3]*[$'EE Data'.B318]/([$'Voltage Divisor'.$B$2]-[$'EE Data'.B318])" office:value-type="float" office:value="9357.27788279773" calcext:value-type="float">
            <text:p>9357.3</text:p>
          </table:table-cell>
          <table:table-cell table:formula="of:=MATCH([.C318];[$'Voltage Divisor'.$B$46:.$B$63];-1)" office:value-type="float" office:value="13" calcext:value-type="float">
            <text:p>13</text:p>
          </table:table-cell>
          <table:table-cell table:style-name="ce26" table:formula="of:=ROUND(([.C318]-INDIRECT(&quot;Voltage Divisor.D&quot;&amp;([.D318]+ROW([$'Voltage Divisor'.$A$46])-1)))/INDIRECT(&quot;Voltage Divisor.C&quot;&amp;([.D318]+ROW([$'Voltage Divisor'.$A$46])-1));0)" office:value-type="float" office:value="136" calcext:value-type="float">
            <text:p>136</text:p>
          </table:table-cell>
          <table:table-cell table:style-name="ce27" table:formula="of:=DEC2HEX([.E318])" office:value-type="string" office:string-value="88" calcext:value-type="string">
            <text:p>0x88</text:p>
          </table:table-cell>
          <table:table-cell table:number-columns-repeated="1018"/>
        </table:table-row>
        <table:table-row table:style-name="ro3">
          <table:table-cell table:style-name="ce4" office:value-type="float" office:value="313" calcext:value-type="float">
            <text:p>313</text:p>
          </table:table-cell>
          <table:table-cell table:style-name="ce24" table:formula="of:=([.A319]+[.$E$1])*[.$B$2]/[.$B$1]" office:value-type="float" office:value="2.421875" calcext:value-type="float">
            <text:p>2.422</text:p>
          </table:table-cell>
          <table:table-cell table:style-name="ce25" table:formula="of:=[$'Voltage Divisor'.$B$3]*[$'EE Data'.B319]/([$'Voltage Divisor'.$B$2]-[$'EE Data'.B319])" office:value-type="float" office:value="9393.93939393939" calcext:value-type="float">
            <text:p>9393.9</text:p>
          </table:table-cell>
          <table:table-cell table:formula="of:=MATCH([.C319];[$'Voltage Divisor'.$B$46:.$B$63];-1)" office:value-type="float" office:value="13" calcext:value-type="float">
            <text:p>13</text:p>
          </table:table-cell>
          <table:table-cell table:style-name="ce26" table:formula="of:=ROUND(([.C319]-INDIRECT(&quot;Voltage Divisor.D&quot;&amp;([.D319]+ROW([$'Voltage Divisor'.$A$46])-1)))/INDIRECT(&quot;Voltage Divisor.C&quot;&amp;([.D319]+ROW([$'Voltage Divisor'.$A$46])-1));0)" office:value-type="float" office:value="136" calcext:value-type="float">
            <text:p>136</text:p>
          </table:table-cell>
          <table:table-cell table:style-name="ce27" table:formula="of:=DEC2HEX([.E319])" office:value-type="string" office:string-value="88" calcext:value-type="string">
            <text:p>0x88</text:p>
          </table:table-cell>
          <table:table-cell table:number-columns-repeated="1018"/>
        </table:table-row>
        <table:table-row table:style-name="ro3">
          <table:table-cell table:style-name="ce4" office:value-type="float" office:value="314" calcext:value-type="float">
            <text:p>314</text:p>
          </table:table-cell>
          <table:table-cell table:style-name="ce24" table:formula="of:=([.A320]+[.$E$1])*[.$B$2]/[.$B$1]" office:value-type="float" office:value="2.4267578125" calcext:value-type="float">
            <text:p>2.427</text:p>
          </table:table-cell>
          <table:table-cell table:style-name="ce25" table:formula="of:=[$'Voltage Divisor'.$B$3]*[$'EE Data'.B320]/([$'Voltage Divisor'.$B$2]-[$'EE Data'.B320])" office:value-type="float" office:value="9430.74003795066" calcext:value-type="float">
            <text:p>9430.7</text:p>
          </table:table-cell>
          <table:table-cell table:formula="of:=MATCH([.C320];[$'Voltage Divisor'.$B$46:.$B$63];-1)" office:value-type="float" office:value="13" calcext:value-type="float">
            <text:p>13</text:p>
          </table:table-cell>
          <table:table-cell table:style-name="ce26" table:formula="of:=ROUND(([.C320]-INDIRECT(&quot;Voltage Divisor.D&quot;&amp;([.D320]+ROW([$'Voltage Divisor'.$A$46])-1)))/INDIRECT(&quot;Voltage Divisor.C&quot;&amp;([.D320]+ROW([$'Voltage Divisor'.$A$46])-1));0)" office:value-type="float" office:value="136" calcext:value-type="float">
            <text:p>136</text:p>
          </table:table-cell>
          <table:table-cell table:style-name="ce27" table:formula="of:=DEC2HEX([.E320])" office:value-type="string" office:string-value="88" calcext:value-type="string">
            <text:p>0x88</text:p>
          </table:table-cell>
          <table:table-cell table:number-columns-repeated="1018"/>
        </table:table-row>
        <table:table-row table:style-name="ro3">
          <table:table-cell table:style-name="ce4" office:value-type="float" office:value="315" calcext:value-type="float">
            <text:p>315</text:p>
          </table:table-cell>
          <table:table-cell table:style-name="ce24" table:formula="of:=([.A321]+[.$E$1])*[.$B$2]/[.$B$1]" office:value-type="float" office:value="2.431640625" calcext:value-type="float">
            <text:p>2.432</text:p>
          </table:table-cell>
          <table:table-cell table:style-name="ce25" table:formula="of:=[$'Voltage Divisor'.$B$3]*[$'EE Data'.B321]/([$'Voltage Divisor'.$B$2]-[$'EE Data'.B321])" office:value-type="float" office:value="9467.68060836502" calcext:value-type="float">
            <text:p>9467.7</text:p>
          </table:table-cell>
          <table:table-cell table:formula="of:=MATCH([.C321];[$'Voltage Divisor'.$B$46:.$B$63];-1)" office:value-type="float" office:value="13" calcext:value-type="float">
            <text:p>13</text:p>
          </table:table-cell>
          <table:table-cell table:style-name="ce26" table:formula="of:=ROUND(([.C321]-INDIRECT(&quot;Voltage Divisor.D&quot;&amp;([.D321]+ROW([$'Voltage Divisor'.$A$46])-1)))/INDIRECT(&quot;Voltage Divisor.C&quot;&amp;([.D321]+ROW([$'Voltage Divisor'.$A$46])-1));0)" office:value-type="float" office:value="136" calcext:value-type="float">
            <text:p>136</text:p>
          </table:table-cell>
          <table:table-cell table:style-name="ce27" table:formula="of:=DEC2HEX([.E321])" office:value-type="string" office:string-value="88" calcext:value-type="string">
            <text:p>0x88</text:p>
          </table:table-cell>
          <table:table-cell table:number-columns-repeated="1018"/>
        </table:table-row>
        <table:table-row table:style-name="ro3">
          <table:table-cell table:style-name="ce4" office:value-type="float" office:value="316" calcext:value-type="float">
            <text:p>316</text:p>
          </table:table-cell>
          <table:table-cell table:style-name="ce24" table:formula="of:=([.A322]+[.$E$1])*[.$B$2]/[.$B$1]" office:value-type="float" office:value="2.4365234375" calcext:value-type="float">
            <text:p>2.437</text:p>
          </table:table-cell>
          <table:table-cell table:style-name="ce25" table:formula="of:=[$'Voltage Divisor'.$B$3]*[$'EE Data'.B322]/([$'Voltage Divisor'.$B$2]-[$'EE Data'.B322])" office:value-type="float" office:value="9504.76190476191" calcext:value-type="float">
            <text:p>9504.8</text:p>
          </table:table-cell>
          <table:table-cell table:formula="of:=MATCH([.C322];[$'Voltage Divisor'.$B$46:.$B$63];-1)" office:value-type="float" office:value="13" calcext:value-type="float">
            <text:p>13</text:p>
          </table:table-cell>
          <table:table-cell table:style-name="ce26" table:formula="of:=ROUND(([.C322]-INDIRECT(&quot;Voltage Divisor.D&quot;&amp;([.D322]+ROW([$'Voltage Divisor'.$A$46])-1)))/INDIRECT(&quot;Voltage Divisor.C&quot;&amp;([.D322]+ROW([$'Voltage Divisor'.$A$46])-1));0)" office:value-type="float" office:value="136" calcext:value-type="float">
            <text:p>136</text:p>
          </table:table-cell>
          <table:table-cell table:style-name="ce27" table:formula="of:=DEC2HEX([.E322])" office:value-type="string" office:string-value="88" calcext:value-type="string">
            <text:p>0x88</text:p>
          </table:table-cell>
          <table:table-cell table:number-columns-repeated="1018"/>
        </table:table-row>
        <table:table-row table:style-name="ro3">
          <table:table-cell table:style-name="ce4" office:value-type="float" office:value="317" calcext:value-type="float">
            <text:p>317</text:p>
          </table:table-cell>
          <table:table-cell table:style-name="ce24" table:formula="of:=([.A323]+[.$E$1])*[.$B$2]/[.$B$1]" office:value-type="float" office:value="2.44140625" calcext:value-type="float">
            <text:p>2.441</text:p>
          </table:table-cell>
          <table:table-cell table:style-name="ce25" table:formula="of:=[$'Voltage Divisor'.$B$3]*[$'EE Data'.B323]/([$'Voltage Divisor'.$B$2]-[$'EE Data'.B323])" office:value-type="float" office:value="9541.98473282443" calcext:value-type="float">
            <text:p>9542.0</text:p>
          </table:table-cell>
          <table:table-cell table:formula="of:=MATCH([.C323];[$'Voltage Divisor'.$B$46:.$B$63];-1)" office:value-type="float" office:value="13" calcext:value-type="float">
            <text:p>13</text:p>
          </table:table-cell>
          <table:table-cell table:style-name="ce26" table:formula="of:=ROUND(([.C323]-INDIRECT(&quot;Voltage Divisor.D&quot;&amp;([.D323]+ROW([$'Voltage Divisor'.$A$46])-1)))/INDIRECT(&quot;Voltage Divisor.C&quot;&amp;([.D323]+ROW([$'Voltage Divisor'.$A$46])-1));0)" office:value-type="float" office:value="136" calcext:value-type="float">
            <text:p>136</text:p>
          </table:table-cell>
          <table:table-cell table:style-name="ce27" table:formula="of:=DEC2HEX([.E323])" office:value-type="string" office:string-value="88" calcext:value-type="string">
            <text:p>0x88</text:p>
          </table:table-cell>
          <table:table-cell table:number-columns-repeated="1018"/>
        </table:table-row>
        <table:table-row table:style-name="ro3">
          <table:table-cell table:style-name="ce4" office:value-type="float" office:value="318" calcext:value-type="float">
            <text:p>318</text:p>
          </table:table-cell>
          <table:table-cell table:style-name="ce24" table:formula="of:=([.A324]+[.$E$1])*[.$B$2]/[.$B$1]" office:value-type="float" office:value="2.4462890625" calcext:value-type="float">
            <text:p>2.446</text:p>
          </table:table-cell>
          <table:table-cell table:style-name="ce25" table:formula="of:=[$'Voltage Divisor'.$B$3]*[$'EE Data'.B324]/([$'Voltage Divisor'.$B$2]-[$'EE Data'.B324])" office:value-type="float" office:value="9579.34990439771" calcext:value-type="float">
            <text:p>9579.3</text:p>
          </table:table-cell>
          <table:table-cell table:formula="of:=MATCH([.C324];[$'Voltage Divisor'.$B$46:.$B$63];-1)" office:value-type="float" office:value="13" calcext:value-type="float">
            <text:p>13</text:p>
          </table:table-cell>
          <table:table-cell table:style-name="ce26" table:formula="of:=ROUND(([.C324]-INDIRECT(&quot;Voltage Divisor.D&quot;&amp;([.D324]+ROW([$'Voltage Divisor'.$A$46])-1)))/INDIRECT(&quot;Voltage Divisor.C&quot;&amp;([.D324]+ROW([$'Voltage Divisor'.$A$46])-1));0)" office:value-type="float" office:value="136" calcext:value-type="float">
            <text:p>136</text:p>
          </table:table-cell>
          <table:table-cell table:style-name="ce27" table:formula="of:=DEC2HEX([.E324])" office:value-type="string" office:string-value="88" calcext:value-type="string">
            <text:p>0x88</text:p>
          </table:table-cell>
          <table:table-cell table:number-columns-repeated="1018"/>
        </table:table-row>
        <table:table-row table:style-name="ro3">
          <table:table-cell table:style-name="ce4" office:value-type="float" office:value="319" calcext:value-type="float">
            <text:p>319</text:p>
          </table:table-cell>
          <table:table-cell table:style-name="ce24" table:formula="of:=([.A325]+[.$E$1])*[.$B$2]/[.$B$1]" office:value-type="float" office:value="2.451171875" calcext:value-type="float">
            <text:p>2.451</text:p>
          </table:table-cell>
          <table:table-cell table:style-name="ce25" table:formula="of:=[$'Voltage Divisor'.$B$3]*[$'EE Data'.B325]/([$'Voltage Divisor'.$B$2]-[$'EE Data'.B325])" office:value-type="float" office:value="9616.85823754789" calcext:value-type="float">
            <text:p>9616.9</text:p>
          </table:table-cell>
          <table:table-cell table:formula="of:=MATCH([.C325];[$'Voltage Divisor'.$B$46:.$B$63];-1)" office:value-type="float" office:value="13" calcext:value-type="float">
            <text:p>13</text:p>
          </table:table-cell>
          <table:table-cell table:style-name="ce26" table:formula="of:=ROUND(([.C325]-INDIRECT(&quot;Voltage Divisor.D&quot;&amp;([.D325]+ROW([$'Voltage Divisor'.$A$46])-1)))/INDIRECT(&quot;Voltage Divisor.C&quot;&amp;([.D325]+ROW([$'Voltage Divisor'.$A$46])-1));0)" office:value-type="float" office:value="135" calcext:value-type="float">
            <text:p>135</text:p>
          </table:table-cell>
          <table:table-cell table:style-name="ce27" table:formula="of:=DEC2HEX([.E325])" office:value-type="string" office:string-value="87" calcext:value-type="string">
            <text:p>0x87</text:p>
          </table:table-cell>
          <table:table-cell table:number-columns-repeated="1018"/>
        </table:table-row>
        <table:table-row table:style-name="ro3">
          <table:table-cell table:style-name="ce4" office:value-type="float" office:value="320" calcext:value-type="float">
            <text:p>320</text:p>
          </table:table-cell>
          <table:table-cell table:style-name="ce24" table:formula="of:=([.A326]+[.$E$1])*[.$B$2]/[.$B$1]" office:value-type="float" office:value="2.4560546875" calcext:value-type="float">
            <text:p>2.456</text:p>
          </table:table-cell>
          <table:table-cell table:style-name="ce25" table:formula="of:=[$'Voltage Divisor'.$B$3]*[$'EE Data'.B326]/([$'Voltage Divisor'.$B$2]-[$'EE Data'.B326])" office:value-type="float" office:value="9654.51055662188" calcext:value-type="float">
            <text:p>9654.5</text:p>
          </table:table-cell>
          <table:table-cell table:formula="of:=MATCH([.C326];[$'Voltage Divisor'.$B$46:.$B$63];-1)" office:value-type="float" office:value="13" calcext:value-type="float">
            <text:p>13</text:p>
          </table:table-cell>
          <table:table-cell table:style-name="ce26" table:formula="of:=ROUND(([.C326]-INDIRECT(&quot;Voltage Divisor.D&quot;&amp;([.D326]+ROW([$'Voltage Divisor'.$A$46])-1)))/INDIRECT(&quot;Voltage Divisor.C&quot;&amp;([.D326]+ROW([$'Voltage Divisor'.$A$46])-1));0)" office:value-type="float" office:value="135" calcext:value-type="float">
            <text:p>135</text:p>
          </table:table-cell>
          <table:table-cell table:style-name="ce27" table:formula="of:=DEC2HEX([.E326])" office:value-type="string" office:string-value="87" calcext:value-type="string">
            <text:p>0x87</text:p>
          </table:table-cell>
          <table:table-cell table:number-columns-repeated="1018"/>
        </table:table-row>
        <table:table-row table:style-name="ro3">
          <table:table-cell table:style-name="ce4" office:value-type="float" office:value="321" calcext:value-type="float">
            <text:p>321</text:p>
          </table:table-cell>
          <table:table-cell table:style-name="ce24" table:formula="of:=([.A327]+[.$E$1])*[.$B$2]/[.$B$1]" office:value-type="float" office:value="2.4609375" calcext:value-type="float">
            <text:p>2.461</text:p>
          </table:table-cell>
          <table:table-cell table:style-name="ce25" table:formula="of:=[$'Voltage Divisor'.$B$3]*[$'EE Data'.B327]/([$'Voltage Divisor'.$B$2]-[$'EE Data'.B327])" office:value-type="float" office:value="9692.30769230769" calcext:value-type="float">
            <text:p>9692.3</text:p>
          </table:table-cell>
          <table:table-cell table:formula="of:=MATCH([.C327];[$'Voltage Divisor'.$B$46:.$B$63];-1)" office:value-type="float" office:value="13" calcext:value-type="float">
            <text:p>13</text:p>
          </table:table-cell>
          <table:table-cell table:style-name="ce26" table:formula="of:=ROUND(([.C327]-INDIRECT(&quot;Voltage Divisor.D&quot;&amp;([.D327]+ROW([$'Voltage Divisor'.$A$46])-1)))/INDIRECT(&quot;Voltage Divisor.C&quot;&amp;([.D327]+ROW([$'Voltage Divisor'.$A$46])-1));0)" office:value-type="float" office:value="135" calcext:value-type="float">
            <text:p>135</text:p>
          </table:table-cell>
          <table:table-cell table:style-name="ce27" table:formula="of:=DEC2HEX([.E327])" office:value-type="string" office:string-value="87" calcext:value-type="string">
            <text:p>0x87</text:p>
          </table:table-cell>
          <table:table-cell table:number-columns-repeated="1018"/>
        </table:table-row>
        <table:table-row table:style-name="ro3">
          <table:table-cell table:style-name="ce4" office:value-type="float" office:value="322" calcext:value-type="float">
            <text:p>322</text:p>
          </table:table-cell>
          <table:table-cell table:style-name="ce24" table:formula="of:=([.A328]+[.$E$1])*[.$B$2]/[.$B$1]" office:value-type="float" office:value="2.4658203125" calcext:value-type="float">
            <text:p>2.466</text:p>
          </table:table-cell>
          <table:table-cell table:style-name="ce25" table:formula="of:=[$'Voltage Divisor'.$B$3]*[$'EE Data'.B328]/([$'Voltage Divisor'.$B$2]-[$'EE Data'.B328])" office:value-type="float" office:value="9730.25048169557" calcext:value-type="float">
            <text:p>9730.3</text:p>
          </table:table-cell>
          <table:table-cell table:formula="of:=MATCH([.C328];[$'Voltage Divisor'.$B$46:.$B$63];-1)" office:value-type="float" office:value="13" calcext:value-type="float">
            <text:p>13</text:p>
          </table:table-cell>
          <table:table-cell table:style-name="ce26" table:formula="of:=ROUND(([.C328]-INDIRECT(&quot;Voltage Divisor.D&quot;&amp;([.D328]+ROW([$'Voltage Divisor'.$A$46])-1)))/INDIRECT(&quot;Voltage Divisor.C&quot;&amp;([.D328]+ROW([$'Voltage Divisor'.$A$46])-1));0)" office:value-type="float" office:value="135" calcext:value-type="float">
            <text:p>135</text:p>
          </table:table-cell>
          <table:table-cell table:style-name="ce27" table:formula="of:=DEC2HEX([.E328])" office:value-type="string" office:string-value="87" calcext:value-type="string">
            <text:p>0x87</text:p>
          </table:table-cell>
          <table:table-cell table:number-columns-repeated="1018"/>
        </table:table-row>
        <table:table-row table:style-name="ro3">
          <table:table-cell table:style-name="ce4" office:value-type="float" office:value="323" calcext:value-type="float">
            <text:p>323</text:p>
          </table:table-cell>
          <table:table-cell table:style-name="ce24" table:formula="of:=([.A329]+[.$E$1])*[.$B$2]/[.$B$1]" office:value-type="float" office:value="2.470703125" calcext:value-type="float">
            <text:p>2.471</text:p>
          </table:table-cell>
          <table:table-cell table:style-name="ce25" table:formula="of:=[$'Voltage Divisor'.$B$3]*[$'EE Data'.B329]/([$'Voltage Divisor'.$B$2]-[$'EE Data'.B329])" office:value-type="float" office:value="9768.33976833977" calcext:value-type="float">
            <text:p>9768.3</text:p>
          </table:table-cell>
          <table:table-cell table:formula="of:=MATCH([.C329];[$'Voltage Divisor'.$B$46:.$B$63];-1)" office:value-type="float" office:value="13" calcext:value-type="float">
            <text:p>13</text:p>
          </table:table-cell>
          <table:table-cell table:style-name="ce26" table:formula="of:=ROUND(([.C329]-INDIRECT(&quot;Voltage Divisor.D&quot;&amp;([.D329]+ROW([$'Voltage Divisor'.$A$46])-1)))/INDIRECT(&quot;Voltage Divisor.C&quot;&amp;([.D329]+ROW([$'Voltage Divisor'.$A$46])-1));0)" office:value-type="float" office:value="135" calcext:value-type="float">
            <text:p>135</text:p>
          </table:table-cell>
          <table:table-cell table:style-name="ce27" table:formula="of:=DEC2HEX([.E329])" office:value-type="string" office:string-value="87" calcext:value-type="string">
            <text:p>0x87</text:p>
          </table:table-cell>
          <table:table-cell table:number-columns-repeated="1018"/>
        </table:table-row>
        <table:table-row table:style-name="ro3">
          <table:table-cell table:style-name="ce4" office:value-type="float" office:value="324" calcext:value-type="float">
            <text:p>324</text:p>
          </table:table-cell>
          <table:table-cell table:style-name="ce24" table:formula="of:=([.A330]+[.$E$1])*[.$B$2]/[.$B$1]" office:value-type="float" office:value="2.4755859375" calcext:value-type="float">
            <text:p>2.476</text:p>
          </table:table-cell>
          <table:table-cell table:style-name="ce25" table:formula="of:=[$'Voltage Divisor'.$B$3]*[$'EE Data'.B330]/([$'Voltage Divisor'.$B$2]-[$'EE Data'.B330])" office:value-type="float" office:value="9806.57640232108" calcext:value-type="float">
            <text:p>9806.6</text:p>
          </table:table-cell>
          <table:table-cell table:formula="of:=MATCH([.C330];[$'Voltage Divisor'.$B$46:.$B$63];-1)" office:value-type="float" office:value="13" calcext:value-type="float">
            <text:p>13</text:p>
          </table:table-cell>
          <table:table-cell table:style-name="ce26" table:formula="of:=ROUND(([.C330]-INDIRECT(&quot;Voltage Divisor.D&quot;&amp;([.D330]+ROW([$'Voltage Divisor'.$A$46])-1)))/INDIRECT(&quot;Voltage Divisor.C&quot;&amp;([.D330]+ROW([$'Voltage Divisor'.$A$46])-1));0)" office:value-type="float" office:value="135" calcext:value-type="float">
            <text:p>135</text:p>
          </table:table-cell>
          <table:table-cell table:style-name="ce27" table:formula="of:=DEC2HEX([.E330])" office:value-type="string" office:string-value="87" calcext:value-type="string">
            <text:p>0x87</text:p>
          </table:table-cell>
          <table:table-cell table:number-columns-repeated="1018"/>
        </table:table-row>
        <table:table-row table:style-name="ro3">
          <table:table-cell table:style-name="ce4" office:value-type="float" office:value="325" calcext:value-type="float">
            <text:p>325</text:p>
          </table:table-cell>
          <table:table-cell table:style-name="ce24" table:formula="of:=([.A331]+[.$E$1])*[.$B$2]/[.$B$1]" office:value-type="float" office:value="2.48046875" calcext:value-type="float">
            <text:p>2.480</text:p>
          </table:table-cell>
          <table:table-cell table:style-name="ce25" table:formula="of:=[$'Voltage Divisor'.$B$3]*[$'EE Data'.B331]/([$'Voltage Divisor'.$B$2]-[$'EE Data'.B331])" office:value-type="float" office:value="9844.96124031008" calcext:value-type="float">
            <text:p>9845.0</text:p>
          </table:table-cell>
          <table:table-cell table:formula="of:=MATCH([.C331];[$'Voltage Divisor'.$B$46:.$B$63];-1)" office:value-type="float" office:value="13" calcext:value-type="float">
            <text:p>13</text:p>
          </table:table-cell>
          <table:table-cell table:style-name="ce26" table:formula="of:=ROUND(([.C331]-INDIRECT(&quot;Voltage Divisor.D&quot;&amp;([.D331]+ROW([$'Voltage Divisor'.$A$46])-1)))/INDIRECT(&quot;Voltage Divisor.C&quot;&amp;([.D331]+ROW([$'Voltage Divisor'.$A$46])-1));0)" office:value-type="float" office:value="135" calcext:value-type="float">
            <text:p>135</text:p>
          </table:table-cell>
          <table:table-cell table:style-name="ce27" table:formula="of:=DEC2HEX([.E331])" office:value-type="string" office:string-value="87" calcext:value-type="string">
            <text:p>0x87</text:p>
          </table:table-cell>
          <table:table-cell table:number-columns-repeated="1018"/>
        </table:table-row>
        <table:table-row table:style-name="ro3">
          <table:table-cell table:style-name="ce4" office:value-type="float" office:value="326" calcext:value-type="float">
            <text:p>326</text:p>
          </table:table-cell>
          <table:table-cell table:style-name="ce24" table:formula="of:=([.A332]+[.$E$1])*[.$B$2]/[.$B$1]" office:value-type="float" office:value="2.4853515625" calcext:value-type="float">
            <text:p>2.485</text:p>
          </table:table-cell>
          <table:table-cell table:style-name="ce25" table:formula="of:=[$'Voltage Divisor'.$B$3]*[$'EE Data'.B332]/([$'Voltage Divisor'.$B$2]-[$'EE Data'.B332])" office:value-type="float" office:value="9883.49514563107" calcext:value-type="float">
            <text:p>9883.5</text:p>
          </table:table-cell>
          <table:table-cell table:formula="of:=MATCH([.C332];[$'Voltage Divisor'.$B$46:.$B$63];-1)" office:value-type="float" office:value="13" calcext:value-type="float">
            <text:p>13</text:p>
          </table:table-cell>
          <table:table-cell table:style-name="ce26" table:formula="of:=ROUND(([.C332]-INDIRECT(&quot;Voltage Divisor.D&quot;&amp;([.D332]+ROW([$'Voltage Divisor'.$A$46])-1)))/INDIRECT(&quot;Voltage Divisor.C&quot;&amp;([.D332]+ROW([$'Voltage Divisor'.$A$46])-1));0)" office:value-type="float" office:value="135" calcext:value-type="float">
            <text:p>135</text:p>
          </table:table-cell>
          <table:table-cell table:style-name="ce27" table:formula="of:=DEC2HEX([.E332])" office:value-type="string" office:string-value="87" calcext:value-type="string">
            <text:p>0x87</text:p>
          </table:table-cell>
          <table:table-cell table:number-columns-repeated="1018"/>
        </table:table-row>
        <table:table-row table:style-name="ro3">
          <table:table-cell table:style-name="ce4" office:value-type="float" office:value="327" calcext:value-type="float">
            <text:p>327</text:p>
          </table:table-cell>
          <table:table-cell table:style-name="ce24" table:formula="of:=([.A333]+[.$E$1])*[.$B$2]/[.$B$1]" office:value-type="float" office:value="2.490234375" calcext:value-type="float">
            <text:p>2.490</text:p>
          </table:table-cell>
          <table:table-cell table:style-name="ce25" table:formula="of:=[$'Voltage Divisor'.$B$3]*[$'EE Data'.B333]/([$'Voltage Divisor'.$B$2]-[$'EE Data'.B333])" office:value-type="float" office:value="9922.17898832685" calcext:value-type="float">
            <text:p>9922.2</text:p>
          </table:table-cell>
          <table:table-cell table:formula="of:=MATCH([.C333];[$'Voltage Divisor'.$B$46:.$B$63];-1)" office:value-type="float" office:value="13" calcext:value-type="float">
            <text:p>13</text:p>
          </table:table-cell>
          <table:table-cell table:style-name="ce26" table:formula="of:=ROUND(([.C333]-INDIRECT(&quot;Voltage Divisor.D&quot;&amp;([.D333]+ROW([$'Voltage Divisor'.$A$46])-1)))/INDIRECT(&quot;Voltage Divisor.C&quot;&amp;([.D333]+ROW([$'Voltage Divisor'.$A$46])-1));0)" office:value-type="float" office:value="135" calcext:value-type="float">
            <text:p>135</text:p>
          </table:table-cell>
          <table:table-cell table:style-name="ce27" table:formula="of:=DEC2HEX([.E333])" office:value-type="string" office:string-value="87" calcext:value-type="string">
            <text:p>0x87</text:p>
          </table:table-cell>
          <table:table-cell table:number-columns-repeated="1018"/>
        </table:table-row>
        <table:table-row table:style-name="ro3">
          <table:table-cell table:style-name="ce4" office:value-type="float" office:value="328" calcext:value-type="float">
            <text:p>328</text:p>
          </table:table-cell>
          <table:table-cell table:style-name="ce24" table:formula="of:=([.A334]+[.$E$1])*[.$B$2]/[.$B$1]" office:value-type="float" office:value="2.4951171875" calcext:value-type="float">
            <text:p>2.495</text:p>
          </table:table-cell>
          <table:table-cell table:style-name="ce25" table:formula="of:=[$'Voltage Divisor'.$B$3]*[$'EE Data'.B334]/([$'Voltage Divisor'.$B$2]-[$'EE Data'.B334])" office:value-type="float" office:value="9961.01364522417" calcext:value-type="float">
            <text:p>9961.0</text:p>
          </table:table-cell>
          <table:table-cell table:formula="of:=MATCH([.C334];[$'Voltage Divisor'.$B$46:.$B$63];-1)" office:value-type="float" office:value="13" calcext:value-type="float">
            <text:p>13</text:p>
          </table:table-cell>
          <table:table-cell table:style-name="ce26" table:formula="of:=ROUND(([.C334]-INDIRECT(&quot;Voltage Divisor.D&quot;&amp;([.D334]+ROW([$'Voltage Divisor'.$A$46])-1)))/INDIRECT(&quot;Voltage Divisor.C&quot;&amp;([.D334]+ROW([$'Voltage Divisor'.$A$46])-1));0)" office:value-type="float" office:value="134" calcext:value-type="float">
            <text:p>134</text:p>
          </table:table-cell>
          <table:table-cell table:style-name="ce27" table:formula="of:=DEC2HEX([.E334])" office:value-type="string" office:string-value="86" calcext:value-type="string">
            <text:p>0x86</text:p>
          </table:table-cell>
          <table:table-cell table:number-columns-repeated="1018"/>
        </table:table-row>
        <table:table-row table:style-name="ro3">
          <table:table-cell table:style-name="ce4" office:value-type="float" office:value="329" calcext:value-type="float">
            <text:p>329</text:p>
          </table:table-cell>
          <table:table-cell table:style-name="ce24" table:formula="of:=([.A335]+[.$E$1])*[.$B$2]/[.$B$1]" office:value-type="float" office:value="2.5" calcext:value-type="float">
            <text:p>2.500</text:p>
          </table:table-cell>
          <table:table-cell table:style-name="ce25" table:formula="of:=[$'Voltage Divisor'.$B$3]*[$'EE Data'.B335]/([$'Voltage Divisor'.$B$2]-[$'EE Data'.B335])" office:value-type="float" office:value="10000" calcext:value-type="float">
            <text:p>10000.0</text:p>
          </table:table-cell>
          <table:table-cell table:formula="of:=MATCH([.C335];[$'Voltage Divisor'.$B$46:.$B$63];-1)" office:value-type="float" office:value="13" calcext:value-type="float">
            <text:p>13</text:p>
          </table:table-cell>
          <table:table-cell table:style-name="ce26" table:formula="of:=ROUND(([.C335]-INDIRECT(&quot;Voltage Divisor.D&quot;&amp;([.D335]+ROW([$'Voltage Divisor'.$A$46])-1)))/INDIRECT(&quot;Voltage Divisor.C&quot;&amp;([.D335]+ROW([$'Voltage Divisor'.$A$46])-1));0)" office:value-type="float" office:value="134" calcext:value-type="float">
            <text:p>134</text:p>
          </table:table-cell>
          <table:table-cell table:style-name="ce27" table:formula="of:=DEC2HEX([.E335])" office:value-type="string" office:string-value="86" calcext:value-type="string">
            <text:p>0x86</text:p>
          </table:table-cell>
          <table:table-cell table:number-columns-repeated="1018"/>
        </table:table-row>
        <table:table-row table:style-name="ro3">
          <table:table-cell table:style-name="ce4" office:value-type="float" office:value="330" calcext:value-type="float">
            <text:p>330</text:p>
          </table:table-cell>
          <table:table-cell table:style-name="ce24" table:formula="of:=([.A336]+[.$E$1])*[.$B$2]/[.$B$1]" office:value-type="float" office:value="2.5048828125" calcext:value-type="float">
            <text:p>2.505</text:p>
          </table:table-cell>
          <table:table-cell table:style-name="ce25" table:formula="of:=[$'Voltage Divisor'.$B$3]*[$'EE Data'.B336]/([$'Voltage Divisor'.$B$2]-[$'EE Data'.B336])" office:value-type="float" office:value="10039.1389432485" calcext:value-type="float">
            <text:p>10039.1</text:p>
          </table:table-cell>
          <table:table-cell table:formula="of:=MATCH([.C336];[$'Voltage Divisor'.$B$46:.$B$63];-1)" office:value-type="float" office:value="13" calcext:value-type="float">
            <text:p>13</text:p>
          </table:table-cell>
          <table:table-cell table:style-name="ce26" table:formula="of:=ROUND(([.C336]-INDIRECT(&quot;Voltage Divisor.D&quot;&amp;([.D336]+ROW([$'Voltage Divisor'.$A$46])-1)))/INDIRECT(&quot;Voltage Divisor.C&quot;&amp;([.D336]+ROW([$'Voltage Divisor'.$A$46])-1));0)" office:value-type="float" office:value="134" calcext:value-type="float">
            <text:p>134</text:p>
          </table:table-cell>
          <table:table-cell table:style-name="ce27" table:formula="of:=DEC2HEX([.E336])" office:value-type="string" office:string-value="86" calcext:value-type="string">
            <text:p>0x86</text:p>
          </table:table-cell>
          <table:table-cell table:number-columns-repeated="1018"/>
        </table:table-row>
        <table:table-row table:style-name="ro3">
          <table:table-cell table:style-name="ce4" office:value-type="float" office:value="331" calcext:value-type="float">
            <text:p>331</text:p>
          </table:table-cell>
          <table:table-cell table:style-name="ce24" table:formula="of:=([.A337]+[.$E$1])*[.$B$2]/[.$B$1]" office:value-type="float" office:value="2.509765625" calcext:value-type="float">
            <text:p>2.510</text:p>
          </table:table-cell>
          <table:table-cell table:style-name="ce25" table:formula="of:=[$'Voltage Divisor'.$B$3]*[$'EE Data'.B337]/([$'Voltage Divisor'.$B$2]-[$'EE Data'.B337])" office:value-type="float" office:value="10078.431372549" calcext:value-type="float">
            <text:p>10078.4</text:p>
          </table:table-cell>
          <table:table-cell table:formula="of:=MATCH([.C337];[$'Voltage Divisor'.$B$46:.$B$63];-1)" office:value-type="float" office:value="13" calcext:value-type="float">
            <text:p>13</text:p>
          </table:table-cell>
          <table:table-cell table:style-name="ce26" table:formula="of:=ROUND(([.C337]-INDIRECT(&quot;Voltage Divisor.D&quot;&amp;([.D337]+ROW([$'Voltage Divisor'.$A$46])-1)))/INDIRECT(&quot;Voltage Divisor.C&quot;&amp;([.D337]+ROW([$'Voltage Divisor'.$A$46])-1));0)" office:value-type="float" office:value="134" calcext:value-type="float">
            <text:p>134</text:p>
          </table:table-cell>
          <table:table-cell table:style-name="ce27" table:formula="of:=DEC2HEX([.E337])" office:value-type="string" office:string-value="86" calcext:value-type="string">
            <text:p>0x86</text:p>
          </table:table-cell>
          <table:table-cell table:number-columns-repeated="1018"/>
        </table:table-row>
        <table:table-row table:style-name="ro3">
          <table:table-cell table:style-name="ce4" office:value-type="float" office:value="332" calcext:value-type="float">
            <text:p>332</text:p>
          </table:table-cell>
          <table:table-cell table:style-name="ce24" table:formula="of:=([.A338]+[.$E$1])*[.$B$2]/[.$B$1]" office:value-type="float" office:value="2.5146484375" calcext:value-type="float">
            <text:p>2.515</text:p>
          </table:table-cell>
          <table:table-cell table:style-name="ce25" table:formula="of:=[$'Voltage Divisor'.$B$3]*[$'EE Data'.B338]/([$'Voltage Divisor'.$B$2]-[$'EE Data'.B338])" office:value-type="float" office:value="10117.8781925344" calcext:value-type="float">
            <text:p>10117.9</text:p>
          </table:table-cell>
          <table:table-cell table:formula="of:=MATCH([.C338];[$'Voltage Divisor'.$B$46:.$B$63];-1)" office:value-type="float" office:value="13" calcext:value-type="float">
            <text:p>13</text:p>
          </table:table-cell>
          <table:table-cell table:style-name="ce26" table:formula="of:=ROUND(([.C338]-INDIRECT(&quot;Voltage Divisor.D&quot;&amp;([.D338]+ROW([$'Voltage Divisor'.$A$46])-1)))/INDIRECT(&quot;Voltage Divisor.C&quot;&amp;([.D338]+ROW([$'Voltage Divisor'.$A$46])-1));0)" office:value-type="float" office:value="134" calcext:value-type="float">
            <text:p>134</text:p>
          </table:table-cell>
          <table:table-cell table:style-name="ce27" table:formula="of:=DEC2HEX([.E338])" office:value-type="string" office:string-value="86" calcext:value-type="string">
            <text:p>0x86</text:p>
          </table:table-cell>
          <table:table-cell table:number-columns-repeated="1018"/>
        </table:table-row>
        <table:table-row table:style-name="ro3">
          <table:table-cell table:style-name="ce4" office:value-type="float" office:value="333" calcext:value-type="float">
            <text:p>333</text:p>
          </table:table-cell>
          <table:table-cell table:style-name="ce24" table:formula="of:=([.A339]+[.$E$1])*[.$B$2]/[.$B$1]" office:value-type="float" office:value="2.51953125" calcext:value-type="float">
            <text:p>2.520</text:p>
          </table:table-cell>
          <table:table-cell table:style-name="ce25" table:formula="of:=[$'Voltage Divisor'.$B$3]*[$'EE Data'.B339]/([$'Voltage Divisor'.$B$2]-[$'EE Data'.B339])" office:value-type="float" office:value="10157.4803149606" calcext:value-type="float">
            <text:p>10157.5</text:p>
          </table:table-cell>
          <table:table-cell table:formula="of:=MATCH([.C339];[$'Voltage Divisor'.$B$46:.$B$63];-1)" office:value-type="float" office:value="13" calcext:value-type="float">
            <text:p>13</text:p>
          </table:table-cell>
          <table:table-cell table:style-name="ce26" table:formula="of:=ROUND(([.C339]-INDIRECT(&quot;Voltage Divisor.D&quot;&amp;([.D339]+ROW([$'Voltage Divisor'.$A$46])-1)))/INDIRECT(&quot;Voltage Divisor.C&quot;&amp;([.D339]+ROW([$'Voltage Divisor'.$A$46])-1));0)" office:value-type="float" office:value="134" calcext:value-type="float">
            <text:p>134</text:p>
          </table:table-cell>
          <table:table-cell table:style-name="ce27" table:formula="of:=DEC2HEX([.E339])" office:value-type="string" office:string-value="86" calcext:value-type="string">
            <text:p>0x86</text:p>
          </table:table-cell>
          <table:table-cell table:number-columns-repeated="1018"/>
        </table:table-row>
        <table:table-row table:style-name="ro3">
          <table:table-cell table:style-name="ce4" office:value-type="float" office:value="334" calcext:value-type="float">
            <text:p>334</text:p>
          </table:table-cell>
          <table:table-cell table:style-name="ce24" table:formula="of:=([.A340]+[.$E$1])*[.$B$2]/[.$B$1]" office:value-type="float" office:value="2.5244140625" calcext:value-type="float">
            <text:p>2.524</text:p>
          </table:table-cell>
          <table:table-cell table:style-name="ce25" table:formula="of:=[$'Voltage Divisor'.$B$3]*[$'EE Data'.B340]/([$'Voltage Divisor'.$B$2]-[$'EE Data'.B340])" office:value-type="float" office:value="10197.2386587771" calcext:value-type="float">
            <text:p>10197.2</text:p>
          </table:table-cell>
          <table:table-cell table:formula="of:=MATCH([.C340];[$'Voltage Divisor'.$B$46:.$B$63];-1)" office:value-type="float" office:value="13" calcext:value-type="float">
            <text:p>13</text:p>
          </table:table-cell>
          <table:table-cell table:style-name="ce26" table:formula="of:=ROUND(([.C340]-INDIRECT(&quot;Voltage Divisor.D&quot;&amp;([.D340]+ROW([$'Voltage Divisor'.$A$46])-1)))/INDIRECT(&quot;Voltage Divisor.C&quot;&amp;([.D340]+ROW([$'Voltage Divisor'.$A$46])-1));0)" office:value-type="float" office:value="134" calcext:value-type="float">
            <text:p>134</text:p>
          </table:table-cell>
          <table:table-cell table:style-name="ce27" table:formula="of:=DEC2HEX([.E340])" office:value-type="string" office:string-value="86" calcext:value-type="string">
            <text:p>0x86</text:p>
          </table:table-cell>
          <table:table-cell table:number-columns-repeated="1018"/>
        </table:table-row>
        <table:table-row table:style-name="ro3">
          <table:table-cell table:style-name="ce4" office:value-type="float" office:value="335" calcext:value-type="float">
            <text:p>335</text:p>
          </table:table-cell>
          <table:table-cell table:style-name="ce24" table:formula="of:=([.A341]+[.$E$1])*[.$B$2]/[.$B$1]" office:value-type="float" office:value="2.529296875" calcext:value-type="float">
            <text:p>2.529</text:p>
          </table:table-cell>
          <table:table-cell table:style-name="ce25" table:formula="of:=[$'Voltage Divisor'.$B$3]*[$'EE Data'.B341]/([$'Voltage Divisor'.$B$2]-[$'EE Data'.B341])" office:value-type="float" office:value="10237.1541501976" calcext:value-type="float">
            <text:p>10237.2</text:p>
          </table:table-cell>
          <table:table-cell table:formula="of:=MATCH([.C341];[$'Voltage Divisor'.$B$46:.$B$63];-1)" office:value-type="float" office:value="13" calcext:value-type="float">
            <text:p>13</text:p>
          </table:table-cell>
          <table:table-cell table:style-name="ce26" table:formula="of:=ROUND(([.C341]-INDIRECT(&quot;Voltage Divisor.D&quot;&amp;([.D341]+ROW([$'Voltage Divisor'.$A$46])-1)))/INDIRECT(&quot;Voltage Divisor.C&quot;&amp;([.D341]+ROW([$'Voltage Divisor'.$A$46])-1));0)" office:value-type="float" office:value="134" calcext:value-type="float">
            <text:p>134</text:p>
          </table:table-cell>
          <table:table-cell table:style-name="ce27" table:formula="of:=DEC2HEX([.E341])" office:value-type="string" office:string-value="86" calcext:value-type="string">
            <text:p>0x86</text:p>
          </table:table-cell>
          <table:table-cell table:number-columns-repeated="1018"/>
        </table:table-row>
        <table:table-row table:style-name="ro3">
          <table:table-cell table:style-name="ce4" office:value-type="float" office:value="336" calcext:value-type="float">
            <text:p>336</text:p>
          </table:table-cell>
          <table:table-cell table:style-name="ce24" table:formula="of:=([.A342]+[.$E$1])*[.$B$2]/[.$B$1]" office:value-type="float" office:value="2.5341796875" calcext:value-type="float">
            <text:p>2.534</text:p>
          </table:table-cell>
          <table:table-cell table:style-name="ce25" table:formula="of:=[$'Voltage Divisor'.$B$3]*[$'EE Data'.B342]/([$'Voltage Divisor'.$B$2]-[$'EE Data'.B342])" office:value-type="float" office:value="10277.2277227723" calcext:value-type="float">
            <text:p>10277.2</text:p>
          </table:table-cell>
          <table:table-cell table:formula="of:=MATCH([.C342];[$'Voltage Divisor'.$B$46:.$B$63];-1)" office:value-type="float" office:value="13" calcext:value-type="float">
            <text:p>13</text:p>
          </table:table-cell>
          <table:table-cell table:style-name="ce26" table:formula="of:=ROUND(([.C342]-INDIRECT(&quot;Voltage Divisor.D&quot;&amp;([.D342]+ROW([$'Voltage Divisor'.$A$46])-1)))/INDIRECT(&quot;Voltage Divisor.C&quot;&amp;([.D342]+ROW([$'Voltage Divisor'.$A$46])-1));0)" office:value-type="float" office:value="134" calcext:value-type="float">
            <text:p>134</text:p>
          </table:table-cell>
          <table:table-cell table:style-name="ce27" table:formula="of:=DEC2HEX([.E342])" office:value-type="string" office:string-value="86" calcext:value-type="string">
            <text:p>0x86</text:p>
          </table:table-cell>
          <table:table-cell table:number-columns-repeated="1018"/>
        </table:table-row>
        <table:table-row table:style-name="ro3">
          <table:table-cell table:style-name="ce4" office:value-type="float" office:value="337" calcext:value-type="float">
            <text:p>337</text:p>
          </table:table-cell>
          <table:table-cell table:style-name="ce24" table:formula="of:=([.A343]+[.$E$1])*[.$B$2]/[.$B$1]" office:value-type="float" office:value="2.5390625" calcext:value-type="float">
            <text:p>2.539</text:p>
          </table:table-cell>
          <table:table-cell table:style-name="ce25" table:formula="of:=[$'Voltage Divisor'.$B$3]*[$'EE Data'.B343]/([$'Voltage Divisor'.$B$2]-[$'EE Data'.B343])" office:value-type="float" office:value="10317.4603174603" calcext:value-type="float">
            <text:p>10317.5</text:p>
          </table:table-cell>
          <table:table-cell table:formula="of:=MATCH([.C343];[$'Voltage Divisor'.$B$46:.$B$63];-1)" office:value-type="float" office:value="13" calcext:value-type="float">
            <text:p>13</text:p>
          </table:table-cell>
          <table:table-cell table:style-name="ce26" table:formula="of:=ROUND(([.C343]-INDIRECT(&quot;Voltage Divisor.D&quot;&amp;([.D343]+ROW([$'Voltage Divisor'.$A$46])-1)))/INDIRECT(&quot;Voltage Divisor.C&quot;&amp;([.D343]+ROW([$'Voltage Divisor'.$A$46])-1));0)" office:value-type="float" office:value="133" calcext:value-type="float">
            <text:p>133</text:p>
          </table:table-cell>
          <table:table-cell table:style-name="ce27" table:formula="of:=DEC2HEX([.E343])" office:value-type="string" office:string-value="85" calcext:value-type="string">
            <text:p>0x85</text:p>
          </table:table-cell>
          <table:table-cell table:number-columns-repeated="1018"/>
        </table:table-row>
        <table:table-row table:style-name="ro3">
          <table:table-cell table:style-name="ce4" office:value-type="float" office:value="338" calcext:value-type="float">
            <text:p>338</text:p>
          </table:table-cell>
          <table:table-cell table:style-name="ce24" table:formula="of:=([.A344]+[.$E$1])*[.$B$2]/[.$B$1]" office:value-type="float" office:value="2.5439453125" calcext:value-type="float">
            <text:p>2.544</text:p>
          </table:table-cell>
          <table:table-cell table:style-name="ce25" table:formula="of:=[$'Voltage Divisor'.$B$3]*[$'EE Data'.B344]/([$'Voltage Divisor'.$B$2]-[$'EE Data'.B344])" office:value-type="float" office:value="10357.8528827038" calcext:value-type="float">
            <text:p>10357.9</text:p>
          </table:table-cell>
          <table:table-cell table:formula="of:=MATCH([.C344];[$'Voltage Divisor'.$B$46:.$B$63];-1)" office:value-type="float" office:value="13" calcext:value-type="float">
            <text:p>13</text:p>
          </table:table-cell>
          <table:table-cell table:style-name="ce26" table:formula="of:=ROUND(([.C344]-INDIRECT(&quot;Voltage Divisor.D&quot;&amp;([.D344]+ROW([$'Voltage Divisor'.$A$46])-1)))/INDIRECT(&quot;Voltage Divisor.C&quot;&amp;([.D344]+ROW([$'Voltage Divisor'.$A$46])-1));0)" office:value-type="float" office:value="133" calcext:value-type="float">
            <text:p>133</text:p>
          </table:table-cell>
          <table:table-cell table:style-name="ce27" table:formula="of:=DEC2HEX([.E344])" office:value-type="string" office:string-value="85" calcext:value-type="string">
            <text:p>0x85</text:p>
          </table:table-cell>
          <table:table-cell table:number-columns-repeated="1018"/>
        </table:table-row>
        <table:table-row table:style-name="ro3">
          <table:table-cell table:style-name="ce4" office:value-type="float" office:value="339" calcext:value-type="float">
            <text:p>339</text:p>
          </table:table-cell>
          <table:table-cell table:style-name="ce24" table:formula="of:=([.A345]+[.$E$1])*[.$B$2]/[.$B$1]" office:value-type="float" office:value="2.548828125" calcext:value-type="float">
            <text:p>2.549</text:p>
          </table:table-cell>
          <table:table-cell table:style-name="ce25" table:formula="of:=[$'Voltage Divisor'.$B$3]*[$'EE Data'.B345]/([$'Voltage Divisor'.$B$2]-[$'EE Data'.B345])" office:value-type="float" office:value="10398.406374502" calcext:value-type="float">
            <text:p>10398.4</text:p>
          </table:table-cell>
          <table:table-cell table:formula="of:=MATCH([.C345];[$'Voltage Divisor'.$B$46:.$B$63];-1)" office:value-type="float" office:value="13" calcext:value-type="float">
            <text:p>13</text:p>
          </table:table-cell>
          <table:table-cell table:style-name="ce26" table:formula="of:=ROUND(([.C345]-INDIRECT(&quot;Voltage Divisor.D&quot;&amp;([.D345]+ROW([$'Voltage Divisor'.$A$46])-1)))/INDIRECT(&quot;Voltage Divisor.C&quot;&amp;([.D345]+ROW([$'Voltage Divisor'.$A$46])-1));0)" office:value-type="float" office:value="133" calcext:value-type="float">
            <text:p>133</text:p>
          </table:table-cell>
          <table:table-cell table:style-name="ce27" table:formula="of:=DEC2HEX([.E345])" office:value-type="string" office:string-value="85" calcext:value-type="string">
            <text:p>0x85</text:p>
          </table:table-cell>
          <table:table-cell table:number-columns-repeated="1018"/>
        </table:table-row>
        <table:table-row table:style-name="ro3">
          <table:table-cell table:style-name="ce4" office:value-type="float" office:value="340" calcext:value-type="float">
            <text:p>340</text:p>
          </table:table-cell>
          <table:table-cell table:style-name="ce24" table:formula="of:=([.A346]+[.$E$1])*[.$B$2]/[.$B$1]" office:value-type="float" office:value="2.5537109375" calcext:value-type="float">
            <text:p>2.554</text:p>
          </table:table-cell>
          <table:table-cell table:style-name="ce25" table:formula="of:=[$'Voltage Divisor'.$B$3]*[$'EE Data'.B346]/([$'Voltage Divisor'.$B$2]-[$'EE Data'.B346])" office:value-type="float" office:value="10439.121756487" calcext:value-type="float">
            <text:p>10439.1</text:p>
          </table:table-cell>
          <table:table-cell table:formula="of:=MATCH([.C346];[$'Voltage Divisor'.$B$46:.$B$63];-1)" office:value-type="float" office:value="13" calcext:value-type="float">
            <text:p>13</text:p>
          </table:table-cell>
          <table:table-cell table:style-name="ce26" table:formula="of:=ROUND(([.C346]-INDIRECT(&quot;Voltage Divisor.D&quot;&amp;([.D346]+ROW([$'Voltage Divisor'.$A$46])-1)))/INDIRECT(&quot;Voltage Divisor.C&quot;&amp;([.D346]+ROW([$'Voltage Divisor'.$A$46])-1));0)" office:value-type="float" office:value="133" calcext:value-type="float">
            <text:p>133</text:p>
          </table:table-cell>
          <table:table-cell table:style-name="ce27" table:formula="of:=DEC2HEX([.E346])" office:value-type="string" office:string-value="85" calcext:value-type="string">
            <text:p>0x85</text:p>
          </table:table-cell>
          <table:table-cell table:number-columns-repeated="1018"/>
        </table:table-row>
        <table:table-row table:style-name="ro3">
          <table:table-cell table:style-name="ce4" office:value-type="float" office:value="341" calcext:value-type="float">
            <text:p>341</text:p>
          </table:table-cell>
          <table:table-cell table:style-name="ce24" table:formula="of:=([.A347]+[.$E$1])*[.$B$2]/[.$B$1]" office:value-type="float" office:value="2.55859375" calcext:value-type="float">
            <text:p>2.559</text:p>
          </table:table-cell>
          <table:table-cell table:style-name="ce25" table:formula="of:=[$'Voltage Divisor'.$B$3]*[$'EE Data'.B347]/([$'Voltage Divisor'.$B$2]-[$'EE Data'.B347])" office:value-type="float" office:value="10480" calcext:value-type="float">
            <text:p>10480.0</text:p>
          </table:table-cell>
          <table:table-cell table:formula="of:=MATCH([.C347];[$'Voltage Divisor'.$B$46:.$B$63];-1)" office:value-type="float" office:value="13" calcext:value-type="float">
            <text:p>13</text:p>
          </table:table-cell>
          <table:table-cell table:style-name="ce26" table:formula="of:=ROUND(([.C347]-INDIRECT(&quot;Voltage Divisor.D&quot;&amp;([.D347]+ROW([$'Voltage Divisor'.$A$46])-1)))/INDIRECT(&quot;Voltage Divisor.C&quot;&amp;([.D347]+ROW([$'Voltage Divisor'.$A$46])-1));0)" office:value-type="float" office:value="133" calcext:value-type="float">
            <text:p>133</text:p>
          </table:table-cell>
          <table:table-cell table:style-name="ce27" table:formula="of:=DEC2HEX([.E347])" office:value-type="string" office:string-value="85" calcext:value-type="string">
            <text:p>0x85</text:p>
          </table:table-cell>
          <table:table-cell table:number-columns-repeated="1018"/>
        </table:table-row>
        <table:table-row table:style-name="ro3">
          <table:table-cell table:style-name="ce4" office:value-type="float" office:value="342" calcext:value-type="float">
            <text:p>342</text:p>
          </table:table-cell>
          <table:table-cell table:style-name="ce24" table:formula="of:=([.A348]+[.$E$1])*[.$B$2]/[.$B$1]" office:value-type="float" office:value="2.5634765625" calcext:value-type="float">
            <text:p>2.563</text:p>
          </table:table-cell>
          <table:table-cell table:style-name="ce25" table:formula="of:=[$'Voltage Divisor'.$B$3]*[$'EE Data'.B348]/([$'Voltage Divisor'.$B$2]-[$'EE Data'.B348])" office:value-type="float" office:value="10521.0420841683" calcext:value-type="float">
            <text:p>10521.0</text:p>
          </table:table-cell>
          <table:table-cell table:formula="of:=MATCH([.C348];[$'Voltage Divisor'.$B$46:.$B$63];-1)" office:value-type="float" office:value="13" calcext:value-type="float">
            <text:p>13</text:p>
          </table:table-cell>
          <table:table-cell table:style-name="ce26" table:formula="of:=ROUND(([.C348]-INDIRECT(&quot;Voltage Divisor.D&quot;&amp;([.D348]+ROW([$'Voltage Divisor'.$A$46])-1)))/INDIRECT(&quot;Voltage Divisor.C&quot;&amp;([.D348]+ROW([$'Voltage Divisor'.$A$46])-1));0)" office:value-type="float" office:value="133" calcext:value-type="float">
            <text:p>133</text:p>
          </table:table-cell>
          <table:table-cell table:style-name="ce27" table:formula="of:=DEC2HEX([.E348])" office:value-type="string" office:string-value="85" calcext:value-type="string">
            <text:p>0x85</text:p>
          </table:table-cell>
          <table:table-cell table:number-columns-repeated="1018"/>
        </table:table-row>
        <table:table-row table:style-name="ro3">
          <table:table-cell table:style-name="ce4" office:value-type="float" office:value="343" calcext:value-type="float">
            <text:p>343</text:p>
          </table:table-cell>
          <table:table-cell table:style-name="ce24" table:formula="of:=([.A349]+[.$E$1])*[.$B$2]/[.$B$1]" office:value-type="float" office:value="2.568359375" calcext:value-type="float">
            <text:p>2.568</text:p>
          </table:table-cell>
          <table:table-cell table:style-name="ce25" table:formula="of:=[$'Voltage Divisor'.$B$3]*[$'EE Data'.B349]/([$'Voltage Divisor'.$B$2]-[$'EE Data'.B349])" office:value-type="float" office:value="10562.2489959839" calcext:value-type="float">
            <text:p>10562.2</text:p>
          </table:table-cell>
          <table:table-cell table:formula="of:=MATCH([.C349];[$'Voltage Divisor'.$B$46:.$B$63];-1)" office:value-type="float" office:value="13" calcext:value-type="float">
            <text:p>13</text:p>
          </table:table-cell>
          <table:table-cell table:style-name="ce26" table:formula="of:=ROUND(([.C349]-INDIRECT(&quot;Voltage Divisor.D&quot;&amp;([.D349]+ROW([$'Voltage Divisor'.$A$46])-1)))/INDIRECT(&quot;Voltage Divisor.C&quot;&amp;([.D349]+ROW([$'Voltage Divisor'.$A$46])-1));0)" office:value-type="float" office:value="133" calcext:value-type="float">
            <text:p>133</text:p>
          </table:table-cell>
          <table:table-cell table:style-name="ce27" table:formula="of:=DEC2HEX([.E349])" office:value-type="string" office:string-value="85" calcext:value-type="string">
            <text:p>0x85</text:p>
          </table:table-cell>
          <table:table-cell table:number-columns-repeated="1018"/>
        </table:table-row>
        <table:table-row table:style-name="ro3">
          <table:table-cell table:style-name="ce4" office:value-type="float" office:value="344" calcext:value-type="float">
            <text:p>344</text:p>
          </table:table-cell>
          <table:table-cell table:style-name="ce24" table:formula="of:=([.A350]+[.$E$1])*[.$B$2]/[.$B$1]" office:value-type="float" office:value="2.5732421875" calcext:value-type="float">
            <text:p>2.573</text:p>
          </table:table-cell>
          <table:table-cell table:style-name="ce25" table:formula="of:=[$'Voltage Divisor'.$B$3]*[$'EE Data'.B350]/([$'Voltage Divisor'.$B$2]-[$'EE Data'.B350])" office:value-type="float" office:value="10603.6217303823" calcext:value-type="float">
            <text:p>10603.6</text:p>
          </table:table-cell>
          <table:table-cell table:formula="of:=MATCH([.C350];[$'Voltage Divisor'.$B$46:.$B$63];-1)" office:value-type="float" office:value="13" calcext:value-type="float">
            <text:p>13</text:p>
          </table:table-cell>
          <table:table-cell table:style-name="ce26" table:formula="of:=ROUND(([.C350]-INDIRECT(&quot;Voltage Divisor.D&quot;&amp;([.D350]+ROW([$'Voltage Divisor'.$A$46])-1)))/INDIRECT(&quot;Voltage Divisor.C&quot;&amp;([.D350]+ROW([$'Voltage Divisor'.$A$46])-1));0)" office:value-type="float" office:value="133" calcext:value-type="float">
            <text:p>133</text:p>
          </table:table-cell>
          <table:table-cell table:style-name="ce27" table:formula="of:=DEC2HEX([.E350])" office:value-type="string" office:string-value="85" calcext:value-type="string">
            <text:p>0x85</text:p>
          </table:table-cell>
          <table:table-cell table:number-columns-repeated="1018"/>
        </table:table-row>
        <table:table-row table:style-name="ro3">
          <table:table-cell table:style-name="ce4" office:value-type="float" office:value="345" calcext:value-type="float">
            <text:p>345</text:p>
          </table:table-cell>
          <table:table-cell table:style-name="ce24" table:formula="of:=([.A351]+[.$E$1])*[.$B$2]/[.$B$1]" office:value-type="float" office:value="2.578125" calcext:value-type="float">
            <text:p>2.578</text:p>
          </table:table-cell>
          <table:table-cell table:style-name="ce25" table:formula="of:=[$'Voltage Divisor'.$B$3]*[$'EE Data'.B351]/([$'Voltage Divisor'.$B$2]-[$'EE Data'.B351])" office:value-type="float" office:value="10645.1612903226" calcext:value-type="float">
            <text:p>10645.2</text:p>
          </table:table-cell>
          <table:table-cell table:formula="of:=MATCH([.C351];[$'Voltage Divisor'.$B$46:.$B$63];-1)" office:value-type="float" office:value="13" calcext:value-type="float">
            <text:p>13</text:p>
          </table:table-cell>
          <table:table-cell table:style-name="ce26" table:formula="of:=ROUND(([.C351]-INDIRECT(&quot;Voltage Divisor.D&quot;&amp;([.D351]+ROW([$'Voltage Divisor'.$A$46])-1)))/INDIRECT(&quot;Voltage Divisor.C&quot;&amp;([.D351]+ROW([$'Voltage Divisor'.$A$46])-1));0)" office:value-type="float" office:value="132" calcext:value-type="float">
            <text:p>132</text:p>
          </table:table-cell>
          <table:table-cell table:style-name="ce27" table:formula="of:=DEC2HEX([.E351])" office:value-type="string" office:string-value="84" calcext:value-type="string">
            <text:p>0x84</text:p>
          </table:table-cell>
          <table:table-cell table:number-columns-repeated="1018"/>
        </table:table-row>
        <table:table-row table:style-name="ro3">
          <table:table-cell table:style-name="ce4" office:value-type="float" office:value="346" calcext:value-type="float">
            <text:p>346</text:p>
          </table:table-cell>
          <table:table-cell table:style-name="ce24" table:formula="of:=([.A352]+[.$E$1])*[.$B$2]/[.$B$1]" office:value-type="float" office:value="2.5830078125" calcext:value-type="float">
            <text:p>2.583</text:p>
          </table:table-cell>
          <table:table-cell table:style-name="ce25" table:formula="of:=[$'Voltage Divisor'.$B$3]*[$'EE Data'.B352]/([$'Voltage Divisor'.$B$2]-[$'EE Data'.B352])" office:value-type="float" office:value="10686.8686868687" calcext:value-type="float">
            <text:p>10686.9</text:p>
          </table:table-cell>
          <table:table-cell table:formula="of:=MATCH([.C352];[$'Voltage Divisor'.$B$46:.$B$63];-1)" office:value-type="float" office:value="13" calcext:value-type="float">
            <text:p>13</text:p>
          </table:table-cell>
          <table:table-cell table:style-name="ce26" table:formula="of:=ROUND(([.C352]-INDIRECT(&quot;Voltage Divisor.D&quot;&amp;([.D352]+ROW([$'Voltage Divisor'.$A$46])-1)))/INDIRECT(&quot;Voltage Divisor.C&quot;&amp;([.D352]+ROW([$'Voltage Divisor'.$A$46])-1));0)" office:value-type="float" office:value="132" calcext:value-type="float">
            <text:p>132</text:p>
          </table:table-cell>
          <table:table-cell table:style-name="ce27" table:formula="of:=DEC2HEX([.E352])" office:value-type="string" office:string-value="84" calcext:value-type="string">
            <text:p>0x84</text:p>
          </table:table-cell>
          <table:table-cell table:number-columns-repeated="1018"/>
        </table:table-row>
        <table:table-row table:style-name="ro3">
          <table:table-cell table:style-name="ce4" office:value-type="float" office:value="347" calcext:value-type="float">
            <text:p>347</text:p>
          </table:table-cell>
          <table:table-cell table:style-name="ce24" table:formula="of:=([.A353]+[.$E$1])*[.$B$2]/[.$B$1]" office:value-type="float" office:value="2.587890625" calcext:value-type="float">
            <text:p>2.588</text:p>
          </table:table-cell>
          <table:table-cell table:style-name="ce25" table:formula="of:=[$'Voltage Divisor'.$B$3]*[$'EE Data'.B353]/([$'Voltage Divisor'.$B$2]-[$'EE Data'.B353])" office:value-type="float" office:value="10728.7449392713" calcext:value-type="float">
            <text:p>10728.7</text:p>
          </table:table-cell>
          <table:table-cell table:formula="of:=MATCH([.C353];[$'Voltage Divisor'.$B$46:.$B$63];-1)" office:value-type="float" office:value="13" calcext:value-type="float">
            <text:p>13</text:p>
          </table:table-cell>
          <table:table-cell table:style-name="ce26" table:formula="of:=ROUND(([.C353]-INDIRECT(&quot;Voltage Divisor.D&quot;&amp;([.D353]+ROW([$'Voltage Divisor'.$A$46])-1)))/INDIRECT(&quot;Voltage Divisor.C&quot;&amp;([.D353]+ROW([$'Voltage Divisor'.$A$46])-1));0)" office:value-type="float" office:value="132" calcext:value-type="float">
            <text:p>132</text:p>
          </table:table-cell>
          <table:table-cell table:style-name="ce27" table:formula="of:=DEC2HEX([.E353])" office:value-type="string" office:string-value="84" calcext:value-type="string">
            <text:p>0x84</text:p>
          </table:table-cell>
          <table:table-cell table:number-columns-repeated="1018"/>
        </table:table-row>
        <table:table-row table:style-name="ro3">
          <table:table-cell table:style-name="ce4" office:value-type="float" office:value="348" calcext:value-type="float">
            <text:p>348</text:p>
          </table:table-cell>
          <table:table-cell table:style-name="ce24" table:formula="of:=([.A354]+[.$E$1])*[.$B$2]/[.$B$1]" office:value-type="float" office:value="2.5927734375" calcext:value-type="float">
            <text:p>2.593</text:p>
          </table:table-cell>
          <table:table-cell table:style-name="ce25" table:formula="of:=[$'Voltage Divisor'.$B$3]*[$'EE Data'.B354]/([$'Voltage Divisor'.$B$2]-[$'EE Data'.B354])" office:value-type="float" office:value="10770.7910750507" calcext:value-type="float">
            <text:p>10770.8</text:p>
          </table:table-cell>
          <table:table-cell table:formula="of:=MATCH([.C354];[$'Voltage Divisor'.$B$46:.$B$63];-1)" office:value-type="float" office:value="13" calcext:value-type="float">
            <text:p>13</text:p>
          </table:table-cell>
          <table:table-cell table:style-name="ce26" table:formula="of:=ROUND(([.C354]-INDIRECT(&quot;Voltage Divisor.D&quot;&amp;([.D354]+ROW([$'Voltage Divisor'.$A$46])-1)))/INDIRECT(&quot;Voltage Divisor.C&quot;&amp;([.D354]+ROW([$'Voltage Divisor'.$A$46])-1));0)" office:value-type="float" office:value="132" calcext:value-type="float">
            <text:p>132</text:p>
          </table:table-cell>
          <table:table-cell table:style-name="ce27" table:formula="of:=DEC2HEX([.E354])" office:value-type="string" office:string-value="84" calcext:value-type="string">
            <text:p>0x84</text:p>
          </table:table-cell>
          <table:table-cell table:number-columns-repeated="1018"/>
        </table:table-row>
        <table:table-row table:style-name="ro3">
          <table:table-cell table:style-name="ce4" office:value-type="float" office:value="349" calcext:value-type="float">
            <text:p>349</text:p>
          </table:table-cell>
          <table:table-cell table:style-name="ce24" table:formula="of:=([.A355]+[.$E$1])*[.$B$2]/[.$B$1]" office:value-type="float" office:value="2.59765625" calcext:value-type="float">
            <text:p>2.598</text:p>
          </table:table-cell>
          <table:table-cell table:style-name="ce25" table:formula="of:=[$'Voltage Divisor'.$B$3]*[$'EE Data'.B355]/([$'Voltage Divisor'.$B$2]-[$'EE Data'.B355])" office:value-type="float" office:value="10813.0081300813" calcext:value-type="float">
            <text:p>10813.0</text:p>
          </table:table-cell>
          <table:table-cell table:formula="of:=MATCH([.C355];[$'Voltage Divisor'.$B$46:.$B$63];-1)" office:value-type="float" office:value="13" calcext:value-type="float">
            <text:p>13</text:p>
          </table:table-cell>
          <table:table-cell table:style-name="ce26" table:formula="of:=ROUND(([.C355]-INDIRECT(&quot;Voltage Divisor.D&quot;&amp;([.D355]+ROW([$'Voltage Divisor'.$A$46])-1)))/INDIRECT(&quot;Voltage Divisor.C&quot;&amp;([.D355]+ROW([$'Voltage Divisor'.$A$46])-1));0)" office:value-type="float" office:value="132" calcext:value-type="float">
            <text:p>132</text:p>
          </table:table-cell>
          <table:table-cell table:style-name="ce27" table:formula="of:=DEC2HEX([.E355])" office:value-type="string" office:string-value="84" calcext:value-type="string">
            <text:p>0x84</text:p>
          </table:table-cell>
          <table:table-cell table:number-columns-repeated="1018"/>
        </table:table-row>
        <table:table-row table:style-name="ro3">
          <table:table-cell table:style-name="ce4" office:value-type="float" office:value="350" calcext:value-type="float">
            <text:p>350</text:p>
          </table:table-cell>
          <table:table-cell table:style-name="ce24" table:formula="of:=([.A356]+[.$E$1])*[.$B$2]/[.$B$1]" office:value-type="float" office:value="2.6025390625" calcext:value-type="float">
            <text:p>2.603</text:p>
          </table:table-cell>
          <table:table-cell table:style-name="ce25" table:formula="of:=[$'Voltage Divisor'.$B$3]*[$'EE Data'.B356]/([$'Voltage Divisor'.$B$2]-[$'EE Data'.B356])" office:value-type="float" office:value="10855.3971486762" calcext:value-type="float">
            <text:p>10855.4</text:p>
          </table:table-cell>
          <table:table-cell table:formula="of:=MATCH([.C356];[$'Voltage Divisor'.$B$46:.$B$63];-1)" office:value-type="float" office:value="13" calcext:value-type="float">
            <text:p>13</text:p>
          </table:table-cell>
          <table:table-cell table:style-name="ce26" table:formula="of:=ROUND(([.C356]-INDIRECT(&quot;Voltage Divisor.D&quot;&amp;([.D356]+ROW([$'Voltage Divisor'.$A$46])-1)))/INDIRECT(&quot;Voltage Divisor.C&quot;&amp;([.D356]+ROW([$'Voltage Divisor'.$A$46])-1));0)" office:value-type="float" office:value="132" calcext:value-type="float">
            <text:p>132</text:p>
          </table:table-cell>
          <table:table-cell table:style-name="ce27" table:formula="of:=DEC2HEX([.E356])" office:value-type="string" office:string-value="84" calcext:value-type="string">
            <text:p>0x84</text:p>
          </table:table-cell>
          <table:table-cell table:number-columns-repeated="1018"/>
        </table:table-row>
        <table:table-row table:style-name="ro3">
          <table:table-cell table:style-name="ce4" office:value-type="float" office:value="351" calcext:value-type="float">
            <text:p>351</text:p>
          </table:table-cell>
          <table:table-cell table:style-name="ce24" table:formula="of:=([.A357]+[.$E$1])*[.$B$2]/[.$B$1]" office:value-type="float" office:value="2.607421875" calcext:value-type="float">
            <text:p>2.607</text:p>
          </table:table-cell>
          <table:table-cell table:style-name="ce25" table:formula="of:=[$'Voltage Divisor'.$B$3]*[$'EE Data'.B357]/([$'Voltage Divisor'.$B$2]-[$'EE Data'.B357])" office:value-type="float" office:value="10897.9591836735" calcext:value-type="float">
            <text:p>10898.0</text:p>
          </table:table-cell>
          <table:table-cell table:formula="of:=MATCH([.C357];[$'Voltage Divisor'.$B$46:.$B$63];-1)" office:value-type="float" office:value="13" calcext:value-type="float">
            <text:p>13</text:p>
          </table:table-cell>
          <table:table-cell table:style-name="ce26" table:formula="of:=ROUND(([.C357]-INDIRECT(&quot;Voltage Divisor.D&quot;&amp;([.D357]+ROW([$'Voltage Divisor'.$A$46])-1)))/INDIRECT(&quot;Voltage Divisor.C&quot;&amp;([.D357]+ROW([$'Voltage Divisor'.$A$46])-1));0)" office:value-type="float" office:value="132" calcext:value-type="float">
            <text:p>132</text:p>
          </table:table-cell>
          <table:table-cell table:style-name="ce27" table:formula="of:=DEC2HEX([.E357])" office:value-type="string" office:string-value="84" calcext:value-type="string">
            <text:p>0x84</text:p>
          </table:table-cell>
          <table:table-cell table:number-columns-repeated="1018"/>
        </table:table-row>
        <table:table-row table:style-name="ro3">
          <table:table-cell table:style-name="ce4" office:value-type="float" office:value="352" calcext:value-type="float">
            <text:p>352</text:p>
          </table:table-cell>
          <table:table-cell table:style-name="ce24" table:formula="of:=([.A358]+[.$E$1])*[.$B$2]/[.$B$1]" office:value-type="float" office:value="2.6123046875" calcext:value-type="float">
            <text:p>2.612</text:p>
          </table:table-cell>
          <table:table-cell table:style-name="ce25" table:formula="of:=[$'Voltage Divisor'.$B$3]*[$'EE Data'.B358]/([$'Voltage Divisor'.$B$2]-[$'EE Data'.B358])" office:value-type="float" office:value="10940.6952965235" calcext:value-type="float">
            <text:p>10940.7</text:p>
          </table:table-cell>
          <table:table-cell table:formula="of:=MATCH([.C358];[$'Voltage Divisor'.$B$46:.$B$63];-1)" office:value-type="float" office:value="13" calcext:value-type="float">
            <text:p>13</text:p>
          </table:table-cell>
          <table:table-cell table:style-name="ce26" table:formula="of:=ROUND(([.C358]-INDIRECT(&quot;Voltage Divisor.D&quot;&amp;([.D358]+ROW([$'Voltage Divisor'.$A$46])-1)))/INDIRECT(&quot;Voltage Divisor.C&quot;&amp;([.D358]+ROW([$'Voltage Divisor'.$A$46])-1));0)" office:value-type="float" office:value="132" calcext:value-type="float">
            <text:p>132</text:p>
          </table:table-cell>
          <table:table-cell table:style-name="ce27" table:formula="of:=DEC2HEX([.E358])" office:value-type="string" office:string-value="84" calcext:value-type="string">
            <text:p>0x84</text:p>
          </table:table-cell>
          <table:table-cell table:number-columns-repeated="1018"/>
        </table:table-row>
        <table:table-row table:style-name="ro3">
          <table:table-cell table:style-name="ce4" office:value-type="float" office:value="353" calcext:value-type="float">
            <text:p>353</text:p>
          </table:table-cell>
          <table:table-cell table:style-name="ce24" table:formula="of:=([.A359]+[.$E$1])*[.$B$2]/[.$B$1]" office:value-type="float" office:value="2.6171875" calcext:value-type="float">
            <text:p>2.617</text:p>
          </table:table-cell>
          <table:table-cell table:style-name="ce25" table:formula="of:=[$'Voltage Divisor'.$B$3]*[$'EE Data'.B359]/([$'Voltage Divisor'.$B$2]-[$'EE Data'.B359])" office:value-type="float" office:value="10983.606557377" calcext:value-type="float">
            <text:p>10983.6</text:p>
          </table:table-cell>
          <table:table-cell table:formula="of:=MATCH([.C359];[$'Voltage Divisor'.$B$46:.$B$63];-1)" office:value-type="float" office:value="13" calcext:value-type="float">
            <text:p>13</text:p>
          </table:table-cell>
          <table:table-cell table:style-name="ce26" table:formula="of:=ROUND(([.C359]-INDIRECT(&quot;Voltage Divisor.D&quot;&amp;([.D359]+ROW([$'Voltage Divisor'.$A$46])-1)))/INDIRECT(&quot;Voltage Divisor.C&quot;&amp;([.D359]+ROW([$'Voltage Divisor'.$A$46])-1));0)" office:value-type="float" office:value="131" calcext:value-type="float">
            <text:p>131</text:p>
          </table:table-cell>
          <table:table-cell table:style-name="ce27" table:formula="of:=DEC2HEX([.E359])" office:value-type="string" office:string-value="83" calcext:value-type="string">
            <text:p>0x83</text:p>
          </table:table-cell>
          <table:table-cell table:number-columns-repeated="1018"/>
        </table:table-row>
        <table:table-row table:style-name="ro3">
          <table:table-cell table:style-name="ce4" office:value-type="float" office:value="354" calcext:value-type="float">
            <text:p>354</text:p>
          </table:table-cell>
          <table:table-cell table:style-name="ce24" table:formula="of:=([.A360]+[.$E$1])*[.$B$2]/[.$B$1]" office:value-type="float" office:value="2.6220703125" calcext:value-type="float">
            <text:p>2.622</text:p>
          </table:table-cell>
          <table:table-cell table:style-name="ce25" table:formula="of:=[$'Voltage Divisor'.$B$3]*[$'EE Data'.B360]/([$'Voltage Divisor'.$B$2]-[$'EE Data'.B360])" office:value-type="float" office:value="11026.6940451745" calcext:value-type="float">
            <text:p>11026.7</text:p>
          </table:table-cell>
          <table:table-cell table:formula="of:=MATCH([.C360];[$'Voltage Divisor'.$B$46:.$B$63];-1)" office:value-type="float" office:value="13" calcext:value-type="float">
            <text:p>13</text:p>
          </table:table-cell>
          <table:table-cell table:style-name="ce26" table:formula="of:=ROUND(([.C360]-INDIRECT(&quot;Voltage Divisor.D&quot;&amp;([.D360]+ROW([$'Voltage Divisor'.$A$46])-1)))/INDIRECT(&quot;Voltage Divisor.C&quot;&amp;([.D360]+ROW([$'Voltage Divisor'.$A$46])-1));0)" office:value-type="float" office:value="131" calcext:value-type="float">
            <text:p>131</text:p>
          </table:table-cell>
          <table:table-cell table:style-name="ce27" table:formula="of:=DEC2HEX([.E360])" office:value-type="string" office:string-value="83" calcext:value-type="string">
            <text:p>0x83</text:p>
          </table:table-cell>
          <table:table-cell table:number-columns-repeated="1018"/>
        </table:table-row>
        <table:table-row table:style-name="ro3">
          <table:table-cell table:style-name="ce4" office:value-type="float" office:value="355" calcext:value-type="float">
            <text:p>355</text:p>
          </table:table-cell>
          <table:table-cell table:style-name="ce24" table:formula="of:=([.A361]+[.$E$1])*[.$B$2]/[.$B$1]" office:value-type="float" office:value="2.626953125" calcext:value-type="float">
            <text:p>2.627</text:p>
          </table:table-cell>
          <table:table-cell table:style-name="ce25" table:formula="of:=[$'Voltage Divisor'.$B$3]*[$'EE Data'.B361]/([$'Voltage Divisor'.$B$2]-[$'EE Data'.B361])" office:value-type="float" office:value="11069.9588477366" calcext:value-type="float">
            <text:p>11070.0</text:p>
          </table:table-cell>
          <table:table-cell table:formula="of:=MATCH([.C361];[$'Voltage Divisor'.$B$46:.$B$63];-1)" office:value-type="float" office:value="13" calcext:value-type="float">
            <text:p>13</text:p>
          </table:table-cell>
          <table:table-cell table:style-name="ce26" table:formula="of:=ROUND(([.C361]-INDIRECT(&quot;Voltage Divisor.D&quot;&amp;([.D361]+ROW([$'Voltage Divisor'.$A$46])-1)))/INDIRECT(&quot;Voltage Divisor.C&quot;&amp;([.D361]+ROW([$'Voltage Divisor'.$A$46])-1));0)" office:value-type="float" office:value="131" calcext:value-type="float">
            <text:p>131</text:p>
          </table:table-cell>
          <table:table-cell table:style-name="ce27" table:formula="of:=DEC2HEX([.E361])" office:value-type="string" office:string-value="83" calcext:value-type="string">
            <text:p>0x83</text:p>
          </table:table-cell>
          <table:table-cell table:number-columns-repeated="1018"/>
        </table:table-row>
        <table:table-row table:style-name="ro3">
          <table:table-cell table:style-name="ce4" office:value-type="float" office:value="356" calcext:value-type="float">
            <text:p>356</text:p>
          </table:table-cell>
          <table:table-cell table:style-name="ce24" table:formula="of:=([.A362]+[.$E$1])*[.$B$2]/[.$B$1]" office:value-type="float" office:value="2.6318359375" calcext:value-type="float">
            <text:p>2.632</text:p>
          </table:table-cell>
          <table:table-cell table:style-name="ce25" table:formula="of:=[$'Voltage Divisor'.$B$3]*[$'EE Data'.B362]/([$'Voltage Divisor'.$B$2]-[$'EE Data'.B362])" office:value-type="float" office:value="11113.4020618557" calcext:value-type="float">
            <text:p>11113.4</text:p>
          </table:table-cell>
          <table:table-cell table:formula="of:=MATCH([.C362];[$'Voltage Divisor'.$B$46:.$B$63];-1)" office:value-type="float" office:value="13" calcext:value-type="float">
            <text:p>13</text:p>
          </table:table-cell>
          <table:table-cell table:style-name="ce26" table:formula="of:=ROUND(([.C362]-INDIRECT(&quot;Voltage Divisor.D&quot;&amp;([.D362]+ROW([$'Voltage Divisor'.$A$46])-1)))/INDIRECT(&quot;Voltage Divisor.C&quot;&amp;([.D362]+ROW([$'Voltage Divisor'.$A$46])-1));0)" office:value-type="float" office:value="131" calcext:value-type="float">
            <text:p>131</text:p>
          </table:table-cell>
          <table:table-cell table:style-name="ce27" table:formula="of:=DEC2HEX([.E362])" office:value-type="string" office:string-value="83" calcext:value-type="string">
            <text:p>0x83</text:p>
          </table:table-cell>
          <table:table-cell table:number-columns-repeated="1018"/>
        </table:table-row>
        <table:table-row table:style-name="ro3">
          <table:table-cell table:style-name="ce4" office:value-type="float" office:value="357" calcext:value-type="float">
            <text:p>357</text:p>
          </table:table-cell>
          <table:table-cell table:style-name="ce24" table:formula="of:=([.A363]+[.$E$1])*[.$B$2]/[.$B$1]" office:value-type="float" office:value="2.63671875" calcext:value-type="float">
            <text:p>2.637</text:p>
          </table:table-cell>
          <table:table-cell table:style-name="ce25" table:formula="of:=[$'Voltage Divisor'.$B$3]*[$'EE Data'.B363]/([$'Voltage Divisor'.$B$2]-[$'EE Data'.B363])" office:value-type="float" office:value="11157.0247933884" calcext:value-type="float">
            <text:p>11157.0</text:p>
          </table:table-cell>
          <table:table-cell table:formula="of:=MATCH([.C363];[$'Voltage Divisor'.$B$46:.$B$63];-1)" office:value-type="float" office:value="13" calcext:value-type="float">
            <text:p>13</text:p>
          </table:table-cell>
          <table:table-cell table:style-name="ce26" table:formula="of:=ROUND(([.C363]-INDIRECT(&quot;Voltage Divisor.D&quot;&amp;([.D363]+ROW([$'Voltage Divisor'.$A$46])-1)))/INDIRECT(&quot;Voltage Divisor.C&quot;&amp;([.D363]+ROW([$'Voltage Divisor'.$A$46])-1));0)" office:value-type="float" office:value="131" calcext:value-type="float">
            <text:p>131</text:p>
          </table:table-cell>
          <table:table-cell table:style-name="ce27" table:formula="of:=DEC2HEX([.E363])" office:value-type="string" office:string-value="83" calcext:value-type="string">
            <text:p>0x83</text:p>
          </table:table-cell>
          <table:table-cell table:number-columns-repeated="1018"/>
        </table:table-row>
        <table:table-row table:style-name="ro3">
          <table:table-cell table:style-name="ce4" office:value-type="float" office:value="358" calcext:value-type="float">
            <text:p>358</text:p>
          </table:table-cell>
          <table:table-cell table:style-name="ce24" table:formula="of:=([.A364]+[.$E$1])*[.$B$2]/[.$B$1]" office:value-type="float" office:value="2.6416015625" calcext:value-type="float">
            <text:p>2.642</text:p>
          </table:table-cell>
          <table:table-cell table:style-name="ce25" table:formula="of:=[$'Voltage Divisor'.$B$3]*[$'EE Data'.B364]/([$'Voltage Divisor'.$B$2]-[$'EE Data'.B364])" office:value-type="float" office:value="11200.8281573499" calcext:value-type="float">
            <text:p>11200.8</text:p>
          </table:table-cell>
          <table:table-cell table:formula="of:=MATCH([.C364];[$'Voltage Divisor'.$B$46:.$B$63];-1)" office:value-type="float" office:value="13" calcext:value-type="float">
            <text:p>13</text:p>
          </table:table-cell>
          <table:table-cell table:style-name="ce26" table:formula="of:=ROUND(([.C364]-INDIRECT(&quot;Voltage Divisor.D&quot;&amp;([.D364]+ROW([$'Voltage Divisor'.$A$46])-1)))/INDIRECT(&quot;Voltage Divisor.C&quot;&amp;([.D364]+ROW([$'Voltage Divisor'.$A$46])-1));0)" office:value-type="float" office:value="131" calcext:value-type="float">
            <text:p>131</text:p>
          </table:table-cell>
          <table:table-cell table:style-name="ce27" table:formula="of:=DEC2HEX([.E364])" office:value-type="string" office:string-value="83" calcext:value-type="string">
            <text:p>0x83</text:p>
          </table:table-cell>
          <table:table-cell table:number-columns-repeated="1018"/>
        </table:table-row>
        <table:table-row table:style-name="ro3">
          <table:table-cell table:style-name="ce4" office:value-type="float" office:value="359" calcext:value-type="float">
            <text:p>359</text:p>
          </table:table-cell>
          <table:table-cell table:style-name="ce24" table:formula="of:=([.A365]+[.$E$1])*[.$B$2]/[.$B$1]" office:value-type="float" office:value="2.646484375" calcext:value-type="float">
            <text:p>2.646</text:p>
          </table:table-cell>
          <table:table-cell table:style-name="ce25" table:formula="of:=[$'Voltage Divisor'.$B$3]*[$'EE Data'.B365]/([$'Voltage Divisor'.$B$2]-[$'EE Data'.B365])" office:value-type="float" office:value="11244.8132780083" calcext:value-type="float">
            <text:p>11244.8</text:p>
          </table:table-cell>
          <table:table-cell table:formula="of:=MATCH([.C365];[$'Voltage Divisor'.$B$46:.$B$63];-1)" office:value-type="float" office:value="13" calcext:value-type="float">
            <text:p>13</text:p>
          </table:table-cell>
          <table:table-cell table:style-name="ce26" table:formula="of:=ROUND(([.C365]-INDIRECT(&quot;Voltage Divisor.D&quot;&amp;([.D365]+ROW([$'Voltage Divisor'.$A$46])-1)))/INDIRECT(&quot;Voltage Divisor.C&quot;&amp;([.D365]+ROW([$'Voltage Divisor'.$A$46])-1));0)" office:value-type="float" office:value="131" calcext:value-type="float">
            <text:p>131</text:p>
          </table:table-cell>
          <table:table-cell table:style-name="ce27" table:formula="of:=DEC2HEX([.E365])" office:value-type="string" office:string-value="83" calcext:value-type="string">
            <text:p>0x83</text:p>
          </table:table-cell>
          <table:table-cell table:number-columns-repeated="1018"/>
        </table:table-row>
        <table:table-row table:style-name="ro3">
          <table:table-cell table:style-name="ce4" office:value-type="float" office:value="360" calcext:value-type="float">
            <text:p>360</text:p>
          </table:table-cell>
          <table:table-cell table:style-name="ce24" table:formula="of:=([.A366]+[.$E$1])*[.$B$2]/[.$B$1]" office:value-type="float" office:value="2.6513671875" calcext:value-type="float">
            <text:p>2.651</text:p>
          </table:table-cell>
          <table:table-cell table:style-name="ce25" table:formula="of:=[$'Voltage Divisor'.$B$3]*[$'EE Data'.B366]/([$'Voltage Divisor'.$B$2]-[$'EE Data'.B366])" office:value-type="float" office:value="11288.9812889813" calcext:value-type="float">
            <text:p>11289.0</text:p>
          </table:table-cell>
          <table:table-cell table:formula="of:=MATCH([.C366];[$'Voltage Divisor'.$B$46:.$B$63];-1)" office:value-type="float" office:value="13" calcext:value-type="float">
            <text:p>13</text:p>
          </table:table-cell>
          <table:table-cell table:style-name="ce26" table:formula="of:=ROUND(([.C366]-INDIRECT(&quot;Voltage Divisor.D&quot;&amp;([.D366]+ROW([$'Voltage Divisor'.$A$46])-1)))/INDIRECT(&quot;Voltage Divisor.C&quot;&amp;([.D366]+ROW([$'Voltage Divisor'.$A$46])-1));0)" office:value-type="float" office:value="131" calcext:value-type="float">
            <text:p>131</text:p>
          </table:table-cell>
          <table:table-cell table:style-name="ce27" table:formula="of:=DEC2HEX([.E366])" office:value-type="string" office:string-value="83" calcext:value-type="string">
            <text:p>0x83</text:p>
          </table:table-cell>
          <table:table-cell table:number-columns-repeated="1018"/>
        </table:table-row>
        <table:table-row table:style-name="ro3">
          <table:table-cell table:style-name="ce4" office:value-type="float" office:value="361" calcext:value-type="float">
            <text:p>361</text:p>
          </table:table-cell>
          <table:table-cell table:style-name="ce24" table:formula="of:=([.A367]+[.$E$1])*[.$B$2]/[.$B$1]" office:value-type="float" office:value="2.65625" calcext:value-type="float">
            <text:p>2.656</text:p>
          </table:table-cell>
          <table:table-cell table:style-name="ce25" table:formula="of:=[$'Voltage Divisor'.$B$3]*[$'EE Data'.B367]/([$'Voltage Divisor'.$B$2]-[$'EE Data'.B367])" office:value-type="float" office:value="11333.3333333333" calcext:value-type="float">
            <text:p>11333.3</text:p>
          </table:table-cell>
          <table:table-cell table:formula="of:=MATCH([.C367];[$'Voltage Divisor'.$B$46:.$B$63];-1)" office:value-type="float" office:value="13" calcext:value-type="float">
            <text:p>13</text:p>
          </table:table-cell>
          <table:table-cell table:style-name="ce26" table:formula="of:=ROUND(([.C367]-INDIRECT(&quot;Voltage Divisor.D&quot;&amp;([.D367]+ROW([$'Voltage Divisor'.$A$46])-1)))/INDIRECT(&quot;Voltage Divisor.C&quot;&amp;([.D367]+ROW([$'Voltage Divisor'.$A$46])-1));0)" office:value-type="float" office:value="130" calcext:value-type="float">
            <text:p>130</text:p>
          </table:table-cell>
          <table:table-cell table:style-name="ce27" table:formula="of:=DEC2HEX([.E367])" office:value-type="string" office:string-value="82" calcext:value-type="string">
            <text:p>0x82</text:p>
          </table:table-cell>
          <table:table-cell table:number-columns-repeated="1018"/>
        </table:table-row>
        <table:table-row table:style-name="ro3">
          <table:table-cell table:style-name="ce4" office:value-type="float" office:value="362" calcext:value-type="float">
            <text:p>362</text:p>
          </table:table-cell>
          <table:table-cell table:style-name="ce24" table:formula="of:=([.A368]+[.$E$1])*[.$B$2]/[.$B$1]" office:value-type="float" office:value="2.6611328125" calcext:value-type="float">
            <text:p>2.661</text:p>
          </table:table-cell>
          <table:table-cell table:style-name="ce25" table:formula="of:=[$'Voltage Divisor'.$B$3]*[$'EE Data'.B368]/([$'Voltage Divisor'.$B$2]-[$'EE Data'.B368])" office:value-type="float" office:value="11377.8705636743" calcext:value-type="float">
            <text:p>11377.9</text:p>
          </table:table-cell>
          <table:table-cell table:formula="of:=MATCH([.C368];[$'Voltage Divisor'.$B$46:.$B$63];-1)" office:value-type="float" office:value="13" calcext:value-type="float">
            <text:p>13</text:p>
          </table:table-cell>
          <table:table-cell table:style-name="ce26" table:formula="of:=ROUND(([.C368]-INDIRECT(&quot;Voltage Divisor.D&quot;&amp;([.D368]+ROW([$'Voltage Divisor'.$A$46])-1)))/INDIRECT(&quot;Voltage Divisor.C&quot;&amp;([.D368]+ROW([$'Voltage Divisor'.$A$46])-1));0)" office:value-type="float" office:value="130" calcext:value-type="float">
            <text:p>130</text:p>
          </table:table-cell>
          <table:table-cell table:style-name="ce27" table:formula="of:=DEC2HEX([.E368])" office:value-type="string" office:string-value="82" calcext:value-type="string">
            <text:p>0x82</text:p>
          </table:table-cell>
          <table:table-cell table:number-columns-repeated="1018"/>
        </table:table-row>
        <table:table-row table:style-name="ro3">
          <table:table-cell table:style-name="ce4" office:value-type="float" office:value="363" calcext:value-type="float">
            <text:p>363</text:p>
          </table:table-cell>
          <table:table-cell table:style-name="ce24" table:formula="of:=([.A369]+[.$E$1])*[.$B$2]/[.$B$1]" office:value-type="float" office:value="2.666015625" calcext:value-type="float">
            <text:p>2.666</text:p>
          </table:table-cell>
          <table:table-cell table:style-name="ce25" table:formula="of:=[$'Voltage Divisor'.$B$3]*[$'EE Data'.B369]/([$'Voltage Divisor'.$B$2]-[$'EE Data'.B369])" office:value-type="float" office:value="11422.5941422594" calcext:value-type="float">
            <text:p>11422.6</text:p>
          </table:table-cell>
          <table:table-cell table:formula="of:=MATCH([.C369];[$'Voltage Divisor'.$B$46:.$B$63];-1)" office:value-type="float" office:value="13" calcext:value-type="float">
            <text:p>13</text:p>
          </table:table-cell>
          <table:table-cell table:style-name="ce26" table:formula="of:=ROUND(([.C369]-INDIRECT(&quot;Voltage Divisor.D&quot;&amp;([.D369]+ROW([$'Voltage Divisor'.$A$46])-1)))/INDIRECT(&quot;Voltage Divisor.C&quot;&amp;([.D369]+ROW([$'Voltage Divisor'.$A$46])-1));0)" office:value-type="float" office:value="130" calcext:value-type="float">
            <text:p>130</text:p>
          </table:table-cell>
          <table:table-cell table:style-name="ce27" table:formula="of:=DEC2HEX([.E369])" office:value-type="string" office:string-value="82" calcext:value-type="string">
            <text:p>0x82</text:p>
          </table:table-cell>
          <table:table-cell table:number-columns-repeated="1018"/>
        </table:table-row>
        <table:table-row table:style-name="ro3">
          <table:table-cell table:style-name="ce4" office:value-type="float" office:value="364" calcext:value-type="float">
            <text:p>364</text:p>
          </table:table-cell>
          <table:table-cell table:style-name="ce24" table:formula="of:=([.A370]+[.$E$1])*[.$B$2]/[.$B$1]" office:value-type="float" office:value="2.6708984375" calcext:value-type="float">
            <text:p>2.671</text:p>
          </table:table-cell>
          <table:table-cell table:style-name="ce25" table:formula="of:=[$'Voltage Divisor'.$B$3]*[$'EE Data'.B370]/([$'Voltage Divisor'.$B$2]-[$'EE Data'.B370])" office:value-type="float" office:value="11467.5052410901" calcext:value-type="float">
            <text:p>11467.5</text:p>
          </table:table-cell>
          <table:table-cell table:formula="of:=MATCH([.C370];[$'Voltage Divisor'.$B$46:.$B$63];-1)" office:value-type="float" office:value="13" calcext:value-type="float">
            <text:p>13</text:p>
          </table:table-cell>
          <table:table-cell table:style-name="ce26" table:formula="of:=ROUND(([.C370]-INDIRECT(&quot;Voltage Divisor.D&quot;&amp;([.D370]+ROW([$'Voltage Divisor'.$A$46])-1)))/INDIRECT(&quot;Voltage Divisor.C&quot;&amp;([.D370]+ROW([$'Voltage Divisor'.$A$46])-1));0)" office:value-type="float" office:value="130" calcext:value-type="float">
            <text:p>130</text:p>
          </table:table-cell>
          <table:table-cell table:style-name="ce27" table:formula="of:=DEC2HEX([.E370])" office:value-type="string" office:string-value="82" calcext:value-type="string">
            <text:p>0x82</text:p>
          </table:table-cell>
          <table:table-cell table:number-columns-repeated="1018"/>
        </table:table-row>
        <table:table-row table:style-name="ro3">
          <table:table-cell table:style-name="ce4" office:value-type="float" office:value="365" calcext:value-type="float">
            <text:p>365</text:p>
          </table:table-cell>
          <table:table-cell table:style-name="ce24" table:formula="of:=([.A371]+[.$E$1])*[.$B$2]/[.$B$1]" office:value-type="float" office:value="2.67578125" calcext:value-type="float">
            <text:p>2.676</text:p>
          </table:table-cell>
          <table:table-cell table:style-name="ce25" table:formula="of:=[$'Voltage Divisor'.$B$3]*[$'EE Data'.B371]/([$'Voltage Divisor'.$B$2]-[$'EE Data'.B371])" office:value-type="float" office:value="11512.6050420168" calcext:value-type="float">
            <text:p>11512.6</text:p>
          </table:table-cell>
          <table:table-cell table:formula="of:=MATCH([.C371];[$'Voltage Divisor'.$B$46:.$B$63];-1)" office:value-type="float" office:value="12" calcext:value-type="float">
            <text:p>12</text:p>
          </table:table-cell>
          <table:table-cell table:style-name="ce26" table:formula="of:=ROUND(([.C371]-INDIRECT(&quot;Voltage Divisor.D&quot;&amp;([.D371]+ROW([$'Voltage Divisor'.$A$46])-1)))/INDIRECT(&quot;Voltage Divisor.C&quot;&amp;([.D371]+ROW([$'Voltage Divisor'.$A$46])-1));0)" office:value-type="float" office:value="129" calcext:value-type="float">
            <text:p>129</text:p>
          </table:table-cell>
          <table:table-cell table:style-name="ce27" table:formula="of:=DEC2HEX([.E371])" office:value-type="string" office:string-value="81" calcext:value-type="string">
            <text:p>0x81</text:p>
          </table:table-cell>
          <table:table-cell table:number-columns-repeated="1018"/>
        </table:table-row>
        <table:table-row table:style-name="ro3">
          <table:table-cell table:style-name="ce4" office:value-type="float" office:value="366" calcext:value-type="float">
            <text:p>366</text:p>
          </table:table-cell>
          <table:table-cell table:style-name="ce24" table:formula="of:=([.A372]+[.$E$1])*[.$B$2]/[.$B$1]" office:value-type="float" office:value="2.6806640625" calcext:value-type="float">
            <text:p>2.681</text:p>
          </table:table-cell>
          <table:table-cell table:style-name="ce25" table:formula="of:=[$'Voltage Divisor'.$B$3]*[$'EE Data'.B372]/([$'Voltage Divisor'.$B$2]-[$'EE Data'.B372])" office:value-type="float" office:value="11557.8947368421" calcext:value-type="float">
            <text:p>11557.9</text:p>
          </table:table-cell>
          <table:table-cell table:formula="of:=MATCH([.C372];[$'Voltage Divisor'.$B$46:.$B$63];-1)" office:value-type="float" office:value="12" calcext:value-type="float">
            <text:p>12</text:p>
          </table:table-cell>
          <table:table-cell table:style-name="ce26" table:formula="of:=ROUND(([.C372]-INDIRECT(&quot;Voltage Divisor.D&quot;&amp;([.D372]+ROW([$'Voltage Divisor'.$A$46])-1)))/INDIRECT(&quot;Voltage Divisor.C&quot;&amp;([.D372]+ROW([$'Voltage Divisor'.$A$46])-1));0)" office:value-type="float" office:value="129" calcext:value-type="float">
            <text:p>129</text:p>
          </table:table-cell>
          <table:table-cell table:style-name="ce27" table:formula="of:=DEC2HEX([.E372])" office:value-type="string" office:string-value="81" calcext:value-type="string">
            <text:p>0x81</text:p>
          </table:table-cell>
          <table:table-cell table:number-columns-repeated="1018"/>
        </table:table-row>
        <table:table-row table:style-name="ro3">
          <table:table-cell table:style-name="ce4" office:value-type="float" office:value="367" calcext:value-type="float">
            <text:p>367</text:p>
          </table:table-cell>
          <table:table-cell table:style-name="ce24" table:formula="of:=([.A373]+[.$E$1])*[.$B$2]/[.$B$1]" office:value-type="float" office:value="2.685546875" calcext:value-type="float">
            <text:p>2.686</text:p>
          </table:table-cell>
          <table:table-cell table:style-name="ce25" table:formula="of:=[$'Voltage Divisor'.$B$3]*[$'EE Data'.B373]/([$'Voltage Divisor'.$B$2]-[$'EE Data'.B373])" office:value-type="float" office:value="11603.3755274262" calcext:value-type="float">
            <text:p>11603.4</text:p>
          </table:table-cell>
          <table:table-cell table:formula="of:=MATCH([.C373];[$'Voltage Divisor'.$B$46:.$B$63];-1)" office:value-type="float" office:value="12" calcext:value-type="float">
            <text:p>12</text:p>
          </table:table-cell>
          <table:table-cell table:style-name="ce26" table:formula="of:=ROUND(([.C373]-INDIRECT(&quot;Voltage Divisor.D&quot;&amp;([.D373]+ROW([$'Voltage Divisor'.$A$46])-1)))/INDIRECT(&quot;Voltage Divisor.C&quot;&amp;([.D373]+ROW([$'Voltage Divisor'.$A$46])-1));0)" office:value-type="float" office:value="129" calcext:value-type="float">
            <text:p>129</text:p>
          </table:table-cell>
          <table:table-cell table:style-name="ce27" table:formula="of:=DEC2HEX([.E373])" office:value-type="string" office:string-value="81" calcext:value-type="string">
            <text:p>0x81</text:p>
          </table:table-cell>
          <table:table-cell table:number-columns-repeated="1018"/>
        </table:table-row>
        <table:table-row table:style-name="ro3">
          <table:table-cell table:style-name="ce4" office:value-type="float" office:value="368" calcext:value-type="float">
            <text:p>368</text:p>
          </table:table-cell>
          <table:table-cell table:style-name="ce24" table:formula="of:=([.A374]+[.$E$1])*[.$B$2]/[.$B$1]" office:value-type="float" office:value="2.6904296875" calcext:value-type="float">
            <text:p>2.690</text:p>
          </table:table-cell>
          <table:table-cell table:style-name="ce25" table:formula="of:=[$'Voltage Divisor'.$B$3]*[$'EE Data'.B374]/([$'Voltage Divisor'.$B$2]-[$'EE Data'.B374])" office:value-type="float" office:value="11649.0486257928" calcext:value-type="float">
            <text:p>11649.0</text:p>
          </table:table-cell>
          <table:table-cell table:formula="of:=MATCH([.C374];[$'Voltage Divisor'.$B$46:.$B$63];-1)" office:value-type="float" office:value="12" calcext:value-type="float">
            <text:p>12</text:p>
          </table:table-cell>
          <table:table-cell table:style-name="ce26" table:formula="of:=ROUND(([.C374]-INDIRECT(&quot;Voltage Divisor.D&quot;&amp;([.D374]+ROW([$'Voltage Divisor'.$A$46])-1)))/INDIRECT(&quot;Voltage Divisor.C&quot;&amp;([.D374]+ROW([$'Voltage Divisor'.$A$46])-1));0)" office:value-type="float" office:value="129" calcext:value-type="float">
            <text:p>129</text:p>
          </table:table-cell>
          <table:table-cell table:style-name="ce27" table:formula="of:=DEC2HEX([.E374])" office:value-type="string" office:string-value="81" calcext:value-type="string">
            <text:p>0x81</text:p>
          </table:table-cell>
          <table:table-cell table:number-columns-repeated="1018"/>
        </table:table-row>
        <table:table-row table:style-name="ro3">
          <table:table-cell table:style-name="ce4" office:value-type="float" office:value="369" calcext:value-type="float">
            <text:p>369</text:p>
          </table:table-cell>
          <table:table-cell table:style-name="ce24" table:formula="of:=([.A375]+[.$E$1])*[.$B$2]/[.$B$1]" office:value-type="float" office:value="2.6953125" calcext:value-type="float">
            <text:p>2.695</text:p>
          </table:table-cell>
          <table:table-cell table:style-name="ce25" table:formula="of:=[$'Voltage Divisor'.$B$3]*[$'EE Data'.B375]/([$'Voltage Divisor'.$B$2]-[$'EE Data'.B375])" office:value-type="float" office:value="11694.9152542373" calcext:value-type="float">
            <text:p>11694.9</text:p>
          </table:table-cell>
          <table:table-cell table:formula="of:=MATCH([.C375];[$'Voltage Divisor'.$B$46:.$B$63];-1)" office:value-type="float" office:value="12" calcext:value-type="float">
            <text:p>12</text:p>
          </table:table-cell>
          <table:table-cell table:style-name="ce26" table:formula="of:=ROUND(([.C375]-INDIRECT(&quot;Voltage Divisor.D&quot;&amp;([.D375]+ROW([$'Voltage Divisor'.$A$46])-1)))/INDIRECT(&quot;Voltage Divisor.C&quot;&amp;([.D375]+ROW([$'Voltage Divisor'.$A$46])-1));0)" office:value-type="float" office:value="129" calcext:value-type="float">
            <text:p>129</text:p>
          </table:table-cell>
          <table:table-cell table:style-name="ce27" table:formula="of:=DEC2HEX([.E375])" office:value-type="string" office:string-value="81" calcext:value-type="string">
            <text:p>0x81</text:p>
          </table:table-cell>
          <table:table-cell table:number-columns-repeated="1018"/>
        </table:table-row>
        <table:table-row table:style-name="ro3">
          <table:table-cell table:style-name="ce4" office:value-type="float" office:value="370" calcext:value-type="float">
            <text:p>370</text:p>
          </table:table-cell>
          <table:table-cell table:style-name="ce24" table:formula="of:=([.A376]+[.$E$1])*[.$B$2]/[.$B$1]" office:value-type="float" office:value="2.7001953125" calcext:value-type="float">
            <text:p>2.700</text:p>
          </table:table-cell>
          <table:table-cell table:style-name="ce25" table:formula="of:=[$'Voltage Divisor'.$B$3]*[$'EE Data'.B376]/([$'Voltage Divisor'.$B$2]-[$'EE Data'.B376])" office:value-type="float" office:value="11740.9766454352" calcext:value-type="float">
            <text:p>11741.0</text:p>
          </table:table-cell>
          <table:table-cell table:formula="of:=MATCH([.C376];[$'Voltage Divisor'.$B$46:.$B$63];-1)" office:value-type="float" office:value="12" calcext:value-type="float">
            <text:p>12</text:p>
          </table:table-cell>
          <table:table-cell table:style-name="ce26" table:formula="of:=ROUND(([.C376]-INDIRECT(&quot;Voltage Divisor.D&quot;&amp;([.D376]+ROW([$'Voltage Divisor'.$A$46])-1)))/INDIRECT(&quot;Voltage Divisor.C&quot;&amp;([.D376]+ROW([$'Voltage Divisor'.$A$46])-1));0)" office:value-type="float" office:value="129" calcext:value-type="float">
            <text:p>129</text:p>
          </table:table-cell>
          <table:table-cell table:style-name="ce27" table:formula="of:=DEC2HEX([.E376])" office:value-type="string" office:string-value="81" calcext:value-type="string">
            <text:p>0x81</text:p>
          </table:table-cell>
          <table:table-cell table:number-columns-repeated="1018"/>
        </table:table-row>
        <table:table-row table:style-name="ro3">
          <table:table-cell table:style-name="ce4" office:value-type="float" office:value="371" calcext:value-type="float">
            <text:p>371</text:p>
          </table:table-cell>
          <table:table-cell table:style-name="ce24" table:formula="of:=([.A377]+[.$E$1])*[.$B$2]/[.$B$1]" office:value-type="float" office:value="2.705078125" calcext:value-type="float">
            <text:p>2.705</text:p>
          </table:table-cell>
          <table:table-cell table:style-name="ce25" table:formula="of:=[$'Voltage Divisor'.$B$3]*[$'EE Data'.B377]/([$'Voltage Divisor'.$B$2]-[$'EE Data'.B377])" office:value-type="float" office:value="11787.2340425532" calcext:value-type="float">
            <text:p>11787.2</text:p>
          </table:table-cell>
          <table:table-cell table:formula="of:=MATCH([.C377];[$'Voltage Divisor'.$B$46:.$B$63];-1)" office:value-type="float" office:value="12" calcext:value-type="float">
            <text:p>12</text:p>
          </table:table-cell>
          <table:table-cell table:style-name="ce26" table:formula="of:=ROUND(([.C377]-INDIRECT(&quot;Voltage Divisor.D&quot;&amp;([.D377]+ROW([$'Voltage Divisor'.$A$46])-1)))/INDIRECT(&quot;Voltage Divisor.C&quot;&amp;([.D377]+ROW([$'Voltage Divisor'.$A$46])-1));0)" office:value-type="float" office:value="128" calcext:value-type="float">
            <text:p>128</text:p>
          </table:table-cell>
          <table:table-cell table:style-name="ce27" table:formula="of:=DEC2HEX([.E377])" office:value-type="string" office:string-value="80" calcext:value-type="string">
            <text:p>0x80</text:p>
          </table:table-cell>
          <table:table-cell table:number-columns-repeated="1018"/>
        </table:table-row>
        <table:table-row table:style-name="ro3">
          <table:table-cell table:style-name="ce4" office:value-type="float" office:value="372" calcext:value-type="float">
            <text:p>372</text:p>
          </table:table-cell>
          <table:table-cell table:style-name="ce24" table:formula="of:=([.A378]+[.$E$1])*[.$B$2]/[.$B$1]" office:value-type="float" office:value="2.7099609375" calcext:value-type="float">
            <text:p>2.710</text:p>
          </table:table-cell>
          <table:table-cell table:style-name="ce25" table:formula="of:=[$'Voltage Divisor'.$B$3]*[$'EE Data'.B378]/([$'Voltage Divisor'.$B$2]-[$'EE Data'.B378])" office:value-type="float" office:value="11833.6886993603" calcext:value-type="float">
            <text:p>11833.7</text:p>
          </table:table-cell>
          <table:table-cell table:formula="of:=MATCH([.C378];[$'Voltage Divisor'.$B$46:.$B$63];-1)" office:value-type="float" office:value="12" calcext:value-type="float">
            <text:p>12</text:p>
          </table:table-cell>
          <table:table-cell table:style-name="ce26" table:formula="of:=ROUND(([.C378]-INDIRECT(&quot;Voltage Divisor.D&quot;&amp;([.D378]+ROW([$'Voltage Divisor'.$A$46])-1)))/INDIRECT(&quot;Voltage Divisor.C&quot;&amp;([.D378]+ROW([$'Voltage Divisor'.$A$46])-1));0)" office:value-type="float" office:value="128" calcext:value-type="float">
            <text:p>128</text:p>
          </table:table-cell>
          <table:table-cell table:style-name="ce27" table:formula="of:=DEC2HEX([.E378])" office:value-type="string" office:string-value="80" calcext:value-type="string">
            <text:p>0x80</text:p>
          </table:table-cell>
          <table:table-cell table:number-columns-repeated="1018"/>
        </table:table-row>
        <table:table-row table:style-name="ro3">
          <table:table-cell table:style-name="ce4" office:value-type="float" office:value="373" calcext:value-type="float">
            <text:p>373</text:p>
          </table:table-cell>
          <table:table-cell table:style-name="ce24" table:formula="of:=([.A379]+[.$E$1])*[.$B$2]/[.$B$1]" office:value-type="float" office:value="2.71484375" calcext:value-type="float">
            <text:p>2.715</text:p>
          </table:table-cell>
          <table:table-cell table:style-name="ce25" table:formula="of:=[$'Voltage Divisor'.$B$3]*[$'EE Data'.B379]/([$'Voltage Divisor'.$B$2]-[$'EE Data'.B379])" office:value-type="float" office:value="11880.3418803419" calcext:value-type="float">
            <text:p>11880.3</text:p>
          </table:table-cell>
          <table:table-cell table:formula="of:=MATCH([.C379];[$'Voltage Divisor'.$B$46:.$B$63];-1)" office:value-type="float" office:value="12" calcext:value-type="float">
            <text:p>12</text:p>
          </table:table-cell>
          <table:table-cell table:style-name="ce26" table:formula="of:=ROUND(([.C379]-INDIRECT(&quot;Voltage Divisor.D&quot;&amp;([.D379]+ROW([$'Voltage Divisor'.$A$46])-1)))/INDIRECT(&quot;Voltage Divisor.C&quot;&amp;([.D379]+ROW([$'Voltage Divisor'.$A$46])-1));0)" office:value-type="float" office:value="128" calcext:value-type="float">
            <text:p>128</text:p>
          </table:table-cell>
          <table:table-cell table:style-name="ce27" table:formula="of:=DEC2HEX([.E379])" office:value-type="string" office:string-value="80" calcext:value-type="string">
            <text:p>0x80</text:p>
          </table:table-cell>
          <table:table-cell table:number-columns-repeated="1018"/>
        </table:table-row>
        <table:table-row table:style-name="ro3">
          <table:table-cell table:style-name="ce4" office:value-type="float" office:value="374" calcext:value-type="float">
            <text:p>374</text:p>
          </table:table-cell>
          <table:table-cell table:style-name="ce24" table:formula="of:=([.A380]+[.$E$1])*[.$B$2]/[.$B$1]" office:value-type="float" office:value="2.7197265625" calcext:value-type="float">
            <text:p>2.720</text:p>
          </table:table-cell>
          <table:table-cell table:style-name="ce25" table:formula="of:=[$'Voltage Divisor'.$B$3]*[$'EE Data'.B380]/([$'Voltage Divisor'.$B$2]-[$'EE Data'.B380])" office:value-type="float" office:value="11927.1948608137" calcext:value-type="float">
            <text:p>11927.2</text:p>
          </table:table-cell>
          <table:table-cell table:formula="of:=MATCH([.C380];[$'Voltage Divisor'.$B$46:.$B$63];-1)" office:value-type="float" office:value="12" calcext:value-type="float">
            <text:p>12</text:p>
          </table:table-cell>
          <table:table-cell table:style-name="ce26" table:formula="of:=ROUND(([.C380]-INDIRECT(&quot;Voltage Divisor.D&quot;&amp;([.D380]+ROW([$'Voltage Divisor'.$A$46])-1)))/INDIRECT(&quot;Voltage Divisor.C&quot;&amp;([.D380]+ROW([$'Voltage Divisor'.$A$46])-1));0)" office:value-type="float" office:value="128" calcext:value-type="float">
            <text:p>128</text:p>
          </table:table-cell>
          <table:table-cell table:style-name="ce27" table:formula="of:=DEC2HEX([.E380])" office:value-type="string" office:string-value="80" calcext:value-type="string">
            <text:p>0x80</text:p>
          </table:table-cell>
          <table:table-cell table:number-columns-repeated="1018"/>
        </table:table-row>
        <table:table-row table:style-name="ro3">
          <table:table-cell table:style-name="ce4" office:value-type="float" office:value="375" calcext:value-type="float">
            <text:p>375</text:p>
          </table:table-cell>
          <table:table-cell table:style-name="ce24" table:formula="of:=([.A381]+[.$E$1])*[.$B$2]/[.$B$1]" office:value-type="float" office:value="2.724609375" calcext:value-type="float">
            <text:p>2.725</text:p>
          </table:table-cell>
          <table:table-cell table:style-name="ce25" table:formula="of:=[$'Voltage Divisor'.$B$3]*[$'EE Data'.B381]/([$'Voltage Divisor'.$B$2]-[$'EE Data'.B381])" office:value-type="float" office:value="11974.2489270386" calcext:value-type="float">
            <text:p>11974.2</text:p>
          </table:table-cell>
          <table:table-cell table:formula="of:=MATCH([.C381];[$'Voltage Divisor'.$B$46:.$B$63];-1)" office:value-type="float" office:value="12" calcext:value-type="float">
            <text:p>12</text:p>
          </table:table-cell>
          <table:table-cell table:style-name="ce26" table:formula="of:=ROUND(([.C381]-INDIRECT(&quot;Voltage Divisor.D&quot;&amp;([.D381]+ROW([$'Voltage Divisor'.$A$46])-1)))/INDIRECT(&quot;Voltage Divisor.C&quot;&amp;([.D381]+ROW([$'Voltage Divisor'.$A$46])-1));0)" office:value-type="float" office:value="128" calcext:value-type="float">
            <text:p>128</text:p>
          </table:table-cell>
          <table:table-cell table:style-name="ce27" table:formula="of:=DEC2HEX([.E381])" office:value-type="string" office:string-value="80" calcext:value-type="string">
            <text:p>0x80</text:p>
          </table:table-cell>
          <table:table-cell table:number-columns-repeated="1018"/>
        </table:table-row>
        <table:table-row table:style-name="ro3">
          <table:table-cell table:style-name="ce4" office:value-type="float" office:value="376" calcext:value-type="float">
            <text:p>376</text:p>
          </table:table-cell>
          <table:table-cell table:style-name="ce24" table:formula="of:=([.A382]+[.$E$1])*[.$B$2]/[.$B$1]" office:value-type="float" office:value="2.7294921875" calcext:value-type="float">
            <text:p>2.729</text:p>
          </table:table-cell>
          <table:table-cell table:style-name="ce25" table:formula="of:=[$'Voltage Divisor'.$B$3]*[$'EE Data'.B382]/([$'Voltage Divisor'.$B$2]-[$'EE Data'.B382])" office:value-type="float" office:value="12021.5053763441" calcext:value-type="float">
            <text:p>12021.5</text:p>
          </table:table-cell>
          <table:table-cell table:formula="of:=MATCH([.C382];[$'Voltage Divisor'.$B$46:.$B$63];-1)" office:value-type="float" office:value="12" calcext:value-type="float">
            <text:p>12</text:p>
          </table:table-cell>
          <table:table-cell table:style-name="ce26" table:formula="of:=ROUND(([.C382]-INDIRECT(&quot;Voltage Divisor.D&quot;&amp;([.D382]+ROW([$'Voltage Divisor'.$A$46])-1)))/INDIRECT(&quot;Voltage Divisor.C&quot;&amp;([.D382]+ROW([$'Voltage Divisor'.$A$46])-1));0)" office:value-type="float" office:value="128" calcext:value-type="float">
            <text:p>128</text:p>
          </table:table-cell>
          <table:table-cell table:style-name="ce27" table:formula="of:=DEC2HEX([.E382])" office:value-type="string" office:string-value="80" calcext:value-type="string">
            <text:p>0x80</text:p>
          </table:table-cell>
          <table:table-cell table:number-columns-repeated="1018"/>
        </table:table-row>
        <table:table-row table:style-name="ro3">
          <table:table-cell table:style-name="ce4" office:value-type="float" office:value="377" calcext:value-type="float">
            <text:p>377</text:p>
          </table:table-cell>
          <table:table-cell table:style-name="ce24" table:formula="of:=([.A383]+[.$E$1])*[.$B$2]/[.$B$1]" office:value-type="float" office:value="2.734375" calcext:value-type="float">
            <text:p>2.734</text:p>
          </table:table-cell>
          <table:table-cell table:style-name="ce25" table:formula="of:=[$'Voltage Divisor'.$B$3]*[$'EE Data'.B383]/([$'Voltage Divisor'.$B$2]-[$'EE Data'.B383])" office:value-type="float" office:value="12068.9655172414" calcext:value-type="float">
            <text:p>12069.0</text:p>
          </table:table-cell>
          <table:table-cell table:formula="of:=MATCH([.C383];[$'Voltage Divisor'.$B$46:.$B$63];-1)" office:value-type="float" office:value="12" calcext:value-type="float">
            <text:p>12</text:p>
          </table:table-cell>
          <table:table-cell table:style-name="ce26" table:formula="of:=ROUND(([.C383]-INDIRECT(&quot;Voltage Divisor.D&quot;&amp;([.D383]+ROW([$'Voltage Divisor'.$A$46])-1)))/INDIRECT(&quot;Voltage Divisor.C&quot;&amp;([.D383]+ROW([$'Voltage Divisor'.$A$46])-1));0)" office:value-type="float" office:value="128" calcext:value-type="float">
            <text:p>128</text:p>
          </table:table-cell>
          <table:table-cell table:style-name="ce27" table:formula="of:=DEC2HEX([.E383])" office:value-type="string" office:string-value="80" calcext:value-type="string">
            <text:p>0x80</text:p>
          </table:table-cell>
          <table:table-cell table:number-columns-repeated="1018"/>
        </table:table-row>
        <table:table-row table:style-name="ro3">
          <table:table-cell table:style-name="ce4" office:value-type="float" office:value="378" calcext:value-type="float">
            <text:p>378</text:p>
          </table:table-cell>
          <table:table-cell table:style-name="ce24" table:formula="of:=([.A384]+[.$E$1])*[.$B$2]/[.$B$1]" office:value-type="float" office:value="2.7392578125" calcext:value-type="float">
            <text:p>2.739</text:p>
          </table:table-cell>
          <table:table-cell table:style-name="ce25" table:formula="of:=[$'Voltage Divisor'.$B$3]*[$'EE Data'.B384]/([$'Voltage Divisor'.$B$2]-[$'EE Data'.B384])" office:value-type="float" office:value="12116.6306695464" calcext:value-type="float">
            <text:p>12116.6</text:p>
          </table:table-cell>
          <table:table-cell table:formula="of:=MATCH([.C384];[$'Voltage Divisor'.$B$46:.$B$63];-1)" office:value-type="float" office:value="12" calcext:value-type="float">
            <text:p>12</text:p>
          </table:table-cell>
          <table:table-cell table:style-name="ce26" table:formula="of:=ROUND(([.C384]-INDIRECT(&quot;Voltage Divisor.D&quot;&amp;([.D384]+ROW([$'Voltage Divisor'.$A$46])-1)))/INDIRECT(&quot;Voltage Divisor.C&quot;&amp;([.D384]+ROW([$'Voltage Divisor'.$A$46])-1));0)" office:value-type="float" office:value="128" calcext:value-type="float">
            <text:p>128</text:p>
          </table:table-cell>
          <table:table-cell table:style-name="ce27" table:formula="of:=DEC2HEX([.E384])" office:value-type="string" office:string-value="80" calcext:value-type="string">
            <text:p>0x80</text:p>
          </table:table-cell>
          <table:table-cell table:number-columns-repeated="1018"/>
        </table:table-row>
        <table:table-row table:style-name="ro3">
          <table:table-cell table:style-name="ce4" office:value-type="float" office:value="379" calcext:value-type="float">
            <text:p>379</text:p>
          </table:table-cell>
          <table:table-cell table:style-name="ce24" table:formula="of:=([.A385]+[.$E$1])*[.$B$2]/[.$B$1]" office:value-type="float" office:value="2.744140625" calcext:value-type="float">
            <text:p>2.744</text:p>
          </table:table-cell>
          <table:table-cell table:style-name="ce25" table:formula="of:=[$'Voltage Divisor'.$B$3]*[$'EE Data'.B385]/([$'Voltage Divisor'.$B$2]-[$'EE Data'.B385])" office:value-type="float" office:value="12164.5021645022" calcext:value-type="float">
            <text:p>12164.5</text:p>
          </table:table-cell>
          <table:table-cell table:formula="of:=MATCH([.C385];[$'Voltage Divisor'.$B$46:.$B$63];-1)" office:value-type="float" office:value="12" calcext:value-type="float">
            <text:p>12</text:p>
          </table:table-cell>
          <table:table-cell table:style-name="ce26" table:formula="of:=ROUND(([.C385]-INDIRECT(&quot;Voltage Divisor.D&quot;&amp;([.D385]+ROW([$'Voltage Divisor'.$A$46])-1)))/INDIRECT(&quot;Voltage Divisor.C&quot;&amp;([.D385]+ROW([$'Voltage Divisor'.$A$46])-1));0)" office:value-type="float" office:value="128" calcext:value-type="float">
            <text:p>128</text:p>
          </table:table-cell>
          <table:table-cell table:style-name="ce27" table:formula="of:=DEC2HEX([.E385])" office:value-type="string" office:string-value="80" calcext:value-type="string">
            <text:p>0x80</text:p>
          </table:table-cell>
          <table:table-cell table:number-columns-repeated="1018"/>
        </table:table-row>
        <table:table-row table:style-name="ro3">
          <table:table-cell table:style-name="ce4" office:value-type="float" office:value="380" calcext:value-type="float">
            <text:p>380</text:p>
          </table:table-cell>
          <table:table-cell table:style-name="ce24" table:formula="of:=([.A386]+[.$E$1])*[.$B$2]/[.$B$1]" office:value-type="float" office:value="2.7490234375" calcext:value-type="float">
            <text:p>2.749</text:p>
          </table:table-cell>
          <table:table-cell table:style-name="ce25" table:formula="of:=[$'Voltage Divisor'.$B$3]*[$'EE Data'.B386]/([$'Voltage Divisor'.$B$2]-[$'EE Data'.B386])" office:value-type="float" office:value="12212.5813449024" calcext:value-type="float">
            <text:p>12212.6</text:p>
          </table:table-cell>
          <table:table-cell table:formula="of:=MATCH([.C386];[$'Voltage Divisor'.$B$46:.$B$63];-1)" office:value-type="float" office:value="12" calcext:value-type="float">
            <text:p>12</text:p>
          </table:table-cell>
          <table:table-cell table:style-name="ce26" table:formula="of:=ROUND(([.C386]-INDIRECT(&quot;Voltage Divisor.D&quot;&amp;([.D386]+ROW([$'Voltage Divisor'.$A$46])-1)))/INDIRECT(&quot;Voltage Divisor.C&quot;&amp;([.D386]+ROW([$'Voltage Divisor'.$A$46])-1));0)" office:value-type="float" office:value="127" calcext:value-type="float">
            <text:p>127</text:p>
          </table:table-cell>
          <table:table-cell table:style-name="ce27" table:formula="of:=DEC2HEX([.E386])" office:value-type="string" office:string-value="7F" calcext:value-type="string">
            <text:p>0x7F</text:p>
          </table:table-cell>
          <table:table-cell table:number-columns-repeated="1018"/>
        </table:table-row>
        <table:table-row table:style-name="ro3">
          <table:table-cell table:style-name="ce4" office:value-type="float" office:value="381" calcext:value-type="float">
            <text:p>381</text:p>
          </table:table-cell>
          <table:table-cell table:style-name="ce24" table:formula="of:=([.A387]+[.$E$1])*[.$B$2]/[.$B$1]" office:value-type="float" office:value="2.75390625" calcext:value-type="float">
            <text:p>2.754</text:p>
          </table:table-cell>
          <table:table-cell table:style-name="ce25" table:formula="of:=[$'Voltage Divisor'.$B$3]*[$'EE Data'.B387]/([$'Voltage Divisor'.$B$2]-[$'EE Data'.B387])" office:value-type="float" office:value="12260.8695652174" calcext:value-type="float">
            <text:p>12260.9</text:p>
          </table:table-cell>
          <table:table-cell table:formula="of:=MATCH([.C387];[$'Voltage Divisor'.$B$46:.$B$63];-1)" office:value-type="float" office:value="12" calcext:value-type="float">
            <text:p>12</text:p>
          </table:table-cell>
          <table:table-cell table:style-name="ce26" table:formula="of:=ROUND(([.C387]-INDIRECT(&quot;Voltage Divisor.D&quot;&amp;([.D387]+ROW([$'Voltage Divisor'.$A$46])-1)))/INDIRECT(&quot;Voltage Divisor.C&quot;&amp;([.D387]+ROW([$'Voltage Divisor'.$A$46])-1));0)" office:value-type="float" office:value="127" calcext:value-type="float">
            <text:p>127</text:p>
          </table:table-cell>
          <table:table-cell table:style-name="ce27" table:formula="of:=DEC2HEX([.E387])" office:value-type="string" office:string-value="7F" calcext:value-type="string">
            <text:p>0x7F</text:p>
          </table:table-cell>
          <table:table-cell table:number-columns-repeated="1018"/>
        </table:table-row>
        <table:table-row table:style-name="ro3">
          <table:table-cell table:style-name="ce4" office:value-type="float" office:value="382" calcext:value-type="float">
            <text:p>382</text:p>
          </table:table-cell>
          <table:table-cell table:style-name="ce24" table:formula="of:=([.A388]+[.$E$1])*[.$B$2]/[.$B$1]" office:value-type="float" office:value="2.7587890625" calcext:value-type="float">
            <text:p>2.759</text:p>
          </table:table-cell>
          <table:table-cell table:style-name="ce25" table:formula="of:=[$'Voltage Divisor'.$B$3]*[$'EE Data'.B388]/([$'Voltage Divisor'.$B$2]-[$'EE Data'.B388])" office:value-type="float" office:value="12309.3681917211" calcext:value-type="float">
            <text:p>12309.4</text:p>
          </table:table-cell>
          <table:table-cell table:formula="of:=MATCH([.C388];[$'Voltage Divisor'.$B$46:.$B$63];-1)" office:value-type="float" office:value="12" calcext:value-type="float">
            <text:p>12</text:p>
          </table:table-cell>
          <table:table-cell table:style-name="ce26" table:formula="of:=ROUND(([.C388]-INDIRECT(&quot;Voltage Divisor.D&quot;&amp;([.D388]+ROW([$'Voltage Divisor'.$A$46])-1)))/INDIRECT(&quot;Voltage Divisor.C&quot;&amp;([.D388]+ROW([$'Voltage Divisor'.$A$46])-1));0)" office:value-type="float" office:value="127" calcext:value-type="float">
            <text:p>127</text:p>
          </table:table-cell>
          <table:table-cell table:style-name="ce27" table:formula="of:=DEC2HEX([.E388])" office:value-type="string" office:string-value="7F" calcext:value-type="string">
            <text:p>0x7F</text:p>
          </table:table-cell>
          <table:table-cell table:number-columns-repeated="1018"/>
        </table:table-row>
        <table:table-row table:style-name="ro3">
          <table:table-cell table:style-name="ce4" office:value-type="float" office:value="383" calcext:value-type="float">
            <text:p>383</text:p>
          </table:table-cell>
          <table:table-cell table:style-name="ce24" table:formula="of:=([.A389]+[.$E$1])*[.$B$2]/[.$B$1]" office:value-type="float" office:value="2.763671875" calcext:value-type="float">
            <text:p>2.764</text:p>
          </table:table-cell>
          <table:table-cell table:style-name="ce25" table:formula="of:=[$'Voltage Divisor'.$B$3]*[$'EE Data'.B389]/([$'Voltage Divisor'.$B$2]-[$'EE Data'.B389])" office:value-type="float" office:value="12358.0786026201" calcext:value-type="float">
            <text:p>12358.1</text:p>
          </table:table-cell>
          <table:table-cell table:formula="of:=MATCH([.C389];[$'Voltage Divisor'.$B$46:.$B$63];-1)" office:value-type="float" office:value="12" calcext:value-type="float">
            <text:p>12</text:p>
          </table:table-cell>
          <table:table-cell table:style-name="ce26" table:formula="of:=ROUND(([.C389]-INDIRECT(&quot;Voltage Divisor.D&quot;&amp;([.D389]+ROW([$'Voltage Divisor'.$A$46])-1)))/INDIRECT(&quot;Voltage Divisor.C&quot;&amp;([.D389]+ROW([$'Voltage Divisor'.$A$46])-1));0)" office:value-type="float" office:value="127" calcext:value-type="float">
            <text:p>127</text:p>
          </table:table-cell>
          <table:table-cell table:style-name="ce27" table:formula="of:=DEC2HEX([.E389])" office:value-type="string" office:string-value="7F" calcext:value-type="string">
            <text:p>0x7F</text:p>
          </table:table-cell>
          <table:table-cell table:number-columns-repeated="1018"/>
        </table:table-row>
        <table:table-row table:style-name="ro3">
          <table:table-cell table:style-name="ce4" office:value-type="float" office:value="384" calcext:value-type="float">
            <text:p>384</text:p>
          </table:table-cell>
          <table:table-cell table:style-name="ce24" table:formula="of:=([.A390]+[.$E$1])*[.$B$2]/[.$B$1]" office:value-type="float" office:value="2.7685546875" calcext:value-type="float">
            <text:p>2.769</text:p>
          </table:table-cell>
          <table:table-cell table:style-name="ce25" table:formula="of:=[$'Voltage Divisor'.$B$3]*[$'EE Data'.B390]/([$'Voltage Divisor'.$B$2]-[$'EE Data'.B390])" office:value-type="float" office:value="12407.0021881838" calcext:value-type="float">
            <text:p>12407.0</text:p>
          </table:table-cell>
          <table:table-cell table:formula="of:=MATCH([.C390];[$'Voltage Divisor'.$B$46:.$B$63];-1)" office:value-type="float" office:value="12" calcext:value-type="float">
            <text:p>12</text:p>
          </table:table-cell>
          <table:table-cell table:style-name="ce26" table:formula="of:=ROUND(([.C390]-INDIRECT(&quot;Voltage Divisor.D&quot;&amp;([.D390]+ROW([$'Voltage Divisor'.$A$46])-1)))/INDIRECT(&quot;Voltage Divisor.C&quot;&amp;([.D390]+ROW([$'Voltage Divisor'.$A$46])-1));0)" office:value-type="float" office:value="127" calcext:value-type="float">
            <text:p>127</text:p>
          </table:table-cell>
          <table:table-cell table:style-name="ce27" table:formula="of:=DEC2HEX([.E390])" office:value-type="string" office:string-value="7F" calcext:value-type="string">
            <text:p>0x7F</text:p>
          </table:table-cell>
          <table:table-cell table:number-columns-repeated="1018"/>
        </table:table-row>
        <table:table-row table:style-name="ro3">
          <table:table-cell table:style-name="ce4" office:value-type="float" office:value="385" calcext:value-type="float">
            <text:p>385</text:p>
          </table:table-cell>
          <table:table-cell table:style-name="ce24" table:formula="of:=([.A391]+[.$E$1])*[.$B$2]/[.$B$1]" office:value-type="float" office:value="2.7734375" calcext:value-type="float">
            <text:p>2.773</text:p>
          </table:table-cell>
          <table:table-cell table:style-name="ce25" table:formula="of:=[$'Voltage Divisor'.$B$3]*[$'EE Data'.B391]/([$'Voltage Divisor'.$B$2]-[$'EE Data'.B391])" office:value-type="float" office:value="12456.1403508772" calcext:value-type="float">
            <text:p>12456.1</text:p>
          </table:table-cell>
          <table:table-cell table:formula="of:=MATCH([.C391];[$'Voltage Divisor'.$B$46:.$B$63];-1)" office:value-type="float" office:value="12" calcext:value-type="float">
            <text:p>12</text:p>
          </table:table-cell>
          <table:table-cell table:style-name="ce26" table:formula="of:=ROUND(([.C391]-INDIRECT(&quot;Voltage Divisor.D&quot;&amp;([.D391]+ROW([$'Voltage Divisor'.$A$46])-1)))/INDIRECT(&quot;Voltage Divisor.C&quot;&amp;([.D391]+ROW([$'Voltage Divisor'.$A$46])-1));0)" office:value-type="float" office:value="127" calcext:value-type="float">
            <text:p>127</text:p>
          </table:table-cell>
          <table:table-cell table:style-name="ce27" table:formula="of:=DEC2HEX([.E391])" office:value-type="string" office:string-value="7F" calcext:value-type="string">
            <text:p>0x7F</text:p>
          </table:table-cell>
          <table:table-cell table:number-columns-repeated="1018"/>
        </table:table-row>
        <table:table-row table:style-name="ro3">
          <table:table-cell table:style-name="ce4" office:value-type="float" office:value="386" calcext:value-type="float">
            <text:p>386</text:p>
          </table:table-cell>
          <table:table-cell table:style-name="ce24" table:formula="of:=([.A392]+[.$E$1])*[.$B$2]/[.$B$1]" office:value-type="float" office:value="2.7783203125" calcext:value-type="float">
            <text:p>2.778</text:p>
          </table:table-cell>
          <table:table-cell table:style-name="ce25" table:formula="of:=[$'Voltage Divisor'.$B$3]*[$'EE Data'.B392]/([$'Voltage Divisor'.$B$2]-[$'EE Data'.B392])" office:value-type="float" office:value="12505.4945054945" calcext:value-type="float">
            <text:p>12505.5</text:p>
          </table:table-cell>
          <table:table-cell table:formula="of:=MATCH([.C392];[$'Voltage Divisor'.$B$46:.$B$63];-1)" office:value-type="float" office:value="12" calcext:value-type="float">
            <text:p>12</text:p>
          </table:table-cell>
          <table:table-cell table:style-name="ce26" table:formula="of:=ROUND(([.C392]-INDIRECT(&quot;Voltage Divisor.D&quot;&amp;([.D392]+ROW([$'Voltage Divisor'.$A$46])-1)))/INDIRECT(&quot;Voltage Divisor.C&quot;&amp;([.D392]+ROW([$'Voltage Divisor'.$A$46])-1));0)" office:value-type="float" office:value="127" calcext:value-type="float">
            <text:p>127</text:p>
          </table:table-cell>
          <table:table-cell table:style-name="ce27" table:formula="of:=DEC2HEX([.E392])" office:value-type="string" office:string-value="7F" calcext:value-type="string">
            <text:p>0x7F</text:p>
          </table:table-cell>
          <table:table-cell table:number-columns-repeated="1018"/>
        </table:table-row>
        <table:table-row table:style-name="ro3">
          <table:table-cell table:style-name="ce4" office:value-type="float" office:value="387" calcext:value-type="float">
            <text:p>387</text:p>
          </table:table-cell>
          <table:table-cell table:style-name="ce24" table:formula="of:=([.A393]+[.$E$1])*[.$B$2]/[.$B$1]" office:value-type="float" office:value="2.783203125" calcext:value-type="float">
            <text:p>2.783</text:p>
          </table:table-cell>
          <table:table-cell table:style-name="ce25" table:formula="of:=[$'Voltage Divisor'.$B$3]*[$'EE Data'.B393]/([$'Voltage Divisor'.$B$2]-[$'EE Data'.B393])" office:value-type="float" office:value="12555.0660792952" calcext:value-type="float">
            <text:p>12555.1</text:p>
          </table:table-cell>
          <table:table-cell table:formula="of:=MATCH([.C393];[$'Voltage Divisor'.$B$46:.$B$63];-1)" office:value-type="float" office:value="12" calcext:value-type="float">
            <text:p>12</text:p>
          </table:table-cell>
          <table:table-cell table:style-name="ce26" table:formula="of:=ROUND(([.C393]-INDIRECT(&quot;Voltage Divisor.D&quot;&amp;([.D393]+ROW([$'Voltage Divisor'.$A$46])-1)))/INDIRECT(&quot;Voltage Divisor.C&quot;&amp;([.D393]+ROW([$'Voltage Divisor'.$A$46])-1));0)" office:value-type="float" office:value="127" calcext:value-type="float">
            <text:p>127</text:p>
          </table:table-cell>
          <table:table-cell table:style-name="ce27" table:formula="of:=DEC2HEX([.E393])" office:value-type="string" office:string-value="7F" calcext:value-type="string">
            <text:p>0x7F</text:p>
          </table:table-cell>
          <table:table-cell table:number-columns-repeated="1018"/>
        </table:table-row>
        <table:table-row table:style-name="ro3">
          <table:table-cell table:style-name="ce4" office:value-type="float" office:value="388" calcext:value-type="float">
            <text:p>388</text:p>
          </table:table-cell>
          <table:table-cell table:style-name="ce24" table:formula="of:=([.A394]+[.$E$1])*[.$B$2]/[.$B$1]" office:value-type="float" office:value="2.7880859375" calcext:value-type="float">
            <text:p>2.788</text:p>
          </table:table-cell>
          <table:table-cell table:style-name="ce25" table:formula="of:=[$'Voltage Divisor'.$B$3]*[$'EE Data'.B394]/([$'Voltage Divisor'.$B$2]-[$'EE Data'.B394])" office:value-type="float" office:value="12604.8565121413" calcext:value-type="float">
            <text:p>12604.9</text:p>
          </table:table-cell>
          <table:table-cell table:formula="of:=MATCH([.C394];[$'Voltage Divisor'.$B$46:.$B$63];-1)" office:value-type="float" office:value="12" calcext:value-type="float">
            <text:p>12</text:p>
          </table:table-cell>
          <table:table-cell table:style-name="ce26" table:formula="of:=ROUND(([.C394]-INDIRECT(&quot;Voltage Divisor.D&quot;&amp;([.D394]+ROW([$'Voltage Divisor'.$A$46])-1)))/INDIRECT(&quot;Voltage Divisor.C&quot;&amp;([.D394]+ROW([$'Voltage Divisor'.$A$46])-1));0)" office:value-type="float" office:value="126" calcext:value-type="float">
            <text:p>126</text:p>
          </table:table-cell>
          <table:table-cell table:style-name="ce27" table:formula="of:=DEC2HEX([.E394])" office:value-type="string" office:string-value="7E" calcext:value-type="string">
            <text:p>0x7E</text:p>
          </table:table-cell>
          <table:table-cell table:number-columns-repeated="1018"/>
        </table:table-row>
        <table:table-row table:style-name="ro3">
          <table:table-cell table:style-name="ce4" office:value-type="float" office:value="389" calcext:value-type="float">
            <text:p>389</text:p>
          </table:table-cell>
          <table:table-cell table:style-name="ce24" table:formula="of:=([.A395]+[.$E$1])*[.$B$2]/[.$B$1]" office:value-type="float" office:value="2.79296875" calcext:value-type="float">
            <text:p>2.793</text:p>
          </table:table-cell>
          <table:table-cell table:style-name="ce25" table:formula="of:=[$'Voltage Divisor'.$B$3]*[$'EE Data'.B395]/([$'Voltage Divisor'.$B$2]-[$'EE Data'.B395])" office:value-type="float" office:value="12654.8672566372" calcext:value-type="float">
            <text:p>12654.9</text:p>
          </table:table-cell>
          <table:table-cell table:formula="of:=MATCH([.C395];[$'Voltage Divisor'.$B$46:.$B$63];-1)" office:value-type="float" office:value="12" calcext:value-type="float">
            <text:p>12</text:p>
          </table:table-cell>
          <table:table-cell table:style-name="ce26" table:formula="of:=ROUND(([.C395]-INDIRECT(&quot;Voltage Divisor.D&quot;&amp;([.D395]+ROW([$'Voltage Divisor'.$A$46])-1)))/INDIRECT(&quot;Voltage Divisor.C&quot;&amp;([.D395]+ROW([$'Voltage Divisor'.$A$46])-1));0)" office:value-type="float" office:value="126" calcext:value-type="float">
            <text:p>126</text:p>
          </table:table-cell>
          <table:table-cell table:style-name="ce27" table:formula="of:=DEC2HEX([.E395])" office:value-type="string" office:string-value="7E" calcext:value-type="string">
            <text:p>0x7E</text:p>
          </table:table-cell>
          <table:table-cell table:number-columns-repeated="1018"/>
        </table:table-row>
        <table:table-row table:style-name="ro3">
          <table:table-cell table:style-name="ce4" office:value-type="float" office:value="390" calcext:value-type="float">
            <text:p>390</text:p>
          </table:table-cell>
          <table:table-cell table:style-name="ce24" table:formula="of:=([.A396]+[.$E$1])*[.$B$2]/[.$B$1]" office:value-type="float" office:value="2.7978515625" calcext:value-type="float">
            <text:p>2.798</text:p>
          </table:table-cell>
          <table:table-cell table:style-name="ce25" table:formula="of:=[$'Voltage Divisor'.$B$3]*[$'EE Data'.B396]/([$'Voltage Divisor'.$B$2]-[$'EE Data'.B396])" office:value-type="float" office:value="12705.0997782705" calcext:value-type="float">
            <text:p>12705.1</text:p>
          </table:table-cell>
          <table:table-cell table:formula="of:=MATCH([.C396];[$'Voltage Divisor'.$B$46:.$B$63];-1)" office:value-type="float" office:value="12" calcext:value-type="float">
            <text:p>12</text:p>
          </table:table-cell>
          <table:table-cell table:style-name="ce26" table:formula="of:=ROUND(([.C396]-INDIRECT(&quot;Voltage Divisor.D&quot;&amp;([.D396]+ROW([$'Voltage Divisor'.$A$46])-1)))/INDIRECT(&quot;Voltage Divisor.C&quot;&amp;([.D396]+ROW([$'Voltage Divisor'.$A$46])-1));0)" office:value-type="float" office:value="126" calcext:value-type="float">
            <text:p>126</text:p>
          </table:table-cell>
          <table:table-cell table:style-name="ce27" table:formula="of:=DEC2HEX([.E396])" office:value-type="string" office:string-value="7E" calcext:value-type="string">
            <text:p>0x7E</text:p>
          </table:table-cell>
          <table:table-cell table:number-columns-repeated="1018"/>
        </table:table-row>
        <table:table-row table:style-name="ro3">
          <table:table-cell table:style-name="ce4" office:value-type="float" office:value="391" calcext:value-type="float">
            <text:p>391</text:p>
          </table:table-cell>
          <table:table-cell table:style-name="ce24" table:formula="of:=([.A397]+[.$E$1])*[.$B$2]/[.$B$1]" office:value-type="float" office:value="2.802734375" calcext:value-type="float">
            <text:p>2.803</text:p>
          </table:table-cell>
          <table:table-cell table:style-name="ce25" table:formula="of:=[$'Voltage Divisor'.$B$3]*[$'EE Data'.B397]/([$'Voltage Divisor'.$B$2]-[$'EE Data'.B397])" office:value-type="float" office:value="12755.5555555556" calcext:value-type="float">
            <text:p>12755.6</text:p>
          </table:table-cell>
          <table:table-cell table:formula="of:=MATCH([.C397];[$'Voltage Divisor'.$B$46:.$B$63];-1)" office:value-type="float" office:value="12" calcext:value-type="float">
            <text:p>12</text:p>
          </table:table-cell>
          <table:table-cell table:style-name="ce26" table:formula="of:=ROUND(([.C397]-INDIRECT(&quot;Voltage Divisor.D&quot;&amp;([.D397]+ROW([$'Voltage Divisor'.$A$46])-1)))/INDIRECT(&quot;Voltage Divisor.C&quot;&amp;([.D397]+ROW([$'Voltage Divisor'.$A$46])-1));0)" office:value-type="float" office:value="126" calcext:value-type="float">
            <text:p>126</text:p>
          </table:table-cell>
          <table:table-cell table:style-name="ce27" table:formula="of:=DEC2HEX([.E397])" office:value-type="string" office:string-value="7E" calcext:value-type="string">
            <text:p>0x7E</text:p>
          </table:table-cell>
          <table:table-cell table:number-columns-repeated="1018"/>
        </table:table-row>
        <table:table-row table:style-name="ro3">
          <table:table-cell table:style-name="ce4" office:value-type="float" office:value="392" calcext:value-type="float">
            <text:p>392</text:p>
          </table:table-cell>
          <table:table-cell table:style-name="ce24" table:formula="of:=([.A398]+[.$E$1])*[.$B$2]/[.$B$1]" office:value-type="float" office:value="2.8076171875" calcext:value-type="float">
            <text:p>2.808</text:p>
          </table:table-cell>
          <table:table-cell table:style-name="ce25" table:formula="of:=[$'Voltage Divisor'.$B$3]*[$'EE Data'.B398]/([$'Voltage Divisor'.$B$2]-[$'EE Data'.B398])" office:value-type="float" office:value="12806.2360801782" calcext:value-type="float">
            <text:p>12806.2</text:p>
          </table:table-cell>
          <table:table-cell table:formula="of:=MATCH([.C398];[$'Voltage Divisor'.$B$46:.$B$63];-1)" office:value-type="float" office:value="12" calcext:value-type="float">
            <text:p>12</text:p>
          </table:table-cell>
          <table:table-cell table:style-name="ce26" table:formula="of:=ROUND(([.C398]-INDIRECT(&quot;Voltage Divisor.D&quot;&amp;([.D398]+ROW([$'Voltage Divisor'.$A$46])-1)))/INDIRECT(&quot;Voltage Divisor.C&quot;&amp;([.D398]+ROW([$'Voltage Divisor'.$A$46])-1));0)" office:value-type="float" office:value="126" calcext:value-type="float">
            <text:p>126</text:p>
          </table:table-cell>
          <table:table-cell table:style-name="ce27" table:formula="of:=DEC2HEX([.E398])" office:value-type="string" office:string-value="7E" calcext:value-type="string">
            <text:p>0x7E</text:p>
          </table:table-cell>
          <table:table-cell table:number-columns-repeated="1018"/>
        </table:table-row>
        <table:table-row table:style-name="ro3">
          <table:table-cell table:style-name="ce4" office:value-type="float" office:value="393" calcext:value-type="float">
            <text:p>393</text:p>
          </table:table-cell>
          <table:table-cell table:style-name="ce24" table:formula="of:=([.A399]+[.$E$1])*[.$B$2]/[.$B$1]" office:value-type="float" office:value="2.8125" calcext:value-type="float">
            <text:p>2.813</text:p>
          </table:table-cell>
          <table:table-cell table:style-name="ce25" table:formula="of:=[$'Voltage Divisor'.$B$3]*[$'EE Data'.B399]/([$'Voltage Divisor'.$B$2]-[$'EE Data'.B399])" office:value-type="float" office:value="12857.1428571429" calcext:value-type="float">
            <text:p>12857.1</text:p>
          </table:table-cell>
          <table:table-cell table:formula="of:=MATCH([.C399];[$'Voltage Divisor'.$B$46:.$B$63];-1)" office:value-type="float" office:value="12" calcext:value-type="float">
            <text:p>12</text:p>
          </table:table-cell>
          <table:table-cell table:style-name="ce26" table:formula="of:=ROUND(([.C399]-INDIRECT(&quot;Voltage Divisor.D&quot;&amp;([.D399]+ROW([$'Voltage Divisor'.$A$46])-1)))/INDIRECT(&quot;Voltage Divisor.C&quot;&amp;([.D399]+ROW([$'Voltage Divisor'.$A$46])-1));0)" office:value-type="float" office:value="126" calcext:value-type="float">
            <text:p>126</text:p>
          </table:table-cell>
          <table:table-cell table:style-name="ce27" table:formula="of:=DEC2HEX([.E399])" office:value-type="string" office:string-value="7E" calcext:value-type="string">
            <text:p>0x7E</text:p>
          </table:table-cell>
          <table:table-cell table:number-columns-repeated="1018"/>
        </table:table-row>
        <table:table-row table:style-name="ro3">
          <table:table-cell table:style-name="ce4" office:value-type="float" office:value="394" calcext:value-type="float">
            <text:p>394</text:p>
          </table:table-cell>
          <table:table-cell table:style-name="ce24" table:formula="of:=([.A400]+[.$E$1])*[.$B$2]/[.$B$1]" office:value-type="float" office:value="2.8173828125" calcext:value-type="float">
            <text:p>2.817</text:p>
          </table:table-cell>
          <table:table-cell table:style-name="ce25" table:formula="of:=[$'Voltage Divisor'.$B$3]*[$'EE Data'.B400]/([$'Voltage Divisor'.$B$2]-[$'EE Data'.B400])" office:value-type="float" office:value="12908.2774049217" calcext:value-type="float">
            <text:p>12908.3</text:p>
          </table:table-cell>
          <table:table-cell table:formula="of:=MATCH([.C400];[$'Voltage Divisor'.$B$46:.$B$63];-1)" office:value-type="float" office:value="12" calcext:value-type="float">
            <text:p>12</text:p>
          </table:table-cell>
          <table:table-cell table:style-name="ce26" table:formula="of:=ROUND(([.C400]-INDIRECT(&quot;Voltage Divisor.D&quot;&amp;([.D400]+ROW([$'Voltage Divisor'.$A$46])-1)))/INDIRECT(&quot;Voltage Divisor.C&quot;&amp;([.D400]+ROW([$'Voltage Divisor'.$A$46])-1));0)" office:value-type="float" office:value="126" calcext:value-type="float">
            <text:p>126</text:p>
          </table:table-cell>
          <table:table-cell table:style-name="ce27" table:formula="of:=DEC2HEX([.E400])" office:value-type="string" office:string-value="7E" calcext:value-type="string">
            <text:p>0x7E</text:p>
          </table:table-cell>
          <table:table-cell table:number-columns-repeated="1018"/>
        </table:table-row>
        <table:table-row table:style-name="ro3">
          <table:table-cell table:style-name="ce4" office:value-type="float" office:value="395" calcext:value-type="float">
            <text:p>395</text:p>
          </table:table-cell>
          <table:table-cell table:style-name="ce24" table:formula="of:=([.A401]+[.$E$1])*[.$B$2]/[.$B$1]" office:value-type="float" office:value="2.822265625" calcext:value-type="float">
            <text:p>2.822</text:p>
          </table:table-cell>
          <table:table-cell table:style-name="ce25" table:formula="of:=[$'Voltage Divisor'.$B$3]*[$'EE Data'.B401]/([$'Voltage Divisor'.$B$2]-[$'EE Data'.B401])" office:value-type="float" office:value="12959.6412556054" calcext:value-type="float">
            <text:p>12959.6</text:p>
          </table:table-cell>
          <table:table-cell table:formula="of:=MATCH([.C401];[$'Voltage Divisor'.$B$46:.$B$63];-1)" office:value-type="float" office:value="12" calcext:value-type="float">
            <text:p>12</text:p>
          </table:table-cell>
          <table:table-cell table:style-name="ce26" table:formula="of:=ROUND(([.C401]-INDIRECT(&quot;Voltage Divisor.D&quot;&amp;([.D401]+ROW([$'Voltage Divisor'.$A$46])-1)))/INDIRECT(&quot;Voltage Divisor.C&quot;&amp;([.D401]+ROW([$'Voltage Divisor'.$A$46])-1));0)" office:value-type="float" office:value="126" calcext:value-type="float">
            <text:p>126</text:p>
          </table:table-cell>
          <table:table-cell table:style-name="ce27" table:formula="of:=DEC2HEX([.E401])" office:value-type="string" office:string-value="7E" calcext:value-type="string">
            <text:p>0x7E</text:p>
          </table:table-cell>
          <table:table-cell table:number-columns-repeated="1018"/>
        </table:table-row>
        <table:table-row table:style-name="ro3">
          <table:table-cell table:style-name="ce4" office:value-type="float" office:value="396" calcext:value-type="float">
            <text:p>396</text:p>
          </table:table-cell>
          <table:table-cell table:style-name="ce24" table:formula="of:=([.A402]+[.$E$1])*[.$B$2]/[.$B$1]" office:value-type="float" office:value="2.8271484375" calcext:value-type="float">
            <text:p>2.827</text:p>
          </table:table-cell>
          <table:table-cell table:style-name="ce25" table:formula="of:=[$'Voltage Divisor'.$B$3]*[$'EE Data'.B402]/([$'Voltage Divisor'.$B$2]-[$'EE Data'.B402])" office:value-type="float" office:value="13011.2359550562" calcext:value-type="float">
            <text:p>13011.2</text:p>
          </table:table-cell>
          <table:table-cell table:formula="of:=MATCH([.C402];[$'Voltage Divisor'.$B$46:.$B$63];-1)" office:value-type="float" office:value="12" calcext:value-type="float">
            <text:p>12</text:p>
          </table:table-cell>
          <table:table-cell table:style-name="ce26" table:formula="of:=ROUND(([.C402]-INDIRECT(&quot;Voltage Divisor.D&quot;&amp;([.D402]+ROW([$'Voltage Divisor'.$A$46])-1)))/INDIRECT(&quot;Voltage Divisor.C&quot;&amp;([.D402]+ROW([$'Voltage Divisor'.$A$46])-1));0)" office:value-type="float" office:value="125" calcext:value-type="float">
            <text:p>125</text:p>
          </table:table-cell>
          <table:table-cell table:style-name="ce27" table:formula="of:=DEC2HEX([.E402])" office:value-type="string" office:string-value="7D" calcext:value-type="string">
            <text:p>0x7D</text:p>
          </table:table-cell>
          <table:table-cell table:number-columns-repeated="1018"/>
        </table:table-row>
        <table:table-row table:style-name="ro3">
          <table:table-cell table:style-name="ce4" office:value-type="float" office:value="397" calcext:value-type="float">
            <text:p>397</text:p>
          </table:table-cell>
          <table:table-cell table:style-name="ce24" table:formula="of:=([.A403]+[.$E$1])*[.$B$2]/[.$B$1]" office:value-type="float" office:value="2.83203125" calcext:value-type="float">
            <text:p>2.832</text:p>
          </table:table-cell>
          <table:table-cell table:style-name="ce25" table:formula="of:=[$'Voltage Divisor'.$B$3]*[$'EE Data'.B403]/([$'Voltage Divisor'.$B$2]-[$'EE Data'.B403])" office:value-type="float" office:value="13063.0630630631" calcext:value-type="float">
            <text:p>13063.1</text:p>
          </table:table-cell>
          <table:table-cell table:formula="of:=MATCH([.C403];[$'Voltage Divisor'.$B$46:.$B$63];-1)" office:value-type="float" office:value="12" calcext:value-type="float">
            <text:p>12</text:p>
          </table:table-cell>
          <table:table-cell table:style-name="ce26" table:formula="of:=ROUND(([.C403]-INDIRECT(&quot;Voltage Divisor.D&quot;&amp;([.D403]+ROW([$'Voltage Divisor'.$A$46])-1)))/INDIRECT(&quot;Voltage Divisor.C&quot;&amp;([.D403]+ROW([$'Voltage Divisor'.$A$46])-1));0)" office:value-type="float" office:value="125" calcext:value-type="float">
            <text:p>125</text:p>
          </table:table-cell>
          <table:table-cell table:style-name="ce27" table:formula="of:=DEC2HEX([.E403])" office:value-type="string" office:string-value="7D" calcext:value-type="string">
            <text:p>0x7D</text:p>
          </table:table-cell>
          <table:table-cell table:number-columns-repeated="1018"/>
        </table:table-row>
        <table:table-row table:style-name="ro3">
          <table:table-cell table:style-name="ce4" office:value-type="float" office:value="398" calcext:value-type="float">
            <text:p>398</text:p>
          </table:table-cell>
          <table:table-cell table:style-name="ce24" table:formula="of:=([.A404]+[.$E$1])*[.$B$2]/[.$B$1]" office:value-type="float" office:value="2.8369140625" calcext:value-type="float">
            <text:p>2.837</text:p>
          </table:table-cell>
          <table:table-cell table:style-name="ce25" table:formula="of:=[$'Voltage Divisor'.$B$3]*[$'EE Data'.B404]/([$'Voltage Divisor'.$B$2]-[$'EE Data'.B404])" office:value-type="float" office:value="13115.1241534989" calcext:value-type="float">
            <text:p>13115.1</text:p>
          </table:table-cell>
          <table:table-cell table:formula="of:=MATCH([.C404];[$'Voltage Divisor'.$B$46:.$B$63];-1)" office:value-type="float" office:value="12" calcext:value-type="float">
            <text:p>12</text:p>
          </table:table-cell>
          <table:table-cell table:style-name="ce26" table:formula="of:=ROUND(([.C404]-INDIRECT(&quot;Voltage Divisor.D&quot;&amp;([.D404]+ROW([$'Voltage Divisor'.$A$46])-1)))/INDIRECT(&quot;Voltage Divisor.C&quot;&amp;([.D404]+ROW([$'Voltage Divisor'.$A$46])-1));0)" office:value-type="float" office:value="125" calcext:value-type="float">
            <text:p>125</text:p>
          </table:table-cell>
          <table:table-cell table:style-name="ce27" table:formula="of:=DEC2HEX([.E404])" office:value-type="string" office:string-value="7D" calcext:value-type="string">
            <text:p>0x7D</text:p>
          </table:table-cell>
          <table:table-cell table:number-columns-repeated="1018"/>
        </table:table-row>
        <table:table-row table:style-name="ro3">
          <table:table-cell table:style-name="ce4" office:value-type="float" office:value="399" calcext:value-type="float">
            <text:p>399</text:p>
          </table:table-cell>
          <table:table-cell table:style-name="ce24" table:formula="of:=([.A405]+[.$E$1])*[.$B$2]/[.$B$1]" office:value-type="float" office:value="2.841796875" calcext:value-type="float">
            <text:p>2.842</text:p>
          </table:table-cell>
          <table:table-cell table:style-name="ce25" table:formula="of:=[$'Voltage Divisor'.$B$3]*[$'EE Data'.B405]/([$'Voltage Divisor'.$B$2]-[$'EE Data'.B405])" office:value-type="float" office:value="13167.4208144796" calcext:value-type="float">
            <text:p>13167.4</text:p>
          </table:table-cell>
          <table:table-cell table:formula="of:=MATCH([.C405];[$'Voltage Divisor'.$B$46:.$B$63];-1)" office:value-type="float" office:value="12" calcext:value-type="float">
            <text:p>12</text:p>
          </table:table-cell>
          <table:table-cell table:style-name="ce26" table:formula="of:=ROUND(([.C405]-INDIRECT(&quot;Voltage Divisor.D&quot;&amp;([.D405]+ROW([$'Voltage Divisor'.$A$46])-1)))/INDIRECT(&quot;Voltage Divisor.C&quot;&amp;([.D405]+ROW([$'Voltage Divisor'.$A$46])-1));0)" office:value-type="float" office:value="125" calcext:value-type="float">
            <text:p>125</text:p>
          </table:table-cell>
          <table:table-cell table:style-name="ce27" table:formula="of:=DEC2HEX([.E405])" office:value-type="string" office:string-value="7D" calcext:value-type="string">
            <text:p>0x7D</text:p>
          </table:table-cell>
          <table:table-cell table:number-columns-repeated="1018"/>
        </table:table-row>
        <table:table-row table:style-name="ro3">
          <table:table-cell table:style-name="ce4" office:value-type="float" office:value="400" calcext:value-type="float">
            <text:p>400</text:p>
          </table:table-cell>
          <table:table-cell table:style-name="ce24" table:formula="of:=([.A406]+[.$E$1])*[.$B$2]/[.$B$1]" office:value-type="float" office:value="2.8466796875" calcext:value-type="float">
            <text:p>2.847</text:p>
          </table:table-cell>
          <table:table-cell table:style-name="ce25" table:formula="of:=[$'Voltage Divisor'.$B$3]*[$'EE Data'.B406]/([$'Voltage Divisor'.$B$2]-[$'EE Data'.B406])" office:value-type="float" office:value="13219.9546485261" calcext:value-type="float">
            <text:p>13220.0</text:p>
          </table:table-cell>
          <table:table-cell table:formula="of:=MATCH([.C406];[$'Voltage Divisor'.$B$46:.$B$63];-1)" office:value-type="float" office:value="11" calcext:value-type="float">
            <text:p>11</text:p>
          </table:table-cell>
          <table:table-cell table:style-name="ce26" table:formula="of:=ROUND(([.C406]-INDIRECT(&quot;Voltage Divisor.D&quot;&amp;([.D406]+ROW([$'Voltage Divisor'.$A$46])-1)))/INDIRECT(&quot;Voltage Divisor.C&quot;&amp;([.D406]+ROW([$'Voltage Divisor'.$A$46])-1));0)" office:value-type="float" office:value="124" calcext:value-type="float">
            <text:p>124</text:p>
          </table:table-cell>
          <table:table-cell table:style-name="ce27" table:formula="of:=DEC2HEX([.E406])" office:value-type="string" office:string-value="7C" calcext:value-type="string">
            <text:p>0x7C</text:p>
          </table:table-cell>
          <table:table-cell table:number-columns-repeated="1018"/>
        </table:table-row>
        <table:table-row table:style-name="ro3">
          <table:table-cell table:style-name="ce4" office:value-type="float" office:value="401" calcext:value-type="float">
            <text:p>401</text:p>
          </table:table-cell>
          <table:table-cell table:style-name="ce24" table:formula="of:=([.A407]+[.$E$1])*[.$B$2]/[.$B$1]" office:value-type="float" office:value="2.8515625" calcext:value-type="float">
            <text:p>2.852</text:p>
          </table:table-cell>
          <table:table-cell table:style-name="ce25" table:formula="of:=[$'Voltage Divisor'.$B$3]*[$'EE Data'.B407]/([$'Voltage Divisor'.$B$2]-[$'EE Data'.B407])" office:value-type="float" office:value="13272.7272727273" calcext:value-type="float">
            <text:p>13272.7</text:p>
          </table:table-cell>
          <table:table-cell table:formula="of:=MATCH([.C407];[$'Voltage Divisor'.$B$46:.$B$63];-1)" office:value-type="float" office:value="11" calcext:value-type="float">
            <text:p>11</text:p>
          </table:table-cell>
          <table:table-cell table:style-name="ce26" table:formula="of:=ROUND(([.C407]-INDIRECT(&quot;Voltage Divisor.D&quot;&amp;([.D407]+ROW([$'Voltage Divisor'.$A$46])-1)))/INDIRECT(&quot;Voltage Divisor.C&quot;&amp;([.D407]+ROW([$'Voltage Divisor'.$A$46])-1));0)" office:value-type="float" office:value="124" calcext:value-type="float">
            <text:p>124</text:p>
          </table:table-cell>
          <table:table-cell table:style-name="ce27" table:formula="of:=DEC2HEX([.E407])" office:value-type="string" office:string-value="7C" calcext:value-type="string">
            <text:p>0x7C</text:p>
          </table:table-cell>
          <table:table-cell table:number-columns-repeated="1018"/>
        </table:table-row>
        <table:table-row table:style-name="ro3">
          <table:table-cell table:style-name="ce4" office:value-type="float" office:value="402" calcext:value-type="float">
            <text:p>402</text:p>
          </table:table-cell>
          <table:table-cell table:style-name="ce24" table:formula="of:=([.A408]+[.$E$1])*[.$B$2]/[.$B$1]" office:value-type="float" office:value="2.8564453125" calcext:value-type="float">
            <text:p>2.856</text:p>
          </table:table-cell>
          <table:table-cell table:style-name="ce25" table:formula="of:=[$'Voltage Divisor'.$B$3]*[$'EE Data'.B408]/([$'Voltage Divisor'.$B$2]-[$'EE Data'.B408])" office:value-type="float" office:value="13325.7403189066" calcext:value-type="float">
            <text:p>13325.7</text:p>
          </table:table-cell>
          <table:table-cell table:formula="of:=MATCH([.C408];[$'Voltage Divisor'.$B$46:.$B$63];-1)" office:value-type="float" office:value="11" calcext:value-type="float">
            <text:p>11</text:p>
          </table:table-cell>
          <table:table-cell table:style-name="ce26" table:formula="of:=ROUND(([.C408]-INDIRECT(&quot;Voltage Divisor.D&quot;&amp;([.D408]+ROW([$'Voltage Divisor'.$A$46])-1)))/INDIRECT(&quot;Voltage Divisor.C&quot;&amp;([.D408]+ROW([$'Voltage Divisor'.$A$46])-1));0)" office:value-type="float" office:value="124" calcext:value-type="float">
            <text:p>124</text:p>
          </table:table-cell>
          <table:table-cell table:style-name="ce27" table:formula="of:=DEC2HEX([.E408])" office:value-type="string" office:string-value="7C" calcext:value-type="string">
            <text:p>0x7C</text:p>
          </table:table-cell>
          <table:table-cell table:number-columns-repeated="1018"/>
        </table:table-row>
        <table:table-row table:style-name="ro3">
          <table:table-cell table:style-name="ce4" office:value-type="float" office:value="403" calcext:value-type="float">
            <text:p>403</text:p>
          </table:table-cell>
          <table:table-cell table:style-name="ce24" table:formula="of:=([.A409]+[.$E$1])*[.$B$2]/[.$B$1]" office:value-type="float" office:value="2.861328125" calcext:value-type="float">
            <text:p>2.861</text:p>
          </table:table-cell>
          <table:table-cell table:style-name="ce25" table:formula="of:=[$'Voltage Divisor'.$B$3]*[$'EE Data'.B409]/([$'Voltage Divisor'.$B$2]-[$'EE Data'.B409])" office:value-type="float" office:value="13378.99543379" calcext:value-type="float">
            <text:p>13379.0</text:p>
          </table:table-cell>
          <table:table-cell table:formula="of:=MATCH([.C409];[$'Voltage Divisor'.$B$46:.$B$63];-1)" office:value-type="float" office:value="11" calcext:value-type="float">
            <text:p>11</text:p>
          </table:table-cell>
          <table:table-cell table:style-name="ce26" table:formula="of:=ROUND(([.C409]-INDIRECT(&quot;Voltage Divisor.D&quot;&amp;([.D409]+ROW([$'Voltage Divisor'.$A$46])-1)))/INDIRECT(&quot;Voltage Divisor.C&quot;&amp;([.D409]+ROW([$'Voltage Divisor'.$A$46])-1));0)" office:value-type="float" office:value="124" calcext:value-type="float">
            <text:p>124</text:p>
          </table:table-cell>
          <table:table-cell table:style-name="ce27" table:formula="of:=DEC2HEX([.E409])" office:value-type="string" office:string-value="7C" calcext:value-type="string">
            <text:p>0x7C</text:p>
          </table:table-cell>
          <table:table-cell table:number-columns-repeated="1018"/>
        </table:table-row>
        <table:table-row table:style-name="ro3">
          <table:table-cell table:style-name="ce4" office:value-type="float" office:value="404" calcext:value-type="float">
            <text:p>404</text:p>
          </table:table-cell>
          <table:table-cell table:style-name="ce24" table:formula="of:=([.A410]+[.$E$1])*[.$B$2]/[.$B$1]" office:value-type="float" office:value="2.8662109375" calcext:value-type="float">
            <text:p>2.866</text:p>
          </table:table-cell>
          <table:table-cell table:style-name="ce25" table:formula="of:=[$'Voltage Divisor'.$B$3]*[$'EE Data'.B410]/([$'Voltage Divisor'.$B$2]-[$'EE Data'.B410])" office:value-type="float" office:value="13432.4942791762" calcext:value-type="float">
            <text:p>13432.5</text:p>
          </table:table-cell>
          <table:table-cell table:formula="of:=MATCH([.C410];[$'Voltage Divisor'.$B$46:.$B$63];-1)" office:value-type="float" office:value="11" calcext:value-type="float">
            <text:p>11</text:p>
          </table:table-cell>
          <table:table-cell table:style-name="ce26" table:formula="of:=ROUND(([.C410]-INDIRECT(&quot;Voltage Divisor.D&quot;&amp;([.D410]+ROW([$'Voltage Divisor'.$A$46])-1)))/INDIRECT(&quot;Voltage Divisor.C&quot;&amp;([.D410]+ROW([$'Voltage Divisor'.$A$46])-1));0)" office:value-type="float" office:value="123" calcext:value-type="float">
            <text:p>123</text:p>
          </table:table-cell>
          <table:table-cell table:style-name="ce27" table:formula="of:=DEC2HEX([.E410])" office:value-type="string" office:string-value="7B" calcext:value-type="string">
            <text:p>0x7B</text:p>
          </table:table-cell>
          <table:table-cell table:number-columns-repeated="1018"/>
        </table:table-row>
        <table:table-row table:style-name="ro3">
          <table:table-cell table:style-name="ce4" office:value-type="float" office:value="405" calcext:value-type="float">
            <text:p>405</text:p>
          </table:table-cell>
          <table:table-cell table:style-name="ce24" table:formula="of:=([.A411]+[.$E$1])*[.$B$2]/[.$B$1]" office:value-type="float" office:value="2.87109375" calcext:value-type="float">
            <text:p>2.871</text:p>
          </table:table-cell>
          <table:table-cell table:style-name="ce25" table:formula="of:=[$'Voltage Divisor'.$B$3]*[$'EE Data'.B411]/([$'Voltage Divisor'.$B$2]-[$'EE Data'.B411])" office:value-type="float" office:value="13486.2385321101" calcext:value-type="float">
            <text:p>13486.2</text:p>
          </table:table-cell>
          <table:table-cell table:formula="of:=MATCH([.C411];[$'Voltage Divisor'.$B$46:.$B$63];-1)" office:value-type="float" office:value="11" calcext:value-type="float">
            <text:p>11</text:p>
          </table:table-cell>
          <table:table-cell table:style-name="ce26" table:formula="of:=ROUND(([.C411]-INDIRECT(&quot;Voltage Divisor.D&quot;&amp;([.D411]+ROW([$'Voltage Divisor'.$A$46])-1)))/INDIRECT(&quot;Voltage Divisor.C&quot;&amp;([.D411]+ROW([$'Voltage Divisor'.$A$46])-1));0)" office:value-type="float" office:value="123" calcext:value-type="float">
            <text:p>123</text:p>
          </table:table-cell>
          <table:table-cell table:style-name="ce27" table:formula="of:=DEC2HEX([.E411])" office:value-type="string" office:string-value="7B" calcext:value-type="string">
            <text:p>0x7B</text:p>
          </table:table-cell>
          <table:table-cell table:number-columns-repeated="1018"/>
        </table:table-row>
        <table:table-row table:style-name="ro3">
          <table:table-cell table:style-name="ce4" office:value-type="float" office:value="406" calcext:value-type="float">
            <text:p>406</text:p>
          </table:table-cell>
          <table:table-cell table:style-name="ce24" table:formula="of:=([.A412]+[.$E$1])*[.$B$2]/[.$B$1]" office:value-type="float" office:value="2.8759765625" calcext:value-type="float">
            <text:p>2.876</text:p>
          </table:table-cell>
          <table:table-cell table:style-name="ce25" table:formula="of:=[$'Voltage Divisor'.$B$3]*[$'EE Data'.B412]/([$'Voltage Divisor'.$B$2]-[$'EE Data'.B412])" office:value-type="float" office:value="13540.2298850575" calcext:value-type="float">
            <text:p>13540.2</text:p>
          </table:table-cell>
          <table:table-cell table:formula="of:=MATCH([.C412];[$'Voltage Divisor'.$B$46:.$B$63];-1)" office:value-type="float" office:value="11" calcext:value-type="float">
            <text:p>11</text:p>
          </table:table-cell>
          <table:table-cell table:style-name="ce26" table:formula="of:=ROUND(([.C412]-INDIRECT(&quot;Voltage Divisor.D&quot;&amp;([.D412]+ROW([$'Voltage Divisor'.$A$46])-1)))/INDIRECT(&quot;Voltage Divisor.C&quot;&amp;([.D412]+ROW([$'Voltage Divisor'.$A$46])-1));0)" office:value-type="float" office:value="123" calcext:value-type="float">
            <text:p>123</text:p>
          </table:table-cell>
          <table:table-cell table:style-name="ce27" table:formula="of:=DEC2HEX([.E412])" office:value-type="string" office:string-value="7B" calcext:value-type="string">
            <text:p>0x7B</text:p>
          </table:table-cell>
          <table:table-cell table:number-columns-repeated="1018"/>
        </table:table-row>
        <table:table-row table:style-name="ro3">
          <table:table-cell table:style-name="ce4" office:value-type="float" office:value="407" calcext:value-type="float">
            <text:p>407</text:p>
          </table:table-cell>
          <table:table-cell table:style-name="ce24" table:formula="of:=([.A413]+[.$E$1])*[.$B$2]/[.$B$1]" office:value-type="float" office:value="2.880859375" calcext:value-type="float">
            <text:p>2.881</text:p>
          </table:table-cell>
          <table:table-cell table:style-name="ce25" table:formula="of:=[$'Voltage Divisor'.$B$3]*[$'EE Data'.B413]/([$'Voltage Divisor'.$B$2]-[$'EE Data'.B413])" office:value-type="float" office:value="13594.470046083" calcext:value-type="float">
            <text:p>13594.5</text:p>
          </table:table-cell>
          <table:table-cell table:formula="of:=MATCH([.C413];[$'Voltage Divisor'.$B$46:.$B$63];-1)" office:value-type="float" office:value="11" calcext:value-type="float">
            <text:p>11</text:p>
          </table:table-cell>
          <table:table-cell table:style-name="ce26" table:formula="of:=ROUND(([.C413]-INDIRECT(&quot;Voltage Divisor.D&quot;&amp;([.D413]+ROW([$'Voltage Divisor'.$A$46])-1)))/INDIRECT(&quot;Voltage Divisor.C&quot;&amp;([.D413]+ROW([$'Voltage Divisor'.$A$46])-1));0)" office:value-type="float" office:value="123" calcext:value-type="float">
            <text:p>123</text:p>
          </table:table-cell>
          <table:table-cell table:style-name="ce27" table:formula="of:=DEC2HEX([.E413])" office:value-type="string" office:string-value="7B" calcext:value-type="string">
            <text:p>0x7B</text:p>
          </table:table-cell>
          <table:table-cell table:number-columns-repeated="1018"/>
        </table:table-row>
        <table:table-row table:style-name="ro3">
          <table:table-cell table:style-name="ce4" office:value-type="float" office:value="408" calcext:value-type="float">
            <text:p>408</text:p>
          </table:table-cell>
          <table:table-cell table:style-name="ce24" table:formula="of:=([.A414]+[.$E$1])*[.$B$2]/[.$B$1]" office:value-type="float" office:value="2.8857421875" calcext:value-type="float">
            <text:p>2.886</text:p>
          </table:table-cell>
          <table:table-cell table:style-name="ce25" table:formula="of:=[$'Voltage Divisor'.$B$3]*[$'EE Data'.B414]/([$'Voltage Divisor'.$B$2]-[$'EE Data'.B414])" office:value-type="float" office:value="13648.96073903" calcext:value-type="float">
            <text:p>13649.0</text:p>
          </table:table-cell>
          <table:table-cell table:formula="of:=MATCH([.C414];[$'Voltage Divisor'.$B$46:.$B$63];-1)" office:value-type="float" office:value="11" calcext:value-type="float">
            <text:p>11</text:p>
          </table:table-cell>
          <table:table-cell table:style-name="ce26" table:formula="of:=ROUND(([.C414]-INDIRECT(&quot;Voltage Divisor.D&quot;&amp;([.D414]+ROW([$'Voltage Divisor'.$A$46])-1)))/INDIRECT(&quot;Voltage Divisor.C&quot;&amp;([.D414]+ROW([$'Voltage Divisor'.$A$46])-1));0)" office:value-type="float" office:value="123" calcext:value-type="float">
            <text:p>123</text:p>
          </table:table-cell>
          <table:table-cell table:style-name="ce27" table:formula="of:=DEC2HEX([.E414])" office:value-type="string" office:string-value="7B" calcext:value-type="string">
            <text:p>0x7B</text:p>
          </table:table-cell>
          <table:table-cell table:number-columns-repeated="1018"/>
        </table:table-row>
        <table:table-row table:style-name="ro3">
          <table:table-cell table:style-name="ce4" office:value-type="float" office:value="409" calcext:value-type="float">
            <text:p>409</text:p>
          </table:table-cell>
          <table:table-cell table:style-name="ce24" table:formula="of:=([.A415]+[.$E$1])*[.$B$2]/[.$B$1]" office:value-type="float" office:value="2.890625" calcext:value-type="float">
            <text:p>2.891</text:p>
          </table:table-cell>
          <table:table-cell table:style-name="ce25" table:formula="of:=[$'Voltage Divisor'.$B$3]*[$'EE Data'.B415]/([$'Voltage Divisor'.$B$2]-[$'EE Data'.B415])" office:value-type="float" office:value="13703.7037037037" calcext:value-type="float">
            <text:p>13703.7</text:p>
          </table:table-cell>
          <table:table-cell table:formula="of:=MATCH([.C415];[$'Voltage Divisor'.$B$46:.$B$63];-1)" office:value-type="float" office:value="11" calcext:value-type="float">
            <text:p>11</text:p>
          </table:table-cell>
          <table:table-cell table:style-name="ce26" table:formula="of:=ROUND(([.C415]-INDIRECT(&quot;Voltage Divisor.D&quot;&amp;([.D415]+ROW([$'Voltage Divisor'.$A$46])-1)))/INDIRECT(&quot;Voltage Divisor.C&quot;&amp;([.D415]+ROW([$'Voltage Divisor'.$A$46])-1));0)" office:value-type="float" office:value="123" calcext:value-type="float">
            <text:p>123</text:p>
          </table:table-cell>
          <table:table-cell table:style-name="ce27" table:formula="of:=DEC2HEX([.E415])" office:value-type="string" office:string-value="7B" calcext:value-type="string">
            <text:p>0x7B</text:p>
          </table:table-cell>
          <table:table-cell table:number-columns-repeated="1018"/>
        </table:table-row>
        <table:table-row table:style-name="ro3">
          <table:table-cell table:style-name="ce4" office:value-type="float" office:value="410" calcext:value-type="float">
            <text:p>410</text:p>
          </table:table-cell>
          <table:table-cell table:style-name="ce24" table:formula="of:=([.A416]+[.$E$1])*[.$B$2]/[.$B$1]" office:value-type="float" office:value="2.8955078125" calcext:value-type="float">
            <text:p>2.896</text:p>
          </table:table-cell>
          <table:table-cell table:style-name="ce25" table:formula="of:=[$'Voltage Divisor'.$B$3]*[$'EE Data'.B416]/([$'Voltage Divisor'.$B$2]-[$'EE Data'.B416])" office:value-type="float" office:value="13758.7006960557" calcext:value-type="float">
            <text:p>13758.7</text:p>
          </table:table-cell>
          <table:table-cell table:formula="of:=MATCH([.C416];[$'Voltage Divisor'.$B$46:.$B$63];-1)" office:value-type="float" office:value="11" calcext:value-type="float">
            <text:p>11</text:p>
          </table:table-cell>
          <table:table-cell table:style-name="ce26" table:formula="of:=ROUND(([.C416]-INDIRECT(&quot;Voltage Divisor.D&quot;&amp;([.D416]+ROW([$'Voltage Divisor'.$A$46])-1)))/INDIRECT(&quot;Voltage Divisor.C&quot;&amp;([.D416]+ROW([$'Voltage Divisor'.$A$46])-1));0)" office:value-type="float" office:value="123" calcext:value-type="float">
            <text:p>123</text:p>
          </table:table-cell>
          <table:table-cell table:style-name="ce27" table:formula="of:=DEC2HEX([.E416])" office:value-type="string" office:string-value="7B" calcext:value-type="string">
            <text:p>0x7B</text:p>
          </table:table-cell>
          <table:table-cell table:number-columns-repeated="1018"/>
        </table:table-row>
        <table:table-row table:style-name="ro3">
          <table:table-cell table:style-name="ce4" office:value-type="float" office:value="411" calcext:value-type="float">
            <text:p>411</text:p>
          </table:table-cell>
          <table:table-cell table:style-name="ce24" table:formula="of:=([.A417]+[.$E$1])*[.$B$2]/[.$B$1]" office:value-type="float" office:value="2.900390625" calcext:value-type="float">
            <text:p>2.900</text:p>
          </table:table-cell>
          <table:table-cell table:style-name="ce25" table:formula="of:=[$'Voltage Divisor'.$B$3]*[$'EE Data'.B417]/([$'Voltage Divisor'.$B$2]-[$'EE Data'.B417])" office:value-type="float" office:value="13813.9534883721" calcext:value-type="float">
            <text:p>13814.0</text:p>
          </table:table-cell>
          <table:table-cell table:formula="of:=MATCH([.C417];[$'Voltage Divisor'.$B$46:.$B$63];-1)" office:value-type="float" office:value="11" calcext:value-type="float">
            <text:p>11</text:p>
          </table:table-cell>
          <table:table-cell table:style-name="ce26" table:formula="of:=ROUND(([.C417]-INDIRECT(&quot;Voltage Divisor.D&quot;&amp;([.D417]+ROW([$'Voltage Divisor'.$A$46])-1)))/INDIRECT(&quot;Voltage Divisor.C&quot;&amp;([.D417]+ROW([$'Voltage Divisor'.$A$46])-1));0)" office:value-type="float" office:value="123" calcext:value-type="float">
            <text:p>123</text:p>
          </table:table-cell>
          <table:table-cell table:style-name="ce27" table:formula="of:=DEC2HEX([.E417])" office:value-type="string" office:string-value="7B" calcext:value-type="string">
            <text:p>0x7B</text:p>
          </table:table-cell>
          <table:table-cell table:number-columns-repeated="1018"/>
        </table:table-row>
        <table:table-row table:style-name="ro3">
          <table:table-cell table:style-name="ce4" office:value-type="float" office:value="412" calcext:value-type="float">
            <text:p>412</text:p>
          </table:table-cell>
          <table:table-cell table:style-name="ce24" table:formula="of:=([.A418]+[.$E$1])*[.$B$2]/[.$B$1]" office:value-type="float" office:value="2.9052734375" calcext:value-type="float">
            <text:p>2.905</text:p>
          </table:table-cell>
          <table:table-cell table:style-name="ce25" table:formula="of:=[$'Voltage Divisor'.$B$3]*[$'EE Data'.B418]/([$'Voltage Divisor'.$B$2]-[$'EE Data'.B418])" office:value-type="float" office:value="13869.4638694639" calcext:value-type="float">
            <text:p>13869.5</text:p>
          </table:table-cell>
          <table:table-cell table:formula="of:=MATCH([.C418];[$'Voltage Divisor'.$B$46:.$B$63];-1)" office:value-type="float" office:value="11" calcext:value-type="float">
            <text:p>11</text:p>
          </table:table-cell>
          <table:table-cell table:style-name="ce26" table:formula="of:=ROUND(([.C418]-INDIRECT(&quot;Voltage Divisor.D&quot;&amp;([.D418]+ROW([$'Voltage Divisor'.$A$46])-1)))/INDIRECT(&quot;Voltage Divisor.C&quot;&amp;([.D418]+ROW([$'Voltage Divisor'.$A$46])-1));0)" office:value-type="float" office:value="123" calcext:value-type="float">
            <text:p>123</text:p>
          </table:table-cell>
          <table:table-cell table:style-name="ce27" table:formula="of:=DEC2HEX([.E418])" office:value-type="string" office:string-value="7B" calcext:value-type="string">
            <text:p>0x7B</text:p>
          </table:table-cell>
          <table:table-cell table:number-columns-repeated="1018"/>
        </table:table-row>
        <table:table-row table:style-name="ro3">
          <table:table-cell table:style-name="ce4" office:value-type="float" office:value="413" calcext:value-type="float">
            <text:p>413</text:p>
          </table:table-cell>
          <table:table-cell table:style-name="ce24" table:formula="of:=([.A419]+[.$E$1])*[.$B$2]/[.$B$1]" office:value-type="float" office:value="2.91015625" calcext:value-type="float">
            <text:p>2.910</text:p>
          </table:table-cell>
          <table:table-cell table:style-name="ce25" table:formula="of:=[$'Voltage Divisor'.$B$3]*[$'EE Data'.B419]/([$'Voltage Divisor'.$B$2]-[$'EE Data'.B419])" office:value-type="float" office:value="13925.2336448598" calcext:value-type="float">
            <text:p>13925.2</text:p>
          </table:table-cell>
          <table:table-cell table:formula="of:=MATCH([.C419];[$'Voltage Divisor'.$B$46:.$B$63];-1)" office:value-type="float" office:value="11" calcext:value-type="float">
            <text:p>11</text:p>
          </table:table-cell>
          <table:table-cell table:style-name="ce26" table:formula="of:=ROUND(([.C419]-INDIRECT(&quot;Voltage Divisor.D&quot;&amp;([.D419]+ROW([$'Voltage Divisor'.$A$46])-1)))/INDIRECT(&quot;Voltage Divisor.C&quot;&amp;([.D419]+ROW([$'Voltage Divisor'.$A$46])-1));0)" office:value-type="float" office:value="122" calcext:value-type="float">
            <text:p>122</text:p>
          </table:table-cell>
          <table:table-cell table:style-name="ce27" table:formula="of:=DEC2HEX([.E419])" office:value-type="string" office:string-value="7A" calcext:value-type="string">
            <text:p>0x7A</text:p>
          </table:table-cell>
          <table:table-cell table:number-columns-repeated="1018"/>
        </table:table-row>
        <table:table-row table:style-name="ro3">
          <table:table-cell table:style-name="ce4" office:value-type="float" office:value="414" calcext:value-type="float">
            <text:p>414</text:p>
          </table:table-cell>
          <table:table-cell table:style-name="ce24" table:formula="of:=([.A420]+[.$E$1])*[.$B$2]/[.$B$1]" office:value-type="float" office:value="2.9150390625" calcext:value-type="float">
            <text:p>2.915</text:p>
          </table:table-cell>
          <table:table-cell table:style-name="ce25" table:formula="of:=[$'Voltage Divisor'.$B$3]*[$'EE Data'.B420]/([$'Voltage Divisor'.$B$2]-[$'EE Data'.B420])" office:value-type="float" office:value="13981.2646370023" calcext:value-type="float">
            <text:p>13981.3</text:p>
          </table:table-cell>
          <table:table-cell table:formula="of:=MATCH([.C420];[$'Voltage Divisor'.$B$46:.$B$63];-1)" office:value-type="float" office:value="11" calcext:value-type="float">
            <text:p>11</text:p>
          </table:table-cell>
          <table:table-cell table:style-name="ce26" table:formula="of:=ROUND(([.C420]-INDIRECT(&quot;Voltage Divisor.D&quot;&amp;([.D420]+ROW([$'Voltage Divisor'.$A$46])-1)))/INDIRECT(&quot;Voltage Divisor.C&quot;&amp;([.D420]+ROW([$'Voltage Divisor'.$A$46])-1));0)" office:value-type="float" office:value="122" calcext:value-type="float">
            <text:p>122</text:p>
          </table:table-cell>
          <table:table-cell table:style-name="ce27" table:formula="of:=DEC2HEX([.E420])" office:value-type="string" office:string-value="7A" calcext:value-type="string">
            <text:p>0x7A</text:p>
          </table:table-cell>
          <table:table-cell table:number-columns-repeated="1018"/>
        </table:table-row>
        <table:table-row table:style-name="ro3">
          <table:table-cell table:style-name="ce4" office:value-type="float" office:value="415" calcext:value-type="float">
            <text:p>415</text:p>
          </table:table-cell>
          <table:table-cell table:style-name="ce24" table:formula="of:=([.A421]+[.$E$1])*[.$B$2]/[.$B$1]" office:value-type="float" office:value="2.919921875" calcext:value-type="float">
            <text:p>2.920</text:p>
          </table:table-cell>
          <table:table-cell table:style-name="ce25" table:formula="of:=[$'Voltage Divisor'.$B$3]*[$'EE Data'.B421]/([$'Voltage Divisor'.$B$2]-[$'EE Data'.B421])" office:value-type="float" office:value="14037.558685446" calcext:value-type="float">
            <text:p>14037.6</text:p>
          </table:table-cell>
          <table:table-cell table:formula="of:=MATCH([.C421];[$'Voltage Divisor'.$B$46:.$B$63];-1)" office:value-type="float" office:value="11" calcext:value-type="float">
            <text:p>11</text:p>
          </table:table-cell>
          <table:table-cell table:style-name="ce26" table:formula="of:=ROUND(([.C421]-INDIRECT(&quot;Voltage Divisor.D&quot;&amp;([.D421]+ROW([$'Voltage Divisor'.$A$46])-1)))/INDIRECT(&quot;Voltage Divisor.C&quot;&amp;([.D421]+ROW([$'Voltage Divisor'.$A$46])-1));0)" office:value-type="float" office:value="122" calcext:value-type="float">
            <text:p>122</text:p>
          </table:table-cell>
          <table:table-cell table:style-name="ce27" table:formula="of:=DEC2HEX([.E421])" office:value-type="string" office:string-value="7A" calcext:value-type="string">
            <text:p>0x7A</text:p>
          </table:table-cell>
          <table:table-cell table:number-columns-repeated="1018"/>
        </table:table-row>
        <table:table-row table:style-name="ro3">
          <table:table-cell table:style-name="ce4" office:value-type="float" office:value="416" calcext:value-type="float">
            <text:p>416</text:p>
          </table:table-cell>
          <table:table-cell table:style-name="ce24" table:formula="of:=([.A422]+[.$E$1])*[.$B$2]/[.$B$1]" office:value-type="float" office:value="2.9248046875" calcext:value-type="float">
            <text:p>2.925</text:p>
          </table:table-cell>
          <table:table-cell table:style-name="ce25" table:formula="of:=[$'Voltage Divisor'.$B$3]*[$'EE Data'.B422]/([$'Voltage Divisor'.$B$2]-[$'EE Data'.B422])" office:value-type="float" office:value="14094.1176470588" calcext:value-type="float">
            <text:p>14094.1</text:p>
          </table:table-cell>
          <table:table-cell table:formula="of:=MATCH([.C422];[$'Voltage Divisor'.$B$46:.$B$63];-1)" office:value-type="float" office:value="11" calcext:value-type="float">
            <text:p>11</text:p>
          </table:table-cell>
          <table:table-cell table:style-name="ce26" table:formula="of:=ROUND(([.C422]-INDIRECT(&quot;Voltage Divisor.D&quot;&amp;([.D422]+ROW([$'Voltage Divisor'.$A$46])-1)))/INDIRECT(&quot;Voltage Divisor.C&quot;&amp;([.D422]+ROW([$'Voltage Divisor'.$A$46])-1));0)" office:value-type="float" office:value="122" calcext:value-type="float">
            <text:p>122</text:p>
          </table:table-cell>
          <table:table-cell table:style-name="ce27" table:formula="of:=DEC2HEX([.E422])" office:value-type="string" office:string-value="7A" calcext:value-type="string">
            <text:p>0x7A</text:p>
          </table:table-cell>
          <table:table-cell table:number-columns-repeated="1018"/>
        </table:table-row>
        <table:table-row table:style-name="ro3">
          <table:table-cell table:style-name="ce4" office:value-type="float" office:value="417" calcext:value-type="float">
            <text:p>417</text:p>
          </table:table-cell>
          <table:table-cell table:style-name="ce24" table:formula="of:=([.A423]+[.$E$1])*[.$B$2]/[.$B$1]" office:value-type="float" office:value="2.9296875" calcext:value-type="float">
            <text:p>2.930</text:p>
          </table:table-cell>
          <table:table-cell table:style-name="ce25" table:formula="of:=[$'Voltage Divisor'.$B$3]*[$'EE Data'.B423]/([$'Voltage Divisor'.$B$2]-[$'EE Data'.B423])" office:value-type="float" office:value="14150.9433962264" calcext:value-type="float">
            <text:p>14150.9</text:p>
          </table:table-cell>
          <table:table-cell table:formula="of:=MATCH([.C423];[$'Voltage Divisor'.$B$46:.$B$63];-1)" office:value-type="float" office:value="11" calcext:value-type="float">
            <text:p>11</text:p>
          </table:table-cell>
          <table:table-cell table:style-name="ce26" table:formula="of:=ROUND(([.C423]-INDIRECT(&quot;Voltage Divisor.D&quot;&amp;([.D423]+ROW([$'Voltage Divisor'.$A$46])-1)))/INDIRECT(&quot;Voltage Divisor.C&quot;&amp;([.D423]+ROW([$'Voltage Divisor'.$A$46])-1));0)" office:value-type="float" office:value="122" calcext:value-type="float">
            <text:p>122</text:p>
          </table:table-cell>
          <table:table-cell table:style-name="ce27" table:formula="of:=DEC2HEX([.E423])" office:value-type="string" office:string-value="7A" calcext:value-type="string">
            <text:p>0x7A</text:p>
          </table:table-cell>
          <table:table-cell table:number-columns-repeated="1018"/>
        </table:table-row>
        <table:table-row table:style-name="ro3">
          <table:table-cell table:style-name="ce4" office:value-type="float" office:value="418" calcext:value-type="float">
            <text:p>418</text:p>
          </table:table-cell>
          <table:table-cell table:style-name="ce24" table:formula="of:=([.A424]+[.$E$1])*[.$B$2]/[.$B$1]" office:value-type="float" office:value="2.9345703125" calcext:value-type="float">
            <text:p>2.935</text:p>
          </table:table-cell>
          <table:table-cell table:style-name="ce25" table:formula="of:=[$'Voltage Divisor'.$B$3]*[$'EE Data'.B424]/([$'Voltage Divisor'.$B$2]-[$'EE Data'.B424])" office:value-type="float" office:value="14208.0378250591" calcext:value-type="float">
            <text:p>14208.0</text:p>
          </table:table-cell>
          <table:table-cell table:formula="of:=MATCH([.C424];[$'Voltage Divisor'.$B$46:.$B$63];-1)" office:value-type="float" office:value="11" calcext:value-type="float">
            <text:p>11</text:p>
          </table:table-cell>
          <table:table-cell table:style-name="ce26" table:formula="of:=ROUND(([.C424]-INDIRECT(&quot;Voltage Divisor.D&quot;&amp;([.D424]+ROW([$'Voltage Divisor'.$A$46])-1)))/INDIRECT(&quot;Voltage Divisor.C&quot;&amp;([.D424]+ROW([$'Voltage Divisor'.$A$46])-1));0)" office:value-type="float" office:value="122" calcext:value-type="float">
            <text:p>122</text:p>
          </table:table-cell>
          <table:table-cell table:style-name="ce27" table:formula="of:=DEC2HEX([.E424])" office:value-type="string" office:string-value="7A" calcext:value-type="string">
            <text:p>0x7A</text:p>
          </table:table-cell>
          <table:table-cell table:number-columns-repeated="1018"/>
        </table:table-row>
        <table:table-row table:style-name="ro3">
          <table:table-cell table:style-name="ce4" office:value-type="float" office:value="419" calcext:value-type="float">
            <text:p>419</text:p>
          </table:table-cell>
          <table:table-cell table:style-name="ce24" table:formula="of:=([.A425]+[.$E$1])*[.$B$2]/[.$B$1]" office:value-type="float" office:value="2.939453125" calcext:value-type="float">
            <text:p>2.939</text:p>
          </table:table-cell>
          <table:table-cell table:style-name="ce25" table:formula="of:=[$'Voltage Divisor'.$B$3]*[$'EE Data'.B425]/([$'Voltage Divisor'.$B$2]-[$'EE Data'.B425])" office:value-type="float" office:value="14265.4028436019" calcext:value-type="float">
            <text:p>14265.4</text:p>
          </table:table-cell>
          <table:table-cell table:formula="of:=MATCH([.C425];[$'Voltage Divisor'.$B$46:.$B$63];-1)" office:value-type="float" office:value="11" calcext:value-type="float">
            <text:p>11</text:p>
          </table:table-cell>
          <table:table-cell table:style-name="ce26" table:formula="of:=ROUND(([.C425]-INDIRECT(&quot;Voltage Divisor.D&quot;&amp;([.D425]+ROW([$'Voltage Divisor'.$A$46])-1)))/INDIRECT(&quot;Voltage Divisor.C&quot;&amp;([.D425]+ROW([$'Voltage Divisor'.$A$46])-1));0)" office:value-type="float" office:value="122" calcext:value-type="float">
            <text:p>122</text:p>
          </table:table-cell>
          <table:table-cell table:style-name="ce27" table:formula="of:=DEC2HEX([.E425])" office:value-type="string" office:string-value="7A" calcext:value-type="string">
            <text:p>0x7A</text:p>
          </table:table-cell>
          <table:table-cell table:number-columns-repeated="1018"/>
        </table:table-row>
        <table:table-row table:style-name="ro3">
          <table:table-cell table:style-name="ce4" office:value-type="float" office:value="420" calcext:value-type="float">
            <text:p>420</text:p>
          </table:table-cell>
          <table:table-cell table:style-name="ce24" table:formula="of:=([.A426]+[.$E$1])*[.$B$2]/[.$B$1]" office:value-type="float" office:value="2.9443359375" calcext:value-type="float">
            <text:p>2.944</text:p>
          </table:table-cell>
          <table:table-cell table:style-name="ce25" table:formula="of:=[$'Voltage Divisor'.$B$3]*[$'EE Data'.B426]/([$'Voltage Divisor'.$B$2]-[$'EE Data'.B426])" office:value-type="float" office:value="14323.0403800475" calcext:value-type="float">
            <text:p>14323.0</text:p>
          </table:table-cell>
          <table:table-cell table:formula="of:=MATCH([.C426];[$'Voltage Divisor'.$B$46:.$B$63];-1)" office:value-type="float" office:value="11" calcext:value-type="float">
            <text:p>11</text:p>
          </table:table-cell>
          <table:table-cell table:style-name="ce26" table:formula="of:=ROUND(([.C426]-INDIRECT(&quot;Voltage Divisor.D&quot;&amp;([.D426]+ROW([$'Voltage Divisor'.$A$46])-1)))/INDIRECT(&quot;Voltage Divisor.C&quot;&amp;([.D426]+ROW([$'Voltage Divisor'.$A$46])-1));0)" office:value-type="float" office:value="122" calcext:value-type="float">
            <text:p>122</text:p>
          </table:table-cell>
          <table:table-cell table:style-name="ce27" table:formula="of:=DEC2HEX([.E426])" office:value-type="string" office:string-value="7A" calcext:value-type="string">
            <text:p>0x7A</text:p>
          </table:table-cell>
          <table:table-cell table:number-columns-repeated="1018"/>
        </table:table-row>
        <table:table-row table:style-name="ro3">
          <table:table-cell table:style-name="ce4" office:value-type="float" office:value="421" calcext:value-type="float">
            <text:p>421</text:p>
          </table:table-cell>
          <table:table-cell table:style-name="ce24" table:formula="of:=([.A427]+[.$E$1])*[.$B$2]/[.$B$1]" office:value-type="float" office:value="2.94921875" calcext:value-type="float">
            <text:p>2.949</text:p>
          </table:table-cell>
          <table:table-cell table:style-name="ce25" table:formula="of:=[$'Voltage Divisor'.$B$3]*[$'EE Data'.B427]/([$'Voltage Divisor'.$B$2]-[$'EE Data'.B427])" office:value-type="float" office:value="14380.9523809524" calcext:value-type="float">
            <text:p>14381.0</text:p>
          </table:table-cell>
          <table:table-cell table:formula="of:=MATCH([.C427];[$'Voltage Divisor'.$B$46:.$B$63];-1)" office:value-type="float" office:value="11" calcext:value-type="float">
            <text:p>11</text:p>
          </table:table-cell>
          <table:table-cell table:style-name="ce26" table:formula="of:=ROUND(([.C427]-INDIRECT(&quot;Voltage Divisor.D&quot;&amp;([.D427]+ROW([$'Voltage Divisor'.$A$46])-1)))/INDIRECT(&quot;Voltage Divisor.C&quot;&amp;([.D427]+ROW([$'Voltage Divisor'.$A$46])-1));0)" office:value-type="float" office:value="122" calcext:value-type="float">
            <text:p>122</text:p>
          </table:table-cell>
          <table:table-cell table:style-name="ce27" table:formula="of:=DEC2HEX([.E427])" office:value-type="string" office:string-value="7A" calcext:value-type="string">
            <text:p>0x7A</text:p>
          </table:table-cell>
          <table:table-cell table:number-columns-repeated="1018"/>
        </table:table-row>
        <table:table-row table:style-name="ro3">
          <table:table-cell table:style-name="ce4" office:value-type="float" office:value="422" calcext:value-type="float">
            <text:p>422</text:p>
          </table:table-cell>
          <table:table-cell table:style-name="ce24" table:formula="of:=([.A428]+[.$E$1])*[.$B$2]/[.$B$1]" office:value-type="float" office:value="2.9541015625" calcext:value-type="float">
            <text:p>2.954</text:p>
          </table:table-cell>
          <table:table-cell table:style-name="ce25" table:formula="of:=[$'Voltage Divisor'.$B$3]*[$'EE Data'.B428]/([$'Voltage Divisor'.$B$2]-[$'EE Data'.B428])" office:value-type="float" office:value="14439.1408114558" calcext:value-type="float">
            <text:p>14439.1</text:p>
          </table:table-cell>
          <table:table-cell table:formula="of:=MATCH([.C428];[$'Voltage Divisor'.$B$46:.$B$63];-1)" office:value-type="float" office:value="11" calcext:value-type="float">
            <text:p>11</text:p>
          </table:table-cell>
          <table:table-cell table:style-name="ce26" table:formula="of:=ROUND(([.C428]-INDIRECT(&quot;Voltage Divisor.D&quot;&amp;([.D428]+ROW([$'Voltage Divisor'.$A$46])-1)))/INDIRECT(&quot;Voltage Divisor.C&quot;&amp;([.D428]+ROW([$'Voltage Divisor'.$A$46])-1));0)" office:value-type="float" office:value="122" calcext:value-type="float">
            <text:p>122</text:p>
          </table:table-cell>
          <table:table-cell table:style-name="ce27" table:formula="of:=DEC2HEX([.E428])" office:value-type="string" office:string-value="7A" calcext:value-type="string">
            <text:p>0x7A</text:p>
          </table:table-cell>
          <table:table-cell table:number-columns-repeated="1018"/>
        </table:table-row>
        <table:table-row table:style-name="ro3">
          <table:table-cell table:style-name="ce4" office:value-type="float" office:value="423" calcext:value-type="float">
            <text:p>423</text:p>
          </table:table-cell>
          <table:table-cell table:style-name="ce24" table:formula="of:=([.A429]+[.$E$1])*[.$B$2]/[.$B$1]" office:value-type="float" office:value="2.958984375" calcext:value-type="float">
            <text:p>2.959</text:p>
          </table:table-cell>
          <table:table-cell table:style-name="ce25" table:formula="of:=[$'Voltage Divisor'.$B$3]*[$'EE Data'.B429]/([$'Voltage Divisor'.$B$2]-[$'EE Data'.B429])" office:value-type="float" office:value="14497.6076555024" calcext:value-type="float">
            <text:p>14497.6</text:p>
          </table:table-cell>
          <table:table-cell table:formula="of:=MATCH([.C429];[$'Voltage Divisor'.$B$46:.$B$63];-1)" office:value-type="float" office:value="11" calcext:value-type="float">
            <text:p>11</text:p>
          </table:table-cell>
          <table:table-cell table:style-name="ce26" table:formula="of:=ROUND(([.C429]-INDIRECT(&quot;Voltage Divisor.D&quot;&amp;([.D429]+ROW([$'Voltage Divisor'.$A$46])-1)))/INDIRECT(&quot;Voltage Divisor.C&quot;&amp;([.D429]+ROW([$'Voltage Divisor'.$A$46])-1));0)" office:value-type="float" office:value="121" calcext:value-type="float">
            <text:p>121</text:p>
          </table:table-cell>
          <table:table-cell table:style-name="ce27" table:formula="of:=DEC2HEX([.E429])" office:value-type="string" office:string-value="79" calcext:value-type="string">
            <text:p>0x79</text:p>
          </table:table-cell>
          <table:table-cell table:number-columns-repeated="1018"/>
        </table:table-row>
        <table:table-row table:style-name="ro3">
          <table:table-cell table:style-name="ce4" office:value-type="float" office:value="424" calcext:value-type="float">
            <text:p>424</text:p>
          </table:table-cell>
          <table:table-cell table:style-name="ce24" table:formula="of:=([.A430]+[.$E$1])*[.$B$2]/[.$B$1]" office:value-type="float" office:value="2.9638671875" calcext:value-type="float">
            <text:p>2.964</text:p>
          </table:table-cell>
          <table:table-cell table:style-name="ce25" table:formula="of:=[$'Voltage Divisor'.$B$3]*[$'EE Data'.B430]/([$'Voltage Divisor'.$B$2]-[$'EE Data'.B430])" office:value-type="float" office:value="14556.3549160671" calcext:value-type="float">
            <text:p>14556.4</text:p>
          </table:table-cell>
          <table:table-cell table:formula="of:=MATCH([.C430];[$'Voltage Divisor'.$B$46:.$B$63];-1)" office:value-type="float" office:value="11" calcext:value-type="float">
            <text:p>11</text:p>
          </table:table-cell>
          <table:table-cell table:style-name="ce26" table:formula="of:=ROUND(([.C430]-INDIRECT(&quot;Voltage Divisor.D&quot;&amp;([.D430]+ROW([$'Voltage Divisor'.$A$46])-1)))/INDIRECT(&quot;Voltage Divisor.C&quot;&amp;([.D430]+ROW([$'Voltage Divisor'.$A$46])-1));0)" office:value-type="float" office:value="121" calcext:value-type="float">
            <text:p>121</text:p>
          </table:table-cell>
          <table:table-cell table:style-name="ce27" table:formula="of:=DEC2HEX([.E430])" office:value-type="string" office:string-value="79" calcext:value-type="string">
            <text:p>0x79</text:p>
          </table:table-cell>
          <table:table-cell table:number-columns-repeated="1018"/>
        </table:table-row>
        <table:table-row table:style-name="ro3">
          <table:table-cell table:style-name="ce4" office:value-type="float" office:value="425" calcext:value-type="float">
            <text:p>425</text:p>
          </table:table-cell>
          <table:table-cell table:style-name="ce24" table:formula="of:=([.A431]+[.$E$1])*[.$B$2]/[.$B$1]" office:value-type="float" office:value="2.96875" calcext:value-type="float">
            <text:p>2.969</text:p>
          </table:table-cell>
          <table:table-cell table:style-name="ce25" table:formula="of:=[$'Voltage Divisor'.$B$3]*[$'EE Data'.B431]/([$'Voltage Divisor'.$B$2]-[$'EE Data'.B431])" office:value-type="float" office:value="14615.3846153846" calcext:value-type="float">
            <text:p>14615.4</text:p>
          </table:table-cell>
          <table:table-cell table:formula="of:=MATCH([.C431];[$'Voltage Divisor'.$B$46:.$B$63];-1)" office:value-type="float" office:value="11" calcext:value-type="float">
            <text:p>11</text:p>
          </table:table-cell>
          <table:table-cell table:style-name="ce26" table:formula="of:=ROUND(([.C431]-INDIRECT(&quot;Voltage Divisor.D&quot;&amp;([.D431]+ROW([$'Voltage Divisor'.$A$46])-1)))/INDIRECT(&quot;Voltage Divisor.C&quot;&amp;([.D431]+ROW([$'Voltage Divisor'.$A$46])-1));0)" office:value-type="float" office:value="121" calcext:value-type="float">
            <text:p>121</text:p>
          </table:table-cell>
          <table:table-cell table:style-name="ce27" table:formula="of:=DEC2HEX([.E431])" office:value-type="string" office:string-value="79" calcext:value-type="string">
            <text:p>0x79</text:p>
          </table:table-cell>
          <table:table-cell table:number-columns-repeated="1018"/>
        </table:table-row>
        <table:table-row table:style-name="ro3">
          <table:table-cell table:style-name="ce4" office:value-type="float" office:value="426" calcext:value-type="float">
            <text:p>426</text:p>
          </table:table-cell>
          <table:table-cell table:style-name="ce24" table:formula="of:=([.A432]+[.$E$1])*[.$B$2]/[.$B$1]" office:value-type="float" office:value="2.9736328125" calcext:value-type="float">
            <text:p>2.974</text:p>
          </table:table-cell>
          <table:table-cell table:style-name="ce25" table:formula="of:=[$'Voltage Divisor'.$B$3]*[$'EE Data'.B432]/([$'Voltage Divisor'.$B$2]-[$'EE Data'.B432])" office:value-type="float" office:value="14674.6987951807" calcext:value-type="float">
            <text:p>14674.7</text:p>
          </table:table-cell>
          <table:table-cell table:formula="of:=MATCH([.C432];[$'Voltage Divisor'.$B$46:.$B$63];-1)" office:value-type="float" office:value="11" calcext:value-type="float">
            <text:p>11</text:p>
          </table:table-cell>
          <table:table-cell table:style-name="ce26" table:formula="of:=ROUND(([.C432]-INDIRECT(&quot;Voltage Divisor.D&quot;&amp;([.D432]+ROW([$'Voltage Divisor'.$A$46])-1)))/INDIRECT(&quot;Voltage Divisor.C&quot;&amp;([.D432]+ROW([$'Voltage Divisor'.$A$46])-1));0)" office:value-type="float" office:value="121" calcext:value-type="float">
            <text:p>121</text:p>
          </table:table-cell>
          <table:table-cell table:style-name="ce27" table:formula="of:=DEC2HEX([.E432])" office:value-type="string" office:string-value="79" calcext:value-type="string">
            <text:p>0x79</text:p>
          </table:table-cell>
          <table:table-cell table:number-columns-repeated="1018"/>
        </table:table-row>
        <table:table-row table:style-name="ro3">
          <table:table-cell table:style-name="ce4" office:value-type="float" office:value="427" calcext:value-type="float">
            <text:p>427</text:p>
          </table:table-cell>
          <table:table-cell table:style-name="ce24" table:formula="of:=([.A433]+[.$E$1])*[.$B$2]/[.$B$1]" office:value-type="float" office:value="2.978515625" calcext:value-type="float">
            <text:p>2.979</text:p>
          </table:table-cell>
          <table:table-cell table:style-name="ce25" table:formula="of:=[$'Voltage Divisor'.$B$3]*[$'EE Data'.B433]/([$'Voltage Divisor'.$B$2]-[$'EE Data'.B433])" office:value-type="float" office:value="14734.2995169082" calcext:value-type="float">
            <text:p>14734.3</text:p>
          </table:table-cell>
          <table:table-cell table:formula="of:=MATCH([.C433];[$'Voltage Divisor'.$B$46:.$B$63];-1)" office:value-type="float" office:value="11" calcext:value-type="float">
            <text:p>11</text:p>
          </table:table-cell>
          <table:table-cell table:style-name="ce26" table:formula="of:=ROUND(([.C433]-INDIRECT(&quot;Voltage Divisor.D&quot;&amp;([.D433]+ROW([$'Voltage Divisor'.$A$46])-1)))/INDIRECT(&quot;Voltage Divisor.C&quot;&amp;([.D433]+ROW([$'Voltage Divisor'.$A$46])-1));0)" office:value-type="float" office:value="121" calcext:value-type="float">
            <text:p>121</text:p>
          </table:table-cell>
          <table:table-cell table:style-name="ce27" table:formula="of:=DEC2HEX([.E433])" office:value-type="string" office:string-value="79" calcext:value-type="string">
            <text:p>0x79</text:p>
          </table:table-cell>
          <table:table-cell table:number-columns-repeated="1018"/>
        </table:table-row>
        <table:table-row table:style-name="ro3">
          <table:table-cell table:style-name="ce4" office:value-type="float" office:value="428" calcext:value-type="float">
            <text:p>428</text:p>
          </table:table-cell>
          <table:table-cell table:style-name="ce24" table:formula="of:=([.A434]+[.$E$1])*[.$B$2]/[.$B$1]" office:value-type="float" office:value="2.9833984375" calcext:value-type="float">
            <text:p>2.983</text:p>
          </table:table-cell>
          <table:table-cell table:style-name="ce25" table:formula="of:=[$'Voltage Divisor'.$B$3]*[$'EE Data'.B434]/([$'Voltage Divisor'.$B$2]-[$'EE Data'.B434])" office:value-type="float" office:value="14794.1888619855" calcext:value-type="float">
            <text:p>14794.2</text:p>
          </table:table-cell>
          <table:table-cell table:formula="of:=MATCH([.C434];[$'Voltage Divisor'.$B$46:.$B$63];-1)" office:value-type="float" office:value="11" calcext:value-type="float">
            <text:p>11</text:p>
          </table:table-cell>
          <table:table-cell table:style-name="ce26" table:formula="of:=ROUND(([.C434]-INDIRECT(&quot;Voltage Divisor.D&quot;&amp;([.D434]+ROW([$'Voltage Divisor'.$A$46])-1)))/INDIRECT(&quot;Voltage Divisor.C&quot;&amp;([.D434]+ROW([$'Voltage Divisor'.$A$46])-1));0)" office:value-type="float" office:value="121" calcext:value-type="float">
            <text:p>121</text:p>
          </table:table-cell>
          <table:table-cell table:style-name="ce27" table:formula="of:=DEC2HEX([.E434])" office:value-type="string" office:string-value="79" calcext:value-type="string">
            <text:p>0x79</text:p>
          </table:table-cell>
          <table:table-cell table:number-columns-repeated="1018"/>
        </table:table-row>
        <table:table-row table:style-name="ro3">
          <table:table-cell table:style-name="ce4" office:value-type="float" office:value="429" calcext:value-type="float">
            <text:p>429</text:p>
          </table:table-cell>
          <table:table-cell table:style-name="ce24" table:formula="of:=([.A435]+[.$E$1])*[.$B$2]/[.$B$1]" office:value-type="float" office:value="2.98828125" calcext:value-type="float">
            <text:p>2.988</text:p>
          </table:table-cell>
          <table:table-cell table:style-name="ce25" table:formula="of:=[$'Voltage Divisor'.$B$3]*[$'EE Data'.B435]/([$'Voltage Divisor'.$B$2]-[$'EE Data'.B435])" office:value-type="float" office:value="14854.3689320388" calcext:value-type="float">
            <text:p>14854.4</text:p>
          </table:table-cell>
          <table:table-cell table:formula="of:=MATCH([.C435];[$'Voltage Divisor'.$B$46:.$B$63];-1)" office:value-type="float" office:value="11" calcext:value-type="float">
            <text:p>11</text:p>
          </table:table-cell>
          <table:table-cell table:style-name="ce26" table:formula="of:=ROUND(([.C435]-INDIRECT(&quot;Voltage Divisor.D&quot;&amp;([.D435]+ROW([$'Voltage Divisor'.$A$46])-1)))/INDIRECT(&quot;Voltage Divisor.C&quot;&amp;([.D435]+ROW([$'Voltage Divisor'.$A$46])-1));0)" office:value-type="float" office:value="121" calcext:value-type="float">
            <text:p>121</text:p>
          </table:table-cell>
          <table:table-cell table:style-name="ce27" table:formula="of:=DEC2HEX([.E435])" office:value-type="string" office:string-value="79" calcext:value-type="string">
            <text:p>0x79</text:p>
          </table:table-cell>
          <table:table-cell table:number-columns-repeated="1018"/>
        </table:table-row>
        <table:table-row table:style-name="ro3">
          <table:table-cell table:style-name="ce4" office:value-type="float" office:value="430" calcext:value-type="float">
            <text:p>430</text:p>
          </table:table-cell>
          <table:table-cell table:style-name="ce24" table:formula="of:=([.A436]+[.$E$1])*[.$B$2]/[.$B$1]" office:value-type="float" office:value="2.9931640625" calcext:value-type="float">
            <text:p>2.993</text:p>
          </table:table-cell>
          <table:table-cell table:style-name="ce25" table:formula="of:=[$'Voltage Divisor'.$B$3]*[$'EE Data'.B436]/([$'Voltage Divisor'.$B$2]-[$'EE Data'.B436])" office:value-type="float" office:value="14914.8418491484" calcext:value-type="float">
            <text:p>14914.8</text:p>
          </table:table-cell>
          <table:table-cell table:formula="of:=MATCH([.C436];[$'Voltage Divisor'.$B$46:.$B$63];-1)" office:value-type="float" office:value="11" calcext:value-type="float">
            <text:p>11</text:p>
          </table:table-cell>
          <table:table-cell table:style-name="ce26" table:formula="of:=ROUND(([.C436]-INDIRECT(&quot;Voltage Divisor.D&quot;&amp;([.D436]+ROW([$'Voltage Divisor'.$A$46])-1)))/INDIRECT(&quot;Voltage Divisor.C&quot;&amp;([.D436]+ROW([$'Voltage Divisor'.$A$46])-1));0)" office:value-type="float" office:value="121" calcext:value-type="float">
            <text:p>121</text:p>
          </table:table-cell>
          <table:table-cell table:style-name="ce27" table:formula="of:=DEC2HEX([.E436])" office:value-type="string" office:string-value="79" calcext:value-type="string">
            <text:p>0x79</text:p>
          </table:table-cell>
          <table:table-cell table:number-columns-repeated="1018"/>
        </table:table-row>
        <table:table-row table:style-name="ro3">
          <table:table-cell table:style-name="ce4" office:value-type="float" office:value="431" calcext:value-type="float">
            <text:p>431</text:p>
          </table:table-cell>
          <table:table-cell table:style-name="ce24" table:formula="of:=([.A437]+[.$E$1])*[.$B$2]/[.$B$1]" office:value-type="float" office:value="2.998046875" calcext:value-type="float">
            <text:p>2.998</text:p>
          </table:table-cell>
          <table:table-cell table:style-name="ce25" table:formula="of:=[$'Voltage Divisor'.$B$3]*[$'EE Data'.B437]/([$'Voltage Divisor'.$B$2]-[$'EE Data'.B437])" office:value-type="float" office:value="14975.6097560976" calcext:value-type="float">
            <text:p>14975.6</text:p>
          </table:table-cell>
          <table:table-cell table:formula="of:=MATCH([.C437];[$'Voltage Divisor'.$B$46:.$B$63];-1)" office:value-type="float" office:value="11" calcext:value-type="float">
            <text:p>11</text:p>
          </table:table-cell>
          <table:table-cell table:style-name="ce26" table:formula="of:=ROUND(([.C437]-INDIRECT(&quot;Voltage Divisor.D&quot;&amp;([.D437]+ROW([$'Voltage Divisor'.$A$46])-1)))/INDIRECT(&quot;Voltage Divisor.C&quot;&amp;([.D437]+ROW([$'Voltage Divisor'.$A$46])-1));0)" office:value-type="float" office:value="120" calcext:value-type="float">
            <text:p>120</text:p>
          </table:table-cell>
          <table:table-cell table:style-name="ce27" table:formula="of:=DEC2HEX([.E437])" office:value-type="string" office:string-value="78" calcext:value-type="string">
            <text:p>0x78</text:p>
          </table:table-cell>
          <table:table-cell table:number-columns-repeated="1018"/>
        </table:table-row>
        <table:table-row table:style-name="ro3">
          <table:table-cell table:style-name="ce4" office:value-type="float" office:value="432" calcext:value-type="float">
            <text:p>432</text:p>
          </table:table-cell>
          <table:table-cell table:style-name="ce24" table:formula="of:=([.A438]+[.$E$1])*[.$B$2]/[.$B$1]" office:value-type="float" office:value="3.0029296875" calcext:value-type="float">
            <text:p>3.003</text:p>
          </table:table-cell>
          <table:table-cell table:style-name="ce25" table:formula="of:=[$'Voltage Divisor'.$B$3]*[$'EE Data'.B438]/([$'Voltage Divisor'.$B$2]-[$'EE Data'.B438])" office:value-type="float" office:value="15036.6748166259" calcext:value-type="float">
            <text:p>15036.7</text:p>
          </table:table-cell>
          <table:table-cell table:formula="of:=MATCH([.C438];[$'Voltage Divisor'.$B$46:.$B$63];-1)" office:value-type="float" office:value="11" calcext:value-type="float">
            <text:p>11</text:p>
          </table:table-cell>
          <table:table-cell table:style-name="ce26" table:formula="of:=ROUND(([.C438]-INDIRECT(&quot;Voltage Divisor.D&quot;&amp;([.D438]+ROW([$'Voltage Divisor'.$A$46])-1)))/INDIRECT(&quot;Voltage Divisor.C&quot;&amp;([.D438]+ROW([$'Voltage Divisor'.$A$46])-1));0)" office:value-type="float" office:value="120" calcext:value-type="float">
            <text:p>120</text:p>
          </table:table-cell>
          <table:table-cell table:style-name="ce27" table:formula="of:=DEC2HEX([.E438])" office:value-type="string" office:string-value="78" calcext:value-type="string">
            <text:p>0x78</text:p>
          </table:table-cell>
          <table:table-cell table:number-columns-repeated="1018"/>
        </table:table-row>
        <table:table-row table:style-name="ro3">
          <table:table-cell table:style-name="ce4" office:value-type="float" office:value="433" calcext:value-type="float">
            <text:p>433</text:p>
          </table:table-cell>
          <table:table-cell table:style-name="ce24" table:formula="of:=([.A439]+[.$E$1])*[.$B$2]/[.$B$1]" office:value-type="float" office:value="3.0078125" calcext:value-type="float">
            <text:p>3.008</text:p>
          </table:table-cell>
          <table:table-cell table:style-name="ce25" table:formula="of:=[$'Voltage Divisor'.$B$3]*[$'EE Data'.B439]/([$'Voltage Divisor'.$B$2]-[$'EE Data'.B439])" office:value-type="float" office:value="15098.0392156863" calcext:value-type="float">
            <text:p>15098.0</text:p>
          </table:table-cell>
          <table:table-cell table:formula="of:=MATCH([.C439];[$'Voltage Divisor'.$B$46:.$B$63];-1)" office:value-type="float" office:value="11" calcext:value-type="float">
            <text:p>11</text:p>
          </table:table-cell>
          <table:table-cell table:style-name="ce26" table:formula="of:=ROUND(([.C439]-INDIRECT(&quot;Voltage Divisor.D&quot;&amp;([.D439]+ROW([$'Voltage Divisor'.$A$46])-1)))/INDIRECT(&quot;Voltage Divisor.C&quot;&amp;([.D439]+ROW([$'Voltage Divisor'.$A$46])-1));0)" office:value-type="float" office:value="120" calcext:value-type="float">
            <text:p>120</text:p>
          </table:table-cell>
          <table:table-cell table:style-name="ce27" table:formula="of:=DEC2HEX([.E439])" office:value-type="string" office:string-value="78" calcext:value-type="string">
            <text:p>0x78</text:p>
          </table:table-cell>
          <table:table-cell table:number-columns-repeated="1018"/>
        </table:table-row>
        <table:table-row table:style-name="ro3">
          <table:table-cell table:style-name="ce4" office:value-type="float" office:value="434" calcext:value-type="float">
            <text:p>434</text:p>
          </table:table-cell>
          <table:table-cell table:style-name="ce24" table:formula="of:=([.A440]+[.$E$1])*[.$B$2]/[.$B$1]" office:value-type="float" office:value="3.0126953125" calcext:value-type="float">
            <text:p>3.013</text:p>
          </table:table-cell>
          <table:table-cell table:style-name="ce25" table:formula="of:=[$'Voltage Divisor'.$B$3]*[$'EE Data'.B440]/([$'Voltage Divisor'.$B$2]-[$'EE Data'.B440])" office:value-type="float" office:value="15159.7051597052" calcext:value-type="float">
            <text:p>15159.7</text:p>
          </table:table-cell>
          <table:table-cell table:formula="of:=MATCH([.C440];[$'Voltage Divisor'.$B$46:.$B$63];-1)" office:value-type="float" office:value="11" calcext:value-type="float">
            <text:p>11</text:p>
          </table:table-cell>
          <table:table-cell table:style-name="ce26" table:formula="of:=ROUND(([.C440]-INDIRECT(&quot;Voltage Divisor.D&quot;&amp;([.D440]+ROW([$'Voltage Divisor'.$A$46])-1)))/INDIRECT(&quot;Voltage Divisor.C&quot;&amp;([.D440]+ROW([$'Voltage Divisor'.$A$46])-1));0)" office:value-type="float" office:value="120" calcext:value-type="float">
            <text:p>120</text:p>
          </table:table-cell>
          <table:table-cell table:style-name="ce27" table:formula="of:=DEC2HEX([.E440])" office:value-type="string" office:string-value="78" calcext:value-type="string">
            <text:p>0x78</text:p>
          </table:table-cell>
          <table:table-cell table:number-columns-repeated="1018"/>
        </table:table-row>
        <table:table-row table:style-name="ro3">
          <table:table-cell table:style-name="ce4" office:value-type="float" office:value="435" calcext:value-type="float">
            <text:p>435</text:p>
          </table:table-cell>
          <table:table-cell table:style-name="ce24" table:formula="of:=([.A441]+[.$E$1])*[.$B$2]/[.$B$1]" office:value-type="float" office:value="3.017578125" calcext:value-type="float">
            <text:p>3.018</text:p>
          </table:table-cell>
          <table:table-cell table:style-name="ce25" table:formula="of:=[$'Voltage Divisor'.$B$3]*[$'EE Data'.B441]/([$'Voltage Divisor'.$B$2]-[$'EE Data'.B441])" office:value-type="float" office:value="15221.6748768473" calcext:value-type="float">
            <text:p>15221.7</text:p>
          </table:table-cell>
          <table:table-cell table:formula="of:=MATCH([.C441];[$'Voltage Divisor'.$B$46:.$B$63];-1)" office:value-type="float" office:value="11" calcext:value-type="float">
            <text:p>11</text:p>
          </table:table-cell>
          <table:table-cell table:style-name="ce26" table:formula="of:=ROUND(([.C441]-INDIRECT(&quot;Voltage Divisor.D&quot;&amp;([.D441]+ROW([$'Voltage Divisor'.$A$46])-1)))/INDIRECT(&quot;Voltage Divisor.C&quot;&amp;([.D441]+ROW([$'Voltage Divisor'.$A$46])-1));0)" office:value-type="float" office:value="120" calcext:value-type="float">
            <text:p>120</text:p>
          </table:table-cell>
          <table:table-cell table:style-name="ce27" table:formula="of:=DEC2HEX([.E441])" office:value-type="string" office:string-value="78" calcext:value-type="string">
            <text:p>0x78</text:p>
          </table:table-cell>
          <table:table-cell table:number-columns-repeated="1018"/>
        </table:table-row>
        <table:table-row table:style-name="ro3">
          <table:table-cell table:style-name="ce4" office:value-type="float" office:value="436" calcext:value-type="float">
            <text:p>436</text:p>
          </table:table-cell>
          <table:table-cell table:style-name="ce24" table:formula="of:=([.A442]+[.$E$1])*[.$B$2]/[.$B$1]" office:value-type="float" office:value="3.0224609375" calcext:value-type="float">
            <text:p>3.022</text:p>
          </table:table-cell>
          <table:table-cell table:style-name="ce25" table:formula="of:=[$'Voltage Divisor'.$B$3]*[$'EE Data'.B442]/([$'Voltage Divisor'.$B$2]-[$'EE Data'.B442])" office:value-type="float" office:value="15283.950617284" calcext:value-type="float">
            <text:p>15284.0</text:p>
          </table:table-cell>
          <table:table-cell table:formula="of:=MATCH([.C442];[$'Voltage Divisor'.$B$46:.$B$63];-1)" office:value-type="float" office:value="10" calcext:value-type="float">
            <text:p>10</text:p>
          </table:table-cell>
          <table:table-cell table:style-name="ce26" table:formula="of:=ROUND(([.C442]-INDIRECT(&quot;Voltage Divisor.D&quot;&amp;([.D442]+ROW([$'Voltage Divisor'.$A$46])-1)))/INDIRECT(&quot;Voltage Divisor.C&quot;&amp;([.D442]+ROW([$'Voltage Divisor'.$A$46])-1));0)" office:value-type="float" office:value="117" calcext:value-type="float">
            <text:p>117</text:p>
          </table:table-cell>
          <table:table-cell table:style-name="ce27" table:formula="of:=DEC2HEX([.E442])" office:value-type="string" office:string-value="75" calcext:value-type="string">
            <text:p>0x75</text:p>
          </table:table-cell>
          <table:table-cell table:number-columns-repeated="1018"/>
        </table:table-row>
        <table:table-row table:style-name="ro3">
          <table:table-cell table:style-name="ce4" office:value-type="float" office:value="437" calcext:value-type="float">
            <text:p>437</text:p>
          </table:table-cell>
          <table:table-cell table:style-name="ce24" table:formula="of:=([.A443]+[.$E$1])*[.$B$2]/[.$B$1]" office:value-type="float" office:value="3.02734375" calcext:value-type="float">
            <text:p>3.027</text:p>
          </table:table-cell>
          <table:table-cell table:style-name="ce25" table:formula="of:=[$'Voltage Divisor'.$B$3]*[$'EE Data'.B443]/([$'Voltage Divisor'.$B$2]-[$'EE Data'.B443])" office:value-type="float" office:value="15346.5346534653" calcext:value-type="float">
            <text:p>15346.5</text:p>
          </table:table-cell>
          <table:table-cell table:formula="of:=MATCH([.C443];[$'Voltage Divisor'.$B$46:.$B$63];-1)" office:value-type="float" office:value="10" calcext:value-type="float">
            <text:p>10</text:p>
          </table:table-cell>
          <table:table-cell table:style-name="ce26" table:formula="of:=ROUND(([.C443]-INDIRECT(&quot;Voltage Divisor.D&quot;&amp;([.D443]+ROW([$'Voltage Divisor'.$A$46])-1)))/INDIRECT(&quot;Voltage Divisor.C&quot;&amp;([.D443]+ROW([$'Voltage Divisor'.$A$46])-1));0)" office:value-type="float" office:value="117" calcext:value-type="float">
            <text:p>117</text:p>
          </table:table-cell>
          <table:table-cell table:style-name="ce27" table:formula="of:=DEC2HEX([.E443])" office:value-type="string" office:string-value="75" calcext:value-type="string">
            <text:p>0x75</text:p>
          </table:table-cell>
          <table:table-cell table:number-columns-repeated="1018"/>
        </table:table-row>
        <table:table-row table:style-name="ro3">
          <table:table-cell table:style-name="ce4" office:value-type="float" office:value="438" calcext:value-type="float">
            <text:p>438</text:p>
          </table:table-cell>
          <table:table-cell table:style-name="ce24" table:formula="of:=([.A444]+[.$E$1])*[.$B$2]/[.$B$1]" office:value-type="float" office:value="3.0322265625" calcext:value-type="float">
            <text:p>3.032</text:p>
          </table:table-cell>
          <table:table-cell table:style-name="ce25" table:formula="of:=[$'Voltage Divisor'.$B$3]*[$'EE Data'.B444]/([$'Voltage Divisor'.$B$2]-[$'EE Data'.B444])" office:value-type="float" office:value="15409.429280397" calcext:value-type="float">
            <text:p>15409.4</text:p>
          </table:table-cell>
          <table:table-cell table:formula="of:=MATCH([.C444];[$'Voltage Divisor'.$B$46:.$B$63];-1)" office:value-type="float" office:value="10" calcext:value-type="float">
            <text:p>10</text:p>
          </table:table-cell>
          <table:table-cell table:style-name="ce26" table:formula="of:=ROUND(([.C444]-INDIRECT(&quot;Voltage Divisor.D&quot;&amp;([.D444]+ROW([$'Voltage Divisor'.$A$46])-1)))/INDIRECT(&quot;Voltage Divisor.C&quot;&amp;([.D444]+ROW([$'Voltage Divisor'.$A$46])-1));0)" office:value-type="float" office:value="117" calcext:value-type="float">
            <text:p>117</text:p>
          </table:table-cell>
          <table:table-cell table:style-name="ce27" table:formula="of:=DEC2HEX([.E444])" office:value-type="string" office:string-value="75" calcext:value-type="string">
            <text:p>0x75</text:p>
          </table:table-cell>
          <table:table-cell table:number-columns-repeated="1018"/>
        </table:table-row>
        <table:table-row table:style-name="ro3">
          <table:table-cell table:style-name="ce4" office:value-type="float" office:value="439" calcext:value-type="float">
            <text:p>439</text:p>
          </table:table-cell>
          <table:table-cell table:style-name="ce24" table:formula="of:=([.A445]+[.$E$1])*[.$B$2]/[.$B$1]" office:value-type="float" office:value="3.037109375" calcext:value-type="float">
            <text:p>3.037</text:p>
          </table:table-cell>
          <table:table-cell table:style-name="ce25" table:formula="of:=[$'Voltage Divisor'.$B$3]*[$'EE Data'.B445]/([$'Voltage Divisor'.$B$2]-[$'EE Data'.B445])" office:value-type="float" office:value="15472.6368159204" calcext:value-type="float">
            <text:p>15472.6</text:p>
          </table:table-cell>
          <table:table-cell table:formula="of:=MATCH([.C445];[$'Voltage Divisor'.$B$46:.$B$63];-1)" office:value-type="float" office:value="10" calcext:value-type="float">
            <text:p>10</text:p>
          </table:table-cell>
          <table:table-cell table:style-name="ce26" table:formula="of:=ROUND(([.C445]-INDIRECT(&quot;Voltage Divisor.D&quot;&amp;([.D445]+ROW([$'Voltage Divisor'.$A$46])-1)))/INDIRECT(&quot;Voltage Divisor.C&quot;&amp;([.D445]+ROW([$'Voltage Divisor'.$A$46])-1));0)" office:value-type="float" office:value="117" calcext:value-type="float">
            <text:p>117</text:p>
          </table:table-cell>
          <table:table-cell table:style-name="ce27" table:formula="of:=DEC2HEX([.E445])" office:value-type="string" office:string-value="75" calcext:value-type="string">
            <text:p>0x75</text:p>
          </table:table-cell>
          <table:table-cell table:number-columns-repeated="1018"/>
        </table:table-row>
        <table:table-row table:style-name="ro3">
          <table:table-cell table:style-name="ce4" office:value-type="float" office:value="440" calcext:value-type="float">
            <text:p>440</text:p>
          </table:table-cell>
          <table:table-cell table:style-name="ce24" table:formula="of:=([.A446]+[.$E$1])*[.$B$2]/[.$B$1]" office:value-type="float" office:value="3.0419921875" calcext:value-type="float">
            <text:p>3.042</text:p>
          </table:table-cell>
          <table:table-cell table:style-name="ce25" table:formula="of:=[$'Voltage Divisor'.$B$3]*[$'EE Data'.B446]/([$'Voltage Divisor'.$B$2]-[$'EE Data'.B446])" office:value-type="float" office:value="15536.1596009975" calcext:value-type="float">
            <text:p>15536.2</text:p>
          </table:table-cell>
          <table:table-cell table:formula="of:=MATCH([.C446];[$'Voltage Divisor'.$B$46:.$B$63];-1)" office:value-type="float" office:value="10" calcext:value-type="float">
            <text:p>10</text:p>
          </table:table-cell>
          <table:table-cell table:style-name="ce26" table:formula="of:=ROUND(([.C446]-INDIRECT(&quot;Voltage Divisor.D&quot;&amp;([.D446]+ROW([$'Voltage Divisor'.$A$46])-1)))/INDIRECT(&quot;Voltage Divisor.C&quot;&amp;([.D446]+ROW([$'Voltage Divisor'.$A$46])-1));0)" office:value-type="float" office:value="117" calcext:value-type="float">
            <text:p>117</text:p>
          </table:table-cell>
          <table:table-cell table:style-name="ce27" table:formula="of:=DEC2HEX([.E446])" office:value-type="string" office:string-value="75" calcext:value-type="string">
            <text:p>0x75</text:p>
          </table:table-cell>
          <table:table-cell table:number-columns-repeated="1018"/>
        </table:table-row>
        <table:table-row table:style-name="ro3">
          <table:table-cell table:style-name="ce4" office:value-type="float" office:value="441" calcext:value-type="float">
            <text:p>441</text:p>
          </table:table-cell>
          <table:table-cell table:style-name="ce24" table:formula="of:=([.A447]+[.$E$1])*[.$B$2]/[.$B$1]" office:value-type="float" office:value="3.046875" calcext:value-type="float">
            <text:p>3.047</text:p>
          </table:table-cell>
          <table:table-cell table:style-name="ce25" table:formula="of:=[$'Voltage Divisor'.$B$3]*[$'EE Data'.B447]/([$'Voltage Divisor'.$B$2]-[$'EE Data'.B447])" office:value-type="float" office:value="15600" calcext:value-type="float">
            <text:p>15600.0</text:p>
          </table:table-cell>
          <table:table-cell table:formula="of:=MATCH([.C447];[$'Voltage Divisor'.$B$46:.$B$63];-1)" office:value-type="float" office:value="10" calcext:value-type="float">
            <text:p>10</text:p>
          </table:table-cell>
          <table:table-cell table:style-name="ce26" table:formula="of:=ROUND(([.C447]-INDIRECT(&quot;Voltage Divisor.D&quot;&amp;([.D447]+ROW([$'Voltage Divisor'.$A$46])-1)))/INDIRECT(&quot;Voltage Divisor.C&quot;&amp;([.D447]+ROW([$'Voltage Divisor'.$A$46])-1));0)" office:value-type="float" office:value="117" calcext:value-type="float">
            <text:p>117</text:p>
          </table:table-cell>
          <table:table-cell table:style-name="ce27" table:formula="of:=DEC2HEX([.E447])" office:value-type="string" office:string-value="75" calcext:value-type="string">
            <text:p>0x75</text:p>
          </table:table-cell>
          <table:table-cell table:number-columns-repeated="1018"/>
        </table:table-row>
        <table:table-row table:style-name="ro3">
          <table:table-cell table:style-name="ce4" office:value-type="float" office:value="442" calcext:value-type="float">
            <text:p>442</text:p>
          </table:table-cell>
          <table:table-cell table:style-name="ce24" table:formula="of:=([.A448]+[.$E$1])*[.$B$2]/[.$B$1]" office:value-type="float" office:value="3.0517578125" calcext:value-type="float">
            <text:p>3.052</text:p>
          </table:table-cell>
          <table:table-cell table:style-name="ce25" table:formula="of:=[$'Voltage Divisor'.$B$3]*[$'EE Data'.B448]/([$'Voltage Divisor'.$B$2]-[$'EE Data'.B448])" office:value-type="float" office:value="15664.1604010025" calcext:value-type="float">
            <text:p>15664.2</text:p>
          </table:table-cell>
          <table:table-cell table:formula="of:=MATCH([.C448];[$'Voltage Divisor'.$B$46:.$B$63];-1)" office:value-type="float" office:value="10" calcext:value-type="float">
            <text:p>10</text:p>
          </table:table-cell>
          <table:table-cell table:style-name="ce26" table:formula="of:=ROUND(([.C448]-INDIRECT(&quot;Voltage Divisor.D&quot;&amp;([.D448]+ROW([$'Voltage Divisor'.$A$46])-1)))/INDIRECT(&quot;Voltage Divisor.C&quot;&amp;([.D448]+ROW([$'Voltage Divisor'.$A$46])-1));0)" office:value-type="float" office:value="116" calcext:value-type="float">
            <text:p>116</text:p>
          </table:table-cell>
          <table:table-cell table:style-name="ce27" table:formula="of:=DEC2HEX([.E448])" office:value-type="string" office:string-value="74" calcext:value-type="string">
            <text:p>0x74</text:p>
          </table:table-cell>
          <table:table-cell table:number-columns-repeated="1018"/>
        </table:table-row>
        <table:table-row table:style-name="ro3">
          <table:table-cell table:style-name="ce4" office:value-type="float" office:value="443" calcext:value-type="float">
            <text:p>443</text:p>
          </table:table-cell>
          <table:table-cell table:style-name="ce24" table:formula="of:=([.A449]+[.$E$1])*[.$B$2]/[.$B$1]" office:value-type="float" office:value="3.056640625" calcext:value-type="float">
            <text:p>3.057</text:p>
          </table:table-cell>
          <table:table-cell table:style-name="ce25" table:formula="of:=[$'Voltage Divisor'.$B$3]*[$'EE Data'.B449]/([$'Voltage Divisor'.$B$2]-[$'EE Data'.B449])" office:value-type="float" office:value="15728.6432160804" calcext:value-type="float">
            <text:p>15728.6</text:p>
          </table:table-cell>
          <table:table-cell table:formula="of:=MATCH([.C449];[$'Voltage Divisor'.$B$46:.$B$63];-1)" office:value-type="float" office:value="10" calcext:value-type="float">
            <text:p>10</text:p>
          </table:table-cell>
          <table:table-cell table:style-name="ce26" table:formula="of:=ROUND(([.C449]-INDIRECT(&quot;Voltage Divisor.D&quot;&amp;([.D449]+ROW([$'Voltage Divisor'.$A$46])-1)))/INDIRECT(&quot;Voltage Divisor.C&quot;&amp;([.D449]+ROW([$'Voltage Divisor'.$A$46])-1));0)" office:value-type="float" office:value="116" calcext:value-type="float">
            <text:p>116</text:p>
          </table:table-cell>
          <table:table-cell table:style-name="ce27" table:formula="of:=DEC2HEX([.E449])" office:value-type="string" office:string-value="74" calcext:value-type="string">
            <text:p>0x74</text:p>
          </table:table-cell>
          <table:table-cell table:number-columns-repeated="1018"/>
        </table:table-row>
        <table:table-row table:style-name="ro3">
          <table:table-cell table:style-name="ce4" office:value-type="float" office:value="444" calcext:value-type="float">
            <text:p>444</text:p>
          </table:table-cell>
          <table:table-cell table:style-name="ce24" table:formula="of:=([.A450]+[.$E$1])*[.$B$2]/[.$B$1]" office:value-type="float" office:value="3.0615234375" calcext:value-type="float">
            <text:p>3.062</text:p>
          </table:table-cell>
          <table:table-cell table:style-name="ce25" table:formula="of:=[$'Voltage Divisor'.$B$3]*[$'EE Data'.B450]/([$'Voltage Divisor'.$B$2]-[$'EE Data'.B450])" office:value-type="float" office:value="15793.4508816121" calcext:value-type="float">
            <text:p>15793.5</text:p>
          </table:table-cell>
          <table:table-cell table:formula="of:=MATCH([.C450];[$'Voltage Divisor'.$B$46:.$B$63];-1)" office:value-type="float" office:value="10" calcext:value-type="float">
            <text:p>10</text:p>
          </table:table-cell>
          <table:table-cell table:style-name="ce26" table:formula="of:=ROUND(([.C450]-INDIRECT(&quot;Voltage Divisor.D&quot;&amp;([.D450]+ROW([$'Voltage Divisor'.$A$46])-1)))/INDIRECT(&quot;Voltage Divisor.C&quot;&amp;([.D450]+ROW([$'Voltage Divisor'.$A$46])-1));0)" office:value-type="float" office:value="116" calcext:value-type="float">
            <text:p>116</text:p>
          </table:table-cell>
          <table:table-cell table:style-name="ce27" table:formula="of:=DEC2HEX([.E450])" office:value-type="string" office:string-value="74" calcext:value-type="string">
            <text:p>0x74</text:p>
          </table:table-cell>
          <table:table-cell table:number-columns-repeated="1018"/>
        </table:table-row>
        <table:table-row table:style-name="ro3">
          <table:table-cell table:style-name="ce4" office:value-type="float" office:value="445" calcext:value-type="float">
            <text:p>445</text:p>
          </table:table-cell>
          <table:table-cell table:style-name="ce24" table:formula="of:=([.A451]+[.$E$1])*[.$B$2]/[.$B$1]" office:value-type="float" office:value="3.06640625" calcext:value-type="float">
            <text:p>3.066</text:p>
          </table:table-cell>
          <table:table-cell table:style-name="ce25" table:formula="of:=[$'Voltage Divisor'.$B$3]*[$'EE Data'.B451]/([$'Voltage Divisor'.$B$2]-[$'EE Data'.B451])" office:value-type="float" office:value="15858.5858585859" calcext:value-type="float">
            <text:p>15858.6</text:p>
          </table:table-cell>
          <table:table-cell table:formula="of:=MATCH([.C451];[$'Voltage Divisor'.$B$46:.$B$63];-1)" office:value-type="float" office:value="10" calcext:value-type="float">
            <text:p>10</text:p>
          </table:table-cell>
          <table:table-cell table:style-name="ce26" table:formula="of:=ROUND(([.C451]-INDIRECT(&quot;Voltage Divisor.D&quot;&amp;([.D451]+ROW([$'Voltage Divisor'.$A$46])-1)))/INDIRECT(&quot;Voltage Divisor.C&quot;&amp;([.D451]+ROW([$'Voltage Divisor'.$A$46])-1));0)" office:value-type="float" office:value="116" calcext:value-type="float">
            <text:p>116</text:p>
          </table:table-cell>
          <table:table-cell table:style-name="ce27" table:formula="of:=DEC2HEX([.E451])" office:value-type="string" office:string-value="74" calcext:value-type="string">
            <text:p>0x74</text:p>
          </table:table-cell>
          <table:table-cell table:number-columns-repeated="1018"/>
        </table:table-row>
        <table:table-row table:style-name="ro3">
          <table:table-cell table:style-name="ce4" office:value-type="float" office:value="446" calcext:value-type="float">
            <text:p>446</text:p>
          </table:table-cell>
          <table:table-cell table:style-name="ce24" table:formula="of:=([.A452]+[.$E$1])*[.$B$2]/[.$B$1]" office:value-type="float" office:value="3.0712890625" calcext:value-type="float">
            <text:p>3.071</text:p>
          </table:table-cell>
          <table:table-cell table:style-name="ce25" table:formula="of:=[$'Voltage Divisor'.$B$3]*[$'EE Data'.B452]/([$'Voltage Divisor'.$B$2]-[$'EE Data'.B452])" office:value-type="float" office:value="15924.0506329114" calcext:value-type="float">
            <text:p>15924.1</text:p>
          </table:table-cell>
          <table:table-cell table:formula="of:=MATCH([.C452];[$'Voltage Divisor'.$B$46:.$B$63];-1)" office:value-type="float" office:value="10" calcext:value-type="float">
            <text:p>10</text:p>
          </table:table-cell>
          <table:table-cell table:style-name="ce26" table:formula="of:=ROUND(([.C452]-INDIRECT(&quot;Voltage Divisor.D&quot;&amp;([.D452]+ROW([$'Voltage Divisor'.$A$46])-1)))/INDIRECT(&quot;Voltage Divisor.C&quot;&amp;([.D452]+ROW([$'Voltage Divisor'.$A$46])-1));0)" office:value-type="float" office:value="116" calcext:value-type="float">
            <text:p>116</text:p>
          </table:table-cell>
          <table:table-cell table:style-name="ce27" table:formula="of:=DEC2HEX([.E452])" office:value-type="string" office:string-value="74" calcext:value-type="string">
            <text:p>0x74</text:p>
          </table:table-cell>
          <table:table-cell table:number-columns-repeated="1018"/>
        </table:table-row>
        <table:table-row table:style-name="ro3">
          <table:table-cell table:style-name="ce4" office:value-type="float" office:value="447" calcext:value-type="float">
            <text:p>447</text:p>
          </table:table-cell>
          <table:table-cell table:style-name="ce24" table:formula="of:=([.A453]+[.$E$1])*[.$B$2]/[.$B$1]" office:value-type="float" office:value="3.076171875" calcext:value-type="float">
            <text:p>3.076</text:p>
          </table:table-cell>
          <table:table-cell table:style-name="ce25" table:formula="of:=[$'Voltage Divisor'.$B$3]*[$'EE Data'.B453]/([$'Voltage Divisor'.$B$2]-[$'EE Data'.B453])" office:value-type="float" office:value="15989.847715736" calcext:value-type="float">
            <text:p>15989.8</text:p>
          </table:table-cell>
          <table:table-cell table:formula="of:=MATCH([.C453];[$'Voltage Divisor'.$B$46:.$B$63];-1)" office:value-type="float" office:value="10" calcext:value-type="float">
            <text:p>10</text:p>
          </table:table-cell>
          <table:table-cell table:style-name="ce26" table:formula="of:=ROUND(([.C453]-INDIRECT(&quot;Voltage Divisor.D&quot;&amp;([.D453]+ROW([$'Voltage Divisor'.$A$46])-1)))/INDIRECT(&quot;Voltage Divisor.C&quot;&amp;([.D453]+ROW([$'Voltage Divisor'.$A$46])-1));0)" office:value-type="float" office:value="116" calcext:value-type="float">
            <text:p>116</text:p>
          </table:table-cell>
          <table:table-cell table:style-name="ce27" table:formula="of:=DEC2HEX([.E453])" office:value-type="string" office:string-value="74" calcext:value-type="string">
            <text:p>0x74</text:p>
          </table:table-cell>
          <table:table-cell table:number-columns-repeated="1018"/>
        </table:table-row>
        <table:table-row table:style-name="ro3">
          <table:table-cell table:style-name="ce4" office:value-type="float" office:value="448" calcext:value-type="float">
            <text:p>448</text:p>
          </table:table-cell>
          <table:table-cell table:style-name="ce24" table:formula="of:=([.A454]+[.$E$1])*[.$B$2]/[.$B$1]" office:value-type="float" office:value="3.0810546875" calcext:value-type="float">
            <text:p>3.081</text:p>
          </table:table-cell>
          <table:table-cell table:style-name="ce25" table:formula="of:=[$'Voltage Divisor'.$B$3]*[$'EE Data'.B454]/([$'Voltage Divisor'.$B$2]-[$'EE Data'.B454])" office:value-type="float" office:value="16055.9796437659" calcext:value-type="float">
            <text:p>16056.0</text:p>
          </table:table-cell>
          <table:table-cell table:formula="of:=MATCH([.C454];[$'Voltage Divisor'.$B$46:.$B$63];-1)" office:value-type="float" office:value="10" calcext:value-type="float">
            <text:p>10</text:p>
          </table:table-cell>
          <table:table-cell table:style-name="ce26" table:formula="of:=ROUND(([.C454]-INDIRECT(&quot;Voltage Divisor.D&quot;&amp;([.D454]+ROW([$'Voltage Divisor'.$A$46])-1)))/INDIRECT(&quot;Voltage Divisor.C&quot;&amp;([.D454]+ROW([$'Voltage Divisor'.$A$46])-1));0)" office:value-type="float" office:value="116" calcext:value-type="float">
            <text:p>116</text:p>
          </table:table-cell>
          <table:table-cell table:style-name="ce27" table:formula="of:=DEC2HEX([.E454])" office:value-type="string" office:string-value="74" calcext:value-type="string">
            <text:p>0x74</text:p>
          </table:table-cell>
          <table:table-cell table:number-columns-repeated="1018"/>
        </table:table-row>
        <table:table-row table:style-name="ro3">
          <table:table-cell table:style-name="ce4" office:value-type="float" office:value="449" calcext:value-type="float">
            <text:p>449</text:p>
          </table:table-cell>
          <table:table-cell table:style-name="ce24" table:formula="of:=([.A455]+[.$E$1])*[.$B$2]/[.$B$1]" office:value-type="float" office:value="3.0859375" calcext:value-type="float">
            <text:p>3.086</text:p>
          </table:table-cell>
          <table:table-cell table:style-name="ce25" table:formula="of:=[$'Voltage Divisor'.$B$3]*[$'EE Data'.B455]/([$'Voltage Divisor'.$B$2]-[$'EE Data'.B455])" office:value-type="float" office:value="16122.4489795918" calcext:value-type="float">
            <text:p>16122.4</text:p>
          </table:table-cell>
          <table:table-cell table:formula="of:=MATCH([.C455];[$'Voltage Divisor'.$B$46:.$B$63];-1)" office:value-type="float" office:value="10" calcext:value-type="float">
            <text:p>10</text:p>
          </table:table-cell>
          <table:table-cell table:style-name="ce26" table:formula="of:=ROUND(([.C455]-INDIRECT(&quot;Voltage Divisor.D&quot;&amp;([.D455]+ROW([$'Voltage Divisor'.$A$46])-1)))/INDIRECT(&quot;Voltage Divisor.C&quot;&amp;([.D455]+ROW([$'Voltage Divisor'.$A$46])-1));0)" office:value-type="float" office:value="116" calcext:value-type="float">
            <text:p>116</text:p>
          </table:table-cell>
          <table:table-cell table:style-name="ce27" table:formula="of:=DEC2HEX([.E455])" office:value-type="string" office:string-value="74" calcext:value-type="string">
            <text:p>0x74</text:p>
          </table:table-cell>
          <table:table-cell table:number-columns-repeated="1018"/>
        </table:table-row>
        <table:table-row table:style-name="ro3">
          <table:table-cell table:style-name="ce4" office:value-type="float" office:value="450" calcext:value-type="float">
            <text:p>450</text:p>
          </table:table-cell>
          <table:table-cell table:style-name="ce24" table:formula="of:=([.A456]+[.$E$1])*[.$B$2]/[.$B$1]" office:value-type="float" office:value="3.0908203125" calcext:value-type="float">
            <text:p>3.091</text:p>
          </table:table-cell>
          <table:table-cell table:style-name="ce25" table:formula="of:=[$'Voltage Divisor'.$B$3]*[$'EE Data'.B456]/([$'Voltage Divisor'.$B$2]-[$'EE Data'.B456])" office:value-type="float" office:value="16189.2583120205" calcext:value-type="float">
            <text:p>16189.3</text:p>
          </table:table-cell>
          <table:table-cell table:formula="of:=MATCH([.C456];[$'Voltage Divisor'.$B$46:.$B$63];-1)" office:value-type="float" office:value="10" calcext:value-type="float">
            <text:p>10</text:p>
          </table:table-cell>
          <table:table-cell table:style-name="ce26" table:formula="of:=ROUND(([.C456]-INDIRECT(&quot;Voltage Divisor.D&quot;&amp;([.D456]+ROW([$'Voltage Divisor'.$A$46])-1)))/INDIRECT(&quot;Voltage Divisor.C&quot;&amp;([.D456]+ROW([$'Voltage Divisor'.$A$46])-1));0)" office:value-type="float" office:value="116" calcext:value-type="float">
            <text:p>116</text:p>
          </table:table-cell>
          <table:table-cell table:style-name="ce27" table:formula="of:=DEC2HEX([.E456])" office:value-type="string" office:string-value="74" calcext:value-type="string">
            <text:p>0x74</text:p>
          </table:table-cell>
          <table:table-cell table:number-columns-repeated="1018"/>
        </table:table-row>
        <table:table-row table:style-name="ro3">
          <table:table-cell table:style-name="ce4" office:value-type="float" office:value="451" calcext:value-type="float">
            <text:p>451</text:p>
          </table:table-cell>
          <table:table-cell table:style-name="ce24" table:formula="of:=([.A457]+[.$E$1])*[.$B$2]/[.$B$1]" office:value-type="float" office:value="3.095703125" calcext:value-type="float">
            <text:p>3.096</text:p>
          </table:table-cell>
          <table:table-cell table:style-name="ce25" table:formula="of:=[$'Voltage Divisor'.$B$3]*[$'EE Data'.B457]/([$'Voltage Divisor'.$B$2]-[$'EE Data'.B457])" office:value-type="float" office:value="16256.4102564103" calcext:value-type="float">
            <text:p>16256.4</text:p>
          </table:table-cell>
          <table:table-cell table:formula="of:=MATCH([.C457];[$'Voltage Divisor'.$B$46:.$B$63];-1)" office:value-type="float" office:value="10" calcext:value-type="float">
            <text:p>10</text:p>
          </table:table-cell>
          <table:table-cell table:style-name="ce26" table:formula="of:=ROUND(([.C457]-INDIRECT(&quot;Voltage Divisor.D&quot;&amp;([.D457]+ROW([$'Voltage Divisor'.$A$46])-1)))/INDIRECT(&quot;Voltage Divisor.C&quot;&amp;([.D457]+ROW([$'Voltage Divisor'.$A$46])-1));0)" office:value-type="float" office:value="116" calcext:value-type="float">
            <text:p>116</text:p>
          </table:table-cell>
          <table:table-cell table:style-name="ce27" table:formula="of:=DEC2HEX([.E457])" office:value-type="string" office:string-value="74" calcext:value-type="string">
            <text:p>0x74</text:p>
          </table:table-cell>
          <table:table-cell table:number-columns-repeated="1018"/>
        </table:table-row>
        <table:table-row table:style-name="ro3">
          <table:table-cell table:style-name="ce4" office:value-type="float" office:value="452" calcext:value-type="float">
            <text:p>452</text:p>
          </table:table-cell>
          <table:table-cell table:style-name="ce24" table:formula="of:=([.A458]+[.$E$1])*[.$B$2]/[.$B$1]" office:value-type="float" office:value="3.1005859375" calcext:value-type="float">
            <text:p>3.101</text:p>
          </table:table-cell>
          <table:table-cell table:style-name="ce25" table:formula="of:=[$'Voltage Divisor'.$B$3]*[$'EE Data'.B458]/([$'Voltage Divisor'.$B$2]-[$'EE Data'.B458])" office:value-type="float" office:value="16323.9074550129" calcext:value-type="float">
            <text:p>16323.9</text:p>
          </table:table-cell>
          <table:table-cell table:formula="of:=MATCH([.C458];[$'Voltage Divisor'.$B$46:.$B$63];-1)" office:value-type="float" office:value="10" calcext:value-type="float">
            <text:p>10</text:p>
          </table:table-cell>
          <table:table-cell table:style-name="ce26" table:formula="of:=ROUND(([.C458]-INDIRECT(&quot;Voltage Divisor.D&quot;&amp;([.D458]+ROW([$'Voltage Divisor'.$A$46])-1)))/INDIRECT(&quot;Voltage Divisor.C&quot;&amp;([.D458]+ROW([$'Voltage Divisor'.$A$46])-1));0)" office:value-type="float" office:value="116" calcext:value-type="float">
            <text:p>116</text:p>
          </table:table-cell>
          <table:table-cell table:style-name="ce27" table:formula="of:=DEC2HEX([.E458])" office:value-type="string" office:string-value="74" calcext:value-type="string">
            <text:p>0x74</text:p>
          </table:table-cell>
          <table:table-cell table:number-columns-repeated="1018"/>
        </table:table-row>
        <table:table-row table:style-name="ro3">
          <table:table-cell table:style-name="ce4" office:value-type="float" office:value="453" calcext:value-type="float">
            <text:p>453</text:p>
          </table:table-cell>
          <table:table-cell table:style-name="ce24" table:formula="of:=([.A459]+[.$E$1])*[.$B$2]/[.$B$1]" office:value-type="float" office:value="3.10546875" calcext:value-type="float">
            <text:p>3.105</text:p>
          </table:table-cell>
          <table:table-cell table:style-name="ce25" table:formula="of:=[$'Voltage Divisor'.$B$3]*[$'EE Data'.B459]/([$'Voltage Divisor'.$B$2]-[$'EE Data'.B459])" office:value-type="float" office:value="16391.7525773196" calcext:value-type="float">
            <text:p>16391.8</text:p>
          </table:table-cell>
          <table:table-cell table:formula="of:=MATCH([.C459];[$'Voltage Divisor'.$B$46:.$B$63];-1)" office:value-type="float" office:value="10" calcext:value-type="float">
            <text:p>10</text:p>
          </table:table-cell>
          <table:table-cell table:style-name="ce26" table:formula="of:=ROUND(([.C459]-INDIRECT(&quot;Voltage Divisor.D&quot;&amp;([.D459]+ROW([$'Voltage Divisor'.$A$46])-1)))/INDIRECT(&quot;Voltage Divisor.C&quot;&amp;([.D459]+ROW([$'Voltage Divisor'.$A$46])-1));0)" office:value-type="float" office:value="115" calcext:value-type="float">
            <text:p>115</text:p>
          </table:table-cell>
          <table:table-cell table:style-name="ce27" table:formula="of:=DEC2HEX([.E459])" office:value-type="string" office:string-value="73" calcext:value-type="string">
            <text:p>0x73</text:p>
          </table:table-cell>
          <table:table-cell table:number-columns-repeated="1018"/>
        </table:table-row>
        <table:table-row table:style-name="ro3">
          <table:table-cell table:style-name="ce4" office:value-type="float" office:value="454" calcext:value-type="float">
            <text:p>454</text:p>
          </table:table-cell>
          <table:table-cell table:style-name="ce24" table:formula="of:=([.A460]+[.$E$1])*[.$B$2]/[.$B$1]" office:value-type="float" office:value="3.1103515625" calcext:value-type="float">
            <text:p>3.110</text:p>
          </table:table-cell>
          <table:table-cell table:style-name="ce25" table:formula="of:=[$'Voltage Divisor'.$B$3]*[$'EE Data'.B460]/([$'Voltage Divisor'.$B$2]-[$'EE Data'.B460])" office:value-type="float" office:value="16459.9483204134" calcext:value-type="float">
            <text:p>16459.9</text:p>
          </table:table-cell>
          <table:table-cell table:formula="of:=MATCH([.C460];[$'Voltage Divisor'.$B$46:.$B$63];-1)" office:value-type="float" office:value="10" calcext:value-type="float">
            <text:p>10</text:p>
          </table:table-cell>
          <table:table-cell table:style-name="ce26" table:formula="of:=ROUND(([.C460]-INDIRECT(&quot;Voltage Divisor.D&quot;&amp;([.D460]+ROW([$'Voltage Divisor'.$A$46])-1)))/INDIRECT(&quot;Voltage Divisor.C&quot;&amp;([.D460]+ROW([$'Voltage Divisor'.$A$46])-1));0)" office:value-type="float" office:value="115" calcext:value-type="float">
            <text:p>115</text:p>
          </table:table-cell>
          <table:table-cell table:style-name="ce27" table:formula="of:=DEC2HEX([.E460])" office:value-type="string" office:string-value="73" calcext:value-type="string">
            <text:p>0x73</text:p>
          </table:table-cell>
          <table:table-cell table:number-columns-repeated="1018"/>
        </table:table-row>
        <table:table-row table:style-name="ro3">
          <table:table-cell table:style-name="ce4" office:value-type="float" office:value="455" calcext:value-type="float">
            <text:p>455</text:p>
          </table:table-cell>
          <table:table-cell table:style-name="ce24" table:formula="of:=([.A461]+[.$E$1])*[.$B$2]/[.$B$1]" office:value-type="float" office:value="3.115234375" calcext:value-type="float">
            <text:p>3.115</text:p>
          </table:table-cell>
          <table:table-cell table:style-name="ce25" table:formula="of:=[$'Voltage Divisor'.$B$3]*[$'EE Data'.B461]/([$'Voltage Divisor'.$B$2]-[$'EE Data'.B461])" office:value-type="float" office:value="16528.4974093264" calcext:value-type="float">
            <text:p>16528.5</text:p>
          </table:table-cell>
          <table:table-cell table:formula="of:=MATCH([.C461];[$'Voltage Divisor'.$B$46:.$B$63];-1)" office:value-type="float" office:value="10" calcext:value-type="float">
            <text:p>10</text:p>
          </table:table-cell>
          <table:table-cell table:style-name="ce26" table:formula="of:=ROUND(([.C461]-INDIRECT(&quot;Voltage Divisor.D&quot;&amp;([.D461]+ROW([$'Voltage Divisor'.$A$46])-1)))/INDIRECT(&quot;Voltage Divisor.C&quot;&amp;([.D461]+ROW([$'Voltage Divisor'.$A$46])-1));0)" office:value-type="float" office:value="115" calcext:value-type="float">
            <text:p>115</text:p>
          </table:table-cell>
          <table:table-cell table:style-name="ce27" table:formula="of:=DEC2HEX([.E461])" office:value-type="string" office:string-value="73" calcext:value-type="string">
            <text:p>0x73</text:p>
          </table:table-cell>
          <table:table-cell table:number-columns-repeated="1018"/>
        </table:table-row>
        <table:table-row table:style-name="ro3">
          <table:table-cell table:style-name="ce4" office:value-type="float" office:value="456" calcext:value-type="float">
            <text:p>456</text:p>
          </table:table-cell>
          <table:table-cell table:style-name="ce24" table:formula="of:=([.A462]+[.$E$1])*[.$B$2]/[.$B$1]" office:value-type="float" office:value="3.1201171875" calcext:value-type="float">
            <text:p>3.120</text:p>
          </table:table-cell>
          <table:table-cell table:style-name="ce25" table:formula="of:=[$'Voltage Divisor'.$B$3]*[$'EE Data'.B462]/([$'Voltage Divisor'.$B$2]-[$'EE Data'.B462])" office:value-type="float" office:value="16597.4025974026" calcext:value-type="float">
            <text:p>16597.4</text:p>
          </table:table-cell>
          <table:table-cell table:formula="of:=MATCH([.C462];[$'Voltage Divisor'.$B$46:.$B$63];-1)" office:value-type="float" office:value="10" calcext:value-type="float">
            <text:p>10</text:p>
          </table:table-cell>
          <table:table-cell table:style-name="ce26" table:formula="of:=ROUND(([.C462]-INDIRECT(&quot;Voltage Divisor.D&quot;&amp;([.D462]+ROW([$'Voltage Divisor'.$A$46])-1)))/INDIRECT(&quot;Voltage Divisor.C&quot;&amp;([.D462]+ROW([$'Voltage Divisor'.$A$46])-1));0)" office:value-type="float" office:value="115" calcext:value-type="float">
            <text:p>115</text:p>
          </table:table-cell>
          <table:table-cell table:style-name="ce27" table:formula="of:=DEC2HEX([.E462])" office:value-type="string" office:string-value="73" calcext:value-type="string">
            <text:p>0x73</text:p>
          </table:table-cell>
          <table:table-cell table:number-columns-repeated="1018"/>
        </table:table-row>
        <table:table-row table:style-name="ro3">
          <table:table-cell table:style-name="ce4" office:value-type="float" office:value="457" calcext:value-type="float">
            <text:p>457</text:p>
          </table:table-cell>
          <table:table-cell table:style-name="ce24" table:formula="of:=([.A463]+[.$E$1])*[.$B$2]/[.$B$1]" office:value-type="float" office:value="3.125" calcext:value-type="float">
            <text:p>3.125</text:p>
          </table:table-cell>
          <table:table-cell table:style-name="ce25" table:formula="of:=[$'Voltage Divisor'.$B$3]*[$'EE Data'.B463]/([$'Voltage Divisor'.$B$2]-[$'EE Data'.B463])" office:value-type="float" office:value="16666.6666666667" calcext:value-type="float">
            <text:p>16666.7</text:p>
          </table:table-cell>
          <table:table-cell table:formula="of:=MATCH([.C463];[$'Voltage Divisor'.$B$46:.$B$63];-1)" office:value-type="float" office:value="10" calcext:value-type="float">
            <text:p>10</text:p>
          </table:table-cell>
          <table:table-cell table:style-name="ce26" table:formula="of:=ROUND(([.C463]-INDIRECT(&quot;Voltage Divisor.D&quot;&amp;([.D463]+ROW([$'Voltage Divisor'.$A$46])-1)))/INDIRECT(&quot;Voltage Divisor.C&quot;&amp;([.D463]+ROW([$'Voltage Divisor'.$A$46])-1));0)" office:value-type="float" office:value="115" calcext:value-type="float">
            <text:p>115</text:p>
          </table:table-cell>
          <table:table-cell table:style-name="ce27" table:formula="of:=DEC2HEX([.E463])" office:value-type="string" office:string-value="73" calcext:value-type="string">
            <text:p>0x73</text:p>
          </table:table-cell>
          <table:table-cell table:number-columns-repeated="1018"/>
        </table:table-row>
        <table:table-row table:style-name="ro3">
          <table:table-cell table:style-name="ce4" office:value-type="float" office:value="458" calcext:value-type="float">
            <text:p>458</text:p>
          </table:table-cell>
          <table:table-cell table:style-name="ce24" table:formula="of:=([.A464]+[.$E$1])*[.$B$2]/[.$B$1]" office:value-type="float" office:value="3.1298828125" calcext:value-type="float">
            <text:p>3.130</text:p>
          </table:table-cell>
          <table:table-cell table:style-name="ce25" table:formula="of:=[$'Voltage Divisor'.$B$3]*[$'EE Data'.B464]/([$'Voltage Divisor'.$B$2]-[$'EE Data'.B464])" office:value-type="float" office:value="16736.2924281984" calcext:value-type="float">
            <text:p>16736.3</text:p>
          </table:table-cell>
          <table:table-cell table:formula="of:=MATCH([.C464];[$'Voltage Divisor'.$B$46:.$B$63];-1)" office:value-type="float" office:value="10" calcext:value-type="float">
            <text:p>10</text:p>
          </table:table-cell>
          <table:table-cell table:style-name="ce26" table:formula="of:=ROUND(([.C464]-INDIRECT(&quot;Voltage Divisor.D&quot;&amp;([.D464]+ROW([$'Voltage Divisor'.$A$46])-1)))/INDIRECT(&quot;Voltage Divisor.C&quot;&amp;([.D464]+ROW([$'Voltage Divisor'.$A$46])-1));0)" office:value-type="float" office:value="115" calcext:value-type="float">
            <text:p>115</text:p>
          </table:table-cell>
          <table:table-cell table:style-name="ce27" table:formula="of:=DEC2HEX([.E464])" office:value-type="string" office:string-value="73" calcext:value-type="string">
            <text:p>0x73</text:p>
          </table:table-cell>
          <table:table-cell table:number-columns-repeated="1018"/>
        </table:table-row>
        <table:table-row table:style-name="ro3">
          <table:table-cell table:style-name="ce4" office:value-type="float" office:value="459" calcext:value-type="float">
            <text:p>459</text:p>
          </table:table-cell>
          <table:table-cell table:style-name="ce24" table:formula="of:=([.A465]+[.$E$1])*[.$B$2]/[.$B$1]" office:value-type="float" office:value="3.134765625" calcext:value-type="float">
            <text:p>3.135</text:p>
          </table:table-cell>
          <table:table-cell table:style-name="ce25" table:formula="of:=[$'Voltage Divisor'.$B$3]*[$'EE Data'.B465]/([$'Voltage Divisor'.$B$2]-[$'EE Data'.B465])" office:value-type="float" office:value="16806.2827225131" calcext:value-type="float">
            <text:p>16806.3</text:p>
          </table:table-cell>
          <table:table-cell table:formula="of:=MATCH([.C465];[$'Voltage Divisor'.$B$46:.$B$63];-1)" office:value-type="float" office:value="10" calcext:value-type="float">
            <text:p>10</text:p>
          </table:table-cell>
          <table:table-cell table:style-name="ce26" table:formula="of:=ROUND(([.C465]-INDIRECT(&quot;Voltage Divisor.D&quot;&amp;([.D465]+ROW([$'Voltage Divisor'.$A$46])-1)))/INDIRECT(&quot;Voltage Divisor.C&quot;&amp;([.D465]+ROW([$'Voltage Divisor'.$A$46])-1));0)" office:value-type="float" office:value="115" calcext:value-type="float">
            <text:p>115</text:p>
          </table:table-cell>
          <table:table-cell table:style-name="ce27" table:formula="of:=DEC2HEX([.E465])" office:value-type="string" office:string-value="73" calcext:value-type="string">
            <text:p>0x73</text:p>
          </table:table-cell>
          <table:table-cell table:number-columns-repeated="1018"/>
        </table:table-row>
        <table:table-row table:style-name="ro3">
          <table:table-cell table:style-name="ce4" office:value-type="float" office:value="460" calcext:value-type="float">
            <text:p>460</text:p>
          </table:table-cell>
          <table:table-cell table:style-name="ce24" table:formula="of:=([.A466]+[.$E$1])*[.$B$2]/[.$B$1]" office:value-type="float" office:value="3.1396484375" calcext:value-type="float">
            <text:p>3.140</text:p>
          </table:table-cell>
          <table:table-cell table:style-name="ce25" table:formula="of:=[$'Voltage Divisor'.$B$3]*[$'EE Data'.B466]/([$'Voltage Divisor'.$B$2]-[$'EE Data'.B466])" office:value-type="float" office:value="16876.6404199475" calcext:value-type="float">
            <text:p>16876.6</text:p>
          </table:table-cell>
          <table:table-cell table:formula="of:=MATCH([.C466];[$'Voltage Divisor'.$B$46:.$B$63];-1)" office:value-type="float" office:value="10" calcext:value-type="float">
            <text:p>10</text:p>
          </table:table-cell>
          <table:table-cell table:style-name="ce26" table:formula="of:=ROUND(([.C466]-INDIRECT(&quot;Voltage Divisor.D&quot;&amp;([.D466]+ROW([$'Voltage Divisor'.$A$46])-1)))/INDIRECT(&quot;Voltage Divisor.C&quot;&amp;([.D466]+ROW([$'Voltage Divisor'.$A$46])-1));0)" office:value-type="float" office:value="115" calcext:value-type="float">
            <text:p>115</text:p>
          </table:table-cell>
          <table:table-cell table:style-name="ce27" table:formula="of:=DEC2HEX([.E466])" office:value-type="string" office:string-value="73" calcext:value-type="string">
            <text:p>0x73</text:p>
          </table:table-cell>
          <table:table-cell table:number-columns-repeated="1018"/>
        </table:table-row>
        <table:table-row table:style-name="ro3">
          <table:table-cell table:style-name="ce4" office:value-type="float" office:value="461" calcext:value-type="float">
            <text:p>461</text:p>
          </table:table-cell>
          <table:table-cell table:style-name="ce24" table:formula="of:=([.A467]+[.$E$1])*[.$B$2]/[.$B$1]" office:value-type="float" office:value="3.14453125" calcext:value-type="float">
            <text:p>3.145</text:p>
          </table:table-cell>
          <table:table-cell table:style-name="ce25" table:formula="of:=[$'Voltage Divisor'.$B$3]*[$'EE Data'.B467]/([$'Voltage Divisor'.$B$2]-[$'EE Data'.B467])" office:value-type="float" office:value="16947.3684210526" calcext:value-type="float">
            <text:p>16947.4</text:p>
          </table:table-cell>
          <table:table-cell table:formula="of:=MATCH([.C467];[$'Voltage Divisor'.$B$46:.$B$63];-1)" office:value-type="float" office:value="10" calcext:value-type="float">
            <text:p>10</text:p>
          </table:table-cell>
          <table:table-cell table:style-name="ce26" table:formula="of:=ROUND(([.C467]-INDIRECT(&quot;Voltage Divisor.D&quot;&amp;([.D467]+ROW([$'Voltage Divisor'.$A$46])-1)))/INDIRECT(&quot;Voltage Divisor.C&quot;&amp;([.D467]+ROW([$'Voltage Divisor'.$A$46])-1));0)" office:value-type="float" office:value="115" calcext:value-type="float">
            <text:p>115</text:p>
          </table:table-cell>
          <table:table-cell table:style-name="ce27" table:formula="of:=DEC2HEX([.E467])" office:value-type="string" office:string-value="73" calcext:value-type="string">
            <text:p>0x73</text:p>
          </table:table-cell>
          <table:table-cell table:number-columns-repeated="1018"/>
        </table:table-row>
        <table:table-row table:style-name="ro3">
          <table:table-cell table:style-name="ce4" office:value-type="float" office:value="462" calcext:value-type="float">
            <text:p>462</text:p>
          </table:table-cell>
          <table:table-cell table:style-name="ce24" table:formula="of:=([.A468]+[.$E$1])*[.$B$2]/[.$B$1]" office:value-type="float" office:value="3.1494140625" calcext:value-type="float">
            <text:p>3.149</text:p>
          </table:table-cell>
          <table:table-cell table:style-name="ce25" table:formula="of:=[$'Voltage Divisor'.$B$3]*[$'EE Data'.B468]/([$'Voltage Divisor'.$B$2]-[$'EE Data'.B468])" office:value-type="float" office:value="17018.4696569921" calcext:value-type="float">
            <text:p>17018.5</text:p>
          </table:table-cell>
          <table:table-cell table:formula="of:=MATCH([.C468];[$'Voltage Divisor'.$B$46:.$B$63];-1)" office:value-type="float" office:value="10" calcext:value-type="float">
            <text:p>10</text:p>
          </table:table-cell>
          <table:table-cell table:style-name="ce26" table:formula="of:=ROUND(([.C468]-INDIRECT(&quot;Voltage Divisor.D&quot;&amp;([.D468]+ROW([$'Voltage Divisor'.$A$46])-1)))/INDIRECT(&quot;Voltage Divisor.C&quot;&amp;([.D468]+ROW([$'Voltage Divisor'.$A$46])-1));0)" office:value-type="float" office:value="115" calcext:value-type="float">
            <text:p>115</text:p>
          </table:table-cell>
          <table:table-cell table:style-name="ce27" table:formula="of:=DEC2HEX([.E468])" office:value-type="string" office:string-value="73" calcext:value-type="string">
            <text:p>0x73</text:p>
          </table:table-cell>
          <table:table-cell table:number-columns-repeated="1018"/>
        </table:table-row>
        <table:table-row table:style-name="ro3">
          <table:table-cell table:style-name="ce4" office:value-type="float" office:value="463" calcext:value-type="float">
            <text:p>463</text:p>
          </table:table-cell>
          <table:table-cell table:style-name="ce24" table:formula="of:=([.A469]+[.$E$1])*[.$B$2]/[.$B$1]" office:value-type="float" office:value="3.154296875" calcext:value-type="float">
            <text:p>3.154</text:p>
          </table:table-cell>
          <table:table-cell table:style-name="ce25" table:formula="of:=[$'Voltage Divisor'.$B$3]*[$'EE Data'.B469]/([$'Voltage Divisor'.$B$2]-[$'EE Data'.B469])" office:value-type="float" office:value="17089.9470899471" calcext:value-type="float">
            <text:p>17089.9</text:p>
          </table:table-cell>
          <table:table-cell table:formula="of:=MATCH([.C469];[$'Voltage Divisor'.$B$46:.$B$63];-1)" office:value-type="float" office:value="10" calcext:value-type="float">
            <text:p>10</text:p>
          </table:table-cell>
          <table:table-cell table:style-name="ce26" table:formula="of:=ROUND(([.C469]-INDIRECT(&quot;Voltage Divisor.D&quot;&amp;([.D469]+ROW([$'Voltage Divisor'.$A$46])-1)))/INDIRECT(&quot;Voltage Divisor.C&quot;&amp;([.D469]+ROW([$'Voltage Divisor'.$A$46])-1));0)" office:value-type="float" office:value="115" calcext:value-type="float">
            <text:p>115</text:p>
          </table:table-cell>
          <table:table-cell table:style-name="ce27" table:formula="of:=DEC2HEX([.E469])" office:value-type="string" office:string-value="73" calcext:value-type="string">
            <text:p>0x73</text:p>
          </table:table-cell>
          <table:table-cell table:number-columns-repeated="1018"/>
        </table:table-row>
        <table:table-row table:style-name="ro3">
          <table:table-cell table:style-name="ce4" office:value-type="float" office:value="464" calcext:value-type="float">
            <text:p>464</text:p>
          </table:table-cell>
          <table:table-cell table:style-name="ce24" table:formula="of:=([.A470]+[.$E$1])*[.$B$2]/[.$B$1]" office:value-type="float" office:value="3.1591796875" calcext:value-type="float">
            <text:p>3.159</text:p>
          </table:table-cell>
          <table:table-cell table:style-name="ce25" table:formula="of:=[$'Voltage Divisor'.$B$3]*[$'EE Data'.B470]/([$'Voltage Divisor'.$B$2]-[$'EE Data'.B470])" office:value-type="float" office:value="17161.8037135279" calcext:value-type="float">
            <text:p>17161.8</text:p>
          </table:table-cell>
          <table:table-cell table:formula="of:=MATCH([.C470];[$'Voltage Divisor'.$B$46:.$B$63];-1)" office:value-type="float" office:value="10" calcext:value-type="float">
            <text:p>10</text:p>
          </table:table-cell>
          <table:table-cell table:style-name="ce26" table:formula="of:=ROUND(([.C470]-INDIRECT(&quot;Voltage Divisor.D&quot;&amp;([.D470]+ROW([$'Voltage Divisor'.$A$46])-1)))/INDIRECT(&quot;Voltage Divisor.C&quot;&amp;([.D470]+ROW([$'Voltage Divisor'.$A$46])-1));0)" office:value-type="float" office:value="114" calcext:value-type="float">
            <text:p>114</text:p>
          </table:table-cell>
          <table:table-cell table:style-name="ce27" table:formula="of:=DEC2HEX([.E470])" office:value-type="string" office:string-value="72" calcext:value-type="string">
            <text:p>0x72</text:p>
          </table:table-cell>
          <table:table-cell table:number-columns-repeated="1018"/>
        </table:table-row>
        <table:table-row table:style-name="ro3">
          <table:table-cell table:style-name="ce4" office:value-type="float" office:value="465" calcext:value-type="float">
            <text:p>465</text:p>
          </table:table-cell>
          <table:table-cell table:style-name="ce24" table:formula="of:=([.A471]+[.$E$1])*[.$B$2]/[.$B$1]" office:value-type="float" office:value="3.1640625" calcext:value-type="float">
            <text:p>3.164</text:p>
          </table:table-cell>
          <table:table-cell table:style-name="ce25" table:formula="of:=[$'Voltage Divisor'.$B$3]*[$'EE Data'.B471]/([$'Voltage Divisor'.$B$2]-[$'EE Data'.B471])" office:value-type="float" office:value="17234.0425531915" calcext:value-type="float">
            <text:p>17234.0</text:p>
          </table:table-cell>
          <table:table-cell table:formula="of:=MATCH([.C471];[$'Voltage Divisor'.$B$46:.$B$63];-1)" office:value-type="float" office:value="10" calcext:value-type="float">
            <text:p>10</text:p>
          </table:table-cell>
          <table:table-cell table:style-name="ce26" table:formula="of:=ROUND(([.C471]-INDIRECT(&quot;Voltage Divisor.D&quot;&amp;([.D471]+ROW([$'Voltage Divisor'.$A$46])-1)))/INDIRECT(&quot;Voltage Divisor.C&quot;&amp;([.D471]+ROW([$'Voltage Divisor'.$A$46])-1));0)" office:value-type="float" office:value="114" calcext:value-type="float">
            <text:p>114</text:p>
          </table:table-cell>
          <table:table-cell table:style-name="ce27" table:formula="of:=DEC2HEX([.E471])" office:value-type="string" office:string-value="72" calcext:value-type="string">
            <text:p>0x72</text:p>
          </table:table-cell>
          <table:table-cell table:number-columns-repeated="1018"/>
        </table:table-row>
        <table:table-row table:style-name="ro3">
          <table:table-cell table:style-name="ce4" office:value-type="float" office:value="466" calcext:value-type="float">
            <text:p>466</text:p>
          </table:table-cell>
          <table:table-cell table:style-name="ce24" table:formula="of:=([.A472]+[.$E$1])*[.$B$2]/[.$B$1]" office:value-type="float" office:value="3.1689453125" calcext:value-type="float">
            <text:p>3.169</text:p>
          </table:table-cell>
          <table:table-cell table:style-name="ce25" table:formula="of:=[$'Voltage Divisor'.$B$3]*[$'EE Data'.B472]/([$'Voltage Divisor'.$B$2]-[$'EE Data'.B472])" office:value-type="float" office:value="17306.6666666667" calcext:value-type="float">
            <text:p>17306.7</text:p>
          </table:table-cell>
          <table:table-cell table:formula="of:=MATCH([.C472];[$'Voltage Divisor'.$B$46:.$B$63];-1)" office:value-type="float" office:value="10" calcext:value-type="float">
            <text:p>10</text:p>
          </table:table-cell>
          <table:table-cell table:style-name="ce26" table:formula="of:=ROUND(([.C472]-INDIRECT(&quot;Voltage Divisor.D&quot;&amp;([.D472]+ROW([$'Voltage Divisor'.$A$46])-1)))/INDIRECT(&quot;Voltage Divisor.C&quot;&amp;([.D472]+ROW([$'Voltage Divisor'.$A$46])-1));0)" office:value-type="float" office:value="114" calcext:value-type="float">
            <text:p>114</text:p>
          </table:table-cell>
          <table:table-cell table:style-name="ce27" table:formula="of:=DEC2HEX([.E472])" office:value-type="string" office:string-value="72" calcext:value-type="string">
            <text:p>0x72</text:p>
          </table:table-cell>
          <table:table-cell table:number-columns-repeated="1018"/>
        </table:table-row>
        <table:table-row table:style-name="ro3">
          <table:table-cell table:style-name="ce4" office:value-type="float" office:value="467" calcext:value-type="float">
            <text:p>467</text:p>
          </table:table-cell>
          <table:table-cell table:style-name="ce24" table:formula="of:=([.A473]+[.$E$1])*[.$B$2]/[.$B$1]" office:value-type="float" office:value="3.173828125" calcext:value-type="float">
            <text:p>3.174</text:p>
          </table:table-cell>
          <table:table-cell table:style-name="ce25" table:formula="of:=[$'Voltage Divisor'.$B$3]*[$'EE Data'.B473]/([$'Voltage Divisor'.$B$2]-[$'EE Data'.B473])" office:value-type="float" office:value="17379.679144385" calcext:value-type="float">
            <text:p>17379.7</text:p>
          </table:table-cell>
          <table:table-cell table:formula="of:=MATCH([.C473];[$'Voltage Divisor'.$B$46:.$B$63];-1)" office:value-type="float" office:value="10" calcext:value-type="float">
            <text:p>10</text:p>
          </table:table-cell>
          <table:table-cell table:style-name="ce26" table:formula="of:=ROUND(([.C473]-INDIRECT(&quot;Voltage Divisor.D&quot;&amp;([.D473]+ROW([$'Voltage Divisor'.$A$46])-1)))/INDIRECT(&quot;Voltage Divisor.C&quot;&amp;([.D473]+ROW([$'Voltage Divisor'.$A$46])-1));0)" office:value-type="float" office:value="114" calcext:value-type="float">
            <text:p>114</text:p>
          </table:table-cell>
          <table:table-cell table:style-name="ce27" table:formula="of:=DEC2HEX([.E473])" office:value-type="string" office:string-value="72" calcext:value-type="string">
            <text:p>0x72</text:p>
          </table:table-cell>
          <table:table-cell table:number-columns-repeated="1018"/>
        </table:table-row>
        <table:table-row table:style-name="ro3">
          <table:table-cell table:style-name="ce4" office:value-type="float" office:value="468" calcext:value-type="float">
            <text:p>468</text:p>
          </table:table-cell>
          <table:table-cell table:style-name="ce24" table:formula="of:=([.A474]+[.$E$1])*[.$B$2]/[.$B$1]" office:value-type="float" office:value="3.1787109375" calcext:value-type="float">
            <text:p>3.179</text:p>
          </table:table-cell>
          <table:table-cell table:style-name="ce25" table:formula="of:=[$'Voltage Divisor'.$B$3]*[$'EE Data'.B474]/([$'Voltage Divisor'.$B$2]-[$'EE Data'.B474])" office:value-type="float" office:value="17453.0831099196" calcext:value-type="float">
            <text:p>17453.1</text:p>
          </table:table-cell>
          <table:table-cell table:formula="of:=MATCH([.C474];[$'Voltage Divisor'.$B$46:.$B$63];-1)" office:value-type="float" office:value="10" calcext:value-type="float">
            <text:p>10</text:p>
          </table:table-cell>
          <table:table-cell table:style-name="ce26" table:formula="of:=ROUND(([.C474]-INDIRECT(&quot;Voltage Divisor.D&quot;&amp;([.D474]+ROW([$'Voltage Divisor'.$A$46])-1)))/INDIRECT(&quot;Voltage Divisor.C&quot;&amp;([.D474]+ROW([$'Voltage Divisor'.$A$46])-1));0)" office:value-type="float" office:value="114" calcext:value-type="float">
            <text:p>114</text:p>
          </table:table-cell>
          <table:table-cell table:style-name="ce27" table:formula="of:=DEC2HEX([.E474])" office:value-type="string" office:string-value="72" calcext:value-type="string">
            <text:p>0x72</text:p>
          </table:table-cell>
          <table:table-cell table:number-columns-repeated="1018"/>
        </table:table-row>
        <table:table-row table:style-name="ro3">
          <table:table-cell table:style-name="ce4" office:value-type="float" office:value="469" calcext:value-type="float">
            <text:p>469</text:p>
          </table:table-cell>
          <table:table-cell table:style-name="ce24" table:formula="of:=([.A475]+[.$E$1])*[.$B$2]/[.$B$1]" office:value-type="float" office:value="3.18359375" calcext:value-type="float">
            <text:p>3.184</text:p>
          </table:table-cell>
          <table:table-cell table:style-name="ce25" table:formula="of:=[$'Voltage Divisor'.$B$3]*[$'EE Data'.B475]/([$'Voltage Divisor'.$B$2]-[$'EE Data'.B475])" office:value-type="float" office:value="17526.8817204301" calcext:value-type="float">
            <text:p>17526.9</text:p>
          </table:table-cell>
          <table:table-cell table:formula="of:=MATCH([.C475];[$'Voltage Divisor'.$B$46:.$B$63];-1)" office:value-type="float" office:value="10" calcext:value-type="float">
            <text:p>10</text:p>
          </table:table-cell>
          <table:table-cell table:style-name="ce26" table:formula="of:=ROUND(([.C475]-INDIRECT(&quot;Voltage Divisor.D&quot;&amp;([.D475]+ROW([$'Voltage Divisor'.$A$46])-1)))/INDIRECT(&quot;Voltage Divisor.C&quot;&amp;([.D475]+ROW([$'Voltage Divisor'.$A$46])-1));0)" office:value-type="float" office:value="114" calcext:value-type="float">
            <text:p>114</text:p>
          </table:table-cell>
          <table:table-cell table:style-name="ce27" table:formula="of:=DEC2HEX([.E475])" office:value-type="string" office:string-value="72" calcext:value-type="string">
            <text:p>0x72</text:p>
          </table:table-cell>
          <table:table-cell table:number-columns-repeated="1018"/>
        </table:table-row>
        <table:table-row table:style-name="ro3">
          <table:table-cell table:style-name="ce4" office:value-type="float" office:value="470" calcext:value-type="float">
            <text:p>470</text:p>
          </table:table-cell>
          <table:table-cell table:style-name="ce24" table:formula="of:=([.A476]+[.$E$1])*[.$B$2]/[.$B$1]" office:value-type="float" office:value="3.1884765625" calcext:value-type="float">
            <text:p>3.188</text:p>
          </table:table-cell>
          <table:table-cell table:style-name="ce25" table:formula="of:=[$'Voltage Divisor'.$B$3]*[$'EE Data'.B476]/([$'Voltage Divisor'.$B$2]-[$'EE Data'.B476])" office:value-type="float" office:value="17601.0781671159" calcext:value-type="float">
            <text:p>17601.1</text:p>
          </table:table-cell>
          <table:table-cell table:formula="of:=MATCH([.C476];[$'Voltage Divisor'.$B$46:.$B$63];-1)" office:value-type="float" office:value="10" calcext:value-type="float">
            <text:p>10</text:p>
          </table:table-cell>
          <table:table-cell table:style-name="ce26" table:formula="of:=ROUND(([.C476]-INDIRECT(&quot;Voltage Divisor.D&quot;&amp;([.D476]+ROW([$'Voltage Divisor'.$A$46])-1)))/INDIRECT(&quot;Voltage Divisor.C&quot;&amp;([.D476]+ROW([$'Voltage Divisor'.$A$46])-1));0)" office:value-type="float" office:value="114" calcext:value-type="float">
            <text:p>114</text:p>
          </table:table-cell>
          <table:table-cell table:style-name="ce27" table:formula="of:=DEC2HEX([.E476])" office:value-type="string" office:string-value="72" calcext:value-type="string">
            <text:p>0x72</text:p>
          </table:table-cell>
          <table:table-cell table:number-columns-repeated="1018"/>
        </table:table-row>
        <table:table-row table:style-name="ro3">
          <table:table-cell table:style-name="ce4" office:value-type="float" office:value="471" calcext:value-type="float">
            <text:p>471</text:p>
          </table:table-cell>
          <table:table-cell table:style-name="ce24" table:formula="of:=([.A477]+[.$E$1])*[.$B$2]/[.$B$1]" office:value-type="float" office:value="3.193359375" calcext:value-type="float">
            <text:p>3.193</text:p>
          </table:table-cell>
          <table:table-cell table:style-name="ce25" table:formula="of:=[$'Voltage Divisor'.$B$3]*[$'EE Data'.B477]/([$'Voltage Divisor'.$B$2]-[$'EE Data'.B477])" office:value-type="float" office:value="17675.6756756757" calcext:value-type="float">
            <text:p>17675.7</text:p>
          </table:table-cell>
          <table:table-cell table:formula="of:=MATCH([.C477];[$'Voltage Divisor'.$B$46:.$B$63];-1)" office:value-type="float" office:value="10" calcext:value-type="float">
            <text:p>10</text:p>
          </table:table-cell>
          <table:table-cell table:style-name="ce26" table:formula="of:=ROUND(([.C477]-INDIRECT(&quot;Voltage Divisor.D&quot;&amp;([.D477]+ROW([$'Voltage Divisor'.$A$46])-1)))/INDIRECT(&quot;Voltage Divisor.C&quot;&amp;([.D477]+ROW([$'Voltage Divisor'.$A$46])-1));0)" office:value-type="float" office:value="114" calcext:value-type="float">
            <text:p>114</text:p>
          </table:table-cell>
          <table:table-cell table:style-name="ce27" table:formula="of:=DEC2HEX([.E477])" office:value-type="string" office:string-value="72" calcext:value-type="string">
            <text:p>0x72</text:p>
          </table:table-cell>
          <table:table-cell table:number-columns-repeated="1018"/>
        </table:table-row>
        <table:table-row table:style-name="ro3">
          <table:table-cell table:style-name="ce4" office:value-type="float" office:value="472" calcext:value-type="float">
            <text:p>472</text:p>
          </table:table-cell>
          <table:table-cell table:style-name="ce24" table:formula="of:=([.A478]+[.$E$1])*[.$B$2]/[.$B$1]" office:value-type="float" office:value="3.1982421875" calcext:value-type="float">
            <text:p>3.198</text:p>
          </table:table-cell>
          <table:table-cell table:style-name="ce25" table:formula="of:=[$'Voltage Divisor'.$B$3]*[$'EE Data'.B478]/([$'Voltage Divisor'.$B$2]-[$'EE Data'.B478])" office:value-type="float" office:value="17750.6775067751" calcext:value-type="float">
            <text:p>17750.7</text:p>
          </table:table-cell>
          <table:table-cell table:formula="of:=MATCH([.C478];[$'Voltage Divisor'.$B$46:.$B$63];-1)" office:value-type="float" office:value="10" calcext:value-type="float">
            <text:p>10</text:p>
          </table:table-cell>
          <table:table-cell table:style-name="ce26" table:formula="of:=ROUND(([.C478]-INDIRECT(&quot;Voltage Divisor.D&quot;&amp;([.D478]+ROW([$'Voltage Divisor'.$A$46])-1)))/INDIRECT(&quot;Voltage Divisor.C&quot;&amp;([.D478]+ROW([$'Voltage Divisor'.$A$46])-1));0)" office:value-type="float" office:value="114" calcext:value-type="float">
            <text:p>114</text:p>
          </table:table-cell>
          <table:table-cell table:style-name="ce27" table:formula="of:=DEC2HEX([.E478])" office:value-type="string" office:string-value="72" calcext:value-type="string">
            <text:p>0x72</text:p>
          </table:table-cell>
          <table:table-cell table:number-columns-repeated="1018"/>
        </table:table-row>
        <table:table-row table:style-name="ro3">
          <table:table-cell table:style-name="ce4" office:value-type="float" office:value="473" calcext:value-type="float">
            <text:p>473</text:p>
          </table:table-cell>
          <table:table-cell table:style-name="ce24" table:formula="of:=([.A479]+[.$E$1])*[.$B$2]/[.$B$1]" office:value-type="float" office:value="3.203125" calcext:value-type="float">
            <text:p>3.203</text:p>
          </table:table-cell>
          <table:table-cell table:style-name="ce25" table:formula="of:=[$'Voltage Divisor'.$B$3]*[$'EE Data'.B479]/([$'Voltage Divisor'.$B$2]-[$'EE Data'.B479])" office:value-type="float" office:value="17826.0869565217" calcext:value-type="float">
            <text:p>17826.1</text:p>
          </table:table-cell>
          <table:table-cell table:formula="of:=MATCH([.C479];[$'Voltage Divisor'.$B$46:.$B$63];-1)" office:value-type="float" office:value="10" calcext:value-type="float">
            <text:p>10</text:p>
          </table:table-cell>
          <table:table-cell table:style-name="ce26" table:formula="of:=ROUND(([.C479]-INDIRECT(&quot;Voltage Divisor.D&quot;&amp;([.D479]+ROW([$'Voltage Divisor'.$A$46])-1)))/INDIRECT(&quot;Voltage Divisor.C&quot;&amp;([.D479]+ROW([$'Voltage Divisor'.$A$46])-1));0)" office:value-type="float" office:value="114" calcext:value-type="float">
            <text:p>114</text:p>
          </table:table-cell>
          <table:table-cell table:style-name="ce27" table:formula="of:=DEC2HEX([.E479])" office:value-type="string" office:string-value="72" calcext:value-type="string">
            <text:p>0x72</text:p>
          </table:table-cell>
          <table:table-cell table:number-columns-repeated="1018"/>
        </table:table-row>
        <table:table-row table:style-name="ro3">
          <table:table-cell table:style-name="ce4" office:value-type="float" office:value="474" calcext:value-type="float">
            <text:p>474</text:p>
          </table:table-cell>
          <table:table-cell table:style-name="ce24" table:formula="of:=([.A480]+[.$E$1])*[.$B$2]/[.$B$1]" office:value-type="float" office:value="3.2080078125" calcext:value-type="float">
            <text:p>3.208</text:p>
          </table:table-cell>
          <table:table-cell table:style-name="ce25" table:formula="of:=[$'Voltage Divisor'.$B$3]*[$'EE Data'.B480]/([$'Voltage Divisor'.$B$2]-[$'EE Data'.B480])" office:value-type="float" office:value="17901.9073569482" calcext:value-type="float">
            <text:p>17901.9</text:p>
          </table:table-cell>
          <table:table-cell table:formula="of:=MATCH([.C480];[$'Voltage Divisor'.$B$46:.$B$63];-1)" office:value-type="float" office:value="10" calcext:value-type="float">
            <text:p>10</text:p>
          </table:table-cell>
          <table:table-cell table:style-name="ce26" table:formula="of:=ROUND(([.C480]-INDIRECT(&quot;Voltage Divisor.D&quot;&amp;([.D480]+ROW([$'Voltage Divisor'.$A$46])-1)))/INDIRECT(&quot;Voltage Divisor.C&quot;&amp;([.D480]+ROW([$'Voltage Divisor'.$A$46])-1));0)" office:value-type="float" office:value="113" calcext:value-type="float">
            <text:p>113</text:p>
          </table:table-cell>
          <table:table-cell table:style-name="ce27" table:formula="of:=DEC2HEX([.E480])" office:value-type="string" office:string-value="71" calcext:value-type="string">
            <text:p>0x71</text:p>
          </table:table-cell>
          <table:table-cell table:number-columns-repeated="1018"/>
        </table:table-row>
        <table:table-row table:style-name="ro3">
          <table:table-cell table:style-name="ce4" office:value-type="float" office:value="475" calcext:value-type="float">
            <text:p>475</text:p>
          </table:table-cell>
          <table:table-cell table:style-name="ce24" table:formula="of:=([.A481]+[.$E$1])*[.$B$2]/[.$B$1]" office:value-type="float" office:value="3.212890625" calcext:value-type="float">
            <text:p>3.213</text:p>
          </table:table-cell>
          <table:table-cell table:style-name="ce25" table:formula="of:=[$'Voltage Divisor'.$B$3]*[$'EE Data'.B481]/([$'Voltage Divisor'.$B$2]-[$'EE Data'.B481])" office:value-type="float" office:value="17978.1420765027" calcext:value-type="float">
            <text:p>17978.1</text:p>
          </table:table-cell>
          <table:table-cell table:formula="of:=MATCH([.C481];[$'Voltage Divisor'.$B$46:.$B$63];-1)" office:value-type="float" office:value="10" calcext:value-type="float">
            <text:p>10</text:p>
          </table:table-cell>
          <table:table-cell table:style-name="ce26" table:formula="of:=ROUND(([.C481]-INDIRECT(&quot;Voltage Divisor.D&quot;&amp;([.D481]+ROW([$'Voltage Divisor'.$A$46])-1)))/INDIRECT(&quot;Voltage Divisor.C&quot;&amp;([.D481]+ROW([$'Voltage Divisor'.$A$46])-1));0)" office:value-type="float" office:value="113" calcext:value-type="float">
            <text:p>113</text:p>
          </table:table-cell>
          <table:table-cell table:style-name="ce27" table:formula="of:=DEC2HEX([.E481])" office:value-type="string" office:string-value="71" calcext:value-type="string">
            <text:p>0x71</text:p>
          </table:table-cell>
          <table:table-cell table:number-columns-repeated="1018"/>
        </table:table-row>
        <table:table-row table:style-name="ro3">
          <table:table-cell table:style-name="ce4" office:value-type="float" office:value="476" calcext:value-type="float">
            <text:p>476</text:p>
          </table:table-cell>
          <table:table-cell table:style-name="ce24" table:formula="of:=([.A482]+[.$E$1])*[.$B$2]/[.$B$1]" office:value-type="float" office:value="3.2177734375" calcext:value-type="float">
            <text:p>3.218</text:p>
          </table:table-cell>
          <table:table-cell table:style-name="ce25" table:formula="of:=[$'Voltage Divisor'.$B$3]*[$'EE Data'.B482]/([$'Voltage Divisor'.$B$2]-[$'EE Data'.B482])" office:value-type="float" office:value="18054.7945205479" calcext:value-type="float">
            <text:p>18054.8</text:p>
          </table:table-cell>
          <table:table-cell table:formula="of:=MATCH([.C482];[$'Voltage Divisor'.$B$46:.$B$63];-1)" office:value-type="float" office:value="10" calcext:value-type="float">
            <text:p>10</text:p>
          </table:table-cell>
          <table:table-cell table:style-name="ce26" table:formula="of:=ROUND(([.C482]-INDIRECT(&quot;Voltage Divisor.D&quot;&amp;([.D482]+ROW([$'Voltage Divisor'.$A$46])-1)))/INDIRECT(&quot;Voltage Divisor.C&quot;&amp;([.D482]+ROW([$'Voltage Divisor'.$A$46])-1));0)" office:value-type="float" office:value="113" calcext:value-type="float">
            <text:p>113</text:p>
          </table:table-cell>
          <table:table-cell table:style-name="ce27" table:formula="of:=DEC2HEX([.E482])" office:value-type="string" office:string-value="71" calcext:value-type="string">
            <text:p>0x71</text:p>
          </table:table-cell>
          <table:table-cell table:number-columns-repeated="1018"/>
        </table:table-row>
        <table:table-row table:style-name="ro3">
          <table:table-cell table:style-name="ce4" office:value-type="float" office:value="477" calcext:value-type="float">
            <text:p>477</text:p>
          </table:table-cell>
          <table:table-cell table:style-name="ce24" table:formula="of:=([.A483]+[.$E$1])*[.$B$2]/[.$B$1]" office:value-type="float" office:value="3.22265625" calcext:value-type="float">
            <text:p>3.223</text:p>
          </table:table-cell>
          <table:table-cell table:style-name="ce25" table:formula="of:=[$'Voltage Divisor'.$B$3]*[$'EE Data'.B483]/([$'Voltage Divisor'.$B$2]-[$'EE Data'.B483])" office:value-type="float" office:value="18131.8681318681" calcext:value-type="float">
            <text:p>18131.9</text:p>
          </table:table-cell>
          <table:table-cell table:formula="of:=MATCH([.C483];[$'Voltage Divisor'.$B$46:.$B$63];-1)" office:value-type="float" office:value="10" calcext:value-type="float">
            <text:p>10</text:p>
          </table:table-cell>
          <table:table-cell table:style-name="ce26" table:formula="of:=ROUND(([.C483]-INDIRECT(&quot;Voltage Divisor.D&quot;&amp;([.D483]+ROW([$'Voltage Divisor'.$A$46])-1)))/INDIRECT(&quot;Voltage Divisor.C&quot;&amp;([.D483]+ROW([$'Voltage Divisor'.$A$46])-1));0)" office:value-type="float" office:value="113" calcext:value-type="float">
            <text:p>113</text:p>
          </table:table-cell>
          <table:table-cell table:style-name="ce27" table:formula="of:=DEC2HEX([.E483])" office:value-type="string" office:string-value="71" calcext:value-type="string">
            <text:p>0x71</text:p>
          </table:table-cell>
          <table:table-cell table:number-columns-repeated="1018"/>
        </table:table-row>
        <table:table-row table:style-name="ro3">
          <table:table-cell table:style-name="ce4" office:value-type="float" office:value="478" calcext:value-type="float">
            <text:p>478</text:p>
          </table:table-cell>
          <table:table-cell table:style-name="ce24" table:formula="of:=([.A484]+[.$E$1])*[.$B$2]/[.$B$1]" office:value-type="float" office:value="3.2275390625" calcext:value-type="float">
            <text:p>3.228</text:p>
          </table:table-cell>
          <table:table-cell table:style-name="ce25" table:formula="of:=[$'Voltage Divisor'.$B$3]*[$'EE Data'.B484]/([$'Voltage Divisor'.$B$2]-[$'EE Data'.B484])" office:value-type="float" office:value="18209.3663911846" calcext:value-type="float">
            <text:p>18209.4</text:p>
          </table:table-cell>
          <table:table-cell table:formula="of:=MATCH([.C484];[$'Voltage Divisor'.$B$46:.$B$63];-1)" office:value-type="float" office:value="10" calcext:value-type="float">
            <text:p>10</text:p>
          </table:table-cell>
          <table:table-cell table:style-name="ce26" table:formula="of:=ROUND(([.C484]-INDIRECT(&quot;Voltage Divisor.D&quot;&amp;([.D484]+ROW([$'Voltage Divisor'.$A$46])-1)))/INDIRECT(&quot;Voltage Divisor.C&quot;&amp;([.D484]+ROW([$'Voltage Divisor'.$A$46])-1));0)" office:value-type="float" office:value="113" calcext:value-type="float">
            <text:p>113</text:p>
          </table:table-cell>
          <table:table-cell table:style-name="ce27" table:formula="of:=DEC2HEX([.E484])" office:value-type="string" office:string-value="71" calcext:value-type="string">
            <text:p>0x71</text:p>
          </table:table-cell>
          <table:table-cell table:number-columns-repeated="1018"/>
        </table:table-row>
        <table:table-row table:style-name="ro3">
          <table:table-cell table:style-name="ce4" office:value-type="float" office:value="479" calcext:value-type="float">
            <text:p>479</text:p>
          </table:table-cell>
          <table:table-cell table:style-name="ce24" table:formula="of:=([.A485]+[.$E$1])*[.$B$2]/[.$B$1]" office:value-type="float" office:value="3.232421875" calcext:value-type="float">
            <text:p>3.232</text:p>
          </table:table-cell>
          <table:table-cell table:style-name="ce25" table:formula="of:=[$'Voltage Divisor'.$B$3]*[$'EE Data'.B485]/([$'Voltage Divisor'.$B$2]-[$'EE Data'.B485])" office:value-type="float" office:value="18287.2928176796" calcext:value-type="float">
            <text:p>18287.3</text:p>
          </table:table-cell>
          <table:table-cell table:formula="of:=MATCH([.C485];[$'Voltage Divisor'.$B$46:.$B$63];-1)" office:value-type="float" office:value="10" calcext:value-type="float">
            <text:p>10</text:p>
          </table:table-cell>
          <table:table-cell table:style-name="ce26" table:formula="of:=ROUND(([.C485]-INDIRECT(&quot;Voltage Divisor.D&quot;&amp;([.D485]+ROW([$'Voltage Divisor'.$A$46])-1)))/INDIRECT(&quot;Voltage Divisor.C&quot;&amp;([.D485]+ROW([$'Voltage Divisor'.$A$46])-1));0)" office:value-type="float" office:value="113" calcext:value-type="float">
            <text:p>113</text:p>
          </table:table-cell>
          <table:table-cell table:style-name="ce27" table:formula="of:=DEC2HEX([.E485])" office:value-type="string" office:string-value="71" calcext:value-type="string">
            <text:p>0x71</text:p>
          </table:table-cell>
          <table:table-cell table:number-columns-repeated="1018"/>
        </table:table-row>
        <table:table-row table:style-name="ro3">
          <table:table-cell table:style-name="ce4" office:value-type="float" office:value="480" calcext:value-type="float">
            <text:p>480</text:p>
          </table:table-cell>
          <table:table-cell table:style-name="ce24" table:formula="of:=([.A486]+[.$E$1])*[.$B$2]/[.$B$1]" office:value-type="float" office:value="3.2373046875" calcext:value-type="float">
            <text:p>3.237</text:p>
          </table:table-cell>
          <table:table-cell table:style-name="ce25" table:formula="of:=[$'Voltage Divisor'.$B$3]*[$'EE Data'.B486]/([$'Voltage Divisor'.$B$2]-[$'EE Data'.B486])" office:value-type="float" office:value="18365.6509695291" calcext:value-type="float">
            <text:p>18365.7</text:p>
          </table:table-cell>
          <table:table-cell table:formula="of:=MATCH([.C486];[$'Voltage Divisor'.$B$46:.$B$63];-1)" office:value-type="float" office:value="10" calcext:value-type="float">
            <text:p>10</text:p>
          </table:table-cell>
          <table:table-cell table:style-name="ce26" table:formula="of:=ROUND(([.C486]-INDIRECT(&quot;Voltage Divisor.D&quot;&amp;([.D486]+ROW([$'Voltage Divisor'.$A$46])-1)))/INDIRECT(&quot;Voltage Divisor.C&quot;&amp;([.D486]+ROW([$'Voltage Divisor'.$A$46])-1));0)" office:value-type="float" office:value="113" calcext:value-type="float">
            <text:p>113</text:p>
          </table:table-cell>
          <table:table-cell table:style-name="ce27" table:formula="of:=DEC2HEX([.E486])" office:value-type="string" office:string-value="71" calcext:value-type="string">
            <text:p>0x71</text:p>
          </table:table-cell>
          <table:table-cell table:number-columns-repeated="1018"/>
        </table:table-row>
        <table:table-row table:style-name="ro3">
          <table:table-cell table:style-name="ce4" office:value-type="float" office:value="481" calcext:value-type="float">
            <text:p>481</text:p>
          </table:table-cell>
          <table:table-cell table:style-name="ce24" table:formula="of:=([.A487]+[.$E$1])*[.$B$2]/[.$B$1]" office:value-type="float" office:value="3.2421875" calcext:value-type="float">
            <text:p>3.242</text:p>
          </table:table-cell>
          <table:table-cell table:style-name="ce25" table:formula="of:=[$'Voltage Divisor'.$B$3]*[$'EE Data'.B487]/([$'Voltage Divisor'.$B$2]-[$'EE Data'.B487])" office:value-type="float" office:value="18444.4444444444" calcext:value-type="float">
            <text:p>18444.4</text:p>
          </table:table-cell>
          <table:table-cell table:formula="of:=MATCH([.C487];[$'Voltage Divisor'.$B$46:.$B$63];-1)" office:value-type="float" office:value="10" calcext:value-type="float">
            <text:p>10</text:p>
          </table:table-cell>
          <table:table-cell table:style-name="ce26" table:formula="of:=ROUND(([.C487]-INDIRECT(&quot;Voltage Divisor.D&quot;&amp;([.D487]+ROW([$'Voltage Divisor'.$A$46])-1)))/INDIRECT(&quot;Voltage Divisor.C&quot;&amp;([.D487]+ROW([$'Voltage Divisor'.$A$46])-1));0)" office:value-type="float" office:value="113" calcext:value-type="float">
            <text:p>113</text:p>
          </table:table-cell>
          <table:table-cell table:style-name="ce27" table:formula="of:=DEC2HEX([.E487])" office:value-type="string" office:string-value="71" calcext:value-type="string">
            <text:p>0x71</text:p>
          </table:table-cell>
          <table:table-cell table:number-columns-repeated="1018"/>
        </table:table-row>
        <table:table-row table:style-name="ro3">
          <table:table-cell table:style-name="ce4" office:value-type="float" office:value="482" calcext:value-type="float">
            <text:p>482</text:p>
          </table:table-cell>
          <table:table-cell table:style-name="ce24" table:formula="of:=([.A488]+[.$E$1])*[.$B$2]/[.$B$1]" office:value-type="float" office:value="3.2470703125" calcext:value-type="float">
            <text:p>3.247</text:p>
          </table:table-cell>
          <table:table-cell table:style-name="ce25" table:formula="of:=[$'Voltage Divisor'.$B$3]*[$'EE Data'.B488]/([$'Voltage Divisor'.$B$2]-[$'EE Data'.B488])" office:value-type="float" office:value="18523.6768802228" calcext:value-type="float">
            <text:p>18523.7</text:p>
          </table:table-cell>
          <table:table-cell table:formula="of:=MATCH([.C488];[$'Voltage Divisor'.$B$46:.$B$63];-1)" office:value-type="float" office:value="10" calcext:value-type="float">
            <text:p>10</text:p>
          </table:table-cell>
          <table:table-cell table:style-name="ce26" table:formula="of:=ROUND(([.C488]-INDIRECT(&quot;Voltage Divisor.D&quot;&amp;([.D488]+ROW([$'Voltage Divisor'.$A$46])-1)))/INDIRECT(&quot;Voltage Divisor.C&quot;&amp;([.D488]+ROW([$'Voltage Divisor'.$A$46])-1));0)" office:value-type="float" office:value="113" calcext:value-type="float">
            <text:p>113</text:p>
          </table:table-cell>
          <table:table-cell table:style-name="ce27" table:formula="of:=DEC2HEX([.E488])" office:value-type="string" office:string-value="71" calcext:value-type="string">
            <text:p>0x71</text:p>
          </table:table-cell>
          <table:table-cell table:number-columns-repeated="1018"/>
        </table:table-row>
        <table:table-row table:style-name="ro3">
          <table:table-cell table:style-name="ce4" office:value-type="float" office:value="483" calcext:value-type="float">
            <text:p>483</text:p>
          </table:table-cell>
          <table:table-cell table:style-name="ce24" table:formula="of:=([.A489]+[.$E$1])*[.$B$2]/[.$B$1]" office:value-type="float" office:value="3.251953125" calcext:value-type="float">
            <text:p>3.252</text:p>
          </table:table-cell>
          <table:table-cell table:style-name="ce25" table:formula="of:=[$'Voltage Divisor'.$B$3]*[$'EE Data'.B489]/([$'Voltage Divisor'.$B$2]-[$'EE Data'.B489])" office:value-type="float" office:value="18603.3519553073" calcext:value-type="float">
            <text:p>18603.4</text:p>
          </table:table-cell>
          <table:table-cell table:formula="of:=MATCH([.C489];[$'Voltage Divisor'.$B$46:.$B$63];-1)" office:value-type="float" office:value="10" calcext:value-type="float">
            <text:p>10</text:p>
          </table:table-cell>
          <table:table-cell table:style-name="ce26" table:formula="of:=ROUND(([.C489]-INDIRECT(&quot;Voltage Divisor.D&quot;&amp;([.D489]+ROW([$'Voltage Divisor'.$A$46])-1)))/INDIRECT(&quot;Voltage Divisor.C&quot;&amp;([.D489]+ROW([$'Voltage Divisor'.$A$46])-1));0)" office:value-type="float" office:value="112" calcext:value-type="float">
            <text:p>112</text:p>
          </table:table-cell>
          <table:table-cell table:style-name="ce27" table:formula="of:=DEC2HEX([.E489])" office:value-type="string" office:string-value="70" calcext:value-type="string">
            <text:p>0x70</text:p>
          </table:table-cell>
          <table:table-cell table:number-columns-repeated="1018"/>
        </table:table-row>
        <table:table-row table:style-name="ro3">
          <table:table-cell table:style-name="ce4" office:value-type="float" office:value="484" calcext:value-type="float">
            <text:p>484</text:p>
          </table:table-cell>
          <table:table-cell table:style-name="ce24" table:formula="of:=([.A490]+[.$E$1])*[.$B$2]/[.$B$1]" office:value-type="float" office:value="3.2568359375" calcext:value-type="float">
            <text:p>3.257</text:p>
          </table:table-cell>
          <table:table-cell table:style-name="ce25" table:formula="of:=[$'Voltage Divisor'.$B$3]*[$'EE Data'.B490]/([$'Voltage Divisor'.$B$2]-[$'EE Data'.B490])" office:value-type="float" office:value="18683.4733893557" calcext:value-type="float">
            <text:p>18683.5</text:p>
          </table:table-cell>
          <table:table-cell table:formula="of:=MATCH([.C490];[$'Voltage Divisor'.$B$46:.$B$63];-1)" office:value-type="float" office:value="10" calcext:value-type="float">
            <text:p>10</text:p>
          </table:table-cell>
          <table:table-cell table:style-name="ce26" table:formula="of:=ROUND(([.C490]-INDIRECT(&quot;Voltage Divisor.D&quot;&amp;([.D490]+ROW([$'Voltage Divisor'.$A$46])-1)))/INDIRECT(&quot;Voltage Divisor.C&quot;&amp;([.D490]+ROW([$'Voltage Divisor'.$A$46])-1));0)" office:value-type="float" office:value="112" calcext:value-type="float">
            <text:p>112</text:p>
          </table:table-cell>
          <table:table-cell table:style-name="ce27" table:formula="of:=DEC2HEX([.E490])" office:value-type="string" office:string-value="70" calcext:value-type="string">
            <text:p>0x70</text:p>
          </table:table-cell>
          <table:table-cell table:number-columns-repeated="1018"/>
        </table:table-row>
        <table:table-row table:style-name="ro3">
          <table:table-cell table:style-name="ce4" office:value-type="float" office:value="485" calcext:value-type="float">
            <text:p>485</text:p>
          </table:table-cell>
          <table:table-cell table:style-name="ce24" table:formula="of:=([.A491]+[.$E$1])*[.$B$2]/[.$B$1]" office:value-type="float" office:value="3.26171875" calcext:value-type="float">
            <text:p>3.262</text:p>
          </table:table-cell>
          <table:table-cell table:style-name="ce25" table:formula="of:=[$'Voltage Divisor'.$B$3]*[$'EE Data'.B491]/([$'Voltage Divisor'.$B$2]-[$'EE Data'.B491])" office:value-type="float" office:value="18764.0449438202" calcext:value-type="float">
            <text:p>18764.0</text:p>
          </table:table-cell>
          <table:table-cell table:formula="of:=MATCH([.C491];[$'Voltage Divisor'.$B$46:.$B$63];-1)" office:value-type="float" office:value="10" calcext:value-type="float">
            <text:p>10</text:p>
          </table:table-cell>
          <table:table-cell table:style-name="ce26" table:formula="of:=ROUND(([.C491]-INDIRECT(&quot;Voltage Divisor.D&quot;&amp;([.D491]+ROW([$'Voltage Divisor'.$A$46])-1)))/INDIRECT(&quot;Voltage Divisor.C&quot;&amp;([.D491]+ROW([$'Voltage Divisor'.$A$46])-1));0)" office:value-type="float" office:value="112" calcext:value-type="float">
            <text:p>112</text:p>
          </table:table-cell>
          <table:table-cell table:style-name="ce27" table:formula="of:=DEC2HEX([.E491])" office:value-type="string" office:string-value="70" calcext:value-type="string">
            <text:p>0x70</text:p>
          </table:table-cell>
          <table:table-cell table:number-columns-repeated="1018"/>
        </table:table-row>
        <table:table-row table:style-name="ro3">
          <table:table-cell table:style-name="ce4" office:value-type="float" office:value="486" calcext:value-type="float">
            <text:p>486</text:p>
          </table:table-cell>
          <table:table-cell table:style-name="ce24" table:formula="of:=([.A492]+[.$E$1])*[.$B$2]/[.$B$1]" office:value-type="float" office:value="3.2666015625" calcext:value-type="float">
            <text:p>3.267</text:p>
          </table:table-cell>
          <table:table-cell table:style-name="ce25" table:formula="of:=[$'Voltage Divisor'.$B$3]*[$'EE Data'.B492]/([$'Voltage Divisor'.$B$2]-[$'EE Data'.B492])" office:value-type="float" office:value="18845.0704225352" calcext:value-type="float">
            <text:p>18845.1</text:p>
          </table:table-cell>
          <table:table-cell table:formula="of:=MATCH([.C492];[$'Voltage Divisor'.$B$46:.$B$63];-1)" office:value-type="float" office:value="10" calcext:value-type="float">
            <text:p>10</text:p>
          </table:table-cell>
          <table:table-cell table:style-name="ce26" table:formula="of:=ROUND(([.C492]-INDIRECT(&quot;Voltage Divisor.D&quot;&amp;([.D492]+ROW([$'Voltage Divisor'.$A$46])-1)))/INDIRECT(&quot;Voltage Divisor.C&quot;&amp;([.D492]+ROW([$'Voltage Divisor'.$A$46])-1));0)" office:value-type="float" office:value="112" calcext:value-type="float">
            <text:p>112</text:p>
          </table:table-cell>
          <table:table-cell table:style-name="ce27" table:formula="of:=DEC2HEX([.E492])" office:value-type="string" office:string-value="70" calcext:value-type="string">
            <text:p>0x70</text:p>
          </table:table-cell>
          <table:table-cell table:number-columns-repeated="1018"/>
        </table:table-row>
        <table:table-row table:style-name="ro3">
          <table:table-cell table:style-name="ce4" office:value-type="float" office:value="487" calcext:value-type="float">
            <text:p>487</text:p>
          </table:table-cell>
          <table:table-cell table:style-name="ce24" table:formula="of:=([.A493]+[.$E$1])*[.$B$2]/[.$B$1]" office:value-type="float" office:value="3.271484375" calcext:value-type="float">
            <text:p>3.271</text:p>
          </table:table-cell>
          <table:table-cell table:style-name="ce25" table:formula="of:=[$'Voltage Divisor'.$B$3]*[$'EE Data'.B493]/([$'Voltage Divisor'.$B$2]-[$'EE Data'.B493])" office:value-type="float" office:value="18926.5536723164" calcext:value-type="float">
            <text:p>18926.6</text:p>
          </table:table-cell>
          <table:table-cell table:formula="of:=MATCH([.C493];[$'Voltage Divisor'.$B$46:.$B$63];-1)" office:value-type="float" office:value="10" calcext:value-type="float">
            <text:p>10</text:p>
          </table:table-cell>
          <table:table-cell table:style-name="ce26" table:formula="of:=ROUND(([.C493]-INDIRECT(&quot;Voltage Divisor.D&quot;&amp;([.D493]+ROW([$'Voltage Divisor'.$A$46])-1)))/INDIRECT(&quot;Voltage Divisor.C&quot;&amp;([.D493]+ROW([$'Voltage Divisor'.$A$46])-1));0)" office:value-type="float" office:value="112" calcext:value-type="float">
            <text:p>112</text:p>
          </table:table-cell>
          <table:table-cell table:style-name="ce27" table:formula="of:=DEC2HEX([.E493])" office:value-type="string" office:string-value="70" calcext:value-type="string">
            <text:p>0x70</text:p>
          </table:table-cell>
          <table:table-cell table:number-columns-repeated="1018"/>
        </table:table-row>
        <table:table-row table:style-name="ro3">
          <table:table-cell table:style-name="ce4" office:value-type="float" office:value="488" calcext:value-type="float">
            <text:p>488</text:p>
          </table:table-cell>
          <table:table-cell table:style-name="ce24" table:formula="of:=([.A494]+[.$E$1])*[.$B$2]/[.$B$1]" office:value-type="float" office:value="3.2763671875" calcext:value-type="float">
            <text:p>3.276</text:p>
          </table:table-cell>
          <table:table-cell table:style-name="ce25" table:formula="of:=[$'Voltage Divisor'.$B$3]*[$'EE Data'.B494]/([$'Voltage Divisor'.$B$2]-[$'EE Data'.B494])" office:value-type="float" office:value="19008.4985835694" calcext:value-type="float">
            <text:p>19008.5</text:p>
          </table:table-cell>
          <table:table-cell table:formula="of:=MATCH([.C494];[$'Voltage Divisor'.$B$46:.$B$63];-1)" office:value-type="float" office:value="10" calcext:value-type="float">
            <text:p>10</text:p>
          </table:table-cell>
          <table:table-cell table:style-name="ce26" table:formula="of:=ROUND(([.C494]-INDIRECT(&quot;Voltage Divisor.D&quot;&amp;([.D494]+ROW([$'Voltage Divisor'.$A$46])-1)))/INDIRECT(&quot;Voltage Divisor.C&quot;&amp;([.D494]+ROW([$'Voltage Divisor'.$A$46])-1));0)" office:value-type="float" office:value="112" calcext:value-type="float">
            <text:p>112</text:p>
          </table:table-cell>
          <table:table-cell table:style-name="ce27" table:formula="of:=DEC2HEX([.E494])" office:value-type="string" office:string-value="70" calcext:value-type="string">
            <text:p>0x70</text:p>
          </table:table-cell>
          <table:table-cell table:number-columns-repeated="1018"/>
        </table:table-row>
        <table:table-row table:style-name="ro3">
          <table:table-cell table:style-name="ce4" office:value-type="float" office:value="489" calcext:value-type="float">
            <text:p>489</text:p>
          </table:table-cell>
          <table:table-cell table:style-name="ce24" table:formula="of:=([.A495]+[.$E$1])*[.$B$2]/[.$B$1]" office:value-type="float" office:value="3.28125" calcext:value-type="float">
            <text:p>3.281</text:p>
          </table:table-cell>
          <table:table-cell table:style-name="ce25" table:formula="of:=[$'Voltage Divisor'.$B$3]*[$'EE Data'.B495]/([$'Voltage Divisor'.$B$2]-[$'EE Data'.B495])" office:value-type="float" office:value="19090.9090909091" calcext:value-type="float">
            <text:p>19090.9</text:p>
          </table:table-cell>
          <table:table-cell table:formula="of:=MATCH([.C495];[$'Voltage Divisor'.$B$46:.$B$63];-1)" office:value-type="float" office:value="10" calcext:value-type="float">
            <text:p>10</text:p>
          </table:table-cell>
          <table:table-cell table:style-name="ce26" table:formula="of:=ROUND(([.C495]-INDIRECT(&quot;Voltage Divisor.D&quot;&amp;([.D495]+ROW([$'Voltage Divisor'.$A$46])-1)))/INDIRECT(&quot;Voltage Divisor.C&quot;&amp;([.D495]+ROW([$'Voltage Divisor'.$A$46])-1));0)" office:value-type="float" office:value="112" calcext:value-type="float">
            <text:p>112</text:p>
          </table:table-cell>
          <table:table-cell table:style-name="ce27" table:formula="of:=DEC2HEX([.E495])" office:value-type="string" office:string-value="70" calcext:value-type="string">
            <text:p>0x70</text:p>
          </table:table-cell>
          <table:table-cell table:number-columns-repeated="1018"/>
        </table:table-row>
        <table:table-row table:style-name="ro3">
          <table:table-cell table:style-name="ce4" office:value-type="float" office:value="490" calcext:value-type="float">
            <text:p>490</text:p>
          </table:table-cell>
          <table:table-cell table:style-name="ce24" table:formula="of:=([.A496]+[.$E$1])*[.$B$2]/[.$B$1]" office:value-type="float" office:value="3.2861328125" calcext:value-type="float">
            <text:p>3.286</text:p>
          </table:table-cell>
          <table:table-cell table:style-name="ce25" table:formula="of:=[$'Voltage Divisor'.$B$3]*[$'EE Data'.B496]/([$'Voltage Divisor'.$B$2]-[$'EE Data'.B496])" office:value-type="float" office:value="19173.7891737892" calcext:value-type="float">
            <text:p>19173.8</text:p>
          </table:table-cell>
          <table:table-cell table:formula="of:=MATCH([.C496];[$'Voltage Divisor'.$B$46:.$B$63];-1)" office:value-type="float" office:value="10" calcext:value-type="float">
            <text:p>10</text:p>
          </table:table-cell>
          <table:table-cell table:style-name="ce26" table:formula="of:=ROUND(([.C496]-INDIRECT(&quot;Voltage Divisor.D&quot;&amp;([.D496]+ROW([$'Voltage Divisor'.$A$46])-1)))/INDIRECT(&quot;Voltage Divisor.C&quot;&amp;([.D496]+ROW([$'Voltage Divisor'.$A$46])-1));0)" office:value-type="float" office:value="112" calcext:value-type="float">
            <text:p>112</text:p>
          </table:table-cell>
          <table:table-cell table:style-name="ce27" table:formula="of:=DEC2HEX([.E496])" office:value-type="string" office:string-value="70" calcext:value-type="string">
            <text:p>0x70</text:p>
          </table:table-cell>
          <table:table-cell table:number-columns-repeated="1018"/>
        </table:table-row>
        <table:table-row table:style-name="ro3">
          <table:table-cell table:style-name="ce4" office:value-type="float" office:value="491" calcext:value-type="float">
            <text:p>491</text:p>
          </table:table-cell>
          <table:table-cell table:style-name="ce24" table:formula="of:=([.A497]+[.$E$1])*[.$B$2]/[.$B$1]" office:value-type="float" office:value="3.291015625" calcext:value-type="float">
            <text:p>3.291</text:p>
          </table:table-cell>
          <table:table-cell table:style-name="ce25" table:formula="of:=[$'Voltage Divisor'.$B$3]*[$'EE Data'.B497]/([$'Voltage Divisor'.$B$2]-[$'EE Data'.B497])" office:value-type="float" office:value="19257.1428571429" calcext:value-type="float">
            <text:p>19257.1</text:p>
          </table:table-cell>
          <table:table-cell table:formula="of:=MATCH([.C497];[$'Voltage Divisor'.$B$46:.$B$63];-1)" office:value-type="float" office:value="10" calcext:value-type="float">
            <text:p>10</text:p>
          </table:table-cell>
          <table:table-cell table:style-name="ce26" table:formula="of:=ROUND(([.C497]-INDIRECT(&quot;Voltage Divisor.D&quot;&amp;([.D497]+ROW([$'Voltage Divisor'.$A$46])-1)))/INDIRECT(&quot;Voltage Divisor.C&quot;&amp;([.D497]+ROW([$'Voltage Divisor'.$A$46])-1));0)" office:value-type="float" office:value="112" calcext:value-type="float">
            <text:p>112</text:p>
          </table:table-cell>
          <table:table-cell table:style-name="ce27" table:formula="of:=DEC2HEX([.E497])" office:value-type="string" office:string-value="70" calcext:value-type="string">
            <text:p>0x70</text:p>
          </table:table-cell>
          <table:table-cell table:number-columns-repeated="1018"/>
        </table:table-row>
        <table:table-row table:style-name="ro3">
          <table:table-cell table:style-name="ce4" office:value-type="float" office:value="492" calcext:value-type="float">
            <text:p>492</text:p>
          </table:table-cell>
          <table:table-cell table:style-name="ce24" table:formula="of:=([.A498]+[.$E$1])*[.$B$2]/[.$B$1]" office:value-type="float" office:value="3.2958984375" calcext:value-type="float">
            <text:p>3.296</text:p>
          </table:table-cell>
          <table:table-cell table:style-name="ce25" table:formula="of:=[$'Voltage Divisor'.$B$3]*[$'EE Data'.B498]/([$'Voltage Divisor'.$B$2]-[$'EE Data'.B498])" office:value-type="float" office:value="19340.9742120344" calcext:value-type="float">
            <text:p>19341.0</text:p>
          </table:table-cell>
          <table:table-cell table:formula="of:=MATCH([.C498];[$'Voltage Divisor'.$B$46:.$B$63];-1)" office:value-type="float" office:value="10" calcext:value-type="float">
            <text:p>10</text:p>
          </table:table-cell>
          <table:table-cell table:style-name="ce26" table:formula="of:=ROUND(([.C498]-INDIRECT(&quot;Voltage Divisor.D&quot;&amp;([.D498]+ROW([$'Voltage Divisor'.$A$46])-1)))/INDIRECT(&quot;Voltage Divisor.C&quot;&amp;([.D498]+ROW([$'Voltage Divisor'.$A$46])-1));0)" office:value-type="float" office:value="111" calcext:value-type="float">
            <text:p>111</text:p>
          </table:table-cell>
          <table:table-cell table:style-name="ce27" table:formula="of:=DEC2HEX([.E498])" office:value-type="string" office:string-value="6F" calcext:value-type="string">
            <text:p>0x6F</text:p>
          </table:table-cell>
          <table:table-cell table:number-columns-repeated="1018"/>
        </table:table-row>
        <table:table-row table:style-name="ro3">
          <table:table-cell table:style-name="ce4" office:value-type="float" office:value="493" calcext:value-type="float">
            <text:p>493</text:p>
          </table:table-cell>
          <table:table-cell table:style-name="ce24" table:formula="of:=([.A499]+[.$E$1])*[.$B$2]/[.$B$1]" office:value-type="float" office:value="3.30078125" calcext:value-type="float">
            <text:p>3.301</text:p>
          </table:table-cell>
          <table:table-cell table:style-name="ce25" table:formula="of:=[$'Voltage Divisor'.$B$3]*[$'EE Data'.B499]/([$'Voltage Divisor'.$B$2]-[$'EE Data'.B499])" office:value-type="float" office:value="19425.2873563218" calcext:value-type="float">
            <text:p>19425.3</text:p>
          </table:table-cell>
          <table:table-cell table:formula="of:=MATCH([.C499];[$'Voltage Divisor'.$B$46:.$B$63];-1)" office:value-type="float" office:value="10" calcext:value-type="float">
            <text:p>10</text:p>
          </table:table-cell>
          <table:table-cell table:style-name="ce26" table:formula="of:=ROUND(([.C499]-INDIRECT(&quot;Voltage Divisor.D&quot;&amp;([.D499]+ROW([$'Voltage Divisor'.$A$46])-1)))/INDIRECT(&quot;Voltage Divisor.C&quot;&amp;([.D499]+ROW([$'Voltage Divisor'.$A$46])-1));0)" office:value-type="float" office:value="111" calcext:value-type="float">
            <text:p>111</text:p>
          </table:table-cell>
          <table:table-cell table:style-name="ce27" table:formula="of:=DEC2HEX([.E499])" office:value-type="string" office:string-value="6F" calcext:value-type="string">
            <text:p>0x6F</text:p>
          </table:table-cell>
          <table:table-cell table:number-columns-repeated="1018"/>
        </table:table-row>
        <table:table-row table:style-name="ro3">
          <table:table-cell table:style-name="ce4" office:value-type="float" office:value="494" calcext:value-type="float">
            <text:p>494</text:p>
          </table:table-cell>
          <table:table-cell table:style-name="ce24" table:formula="of:=([.A500]+[.$E$1])*[.$B$2]/[.$B$1]" office:value-type="float" office:value="3.3056640625" calcext:value-type="float">
            <text:p>3.306</text:p>
          </table:table-cell>
          <table:table-cell table:style-name="ce25" table:formula="of:=[$'Voltage Divisor'.$B$3]*[$'EE Data'.B500]/([$'Voltage Divisor'.$B$2]-[$'EE Data'.B500])" office:value-type="float" office:value="19510.0864553314" calcext:value-type="float">
            <text:p>19510.1</text:p>
          </table:table-cell>
          <table:table-cell table:formula="of:=MATCH([.C500];[$'Voltage Divisor'.$B$46:.$B$63];-1)" office:value-type="float" office:value="10" calcext:value-type="float">
            <text:p>10</text:p>
          </table:table-cell>
          <table:table-cell table:style-name="ce26" table:formula="of:=ROUND(([.C500]-INDIRECT(&quot;Voltage Divisor.D&quot;&amp;([.D500]+ROW([$'Voltage Divisor'.$A$46])-1)))/INDIRECT(&quot;Voltage Divisor.C&quot;&amp;([.D500]+ROW([$'Voltage Divisor'.$A$46])-1));0)" office:value-type="float" office:value="111" calcext:value-type="float">
            <text:p>111</text:p>
          </table:table-cell>
          <table:table-cell table:style-name="ce27" table:formula="of:=DEC2HEX([.E500])" office:value-type="string" office:string-value="6F" calcext:value-type="string">
            <text:p>0x6F</text:p>
          </table:table-cell>
          <table:table-cell table:number-columns-repeated="1018"/>
        </table:table-row>
        <table:table-row table:style-name="ro3">
          <table:table-cell table:style-name="ce4" office:value-type="float" office:value="495" calcext:value-type="float">
            <text:p>495</text:p>
          </table:table-cell>
          <table:table-cell table:style-name="ce24" table:formula="of:=([.A501]+[.$E$1])*[.$B$2]/[.$B$1]" office:value-type="float" office:value="3.310546875" calcext:value-type="float">
            <text:p>3.311</text:p>
          </table:table-cell>
          <table:table-cell table:style-name="ce25" table:formula="of:=[$'Voltage Divisor'.$B$3]*[$'EE Data'.B501]/([$'Voltage Divisor'.$B$2]-[$'EE Data'.B501])" office:value-type="float" office:value="19595.3757225434" calcext:value-type="float">
            <text:p>19595.4</text:p>
          </table:table-cell>
          <table:table-cell table:formula="of:=MATCH([.C501];[$'Voltage Divisor'.$B$46:.$B$63];-1)" office:value-type="float" office:value="10" calcext:value-type="float">
            <text:p>10</text:p>
          </table:table-cell>
          <table:table-cell table:style-name="ce26" table:formula="of:=ROUND(([.C501]-INDIRECT(&quot;Voltage Divisor.D&quot;&amp;([.D501]+ROW([$'Voltage Divisor'.$A$46])-1)))/INDIRECT(&quot;Voltage Divisor.C&quot;&amp;([.D501]+ROW([$'Voltage Divisor'.$A$46])-1));0)" office:value-type="float" office:value="111" calcext:value-type="float">
            <text:p>111</text:p>
          </table:table-cell>
          <table:table-cell table:style-name="ce27" table:formula="of:=DEC2HEX([.E501])" office:value-type="string" office:string-value="6F" calcext:value-type="string">
            <text:p>0x6F</text:p>
          </table:table-cell>
          <table:table-cell table:number-columns-repeated="1018"/>
        </table:table-row>
        <table:table-row table:style-name="ro3">
          <table:table-cell table:style-name="ce4" office:value-type="float" office:value="496" calcext:value-type="float">
            <text:p>496</text:p>
          </table:table-cell>
          <table:table-cell table:style-name="ce24" table:formula="of:=([.A502]+[.$E$1])*[.$B$2]/[.$B$1]" office:value-type="float" office:value="3.3154296875" calcext:value-type="float">
            <text:p>3.315</text:p>
          </table:table-cell>
          <table:table-cell table:style-name="ce25" table:formula="of:=[$'Voltage Divisor'.$B$3]*[$'EE Data'.B502]/([$'Voltage Divisor'.$B$2]-[$'EE Data'.B502])" office:value-type="float" office:value="19681.1594202899" calcext:value-type="float">
            <text:p>19681.2</text:p>
          </table:table-cell>
          <table:table-cell table:formula="of:=MATCH([.C502];[$'Voltage Divisor'.$B$46:.$B$63];-1)" office:value-type="float" office:value="10" calcext:value-type="float">
            <text:p>10</text:p>
          </table:table-cell>
          <table:table-cell table:style-name="ce26" table:formula="of:=ROUND(([.C502]-INDIRECT(&quot;Voltage Divisor.D&quot;&amp;([.D502]+ROW([$'Voltage Divisor'.$A$46])-1)))/INDIRECT(&quot;Voltage Divisor.C&quot;&amp;([.D502]+ROW([$'Voltage Divisor'.$A$46])-1));0)" office:value-type="float" office:value="111" calcext:value-type="float">
            <text:p>111</text:p>
          </table:table-cell>
          <table:table-cell table:style-name="ce27" table:formula="of:=DEC2HEX([.E502])" office:value-type="string" office:string-value="6F" calcext:value-type="string">
            <text:p>0x6F</text:p>
          </table:table-cell>
          <table:table-cell table:number-columns-repeated="1018"/>
        </table:table-row>
        <table:table-row table:style-name="ro3">
          <table:table-cell table:style-name="ce4" office:value-type="float" office:value="497" calcext:value-type="float">
            <text:p>497</text:p>
          </table:table-cell>
          <table:table-cell table:style-name="ce24" table:formula="of:=([.A503]+[.$E$1])*[.$B$2]/[.$B$1]" office:value-type="float" office:value="3.3203125" calcext:value-type="float">
            <text:p>3.320</text:p>
          </table:table-cell>
          <table:table-cell table:style-name="ce25" table:formula="of:=[$'Voltage Divisor'.$B$3]*[$'EE Data'.B503]/([$'Voltage Divisor'.$B$2]-[$'EE Data'.B503])" office:value-type="float" office:value="19767.4418604651" calcext:value-type="float">
            <text:p>19767.4</text:p>
          </table:table-cell>
          <table:table-cell table:formula="of:=MATCH([.C503];[$'Voltage Divisor'.$B$46:.$B$63];-1)" office:value-type="float" office:value="10" calcext:value-type="float">
            <text:p>10</text:p>
          </table:table-cell>
          <table:table-cell table:style-name="ce26" table:formula="of:=ROUND(([.C503]-INDIRECT(&quot;Voltage Divisor.D&quot;&amp;([.D503]+ROW([$'Voltage Divisor'.$A$46])-1)))/INDIRECT(&quot;Voltage Divisor.C&quot;&amp;([.D503]+ROW([$'Voltage Divisor'.$A$46])-1));0)" office:value-type="float" office:value="111" calcext:value-type="float">
            <text:p>111</text:p>
          </table:table-cell>
          <table:table-cell table:style-name="ce27" table:formula="of:=DEC2HEX([.E503])" office:value-type="string" office:string-value="6F" calcext:value-type="string">
            <text:p>0x6F</text:p>
          </table:table-cell>
          <table:table-cell table:number-columns-repeated="1018"/>
        </table:table-row>
        <table:table-row table:style-name="ro3">
          <table:table-cell table:style-name="ce4" office:value-type="float" office:value="498" calcext:value-type="float">
            <text:p>498</text:p>
          </table:table-cell>
          <table:table-cell table:style-name="ce24" table:formula="of:=([.A504]+[.$E$1])*[.$B$2]/[.$B$1]" office:value-type="float" office:value="3.3251953125" calcext:value-type="float">
            <text:p>3.325</text:p>
          </table:table-cell>
          <table:table-cell table:style-name="ce25" table:formula="of:=[$'Voltage Divisor'.$B$3]*[$'EE Data'.B504]/([$'Voltage Divisor'.$B$2]-[$'EE Data'.B504])" office:value-type="float" office:value="19854.2274052478" calcext:value-type="float">
            <text:p>19854.2</text:p>
          </table:table-cell>
          <table:table-cell table:formula="of:=MATCH([.C504];[$'Voltage Divisor'.$B$46:.$B$63];-1)" office:value-type="float" office:value="10" calcext:value-type="float">
            <text:p>10</text:p>
          </table:table-cell>
          <table:table-cell table:style-name="ce26" table:formula="of:=ROUND(([.C504]-INDIRECT(&quot;Voltage Divisor.D&quot;&amp;([.D504]+ROW([$'Voltage Divisor'.$A$46])-1)))/INDIRECT(&quot;Voltage Divisor.C&quot;&amp;([.D504]+ROW([$'Voltage Divisor'.$A$46])-1));0)" office:value-type="float" office:value="111" calcext:value-type="float">
            <text:p>111</text:p>
          </table:table-cell>
          <table:table-cell table:style-name="ce27" table:formula="of:=DEC2HEX([.E504])" office:value-type="string" office:string-value="6F" calcext:value-type="string">
            <text:p>0x6F</text:p>
          </table:table-cell>
          <table:table-cell table:number-columns-repeated="1018"/>
        </table:table-row>
        <table:table-row table:style-name="ro3">
          <table:table-cell table:style-name="ce4" office:value-type="float" office:value="499" calcext:value-type="float">
            <text:p>499</text:p>
          </table:table-cell>
          <table:table-cell table:style-name="ce24" table:formula="of:=([.A505]+[.$E$1])*[.$B$2]/[.$B$1]" office:value-type="float" office:value="3.330078125" calcext:value-type="float">
            <text:p>3.330</text:p>
          </table:table-cell>
          <table:table-cell table:style-name="ce25" table:formula="of:=[$'Voltage Divisor'.$B$3]*[$'EE Data'.B505]/([$'Voltage Divisor'.$B$2]-[$'EE Data'.B505])" office:value-type="float" office:value="19941.5204678363" calcext:value-type="float">
            <text:p>19941.5</text:p>
          </table:table-cell>
          <table:table-cell table:formula="of:=MATCH([.C505];[$'Voltage Divisor'.$B$46:.$B$63];-1)" office:value-type="float" office:value="10" calcext:value-type="float">
            <text:p>10</text:p>
          </table:table-cell>
          <table:table-cell table:style-name="ce26" table:formula="of:=ROUND(([.C505]-INDIRECT(&quot;Voltage Divisor.D&quot;&amp;([.D505]+ROW([$'Voltage Divisor'.$A$46])-1)))/INDIRECT(&quot;Voltage Divisor.C&quot;&amp;([.D505]+ROW([$'Voltage Divisor'.$A$46])-1));0)" office:value-type="float" office:value="111" calcext:value-type="float">
            <text:p>111</text:p>
          </table:table-cell>
          <table:table-cell table:style-name="ce27" table:formula="of:=DEC2HEX([.E505])" office:value-type="string" office:string-value="6F" calcext:value-type="string">
            <text:p>0x6F</text:p>
          </table:table-cell>
          <table:table-cell table:number-columns-repeated="1018"/>
        </table:table-row>
        <table:table-row table:style-name="ro3">
          <table:table-cell table:style-name="ce4" office:value-type="float" office:value="500" calcext:value-type="float">
            <text:p>500</text:p>
          </table:table-cell>
          <table:table-cell table:style-name="ce24" table:formula="of:=([.A506]+[.$E$1])*[.$B$2]/[.$B$1]" office:value-type="float" office:value="3.3349609375" calcext:value-type="float">
            <text:p>3.335</text:p>
          </table:table-cell>
          <table:table-cell table:style-name="ce25" table:formula="of:=[$'Voltage Divisor'.$B$3]*[$'EE Data'.B506]/([$'Voltage Divisor'.$B$2]-[$'EE Data'.B506])" office:value-type="float" office:value="20029.3255131965" calcext:value-type="float">
            <text:p>20029.3</text:p>
          </table:table-cell>
          <table:table-cell table:formula="of:=MATCH([.C506];[$'Voltage Divisor'.$B$46:.$B$63];-1)" office:value-type="float" office:value="10" calcext:value-type="float">
            <text:p>10</text:p>
          </table:table-cell>
          <table:table-cell table:style-name="ce26" table:formula="of:=ROUND(([.C506]-INDIRECT(&quot;Voltage Divisor.D&quot;&amp;([.D506]+ROW([$'Voltage Divisor'.$A$46])-1)))/INDIRECT(&quot;Voltage Divisor.C&quot;&amp;([.D506]+ROW([$'Voltage Divisor'.$A$46])-1));0)" office:value-type="float" office:value="111" calcext:value-type="float">
            <text:p>111</text:p>
          </table:table-cell>
          <table:table-cell table:style-name="ce27" table:formula="of:=DEC2HEX([.E506])" office:value-type="string" office:string-value="6F" calcext:value-type="string">
            <text:p>0x6F</text:p>
          </table:table-cell>
          <table:table-cell table:number-columns-repeated="1018"/>
        </table:table-row>
        <table:table-row table:style-name="ro3">
          <table:table-cell table:style-name="ce4" office:value-type="float" office:value="501" calcext:value-type="float">
            <text:p>501</text:p>
          </table:table-cell>
          <table:table-cell table:style-name="ce24" table:formula="of:=([.A507]+[.$E$1])*[.$B$2]/[.$B$1]" office:value-type="float" office:value="3.33984375" calcext:value-type="float">
            <text:p>3.340</text:p>
          </table:table-cell>
          <table:table-cell table:style-name="ce25" table:formula="of:=[$'Voltage Divisor'.$B$3]*[$'EE Data'.B507]/([$'Voltage Divisor'.$B$2]-[$'EE Data'.B507])" office:value-type="float" office:value="20117.6470588235" calcext:value-type="float">
            <text:p>20117.6</text:p>
          </table:table-cell>
          <table:table-cell table:formula="of:=MATCH([.C507];[$'Voltage Divisor'.$B$46:.$B$63];-1)" office:value-type="float" office:value="10" calcext:value-type="float">
            <text:p>10</text:p>
          </table:table-cell>
          <table:table-cell table:style-name="ce26" table:formula="of:=ROUND(([.C507]-INDIRECT(&quot;Voltage Divisor.D&quot;&amp;([.D507]+ROW([$'Voltage Divisor'.$A$46])-1)))/INDIRECT(&quot;Voltage Divisor.C&quot;&amp;([.D507]+ROW([$'Voltage Divisor'.$A$46])-1));0)" office:value-type="float" office:value="110" calcext:value-type="float">
            <text:p>110</text:p>
          </table:table-cell>
          <table:table-cell table:style-name="ce27" table:formula="of:=DEC2HEX([.E507])" office:value-type="string" office:string-value="6E" calcext:value-type="string">
            <text:p>0x6E</text:p>
          </table:table-cell>
          <table:table-cell table:number-columns-repeated="1018"/>
        </table:table-row>
        <table:table-row table:style-name="ro3">
          <table:table-cell table:style-name="ce4" office:value-type="float" office:value="502" calcext:value-type="float">
            <text:p>502</text:p>
          </table:table-cell>
          <table:table-cell table:style-name="ce24" table:formula="of:=([.A508]+[.$E$1])*[.$B$2]/[.$B$1]" office:value-type="float" office:value="3.3447265625" calcext:value-type="float">
            <text:p>3.345</text:p>
          </table:table-cell>
          <table:table-cell table:style-name="ce25" table:formula="of:=[$'Voltage Divisor'.$B$3]*[$'EE Data'.B508]/([$'Voltage Divisor'.$B$2]-[$'EE Data'.B508])" office:value-type="float" office:value="20206.4896755162" calcext:value-type="float">
            <text:p>20206.5</text:p>
          </table:table-cell>
          <table:table-cell table:formula="of:=MATCH([.C508];[$'Voltage Divisor'.$B$46:.$B$63];-1)" office:value-type="float" office:value="10" calcext:value-type="float">
            <text:p>10</text:p>
          </table:table-cell>
          <table:table-cell table:style-name="ce26" table:formula="of:=ROUND(([.C508]-INDIRECT(&quot;Voltage Divisor.D&quot;&amp;([.D508]+ROW([$'Voltage Divisor'.$A$46])-1)))/INDIRECT(&quot;Voltage Divisor.C&quot;&amp;([.D508]+ROW([$'Voltage Divisor'.$A$46])-1));0)" office:value-type="float" office:value="110" calcext:value-type="float">
            <text:p>110</text:p>
          </table:table-cell>
          <table:table-cell table:style-name="ce27" table:formula="of:=DEC2HEX([.E508])" office:value-type="string" office:string-value="6E" calcext:value-type="string">
            <text:p>0x6E</text:p>
          </table:table-cell>
          <table:table-cell table:number-columns-repeated="1018"/>
        </table:table-row>
        <table:table-row table:style-name="ro3">
          <table:table-cell table:style-name="ce4" office:value-type="float" office:value="503" calcext:value-type="float">
            <text:p>503</text:p>
          </table:table-cell>
          <table:table-cell table:style-name="ce24" table:formula="of:=([.A509]+[.$E$1])*[.$B$2]/[.$B$1]" office:value-type="float" office:value="3.349609375" calcext:value-type="float">
            <text:p>3.350</text:p>
          </table:table-cell>
          <table:table-cell table:style-name="ce25" table:formula="of:=[$'Voltage Divisor'.$B$3]*[$'EE Data'.B509]/([$'Voltage Divisor'.$B$2]-[$'EE Data'.B509])" office:value-type="float" office:value="20295.8579881657" calcext:value-type="float">
            <text:p>20295.9</text:p>
          </table:table-cell>
          <table:table-cell table:formula="of:=MATCH([.C509];[$'Voltage Divisor'.$B$46:.$B$63];-1)" office:value-type="float" office:value="10" calcext:value-type="float">
            <text:p>10</text:p>
          </table:table-cell>
          <table:table-cell table:style-name="ce26" table:formula="of:=ROUND(([.C509]-INDIRECT(&quot;Voltage Divisor.D&quot;&amp;([.D509]+ROW([$'Voltage Divisor'.$A$46])-1)))/INDIRECT(&quot;Voltage Divisor.C&quot;&amp;([.D509]+ROW([$'Voltage Divisor'.$A$46])-1));0)" office:value-type="float" office:value="110" calcext:value-type="float">
            <text:p>110</text:p>
          </table:table-cell>
          <table:table-cell table:style-name="ce27" table:formula="of:=DEC2HEX([.E509])" office:value-type="string" office:string-value="6E" calcext:value-type="string">
            <text:p>0x6E</text:p>
          </table:table-cell>
          <table:table-cell table:number-columns-repeated="1018"/>
        </table:table-row>
        <table:table-row table:style-name="ro3">
          <table:table-cell table:style-name="ce4" office:value-type="float" office:value="504" calcext:value-type="float">
            <text:p>504</text:p>
          </table:table-cell>
          <table:table-cell table:style-name="ce24" table:formula="of:=([.A510]+[.$E$1])*[.$B$2]/[.$B$1]" office:value-type="float" office:value="3.3544921875" calcext:value-type="float">
            <text:p>3.354</text:p>
          </table:table-cell>
          <table:table-cell table:style-name="ce25" table:formula="of:=[$'Voltage Divisor'.$B$3]*[$'EE Data'.B510]/([$'Voltage Divisor'.$B$2]-[$'EE Data'.B510])" office:value-type="float" office:value="20385.7566765579" calcext:value-type="float">
            <text:p>20385.8</text:p>
          </table:table-cell>
          <table:table-cell table:formula="of:=MATCH([.C510];[$'Voltage Divisor'.$B$46:.$B$63];-1)" office:value-type="float" office:value="10" calcext:value-type="float">
            <text:p>10</text:p>
          </table:table-cell>
          <table:table-cell table:style-name="ce26" table:formula="of:=ROUND(([.C510]-INDIRECT(&quot;Voltage Divisor.D&quot;&amp;([.D510]+ROW([$'Voltage Divisor'.$A$46])-1)))/INDIRECT(&quot;Voltage Divisor.C&quot;&amp;([.D510]+ROW([$'Voltage Divisor'.$A$46])-1));0)" office:value-type="float" office:value="110" calcext:value-type="float">
            <text:p>110</text:p>
          </table:table-cell>
          <table:table-cell table:style-name="ce27" table:formula="of:=DEC2HEX([.E510])" office:value-type="string" office:string-value="6E" calcext:value-type="string">
            <text:p>0x6E</text:p>
          </table:table-cell>
          <table:table-cell table:number-columns-repeated="1018"/>
        </table:table-row>
        <table:table-row table:style-name="ro3">
          <table:table-cell table:style-name="ce4" office:value-type="float" office:value="505" calcext:value-type="float">
            <text:p>505</text:p>
          </table:table-cell>
          <table:table-cell table:style-name="ce24" table:formula="of:=([.A511]+[.$E$1])*[.$B$2]/[.$B$1]" office:value-type="float" office:value="3.359375" calcext:value-type="float">
            <text:p>3.359</text:p>
          </table:table-cell>
          <table:table-cell table:style-name="ce25" table:formula="of:=[$'Voltage Divisor'.$B$3]*[$'EE Data'.B511]/([$'Voltage Divisor'.$B$2]-[$'EE Data'.B511])" office:value-type="float" office:value="20476.1904761905" calcext:value-type="float">
            <text:p>20476.2</text:p>
          </table:table-cell>
          <table:table-cell table:formula="of:=MATCH([.C511];[$'Voltage Divisor'.$B$46:.$B$63];-1)" office:value-type="float" office:value="9" calcext:value-type="float">
            <text:p>9</text:p>
          </table:table-cell>
          <table:table-cell table:style-name="ce26" table:formula="of:=ROUND(([.C511]-INDIRECT(&quot;Voltage Divisor.D&quot;&amp;([.D511]+ROW([$'Voltage Divisor'.$A$46])-1)))/INDIRECT(&quot;Voltage Divisor.C&quot;&amp;([.D511]+ROW([$'Voltage Divisor'.$A$46])-1));0)" office:value-type="float" office:value="107" calcext:value-type="float">
            <text:p>107</text:p>
          </table:table-cell>
          <table:table-cell table:style-name="ce27" table:formula="of:=DEC2HEX([.E511])" office:value-type="string" office:string-value="6B" calcext:value-type="string">
            <text:p>0x6B</text:p>
          </table:table-cell>
          <table:table-cell table:number-columns-repeated="1018"/>
        </table:table-row>
        <table:table-row table:style-name="ro3">
          <table:table-cell table:style-name="ce4" office:value-type="float" office:value="506" calcext:value-type="float">
            <text:p>506</text:p>
          </table:table-cell>
          <table:table-cell table:style-name="ce24" table:formula="of:=([.A512]+[.$E$1])*[.$B$2]/[.$B$1]" office:value-type="float" office:value="3.3642578125" calcext:value-type="float">
            <text:p>3.364</text:p>
          </table:table-cell>
          <table:table-cell table:style-name="ce25" table:formula="of:=[$'Voltage Divisor'.$B$3]*[$'EE Data'.B512]/([$'Voltage Divisor'.$B$2]-[$'EE Data'.B512])" office:value-type="float" office:value="20567.1641791045" calcext:value-type="float">
            <text:p>20567.2</text:p>
          </table:table-cell>
          <table:table-cell table:formula="of:=MATCH([.C512];[$'Voltage Divisor'.$B$46:.$B$63];-1)" office:value-type="float" office:value="9" calcext:value-type="float">
            <text:p>9</text:p>
          </table:table-cell>
          <table:table-cell table:style-name="ce26" table:formula="of:=ROUND(([.C512]-INDIRECT(&quot;Voltage Divisor.D&quot;&amp;([.D512]+ROW([$'Voltage Divisor'.$A$46])-1)))/INDIRECT(&quot;Voltage Divisor.C&quot;&amp;([.D512]+ROW([$'Voltage Divisor'.$A$46])-1));0)" office:value-type="float" office:value="107" calcext:value-type="float">
            <text:p>107</text:p>
          </table:table-cell>
          <table:table-cell table:style-name="ce27" table:formula="of:=DEC2HEX([.E512])" office:value-type="string" office:string-value="6B" calcext:value-type="string">
            <text:p>0x6B</text:p>
          </table:table-cell>
          <table:table-cell table:number-columns-repeated="1018"/>
        </table:table-row>
        <table:table-row table:style-name="ro3">
          <table:table-cell table:style-name="ce4" office:value-type="float" office:value="507" calcext:value-type="float">
            <text:p>507</text:p>
          </table:table-cell>
          <table:table-cell table:style-name="ce24" table:formula="of:=([.A513]+[.$E$1])*[.$B$2]/[.$B$1]" office:value-type="float" office:value="3.369140625" calcext:value-type="float">
            <text:p>3.369</text:p>
          </table:table-cell>
          <table:table-cell table:style-name="ce25" table:formula="of:=[$'Voltage Divisor'.$B$3]*[$'EE Data'.B513]/([$'Voltage Divisor'.$B$2]-[$'EE Data'.B513])" office:value-type="float" office:value="20658.6826347305" calcext:value-type="float">
            <text:p>20658.7</text:p>
          </table:table-cell>
          <table:table-cell table:formula="of:=MATCH([.C513];[$'Voltage Divisor'.$B$46:.$B$63];-1)" office:value-type="float" office:value="9" calcext:value-type="float">
            <text:p>9</text:p>
          </table:table-cell>
          <table:table-cell table:style-name="ce26" table:formula="of:=ROUND(([.C513]-INDIRECT(&quot;Voltage Divisor.D&quot;&amp;([.D513]+ROW([$'Voltage Divisor'.$A$46])-1)))/INDIRECT(&quot;Voltage Divisor.C&quot;&amp;([.D513]+ROW([$'Voltage Divisor'.$A$46])-1));0)" office:value-type="float" office:value="107" calcext:value-type="float">
            <text:p>107</text:p>
          </table:table-cell>
          <table:table-cell table:style-name="ce27" table:formula="of:=DEC2HEX([.E513])" office:value-type="string" office:string-value="6B" calcext:value-type="string">
            <text:p>0x6B</text:p>
          </table:table-cell>
          <table:table-cell table:number-columns-repeated="1018"/>
        </table:table-row>
        <table:table-row table:style-name="ro3">
          <table:table-cell table:style-name="ce4" office:value-type="float" office:value="508" calcext:value-type="float">
            <text:p>508</text:p>
          </table:table-cell>
          <table:table-cell table:style-name="ce24" table:formula="of:=([.A514]+[.$E$1])*[.$B$2]/[.$B$1]" office:value-type="float" office:value="3.3740234375" calcext:value-type="float">
            <text:p>3.374</text:p>
          </table:table-cell>
          <table:table-cell table:style-name="ce25" table:formula="of:=[$'Voltage Divisor'.$B$3]*[$'EE Data'.B514]/([$'Voltage Divisor'.$B$2]-[$'EE Data'.B514])" office:value-type="float" office:value="20750.7507507507" calcext:value-type="float">
            <text:p>20750.8</text:p>
          </table:table-cell>
          <table:table-cell table:formula="of:=MATCH([.C514];[$'Voltage Divisor'.$B$46:.$B$63];-1)" office:value-type="float" office:value="9" calcext:value-type="float">
            <text:p>9</text:p>
          </table:table-cell>
          <table:table-cell table:style-name="ce26" table:formula="of:=ROUND(([.C514]-INDIRECT(&quot;Voltage Divisor.D&quot;&amp;([.D514]+ROW([$'Voltage Divisor'.$A$46])-1)))/INDIRECT(&quot;Voltage Divisor.C&quot;&amp;([.D514]+ROW([$'Voltage Divisor'.$A$46])-1));0)" office:value-type="float" office:value="107" calcext:value-type="float">
            <text:p>107</text:p>
          </table:table-cell>
          <table:table-cell table:style-name="ce27" table:formula="of:=DEC2HEX([.E514])" office:value-type="string" office:string-value="6B" calcext:value-type="string">
            <text:p>0x6B</text:p>
          </table:table-cell>
          <table:table-cell table:number-columns-repeated="1018"/>
        </table:table-row>
        <table:table-row table:style-name="ro3">
          <table:table-cell table:style-name="ce4" office:value-type="float" office:value="509" calcext:value-type="float">
            <text:p>509</text:p>
          </table:table-cell>
          <table:table-cell table:style-name="ce24" table:formula="of:=([.A515]+[.$E$1])*[.$B$2]/[.$B$1]" office:value-type="float" office:value="3.37890625" calcext:value-type="float">
            <text:p>3.379</text:p>
          </table:table-cell>
          <table:table-cell table:style-name="ce25" table:formula="of:=[$'Voltage Divisor'.$B$3]*[$'EE Data'.B515]/([$'Voltage Divisor'.$B$2]-[$'EE Data'.B515])" office:value-type="float" office:value="20843.3734939759" calcext:value-type="float">
            <text:p>20843.4</text:p>
          </table:table-cell>
          <table:table-cell table:formula="of:=MATCH([.C515];[$'Voltage Divisor'.$B$46:.$B$63];-1)" office:value-type="float" office:value="9" calcext:value-type="float">
            <text:p>9</text:p>
          </table:table-cell>
          <table:table-cell table:style-name="ce26" table:formula="of:=ROUND(([.C515]-INDIRECT(&quot;Voltage Divisor.D&quot;&amp;([.D515]+ROW([$'Voltage Divisor'.$A$46])-1)))/INDIRECT(&quot;Voltage Divisor.C&quot;&amp;([.D515]+ROW([$'Voltage Divisor'.$A$46])-1));0)" office:value-type="float" office:value="107" calcext:value-type="float">
            <text:p>107</text:p>
          </table:table-cell>
          <table:table-cell table:style-name="ce27" table:formula="of:=DEC2HEX([.E515])" office:value-type="string" office:string-value="6B" calcext:value-type="string">
            <text:p>0x6B</text:p>
          </table:table-cell>
          <table:table-cell table:number-columns-repeated="1018"/>
        </table:table-row>
        <table:table-row table:style-name="ro3">
          <table:table-cell table:style-name="ce4" office:value-type="float" office:value="510" calcext:value-type="float">
            <text:p>510</text:p>
          </table:table-cell>
          <table:table-cell table:style-name="ce24" table:formula="of:=([.A516]+[.$E$1])*[.$B$2]/[.$B$1]" office:value-type="float" office:value="3.3837890625" calcext:value-type="float">
            <text:p>3.384</text:p>
          </table:table-cell>
          <table:table-cell table:style-name="ce25" table:formula="of:=[$'Voltage Divisor'.$B$3]*[$'EE Data'.B516]/([$'Voltage Divisor'.$B$2]-[$'EE Data'.B516])" office:value-type="float" office:value="20936.5558912387" calcext:value-type="float">
            <text:p>20936.6</text:p>
          </table:table-cell>
          <table:table-cell table:formula="of:=MATCH([.C516];[$'Voltage Divisor'.$B$46:.$B$63];-1)" office:value-type="float" office:value="9" calcext:value-type="float">
            <text:p>9</text:p>
          </table:table-cell>
          <table:table-cell table:style-name="ce26" table:formula="of:=ROUND(([.C516]-INDIRECT(&quot;Voltage Divisor.D&quot;&amp;([.D516]+ROW([$'Voltage Divisor'.$A$46])-1)))/INDIRECT(&quot;Voltage Divisor.C&quot;&amp;([.D516]+ROW([$'Voltage Divisor'.$A$46])-1));0)" office:value-type="float" office:value="106" calcext:value-type="float">
            <text:p>106</text:p>
          </table:table-cell>
          <table:table-cell table:style-name="ce27" table:formula="of:=DEC2HEX([.E516])" office:value-type="string" office:string-value="6A" calcext:value-type="string">
            <text:p>0x6A</text:p>
          </table:table-cell>
          <table:table-cell table:number-columns-repeated="1018"/>
        </table:table-row>
        <table:table-row table:style-name="ro3">
          <table:table-cell table:style-name="ce4" office:value-type="float" office:value="511" calcext:value-type="float">
            <text:p>511</text:p>
          </table:table-cell>
          <table:table-cell table:style-name="ce24" table:formula="of:=([.A517]+[.$E$1])*[.$B$2]/[.$B$1]" office:value-type="float" office:value="3.388671875" calcext:value-type="float">
            <text:p>3.389</text:p>
          </table:table-cell>
          <table:table-cell table:style-name="ce25" table:formula="of:=[$'Voltage Divisor'.$B$3]*[$'EE Data'.B517]/([$'Voltage Divisor'.$B$2]-[$'EE Data'.B517])" office:value-type="float" office:value="21030.303030303" calcext:value-type="float">
            <text:p>21030.3</text:p>
          </table:table-cell>
          <table:table-cell table:formula="of:=MATCH([.C517];[$'Voltage Divisor'.$B$46:.$B$63];-1)" office:value-type="float" office:value="9" calcext:value-type="float">
            <text:p>9</text:p>
          </table:table-cell>
          <table:table-cell table:style-name="ce26" table:formula="of:=ROUND(([.C517]-INDIRECT(&quot;Voltage Divisor.D&quot;&amp;([.D517]+ROW([$'Voltage Divisor'.$A$46])-1)))/INDIRECT(&quot;Voltage Divisor.C&quot;&amp;([.D517]+ROW([$'Voltage Divisor'.$A$46])-1));0)" office:value-type="float" office:value="106" calcext:value-type="float">
            <text:p>106</text:p>
          </table:table-cell>
          <table:table-cell table:style-name="ce27" table:formula="of:=DEC2HEX([.E517])" office:value-type="string" office:string-value="6A" calcext:value-type="string">
            <text:p>0x6A</text:p>
          </table:table-cell>
          <table:table-cell table:number-columns-repeated="1018"/>
        </table:table-row>
        <table:table-row table:style-name="ro3">
          <table:table-cell table:style-name="ce4" office:value-type="float" office:value="512" calcext:value-type="float">
            <text:p>512</text:p>
          </table:table-cell>
          <table:table-cell table:style-name="ce24" table:formula="of:=([.A518]+[.$E$1])*[.$B$2]/[.$B$1]" office:value-type="float" office:value="3.3935546875" calcext:value-type="float">
            <text:p>3.394</text:p>
          </table:table-cell>
          <table:table-cell table:style-name="ce25" table:formula="of:=[$'Voltage Divisor'.$B$3]*[$'EE Data'.B518]/([$'Voltage Divisor'.$B$2]-[$'EE Data'.B518])" office:value-type="float" office:value="21124.6200607903" calcext:value-type="float">
            <text:p>21124.6</text:p>
          </table:table-cell>
          <table:table-cell table:formula="of:=MATCH([.C518];[$'Voltage Divisor'.$B$46:.$B$63];-1)" office:value-type="float" office:value="9" calcext:value-type="float">
            <text:p>9</text:p>
          </table:table-cell>
          <table:table-cell table:style-name="ce26" table:formula="of:=ROUND(([.C518]-INDIRECT(&quot;Voltage Divisor.D&quot;&amp;([.D518]+ROW([$'Voltage Divisor'.$A$46])-1)))/INDIRECT(&quot;Voltage Divisor.C&quot;&amp;([.D518]+ROW([$'Voltage Divisor'.$A$46])-1));0)" office:value-type="float" office:value="106" calcext:value-type="float">
            <text:p>106</text:p>
          </table:table-cell>
          <table:table-cell table:style-name="ce27" table:formula="of:=DEC2HEX([.E518])" office:value-type="string" office:string-value="6A" calcext:value-type="string">
            <text:p>0x6A</text:p>
          </table:table-cell>
          <table:table-cell table:number-columns-repeated="1018"/>
        </table:table-row>
        <table:table-row table:style-name="ro3">
          <table:table-cell table:style-name="ce4" office:value-type="float" office:value="513" calcext:value-type="float">
            <text:p>513</text:p>
          </table:table-cell>
          <table:table-cell table:style-name="ce24" table:formula="of:=([.A519]+[.$E$1])*[.$B$2]/[.$B$1]" office:value-type="float" office:value="3.3984375" calcext:value-type="float">
            <text:p>3.398</text:p>
          </table:table-cell>
          <table:table-cell table:style-name="ce25" table:formula="of:=[$'Voltage Divisor'.$B$3]*[$'EE Data'.B519]/([$'Voltage Divisor'.$B$2]-[$'EE Data'.B519])" office:value-type="float" office:value="21219.512195122" calcext:value-type="float">
            <text:p>21219.5</text:p>
          </table:table-cell>
          <table:table-cell table:formula="of:=MATCH([.C519];[$'Voltage Divisor'.$B$46:.$B$63];-1)" office:value-type="float" office:value="9" calcext:value-type="float">
            <text:p>9</text:p>
          </table:table-cell>
          <table:table-cell table:style-name="ce26" table:formula="of:=ROUND(([.C519]-INDIRECT(&quot;Voltage Divisor.D&quot;&amp;([.D519]+ROW([$'Voltage Divisor'.$A$46])-1)))/INDIRECT(&quot;Voltage Divisor.C&quot;&amp;([.D519]+ROW([$'Voltage Divisor'.$A$46])-1));0)" office:value-type="float" office:value="106" calcext:value-type="float">
            <text:p>106</text:p>
          </table:table-cell>
          <table:table-cell table:style-name="ce27" table:formula="of:=DEC2HEX([.E519])" office:value-type="string" office:string-value="6A" calcext:value-type="string">
            <text:p>0x6A</text:p>
          </table:table-cell>
          <table:table-cell table:number-columns-repeated="1018"/>
        </table:table-row>
        <table:table-row table:style-name="ro3">
          <table:table-cell table:style-name="ce4" office:value-type="float" office:value="514" calcext:value-type="float">
            <text:p>514</text:p>
          </table:table-cell>
          <table:table-cell table:style-name="ce24" table:formula="of:=([.A520]+[.$E$1])*[.$B$2]/[.$B$1]" office:value-type="float" office:value="3.4033203125" calcext:value-type="float">
            <text:p>3.403</text:p>
          </table:table-cell>
          <table:table-cell table:style-name="ce25" table:formula="of:=[$'Voltage Divisor'.$B$3]*[$'EE Data'.B520]/([$'Voltage Divisor'.$B$2]-[$'EE Data'.B520])" office:value-type="float" office:value="21314.9847094801" calcext:value-type="float">
            <text:p>21315.0</text:p>
          </table:table-cell>
          <table:table-cell table:formula="of:=MATCH([.C520];[$'Voltage Divisor'.$B$46:.$B$63];-1)" office:value-type="float" office:value="9" calcext:value-type="float">
            <text:p>9</text:p>
          </table:table-cell>
          <table:table-cell table:style-name="ce26" table:formula="of:=ROUND(([.C520]-INDIRECT(&quot;Voltage Divisor.D&quot;&amp;([.D520]+ROW([$'Voltage Divisor'.$A$46])-1)))/INDIRECT(&quot;Voltage Divisor.C&quot;&amp;([.D520]+ROW([$'Voltage Divisor'.$A$46])-1));0)" office:value-type="float" office:value="106" calcext:value-type="float">
            <text:p>106</text:p>
          </table:table-cell>
          <table:table-cell table:style-name="ce27" table:formula="of:=DEC2HEX([.E520])" office:value-type="string" office:string-value="6A" calcext:value-type="string">
            <text:p>0x6A</text:p>
          </table:table-cell>
          <table:table-cell table:number-columns-repeated="1018"/>
        </table:table-row>
        <table:table-row table:style-name="ro3">
          <table:table-cell table:style-name="ce4" office:value-type="float" office:value="515" calcext:value-type="float">
            <text:p>515</text:p>
          </table:table-cell>
          <table:table-cell table:style-name="ce24" table:formula="of:=([.A521]+[.$E$1])*[.$B$2]/[.$B$1]" office:value-type="float" office:value="3.408203125" calcext:value-type="float">
            <text:p>3.408</text:p>
          </table:table-cell>
          <table:table-cell table:style-name="ce25" table:formula="of:=[$'Voltage Divisor'.$B$3]*[$'EE Data'.B521]/([$'Voltage Divisor'.$B$2]-[$'EE Data'.B521])" office:value-type="float" office:value="21411.0429447853" calcext:value-type="float">
            <text:p>21411.0</text:p>
          </table:table-cell>
          <table:table-cell table:formula="of:=MATCH([.C521];[$'Voltage Divisor'.$B$46:.$B$63];-1)" office:value-type="float" office:value="9" calcext:value-type="float">
            <text:p>9</text:p>
          </table:table-cell>
          <table:table-cell table:style-name="ce26" table:formula="of:=ROUND(([.C521]-INDIRECT(&quot;Voltage Divisor.D&quot;&amp;([.D521]+ROW([$'Voltage Divisor'.$A$46])-1)))/INDIRECT(&quot;Voltage Divisor.C&quot;&amp;([.D521]+ROW([$'Voltage Divisor'.$A$46])-1));0)" office:value-type="float" office:value="106" calcext:value-type="float">
            <text:p>106</text:p>
          </table:table-cell>
          <table:table-cell table:style-name="ce27" table:formula="of:=DEC2HEX([.E521])" office:value-type="string" office:string-value="6A" calcext:value-type="string">
            <text:p>0x6A</text:p>
          </table:table-cell>
          <table:table-cell table:number-columns-repeated="1018"/>
        </table:table-row>
        <table:table-row table:style-name="ro3">
          <table:table-cell table:style-name="ce4" office:value-type="float" office:value="516" calcext:value-type="float">
            <text:p>516</text:p>
          </table:table-cell>
          <table:table-cell table:style-name="ce24" table:formula="of:=([.A522]+[.$E$1])*[.$B$2]/[.$B$1]" office:value-type="float" office:value="3.4130859375" calcext:value-type="float">
            <text:p>3.413</text:p>
          </table:table-cell>
          <table:table-cell table:style-name="ce25" table:formula="of:=[$'Voltage Divisor'.$B$3]*[$'EE Data'.B522]/([$'Voltage Divisor'.$B$2]-[$'EE Data'.B522])" office:value-type="float" office:value="21507.6923076923" calcext:value-type="float">
            <text:p>21507.7</text:p>
          </table:table-cell>
          <table:table-cell table:formula="of:=MATCH([.C522];[$'Voltage Divisor'.$B$46:.$B$63];-1)" office:value-type="float" office:value="9" calcext:value-type="float">
            <text:p>9</text:p>
          </table:table-cell>
          <table:table-cell table:style-name="ce26" table:formula="of:=ROUND(([.C522]-INDIRECT(&quot;Voltage Divisor.D&quot;&amp;([.D522]+ROW([$'Voltage Divisor'.$A$46])-1)))/INDIRECT(&quot;Voltage Divisor.C&quot;&amp;([.D522]+ROW([$'Voltage Divisor'.$A$46])-1));0)" office:value-type="float" office:value="106" calcext:value-type="float">
            <text:p>106</text:p>
          </table:table-cell>
          <table:table-cell table:style-name="ce27" table:formula="of:=DEC2HEX([.E522])" office:value-type="string" office:string-value="6A" calcext:value-type="string">
            <text:p>0x6A</text:p>
          </table:table-cell>
          <table:table-cell table:number-columns-repeated="1018"/>
        </table:table-row>
        <table:table-row table:style-name="ro3">
          <table:table-cell table:style-name="ce4" office:value-type="float" office:value="517" calcext:value-type="float">
            <text:p>517</text:p>
          </table:table-cell>
          <table:table-cell table:style-name="ce24" table:formula="of:=([.A523]+[.$E$1])*[.$B$2]/[.$B$1]" office:value-type="float" office:value="3.41796875" calcext:value-type="float">
            <text:p>3.418</text:p>
          </table:table-cell>
          <table:table-cell table:style-name="ce25" table:formula="of:=[$'Voltage Divisor'.$B$3]*[$'EE Data'.B523]/([$'Voltage Divisor'.$B$2]-[$'EE Data'.B523])" office:value-type="float" office:value="21604.9382716049" calcext:value-type="float">
            <text:p>21604.9</text:p>
          </table:table-cell>
          <table:table-cell table:formula="of:=MATCH([.C523];[$'Voltage Divisor'.$B$46:.$B$63];-1)" office:value-type="float" office:value="9" calcext:value-type="float">
            <text:p>9</text:p>
          </table:table-cell>
          <table:table-cell table:style-name="ce26" table:formula="of:=ROUND(([.C523]-INDIRECT(&quot;Voltage Divisor.D&quot;&amp;([.D523]+ROW([$'Voltage Divisor'.$A$46])-1)))/INDIRECT(&quot;Voltage Divisor.C&quot;&amp;([.D523]+ROW([$'Voltage Divisor'.$A$46])-1));0)" office:value-type="float" office:value="106" calcext:value-type="float">
            <text:p>106</text:p>
          </table:table-cell>
          <table:table-cell table:style-name="ce27" table:formula="of:=DEC2HEX([.E523])" office:value-type="string" office:string-value="6A" calcext:value-type="string">
            <text:p>0x6A</text:p>
          </table:table-cell>
          <table:table-cell table:number-columns-repeated="1018"/>
        </table:table-row>
        <table:table-row table:style-name="ro3">
          <table:table-cell table:style-name="ce4" office:value-type="float" office:value="518" calcext:value-type="float">
            <text:p>518</text:p>
          </table:table-cell>
          <table:table-cell table:style-name="ce24" table:formula="of:=([.A524]+[.$E$1])*[.$B$2]/[.$B$1]" office:value-type="float" office:value="3.4228515625" calcext:value-type="float">
            <text:p>3.423</text:p>
          </table:table-cell>
          <table:table-cell table:style-name="ce25" table:formula="of:=[$'Voltage Divisor'.$B$3]*[$'EE Data'.B524]/([$'Voltage Divisor'.$B$2]-[$'EE Data'.B524])" office:value-type="float" office:value="21702.786377709" calcext:value-type="float">
            <text:p>21702.8</text:p>
          </table:table-cell>
          <table:table-cell table:formula="of:=MATCH([.C524];[$'Voltage Divisor'.$B$46:.$B$63];-1)" office:value-type="float" office:value="9" calcext:value-type="float">
            <text:p>9</text:p>
          </table:table-cell>
          <table:table-cell table:style-name="ce26" table:formula="of:=ROUND(([.C524]-INDIRECT(&quot;Voltage Divisor.D&quot;&amp;([.D524]+ROW([$'Voltage Divisor'.$A$46])-1)))/INDIRECT(&quot;Voltage Divisor.C&quot;&amp;([.D524]+ROW([$'Voltage Divisor'.$A$46])-1));0)" office:value-type="float" office:value="106" calcext:value-type="float">
            <text:p>106</text:p>
          </table:table-cell>
          <table:table-cell table:style-name="ce27" table:formula="of:=DEC2HEX([.E524])" office:value-type="string" office:string-value="6A" calcext:value-type="string">
            <text:p>0x6A</text:p>
          </table:table-cell>
          <table:table-cell table:number-columns-repeated="1018"/>
        </table:table-row>
        <table:table-row table:style-name="ro3">
          <table:table-cell table:style-name="ce4" office:value-type="float" office:value="519" calcext:value-type="float">
            <text:p>519</text:p>
          </table:table-cell>
          <table:table-cell table:style-name="ce24" table:formula="of:=([.A525]+[.$E$1])*[.$B$2]/[.$B$1]" office:value-type="float" office:value="3.427734375" calcext:value-type="float">
            <text:p>3.428</text:p>
          </table:table-cell>
          <table:table-cell table:style-name="ce25" table:formula="of:=[$'Voltage Divisor'.$B$3]*[$'EE Data'.B525]/([$'Voltage Divisor'.$B$2]-[$'EE Data'.B525])" office:value-type="float" office:value="21801.2422360248" calcext:value-type="float">
            <text:p>21801.2</text:p>
          </table:table-cell>
          <table:table-cell table:formula="of:=MATCH([.C525];[$'Voltage Divisor'.$B$46:.$B$63];-1)" office:value-type="float" office:value="9" calcext:value-type="float">
            <text:p>9</text:p>
          </table:table-cell>
          <table:table-cell table:style-name="ce26" table:formula="of:=ROUND(([.C525]-INDIRECT(&quot;Voltage Divisor.D&quot;&amp;([.D525]+ROW([$'Voltage Divisor'.$A$46])-1)))/INDIRECT(&quot;Voltage Divisor.C&quot;&amp;([.D525]+ROW([$'Voltage Divisor'.$A$46])-1));0)" office:value-type="float" office:value="106" calcext:value-type="float">
            <text:p>106</text:p>
          </table:table-cell>
          <table:table-cell table:style-name="ce27" table:formula="of:=DEC2HEX([.E525])" office:value-type="string" office:string-value="6A" calcext:value-type="string">
            <text:p>0x6A</text:p>
          </table:table-cell>
          <table:table-cell table:number-columns-repeated="1018"/>
        </table:table-row>
        <table:table-row table:style-name="ro3">
          <table:table-cell table:style-name="ce4" office:value-type="float" office:value="520" calcext:value-type="float">
            <text:p>520</text:p>
          </table:table-cell>
          <table:table-cell table:style-name="ce24" table:formula="of:=([.A526]+[.$E$1])*[.$B$2]/[.$B$1]" office:value-type="float" office:value="3.4326171875" calcext:value-type="float">
            <text:p>3.433</text:p>
          </table:table-cell>
          <table:table-cell table:style-name="ce25" table:formula="of:=[$'Voltage Divisor'.$B$3]*[$'EE Data'.B526]/([$'Voltage Divisor'.$B$2]-[$'EE Data'.B526])" office:value-type="float" office:value="21900.3115264798" calcext:value-type="float">
            <text:p>21900.3</text:p>
          </table:table-cell>
          <table:table-cell table:formula="of:=MATCH([.C526];[$'Voltage Divisor'.$B$46:.$B$63];-1)" office:value-type="float" office:value="9" calcext:value-type="float">
            <text:p>9</text:p>
          </table:table-cell>
          <table:table-cell table:style-name="ce26" table:formula="of:=ROUND(([.C526]-INDIRECT(&quot;Voltage Divisor.D&quot;&amp;([.D526]+ROW([$'Voltage Divisor'.$A$46])-1)))/INDIRECT(&quot;Voltage Divisor.C&quot;&amp;([.D526]+ROW([$'Voltage Divisor'.$A$46])-1));0)" office:value-type="float" office:value="106" calcext:value-type="float">
            <text:p>106</text:p>
          </table:table-cell>
          <table:table-cell table:style-name="ce27" table:formula="of:=DEC2HEX([.E526])" office:value-type="string" office:string-value="6A" calcext:value-type="string">
            <text:p>0x6A</text:p>
          </table:table-cell>
          <table:table-cell table:number-columns-repeated="1018"/>
        </table:table-row>
        <table:table-row table:style-name="ro3">
          <table:table-cell table:style-name="ce4" office:value-type="float" office:value="521" calcext:value-type="float">
            <text:p>521</text:p>
          </table:table-cell>
          <table:table-cell table:style-name="ce24" table:formula="of:=([.A527]+[.$E$1])*[.$B$2]/[.$B$1]" office:value-type="float" office:value="3.4375" calcext:value-type="float">
            <text:p>3.438</text:p>
          </table:table-cell>
          <table:table-cell table:style-name="ce25" table:formula="of:=[$'Voltage Divisor'.$B$3]*[$'EE Data'.B527]/([$'Voltage Divisor'.$B$2]-[$'EE Data'.B527])" office:value-type="float" office:value="22000" calcext:value-type="float">
            <text:p>22000.0</text:p>
          </table:table-cell>
          <table:table-cell table:formula="of:=MATCH([.C527];[$'Voltage Divisor'.$B$46:.$B$63];-1)" office:value-type="float" office:value="9" calcext:value-type="float">
            <text:p>9</text:p>
          </table:table-cell>
          <table:table-cell table:style-name="ce26" table:formula="of:=ROUND(([.C527]-INDIRECT(&quot;Voltage Divisor.D&quot;&amp;([.D527]+ROW([$'Voltage Divisor'.$A$46])-1)))/INDIRECT(&quot;Voltage Divisor.C&quot;&amp;([.D527]+ROW([$'Voltage Divisor'.$A$46])-1));0)" office:value-type="float" office:value="105" calcext:value-type="float">
            <text:p>105</text:p>
          </table:table-cell>
          <table:table-cell table:style-name="ce27" table:formula="of:=DEC2HEX([.E527])" office:value-type="string" office:string-value="69" calcext:value-type="string">
            <text:p>0x69</text:p>
          </table:table-cell>
          <table:table-cell table:number-columns-repeated="1018"/>
        </table:table-row>
        <table:table-row table:style-name="ro3">
          <table:table-cell table:style-name="ce4" office:value-type="float" office:value="522" calcext:value-type="float">
            <text:p>522</text:p>
          </table:table-cell>
          <table:table-cell table:style-name="ce24" table:formula="of:=([.A528]+[.$E$1])*[.$B$2]/[.$B$1]" office:value-type="float" office:value="3.4423828125" calcext:value-type="float">
            <text:p>3.442</text:p>
          </table:table-cell>
          <table:table-cell table:style-name="ce25" table:formula="of:=[$'Voltage Divisor'.$B$3]*[$'EE Data'.B528]/([$'Voltage Divisor'.$B$2]-[$'EE Data'.B528])" office:value-type="float" office:value="22100.3134796238" calcext:value-type="float">
            <text:p>22100.3</text:p>
          </table:table-cell>
          <table:table-cell table:formula="of:=MATCH([.C528];[$'Voltage Divisor'.$B$46:.$B$63];-1)" office:value-type="float" office:value="9" calcext:value-type="float">
            <text:p>9</text:p>
          </table:table-cell>
          <table:table-cell table:style-name="ce26" table:formula="of:=ROUND(([.C528]-INDIRECT(&quot;Voltage Divisor.D&quot;&amp;([.D528]+ROW([$'Voltage Divisor'.$A$46])-1)))/INDIRECT(&quot;Voltage Divisor.C&quot;&amp;([.D528]+ROW([$'Voltage Divisor'.$A$46])-1));0)" office:value-type="float" office:value="105" calcext:value-type="float">
            <text:p>105</text:p>
          </table:table-cell>
          <table:table-cell table:style-name="ce27" table:formula="of:=DEC2HEX([.E528])" office:value-type="string" office:string-value="69" calcext:value-type="string">
            <text:p>0x69</text:p>
          </table:table-cell>
          <table:table-cell table:number-columns-repeated="1018"/>
        </table:table-row>
        <table:table-row table:style-name="ro3">
          <table:table-cell table:style-name="ce4" office:value-type="float" office:value="523" calcext:value-type="float">
            <text:p>523</text:p>
          </table:table-cell>
          <table:table-cell table:style-name="ce24" table:formula="of:=([.A529]+[.$E$1])*[.$B$2]/[.$B$1]" office:value-type="float" office:value="3.447265625" calcext:value-type="float">
            <text:p>3.447</text:p>
          </table:table-cell>
          <table:table-cell table:style-name="ce25" table:formula="of:=[$'Voltage Divisor'.$B$3]*[$'EE Data'.B529]/([$'Voltage Divisor'.$B$2]-[$'EE Data'.B529])" office:value-type="float" office:value="22201.2578616352" calcext:value-type="float">
            <text:p>22201.3</text:p>
          </table:table-cell>
          <table:table-cell table:formula="of:=MATCH([.C529];[$'Voltage Divisor'.$B$46:.$B$63];-1)" office:value-type="float" office:value="9" calcext:value-type="float">
            <text:p>9</text:p>
          </table:table-cell>
          <table:table-cell table:style-name="ce26" table:formula="of:=ROUND(([.C529]-INDIRECT(&quot;Voltage Divisor.D&quot;&amp;([.D529]+ROW([$'Voltage Divisor'.$A$46])-1)))/INDIRECT(&quot;Voltage Divisor.C&quot;&amp;([.D529]+ROW([$'Voltage Divisor'.$A$46])-1));0)" office:value-type="float" office:value="105" calcext:value-type="float">
            <text:p>105</text:p>
          </table:table-cell>
          <table:table-cell table:style-name="ce27" table:formula="of:=DEC2HEX([.E529])" office:value-type="string" office:string-value="69" calcext:value-type="string">
            <text:p>0x69</text:p>
          </table:table-cell>
          <table:table-cell table:number-columns-repeated="1018"/>
        </table:table-row>
        <table:table-row table:style-name="ro3">
          <table:table-cell table:style-name="ce4" office:value-type="float" office:value="524" calcext:value-type="float">
            <text:p>524</text:p>
          </table:table-cell>
          <table:table-cell table:style-name="ce24" table:formula="of:=([.A530]+[.$E$1])*[.$B$2]/[.$B$1]" office:value-type="float" office:value="3.4521484375" calcext:value-type="float">
            <text:p>3.452</text:p>
          </table:table-cell>
          <table:table-cell table:style-name="ce25" table:formula="of:=[$'Voltage Divisor'.$B$3]*[$'EE Data'.B530]/([$'Voltage Divisor'.$B$2]-[$'EE Data'.B530])" office:value-type="float" office:value="22302.8391167192" calcext:value-type="float">
            <text:p>22302.8</text:p>
          </table:table-cell>
          <table:table-cell table:formula="of:=MATCH([.C530];[$'Voltage Divisor'.$B$46:.$B$63];-1)" office:value-type="float" office:value="9" calcext:value-type="float">
            <text:p>9</text:p>
          </table:table-cell>
          <table:table-cell table:style-name="ce26" table:formula="of:=ROUND(([.C530]-INDIRECT(&quot;Voltage Divisor.D&quot;&amp;([.D530]+ROW([$'Voltage Divisor'.$A$46])-1)))/INDIRECT(&quot;Voltage Divisor.C&quot;&amp;([.D530]+ROW([$'Voltage Divisor'.$A$46])-1));0)" office:value-type="float" office:value="105" calcext:value-type="float">
            <text:p>105</text:p>
          </table:table-cell>
          <table:table-cell table:style-name="ce27" table:formula="of:=DEC2HEX([.E530])" office:value-type="string" office:string-value="69" calcext:value-type="string">
            <text:p>0x69</text:p>
          </table:table-cell>
          <table:table-cell table:number-columns-repeated="1018"/>
        </table:table-row>
        <table:table-row table:style-name="ro3">
          <table:table-cell table:style-name="ce4" office:value-type="float" office:value="525" calcext:value-type="float">
            <text:p>525</text:p>
          </table:table-cell>
          <table:table-cell table:style-name="ce24" table:formula="of:=([.A531]+[.$E$1])*[.$B$2]/[.$B$1]" office:value-type="float" office:value="3.45703125" calcext:value-type="float">
            <text:p>3.457</text:p>
          </table:table-cell>
          <table:table-cell table:style-name="ce25" table:formula="of:=[$'Voltage Divisor'.$B$3]*[$'EE Data'.B531]/([$'Voltage Divisor'.$B$2]-[$'EE Data'.B531])" office:value-type="float" office:value="22405.0632911392" calcext:value-type="float">
            <text:p>22405.1</text:p>
          </table:table-cell>
          <table:table-cell table:formula="of:=MATCH([.C531];[$'Voltage Divisor'.$B$46:.$B$63];-1)" office:value-type="float" office:value="9" calcext:value-type="float">
            <text:p>9</text:p>
          </table:table-cell>
          <table:table-cell table:style-name="ce26" table:formula="of:=ROUND(([.C531]-INDIRECT(&quot;Voltage Divisor.D&quot;&amp;([.D531]+ROW([$'Voltage Divisor'.$A$46])-1)))/INDIRECT(&quot;Voltage Divisor.C&quot;&amp;([.D531]+ROW([$'Voltage Divisor'.$A$46])-1));0)" office:value-type="float" office:value="105" calcext:value-type="float">
            <text:p>105</text:p>
          </table:table-cell>
          <table:table-cell table:style-name="ce27" table:formula="of:=DEC2HEX([.E531])" office:value-type="string" office:string-value="69" calcext:value-type="string">
            <text:p>0x69</text:p>
          </table:table-cell>
          <table:table-cell table:number-columns-repeated="1018"/>
        </table:table-row>
        <table:table-row table:style-name="ro3">
          <table:table-cell table:style-name="ce4" office:value-type="float" office:value="526" calcext:value-type="float">
            <text:p>526</text:p>
          </table:table-cell>
          <table:table-cell table:style-name="ce24" table:formula="of:=([.A532]+[.$E$1])*[.$B$2]/[.$B$1]" office:value-type="float" office:value="3.4619140625" calcext:value-type="float">
            <text:p>3.462</text:p>
          </table:table-cell>
          <table:table-cell table:style-name="ce25" table:formula="of:=[$'Voltage Divisor'.$B$3]*[$'EE Data'.B532]/([$'Voltage Divisor'.$B$2]-[$'EE Data'.B532])" office:value-type="float" office:value="22507.9365079365" calcext:value-type="float">
            <text:p>22507.9</text:p>
          </table:table-cell>
          <table:table-cell table:formula="of:=MATCH([.C532];[$'Voltage Divisor'.$B$46:.$B$63];-1)" office:value-type="float" office:value="9" calcext:value-type="float">
            <text:p>9</text:p>
          </table:table-cell>
          <table:table-cell table:style-name="ce26" table:formula="of:=ROUND(([.C532]-INDIRECT(&quot;Voltage Divisor.D&quot;&amp;([.D532]+ROW([$'Voltage Divisor'.$A$46])-1)))/INDIRECT(&quot;Voltage Divisor.C&quot;&amp;([.D532]+ROW([$'Voltage Divisor'.$A$46])-1));0)" office:value-type="float" office:value="105" calcext:value-type="float">
            <text:p>105</text:p>
          </table:table-cell>
          <table:table-cell table:style-name="ce27" table:formula="of:=DEC2HEX([.E532])" office:value-type="string" office:string-value="69" calcext:value-type="string">
            <text:p>0x69</text:p>
          </table:table-cell>
          <table:table-cell table:number-columns-repeated="1018"/>
        </table:table-row>
        <table:table-row table:style-name="ro3">
          <table:table-cell table:style-name="ce4" office:value-type="float" office:value="527" calcext:value-type="float">
            <text:p>527</text:p>
          </table:table-cell>
          <table:table-cell table:style-name="ce24" table:formula="of:=([.A533]+[.$E$1])*[.$B$2]/[.$B$1]" office:value-type="float" office:value="3.466796875" calcext:value-type="float">
            <text:p>3.467</text:p>
          </table:table-cell>
          <table:table-cell table:style-name="ce25" table:formula="of:=[$'Voltage Divisor'.$B$3]*[$'EE Data'.B533]/([$'Voltage Divisor'.$B$2]-[$'EE Data'.B533])" office:value-type="float" office:value="22611.4649681529" calcext:value-type="float">
            <text:p>22611.5</text:p>
          </table:table-cell>
          <table:table-cell table:formula="of:=MATCH([.C533];[$'Voltage Divisor'.$B$46:.$B$63];-1)" office:value-type="float" office:value="9" calcext:value-type="float">
            <text:p>9</text:p>
          </table:table-cell>
          <table:table-cell table:style-name="ce26" table:formula="of:=ROUND(([.C533]-INDIRECT(&quot;Voltage Divisor.D&quot;&amp;([.D533]+ROW([$'Voltage Divisor'.$A$46])-1)))/INDIRECT(&quot;Voltage Divisor.C&quot;&amp;([.D533]+ROW([$'Voltage Divisor'.$A$46])-1));0)" office:value-type="float" office:value="105" calcext:value-type="float">
            <text:p>105</text:p>
          </table:table-cell>
          <table:table-cell table:style-name="ce27" table:formula="of:=DEC2HEX([.E533])" office:value-type="string" office:string-value="69" calcext:value-type="string">
            <text:p>0x69</text:p>
          </table:table-cell>
          <table:table-cell table:number-columns-repeated="1018"/>
        </table:table-row>
        <table:table-row table:style-name="ro3">
          <table:table-cell table:style-name="ce4" office:value-type="float" office:value="528" calcext:value-type="float">
            <text:p>528</text:p>
          </table:table-cell>
          <table:table-cell table:style-name="ce24" table:formula="of:=([.A534]+[.$E$1])*[.$B$2]/[.$B$1]" office:value-type="float" office:value="3.4716796875" calcext:value-type="float">
            <text:p>3.472</text:p>
          </table:table-cell>
          <table:table-cell table:style-name="ce25" table:formula="of:=[$'Voltage Divisor'.$B$3]*[$'EE Data'.B534]/([$'Voltage Divisor'.$B$2]-[$'EE Data'.B534])" office:value-type="float" office:value="22715.6549520767" calcext:value-type="float">
            <text:p>22715.7</text:p>
          </table:table-cell>
          <table:table-cell table:formula="of:=MATCH([.C534];[$'Voltage Divisor'.$B$46:.$B$63];-1)" office:value-type="float" office:value="9" calcext:value-type="float">
            <text:p>9</text:p>
          </table:table-cell>
          <table:table-cell table:style-name="ce26" table:formula="of:=ROUND(([.C534]-INDIRECT(&quot;Voltage Divisor.D&quot;&amp;([.D534]+ROW([$'Voltage Divisor'.$A$46])-1)))/INDIRECT(&quot;Voltage Divisor.C&quot;&amp;([.D534]+ROW([$'Voltage Divisor'.$A$46])-1));0)" office:value-type="float" office:value="105" calcext:value-type="float">
            <text:p>105</text:p>
          </table:table-cell>
          <table:table-cell table:style-name="ce27" table:formula="of:=DEC2HEX([.E534])" office:value-type="string" office:string-value="69" calcext:value-type="string">
            <text:p>0x69</text:p>
          </table:table-cell>
          <table:table-cell table:number-columns-repeated="1018"/>
        </table:table-row>
        <table:table-row table:style-name="ro3">
          <table:table-cell table:style-name="ce4" office:value-type="float" office:value="529" calcext:value-type="float">
            <text:p>529</text:p>
          </table:table-cell>
          <table:table-cell table:style-name="ce24" table:formula="of:=([.A535]+[.$E$1])*[.$B$2]/[.$B$1]" office:value-type="float" office:value="3.4765625" calcext:value-type="float">
            <text:p>3.477</text:p>
          </table:table-cell>
          <table:table-cell table:style-name="ce25" table:formula="of:=[$'Voltage Divisor'.$B$3]*[$'EE Data'.B535]/([$'Voltage Divisor'.$B$2]-[$'EE Data'.B535])" office:value-type="float" office:value="22820.5128205128" calcext:value-type="float">
            <text:p>22820.5</text:p>
          </table:table-cell>
          <table:table-cell table:formula="of:=MATCH([.C535];[$'Voltage Divisor'.$B$46:.$B$63];-1)" office:value-type="float" office:value="9" calcext:value-type="float">
            <text:p>9</text:p>
          </table:table-cell>
          <table:table-cell table:style-name="ce26" table:formula="of:=ROUND(([.C535]-INDIRECT(&quot;Voltage Divisor.D&quot;&amp;([.D535]+ROW([$'Voltage Divisor'.$A$46])-1)))/INDIRECT(&quot;Voltage Divisor.C&quot;&amp;([.D535]+ROW([$'Voltage Divisor'.$A$46])-1));0)" office:value-type="float" office:value="105" calcext:value-type="float">
            <text:p>105</text:p>
          </table:table-cell>
          <table:table-cell table:style-name="ce27" table:formula="of:=DEC2HEX([.E535])" office:value-type="string" office:string-value="69" calcext:value-type="string">
            <text:p>0x69</text:p>
          </table:table-cell>
          <table:table-cell table:number-columns-repeated="1018"/>
        </table:table-row>
        <table:table-row table:style-name="ro3">
          <table:table-cell table:style-name="ce4" office:value-type="float" office:value="530" calcext:value-type="float">
            <text:p>530</text:p>
          </table:table-cell>
          <table:table-cell table:style-name="ce24" table:formula="of:=([.A536]+[.$E$1])*[.$B$2]/[.$B$1]" office:value-type="float" office:value="3.4814453125" calcext:value-type="float">
            <text:p>3.481</text:p>
          </table:table-cell>
          <table:table-cell table:style-name="ce25" table:formula="of:=[$'Voltage Divisor'.$B$3]*[$'EE Data'.B536]/([$'Voltage Divisor'.$B$2]-[$'EE Data'.B536])" office:value-type="float" office:value="22926.0450160772" calcext:value-type="float">
            <text:p>22926.0</text:p>
          </table:table-cell>
          <table:table-cell table:formula="of:=MATCH([.C536];[$'Voltage Divisor'.$B$46:.$B$63];-1)" office:value-type="float" office:value="9" calcext:value-type="float">
            <text:p>9</text:p>
          </table:table-cell>
          <table:table-cell table:style-name="ce26" table:formula="of:=ROUND(([.C536]-INDIRECT(&quot;Voltage Divisor.D&quot;&amp;([.D536]+ROW([$'Voltage Divisor'.$A$46])-1)))/INDIRECT(&quot;Voltage Divisor.C&quot;&amp;([.D536]+ROW([$'Voltage Divisor'.$A$46])-1));0)" office:value-type="float" office:value="105" calcext:value-type="float">
            <text:p>105</text:p>
          </table:table-cell>
          <table:table-cell table:style-name="ce27" table:formula="of:=DEC2HEX([.E536])" office:value-type="string" office:string-value="69" calcext:value-type="string">
            <text:p>0x69</text:p>
          </table:table-cell>
          <table:table-cell table:number-columns-repeated="1018"/>
        </table:table-row>
        <table:table-row table:style-name="ro3">
          <table:table-cell table:style-name="ce4" office:value-type="float" office:value="531" calcext:value-type="float">
            <text:p>531</text:p>
          </table:table-cell>
          <table:table-cell table:style-name="ce24" table:formula="of:=([.A537]+[.$E$1])*[.$B$2]/[.$B$1]" office:value-type="float" office:value="3.486328125" calcext:value-type="float">
            <text:p>3.486</text:p>
          </table:table-cell>
          <table:table-cell table:style-name="ce25" table:formula="of:=[$'Voltage Divisor'.$B$3]*[$'EE Data'.B537]/([$'Voltage Divisor'.$B$2]-[$'EE Data'.B537])" office:value-type="float" office:value="23032.2580645161" calcext:value-type="float">
            <text:p>23032.3</text:p>
          </table:table-cell>
          <table:table-cell table:formula="of:=MATCH([.C537];[$'Voltage Divisor'.$B$46:.$B$63];-1)" office:value-type="float" office:value="9" calcext:value-type="float">
            <text:p>9</text:p>
          </table:table-cell>
          <table:table-cell table:style-name="ce26" table:formula="of:=ROUND(([.C537]-INDIRECT(&quot;Voltage Divisor.D&quot;&amp;([.D537]+ROW([$'Voltage Divisor'.$A$46])-1)))/INDIRECT(&quot;Voltage Divisor.C&quot;&amp;([.D537]+ROW([$'Voltage Divisor'.$A$46])-1));0)" office:value-type="float" office:value="104" calcext:value-type="float">
            <text:p>104</text:p>
          </table:table-cell>
          <table:table-cell table:style-name="ce27" table:formula="of:=DEC2HEX([.E537])" office:value-type="string" office:string-value="68" calcext:value-type="string">
            <text:p>0x68</text:p>
          </table:table-cell>
          <table:table-cell table:number-columns-repeated="1018"/>
        </table:table-row>
        <table:table-row table:style-name="ro3">
          <table:table-cell table:style-name="ce4" office:value-type="float" office:value="532" calcext:value-type="float">
            <text:p>532</text:p>
          </table:table-cell>
          <table:table-cell table:style-name="ce24" table:formula="of:=([.A538]+[.$E$1])*[.$B$2]/[.$B$1]" office:value-type="float" office:value="3.4912109375" calcext:value-type="float">
            <text:p>3.491</text:p>
          </table:table-cell>
          <table:table-cell table:style-name="ce25" table:formula="of:=[$'Voltage Divisor'.$B$3]*[$'EE Data'.B538]/([$'Voltage Divisor'.$B$2]-[$'EE Data'.B538])" office:value-type="float" office:value="23139.1585760518" calcext:value-type="float">
            <text:p>23139.2</text:p>
          </table:table-cell>
          <table:table-cell table:formula="of:=MATCH([.C538];[$'Voltage Divisor'.$B$46:.$B$63];-1)" office:value-type="float" office:value="9" calcext:value-type="float">
            <text:p>9</text:p>
          </table:table-cell>
          <table:table-cell table:style-name="ce26" table:formula="of:=ROUND(([.C538]-INDIRECT(&quot;Voltage Divisor.D&quot;&amp;([.D538]+ROW([$'Voltage Divisor'.$A$46])-1)))/INDIRECT(&quot;Voltage Divisor.C&quot;&amp;([.D538]+ROW([$'Voltage Divisor'.$A$46])-1));0)" office:value-type="float" office:value="104" calcext:value-type="float">
            <text:p>104</text:p>
          </table:table-cell>
          <table:table-cell table:style-name="ce27" table:formula="of:=DEC2HEX([.E538])" office:value-type="string" office:string-value="68" calcext:value-type="string">
            <text:p>0x68</text:p>
          </table:table-cell>
          <table:table-cell table:number-columns-repeated="1018"/>
        </table:table-row>
        <table:table-row table:style-name="ro3">
          <table:table-cell table:style-name="ce4" office:value-type="float" office:value="533" calcext:value-type="float">
            <text:p>533</text:p>
          </table:table-cell>
          <table:table-cell table:style-name="ce24" table:formula="of:=([.A539]+[.$E$1])*[.$B$2]/[.$B$1]" office:value-type="float" office:value="3.49609375" calcext:value-type="float">
            <text:p>3.496</text:p>
          </table:table-cell>
          <table:table-cell table:style-name="ce25" table:formula="of:=[$'Voltage Divisor'.$B$3]*[$'EE Data'.B539]/([$'Voltage Divisor'.$B$2]-[$'EE Data'.B539])" office:value-type="float" office:value="23246.7532467532" calcext:value-type="float">
            <text:p>23246.8</text:p>
          </table:table-cell>
          <table:table-cell table:formula="of:=MATCH([.C539];[$'Voltage Divisor'.$B$46:.$B$63];-1)" office:value-type="float" office:value="9" calcext:value-type="float">
            <text:p>9</text:p>
          </table:table-cell>
          <table:table-cell table:style-name="ce26" table:formula="of:=ROUND(([.C539]-INDIRECT(&quot;Voltage Divisor.D&quot;&amp;([.D539]+ROW([$'Voltage Divisor'.$A$46])-1)))/INDIRECT(&quot;Voltage Divisor.C&quot;&amp;([.D539]+ROW([$'Voltage Divisor'.$A$46])-1));0)" office:value-type="float" office:value="104" calcext:value-type="float">
            <text:p>104</text:p>
          </table:table-cell>
          <table:table-cell table:style-name="ce27" table:formula="of:=DEC2HEX([.E539])" office:value-type="string" office:string-value="68" calcext:value-type="string">
            <text:p>0x68</text:p>
          </table:table-cell>
          <table:table-cell table:number-columns-repeated="1018"/>
        </table:table-row>
        <table:table-row table:style-name="ro3">
          <table:table-cell table:style-name="ce4" office:value-type="float" office:value="534" calcext:value-type="float">
            <text:p>534</text:p>
          </table:table-cell>
          <table:table-cell table:style-name="ce24" table:formula="of:=([.A540]+[.$E$1])*[.$B$2]/[.$B$1]" office:value-type="float" office:value="3.5009765625" calcext:value-type="float">
            <text:p>3.501</text:p>
          </table:table-cell>
          <table:table-cell table:style-name="ce25" table:formula="of:=[$'Voltage Divisor'.$B$3]*[$'EE Data'.B540]/([$'Voltage Divisor'.$B$2]-[$'EE Data'.B540])" office:value-type="float" office:value="23355.0488599349" calcext:value-type="float">
            <text:p>23355.0</text:p>
          </table:table-cell>
          <table:table-cell table:formula="of:=MATCH([.C540];[$'Voltage Divisor'.$B$46:.$B$63];-1)" office:value-type="float" office:value="9" calcext:value-type="float">
            <text:p>9</text:p>
          </table:table-cell>
          <table:table-cell table:style-name="ce26" table:formula="of:=ROUND(([.C540]-INDIRECT(&quot;Voltage Divisor.D&quot;&amp;([.D540]+ROW([$'Voltage Divisor'.$A$46])-1)))/INDIRECT(&quot;Voltage Divisor.C&quot;&amp;([.D540]+ROW([$'Voltage Divisor'.$A$46])-1));0)" office:value-type="float" office:value="104" calcext:value-type="float">
            <text:p>104</text:p>
          </table:table-cell>
          <table:table-cell table:style-name="ce27" table:formula="of:=DEC2HEX([.E540])" office:value-type="string" office:string-value="68" calcext:value-type="string">
            <text:p>0x68</text:p>
          </table:table-cell>
          <table:table-cell table:number-columns-repeated="1018"/>
        </table:table-row>
        <table:table-row table:style-name="ro3">
          <table:table-cell table:style-name="ce4" office:value-type="float" office:value="535" calcext:value-type="float">
            <text:p>535</text:p>
          </table:table-cell>
          <table:table-cell table:style-name="ce24" table:formula="of:=([.A541]+[.$E$1])*[.$B$2]/[.$B$1]" office:value-type="float" office:value="3.505859375" calcext:value-type="float">
            <text:p>3.506</text:p>
          </table:table-cell>
          <table:table-cell table:style-name="ce25" table:formula="of:=[$'Voltage Divisor'.$B$3]*[$'EE Data'.B541]/([$'Voltage Divisor'.$B$2]-[$'EE Data'.B541])" office:value-type="float" office:value="23464.0522875817" calcext:value-type="float">
            <text:p>23464.1</text:p>
          </table:table-cell>
          <table:table-cell table:formula="of:=MATCH([.C541];[$'Voltage Divisor'.$B$46:.$B$63];-1)" office:value-type="float" office:value="9" calcext:value-type="float">
            <text:p>9</text:p>
          </table:table-cell>
          <table:table-cell table:style-name="ce26" table:formula="of:=ROUND(([.C541]-INDIRECT(&quot;Voltage Divisor.D&quot;&amp;([.D541]+ROW([$'Voltage Divisor'.$A$46])-1)))/INDIRECT(&quot;Voltage Divisor.C&quot;&amp;([.D541]+ROW([$'Voltage Divisor'.$A$46])-1));0)" office:value-type="float" office:value="104" calcext:value-type="float">
            <text:p>104</text:p>
          </table:table-cell>
          <table:table-cell table:style-name="ce27" table:formula="of:=DEC2HEX([.E541])" office:value-type="string" office:string-value="68" calcext:value-type="string">
            <text:p>0x68</text:p>
          </table:table-cell>
          <table:table-cell table:number-columns-repeated="1018"/>
        </table:table-row>
        <table:table-row table:style-name="ro3">
          <table:table-cell table:style-name="ce4" office:value-type="float" office:value="536" calcext:value-type="float">
            <text:p>536</text:p>
          </table:table-cell>
          <table:table-cell table:style-name="ce24" table:formula="of:=([.A542]+[.$E$1])*[.$B$2]/[.$B$1]" office:value-type="float" office:value="3.5107421875" calcext:value-type="float">
            <text:p>3.511</text:p>
          </table:table-cell>
          <table:table-cell table:style-name="ce25" table:formula="of:=[$'Voltage Divisor'.$B$3]*[$'EE Data'.B542]/([$'Voltage Divisor'.$B$2]-[$'EE Data'.B542])" office:value-type="float" office:value="23573.7704918033" calcext:value-type="float">
            <text:p>23573.8</text:p>
          </table:table-cell>
          <table:table-cell table:formula="of:=MATCH([.C542];[$'Voltage Divisor'.$B$46:.$B$63];-1)" office:value-type="float" office:value="9" calcext:value-type="float">
            <text:p>9</text:p>
          </table:table-cell>
          <table:table-cell table:style-name="ce26" table:formula="of:=ROUND(([.C542]-INDIRECT(&quot;Voltage Divisor.D&quot;&amp;([.D542]+ROW([$'Voltage Divisor'.$A$46])-1)))/INDIRECT(&quot;Voltage Divisor.C&quot;&amp;([.D542]+ROW([$'Voltage Divisor'.$A$46])-1));0)" office:value-type="float" office:value="104" calcext:value-type="float">
            <text:p>104</text:p>
          </table:table-cell>
          <table:table-cell table:style-name="ce27" table:formula="of:=DEC2HEX([.E542])" office:value-type="string" office:string-value="68" calcext:value-type="string">
            <text:p>0x68</text:p>
          </table:table-cell>
          <table:table-cell table:number-columns-repeated="1018"/>
        </table:table-row>
        <table:table-row table:style-name="ro3">
          <table:table-cell table:style-name="ce4" office:value-type="float" office:value="537" calcext:value-type="float">
            <text:p>537</text:p>
          </table:table-cell>
          <table:table-cell table:style-name="ce24" table:formula="of:=([.A543]+[.$E$1])*[.$B$2]/[.$B$1]" office:value-type="float" office:value="3.515625" calcext:value-type="float">
            <text:p>3.516</text:p>
          </table:table-cell>
          <table:table-cell table:style-name="ce25" table:formula="of:=[$'Voltage Divisor'.$B$3]*[$'EE Data'.B543]/([$'Voltage Divisor'.$B$2]-[$'EE Data'.B543])" office:value-type="float" office:value="23684.2105263158" calcext:value-type="float">
            <text:p>23684.2</text:p>
          </table:table-cell>
          <table:table-cell table:formula="of:=MATCH([.C543];[$'Voltage Divisor'.$B$46:.$B$63];-1)" office:value-type="float" office:value="9" calcext:value-type="float">
            <text:p>9</text:p>
          </table:table-cell>
          <table:table-cell table:style-name="ce26" table:formula="of:=ROUND(([.C543]-INDIRECT(&quot;Voltage Divisor.D&quot;&amp;([.D543]+ROW([$'Voltage Divisor'.$A$46])-1)))/INDIRECT(&quot;Voltage Divisor.C&quot;&amp;([.D543]+ROW([$'Voltage Divisor'.$A$46])-1));0)" office:value-type="float" office:value="104" calcext:value-type="float">
            <text:p>104</text:p>
          </table:table-cell>
          <table:table-cell table:style-name="ce27" table:formula="of:=DEC2HEX([.E543])" office:value-type="string" office:string-value="68" calcext:value-type="string">
            <text:p>0x68</text:p>
          </table:table-cell>
          <table:table-cell table:number-columns-repeated="1018"/>
        </table:table-row>
        <table:table-row table:style-name="ro3">
          <table:table-cell table:style-name="ce4" office:value-type="float" office:value="538" calcext:value-type="float">
            <text:p>538</text:p>
          </table:table-cell>
          <table:table-cell table:style-name="ce24" table:formula="of:=([.A544]+[.$E$1])*[.$B$2]/[.$B$1]" office:value-type="float" office:value="3.5205078125" calcext:value-type="float">
            <text:p>3.521</text:p>
          </table:table-cell>
          <table:table-cell table:style-name="ce25" table:formula="of:=[$'Voltage Divisor'.$B$3]*[$'EE Data'.B544]/([$'Voltage Divisor'.$B$2]-[$'EE Data'.B544])" office:value-type="float" office:value="23795.3795379538" calcext:value-type="float">
            <text:p>23795.4</text:p>
          </table:table-cell>
          <table:table-cell table:formula="of:=MATCH([.C544];[$'Voltage Divisor'.$B$46:.$B$63];-1)" office:value-type="float" office:value="9" calcext:value-type="float">
            <text:p>9</text:p>
          </table:table-cell>
          <table:table-cell table:style-name="ce26" table:formula="of:=ROUND(([.C544]-INDIRECT(&quot;Voltage Divisor.D&quot;&amp;([.D544]+ROW([$'Voltage Divisor'.$A$46])-1)))/INDIRECT(&quot;Voltage Divisor.C&quot;&amp;([.D544]+ROW([$'Voltage Divisor'.$A$46])-1));0)" office:value-type="float" office:value="104" calcext:value-type="float">
            <text:p>104</text:p>
          </table:table-cell>
          <table:table-cell table:style-name="ce27" table:formula="of:=DEC2HEX([.E544])" office:value-type="string" office:string-value="68" calcext:value-type="string">
            <text:p>0x68</text:p>
          </table:table-cell>
          <table:table-cell table:number-columns-repeated="1018"/>
        </table:table-row>
        <table:table-row table:style-name="ro3">
          <table:table-cell table:style-name="ce4" office:value-type="float" office:value="539" calcext:value-type="float">
            <text:p>539</text:p>
          </table:table-cell>
          <table:table-cell table:style-name="ce24" table:formula="of:=([.A545]+[.$E$1])*[.$B$2]/[.$B$1]" office:value-type="float" office:value="3.525390625" calcext:value-type="float">
            <text:p>3.525</text:p>
          </table:table-cell>
          <table:table-cell table:style-name="ce25" table:formula="of:=[$'Voltage Divisor'.$B$3]*[$'EE Data'.B545]/([$'Voltage Divisor'.$B$2]-[$'EE Data'.B545])" office:value-type="float" office:value="23907.2847682119" calcext:value-type="float">
            <text:p>23907.3</text:p>
          </table:table-cell>
          <table:table-cell table:formula="of:=MATCH([.C545];[$'Voltage Divisor'.$B$46:.$B$63];-1)" office:value-type="float" office:value="9" calcext:value-type="float">
            <text:p>9</text:p>
          </table:table-cell>
          <table:table-cell table:style-name="ce26" table:formula="of:=ROUND(([.C545]-INDIRECT(&quot;Voltage Divisor.D&quot;&amp;([.D545]+ROW([$'Voltage Divisor'.$A$46])-1)))/INDIRECT(&quot;Voltage Divisor.C&quot;&amp;([.D545]+ROW([$'Voltage Divisor'.$A$46])-1));0)" office:value-type="float" office:value="104" calcext:value-type="float">
            <text:p>104</text:p>
          </table:table-cell>
          <table:table-cell table:style-name="ce27" table:formula="of:=DEC2HEX([.E545])" office:value-type="string" office:string-value="68" calcext:value-type="string">
            <text:p>0x68</text:p>
          </table:table-cell>
          <table:table-cell table:number-columns-repeated="1018"/>
        </table:table-row>
        <table:table-row table:style-name="ro3">
          <table:table-cell table:style-name="ce4" office:value-type="float" office:value="540" calcext:value-type="float">
            <text:p>540</text:p>
          </table:table-cell>
          <table:table-cell table:style-name="ce24" table:formula="of:=([.A546]+[.$E$1])*[.$B$2]/[.$B$1]" office:value-type="float" office:value="3.5302734375" calcext:value-type="float">
            <text:p>3.530</text:p>
          </table:table-cell>
          <table:table-cell table:style-name="ce25" table:formula="of:=[$'Voltage Divisor'.$B$3]*[$'EE Data'.B546]/([$'Voltage Divisor'.$B$2]-[$'EE Data'.B546])" office:value-type="float" office:value="24019.9335548173" calcext:value-type="float">
            <text:p>24019.9</text:p>
          </table:table-cell>
          <table:table-cell table:formula="of:=MATCH([.C546];[$'Voltage Divisor'.$B$46:.$B$63];-1)" office:value-type="float" office:value="9" calcext:value-type="float">
            <text:p>9</text:p>
          </table:table-cell>
          <table:table-cell table:style-name="ce26" table:formula="of:=ROUND(([.C546]-INDIRECT(&quot;Voltage Divisor.D&quot;&amp;([.D546]+ROW([$'Voltage Divisor'.$A$46])-1)))/INDIRECT(&quot;Voltage Divisor.C&quot;&amp;([.D546]+ROW([$'Voltage Divisor'.$A$46])-1));0)" office:value-type="float" office:value="104" calcext:value-type="float">
            <text:p>104</text:p>
          </table:table-cell>
          <table:table-cell table:style-name="ce27" table:formula="of:=DEC2HEX([.E546])" office:value-type="string" office:string-value="68" calcext:value-type="string">
            <text:p>0x68</text:p>
          </table:table-cell>
          <table:table-cell table:number-columns-repeated="1018"/>
        </table:table-row>
        <table:table-row table:style-name="ro3">
          <table:table-cell table:style-name="ce4" office:value-type="float" office:value="541" calcext:value-type="float">
            <text:p>541</text:p>
          </table:table-cell>
          <table:table-cell table:style-name="ce24" table:formula="of:=([.A547]+[.$E$1])*[.$B$2]/[.$B$1]" office:value-type="float" office:value="3.53515625" calcext:value-type="float">
            <text:p>3.535</text:p>
          </table:table-cell>
          <table:table-cell table:style-name="ce25" table:formula="of:=[$'Voltage Divisor'.$B$3]*[$'EE Data'.B547]/([$'Voltage Divisor'.$B$2]-[$'EE Data'.B547])" office:value-type="float" office:value="24133.3333333333" calcext:value-type="float">
            <text:p>24133.3</text:p>
          </table:table-cell>
          <table:table-cell table:formula="of:=MATCH([.C547];[$'Voltage Divisor'.$B$46:.$B$63];-1)" office:value-type="float" office:value="9" calcext:value-type="float">
            <text:p>9</text:p>
          </table:table-cell>
          <table:table-cell table:style-name="ce26" table:formula="of:=ROUND(([.C547]-INDIRECT(&quot;Voltage Divisor.D&quot;&amp;([.D547]+ROW([$'Voltage Divisor'.$A$46])-1)))/INDIRECT(&quot;Voltage Divisor.C&quot;&amp;([.D547]+ROW([$'Voltage Divisor'.$A$46])-1));0)" office:value-type="float" office:value="103" calcext:value-type="float">
            <text:p>103</text:p>
          </table:table-cell>
          <table:table-cell table:style-name="ce27" table:formula="of:=DEC2HEX([.E547])" office:value-type="string" office:string-value="67" calcext:value-type="string">
            <text:p>0x67</text:p>
          </table:table-cell>
          <table:table-cell table:number-columns-repeated="1018"/>
        </table:table-row>
        <table:table-row table:style-name="ro3">
          <table:table-cell table:style-name="ce4" office:value-type="float" office:value="542" calcext:value-type="float">
            <text:p>542</text:p>
          </table:table-cell>
          <table:table-cell table:style-name="ce24" table:formula="of:=([.A548]+[.$E$1])*[.$B$2]/[.$B$1]" office:value-type="float" office:value="3.5400390625" calcext:value-type="float">
            <text:p>3.540</text:p>
          </table:table-cell>
          <table:table-cell table:style-name="ce25" table:formula="of:=[$'Voltage Divisor'.$B$3]*[$'EE Data'.B548]/([$'Voltage Divisor'.$B$2]-[$'EE Data'.B548])" office:value-type="float" office:value="24247.491638796" calcext:value-type="float">
            <text:p>24247.5</text:p>
          </table:table-cell>
          <table:table-cell table:formula="of:=MATCH([.C548];[$'Voltage Divisor'.$B$46:.$B$63];-1)" office:value-type="float" office:value="9" calcext:value-type="float">
            <text:p>9</text:p>
          </table:table-cell>
          <table:table-cell table:style-name="ce26" table:formula="of:=ROUND(([.C548]-INDIRECT(&quot;Voltage Divisor.D&quot;&amp;([.D548]+ROW([$'Voltage Divisor'.$A$46])-1)))/INDIRECT(&quot;Voltage Divisor.C&quot;&amp;([.D548]+ROW([$'Voltage Divisor'.$A$46])-1));0)" office:value-type="float" office:value="103" calcext:value-type="float">
            <text:p>103</text:p>
          </table:table-cell>
          <table:table-cell table:style-name="ce27" table:formula="of:=DEC2HEX([.E548])" office:value-type="string" office:string-value="67" calcext:value-type="string">
            <text:p>0x67</text:p>
          </table:table-cell>
          <table:table-cell table:number-columns-repeated="1018"/>
        </table:table-row>
        <table:table-row table:style-name="ro3">
          <table:table-cell table:style-name="ce4" office:value-type="float" office:value="543" calcext:value-type="float">
            <text:p>543</text:p>
          </table:table-cell>
          <table:table-cell table:style-name="ce24" table:formula="of:=([.A549]+[.$E$1])*[.$B$2]/[.$B$1]" office:value-type="float" office:value="3.544921875" calcext:value-type="float">
            <text:p>3.545</text:p>
          </table:table-cell>
          <table:table-cell table:style-name="ce25" table:formula="of:=[$'Voltage Divisor'.$B$3]*[$'EE Data'.B549]/([$'Voltage Divisor'.$B$2]-[$'EE Data'.B549])" office:value-type="float" office:value="24362.4161073825" calcext:value-type="float">
            <text:p>24362.4</text:p>
          </table:table-cell>
          <table:table-cell table:formula="of:=MATCH([.C549];[$'Voltage Divisor'.$B$46:.$B$63];-1)" office:value-type="float" office:value="9" calcext:value-type="float">
            <text:p>9</text:p>
          </table:table-cell>
          <table:table-cell table:style-name="ce26" table:formula="of:=ROUND(([.C549]-INDIRECT(&quot;Voltage Divisor.D&quot;&amp;([.D549]+ROW([$'Voltage Divisor'.$A$46])-1)))/INDIRECT(&quot;Voltage Divisor.C&quot;&amp;([.D549]+ROW([$'Voltage Divisor'.$A$46])-1));0)" office:value-type="float" office:value="103" calcext:value-type="float">
            <text:p>103</text:p>
          </table:table-cell>
          <table:table-cell table:style-name="ce27" table:formula="of:=DEC2HEX([.E549])" office:value-type="string" office:string-value="67" calcext:value-type="string">
            <text:p>0x67</text:p>
          </table:table-cell>
          <table:table-cell table:number-columns-repeated="1018"/>
        </table:table-row>
        <table:table-row table:style-name="ro3">
          <table:table-cell table:style-name="ce4" office:value-type="float" office:value="544" calcext:value-type="float">
            <text:p>544</text:p>
          </table:table-cell>
          <table:table-cell table:style-name="ce24" table:formula="of:=([.A550]+[.$E$1])*[.$B$2]/[.$B$1]" office:value-type="float" office:value="3.5498046875" calcext:value-type="float">
            <text:p>3.550</text:p>
          </table:table-cell>
          <table:table-cell table:style-name="ce25" table:formula="of:=[$'Voltage Divisor'.$B$3]*[$'EE Data'.B550]/([$'Voltage Divisor'.$B$2]-[$'EE Data'.B550])" office:value-type="float" office:value="24478.1144781145" calcext:value-type="float">
            <text:p>24478.1</text:p>
          </table:table-cell>
          <table:table-cell table:formula="of:=MATCH([.C550];[$'Voltage Divisor'.$B$46:.$B$63];-1)" office:value-type="float" office:value="9" calcext:value-type="float">
            <text:p>9</text:p>
          </table:table-cell>
          <table:table-cell table:style-name="ce26" table:formula="of:=ROUND(([.C550]-INDIRECT(&quot;Voltage Divisor.D&quot;&amp;([.D550]+ROW([$'Voltage Divisor'.$A$46])-1)))/INDIRECT(&quot;Voltage Divisor.C&quot;&amp;([.D550]+ROW([$'Voltage Divisor'.$A$46])-1));0)" office:value-type="float" office:value="103" calcext:value-type="float">
            <text:p>103</text:p>
          </table:table-cell>
          <table:table-cell table:style-name="ce27" table:formula="of:=DEC2HEX([.E550])" office:value-type="string" office:string-value="67" calcext:value-type="string">
            <text:p>0x67</text:p>
          </table:table-cell>
          <table:table-cell table:number-columns-repeated="1018"/>
        </table:table-row>
        <table:table-row table:style-name="ro3">
          <table:table-cell table:style-name="ce4" office:value-type="float" office:value="545" calcext:value-type="float">
            <text:p>545</text:p>
          </table:table-cell>
          <table:table-cell table:style-name="ce24" table:formula="of:=([.A551]+[.$E$1])*[.$B$2]/[.$B$1]" office:value-type="float" office:value="3.5546875" calcext:value-type="float">
            <text:p>3.555</text:p>
          </table:table-cell>
          <table:table-cell table:style-name="ce25" table:formula="of:=[$'Voltage Divisor'.$B$3]*[$'EE Data'.B551]/([$'Voltage Divisor'.$B$2]-[$'EE Data'.B551])" office:value-type="float" office:value="24594.5945945946" calcext:value-type="float">
            <text:p>24594.6</text:p>
          </table:table-cell>
          <table:table-cell table:formula="of:=MATCH([.C551];[$'Voltage Divisor'.$B$46:.$B$63];-1)" office:value-type="float" office:value="9" calcext:value-type="float">
            <text:p>9</text:p>
          </table:table-cell>
          <table:table-cell table:style-name="ce26" table:formula="of:=ROUND(([.C551]-INDIRECT(&quot;Voltage Divisor.D&quot;&amp;([.D551]+ROW([$'Voltage Divisor'.$A$46])-1)))/INDIRECT(&quot;Voltage Divisor.C&quot;&amp;([.D551]+ROW([$'Voltage Divisor'.$A$46])-1));0)" office:value-type="float" office:value="103" calcext:value-type="float">
            <text:p>103</text:p>
          </table:table-cell>
          <table:table-cell table:style-name="ce27" table:formula="of:=DEC2HEX([.E551])" office:value-type="string" office:string-value="67" calcext:value-type="string">
            <text:p>0x67</text:p>
          </table:table-cell>
          <table:table-cell table:number-columns-repeated="1018"/>
        </table:table-row>
        <table:table-row table:style-name="ro3">
          <table:table-cell table:style-name="ce4" office:value-type="float" office:value="546" calcext:value-type="float">
            <text:p>546</text:p>
          </table:table-cell>
          <table:table-cell table:style-name="ce24" table:formula="of:=([.A552]+[.$E$1])*[.$B$2]/[.$B$1]" office:value-type="float" office:value="3.5595703125" calcext:value-type="float">
            <text:p>3.560</text:p>
          </table:table-cell>
          <table:table-cell table:style-name="ce25" table:formula="of:=[$'Voltage Divisor'.$B$3]*[$'EE Data'.B552]/([$'Voltage Divisor'.$B$2]-[$'EE Data'.B552])" office:value-type="float" office:value="24711.8644067797" calcext:value-type="float">
            <text:p>24711.9</text:p>
          </table:table-cell>
          <table:table-cell table:formula="of:=MATCH([.C552];[$'Voltage Divisor'.$B$46:.$B$63];-1)" office:value-type="float" office:value="9" calcext:value-type="float">
            <text:p>9</text:p>
          </table:table-cell>
          <table:table-cell table:style-name="ce26" table:formula="of:=ROUND(([.C552]-INDIRECT(&quot;Voltage Divisor.D&quot;&amp;([.D552]+ROW([$'Voltage Divisor'.$A$46])-1)))/INDIRECT(&quot;Voltage Divisor.C&quot;&amp;([.D552]+ROW([$'Voltage Divisor'.$A$46])-1));0)" office:value-type="float" office:value="103" calcext:value-type="float">
            <text:p>103</text:p>
          </table:table-cell>
          <table:table-cell table:style-name="ce27" table:formula="of:=DEC2HEX([.E552])" office:value-type="string" office:string-value="67" calcext:value-type="string">
            <text:p>0x67</text:p>
          </table:table-cell>
          <table:table-cell table:number-columns-repeated="1018"/>
        </table:table-row>
        <table:table-row table:style-name="ro3">
          <table:table-cell table:style-name="ce4" office:value-type="float" office:value="547" calcext:value-type="float">
            <text:p>547</text:p>
          </table:table-cell>
          <table:table-cell table:style-name="ce24" table:formula="of:=([.A553]+[.$E$1])*[.$B$2]/[.$B$1]" office:value-type="float" office:value="3.564453125" calcext:value-type="float">
            <text:p>3.564</text:p>
          </table:table-cell>
          <table:table-cell table:style-name="ce25" table:formula="of:=[$'Voltage Divisor'.$B$3]*[$'EE Data'.B553]/([$'Voltage Divisor'.$B$2]-[$'EE Data'.B553])" office:value-type="float" office:value="24829.9319727891" calcext:value-type="float">
            <text:p>24829.9</text:p>
          </table:table-cell>
          <table:table-cell table:formula="of:=MATCH([.C553];[$'Voltage Divisor'.$B$46:.$B$63];-1)" office:value-type="float" office:value="9" calcext:value-type="float">
            <text:p>9</text:p>
          </table:table-cell>
          <table:table-cell table:style-name="ce26" table:formula="of:=ROUND(([.C553]-INDIRECT(&quot;Voltage Divisor.D&quot;&amp;([.D553]+ROW([$'Voltage Divisor'.$A$46])-1)))/INDIRECT(&quot;Voltage Divisor.C&quot;&amp;([.D553]+ROW([$'Voltage Divisor'.$A$46])-1));0)" office:value-type="float" office:value="103" calcext:value-type="float">
            <text:p>103</text:p>
          </table:table-cell>
          <table:table-cell table:style-name="ce27" table:formula="of:=DEC2HEX([.E553])" office:value-type="string" office:string-value="67" calcext:value-type="string">
            <text:p>0x67</text:p>
          </table:table-cell>
          <table:table-cell table:number-columns-repeated="1018"/>
        </table:table-row>
        <table:table-row table:style-name="ro3">
          <table:table-cell table:style-name="ce4" office:value-type="float" office:value="548" calcext:value-type="float">
            <text:p>548</text:p>
          </table:table-cell>
          <table:table-cell table:style-name="ce24" table:formula="of:=([.A554]+[.$E$1])*[.$B$2]/[.$B$1]" office:value-type="float" office:value="3.5693359375" calcext:value-type="float">
            <text:p>3.569</text:p>
          </table:table-cell>
          <table:table-cell table:style-name="ce25" table:formula="of:=[$'Voltage Divisor'.$B$3]*[$'EE Data'.B554]/([$'Voltage Divisor'.$B$2]-[$'EE Data'.B554])" office:value-type="float" office:value="24948.8054607509" calcext:value-type="float">
            <text:p>24948.8</text:p>
          </table:table-cell>
          <table:table-cell table:formula="of:=MATCH([.C554];[$'Voltage Divisor'.$B$46:.$B$63];-1)" office:value-type="float" office:value="9" calcext:value-type="float">
            <text:p>9</text:p>
          </table:table-cell>
          <table:table-cell table:style-name="ce26" table:formula="of:=ROUND(([.C554]-INDIRECT(&quot;Voltage Divisor.D&quot;&amp;([.D554]+ROW([$'Voltage Divisor'.$A$46])-1)))/INDIRECT(&quot;Voltage Divisor.C&quot;&amp;([.D554]+ROW([$'Voltage Divisor'.$A$46])-1));0)" office:value-type="float" office:value="103" calcext:value-type="float">
            <text:p>103</text:p>
          </table:table-cell>
          <table:table-cell table:style-name="ce27" table:formula="of:=DEC2HEX([.E554])" office:value-type="string" office:string-value="67" calcext:value-type="string">
            <text:p>0x67</text:p>
          </table:table-cell>
          <table:table-cell table:number-columns-repeated="1018"/>
        </table:table-row>
        <table:table-row table:style-name="ro3">
          <table:table-cell table:style-name="ce4" office:value-type="float" office:value="549" calcext:value-type="float">
            <text:p>549</text:p>
          </table:table-cell>
          <table:table-cell table:style-name="ce24" table:formula="of:=([.A555]+[.$E$1])*[.$B$2]/[.$B$1]" office:value-type="float" office:value="3.57421875" calcext:value-type="float">
            <text:p>3.574</text:p>
          </table:table-cell>
          <table:table-cell table:style-name="ce25" table:formula="of:=[$'Voltage Divisor'.$B$3]*[$'EE Data'.B555]/([$'Voltage Divisor'.$B$2]-[$'EE Data'.B555])" office:value-type="float" office:value="25068.4931506849" calcext:value-type="float">
            <text:p>25068.5</text:p>
          </table:table-cell>
          <table:table-cell table:formula="of:=MATCH([.C555];[$'Voltage Divisor'.$B$46:.$B$63];-1)" office:value-type="float" office:value="9" calcext:value-type="float">
            <text:p>9</text:p>
          </table:table-cell>
          <table:table-cell table:style-name="ce26" table:formula="of:=ROUND(([.C555]-INDIRECT(&quot;Voltage Divisor.D&quot;&amp;([.D555]+ROW([$'Voltage Divisor'.$A$46])-1)))/INDIRECT(&quot;Voltage Divisor.C&quot;&amp;([.D555]+ROW([$'Voltage Divisor'.$A$46])-1));0)" office:value-type="float" office:value="103" calcext:value-type="float">
            <text:p>103</text:p>
          </table:table-cell>
          <table:table-cell table:style-name="ce27" table:formula="of:=DEC2HEX([.E555])" office:value-type="string" office:string-value="67" calcext:value-type="string">
            <text:p>0x67</text:p>
          </table:table-cell>
          <table:table-cell table:number-columns-repeated="1018"/>
        </table:table-row>
        <table:table-row table:style-name="ro3">
          <table:table-cell table:style-name="ce4" office:value-type="float" office:value="550" calcext:value-type="float">
            <text:p>550</text:p>
          </table:table-cell>
          <table:table-cell table:style-name="ce24" table:formula="of:=([.A556]+[.$E$1])*[.$B$2]/[.$B$1]" office:value-type="float" office:value="3.5791015625" calcext:value-type="float">
            <text:p>3.579</text:p>
          </table:table-cell>
          <table:table-cell table:style-name="ce25" table:formula="of:=[$'Voltage Divisor'.$B$3]*[$'EE Data'.B556]/([$'Voltage Divisor'.$B$2]-[$'EE Data'.B556])" office:value-type="float" office:value="25189.0034364261" calcext:value-type="float">
            <text:p>25189.0</text:p>
          </table:table-cell>
          <table:table-cell table:formula="of:=MATCH([.C556];[$'Voltage Divisor'.$B$46:.$B$63];-1)" office:value-type="float" office:value="9" calcext:value-type="float">
            <text:p>9</text:p>
          </table:table-cell>
          <table:table-cell table:style-name="ce26" table:formula="of:=ROUND(([.C556]-INDIRECT(&quot;Voltage Divisor.D&quot;&amp;([.D556]+ROW([$'Voltage Divisor'.$A$46])-1)))/INDIRECT(&quot;Voltage Divisor.C&quot;&amp;([.D556]+ROW([$'Voltage Divisor'.$A$46])-1));0)" office:value-type="float" office:value="102" calcext:value-type="float">
            <text:p>102</text:p>
          </table:table-cell>
          <table:table-cell table:style-name="ce27" table:formula="of:=DEC2HEX([.E556])" office:value-type="string" office:string-value="66" calcext:value-type="string">
            <text:p>0x66</text:p>
          </table:table-cell>
          <table:table-cell table:number-columns-repeated="1018"/>
        </table:table-row>
        <table:table-row table:style-name="ro3">
          <table:table-cell table:style-name="ce4" office:value-type="float" office:value="551" calcext:value-type="float">
            <text:p>551</text:p>
          </table:table-cell>
          <table:table-cell table:style-name="ce24" table:formula="of:=([.A557]+[.$E$1])*[.$B$2]/[.$B$1]" office:value-type="float" office:value="3.583984375" calcext:value-type="float">
            <text:p>3.584</text:p>
          </table:table-cell>
          <table:table-cell table:style-name="ce25" table:formula="of:=[$'Voltage Divisor'.$B$3]*[$'EE Data'.B557]/([$'Voltage Divisor'.$B$2]-[$'EE Data'.B557])" office:value-type="float" office:value="25310.3448275862" calcext:value-type="float">
            <text:p>25310.3</text:p>
          </table:table-cell>
          <table:table-cell table:formula="of:=MATCH([.C557];[$'Voltage Divisor'.$B$46:.$B$63];-1)" office:value-type="float" office:value="9" calcext:value-type="float">
            <text:p>9</text:p>
          </table:table-cell>
          <table:table-cell table:style-name="ce26" table:formula="of:=ROUND(([.C557]-INDIRECT(&quot;Voltage Divisor.D&quot;&amp;([.D557]+ROW([$'Voltage Divisor'.$A$46])-1)))/INDIRECT(&quot;Voltage Divisor.C&quot;&amp;([.D557]+ROW([$'Voltage Divisor'.$A$46])-1));0)" office:value-type="float" office:value="102" calcext:value-type="float">
            <text:p>102</text:p>
          </table:table-cell>
          <table:table-cell table:style-name="ce27" table:formula="of:=DEC2HEX([.E557])" office:value-type="string" office:string-value="66" calcext:value-type="string">
            <text:p>0x66</text:p>
          </table:table-cell>
          <table:table-cell table:number-columns-repeated="1018"/>
        </table:table-row>
        <table:table-row table:style-name="ro3">
          <table:table-cell table:style-name="ce4" office:value-type="float" office:value="552" calcext:value-type="float">
            <text:p>552</text:p>
          </table:table-cell>
          <table:table-cell table:style-name="ce24" table:formula="of:=([.A558]+[.$E$1])*[.$B$2]/[.$B$1]" office:value-type="float" office:value="3.5888671875" calcext:value-type="float">
            <text:p>3.589</text:p>
          </table:table-cell>
          <table:table-cell table:style-name="ce25" table:formula="of:=[$'Voltage Divisor'.$B$3]*[$'EE Data'.B558]/([$'Voltage Divisor'.$B$2]-[$'EE Data'.B558])" office:value-type="float" office:value="25432.5259515571" calcext:value-type="float">
            <text:p>25432.5</text:p>
          </table:table-cell>
          <table:table-cell table:formula="of:=MATCH([.C558];[$'Voltage Divisor'.$B$46:.$B$63];-1)" office:value-type="float" office:value="9" calcext:value-type="float">
            <text:p>9</text:p>
          </table:table-cell>
          <table:table-cell table:style-name="ce26" table:formula="of:=ROUND(([.C558]-INDIRECT(&quot;Voltage Divisor.D&quot;&amp;([.D558]+ROW([$'Voltage Divisor'.$A$46])-1)))/INDIRECT(&quot;Voltage Divisor.C&quot;&amp;([.D558]+ROW([$'Voltage Divisor'.$A$46])-1));0)" office:value-type="float" office:value="102" calcext:value-type="float">
            <text:p>102</text:p>
          </table:table-cell>
          <table:table-cell table:style-name="ce27" table:formula="of:=DEC2HEX([.E558])" office:value-type="string" office:string-value="66" calcext:value-type="string">
            <text:p>0x66</text:p>
          </table:table-cell>
          <table:table-cell table:number-columns-repeated="1018"/>
        </table:table-row>
        <table:table-row table:style-name="ro3">
          <table:table-cell table:style-name="ce4" office:value-type="float" office:value="553" calcext:value-type="float">
            <text:p>553</text:p>
          </table:table-cell>
          <table:table-cell table:style-name="ce24" table:formula="of:=([.A559]+[.$E$1])*[.$B$2]/[.$B$1]" office:value-type="float" office:value="3.59375" calcext:value-type="float">
            <text:p>3.594</text:p>
          </table:table-cell>
          <table:table-cell table:style-name="ce25" table:formula="of:=[$'Voltage Divisor'.$B$3]*[$'EE Data'.B559]/([$'Voltage Divisor'.$B$2]-[$'EE Data'.B559])" office:value-type="float" office:value="25555.5555555556" calcext:value-type="float">
            <text:p>25555.6</text:p>
          </table:table-cell>
          <table:table-cell table:formula="of:=MATCH([.C559];[$'Voltage Divisor'.$B$46:.$B$63];-1)" office:value-type="float" office:value="9" calcext:value-type="float">
            <text:p>9</text:p>
          </table:table-cell>
          <table:table-cell table:style-name="ce26" table:formula="of:=ROUND(([.C559]-INDIRECT(&quot;Voltage Divisor.D&quot;&amp;([.D559]+ROW([$'Voltage Divisor'.$A$46])-1)))/INDIRECT(&quot;Voltage Divisor.C&quot;&amp;([.D559]+ROW([$'Voltage Divisor'.$A$46])-1));0)" office:value-type="float" office:value="102" calcext:value-type="float">
            <text:p>102</text:p>
          </table:table-cell>
          <table:table-cell table:style-name="ce27" table:formula="of:=DEC2HEX([.E559])" office:value-type="string" office:string-value="66" calcext:value-type="string">
            <text:p>0x66</text:p>
          </table:table-cell>
          <table:table-cell table:number-columns-repeated="1018"/>
        </table:table-row>
        <table:table-row table:style-name="ro3">
          <table:table-cell table:style-name="ce4" office:value-type="float" office:value="554" calcext:value-type="float">
            <text:p>554</text:p>
          </table:table-cell>
          <table:table-cell table:style-name="ce24" table:formula="of:=([.A560]+[.$E$1])*[.$B$2]/[.$B$1]" office:value-type="float" office:value="3.5986328125" calcext:value-type="float">
            <text:p>3.599</text:p>
          </table:table-cell>
          <table:table-cell table:style-name="ce25" table:formula="of:=[$'Voltage Divisor'.$B$3]*[$'EE Data'.B560]/([$'Voltage Divisor'.$B$2]-[$'EE Data'.B560])" office:value-type="float" office:value="25679.4425087108" calcext:value-type="float">
            <text:p>25679.4</text:p>
          </table:table-cell>
          <table:table-cell table:formula="of:=MATCH([.C560];[$'Voltage Divisor'.$B$46:.$B$63];-1)" office:value-type="float" office:value="9" calcext:value-type="float">
            <text:p>9</text:p>
          </table:table-cell>
          <table:table-cell table:style-name="ce26" table:formula="of:=ROUND(([.C560]-INDIRECT(&quot;Voltage Divisor.D&quot;&amp;([.D560]+ROW([$'Voltage Divisor'.$A$46])-1)))/INDIRECT(&quot;Voltage Divisor.C&quot;&amp;([.D560]+ROW([$'Voltage Divisor'.$A$46])-1));0)" office:value-type="float" office:value="102" calcext:value-type="float">
            <text:p>102</text:p>
          </table:table-cell>
          <table:table-cell table:style-name="ce27" table:formula="of:=DEC2HEX([.E560])" office:value-type="string" office:string-value="66" calcext:value-type="string">
            <text:p>0x66</text:p>
          </table:table-cell>
          <table:table-cell table:number-columns-repeated="1018"/>
        </table:table-row>
        <table:table-row table:style-name="ro3">
          <table:table-cell table:style-name="ce4" office:value-type="float" office:value="555" calcext:value-type="float">
            <text:p>555</text:p>
          </table:table-cell>
          <table:table-cell table:style-name="ce24" table:formula="of:=([.A561]+[.$E$1])*[.$B$2]/[.$B$1]" office:value-type="float" office:value="3.603515625" calcext:value-type="float">
            <text:p>3.604</text:p>
          </table:table-cell>
          <table:table-cell table:style-name="ce25" table:formula="of:=[$'Voltage Divisor'.$B$3]*[$'EE Data'.B561]/([$'Voltage Divisor'.$B$2]-[$'EE Data'.B561])" office:value-type="float" office:value="25804.1958041958" calcext:value-type="float">
            <text:p>25804.2</text:p>
          </table:table-cell>
          <table:table-cell table:formula="of:=MATCH([.C561];[$'Voltage Divisor'.$B$46:.$B$63];-1)" office:value-type="float" office:value="9" calcext:value-type="float">
            <text:p>9</text:p>
          </table:table-cell>
          <table:table-cell table:style-name="ce26" table:formula="of:=ROUND(([.C561]-INDIRECT(&quot;Voltage Divisor.D&quot;&amp;([.D561]+ROW([$'Voltage Divisor'.$A$46])-1)))/INDIRECT(&quot;Voltage Divisor.C&quot;&amp;([.D561]+ROW([$'Voltage Divisor'.$A$46])-1));0)" office:value-type="float" office:value="102" calcext:value-type="float">
            <text:p>102</text:p>
          </table:table-cell>
          <table:table-cell table:style-name="ce27" table:formula="of:=DEC2HEX([.E561])" office:value-type="string" office:string-value="66" calcext:value-type="string">
            <text:p>0x66</text:p>
          </table:table-cell>
          <table:table-cell table:number-columns-repeated="1018"/>
        </table:table-row>
        <table:table-row table:style-name="ro3">
          <table:table-cell table:style-name="ce4" office:value-type="float" office:value="556" calcext:value-type="float">
            <text:p>556</text:p>
          </table:table-cell>
          <table:table-cell table:style-name="ce24" table:formula="of:=([.A562]+[.$E$1])*[.$B$2]/[.$B$1]" office:value-type="float" office:value="3.6083984375" calcext:value-type="float">
            <text:p>3.608</text:p>
          </table:table-cell>
          <table:table-cell table:style-name="ce25" table:formula="of:=[$'Voltage Divisor'.$B$3]*[$'EE Data'.B562]/([$'Voltage Divisor'.$B$2]-[$'EE Data'.B562])" office:value-type="float" office:value="25929.8245614035" calcext:value-type="float">
            <text:p>25929.8</text:p>
          </table:table-cell>
          <table:table-cell table:formula="of:=MATCH([.C562];[$'Voltage Divisor'.$B$46:.$B$63];-1)" office:value-type="float" office:value="9" calcext:value-type="float">
            <text:p>9</text:p>
          </table:table-cell>
          <table:table-cell table:style-name="ce26" table:formula="of:=ROUND(([.C562]-INDIRECT(&quot;Voltage Divisor.D&quot;&amp;([.D562]+ROW([$'Voltage Divisor'.$A$46])-1)))/INDIRECT(&quot;Voltage Divisor.C&quot;&amp;([.D562]+ROW([$'Voltage Divisor'.$A$46])-1));0)" office:value-type="float" office:value="102" calcext:value-type="float">
            <text:p>102</text:p>
          </table:table-cell>
          <table:table-cell table:style-name="ce27" table:formula="of:=DEC2HEX([.E562])" office:value-type="string" office:string-value="66" calcext:value-type="string">
            <text:p>0x66</text:p>
          </table:table-cell>
          <table:table-cell table:number-columns-repeated="1018"/>
        </table:table-row>
        <table:table-row table:style-name="ro3">
          <table:table-cell table:style-name="ce4" office:value-type="float" office:value="557" calcext:value-type="float">
            <text:p>557</text:p>
          </table:table-cell>
          <table:table-cell table:style-name="ce24" table:formula="of:=([.A563]+[.$E$1])*[.$B$2]/[.$B$1]" office:value-type="float" office:value="3.61328125" calcext:value-type="float">
            <text:p>3.613</text:p>
          </table:table-cell>
          <table:table-cell table:style-name="ce25" table:formula="of:=[$'Voltage Divisor'.$B$3]*[$'EE Data'.B563]/([$'Voltage Divisor'.$B$2]-[$'EE Data'.B563])" office:value-type="float" office:value="26056.338028169" calcext:value-type="float">
            <text:p>26056.3</text:p>
          </table:table-cell>
          <table:table-cell table:formula="of:=MATCH([.C563];[$'Voltage Divisor'.$B$46:.$B$63];-1)" office:value-type="float" office:value="9" calcext:value-type="float">
            <text:p>9</text:p>
          </table:table-cell>
          <table:table-cell table:style-name="ce26" table:formula="of:=ROUND(([.C563]-INDIRECT(&quot;Voltage Divisor.D&quot;&amp;([.D563]+ROW([$'Voltage Divisor'.$A$46])-1)))/INDIRECT(&quot;Voltage Divisor.C&quot;&amp;([.D563]+ROW([$'Voltage Divisor'.$A$46])-1));0)" office:value-type="float" office:value="102" calcext:value-type="float">
            <text:p>102</text:p>
          </table:table-cell>
          <table:table-cell table:style-name="ce27" table:formula="of:=DEC2HEX([.E563])" office:value-type="string" office:string-value="66" calcext:value-type="string">
            <text:p>0x66</text:p>
          </table:table-cell>
          <table:table-cell table:number-columns-repeated="1018"/>
        </table:table-row>
        <table:table-row table:style-name="ro3">
          <table:table-cell table:style-name="ce4" office:value-type="float" office:value="558" calcext:value-type="float">
            <text:p>558</text:p>
          </table:table-cell>
          <table:table-cell table:style-name="ce24" table:formula="of:=([.A564]+[.$E$1])*[.$B$2]/[.$B$1]" office:value-type="float" office:value="3.6181640625" calcext:value-type="float">
            <text:p>3.618</text:p>
          </table:table-cell>
          <table:table-cell table:style-name="ce25" table:formula="of:=[$'Voltage Divisor'.$B$3]*[$'EE Data'.B564]/([$'Voltage Divisor'.$B$2]-[$'EE Data'.B564])" office:value-type="float" office:value="26183.7455830389" calcext:value-type="float">
            <text:p>26183.7</text:p>
          </table:table-cell>
          <table:table-cell table:formula="of:=MATCH([.C564];[$'Voltage Divisor'.$B$46:.$B$63];-1)" office:value-type="float" office:value="9" calcext:value-type="float">
            <text:p>9</text:p>
          </table:table-cell>
          <table:table-cell table:style-name="ce26" table:formula="of:=ROUND(([.C564]-INDIRECT(&quot;Voltage Divisor.D&quot;&amp;([.D564]+ROW([$'Voltage Divisor'.$A$46])-1)))/INDIRECT(&quot;Voltage Divisor.C&quot;&amp;([.D564]+ROW([$'Voltage Divisor'.$A$46])-1));0)" office:value-type="float" office:value="102" calcext:value-type="float">
            <text:p>102</text:p>
          </table:table-cell>
          <table:table-cell table:style-name="ce27" table:formula="of:=DEC2HEX([.E564])" office:value-type="string" office:string-value="66" calcext:value-type="string">
            <text:p>0x66</text:p>
          </table:table-cell>
          <table:table-cell table:number-columns-repeated="1018"/>
        </table:table-row>
        <table:table-row table:style-name="ro3">
          <table:table-cell table:style-name="ce4" office:value-type="float" office:value="559" calcext:value-type="float">
            <text:p>559</text:p>
          </table:table-cell>
          <table:table-cell table:style-name="ce24" table:formula="of:=([.A565]+[.$E$1])*[.$B$2]/[.$B$1]" office:value-type="float" office:value="3.623046875" calcext:value-type="float">
            <text:p>3.623</text:p>
          </table:table-cell>
          <table:table-cell table:style-name="ce25" table:formula="of:=[$'Voltage Divisor'.$B$3]*[$'EE Data'.B565]/([$'Voltage Divisor'.$B$2]-[$'EE Data'.B565])" office:value-type="float" office:value="26312.0567375887" calcext:value-type="float">
            <text:p>26312.1</text:p>
          </table:table-cell>
          <table:table-cell table:formula="of:=MATCH([.C565];[$'Voltage Divisor'.$B$46:.$B$63];-1)" office:value-type="float" office:value="9" calcext:value-type="float">
            <text:p>9</text:p>
          </table:table-cell>
          <table:table-cell table:style-name="ce26" table:formula="of:=ROUND(([.C565]-INDIRECT(&quot;Voltage Divisor.D&quot;&amp;([.D565]+ROW([$'Voltage Divisor'.$A$46])-1)))/INDIRECT(&quot;Voltage Divisor.C&quot;&amp;([.D565]+ROW([$'Voltage Divisor'.$A$46])-1));0)" office:value-type="float" office:value="101" calcext:value-type="float">
            <text:p>101</text:p>
          </table:table-cell>
          <table:table-cell table:style-name="ce27" table:formula="of:=DEC2HEX([.E565])" office:value-type="string" office:string-value="65" calcext:value-type="string">
            <text:p>0x65</text:p>
          </table:table-cell>
          <table:table-cell table:number-columns-repeated="1018"/>
        </table:table-row>
        <table:table-row table:style-name="ro3">
          <table:table-cell table:style-name="ce4" office:value-type="float" office:value="560" calcext:value-type="float">
            <text:p>560</text:p>
          </table:table-cell>
          <table:table-cell table:style-name="ce24" table:formula="of:=([.A566]+[.$E$1])*[.$B$2]/[.$B$1]" office:value-type="float" office:value="3.6279296875" calcext:value-type="float">
            <text:p>3.628</text:p>
          </table:table-cell>
          <table:table-cell table:style-name="ce25" table:formula="of:=[$'Voltage Divisor'.$B$3]*[$'EE Data'.B566]/([$'Voltage Divisor'.$B$2]-[$'EE Data'.B566])" office:value-type="float" office:value="26441.28113879" calcext:value-type="float">
            <text:p>26441.3</text:p>
          </table:table-cell>
          <table:table-cell table:formula="of:=MATCH([.C566];[$'Voltage Divisor'.$B$46:.$B$63];-1)" office:value-type="float" office:value="9" calcext:value-type="float">
            <text:p>9</text:p>
          </table:table-cell>
          <table:table-cell table:style-name="ce26" table:formula="of:=ROUND(([.C566]-INDIRECT(&quot;Voltage Divisor.D&quot;&amp;([.D566]+ROW([$'Voltage Divisor'.$A$46])-1)))/INDIRECT(&quot;Voltage Divisor.C&quot;&amp;([.D566]+ROW([$'Voltage Divisor'.$A$46])-1));0)" office:value-type="float" office:value="101" calcext:value-type="float">
            <text:p>101</text:p>
          </table:table-cell>
          <table:table-cell table:style-name="ce27" table:formula="of:=DEC2HEX([.E566])" office:value-type="string" office:string-value="65" calcext:value-type="string">
            <text:p>0x65</text:p>
          </table:table-cell>
          <table:table-cell table:number-columns-repeated="1018"/>
        </table:table-row>
        <table:table-row table:style-name="ro3">
          <table:table-cell table:style-name="ce4" office:value-type="float" office:value="561" calcext:value-type="float">
            <text:p>561</text:p>
          </table:table-cell>
          <table:table-cell table:style-name="ce24" table:formula="of:=([.A567]+[.$E$1])*[.$B$2]/[.$B$1]" office:value-type="float" office:value="3.6328125" calcext:value-type="float">
            <text:p>3.633</text:p>
          </table:table-cell>
          <table:table-cell table:style-name="ce25" table:formula="of:=[$'Voltage Divisor'.$B$3]*[$'EE Data'.B567]/([$'Voltage Divisor'.$B$2]-[$'EE Data'.B567])" office:value-type="float" office:value="26571.4285714286" calcext:value-type="float">
            <text:p>26571.4</text:p>
          </table:table-cell>
          <table:table-cell table:formula="of:=MATCH([.C567];[$'Voltage Divisor'.$B$46:.$B$63];-1)" office:value-type="float" office:value="9" calcext:value-type="float">
            <text:p>9</text:p>
          </table:table-cell>
          <table:table-cell table:style-name="ce26" table:formula="of:=ROUND(([.C567]-INDIRECT(&quot;Voltage Divisor.D&quot;&amp;([.D567]+ROW([$'Voltage Divisor'.$A$46])-1)))/INDIRECT(&quot;Voltage Divisor.C&quot;&amp;([.D567]+ROW([$'Voltage Divisor'.$A$46])-1));0)" office:value-type="float" office:value="101" calcext:value-type="float">
            <text:p>101</text:p>
          </table:table-cell>
          <table:table-cell table:style-name="ce27" table:formula="of:=DEC2HEX([.E567])" office:value-type="string" office:string-value="65" calcext:value-type="string">
            <text:p>0x65</text:p>
          </table:table-cell>
          <table:table-cell table:number-columns-repeated="1018"/>
        </table:table-row>
        <table:table-row table:style-name="ro3">
          <table:table-cell table:style-name="ce4" office:value-type="float" office:value="562" calcext:value-type="float">
            <text:p>562</text:p>
          </table:table-cell>
          <table:table-cell table:style-name="ce24" table:formula="of:=([.A568]+[.$E$1])*[.$B$2]/[.$B$1]" office:value-type="float" office:value="3.6376953125" calcext:value-type="float">
            <text:p>3.638</text:p>
          </table:table-cell>
          <table:table-cell table:style-name="ce25" table:formula="of:=[$'Voltage Divisor'.$B$3]*[$'EE Data'.B568]/([$'Voltage Divisor'.$B$2]-[$'EE Data'.B568])" office:value-type="float" office:value="26702.5089605735" calcext:value-type="float">
            <text:p>26702.5</text:p>
          </table:table-cell>
          <table:table-cell table:formula="of:=MATCH([.C568];[$'Voltage Divisor'.$B$46:.$B$63];-1)" office:value-type="float" office:value="9" calcext:value-type="float">
            <text:p>9</text:p>
          </table:table-cell>
          <table:table-cell table:style-name="ce26" table:formula="of:=ROUND(([.C568]-INDIRECT(&quot;Voltage Divisor.D&quot;&amp;([.D568]+ROW([$'Voltage Divisor'.$A$46])-1)))/INDIRECT(&quot;Voltage Divisor.C&quot;&amp;([.D568]+ROW([$'Voltage Divisor'.$A$46])-1));0)" office:value-type="float" office:value="101" calcext:value-type="float">
            <text:p>101</text:p>
          </table:table-cell>
          <table:table-cell table:style-name="ce27" table:formula="of:=DEC2HEX([.E568])" office:value-type="string" office:string-value="65" calcext:value-type="string">
            <text:p>0x65</text:p>
          </table:table-cell>
          <table:table-cell table:number-columns-repeated="1018"/>
        </table:table-row>
        <table:table-row table:style-name="ro3">
          <table:table-cell table:style-name="ce4" office:value-type="float" office:value="563" calcext:value-type="float">
            <text:p>563</text:p>
          </table:table-cell>
          <table:table-cell table:style-name="ce24" table:formula="of:=([.A569]+[.$E$1])*[.$B$2]/[.$B$1]" office:value-type="float" office:value="3.642578125" calcext:value-type="float">
            <text:p>3.643</text:p>
          </table:table-cell>
          <table:table-cell table:style-name="ce25" table:formula="of:=[$'Voltage Divisor'.$B$3]*[$'EE Data'.B569]/([$'Voltage Divisor'.$B$2]-[$'EE Data'.B569])" office:value-type="float" office:value="26834.5323741007" calcext:value-type="float">
            <text:p>26834.5</text:p>
          </table:table-cell>
          <table:table-cell table:formula="of:=MATCH([.C569];[$'Voltage Divisor'.$B$46:.$B$63];-1)" office:value-type="float" office:value="9" calcext:value-type="float">
            <text:p>9</text:p>
          </table:table-cell>
          <table:table-cell table:style-name="ce26" table:formula="of:=ROUND(([.C569]-INDIRECT(&quot;Voltage Divisor.D&quot;&amp;([.D569]+ROW([$'Voltage Divisor'.$A$46])-1)))/INDIRECT(&quot;Voltage Divisor.C&quot;&amp;([.D569]+ROW([$'Voltage Divisor'.$A$46])-1));0)" office:value-type="float" office:value="101" calcext:value-type="float">
            <text:p>101</text:p>
          </table:table-cell>
          <table:table-cell table:style-name="ce27" table:formula="of:=DEC2HEX([.E569])" office:value-type="string" office:string-value="65" calcext:value-type="string">
            <text:p>0x65</text:p>
          </table:table-cell>
          <table:table-cell table:number-columns-repeated="1018"/>
        </table:table-row>
        <table:table-row table:style-name="ro3">
          <table:table-cell table:style-name="ce4" office:value-type="float" office:value="564" calcext:value-type="float">
            <text:p>564</text:p>
          </table:table-cell>
          <table:table-cell table:style-name="ce24" table:formula="of:=([.A570]+[.$E$1])*[.$B$2]/[.$B$1]" office:value-type="float" office:value="3.6474609375" calcext:value-type="float">
            <text:p>3.647</text:p>
          </table:table-cell>
          <table:table-cell table:style-name="ce25" table:formula="of:=[$'Voltage Divisor'.$B$3]*[$'EE Data'.B570]/([$'Voltage Divisor'.$B$2]-[$'EE Data'.B570])" office:value-type="float" office:value="26967.5090252708" calcext:value-type="float">
            <text:p>26967.5</text:p>
          </table:table-cell>
          <table:table-cell table:formula="of:=MATCH([.C570];[$'Voltage Divisor'.$B$46:.$B$63];-1)" office:value-type="float" office:value="9" calcext:value-type="float">
            <text:p>9</text:p>
          </table:table-cell>
          <table:table-cell table:style-name="ce26" table:formula="of:=ROUND(([.C570]-INDIRECT(&quot;Voltage Divisor.D&quot;&amp;([.D570]+ROW([$'Voltage Divisor'.$A$46])-1)))/INDIRECT(&quot;Voltage Divisor.C&quot;&amp;([.D570]+ROW([$'Voltage Divisor'.$A$46])-1));0)" office:value-type="float" office:value="101" calcext:value-type="float">
            <text:p>101</text:p>
          </table:table-cell>
          <table:table-cell table:style-name="ce27" table:formula="of:=DEC2HEX([.E570])" office:value-type="string" office:string-value="65" calcext:value-type="string">
            <text:p>0x65</text:p>
          </table:table-cell>
          <table:table-cell table:number-columns-repeated="1018"/>
        </table:table-row>
        <table:table-row table:style-name="ro3">
          <table:table-cell table:style-name="ce4" office:value-type="float" office:value="565" calcext:value-type="float">
            <text:p>565</text:p>
          </table:table-cell>
          <table:table-cell table:style-name="ce24" table:formula="of:=([.A571]+[.$E$1])*[.$B$2]/[.$B$1]" office:value-type="float" office:value="3.65234375" calcext:value-type="float">
            <text:p>3.652</text:p>
          </table:table-cell>
          <table:table-cell table:style-name="ce25" table:formula="of:=[$'Voltage Divisor'.$B$3]*[$'EE Data'.B571]/([$'Voltage Divisor'.$B$2]-[$'EE Data'.B571])" office:value-type="float" office:value="27101.4492753623" calcext:value-type="float">
            <text:p>27101.4</text:p>
          </table:table-cell>
          <table:table-cell table:formula="of:=MATCH([.C571];[$'Voltage Divisor'.$B$46:.$B$63];-1)" office:value-type="float" office:value="9" calcext:value-type="float">
            <text:p>9</text:p>
          </table:table-cell>
          <table:table-cell table:style-name="ce26" table:formula="of:=ROUND(([.C571]-INDIRECT(&quot;Voltage Divisor.D&quot;&amp;([.D571]+ROW([$'Voltage Divisor'.$A$46])-1)))/INDIRECT(&quot;Voltage Divisor.C&quot;&amp;([.D571]+ROW([$'Voltage Divisor'.$A$46])-1));0)" office:value-type="float" office:value="101" calcext:value-type="float">
            <text:p>101</text:p>
          </table:table-cell>
          <table:table-cell table:style-name="ce27" table:formula="of:=DEC2HEX([.E571])" office:value-type="string" office:string-value="65" calcext:value-type="string">
            <text:p>0x65</text:p>
          </table:table-cell>
          <table:table-cell table:number-columns-repeated="1018"/>
        </table:table-row>
        <table:table-row table:style-name="ro3">
          <table:table-cell table:style-name="ce4" office:value-type="float" office:value="566" calcext:value-type="float">
            <text:p>566</text:p>
          </table:table-cell>
          <table:table-cell table:style-name="ce24" table:formula="of:=([.A572]+[.$E$1])*[.$B$2]/[.$B$1]" office:value-type="float" office:value="3.6572265625" calcext:value-type="float">
            <text:p>3.657</text:p>
          </table:table-cell>
          <table:table-cell table:style-name="ce25" table:formula="of:=[$'Voltage Divisor'.$B$3]*[$'EE Data'.B572]/([$'Voltage Divisor'.$B$2]-[$'EE Data'.B572])" office:value-type="float" office:value="27236.3636363636" calcext:value-type="float">
            <text:p>27236.4</text:p>
          </table:table-cell>
          <table:table-cell table:formula="of:=MATCH([.C572];[$'Voltage Divisor'.$B$46:.$B$63];-1)" office:value-type="float" office:value="9" calcext:value-type="float">
            <text:p>9</text:p>
          </table:table-cell>
          <table:table-cell table:style-name="ce26" table:formula="of:=ROUND(([.C572]-INDIRECT(&quot;Voltage Divisor.D&quot;&amp;([.D572]+ROW([$'Voltage Divisor'.$A$46])-1)))/INDIRECT(&quot;Voltage Divisor.C&quot;&amp;([.D572]+ROW([$'Voltage Divisor'.$A$46])-1));0)" office:value-type="float" office:value="101" calcext:value-type="float">
            <text:p>101</text:p>
          </table:table-cell>
          <table:table-cell table:style-name="ce27" table:formula="of:=DEC2HEX([.E572])" office:value-type="string" office:string-value="65" calcext:value-type="string">
            <text:p>0x65</text:p>
          </table:table-cell>
          <table:table-cell table:number-columns-repeated="1018"/>
        </table:table-row>
        <table:table-row table:style-name="ro3">
          <table:table-cell table:style-name="ce4" office:value-type="float" office:value="567" calcext:value-type="float">
            <text:p>567</text:p>
          </table:table-cell>
          <table:table-cell table:style-name="ce24" table:formula="of:=([.A573]+[.$E$1])*[.$B$2]/[.$B$1]" office:value-type="float" office:value="3.662109375" calcext:value-type="float">
            <text:p>3.662</text:p>
          </table:table-cell>
          <table:table-cell table:style-name="ce25" table:formula="of:=[$'Voltage Divisor'.$B$3]*[$'EE Data'.B573]/([$'Voltage Divisor'.$B$2]-[$'EE Data'.B573])" office:value-type="float" office:value="27372.2627737226" calcext:value-type="float">
            <text:p>27372.3</text:p>
          </table:table-cell>
          <table:table-cell table:formula="of:=MATCH([.C573];[$'Voltage Divisor'.$B$46:.$B$63];-1)" office:value-type="float" office:value="9" calcext:value-type="float">
            <text:p>9</text:p>
          </table:table-cell>
          <table:table-cell table:style-name="ce26" table:formula="of:=ROUND(([.C573]-INDIRECT(&quot;Voltage Divisor.D&quot;&amp;([.D573]+ROW([$'Voltage Divisor'.$A$46])-1)))/INDIRECT(&quot;Voltage Divisor.C&quot;&amp;([.D573]+ROW([$'Voltage Divisor'.$A$46])-1));0)" office:value-type="float" office:value="100" calcext:value-type="float">
            <text:p>100</text:p>
          </table:table-cell>
          <table:table-cell table:style-name="ce27" table:formula="of:=DEC2HEX([.E573])" office:value-type="string" office:string-value="64" calcext:value-type="string">
            <text:p>0x64</text:p>
          </table:table-cell>
          <table:table-cell table:number-columns-repeated="1018"/>
        </table:table-row>
        <table:table-row table:style-name="ro3">
          <table:table-cell table:style-name="ce4" office:value-type="float" office:value="568" calcext:value-type="float">
            <text:p>568</text:p>
          </table:table-cell>
          <table:table-cell table:style-name="ce24" table:formula="of:=([.A574]+[.$E$1])*[.$B$2]/[.$B$1]" office:value-type="float" office:value="3.6669921875" calcext:value-type="float">
            <text:p>3.667</text:p>
          </table:table-cell>
          <table:table-cell table:style-name="ce25" table:formula="of:=[$'Voltage Divisor'.$B$3]*[$'EE Data'.B574]/([$'Voltage Divisor'.$B$2]-[$'EE Data'.B574])" office:value-type="float" office:value="27509.1575091575" calcext:value-type="float">
            <text:p>27509.2</text:p>
          </table:table-cell>
          <table:table-cell table:formula="of:=MATCH([.C574];[$'Voltage Divisor'.$B$46:.$B$63];-1)" office:value-type="float" office:value="9" calcext:value-type="float">
            <text:p>9</text:p>
          </table:table-cell>
          <table:table-cell table:style-name="ce26" table:formula="of:=ROUND(([.C574]-INDIRECT(&quot;Voltage Divisor.D&quot;&amp;([.D574]+ROW([$'Voltage Divisor'.$A$46])-1)))/INDIRECT(&quot;Voltage Divisor.C&quot;&amp;([.D574]+ROW([$'Voltage Divisor'.$A$46])-1));0)" office:value-type="float" office:value="100" calcext:value-type="float">
            <text:p>100</text:p>
          </table:table-cell>
          <table:table-cell table:style-name="ce27" table:formula="of:=DEC2HEX([.E574])" office:value-type="string" office:string-value="64" calcext:value-type="string">
            <text:p>0x64</text:p>
          </table:table-cell>
          <table:table-cell table:number-columns-repeated="1018"/>
        </table:table-row>
        <table:table-row table:style-name="ro3">
          <table:table-cell table:style-name="ce4" office:value-type="float" office:value="569" calcext:value-type="float">
            <text:p>569</text:p>
          </table:table-cell>
          <table:table-cell table:style-name="ce24" table:formula="of:=([.A575]+[.$E$1])*[.$B$2]/[.$B$1]" office:value-type="float" office:value="3.671875" calcext:value-type="float">
            <text:p>3.672</text:p>
          </table:table-cell>
          <table:table-cell table:style-name="ce25" table:formula="of:=[$'Voltage Divisor'.$B$3]*[$'EE Data'.B575]/([$'Voltage Divisor'.$B$2]-[$'EE Data'.B575])" office:value-type="float" office:value="27647.0588235294" calcext:value-type="float">
            <text:p>27647.1</text:p>
          </table:table-cell>
          <table:table-cell table:formula="of:=MATCH([.C575];[$'Voltage Divisor'.$B$46:.$B$63];-1)" office:value-type="float" office:value="9" calcext:value-type="float">
            <text:p>9</text:p>
          </table:table-cell>
          <table:table-cell table:style-name="ce26" table:formula="of:=ROUND(([.C575]-INDIRECT(&quot;Voltage Divisor.D&quot;&amp;([.D575]+ROW([$'Voltage Divisor'.$A$46])-1)))/INDIRECT(&quot;Voltage Divisor.C&quot;&amp;([.D575]+ROW([$'Voltage Divisor'.$A$46])-1));0)" office:value-type="float" office:value="100" calcext:value-type="float">
            <text:p>100</text:p>
          </table:table-cell>
          <table:table-cell table:style-name="ce27" table:formula="of:=DEC2HEX([.E575])" office:value-type="string" office:string-value="64" calcext:value-type="string">
            <text:p>0x64</text:p>
          </table:table-cell>
          <table:table-cell table:number-columns-repeated="1018"/>
        </table:table-row>
        <table:table-row table:style-name="ro3">
          <table:table-cell table:style-name="ce4" office:value-type="float" office:value="570" calcext:value-type="float">
            <text:p>570</text:p>
          </table:table-cell>
          <table:table-cell table:style-name="ce24" table:formula="of:=([.A576]+[.$E$1])*[.$B$2]/[.$B$1]" office:value-type="float" office:value="3.6767578125" calcext:value-type="float">
            <text:p>3.677</text:p>
          </table:table-cell>
          <table:table-cell table:style-name="ce25" table:formula="of:=[$'Voltage Divisor'.$B$3]*[$'EE Data'.B576]/([$'Voltage Divisor'.$B$2]-[$'EE Data'.B576])" office:value-type="float" office:value="27785.9778597786" calcext:value-type="float">
            <text:p>27786.0</text:p>
          </table:table-cell>
          <table:table-cell table:formula="of:=MATCH([.C576];[$'Voltage Divisor'.$B$46:.$B$63];-1)" office:value-type="float" office:value="9" calcext:value-type="float">
            <text:p>9</text:p>
          </table:table-cell>
          <table:table-cell table:style-name="ce26" table:formula="of:=ROUND(([.C576]-INDIRECT(&quot;Voltage Divisor.D&quot;&amp;([.D576]+ROW([$'Voltage Divisor'.$A$46])-1)))/INDIRECT(&quot;Voltage Divisor.C&quot;&amp;([.D576]+ROW([$'Voltage Divisor'.$A$46])-1));0)" office:value-type="float" office:value="100" calcext:value-type="float">
            <text:p>100</text:p>
          </table:table-cell>
          <table:table-cell table:style-name="ce27" table:formula="of:=DEC2HEX([.E576])" office:value-type="string" office:string-value="64" calcext:value-type="string">
            <text:p>0x64</text:p>
          </table:table-cell>
          <table:table-cell table:number-columns-repeated="1018"/>
        </table:table-row>
        <table:table-row table:style-name="ro3">
          <table:table-cell table:style-name="ce4" office:value-type="float" office:value="571" calcext:value-type="float">
            <text:p>571</text:p>
          </table:table-cell>
          <table:table-cell table:style-name="ce24" table:formula="of:=([.A577]+[.$E$1])*[.$B$2]/[.$B$1]" office:value-type="float" office:value="3.681640625" calcext:value-type="float">
            <text:p>3.682</text:p>
          </table:table-cell>
          <table:table-cell table:style-name="ce25" table:formula="of:=[$'Voltage Divisor'.$B$3]*[$'EE Data'.B577]/([$'Voltage Divisor'.$B$2]-[$'EE Data'.B577])" office:value-type="float" office:value="27925.9259259259" calcext:value-type="float">
            <text:p>27925.9</text:p>
          </table:table-cell>
          <table:table-cell table:formula="of:=MATCH([.C577];[$'Voltage Divisor'.$B$46:.$B$63];-1)" office:value-type="float" office:value="8" calcext:value-type="float">
            <text:p>8</text:p>
          </table:table-cell>
          <table:table-cell table:style-name="ce26" table:formula="of:=ROUND(([.C577]-INDIRECT(&quot;Voltage Divisor.D&quot;&amp;([.D577]+ROW([$'Voltage Divisor'.$A$46])-1)))/INDIRECT(&quot;Voltage Divisor.C&quot;&amp;([.D577]+ROW([$'Voltage Divisor'.$A$46])-1));0)" office:value-type="float" office:value="97" calcext:value-type="float">
            <text:p>97</text:p>
          </table:table-cell>
          <table:table-cell table:style-name="ce27" table:formula="of:=DEC2HEX([.E577])" office:value-type="string" office:string-value="61" calcext:value-type="string">
            <text:p>0x61</text:p>
          </table:table-cell>
          <table:table-cell table:number-columns-repeated="1018"/>
        </table:table-row>
        <table:table-row table:style-name="ro3">
          <table:table-cell table:style-name="ce4" office:value-type="float" office:value="572" calcext:value-type="float">
            <text:p>572</text:p>
          </table:table-cell>
          <table:table-cell table:style-name="ce24" table:formula="of:=([.A578]+[.$E$1])*[.$B$2]/[.$B$1]" office:value-type="float" office:value="3.6865234375" calcext:value-type="float">
            <text:p>3.687</text:p>
          </table:table-cell>
          <table:table-cell table:style-name="ce25" table:formula="of:=[$'Voltage Divisor'.$B$3]*[$'EE Data'.B578]/([$'Voltage Divisor'.$B$2]-[$'EE Data'.B578])" office:value-type="float" office:value="28066.9144981413" calcext:value-type="float">
            <text:p>28066.9</text:p>
          </table:table-cell>
          <table:table-cell table:formula="of:=MATCH([.C578];[$'Voltage Divisor'.$B$46:.$B$63];-1)" office:value-type="float" office:value="8" calcext:value-type="float">
            <text:p>8</text:p>
          </table:table-cell>
          <table:table-cell table:style-name="ce26" table:formula="of:=ROUND(([.C578]-INDIRECT(&quot;Voltage Divisor.D&quot;&amp;([.D578]+ROW([$'Voltage Divisor'.$A$46])-1)))/INDIRECT(&quot;Voltage Divisor.C&quot;&amp;([.D578]+ROW([$'Voltage Divisor'.$A$46])-1));0)" office:value-type="float" office:value="97" calcext:value-type="float">
            <text:p>97</text:p>
          </table:table-cell>
          <table:table-cell table:style-name="ce27" table:formula="of:=DEC2HEX([.E578])" office:value-type="string" office:string-value="61" calcext:value-type="string">
            <text:p>0x61</text:p>
          </table:table-cell>
          <table:table-cell table:number-columns-repeated="1018"/>
        </table:table-row>
        <table:table-row table:style-name="ro3">
          <table:table-cell table:style-name="ce4" office:value-type="float" office:value="573" calcext:value-type="float">
            <text:p>573</text:p>
          </table:table-cell>
          <table:table-cell table:style-name="ce24" table:formula="of:=([.A579]+[.$E$1])*[.$B$2]/[.$B$1]" office:value-type="float" office:value="3.69140625" calcext:value-type="float">
            <text:p>3.691</text:p>
          </table:table-cell>
          <table:table-cell table:style-name="ce25" table:formula="of:=[$'Voltage Divisor'.$B$3]*[$'EE Data'.B579]/([$'Voltage Divisor'.$B$2]-[$'EE Data'.B579])" office:value-type="float" office:value="28208.9552238806" calcext:value-type="float">
            <text:p>28209.0</text:p>
          </table:table-cell>
          <table:table-cell table:formula="of:=MATCH([.C579];[$'Voltage Divisor'.$B$46:.$B$63];-1)" office:value-type="float" office:value="8" calcext:value-type="float">
            <text:p>8</text:p>
          </table:table-cell>
          <table:table-cell table:style-name="ce26" table:formula="of:=ROUND(([.C579]-INDIRECT(&quot;Voltage Divisor.D&quot;&amp;([.D579]+ROW([$'Voltage Divisor'.$A$46])-1)))/INDIRECT(&quot;Voltage Divisor.C&quot;&amp;([.D579]+ROW([$'Voltage Divisor'.$A$46])-1));0)" office:value-type="float" office:value="97" calcext:value-type="float">
            <text:p>97</text:p>
          </table:table-cell>
          <table:table-cell table:style-name="ce27" table:formula="of:=DEC2HEX([.E579])" office:value-type="string" office:string-value="61" calcext:value-type="string">
            <text:p>0x61</text:p>
          </table:table-cell>
          <table:table-cell table:number-columns-repeated="1018"/>
        </table:table-row>
        <table:table-row table:style-name="ro3">
          <table:table-cell table:style-name="ce4" office:value-type="float" office:value="574" calcext:value-type="float">
            <text:p>574</text:p>
          </table:table-cell>
          <table:table-cell table:style-name="ce24" table:formula="of:=([.A580]+[.$E$1])*[.$B$2]/[.$B$1]" office:value-type="float" office:value="3.6962890625" calcext:value-type="float">
            <text:p>3.696</text:p>
          </table:table-cell>
          <table:table-cell table:style-name="ce25" table:formula="of:=[$'Voltage Divisor'.$B$3]*[$'EE Data'.B580]/([$'Voltage Divisor'.$B$2]-[$'EE Data'.B580])" office:value-type="float" office:value="28352.0599250936" calcext:value-type="float">
            <text:p>28352.1</text:p>
          </table:table-cell>
          <table:table-cell table:formula="of:=MATCH([.C580];[$'Voltage Divisor'.$B$46:.$B$63];-1)" office:value-type="float" office:value="8" calcext:value-type="float">
            <text:p>8</text:p>
          </table:table-cell>
          <table:table-cell table:style-name="ce26" table:formula="of:=ROUND(([.C580]-INDIRECT(&quot;Voltage Divisor.D&quot;&amp;([.D580]+ROW([$'Voltage Divisor'.$A$46])-1)))/INDIRECT(&quot;Voltage Divisor.C&quot;&amp;([.D580]+ROW([$'Voltage Divisor'.$A$46])-1));0)" office:value-type="float" office:value="97" calcext:value-type="float">
            <text:p>97</text:p>
          </table:table-cell>
          <table:table-cell table:style-name="ce27" table:formula="of:=DEC2HEX([.E580])" office:value-type="string" office:string-value="61" calcext:value-type="string">
            <text:p>0x61</text:p>
          </table:table-cell>
          <table:table-cell table:number-columns-repeated="1018"/>
        </table:table-row>
        <table:table-row table:style-name="ro3">
          <table:table-cell table:style-name="ce4" office:value-type="float" office:value="575" calcext:value-type="float">
            <text:p>575</text:p>
          </table:table-cell>
          <table:table-cell table:style-name="ce24" table:formula="of:=([.A581]+[.$E$1])*[.$B$2]/[.$B$1]" office:value-type="float" office:value="3.701171875" calcext:value-type="float">
            <text:p>3.701</text:p>
          </table:table-cell>
          <table:table-cell table:style-name="ce25" table:formula="of:=[$'Voltage Divisor'.$B$3]*[$'EE Data'.B581]/([$'Voltage Divisor'.$B$2]-[$'EE Data'.B581])" office:value-type="float" office:value="28496.2406015038" calcext:value-type="float">
            <text:p>28496.2</text:p>
          </table:table-cell>
          <table:table-cell table:formula="of:=MATCH([.C581];[$'Voltage Divisor'.$B$46:.$B$63];-1)" office:value-type="float" office:value="8" calcext:value-type="float">
            <text:p>8</text:p>
          </table:table-cell>
          <table:table-cell table:style-name="ce26" table:formula="of:=ROUND(([.C581]-INDIRECT(&quot;Voltage Divisor.D&quot;&amp;([.D581]+ROW([$'Voltage Divisor'.$A$46])-1)))/INDIRECT(&quot;Voltage Divisor.C&quot;&amp;([.D581]+ROW([$'Voltage Divisor'.$A$46])-1));0)" office:value-type="float" office:value="96" calcext:value-type="float">
            <text:p>96</text:p>
          </table:table-cell>
          <table:table-cell table:style-name="ce27" table:formula="of:=DEC2HEX([.E581])" office:value-type="string" office:string-value="60" calcext:value-type="string">
            <text:p>0x60</text:p>
          </table:table-cell>
          <table:table-cell table:number-columns-repeated="1018"/>
        </table:table-row>
        <table:table-row table:style-name="ro3">
          <table:table-cell table:style-name="ce4" office:value-type="float" office:value="576" calcext:value-type="float">
            <text:p>576</text:p>
          </table:table-cell>
          <table:table-cell table:style-name="ce24" table:formula="of:=([.A582]+[.$E$1])*[.$B$2]/[.$B$1]" office:value-type="float" office:value="3.7060546875" calcext:value-type="float">
            <text:p>3.706</text:p>
          </table:table-cell>
          <table:table-cell table:style-name="ce25" table:formula="of:=[$'Voltage Divisor'.$B$3]*[$'EE Data'.B582]/([$'Voltage Divisor'.$B$2]-[$'EE Data'.B582])" office:value-type="float" office:value="28641.5094339623" calcext:value-type="float">
            <text:p>28641.5</text:p>
          </table:table-cell>
          <table:table-cell table:formula="of:=MATCH([.C582];[$'Voltage Divisor'.$B$46:.$B$63];-1)" office:value-type="float" office:value="8" calcext:value-type="float">
            <text:p>8</text:p>
          </table:table-cell>
          <table:table-cell table:style-name="ce26" table:formula="of:=ROUND(([.C582]-INDIRECT(&quot;Voltage Divisor.D&quot;&amp;([.D582]+ROW([$'Voltage Divisor'.$A$46])-1)))/INDIRECT(&quot;Voltage Divisor.C&quot;&amp;([.D582]+ROW([$'Voltage Divisor'.$A$46])-1));0)" office:value-type="float" office:value="96" calcext:value-type="float">
            <text:p>96</text:p>
          </table:table-cell>
          <table:table-cell table:style-name="ce27" table:formula="of:=DEC2HEX([.E582])" office:value-type="string" office:string-value="60" calcext:value-type="string">
            <text:p>0x60</text:p>
          </table:table-cell>
          <table:table-cell table:number-columns-repeated="1018"/>
        </table:table-row>
        <table:table-row table:style-name="ro3">
          <table:table-cell table:style-name="ce4" office:value-type="float" office:value="577" calcext:value-type="float">
            <text:p>577</text:p>
          </table:table-cell>
          <table:table-cell table:style-name="ce24" table:formula="of:=([.A583]+[.$E$1])*[.$B$2]/[.$B$1]" office:value-type="float" office:value="3.7109375" calcext:value-type="float">
            <text:p>3.711</text:p>
          </table:table-cell>
          <table:table-cell table:style-name="ce25" table:formula="of:=[$'Voltage Divisor'.$B$3]*[$'EE Data'.B583]/([$'Voltage Divisor'.$B$2]-[$'EE Data'.B583])" office:value-type="float" office:value="28787.8787878788" calcext:value-type="float">
            <text:p>28787.9</text:p>
          </table:table-cell>
          <table:table-cell table:formula="of:=MATCH([.C583];[$'Voltage Divisor'.$B$46:.$B$63];-1)" office:value-type="float" office:value="8" calcext:value-type="float">
            <text:p>8</text:p>
          </table:table-cell>
          <table:table-cell table:style-name="ce26" table:formula="of:=ROUND(([.C583]-INDIRECT(&quot;Voltage Divisor.D&quot;&amp;([.D583]+ROW([$'Voltage Divisor'.$A$46])-1)))/INDIRECT(&quot;Voltage Divisor.C&quot;&amp;([.D583]+ROW([$'Voltage Divisor'.$A$46])-1));0)" office:value-type="float" office:value="96" calcext:value-type="float">
            <text:p>96</text:p>
          </table:table-cell>
          <table:table-cell table:style-name="ce27" table:formula="of:=DEC2HEX([.E583])" office:value-type="string" office:string-value="60" calcext:value-type="string">
            <text:p>0x60</text:p>
          </table:table-cell>
          <table:table-cell table:number-columns-repeated="1018"/>
        </table:table-row>
        <table:table-row table:style-name="ro3">
          <table:table-cell table:style-name="ce4" office:value-type="float" office:value="578" calcext:value-type="float">
            <text:p>578</text:p>
          </table:table-cell>
          <table:table-cell table:style-name="ce24" table:formula="of:=([.A584]+[.$E$1])*[.$B$2]/[.$B$1]" office:value-type="float" office:value="3.7158203125" calcext:value-type="float">
            <text:p>3.716</text:p>
          </table:table-cell>
          <table:table-cell table:style-name="ce25" table:formula="of:=[$'Voltage Divisor'.$B$3]*[$'EE Data'.B584]/([$'Voltage Divisor'.$B$2]-[$'EE Data'.B584])" office:value-type="float" office:value="28935.36121673" calcext:value-type="float">
            <text:p>28935.4</text:p>
          </table:table-cell>
          <table:table-cell table:formula="of:=MATCH([.C584];[$'Voltage Divisor'.$B$46:.$B$63];-1)" office:value-type="float" office:value="8" calcext:value-type="float">
            <text:p>8</text:p>
          </table:table-cell>
          <table:table-cell table:style-name="ce26" table:formula="of:=ROUND(([.C584]-INDIRECT(&quot;Voltage Divisor.D&quot;&amp;([.D584]+ROW([$'Voltage Divisor'.$A$46])-1)))/INDIRECT(&quot;Voltage Divisor.C&quot;&amp;([.D584]+ROW([$'Voltage Divisor'.$A$46])-1));0)" office:value-type="float" office:value="96" calcext:value-type="float">
            <text:p>96</text:p>
          </table:table-cell>
          <table:table-cell table:style-name="ce27" table:formula="of:=DEC2HEX([.E584])" office:value-type="string" office:string-value="60" calcext:value-type="string">
            <text:p>0x60</text:p>
          </table:table-cell>
          <table:table-cell table:number-columns-repeated="1018"/>
        </table:table-row>
        <table:table-row table:style-name="ro3">
          <table:table-cell table:style-name="ce4" office:value-type="float" office:value="579" calcext:value-type="float">
            <text:p>579</text:p>
          </table:table-cell>
          <table:table-cell table:style-name="ce24" table:formula="of:=([.A585]+[.$E$1])*[.$B$2]/[.$B$1]" office:value-type="float" office:value="3.720703125" calcext:value-type="float">
            <text:p>3.721</text:p>
          </table:table-cell>
          <table:table-cell table:style-name="ce25" table:formula="of:=[$'Voltage Divisor'.$B$3]*[$'EE Data'.B585]/([$'Voltage Divisor'.$B$2]-[$'EE Data'.B585])" office:value-type="float" office:value="29083.9694656489" calcext:value-type="float">
            <text:p>29084.0</text:p>
          </table:table-cell>
          <table:table-cell table:formula="of:=MATCH([.C585];[$'Voltage Divisor'.$B$46:.$B$63];-1)" office:value-type="float" office:value="8" calcext:value-type="float">
            <text:p>8</text:p>
          </table:table-cell>
          <table:table-cell table:style-name="ce26" table:formula="of:=ROUND(([.C585]-INDIRECT(&quot;Voltage Divisor.D&quot;&amp;([.D585]+ROW([$'Voltage Divisor'.$A$46])-1)))/INDIRECT(&quot;Voltage Divisor.C&quot;&amp;([.D585]+ROW([$'Voltage Divisor'.$A$46])-1));0)" office:value-type="float" office:value="96" calcext:value-type="float">
            <text:p>96</text:p>
          </table:table-cell>
          <table:table-cell table:style-name="ce27" table:formula="of:=DEC2HEX([.E585])" office:value-type="string" office:string-value="60" calcext:value-type="string">
            <text:p>0x60</text:p>
          </table:table-cell>
          <table:table-cell table:number-columns-repeated="1018"/>
        </table:table-row>
        <table:table-row table:style-name="ro3">
          <table:table-cell table:style-name="ce4" office:value-type="float" office:value="580" calcext:value-type="float">
            <text:p>580</text:p>
          </table:table-cell>
          <table:table-cell table:style-name="ce24" table:formula="of:=([.A586]+[.$E$1])*[.$B$2]/[.$B$1]" office:value-type="float" office:value="3.7255859375" calcext:value-type="float">
            <text:p>3.726</text:p>
          </table:table-cell>
          <table:table-cell table:style-name="ce25" table:formula="of:=[$'Voltage Divisor'.$B$3]*[$'EE Data'.B586]/([$'Voltage Divisor'.$B$2]-[$'EE Data'.B586])" office:value-type="float" office:value="29233.7164750958" calcext:value-type="float">
            <text:p>29233.7</text:p>
          </table:table-cell>
          <table:table-cell table:formula="of:=MATCH([.C586];[$'Voltage Divisor'.$B$46:.$B$63];-1)" office:value-type="float" office:value="8" calcext:value-type="float">
            <text:p>8</text:p>
          </table:table-cell>
          <table:table-cell table:style-name="ce26" table:formula="of:=ROUND(([.C586]-INDIRECT(&quot;Voltage Divisor.D&quot;&amp;([.D586]+ROW([$'Voltage Divisor'.$A$46])-1)))/INDIRECT(&quot;Voltage Divisor.C&quot;&amp;([.D586]+ROW([$'Voltage Divisor'.$A$46])-1));0)" office:value-type="float" office:value="96" calcext:value-type="float">
            <text:p>96</text:p>
          </table:table-cell>
          <table:table-cell table:style-name="ce27" table:formula="of:=DEC2HEX([.E586])" office:value-type="string" office:string-value="60" calcext:value-type="string">
            <text:p>0x60</text:p>
          </table:table-cell>
          <table:table-cell table:number-columns-repeated="1018"/>
        </table:table-row>
        <table:table-row table:style-name="ro3">
          <table:table-cell table:style-name="ce4" office:value-type="float" office:value="581" calcext:value-type="float">
            <text:p>581</text:p>
          </table:table-cell>
          <table:table-cell table:style-name="ce24" table:formula="of:=([.A587]+[.$E$1])*[.$B$2]/[.$B$1]" office:value-type="float" office:value="3.73046875" calcext:value-type="float">
            <text:p>3.730</text:p>
          </table:table-cell>
          <table:table-cell table:style-name="ce25" table:formula="of:=[$'Voltage Divisor'.$B$3]*[$'EE Data'.B587]/([$'Voltage Divisor'.$B$2]-[$'EE Data'.B587])" office:value-type="float" office:value="29384.6153846154" calcext:value-type="float">
            <text:p>29384.6</text:p>
          </table:table-cell>
          <table:table-cell table:formula="of:=MATCH([.C587];[$'Voltage Divisor'.$B$46:.$B$63];-1)" office:value-type="float" office:value="8" calcext:value-type="float">
            <text:p>8</text:p>
          </table:table-cell>
          <table:table-cell table:style-name="ce26" table:formula="of:=ROUND(([.C587]-INDIRECT(&quot;Voltage Divisor.D&quot;&amp;([.D587]+ROW([$'Voltage Divisor'.$A$46])-1)))/INDIRECT(&quot;Voltage Divisor.C&quot;&amp;([.D587]+ROW([$'Voltage Divisor'.$A$46])-1));0)" office:value-type="float" office:value="96" calcext:value-type="float">
            <text:p>96</text:p>
          </table:table-cell>
          <table:table-cell table:style-name="ce27" table:formula="of:=DEC2HEX([.E587])" office:value-type="string" office:string-value="60" calcext:value-type="string">
            <text:p>0x60</text:p>
          </table:table-cell>
          <table:table-cell table:number-columns-repeated="1018"/>
        </table:table-row>
        <table:table-row table:style-name="ro3">
          <table:table-cell table:style-name="ce4" office:value-type="float" office:value="582" calcext:value-type="float">
            <text:p>582</text:p>
          </table:table-cell>
          <table:table-cell table:style-name="ce24" table:formula="of:=([.A588]+[.$E$1])*[.$B$2]/[.$B$1]" office:value-type="float" office:value="3.7353515625" calcext:value-type="float">
            <text:p>3.735</text:p>
          </table:table-cell>
          <table:table-cell table:style-name="ce25" table:formula="of:=[$'Voltage Divisor'.$B$3]*[$'EE Data'.B588]/([$'Voltage Divisor'.$B$2]-[$'EE Data'.B588])" office:value-type="float" office:value="29536.6795366795" calcext:value-type="float">
            <text:p>29536.7</text:p>
          </table:table-cell>
          <table:table-cell table:formula="of:=MATCH([.C588];[$'Voltage Divisor'.$B$46:.$B$63];-1)" office:value-type="float" office:value="8" calcext:value-type="float">
            <text:p>8</text:p>
          </table:table-cell>
          <table:table-cell table:style-name="ce26" table:formula="of:=ROUND(([.C588]-INDIRECT(&quot;Voltage Divisor.D&quot;&amp;([.D588]+ROW([$'Voltage Divisor'.$A$46])-1)))/INDIRECT(&quot;Voltage Divisor.C&quot;&amp;([.D588]+ROW([$'Voltage Divisor'.$A$46])-1));0)" office:value-type="float" office:value="96" calcext:value-type="float">
            <text:p>96</text:p>
          </table:table-cell>
          <table:table-cell table:style-name="ce27" table:formula="of:=DEC2HEX([.E588])" office:value-type="string" office:string-value="60" calcext:value-type="string">
            <text:p>0x60</text:p>
          </table:table-cell>
          <table:table-cell table:number-columns-repeated="1018"/>
        </table:table-row>
        <table:table-row table:style-name="ro3">
          <table:table-cell table:style-name="ce4" office:value-type="float" office:value="583" calcext:value-type="float">
            <text:p>583</text:p>
          </table:table-cell>
          <table:table-cell table:style-name="ce24" table:formula="of:=([.A589]+[.$E$1])*[.$B$2]/[.$B$1]" office:value-type="float" office:value="3.740234375" calcext:value-type="float">
            <text:p>3.740</text:p>
          </table:table-cell>
          <table:table-cell table:style-name="ce25" table:formula="of:=[$'Voltage Divisor'.$B$3]*[$'EE Data'.B589]/([$'Voltage Divisor'.$B$2]-[$'EE Data'.B589])" office:value-type="float" office:value="29689.9224806202" calcext:value-type="float">
            <text:p>29689.9</text:p>
          </table:table-cell>
          <table:table-cell table:formula="of:=MATCH([.C589];[$'Voltage Divisor'.$B$46:.$B$63];-1)" office:value-type="float" office:value="8" calcext:value-type="float">
            <text:p>8</text:p>
          </table:table-cell>
          <table:table-cell table:style-name="ce26" table:formula="of:=ROUND(([.C589]-INDIRECT(&quot;Voltage Divisor.D&quot;&amp;([.D589]+ROW([$'Voltage Divisor'.$A$46])-1)))/INDIRECT(&quot;Voltage Divisor.C&quot;&amp;([.D589]+ROW([$'Voltage Divisor'.$A$46])-1));0)" office:value-type="float" office:value="96" calcext:value-type="float">
            <text:p>96</text:p>
          </table:table-cell>
          <table:table-cell table:style-name="ce27" table:formula="of:=DEC2HEX([.E589])" office:value-type="string" office:string-value="60" calcext:value-type="string">
            <text:p>0x60</text:p>
          </table:table-cell>
          <table:table-cell table:number-columns-repeated="1018"/>
        </table:table-row>
        <table:table-row table:style-name="ro3">
          <table:table-cell table:style-name="ce4" office:value-type="float" office:value="584" calcext:value-type="float">
            <text:p>584</text:p>
          </table:table-cell>
          <table:table-cell table:style-name="ce24" table:formula="of:=([.A590]+[.$E$1])*[.$B$2]/[.$B$1]" office:value-type="float" office:value="3.7451171875" calcext:value-type="float">
            <text:p>3.745</text:p>
          </table:table-cell>
          <table:table-cell table:style-name="ce25" table:formula="of:=[$'Voltage Divisor'.$B$3]*[$'EE Data'.B590]/([$'Voltage Divisor'.$B$2]-[$'EE Data'.B590])" office:value-type="float" office:value="29844.3579766537" calcext:value-type="float">
            <text:p>29844.4</text:p>
          </table:table-cell>
          <table:table-cell table:formula="of:=MATCH([.C590];[$'Voltage Divisor'.$B$46:.$B$63];-1)" office:value-type="float" office:value="8" calcext:value-type="float">
            <text:p>8</text:p>
          </table:table-cell>
          <table:table-cell table:style-name="ce26" table:formula="of:=ROUND(([.C590]-INDIRECT(&quot;Voltage Divisor.D&quot;&amp;([.D590]+ROW([$'Voltage Divisor'.$A$46])-1)))/INDIRECT(&quot;Voltage Divisor.C&quot;&amp;([.D590]+ROW([$'Voltage Divisor'.$A$46])-1));0)" office:value-type="float" office:value="96" calcext:value-type="float">
            <text:p>96</text:p>
          </table:table-cell>
          <table:table-cell table:style-name="ce27" table:formula="of:=DEC2HEX([.E590])" office:value-type="string" office:string-value="60" calcext:value-type="string">
            <text:p>0x60</text:p>
          </table:table-cell>
          <table:table-cell table:number-columns-repeated="1018"/>
        </table:table-row>
        <table:table-row table:style-name="ro3">
          <table:table-cell table:style-name="ce4" office:value-type="float" office:value="585" calcext:value-type="float">
            <text:p>585</text:p>
          </table:table-cell>
          <table:table-cell table:style-name="ce24" table:formula="of:=([.A591]+[.$E$1])*[.$B$2]/[.$B$1]" office:value-type="float" office:value="3.75" calcext:value-type="float">
            <text:p>3.750</text:p>
          </table:table-cell>
          <table:table-cell table:style-name="ce25" table:formula="of:=[$'Voltage Divisor'.$B$3]*[$'EE Data'.B591]/([$'Voltage Divisor'.$B$2]-[$'EE Data'.B591])" office:value-type="float" office:value="30000" calcext:value-type="float">
            <text:p>30000.0</text:p>
          </table:table-cell>
          <table:table-cell table:formula="of:=MATCH([.C591];[$'Voltage Divisor'.$B$46:.$B$63];-1)" office:value-type="float" office:value="8" calcext:value-type="float">
            <text:p>8</text:p>
          </table:table-cell>
          <table:table-cell table:style-name="ce26" table:formula="of:=ROUND(([.C591]-INDIRECT(&quot;Voltage Divisor.D&quot;&amp;([.D591]+ROW([$'Voltage Divisor'.$A$46])-1)))/INDIRECT(&quot;Voltage Divisor.C&quot;&amp;([.D591]+ROW([$'Voltage Divisor'.$A$46])-1));0)" office:value-type="float" office:value="95" calcext:value-type="float">
            <text:p>95</text:p>
          </table:table-cell>
          <table:table-cell table:style-name="ce27" table:formula="of:=DEC2HEX([.E591])" office:value-type="string" office:string-value="5F" calcext:value-type="string">
            <text:p>0x5F</text:p>
          </table:table-cell>
          <table:table-cell table:number-columns-repeated="1018"/>
        </table:table-row>
        <table:table-row table:style-name="ro3">
          <table:table-cell table:style-name="ce4" office:value-type="float" office:value="586" calcext:value-type="float">
            <text:p>586</text:p>
          </table:table-cell>
          <table:table-cell table:style-name="ce24" table:formula="of:=([.A592]+[.$E$1])*[.$B$2]/[.$B$1]" office:value-type="float" office:value="3.7548828125" calcext:value-type="float">
            <text:p>3.755</text:p>
          </table:table-cell>
          <table:table-cell table:style-name="ce25" table:formula="of:=[$'Voltage Divisor'.$B$3]*[$'EE Data'.B592]/([$'Voltage Divisor'.$B$2]-[$'EE Data'.B592])" office:value-type="float" office:value="30156.862745098" calcext:value-type="float">
            <text:p>30156.9</text:p>
          </table:table-cell>
          <table:table-cell table:formula="of:=MATCH([.C592];[$'Voltage Divisor'.$B$46:.$B$63];-1)" office:value-type="float" office:value="8" calcext:value-type="float">
            <text:p>8</text:p>
          </table:table-cell>
          <table:table-cell table:style-name="ce26" table:formula="of:=ROUND(([.C592]-INDIRECT(&quot;Voltage Divisor.D&quot;&amp;([.D592]+ROW([$'Voltage Divisor'.$A$46])-1)))/INDIRECT(&quot;Voltage Divisor.C&quot;&amp;([.D592]+ROW([$'Voltage Divisor'.$A$46])-1));0)" office:value-type="float" office:value="95" calcext:value-type="float">
            <text:p>95</text:p>
          </table:table-cell>
          <table:table-cell table:style-name="ce27" table:formula="of:=DEC2HEX([.E592])" office:value-type="string" office:string-value="5F" calcext:value-type="string">
            <text:p>0x5F</text:p>
          </table:table-cell>
          <table:table-cell table:number-columns-repeated="1018"/>
        </table:table-row>
        <table:table-row table:style-name="ro3">
          <table:table-cell table:style-name="ce4" office:value-type="float" office:value="587" calcext:value-type="float">
            <text:p>587</text:p>
          </table:table-cell>
          <table:table-cell table:style-name="ce24" table:formula="of:=([.A593]+[.$E$1])*[.$B$2]/[.$B$1]" office:value-type="float" office:value="3.759765625" calcext:value-type="float">
            <text:p>3.760</text:p>
          </table:table-cell>
          <table:table-cell table:style-name="ce25" table:formula="of:=[$'Voltage Divisor'.$B$3]*[$'EE Data'.B593]/([$'Voltage Divisor'.$B$2]-[$'EE Data'.B593])" office:value-type="float" office:value="30314.9606299213" calcext:value-type="float">
            <text:p>30315.0</text:p>
          </table:table-cell>
          <table:table-cell table:formula="of:=MATCH([.C593];[$'Voltage Divisor'.$B$46:.$B$63];-1)" office:value-type="float" office:value="8" calcext:value-type="float">
            <text:p>8</text:p>
          </table:table-cell>
          <table:table-cell table:style-name="ce26" table:formula="of:=ROUND(([.C593]-INDIRECT(&quot;Voltage Divisor.D&quot;&amp;([.D593]+ROW([$'Voltage Divisor'.$A$46])-1)))/INDIRECT(&quot;Voltage Divisor.C&quot;&amp;([.D593]+ROW([$'Voltage Divisor'.$A$46])-1));0)" office:value-type="float" office:value="95" calcext:value-type="float">
            <text:p>95</text:p>
          </table:table-cell>
          <table:table-cell table:style-name="ce27" table:formula="of:=DEC2HEX([.E593])" office:value-type="string" office:string-value="5F" calcext:value-type="string">
            <text:p>0x5F</text:p>
          </table:table-cell>
          <table:table-cell table:number-columns-repeated="1018"/>
        </table:table-row>
        <table:table-row table:style-name="ro3">
          <table:table-cell table:style-name="ce4" office:value-type="float" office:value="588" calcext:value-type="float">
            <text:p>588</text:p>
          </table:table-cell>
          <table:table-cell table:style-name="ce24" table:formula="of:=([.A594]+[.$E$1])*[.$B$2]/[.$B$1]" office:value-type="float" office:value="3.7646484375" calcext:value-type="float">
            <text:p>3.765</text:p>
          </table:table-cell>
          <table:table-cell table:style-name="ce25" table:formula="of:=[$'Voltage Divisor'.$B$3]*[$'EE Data'.B594]/([$'Voltage Divisor'.$B$2]-[$'EE Data'.B594])" office:value-type="float" office:value="30474.3083003953" calcext:value-type="float">
            <text:p>30474.3</text:p>
          </table:table-cell>
          <table:table-cell table:formula="of:=MATCH([.C594];[$'Voltage Divisor'.$B$46:.$B$63];-1)" office:value-type="float" office:value="8" calcext:value-type="float">
            <text:p>8</text:p>
          </table:table-cell>
          <table:table-cell table:style-name="ce26" table:formula="of:=ROUND(([.C594]-INDIRECT(&quot;Voltage Divisor.D&quot;&amp;([.D594]+ROW([$'Voltage Divisor'.$A$46])-1)))/INDIRECT(&quot;Voltage Divisor.C&quot;&amp;([.D594]+ROW([$'Voltage Divisor'.$A$46])-1));0)" office:value-type="float" office:value="95" calcext:value-type="float">
            <text:p>95</text:p>
          </table:table-cell>
          <table:table-cell table:style-name="ce27" table:formula="of:=DEC2HEX([.E594])" office:value-type="string" office:string-value="5F" calcext:value-type="string">
            <text:p>0x5F</text:p>
          </table:table-cell>
          <table:table-cell table:number-columns-repeated="1018"/>
        </table:table-row>
        <table:table-row table:style-name="ro3">
          <table:table-cell table:style-name="ce4" office:value-type="float" office:value="589" calcext:value-type="float">
            <text:p>589</text:p>
          </table:table-cell>
          <table:table-cell table:style-name="ce24" table:formula="of:=([.A595]+[.$E$1])*[.$B$2]/[.$B$1]" office:value-type="float" office:value="3.76953125" calcext:value-type="float">
            <text:p>3.770</text:p>
          </table:table-cell>
          <table:table-cell table:style-name="ce25" table:formula="of:=[$'Voltage Divisor'.$B$3]*[$'EE Data'.B595]/([$'Voltage Divisor'.$B$2]-[$'EE Data'.B595])" office:value-type="float" office:value="30634.9206349206" calcext:value-type="float">
            <text:p>30634.9</text:p>
          </table:table-cell>
          <table:table-cell table:formula="of:=MATCH([.C595];[$'Voltage Divisor'.$B$46:.$B$63];-1)" office:value-type="float" office:value="8" calcext:value-type="float">
            <text:p>8</text:p>
          </table:table-cell>
          <table:table-cell table:style-name="ce26" table:formula="of:=ROUND(([.C595]-INDIRECT(&quot;Voltage Divisor.D&quot;&amp;([.D595]+ROW([$'Voltage Divisor'.$A$46])-1)))/INDIRECT(&quot;Voltage Divisor.C&quot;&amp;([.D595]+ROW([$'Voltage Divisor'.$A$46])-1));0)" office:value-type="float" office:value="95" calcext:value-type="float">
            <text:p>95</text:p>
          </table:table-cell>
          <table:table-cell table:style-name="ce27" table:formula="of:=DEC2HEX([.E595])" office:value-type="string" office:string-value="5F" calcext:value-type="string">
            <text:p>0x5F</text:p>
          </table:table-cell>
          <table:table-cell table:number-columns-repeated="1018"/>
        </table:table-row>
        <table:table-row table:style-name="ro3">
          <table:table-cell table:style-name="ce4" office:value-type="float" office:value="590" calcext:value-type="float">
            <text:p>590</text:p>
          </table:table-cell>
          <table:table-cell table:style-name="ce24" table:formula="of:=([.A596]+[.$E$1])*[.$B$2]/[.$B$1]" office:value-type="float" office:value="3.7744140625" calcext:value-type="float">
            <text:p>3.774</text:p>
          </table:table-cell>
          <table:table-cell table:style-name="ce25" table:formula="of:=[$'Voltage Divisor'.$B$3]*[$'EE Data'.B596]/([$'Voltage Divisor'.$B$2]-[$'EE Data'.B596])" office:value-type="float" office:value="30796.812749004" calcext:value-type="float">
            <text:p>30796.8</text:p>
          </table:table-cell>
          <table:table-cell table:formula="of:=MATCH([.C596];[$'Voltage Divisor'.$B$46:.$B$63];-1)" office:value-type="float" office:value="8" calcext:value-type="float">
            <text:p>8</text:p>
          </table:table-cell>
          <table:table-cell table:style-name="ce26" table:formula="of:=ROUND(([.C596]-INDIRECT(&quot;Voltage Divisor.D&quot;&amp;([.D596]+ROW([$'Voltage Divisor'.$A$46])-1)))/INDIRECT(&quot;Voltage Divisor.C&quot;&amp;([.D596]+ROW([$'Voltage Divisor'.$A$46])-1));0)" office:value-type="float" office:value="95" calcext:value-type="float">
            <text:p>95</text:p>
          </table:table-cell>
          <table:table-cell table:style-name="ce27" table:formula="of:=DEC2HEX([.E596])" office:value-type="string" office:string-value="5F" calcext:value-type="string">
            <text:p>0x5F</text:p>
          </table:table-cell>
          <table:table-cell table:number-columns-repeated="1018"/>
        </table:table-row>
        <table:table-row table:style-name="ro3">
          <table:table-cell table:style-name="ce4" office:value-type="float" office:value="591" calcext:value-type="float">
            <text:p>591</text:p>
          </table:table-cell>
          <table:table-cell table:style-name="ce24" table:formula="of:=([.A597]+[.$E$1])*[.$B$2]/[.$B$1]" office:value-type="float" office:value="3.779296875" calcext:value-type="float">
            <text:p>3.779</text:p>
          </table:table-cell>
          <table:table-cell table:style-name="ce25" table:formula="of:=[$'Voltage Divisor'.$B$3]*[$'EE Data'.B597]/([$'Voltage Divisor'.$B$2]-[$'EE Data'.B597])" office:value-type="float" office:value="30960" calcext:value-type="float">
            <text:p>30960.0</text:p>
          </table:table-cell>
          <table:table-cell table:formula="of:=MATCH([.C597];[$'Voltage Divisor'.$B$46:.$B$63];-1)" office:value-type="float" office:value="8" calcext:value-type="float">
            <text:p>8</text:p>
          </table:table-cell>
          <table:table-cell table:style-name="ce26" table:formula="of:=ROUND(([.C597]-INDIRECT(&quot;Voltage Divisor.D&quot;&amp;([.D597]+ROW([$'Voltage Divisor'.$A$46])-1)))/INDIRECT(&quot;Voltage Divisor.C&quot;&amp;([.D597]+ROW([$'Voltage Divisor'.$A$46])-1));0)" office:value-type="float" office:value="95" calcext:value-type="float">
            <text:p>95</text:p>
          </table:table-cell>
          <table:table-cell table:style-name="ce27" table:formula="of:=DEC2HEX([.E597])" office:value-type="string" office:string-value="5F" calcext:value-type="string">
            <text:p>0x5F</text:p>
          </table:table-cell>
          <table:table-cell table:number-columns-repeated="1018"/>
        </table:table-row>
        <table:table-row table:style-name="ro3">
          <table:table-cell table:style-name="ce4" office:value-type="float" office:value="592" calcext:value-type="float">
            <text:p>592</text:p>
          </table:table-cell>
          <table:table-cell table:style-name="ce24" table:formula="of:=([.A598]+[.$E$1])*[.$B$2]/[.$B$1]" office:value-type="float" office:value="3.7841796875" calcext:value-type="float">
            <text:p>3.784</text:p>
          </table:table-cell>
          <table:table-cell table:style-name="ce25" table:formula="of:=[$'Voltage Divisor'.$B$3]*[$'EE Data'.B598]/([$'Voltage Divisor'.$B$2]-[$'EE Data'.B598])" office:value-type="float" office:value="31124.4979919679" calcext:value-type="float">
            <text:p>31124.5</text:p>
          </table:table-cell>
          <table:table-cell table:formula="of:=MATCH([.C598];[$'Voltage Divisor'.$B$46:.$B$63];-1)" office:value-type="float" office:value="8" calcext:value-type="float">
            <text:p>8</text:p>
          </table:table-cell>
          <table:table-cell table:style-name="ce26" table:formula="of:=ROUND(([.C598]-INDIRECT(&quot;Voltage Divisor.D&quot;&amp;([.D598]+ROW([$'Voltage Divisor'.$A$46])-1)))/INDIRECT(&quot;Voltage Divisor.C&quot;&amp;([.D598]+ROW([$'Voltage Divisor'.$A$46])-1));0)" office:value-type="float" office:value="95" calcext:value-type="float">
            <text:p>95</text:p>
          </table:table-cell>
          <table:table-cell table:style-name="ce27" table:formula="of:=DEC2HEX([.E598])" office:value-type="string" office:string-value="5F" calcext:value-type="string">
            <text:p>0x5F</text:p>
          </table:table-cell>
          <table:table-cell table:number-columns-repeated="1018"/>
        </table:table-row>
        <table:table-row table:style-name="ro3">
          <table:table-cell table:style-name="ce4" office:value-type="float" office:value="593" calcext:value-type="float">
            <text:p>593</text:p>
          </table:table-cell>
          <table:table-cell table:style-name="ce24" table:formula="of:=([.A599]+[.$E$1])*[.$B$2]/[.$B$1]" office:value-type="float" office:value="3.7890625" calcext:value-type="float">
            <text:p>3.789</text:p>
          </table:table-cell>
          <table:table-cell table:style-name="ce25" table:formula="of:=[$'Voltage Divisor'.$B$3]*[$'EE Data'.B599]/([$'Voltage Divisor'.$B$2]-[$'EE Data'.B599])" office:value-type="float" office:value="31290.3225806452" calcext:value-type="float">
            <text:p>31290.3</text:p>
          </table:table-cell>
          <table:table-cell table:formula="of:=MATCH([.C599];[$'Voltage Divisor'.$B$46:.$B$63];-1)" office:value-type="float" office:value="8" calcext:value-type="float">
            <text:p>8</text:p>
          </table:table-cell>
          <table:table-cell table:style-name="ce26" table:formula="of:=ROUND(([.C599]-INDIRECT(&quot;Voltage Divisor.D&quot;&amp;([.D599]+ROW([$'Voltage Divisor'.$A$46])-1)))/INDIRECT(&quot;Voltage Divisor.C&quot;&amp;([.D599]+ROW([$'Voltage Divisor'.$A$46])-1));0)" office:value-type="float" office:value="95" calcext:value-type="float">
            <text:p>95</text:p>
          </table:table-cell>
          <table:table-cell table:style-name="ce27" table:formula="of:=DEC2HEX([.E599])" office:value-type="string" office:string-value="5F" calcext:value-type="string">
            <text:p>0x5F</text:p>
          </table:table-cell>
          <table:table-cell table:number-columns-repeated="1018"/>
        </table:table-row>
        <table:table-row table:style-name="ro3">
          <table:table-cell table:style-name="ce4" office:value-type="float" office:value="594" calcext:value-type="float">
            <text:p>594</text:p>
          </table:table-cell>
          <table:table-cell table:style-name="ce24" table:formula="of:=([.A600]+[.$E$1])*[.$B$2]/[.$B$1]" office:value-type="float" office:value="3.7939453125" calcext:value-type="float">
            <text:p>3.794</text:p>
          </table:table-cell>
          <table:table-cell table:style-name="ce25" table:formula="of:=[$'Voltage Divisor'.$B$3]*[$'EE Data'.B600]/([$'Voltage Divisor'.$B$2]-[$'EE Data'.B600])" office:value-type="float" office:value="31457.4898785425" calcext:value-type="float">
            <text:p>31457.5</text:p>
          </table:table-cell>
          <table:table-cell table:formula="of:=MATCH([.C600];[$'Voltage Divisor'.$B$46:.$B$63];-1)" office:value-type="float" office:value="8" calcext:value-type="float">
            <text:p>8</text:p>
          </table:table-cell>
          <table:table-cell table:style-name="ce26" table:formula="of:=ROUND(([.C600]-INDIRECT(&quot;Voltage Divisor.D&quot;&amp;([.D600]+ROW([$'Voltage Divisor'.$A$46])-1)))/INDIRECT(&quot;Voltage Divisor.C&quot;&amp;([.D600]+ROW([$'Voltage Divisor'.$A$46])-1));0)" office:value-type="float" office:value="95" calcext:value-type="float">
            <text:p>95</text:p>
          </table:table-cell>
          <table:table-cell table:style-name="ce27" table:formula="of:=DEC2HEX([.E600])" office:value-type="string" office:string-value="5F" calcext:value-type="string">
            <text:p>0x5F</text:p>
          </table:table-cell>
          <table:table-cell table:number-columns-repeated="1018"/>
        </table:table-row>
        <table:table-row table:style-name="ro3">
          <table:table-cell table:style-name="ce4" office:value-type="float" office:value="595" calcext:value-type="float">
            <text:p>595</text:p>
          </table:table-cell>
          <table:table-cell table:style-name="ce24" table:formula="of:=([.A601]+[.$E$1])*[.$B$2]/[.$B$1]" office:value-type="float" office:value="3.798828125" calcext:value-type="float">
            <text:p>3.799</text:p>
          </table:table-cell>
          <table:table-cell table:style-name="ce25" table:formula="of:=[$'Voltage Divisor'.$B$3]*[$'EE Data'.B601]/([$'Voltage Divisor'.$B$2]-[$'EE Data'.B601])" office:value-type="float" office:value="31626.0162601626" calcext:value-type="float">
            <text:p>31626.0</text:p>
          </table:table-cell>
          <table:table-cell table:formula="of:=MATCH([.C601];[$'Voltage Divisor'.$B$46:.$B$63];-1)" office:value-type="float" office:value="8" calcext:value-type="float">
            <text:p>8</text:p>
          </table:table-cell>
          <table:table-cell table:style-name="ce26" table:formula="of:=ROUND(([.C601]-INDIRECT(&quot;Voltage Divisor.D&quot;&amp;([.D601]+ROW([$'Voltage Divisor'.$A$46])-1)))/INDIRECT(&quot;Voltage Divisor.C&quot;&amp;([.D601]+ROW([$'Voltage Divisor'.$A$46])-1));0)" office:value-type="float" office:value="94" calcext:value-type="float">
            <text:p>94</text:p>
          </table:table-cell>
          <table:table-cell table:style-name="ce27" table:formula="of:=DEC2HEX([.E601])" office:value-type="string" office:string-value="5E" calcext:value-type="string">
            <text:p>0x5E</text:p>
          </table:table-cell>
          <table:table-cell table:number-columns-repeated="1018"/>
        </table:table-row>
        <table:table-row table:style-name="ro3">
          <table:table-cell table:style-name="ce4" office:value-type="float" office:value="596" calcext:value-type="float">
            <text:p>596</text:p>
          </table:table-cell>
          <table:table-cell table:style-name="ce24" table:formula="of:=([.A602]+[.$E$1])*[.$B$2]/[.$B$1]" office:value-type="float" office:value="3.8037109375" calcext:value-type="float">
            <text:p>3.804</text:p>
          </table:table-cell>
          <table:table-cell table:style-name="ce25" table:formula="of:=[$'Voltage Divisor'.$B$3]*[$'EE Data'.B602]/([$'Voltage Divisor'.$B$2]-[$'EE Data'.B602])" office:value-type="float" office:value="31795.9183673469" calcext:value-type="float">
            <text:p>31795.9</text:p>
          </table:table-cell>
          <table:table-cell table:formula="of:=MATCH([.C602];[$'Voltage Divisor'.$B$46:.$B$63];-1)" office:value-type="float" office:value="8" calcext:value-type="float">
            <text:p>8</text:p>
          </table:table-cell>
          <table:table-cell table:style-name="ce26" table:formula="of:=ROUND(([.C602]-INDIRECT(&quot;Voltage Divisor.D&quot;&amp;([.D602]+ROW([$'Voltage Divisor'.$A$46])-1)))/INDIRECT(&quot;Voltage Divisor.C&quot;&amp;([.D602]+ROW([$'Voltage Divisor'.$A$46])-1));0)" office:value-type="float" office:value="94" calcext:value-type="float">
            <text:p>94</text:p>
          </table:table-cell>
          <table:table-cell table:style-name="ce27" table:formula="of:=DEC2HEX([.E602])" office:value-type="string" office:string-value="5E" calcext:value-type="string">
            <text:p>0x5E</text:p>
          </table:table-cell>
          <table:table-cell table:number-columns-repeated="1018"/>
        </table:table-row>
        <table:table-row table:style-name="ro3">
          <table:table-cell table:style-name="ce4" office:value-type="float" office:value="597" calcext:value-type="float">
            <text:p>597</text:p>
          </table:table-cell>
          <table:table-cell table:style-name="ce24" table:formula="of:=([.A603]+[.$E$1])*[.$B$2]/[.$B$1]" office:value-type="float" office:value="3.80859375" calcext:value-type="float">
            <text:p>3.809</text:p>
          </table:table-cell>
          <table:table-cell table:style-name="ce25" table:formula="of:=[$'Voltage Divisor'.$B$3]*[$'EE Data'.B603]/([$'Voltage Divisor'.$B$2]-[$'EE Data'.B603])" office:value-type="float" office:value="31967.2131147541" calcext:value-type="float">
            <text:p>31967.2</text:p>
          </table:table-cell>
          <table:table-cell table:formula="of:=MATCH([.C603];[$'Voltage Divisor'.$B$46:.$B$63];-1)" office:value-type="float" office:value="8" calcext:value-type="float">
            <text:p>8</text:p>
          </table:table-cell>
          <table:table-cell table:style-name="ce26" table:formula="of:=ROUND(([.C603]-INDIRECT(&quot;Voltage Divisor.D&quot;&amp;([.D603]+ROW([$'Voltage Divisor'.$A$46])-1)))/INDIRECT(&quot;Voltage Divisor.C&quot;&amp;([.D603]+ROW([$'Voltage Divisor'.$A$46])-1));0)" office:value-type="float" office:value="94" calcext:value-type="float">
            <text:p>94</text:p>
          </table:table-cell>
          <table:table-cell table:style-name="ce27" table:formula="of:=DEC2HEX([.E603])" office:value-type="string" office:string-value="5E" calcext:value-type="string">
            <text:p>0x5E</text:p>
          </table:table-cell>
          <table:table-cell table:number-columns-repeated="1018"/>
        </table:table-row>
        <table:table-row table:style-name="ro3">
          <table:table-cell table:style-name="ce4" office:value-type="float" office:value="598" calcext:value-type="float">
            <text:p>598</text:p>
          </table:table-cell>
          <table:table-cell table:style-name="ce24" table:formula="of:=([.A604]+[.$E$1])*[.$B$2]/[.$B$1]" office:value-type="float" office:value="3.8134765625" calcext:value-type="float">
            <text:p>3.813</text:p>
          </table:table-cell>
          <table:table-cell table:style-name="ce25" table:formula="of:=[$'Voltage Divisor'.$B$3]*[$'EE Data'.B604]/([$'Voltage Divisor'.$B$2]-[$'EE Data'.B604])" office:value-type="float" office:value="32139.9176954732" calcext:value-type="float">
            <text:p>32139.9</text:p>
          </table:table-cell>
          <table:table-cell table:formula="of:=MATCH([.C604];[$'Voltage Divisor'.$B$46:.$B$63];-1)" office:value-type="float" office:value="8" calcext:value-type="float">
            <text:p>8</text:p>
          </table:table-cell>
          <table:table-cell table:style-name="ce26" table:formula="of:=ROUND(([.C604]-INDIRECT(&quot;Voltage Divisor.D&quot;&amp;([.D604]+ROW([$'Voltage Divisor'.$A$46])-1)))/INDIRECT(&quot;Voltage Divisor.C&quot;&amp;([.D604]+ROW([$'Voltage Divisor'.$A$46])-1));0)" office:value-type="float" office:value="94" calcext:value-type="float">
            <text:p>94</text:p>
          </table:table-cell>
          <table:table-cell table:style-name="ce27" table:formula="of:=DEC2HEX([.E604])" office:value-type="string" office:string-value="5E" calcext:value-type="string">
            <text:p>0x5E</text:p>
          </table:table-cell>
          <table:table-cell table:number-columns-repeated="1018"/>
        </table:table-row>
        <table:table-row table:style-name="ro3">
          <table:table-cell table:style-name="ce4" office:value-type="float" office:value="599" calcext:value-type="float">
            <text:p>599</text:p>
          </table:table-cell>
          <table:table-cell table:style-name="ce24" table:formula="of:=([.A605]+[.$E$1])*[.$B$2]/[.$B$1]" office:value-type="float" office:value="3.818359375" calcext:value-type="float">
            <text:p>3.818</text:p>
          </table:table-cell>
          <table:table-cell table:style-name="ce25" table:formula="of:=[$'Voltage Divisor'.$B$3]*[$'EE Data'.B605]/([$'Voltage Divisor'.$B$2]-[$'EE Data'.B605])" office:value-type="float" office:value="32314.0495867769" calcext:value-type="float">
            <text:p>32314.0</text:p>
          </table:table-cell>
          <table:table-cell table:formula="of:=MATCH([.C605];[$'Voltage Divisor'.$B$46:.$B$63];-1)" office:value-type="float" office:value="8" calcext:value-type="float">
            <text:p>8</text:p>
          </table:table-cell>
          <table:table-cell table:style-name="ce26" table:formula="of:=ROUND(([.C605]-INDIRECT(&quot;Voltage Divisor.D&quot;&amp;([.D605]+ROW([$'Voltage Divisor'.$A$46])-1)))/INDIRECT(&quot;Voltage Divisor.C&quot;&amp;([.D605]+ROW([$'Voltage Divisor'.$A$46])-1));0)" office:value-type="float" office:value="94" calcext:value-type="float">
            <text:p>94</text:p>
          </table:table-cell>
          <table:table-cell table:style-name="ce27" table:formula="of:=DEC2HEX([.E605])" office:value-type="string" office:string-value="5E" calcext:value-type="string">
            <text:p>0x5E</text:p>
          </table:table-cell>
          <table:table-cell table:number-columns-repeated="1018"/>
        </table:table-row>
        <table:table-row table:style-name="ro3">
          <table:table-cell table:style-name="ce4" office:value-type="float" office:value="600" calcext:value-type="float">
            <text:p>600</text:p>
          </table:table-cell>
          <table:table-cell table:style-name="ce24" table:formula="of:=([.A606]+[.$E$1])*[.$B$2]/[.$B$1]" office:value-type="float" office:value="3.8232421875" calcext:value-type="float">
            <text:p>3.823</text:p>
          </table:table-cell>
          <table:table-cell table:style-name="ce25" table:formula="of:=[$'Voltage Divisor'.$B$3]*[$'EE Data'.B606]/([$'Voltage Divisor'.$B$2]-[$'EE Data'.B606])" office:value-type="float" office:value="32489.6265560166" calcext:value-type="float">
            <text:p>32489.6</text:p>
          </table:table-cell>
          <table:table-cell table:formula="of:=MATCH([.C606];[$'Voltage Divisor'.$B$46:.$B$63];-1)" office:value-type="float" office:value="8" calcext:value-type="float">
            <text:p>8</text:p>
          </table:table-cell>
          <table:table-cell table:style-name="ce26" table:formula="of:=ROUND(([.C606]-INDIRECT(&quot;Voltage Divisor.D&quot;&amp;([.D606]+ROW([$'Voltage Divisor'.$A$46])-1)))/INDIRECT(&quot;Voltage Divisor.C&quot;&amp;([.D606]+ROW([$'Voltage Divisor'.$A$46])-1));0)" office:value-type="float" office:value="94" calcext:value-type="float">
            <text:p>94</text:p>
          </table:table-cell>
          <table:table-cell table:style-name="ce27" table:formula="of:=DEC2HEX([.E606])" office:value-type="string" office:string-value="5E" calcext:value-type="string">
            <text:p>0x5E</text:p>
          </table:table-cell>
          <table:table-cell table:number-columns-repeated="1018"/>
        </table:table-row>
        <table:table-row table:style-name="ro3">
          <table:table-cell table:style-name="ce4" office:value-type="float" office:value="601" calcext:value-type="float">
            <text:p>601</text:p>
          </table:table-cell>
          <table:table-cell table:style-name="ce24" table:formula="of:=([.A607]+[.$E$1])*[.$B$2]/[.$B$1]" office:value-type="float" office:value="3.828125" calcext:value-type="float">
            <text:p>3.828</text:p>
          </table:table-cell>
          <table:table-cell table:style-name="ce25" table:formula="of:=[$'Voltage Divisor'.$B$3]*[$'EE Data'.B607]/([$'Voltage Divisor'.$B$2]-[$'EE Data'.B607])" office:value-type="float" office:value="32666.6666666667" calcext:value-type="float">
            <text:p>32666.7</text:p>
          </table:table-cell>
          <table:table-cell table:formula="of:=MATCH([.C607];[$'Voltage Divisor'.$B$46:.$B$63];-1)" office:value-type="float" office:value="8" calcext:value-type="float">
            <text:p>8</text:p>
          </table:table-cell>
          <table:table-cell table:style-name="ce26" table:formula="of:=ROUND(([.C607]-INDIRECT(&quot;Voltage Divisor.D&quot;&amp;([.D607]+ROW([$'Voltage Divisor'.$A$46])-1)))/INDIRECT(&quot;Voltage Divisor.C&quot;&amp;([.D607]+ROW([$'Voltage Divisor'.$A$46])-1));0)" office:value-type="float" office:value="94" calcext:value-type="float">
            <text:p>94</text:p>
          </table:table-cell>
          <table:table-cell table:style-name="ce27" table:formula="of:=DEC2HEX([.E607])" office:value-type="string" office:string-value="5E" calcext:value-type="string">
            <text:p>0x5E</text:p>
          </table:table-cell>
          <table:table-cell table:number-columns-repeated="1018"/>
        </table:table-row>
        <table:table-row table:style-name="ro3">
          <table:table-cell table:style-name="ce4" office:value-type="float" office:value="602" calcext:value-type="float">
            <text:p>602</text:p>
          </table:table-cell>
          <table:table-cell table:style-name="ce24" table:formula="of:=([.A608]+[.$E$1])*[.$B$2]/[.$B$1]" office:value-type="float" office:value="3.8330078125" calcext:value-type="float">
            <text:p>3.833</text:p>
          </table:table-cell>
          <table:table-cell table:style-name="ce25" table:formula="of:=[$'Voltage Divisor'.$B$3]*[$'EE Data'.B608]/([$'Voltage Divisor'.$B$2]-[$'EE Data'.B608])" office:value-type="float" office:value="32845.1882845188" calcext:value-type="float">
            <text:p>32845.2</text:p>
          </table:table-cell>
          <table:table-cell table:formula="of:=MATCH([.C608];[$'Voltage Divisor'.$B$46:.$B$63];-1)" office:value-type="float" office:value="8" calcext:value-type="float">
            <text:p>8</text:p>
          </table:table-cell>
          <table:table-cell table:style-name="ce26" table:formula="of:=ROUND(([.C608]-INDIRECT(&quot;Voltage Divisor.D&quot;&amp;([.D608]+ROW([$'Voltage Divisor'.$A$46])-1)))/INDIRECT(&quot;Voltage Divisor.C&quot;&amp;([.D608]+ROW([$'Voltage Divisor'.$A$46])-1));0)" office:value-type="float" office:value="94" calcext:value-type="float">
            <text:p>94</text:p>
          </table:table-cell>
          <table:table-cell table:style-name="ce27" table:formula="of:=DEC2HEX([.E608])" office:value-type="string" office:string-value="5E" calcext:value-type="string">
            <text:p>0x5E</text:p>
          </table:table-cell>
          <table:table-cell table:number-columns-repeated="1018"/>
        </table:table-row>
        <table:table-row table:style-name="ro3">
          <table:table-cell table:style-name="ce4" office:value-type="float" office:value="603" calcext:value-type="float">
            <text:p>603</text:p>
          </table:table-cell>
          <table:table-cell table:style-name="ce24" table:formula="of:=([.A609]+[.$E$1])*[.$B$2]/[.$B$1]" office:value-type="float" office:value="3.837890625" calcext:value-type="float">
            <text:p>3.838</text:p>
          </table:table-cell>
          <table:table-cell table:style-name="ce25" table:formula="of:=[$'Voltage Divisor'.$B$3]*[$'EE Data'.B609]/([$'Voltage Divisor'.$B$2]-[$'EE Data'.B609])" office:value-type="float" office:value="33025.2100840336" calcext:value-type="float">
            <text:p>33025.2</text:p>
          </table:table-cell>
          <table:table-cell table:formula="of:=MATCH([.C609];[$'Voltage Divisor'.$B$46:.$B$63];-1)" office:value-type="float" office:value="8" calcext:value-type="float">
            <text:p>8</text:p>
          </table:table-cell>
          <table:table-cell table:style-name="ce26" table:formula="of:=ROUND(([.C609]-INDIRECT(&quot;Voltage Divisor.D&quot;&amp;([.D609]+ROW([$'Voltage Divisor'.$A$46])-1)))/INDIRECT(&quot;Voltage Divisor.C&quot;&amp;([.D609]+ROW([$'Voltage Divisor'.$A$46])-1));0)" office:value-type="float" office:value="94" calcext:value-type="float">
            <text:p>94</text:p>
          </table:table-cell>
          <table:table-cell table:style-name="ce27" table:formula="of:=DEC2HEX([.E609])" office:value-type="string" office:string-value="5E" calcext:value-type="string">
            <text:p>0x5E</text:p>
          </table:table-cell>
          <table:table-cell table:number-columns-repeated="1018"/>
        </table:table-row>
        <table:table-row table:style-name="ro3">
          <table:table-cell table:style-name="ce4" office:value-type="float" office:value="604" calcext:value-type="float">
            <text:p>604</text:p>
          </table:table-cell>
          <table:table-cell table:style-name="ce24" table:formula="of:=([.A610]+[.$E$1])*[.$B$2]/[.$B$1]" office:value-type="float" office:value="3.8427734375" calcext:value-type="float">
            <text:p>3.843</text:p>
          </table:table-cell>
          <table:table-cell table:style-name="ce25" table:formula="of:=[$'Voltage Divisor'.$B$3]*[$'EE Data'.B610]/([$'Voltage Divisor'.$B$2]-[$'EE Data'.B610])" office:value-type="float" office:value="33206.7510548523" calcext:value-type="float">
            <text:p>33206.8</text:p>
          </table:table-cell>
          <table:table-cell table:formula="of:=MATCH([.C610];[$'Voltage Divisor'.$B$46:.$B$63];-1)" office:value-type="float" office:value="8" calcext:value-type="float">
            <text:p>8</text:p>
          </table:table-cell>
          <table:table-cell table:style-name="ce26" table:formula="of:=ROUND(([.C610]-INDIRECT(&quot;Voltage Divisor.D&quot;&amp;([.D610]+ROW([$'Voltage Divisor'.$A$46])-1)))/INDIRECT(&quot;Voltage Divisor.C&quot;&amp;([.D610]+ROW([$'Voltage Divisor'.$A$46])-1));0)" office:value-type="float" office:value="93" calcext:value-type="float">
            <text:p>93</text:p>
          </table:table-cell>
          <table:table-cell table:style-name="ce27" table:formula="of:=DEC2HEX([.E610])" office:value-type="string" office:string-value="5D" calcext:value-type="string">
            <text:p>0x5D</text:p>
          </table:table-cell>
          <table:table-cell table:number-columns-repeated="1018"/>
        </table:table-row>
        <table:table-row table:style-name="ro3">
          <table:table-cell table:style-name="ce4" office:value-type="float" office:value="605" calcext:value-type="float">
            <text:p>605</text:p>
          </table:table-cell>
          <table:table-cell table:style-name="ce24" table:formula="of:=([.A611]+[.$E$1])*[.$B$2]/[.$B$1]" office:value-type="float" office:value="3.84765625" calcext:value-type="float">
            <text:p>3.848</text:p>
          </table:table-cell>
          <table:table-cell table:style-name="ce25" table:formula="of:=[$'Voltage Divisor'.$B$3]*[$'EE Data'.B611]/([$'Voltage Divisor'.$B$2]-[$'EE Data'.B611])" office:value-type="float" office:value="33389.8305084746" calcext:value-type="float">
            <text:p>33389.8</text:p>
          </table:table-cell>
          <table:table-cell table:formula="of:=MATCH([.C611];[$'Voltage Divisor'.$B$46:.$B$63];-1)" office:value-type="float" office:value="8" calcext:value-type="float">
            <text:p>8</text:p>
          </table:table-cell>
          <table:table-cell table:style-name="ce26" table:formula="of:=ROUND(([.C611]-INDIRECT(&quot;Voltage Divisor.D&quot;&amp;([.D611]+ROW([$'Voltage Divisor'.$A$46])-1)))/INDIRECT(&quot;Voltage Divisor.C&quot;&amp;([.D611]+ROW([$'Voltage Divisor'.$A$46])-1));0)" office:value-type="float" office:value="93" calcext:value-type="float">
            <text:p>93</text:p>
          </table:table-cell>
          <table:table-cell table:style-name="ce27" table:formula="of:=DEC2HEX([.E611])" office:value-type="string" office:string-value="5D" calcext:value-type="string">
            <text:p>0x5D</text:p>
          </table:table-cell>
          <table:table-cell table:number-columns-repeated="1018"/>
        </table:table-row>
        <table:table-row table:style-name="ro3">
          <table:table-cell table:style-name="ce4" office:value-type="float" office:value="606" calcext:value-type="float">
            <text:p>606</text:p>
          </table:table-cell>
          <table:table-cell table:style-name="ce24" table:formula="of:=([.A612]+[.$E$1])*[.$B$2]/[.$B$1]" office:value-type="float" office:value="3.8525390625" calcext:value-type="float">
            <text:p>3.853</text:p>
          </table:table-cell>
          <table:table-cell table:style-name="ce25" table:formula="of:=[$'Voltage Divisor'.$B$3]*[$'EE Data'.B612]/([$'Voltage Divisor'.$B$2]-[$'EE Data'.B612])" office:value-type="float" office:value="33574.4680851064" calcext:value-type="float">
            <text:p>33574.5</text:p>
          </table:table-cell>
          <table:table-cell table:formula="of:=MATCH([.C612];[$'Voltage Divisor'.$B$46:.$B$63];-1)" office:value-type="float" office:value="8" calcext:value-type="float">
            <text:p>8</text:p>
          </table:table-cell>
          <table:table-cell table:style-name="ce26" table:formula="of:=ROUND(([.C612]-INDIRECT(&quot;Voltage Divisor.D&quot;&amp;([.D612]+ROW([$'Voltage Divisor'.$A$46])-1)))/INDIRECT(&quot;Voltage Divisor.C&quot;&amp;([.D612]+ROW([$'Voltage Divisor'.$A$46])-1));0)" office:value-type="float" office:value="93" calcext:value-type="float">
            <text:p>93</text:p>
          </table:table-cell>
          <table:table-cell table:style-name="ce27" table:formula="of:=DEC2HEX([.E612])" office:value-type="string" office:string-value="5D" calcext:value-type="string">
            <text:p>0x5D</text:p>
          </table:table-cell>
          <table:table-cell table:number-columns-repeated="1018"/>
        </table:table-row>
        <table:table-row table:style-name="ro3">
          <table:table-cell table:style-name="ce4" office:value-type="float" office:value="607" calcext:value-type="float">
            <text:p>607</text:p>
          </table:table-cell>
          <table:table-cell table:style-name="ce24" table:formula="of:=([.A613]+[.$E$1])*[.$B$2]/[.$B$1]" office:value-type="float" office:value="3.857421875" calcext:value-type="float">
            <text:p>3.857</text:p>
          </table:table-cell>
          <table:table-cell table:style-name="ce25" table:formula="of:=[$'Voltage Divisor'.$B$3]*[$'EE Data'.B613]/([$'Voltage Divisor'.$B$2]-[$'EE Data'.B613])" office:value-type="float" office:value="33760.6837606838" calcext:value-type="float">
            <text:p>33760.7</text:p>
          </table:table-cell>
          <table:table-cell table:formula="of:=MATCH([.C613];[$'Voltage Divisor'.$B$46:.$B$63];-1)" office:value-type="float" office:value="8" calcext:value-type="float">
            <text:p>8</text:p>
          </table:table-cell>
          <table:table-cell table:style-name="ce26" table:formula="of:=ROUND(([.C613]-INDIRECT(&quot;Voltage Divisor.D&quot;&amp;([.D613]+ROW([$'Voltage Divisor'.$A$46])-1)))/INDIRECT(&quot;Voltage Divisor.C&quot;&amp;([.D613]+ROW([$'Voltage Divisor'.$A$46])-1));0)" office:value-type="float" office:value="93" calcext:value-type="float">
            <text:p>93</text:p>
          </table:table-cell>
          <table:table-cell table:style-name="ce27" table:formula="of:=DEC2HEX([.E613])" office:value-type="string" office:string-value="5D" calcext:value-type="string">
            <text:p>0x5D</text:p>
          </table:table-cell>
          <table:table-cell table:number-columns-repeated="1018"/>
        </table:table-row>
        <table:table-row table:style-name="ro3">
          <table:table-cell table:style-name="ce4" office:value-type="float" office:value="608" calcext:value-type="float">
            <text:p>608</text:p>
          </table:table-cell>
          <table:table-cell table:style-name="ce24" table:formula="of:=([.A614]+[.$E$1])*[.$B$2]/[.$B$1]" office:value-type="float" office:value="3.8623046875" calcext:value-type="float">
            <text:p>3.862</text:p>
          </table:table-cell>
          <table:table-cell table:style-name="ce25" table:formula="of:=[$'Voltage Divisor'.$B$3]*[$'EE Data'.B614]/([$'Voltage Divisor'.$B$2]-[$'EE Data'.B614])" office:value-type="float" office:value="33948.4978540772" calcext:value-type="float">
            <text:p>33948.5</text:p>
          </table:table-cell>
          <table:table-cell table:formula="of:=MATCH([.C614];[$'Voltage Divisor'.$B$46:.$B$63];-1)" office:value-type="float" office:value="8" calcext:value-type="float">
            <text:p>8</text:p>
          </table:table-cell>
          <table:table-cell table:style-name="ce26" table:formula="of:=ROUND(([.C614]-INDIRECT(&quot;Voltage Divisor.D&quot;&amp;([.D614]+ROW([$'Voltage Divisor'.$A$46])-1)))/INDIRECT(&quot;Voltage Divisor.C&quot;&amp;([.D614]+ROW([$'Voltage Divisor'.$A$46])-1));0)" office:value-type="float" office:value="93" calcext:value-type="float">
            <text:p>93</text:p>
          </table:table-cell>
          <table:table-cell table:style-name="ce27" table:formula="of:=DEC2HEX([.E614])" office:value-type="string" office:string-value="5D" calcext:value-type="string">
            <text:p>0x5D</text:p>
          </table:table-cell>
          <table:table-cell table:number-columns-repeated="1018"/>
        </table:table-row>
        <table:table-row table:style-name="ro3">
          <table:table-cell table:style-name="ce4" office:value-type="float" office:value="609" calcext:value-type="float">
            <text:p>609</text:p>
          </table:table-cell>
          <table:table-cell table:style-name="ce24" table:formula="of:=([.A615]+[.$E$1])*[.$B$2]/[.$B$1]" office:value-type="float" office:value="3.8671875" calcext:value-type="float">
            <text:p>3.867</text:p>
          </table:table-cell>
          <table:table-cell table:style-name="ce25" table:formula="of:=[$'Voltage Divisor'.$B$3]*[$'EE Data'.B615]/([$'Voltage Divisor'.$B$2]-[$'EE Data'.B615])" office:value-type="float" office:value="34137.9310344828" calcext:value-type="float">
            <text:p>34137.9</text:p>
          </table:table-cell>
          <table:table-cell table:formula="of:=MATCH([.C615];[$'Voltage Divisor'.$B$46:.$B$63];-1)" office:value-type="float" office:value="8" calcext:value-type="float">
            <text:p>8</text:p>
          </table:table-cell>
          <table:table-cell table:style-name="ce26" table:formula="of:=ROUND(([.C615]-INDIRECT(&quot;Voltage Divisor.D&quot;&amp;([.D615]+ROW([$'Voltage Divisor'.$A$46])-1)))/INDIRECT(&quot;Voltage Divisor.C&quot;&amp;([.D615]+ROW([$'Voltage Divisor'.$A$46])-1));0)" office:value-type="float" office:value="93" calcext:value-type="float">
            <text:p>93</text:p>
          </table:table-cell>
          <table:table-cell table:style-name="ce27" table:formula="of:=DEC2HEX([.E615])" office:value-type="string" office:string-value="5D" calcext:value-type="string">
            <text:p>0x5D</text:p>
          </table:table-cell>
          <table:table-cell table:number-columns-repeated="1018"/>
        </table:table-row>
        <table:table-row table:style-name="ro3">
          <table:table-cell table:style-name="ce4" office:value-type="float" office:value="610" calcext:value-type="float">
            <text:p>610</text:p>
          </table:table-cell>
          <table:table-cell table:style-name="ce24" table:formula="of:=([.A616]+[.$E$1])*[.$B$2]/[.$B$1]" office:value-type="float" office:value="3.8720703125" calcext:value-type="float">
            <text:p>3.872</text:p>
          </table:table-cell>
          <table:table-cell table:style-name="ce25" table:formula="of:=[$'Voltage Divisor'.$B$3]*[$'EE Data'.B616]/([$'Voltage Divisor'.$B$2]-[$'EE Data'.B616])" office:value-type="float" office:value="34329.0043290043" calcext:value-type="float">
            <text:p>34329.0</text:p>
          </table:table-cell>
          <table:table-cell table:formula="of:=MATCH([.C616];[$'Voltage Divisor'.$B$46:.$B$63];-1)" office:value-type="float" office:value="8" calcext:value-type="float">
            <text:p>8</text:p>
          </table:table-cell>
          <table:table-cell table:style-name="ce26" table:formula="of:=ROUND(([.C616]-INDIRECT(&quot;Voltage Divisor.D&quot;&amp;([.D616]+ROW([$'Voltage Divisor'.$A$46])-1)))/INDIRECT(&quot;Voltage Divisor.C&quot;&amp;([.D616]+ROW([$'Voltage Divisor'.$A$46])-1));0)" office:value-type="float" office:value="93" calcext:value-type="float">
            <text:p>93</text:p>
          </table:table-cell>
          <table:table-cell table:style-name="ce27" table:formula="of:=DEC2HEX([.E616])" office:value-type="string" office:string-value="5D" calcext:value-type="string">
            <text:p>0x5D</text:p>
          </table:table-cell>
          <table:table-cell table:number-columns-repeated="1018"/>
        </table:table-row>
        <table:table-row table:style-name="ro3">
          <table:table-cell table:style-name="ce4" office:value-type="float" office:value="611" calcext:value-type="float">
            <text:p>611</text:p>
          </table:table-cell>
          <table:table-cell table:style-name="ce24" table:formula="of:=([.A617]+[.$E$1])*[.$B$2]/[.$B$1]" office:value-type="float" office:value="3.876953125" calcext:value-type="float">
            <text:p>3.877</text:p>
          </table:table-cell>
          <table:table-cell table:style-name="ce25" table:formula="of:=[$'Voltage Divisor'.$B$3]*[$'EE Data'.B617]/([$'Voltage Divisor'.$B$2]-[$'EE Data'.B617])" office:value-type="float" office:value="34521.7391304348" calcext:value-type="float">
            <text:p>34521.7</text:p>
          </table:table-cell>
          <table:table-cell table:formula="of:=MATCH([.C617];[$'Voltage Divisor'.$B$46:.$B$63];-1)" office:value-type="float" office:value="8" calcext:value-type="float">
            <text:p>8</text:p>
          </table:table-cell>
          <table:table-cell table:style-name="ce26" table:formula="of:=ROUND(([.C617]-INDIRECT(&quot;Voltage Divisor.D&quot;&amp;([.D617]+ROW([$'Voltage Divisor'.$A$46])-1)))/INDIRECT(&quot;Voltage Divisor.C&quot;&amp;([.D617]+ROW([$'Voltage Divisor'.$A$46])-1));0)" office:value-type="float" office:value="93" calcext:value-type="float">
            <text:p>93</text:p>
          </table:table-cell>
          <table:table-cell table:style-name="ce27" table:formula="of:=DEC2HEX([.E617])" office:value-type="string" office:string-value="5D" calcext:value-type="string">
            <text:p>0x5D</text:p>
          </table:table-cell>
          <table:table-cell table:number-columns-repeated="1018"/>
        </table:table-row>
        <table:table-row table:style-name="ro3">
          <table:table-cell table:style-name="ce4" office:value-type="float" office:value="612" calcext:value-type="float">
            <text:p>612</text:p>
          </table:table-cell>
          <table:table-cell table:style-name="ce24" table:formula="of:=([.A618]+[.$E$1])*[.$B$2]/[.$B$1]" office:value-type="float" office:value="3.8818359375" calcext:value-type="float">
            <text:p>3.882</text:p>
          </table:table-cell>
          <table:table-cell table:style-name="ce25" table:formula="of:=[$'Voltage Divisor'.$B$3]*[$'EE Data'.B618]/([$'Voltage Divisor'.$B$2]-[$'EE Data'.B618])" office:value-type="float" office:value="34716.1572052402" calcext:value-type="float">
            <text:p>34716.2</text:p>
          </table:table-cell>
          <table:table-cell table:formula="of:=MATCH([.C618];[$'Voltage Divisor'.$B$46:.$B$63];-1)" office:value-type="float" office:value="8" calcext:value-type="float">
            <text:p>8</text:p>
          </table:table-cell>
          <table:table-cell table:style-name="ce26" table:formula="of:=ROUND(([.C618]-INDIRECT(&quot;Voltage Divisor.D&quot;&amp;([.D618]+ROW([$'Voltage Divisor'.$A$46])-1)))/INDIRECT(&quot;Voltage Divisor.C&quot;&amp;([.D618]+ROW([$'Voltage Divisor'.$A$46])-1));0)" office:value-type="float" office:value="92" calcext:value-type="float">
            <text:p>92</text:p>
          </table:table-cell>
          <table:table-cell table:style-name="ce27" table:formula="of:=DEC2HEX([.E618])" office:value-type="string" office:string-value="5C" calcext:value-type="string">
            <text:p>0x5C</text:p>
          </table:table-cell>
          <table:table-cell table:number-columns-repeated="1018"/>
        </table:table-row>
        <table:table-row table:style-name="ro3">
          <table:table-cell table:style-name="ce4" office:value-type="float" office:value="613" calcext:value-type="float">
            <text:p>613</text:p>
          </table:table-cell>
          <table:table-cell table:style-name="ce24" table:formula="of:=([.A619]+[.$E$1])*[.$B$2]/[.$B$1]" office:value-type="float" office:value="3.88671875" calcext:value-type="float">
            <text:p>3.887</text:p>
          </table:table-cell>
          <table:table-cell table:style-name="ce25" table:formula="of:=[$'Voltage Divisor'.$B$3]*[$'EE Data'.B619]/([$'Voltage Divisor'.$B$2]-[$'EE Data'.B619])" office:value-type="float" office:value="34912.2807017544" calcext:value-type="float">
            <text:p>34912.3</text:p>
          </table:table-cell>
          <table:table-cell table:formula="of:=MATCH([.C619];[$'Voltage Divisor'.$B$46:.$B$63];-1)" office:value-type="float" office:value="8" calcext:value-type="float">
            <text:p>8</text:p>
          </table:table-cell>
          <table:table-cell table:style-name="ce26" table:formula="of:=ROUND(([.C619]-INDIRECT(&quot;Voltage Divisor.D&quot;&amp;([.D619]+ROW([$'Voltage Divisor'.$A$46])-1)))/INDIRECT(&quot;Voltage Divisor.C&quot;&amp;([.D619]+ROW([$'Voltage Divisor'.$A$46])-1));0)" office:value-type="float" office:value="92" calcext:value-type="float">
            <text:p>92</text:p>
          </table:table-cell>
          <table:table-cell table:style-name="ce27" table:formula="of:=DEC2HEX([.E619])" office:value-type="string" office:string-value="5C" calcext:value-type="string">
            <text:p>0x5C</text:p>
          </table:table-cell>
          <table:table-cell table:number-columns-repeated="1018"/>
        </table:table-row>
        <table:table-row table:style-name="ro3">
          <table:table-cell table:style-name="ce4" office:value-type="float" office:value="614" calcext:value-type="float">
            <text:p>614</text:p>
          </table:table-cell>
          <table:table-cell table:style-name="ce24" table:formula="of:=([.A620]+[.$E$1])*[.$B$2]/[.$B$1]" office:value-type="float" office:value="3.8916015625" calcext:value-type="float">
            <text:p>3.892</text:p>
          </table:table-cell>
          <table:table-cell table:style-name="ce25" table:formula="of:=[$'Voltage Divisor'.$B$3]*[$'EE Data'.B620]/([$'Voltage Divisor'.$B$2]-[$'EE Data'.B620])" office:value-type="float" office:value="35110.1321585903" calcext:value-type="float">
            <text:p>35110.1</text:p>
          </table:table-cell>
          <table:table-cell table:formula="of:=MATCH([.C620];[$'Voltage Divisor'.$B$46:.$B$63];-1)" office:value-type="float" office:value="8" calcext:value-type="float">
            <text:p>8</text:p>
          </table:table-cell>
          <table:table-cell table:style-name="ce26" table:formula="of:=ROUND(([.C620]-INDIRECT(&quot;Voltage Divisor.D&quot;&amp;([.D620]+ROW([$'Voltage Divisor'.$A$46])-1)))/INDIRECT(&quot;Voltage Divisor.C&quot;&amp;([.D620]+ROW([$'Voltage Divisor'.$A$46])-1));0)" office:value-type="float" office:value="92" calcext:value-type="float">
            <text:p>92</text:p>
          </table:table-cell>
          <table:table-cell table:style-name="ce27" table:formula="of:=DEC2HEX([.E620])" office:value-type="string" office:string-value="5C" calcext:value-type="string">
            <text:p>0x5C</text:p>
          </table:table-cell>
          <table:table-cell table:number-columns-repeated="1018"/>
        </table:table-row>
        <table:table-row table:style-name="ro3">
          <table:table-cell table:style-name="ce4" office:value-type="float" office:value="615" calcext:value-type="float">
            <text:p>615</text:p>
          </table:table-cell>
          <table:table-cell table:style-name="ce24" table:formula="of:=([.A621]+[.$E$1])*[.$B$2]/[.$B$1]" office:value-type="float" office:value="3.896484375" calcext:value-type="float">
            <text:p>3.896</text:p>
          </table:table-cell>
          <table:table-cell table:style-name="ce25" table:formula="of:=[$'Voltage Divisor'.$B$3]*[$'EE Data'.B621]/([$'Voltage Divisor'.$B$2]-[$'EE Data'.B621])" office:value-type="float" office:value="35309.7345132743" calcext:value-type="float">
            <text:p>35309.7</text:p>
          </table:table-cell>
          <table:table-cell table:formula="of:=MATCH([.C621];[$'Voltage Divisor'.$B$46:.$B$63];-1)" office:value-type="float" office:value="8" calcext:value-type="float">
            <text:p>8</text:p>
          </table:table-cell>
          <table:table-cell table:style-name="ce26" table:formula="of:=ROUND(([.C621]-INDIRECT(&quot;Voltage Divisor.D&quot;&amp;([.D621]+ROW([$'Voltage Divisor'.$A$46])-1)))/INDIRECT(&quot;Voltage Divisor.C&quot;&amp;([.D621]+ROW([$'Voltage Divisor'.$A$46])-1));0)" office:value-type="float" office:value="92" calcext:value-type="float">
            <text:p>92</text:p>
          </table:table-cell>
          <table:table-cell table:style-name="ce27" table:formula="of:=DEC2HEX([.E621])" office:value-type="string" office:string-value="5C" calcext:value-type="string">
            <text:p>0x5C</text:p>
          </table:table-cell>
          <table:table-cell table:number-columns-repeated="1018"/>
        </table:table-row>
        <table:table-row table:style-name="ro3">
          <table:table-cell table:style-name="ce4" office:value-type="float" office:value="616" calcext:value-type="float">
            <text:p>616</text:p>
          </table:table-cell>
          <table:table-cell table:style-name="ce24" table:formula="of:=([.A622]+[.$E$1])*[.$B$2]/[.$B$1]" office:value-type="float" office:value="3.9013671875" calcext:value-type="float">
            <text:p>3.901</text:p>
          </table:table-cell>
          <table:table-cell table:style-name="ce25" table:formula="of:=[$'Voltage Divisor'.$B$3]*[$'EE Data'.B622]/([$'Voltage Divisor'.$B$2]-[$'EE Data'.B622])" office:value-type="float" office:value="35511.1111111111" calcext:value-type="float">
            <text:p>35511.1</text:p>
          </table:table-cell>
          <table:table-cell table:formula="of:=MATCH([.C622];[$'Voltage Divisor'.$B$46:.$B$63];-1)" office:value-type="float" office:value="8" calcext:value-type="float">
            <text:p>8</text:p>
          </table:table-cell>
          <table:table-cell table:style-name="ce26" table:formula="of:=ROUND(([.C622]-INDIRECT(&quot;Voltage Divisor.D&quot;&amp;([.D622]+ROW([$'Voltage Divisor'.$A$46])-1)))/INDIRECT(&quot;Voltage Divisor.C&quot;&amp;([.D622]+ROW([$'Voltage Divisor'.$A$46])-1));0)" office:value-type="float" office:value="92" calcext:value-type="float">
            <text:p>92</text:p>
          </table:table-cell>
          <table:table-cell table:style-name="ce27" table:formula="of:=DEC2HEX([.E622])" office:value-type="string" office:string-value="5C" calcext:value-type="string">
            <text:p>0x5C</text:p>
          </table:table-cell>
          <table:table-cell table:number-columns-repeated="1018"/>
        </table:table-row>
        <table:table-row table:style-name="ro3">
          <table:table-cell table:style-name="ce4" office:value-type="float" office:value="617" calcext:value-type="float">
            <text:p>617</text:p>
          </table:table-cell>
          <table:table-cell table:style-name="ce24" table:formula="of:=([.A623]+[.$E$1])*[.$B$2]/[.$B$1]" office:value-type="float" office:value="3.90625" calcext:value-type="float">
            <text:p>3.906</text:p>
          </table:table-cell>
          <table:table-cell table:style-name="ce25" table:formula="of:=[$'Voltage Divisor'.$B$3]*[$'EE Data'.B623]/([$'Voltage Divisor'.$B$2]-[$'EE Data'.B623])" office:value-type="float" office:value="35714.2857142857" calcext:value-type="float">
            <text:p>35714.3</text:p>
          </table:table-cell>
          <table:table-cell table:formula="of:=MATCH([.C623];[$'Voltage Divisor'.$B$46:.$B$63];-1)" office:value-type="float" office:value="8" calcext:value-type="float">
            <text:p>8</text:p>
          </table:table-cell>
          <table:table-cell table:style-name="ce26" table:formula="of:=ROUND(([.C623]-INDIRECT(&quot;Voltage Divisor.D&quot;&amp;([.D623]+ROW([$'Voltage Divisor'.$A$46])-1)))/INDIRECT(&quot;Voltage Divisor.C&quot;&amp;([.D623]+ROW([$'Voltage Divisor'.$A$46])-1));0)" office:value-type="float" office:value="92" calcext:value-type="float">
            <text:p>92</text:p>
          </table:table-cell>
          <table:table-cell table:style-name="ce27" table:formula="of:=DEC2HEX([.E623])" office:value-type="string" office:string-value="5C" calcext:value-type="string">
            <text:p>0x5C</text:p>
          </table:table-cell>
          <table:table-cell table:number-columns-repeated="1018"/>
        </table:table-row>
        <table:table-row table:style-name="ro3">
          <table:table-cell table:style-name="ce4" office:value-type="float" office:value="618" calcext:value-type="float">
            <text:p>618</text:p>
          </table:table-cell>
          <table:table-cell table:style-name="ce24" table:formula="of:=([.A624]+[.$E$1])*[.$B$2]/[.$B$1]" office:value-type="float" office:value="3.9111328125" calcext:value-type="float">
            <text:p>3.911</text:p>
          </table:table-cell>
          <table:table-cell table:style-name="ce25" table:formula="of:=[$'Voltage Divisor'.$B$3]*[$'EE Data'.B624]/([$'Voltage Divisor'.$B$2]-[$'EE Data'.B624])" office:value-type="float" office:value="35919.2825112108" calcext:value-type="float">
            <text:p>35919.3</text:p>
          </table:table-cell>
          <table:table-cell table:formula="of:=MATCH([.C624];[$'Voltage Divisor'.$B$46:.$B$63];-1)" office:value-type="float" office:value="8" calcext:value-type="float">
            <text:p>8</text:p>
          </table:table-cell>
          <table:table-cell table:style-name="ce26" table:formula="of:=ROUND(([.C624]-INDIRECT(&quot;Voltage Divisor.D&quot;&amp;([.D624]+ROW([$'Voltage Divisor'.$A$46])-1)))/INDIRECT(&quot;Voltage Divisor.C&quot;&amp;([.D624]+ROW([$'Voltage Divisor'.$A$46])-1));0)" office:value-type="float" office:value="92" calcext:value-type="float">
            <text:p>92</text:p>
          </table:table-cell>
          <table:table-cell table:style-name="ce27" table:formula="of:=DEC2HEX([.E624])" office:value-type="string" office:string-value="5C" calcext:value-type="string">
            <text:p>0x5C</text:p>
          </table:table-cell>
          <table:table-cell table:number-columns-repeated="1018"/>
        </table:table-row>
        <table:table-row table:style-name="ro3">
          <table:table-cell table:style-name="ce4" office:value-type="float" office:value="619" calcext:value-type="float">
            <text:p>619</text:p>
          </table:table-cell>
          <table:table-cell table:style-name="ce24" table:formula="of:=([.A625]+[.$E$1])*[.$B$2]/[.$B$1]" office:value-type="float" office:value="3.916015625" calcext:value-type="float">
            <text:p>3.916</text:p>
          </table:table-cell>
          <table:table-cell table:style-name="ce25" table:formula="of:=[$'Voltage Divisor'.$B$3]*[$'EE Data'.B625]/([$'Voltage Divisor'.$B$2]-[$'EE Data'.B625])" office:value-type="float" office:value="36126.1261261261" calcext:value-type="float">
            <text:p>36126.1</text:p>
          </table:table-cell>
          <table:table-cell table:formula="of:=MATCH([.C625];[$'Voltage Divisor'.$B$46:.$B$63];-1)" office:value-type="float" office:value="8" calcext:value-type="float">
            <text:p>8</text:p>
          </table:table-cell>
          <table:table-cell table:style-name="ce26" table:formula="of:=ROUND(([.C625]-INDIRECT(&quot;Voltage Divisor.D&quot;&amp;([.D625]+ROW([$'Voltage Divisor'.$A$46])-1)))/INDIRECT(&quot;Voltage Divisor.C&quot;&amp;([.D625]+ROW([$'Voltage Divisor'.$A$46])-1));0)" office:value-type="float" office:value="92" calcext:value-type="float">
            <text:p>92</text:p>
          </table:table-cell>
          <table:table-cell table:style-name="ce27" table:formula="of:=DEC2HEX([.E625])" office:value-type="string" office:string-value="5C" calcext:value-type="string">
            <text:p>0x5C</text:p>
          </table:table-cell>
          <table:table-cell table:number-columns-repeated="1018"/>
        </table:table-row>
        <table:table-row table:style-name="ro3">
          <table:table-cell table:style-name="ce4" office:value-type="float" office:value="620" calcext:value-type="float">
            <text:p>620</text:p>
          </table:table-cell>
          <table:table-cell table:style-name="ce24" table:formula="of:=([.A626]+[.$E$1])*[.$B$2]/[.$B$1]" office:value-type="float" office:value="3.9208984375" calcext:value-type="float">
            <text:p>3.921</text:p>
          </table:table-cell>
          <table:table-cell table:style-name="ce25" table:formula="of:=[$'Voltage Divisor'.$B$3]*[$'EE Data'.B626]/([$'Voltage Divisor'.$B$2]-[$'EE Data'.B626])" office:value-type="float" office:value="36334.8416289593" calcext:value-type="float">
            <text:p>36334.8</text:p>
          </table:table-cell>
          <table:table-cell table:formula="of:=MATCH([.C626];[$'Voltage Divisor'.$B$46:.$B$63];-1)" office:value-type="float" office:value="8" calcext:value-type="float">
            <text:p>8</text:p>
          </table:table-cell>
          <table:table-cell table:style-name="ce26" table:formula="of:=ROUND(([.C626]-INDIRECT(&quot;Voltage Divisor.D&quot;&amp;([.D626]+ROW([$'Voltage Divisor'.$A$46])-1)))/INDIRECT(&quot;Voltage Divisor.C&quot;&amp;([.D626]+ROW([$'Voltage Divisor'.$A$46])-1));0)" office:value-type="float" office:value="91" calcext:value-type="float">
            <text:p>91</text:p>
          </table:table-cell>
          <table:table-cell table:style-name="ce27" table:formula="of:=DEC2HEX([.E626])" office:value-type="string" office:string-value="5B" calcext:value-type="string">
            <text:p>0x5B</text:p>
          </table:table-cell>
          <table:table-cell table:number-columns-repeated="1018"/>
        </table:table-row>
        <table:table-row table:style-name="ro3">
          <table:table-cell table:style-name="ce4" office:value-type="float" office:value="621" calcext:value-type="float">
            <text:p>621</text:p>
          </table:table-cell>
          <table:table-cell table:style-name="ce24" table:formula="of:=([.A627]+[.$E$1])*[.$B$2]/[.$B$1]" office:value-type="float" office:value="3.92578125" calcext:value-type="float">
            <text:p>3.926</text:p>
          </table:table-cell>
          <table:table-cell table:style-name="ce25" table:formula="of:=[$'Voltage Divisor'.$B$3]*[$'EE Data'.B627]/([$'Voltage Divisor'.$B$2]-[$'EE Data'.B627])" office:value-type="float" office:value="36545.4545454545" calcext:value-type="float">
            <text:p>36545.5</text:p>
          </table:table-cell>
          <table:table-cell table:formula="of:=MATCH([.C627];[$'Voltage Divisor'.$B$46:.$B$63];-1)" office:value-type="float" office:value="8" calcext:value-type="float">
            <text:p>8</text:p>
          </table:table-cell>
          <table:table-cell table:style-name="ce26" table:formula="of:=ROUND(([.C627]-INDIRECT(&quot;Voltage Divisor.D&quot;&amp;([.D627]+ROW([$'Voltage Divisor'.$A$46])-1)))/INDIRECT(&quot;Voltage Divisor.C&quot;&amp;([.D627]+ROW([$'Voltage Divisor'.$A$46])-1));0)" office:value-type="float" office:value="91" calcext:value-type="float">
            <text:p>91</text:p>
          </table:table-cell>
          <table:table-cell table:style-name="ce27" table:formula="of:=DEC2HEX([.E627])" office:value-type="string" office:string-value="5B" calcext:value-type="string">
            <text:p>0x5B</text:p>
          </table:table-cell>
          <table:table-cell table:number-columns-repeated="1018"/>
        </table:table-row>
        <table:table-row table:style-name="ro3">
          <table:table-cell table:style-name="ce4" office:value-type="float" office:value="622" calcext:value-type="float">
            <text:p>622</text:p>
          </table:table-cell>
          <table:table-cell table:style-name="ce24" table:formula="of:=([.A628]+[.$E$1])*[.$B$2]/[.$B$1]" office:value-type="float" office:value="3.9306640625" calcext:value-type="float">
            <text:p>3.931</text:p>
          </table:table-cell>
          <table:table-cell table:style-name="ce25" table:formula="of:=[$'Voltage Divisor'.$B$3]*[$'EE Data'.B628]/([$'Voltage Divisor'.$B$2]-[$'EE Data'.B628])" office:value-type="float" office:value="36757.9908675799" calcext:value-type="float">
            <text:p>36758.0</text:p>
          </table:table-cell>
          <table:table-cell table:formula="of:=MATCH([.C628];[$'Voltage Divisor'.$B$46:.$B$63];-1)" office:value-type="float" office:value="8" calcext:value-type="float">
            <text:p>8</text:p>
          </table:table-cell>
          <table:table-cell table:style-name="ce26" table:formula="of:=ROUND(([.C628]-INDIRECT(&quot;Voltage Divisor.D&quot;&amp;([.D628]+ROW([$'Voltage Divisor'.$A$46])-1)))/INDIRECT(&quot;Voltage Divisor.C&quot;&amp;([.D628]+ROW([$'Voltage Divisor'.$A$46])-1));0)" office:value-type="float" office:value="91" calcext:value-type="float">
            <text:p>91</text:p>
          </table:table-cell>
          <table:table-cell table:style-name="ce27" table:formula="of:=DEC2HEX([.E628])" office:value-type="string" office:string-value="5B" calcext:value-type="string">
            <text:p>0x5B</text:p>
          </table:table-cell>
          <table:table-cell table:number-columns-repeated="1018"/>
        </table:table-row>
        <table:table-row table:style-name="ro3">
          <table:table-cell table:style-name="ce4" office:value-type="float" office:value="623" calcext:value-type="float">
            <text:p>623</text:p>
          </table:table-cell>
          <table:table-cell table:style-name="ce24" table:formula="of:=([.A629]+[.$E$1])*[.$B$2]/[.$B$1]" office:value-type="float" office:value="3.935546875" calcext:value-type="float">
            <text:p>3.936</text:p>
          </table:table-cell>
          <table:table-cell table:style-name="ce25" table:formula="of:=[$'Voltage Divisor'.$B$3]*[$'EE Data'.B629]/([$'Voltage Divisor'.$B$2]-[$'EE Data'.B629])" office:value-type="float" office:value="36972.4770642202" calcext:value-type="float">
            <text:p>36972.5</text:p>
          </table:table-cell>
          <table:table-cell table:formula="of:=MATCH([.C629];[$'Voltage Divisor'.$B$46:.$B$63];-1)" office:value-type="float" office:value="8" calcext:value-type="float">
            <text:p>8</text:p>
          </table:table-cell>
          <table:table-cell table:style-name="ce26" table:formula="of:=ROUND(([.C629]-INDIRECT(&quot;Voltage Divisor.D&quot;&amp;([.D629]+ROW([$'Voltage Divisor'.$A$46])-1)))/INDIRECT(&quot;Voltage Divisor.C&quot;&amp;([.D629]+ROW([$'Voltage Divisor'.$A$46])-1));0)" office:value-type="float" office:value="91" calcext:value-type="float">
            <text:p>91</text:p>
          </table:table-cell>
          <table:table-cell table:style-name="ce27" table:formula="of:=DEC2HEX([.E629])" office:value-type="string" office:string-value="5B" calcext:value-type="string">
            <text:p>0x5B</text:p>
          </table:table-cell>
          <table:table-cell table:number-columns-repeated="1018"/>
        </table:table-row>
        <table:table-row table:style-name="ro3">
          <table:table-cell table:style-name="ce4" office:value-type="float" office:value="624" calcext:value-type="float">
            <text:p>624</text:p>
          </table:table-cell>
          <table:table-cell table:style-name="ce24" table:formula="of:=([.A630]+[.$E$1])*[.$B$2]/[.$B$1]" office:value-type="float" office:value="3.9404296875" calcext:value-type="float">
            <text:p>3.940</text:p>
          </table:table-cell>
          <table:table-cell table:style-name="ce25" table:formula="of:=[$'Voltage Divisor'.$B$3]*[$'EE Data'.B630]/([$'Voltage Divisor'.$B$2]-[$'EE Data'.B630])" office:value-type="float" office:value="37188.9400921659" calcext:value-type="float">
            <text:p>37188.9</text:p>
          </table:table-cell>
          <table:table-cell table:formula="of:=MATCH([.C630];[$'Voltage Divisor'.$B$46:.$B$63];-1)" office:value-type="float" office:value="8" calcext:value-type="float">
            <text:p>8</text:p>
          </table:table-cell>
          <table:table-cell table:style-name="ce26" table:formula="of:=ROUND(([.C630]-INDIRECT(&quot;Voltage Divisor.D&quot;&amp;([.D630]+ROW([$'Voltage Divisor'.$A$46])-1)))/INDIRECT(&quot;Voltage Divisor.C&quot;&amp;([.D630]+ROW([$'Voltage Divisor'.$A$46])-1));0)" office:value-type="float" office:value="91" calcext:value-type="float">
            <text:p>91</text:p>
          </table:table-cell>
          <table:table-cell table:style-name="ce27" table:formula="of:=DEC2HEX([.E630])" office:value-type="string" office:string-value="5B" calcext:value-type="string">
            <text:p>0x5B</text:p>
          </table:table-cell>
          <table:table-cell table:number-columns-repeated="1018"/>
        </table:table-row>
        <table:table-row table:style-name="ro3">
          <table:table-cell table:style-name="ce4" office:value-type="float" office:value="625" calcext:value-type="float">
            <text:p>625</text:p>
          </table:table-cell>
          <table:table-cell table:style-name="ce24" table:formula="of:=([.A631]+[.$E$1])*[.$B$2]/[.$B$1]" office:value-type="float" office:value="3.9453125" calcext:value-type="float">
            <text:p>3.945</text:p>
          </table:table-cell>
          <table:table-cell table:style-name="ce25" table:formula="of:=[$'Voltage Divisor'.$B$3]*[$'EE Data'.B631]/([$'Voltage Divisor'.$B$2]-[$'EE Data'.B631])" office:value-type="float" office:value="37407.4074074074" calcext:value-type="float">
            <text:p>37407.4</text:p>
          </table:table-cell>
          <table:table-cell table:formula="of:=MATCH([.C631];[$'Voltage Divisor'.$B$46:.$B$63];-1)" office:value-type="float" office:value="8" calcext:value-type="float">
            <text:p>8</text:p>
          </table:table-cell>
          <table:table-cell table:style-name="ce26" table:formula="of:=ROUND(([.C631]-INDIRECT(&quot;Voltage Divisor.D&quot;&amp;([.D631]+ROW([$'Voltage Divisor'.$A$46])-1)))/INDIRECT(&quot;Voltage Divisor.C&quot;&amp;([.D631]+ROW([$'Voltage Divisor'.$A$46])-1));0)" office:value-type="float" office:value="91" calcext:value-type="float">
            <text:p>91</text:p>
          </table:table-cell>
          <table:table-cell table:style-name="ce27" table:formula="of:=DEC2HEX([.E631])" office:value-type="string" office:string-value="5B" calcext:value-type="string">
            <text:p>0x5B</text:p>
          </table:table-cell>
          <table:table-cell table:number-columns-repeated="1018"/>
        </table:table-row>
        <table:table-row table:style-name="ro3">
          <table:table-cell table:style-name="ce4" office:value-type="float" office:value="626" calcext:value-type="float">
            <text:p>626</text:p>
          </table:table-cell>
          <table:table-cell table:style-name="ce24" table:formula="of:=([.A632]+[.$E$1])*[.$B$2]/[.$B$1]" office:value-type="float" office:value="3.9501953125" calcext:value-type="float">
            <text:p>3.950</text:p>
          </table:table-cell>
          <table:table-cell table:style-name="ce25" table:formula="of:=[$'Voltage Divisor'.$B$3]*[$'EE Data'.B632]/([$'Voltage Divisor'.$B$2]-[$'EE Data'.B632])" office:value-type="float" office:value="37627.9069767442" calcext:value-type="float">
            <text:p>37627.9</text:p>
          </table:table-cell>
          <table:table-cell table:formula="of:=MATCH([.C632];[$'Voltage Divisor'.$B$46:.$B$63];-1)" office:value-type="float" office:value="8" calcext:value-type="float">
            <text:p>8</text:p>
          </table:table-cell>
          <table:table-cell table:style-name="ce26" table:formula="of:=ROUND(([.C632]-INDIRECT(&quot;Voltage Divisor.D&quot;&amp;([.D632]+ROW([$'Voltage Divisor'.$A$46])-1)))/INDIRECT(&quot;Voltage Divisor.C&quot;&amp;([.D632]+ROW([$'Voltage Divisor'.$A$46])-1));0)" office:value-type="float" office:value="91" calcext:value-type="float">
            <text:p>91</text:p>
          </table:table-cell>
          <table:table-cell table:style-name="ce27" table:formula="of:=DEC2HEX([.E632])" office:value-type="string" office:string-value="5B" calcext:value-type="string">
            <text:p>0x5B</text:p>
          </table:table-cell>
          <table:table-cell table:number-columns-repeated="1018"/>
        </table:table-row>
        <table:table-row table:style-name="ro3">
          <table:table-cell table:style-name="ce4" office:value-type="float" office:value="627" calcext:value-type="float">
            <text:p>627</text:p>
          </table:table-cell>
          <table:table-cell table:style-name="ce24" table:formula="of:=([.A633]+[.$E$1])*[.$B$2]/[.$B$1]" office:value-type="float" office:value="3.955078125" calcext:value-type="float">
            <text:p>3.955</text:p>
          </table:table-cell>
          <table:table-cell table:style-name="ce25" table:formula="of:=[$'Voltage Divisor'.$B$3]*[$'EE Data'.B633]/([$'Voltage Divisor'.$B$2]-[$'EE Data'.B633])" office:value-type="float" office:value="37850.4672897196" calcext:value-type="float">
            <text:p>37850.5</text:p>
          </table:table-cell>
          <table:table-cell table:formula="of:=MATCH([.C633];[$'Voltage Divisor'.$B$46:.$B$63];-1)" office:value-type="float" office:value="8" calcext:value-type="float">
            <text:p>8</text:p>
          </table:table-cell>
          <table:table-cell table:style-name="ce26" table:formula="of:=ROUND(([.C633]-INDIRECT(&quot;Voltage Divisor.D&quot;&amp;([.D633]+ROW([$'Voltage Divisor'.$A$46])-1)))/INDIRECT(&quot;Voltage Divisor.C&quot;&amp;([.D633]+ROW([$'Voltage Divisor'.$A$46])-1));0)" office:value-type="float" office:value="90" calcext:value-type="float">
            <text:p>90</text:p>
          </table:table-cell>
          <table:table-cell table:style-name="ce27" table:formula="of:=DEC2HEX([.E633])" office:value-type="string" office:string-value="5A" calcext:value-type="string">
            <text:p>0x5A</text:p>
          </table:table-cell>
          <table:table-cell table:number-columns-repeated="1018"/>
        </table:table-row>
        <table:table-row table:style-name="ro3">
          <table:table-cell table:style-name="ce4" office:value-type="float" office:value="628" calcext:value-type="float">
            <text:p>628</text:p>
          </table:table-cell>
          <table:table-cell table:style-name="ce24" table:formula="of:=([.A634]+[.$E$1])*[.$B$2]/[.$B$1]" office:value-type="float" office:value="3.9599609375" calcext:value-type="float">
            <text:p>3.960</text:p>
          </table:table-cell>
          <table:table-cell table:style-name="ce25" table:formula="of:=[$'Voltage Divisor'.$B$3]*[$'EE Data'.B634]/([$'Voltage Divisor'.$B$2]-[$'EE Data'.B634])" office:value-type="float" office:value="38075.117370892" calcext:value-type="float">
            <text:p>38075.1</text:p>
          </table:table-cell>
          <table:table-cell table:formula="of:=MATCH([.C634];[$'Voltage Divisor'.$B$46:.$B$63];-1)" office:value-type="float" office:value="8" calcext:value-type="float">
            <text:p>8</text:p>
          </table:table-cell>
          <table:table-cell table:style-name="ce26" table:formula="of:=ROUND(([.C634]-INDIRECT(&quot;Voltage Divisor.D&quot;&amp;([.D634]+ROW([$'Voltage Divisor'.$A$46])-1)))/INDIRECT(&quot;Voltage Divisor.C&quot;&amp;([.D634]+ROW([$'Voltage Divisor'.$A$46])-1));0)" office:value-type="float" office:value="90" calcext:value-type="float">
            <text:p>90</text:p>
          </table:table-cell>
          <table:table-cell table:style-name="ce27" table:formula="of:=DEC2HEX([.E634])" office:value-type="string" office:string-value="5A" calcext:value-type="string">
            <text:p>0x5A</text:p>
          </table:table-cell>
          <table:table-cell table:number-columns-repeated="1018"/>
        </table:table-row>
        <table:table-row table:style-name="ro3">
          <table:table-cell table:style-name="ce4" office:value-type="float" office:value="629" calcext:value-type="float">
            <text:p>629</text:p>
          </table:table-cell>
          <table:table-cell table:style-name="ce24" table:formula="of:=([.A635]+[.$E$1])*[.$B$2]/[.$B$1]" office:value-type="float" office:value="3.96484375" calcext:value-type="float">
            <text:p>3.965</text:p>
          </table:table-cell>
          <table:table-cell table:style-name="ce25" table:formula="of:=[$'Voltage Divisor'.$B$3]*[$'EE Data'.B635]/([$'Voltage Divisor'.$B$2]-[$'EE Data'.B635])" office:value-type="float" office:value="38301.8867924528" calcext:value-type="float">
            <text:p>38301.9</text:p>
          </table:table-cell>
          <table:table-cell table:formula="of:=MATCH([.C635];[$'Voltage Divisor'.$B$46:.$B$63];-1)" office:value-type="float" office:value="8" calcext:value-type="float">
            <text:p>8</text:p>
          </table:table-cell>
          <table:table-cell table:style-name="ce26" table:formula="of:=ROUND(([.C635]-INDIRECT(&quot;Voltage Divisor.D&quot;&amp;([.D635]+ROW([$'Voltage Divisor'.$A$46])-1)))/INDIRECT(&quot;Voltage Divisor.C&quot;&amp;([.D635]+ROW([$'Voltage Divisor'.$A$46])-1));0)" office:value-type="float" office:value="90" calcext:value-type="float">
            <text:p>90</text:p>
          </table:table-cell>
          <table:table-cell table:style-name="ce27" table:formula="of:=DEC2HEX([.E635])" office:value-type="string" office:string-value="5A" calcext:value-type="string">
            <text:p>0x5A</text:p>
          </table:table-cell>
          <table:table-cell table:number-columns-repeated="1018"/>
        </table:table-row>
        <table:table-row table:style-name="ro3">
          <table:table-cell table:style-name="ce4" office:value-type="float" office:value="630" calcext:value-type="float">
            <text:p>630</text:p>
          </table:table-cell>
          <table:table-cell table:style-name="ce24" table:formula="of:=([.A636]+[.$E$1])*[.$B$2]/[.$B$1]" office:value-type="float" office:value="3.9697265625" calcext:value-type="float">
            <text:p>3.970</text:p>
          </table:table-cell>
          <table:table-cell table:style-name="ce25" table:formula="of:=[$'Voltage Divisor'.$B$3]*[$'EE Data'.B636]/([$'Voltage Divisor'.$B$2]-[$'EE Data'.B636])" office:value-type="float" office:value="38530.8056872038" calcext:value-type="float">
            <text:p>38530.8</text:p>
          </table:table-cell>
          <table:table-cell table:formula="of:=MATCH([.C636];[$'Voltage Divisor'.$B$46:.$B$63];-1)" office:value-type="float" office:value="8" calcext:value-type="float">
            <text:p>8</text:p>
          </table:table-cell>
          <table:table-cell table:style-name="ce26" table:formula="of:=ROUND(([.C636]-INDIRECT(&quot;Voltage Divisor.D&quot;&amp;([.D636]+ROW([$'Voltage Divisor'.$A$46])-1)))/INDIRECT(&quot;Voltage Divisor.C&quot;&amp;([.D636]+ROW([$'Voltage Divisor'.$A$46])-1));0)" office:value-type="float" office:value="90" calcext:value-type="float">
            <text:p>90</text:p>
          </table:table-cell>
          <table:table-cell table:style-name="ce27" table:formula="of:=DEC2HEX([.E636])" office:value-type="string" office:string-value="5A" calcext:value-type="string">
            <text:p>0x5A</text:p>
          </table:table-cell>
          <table:table-cell table:number-columns-repeated="1018"/>
        </table:table-row>
        <table:table-row table:style-name="ro3">
          <table:table-cell table:style-name="ce4" office:value-type="float" office:value="631" calcext:value-type="float">
            <text:p>631</text:p>
          </table:table-cell>
          <table:table-cell table:style-name="ce24" table:formula="of:=([.A637]+[.$E$1])*[.$B$2]/[.$B$1]" office:value-type="float" office:value="3.974609375" calcext:value-type="float">
            <text:p>3.975</text:p>
          </table:table-cell>
          <table:table-cell table:style-name="ce25" table:formula="of:=[$'Voltage Divisor'.$B$3]*[$'EE Data'.B637]/([$'Voltage Divisor'.$B$2]-[$'EE Data'.B637])" office:value-type="float" office:value="38761.9047619048" calcext:value-type="float">
            <text:p>38761.9</text:p>
          </table:table-cell>
          <table:table-cell table:formula="of:=MATCH([.C637];[$'Voltage Divisor'.$B$46:.$B$63];-1)" office:value-type="float" office:value="7" calcext:value-type="float">
            <text:p>7</text:p>
          </table:table-cell>
          <table:table-cell table:style-name="ce26" table:formula="of:=ROUND(([.C637]-INDIRECT(&quot;Voltage Divisor.D&quot;&amp;([.D637]+ROW([$'Voltage Divisor'.$A$46])-1)))/INDIRECT(&quot;Voltage Divisor.C&quot;&amp;([.D637]+ROW([$'Voltage Divisor'.$A$46])-1));0)" office:value-type="float" office:value="87" calcext:value-type="float">
            <text:p>87</text:p>
          </table:table-cell>
          <table:table-cell table:style-name="ce27" table:formula="of:=DEC2HEX([.E637])" office:value-type="string" office:string-value="57" calcext:value-type="string">
            <text:p>0x57</text:p>
          </table:table-cell>
          <table:table-cell table:number-columns-repeated="1018"/>
        </table:table-row>
        <table:table-row table:style-name="ro3">
          <table:table-cell table:style-name="ce4" office:value-type="float" office:value="632" calcext:value-type="float">
            <text:p>632</text:p>
          </table:table-cell>
          <table:table-cell table:style-name="ce24" table:formula="of:=([.A638]+[.$E$1])*[.$B$2]/[.$B$1]" office:value-type="float" office:value="3.9794921875" calcext:value-type="float">
            <text:p>3.979</text:p>
          </table:table-cell>
          <table:table-cell table:style-name="ce25" table:formula="of:=[$'Voltage Divisor'.$B$3]*[$'EE Data'.B638]/([$'Voltage Divisor'.$B$2]-[$'EE Data'.B638])" office:value-type="float" office:value="38995.2153110048" calcext:value-type="float">
            <text:p>38995.2</text:p>
          </table:table-cell>
          <table:table-cell table:formula="of:=MATCH([.C638];[$'Voltage Divisor'.$B$46:.$B$63];-1)" office:value-type="float" office:value="7" calcext:value-type="float">
            <text:p>7</text:p>
          </table:table-cell>
          <table:table-cell table:style-name="ce26" table:formula="of:=ROUND(([.C638]-INDIRECT(&quot;Voltage Divisor.D&quot;&amp;([.D638]+ROW([$'Voltage Divisor'.$A$46])-1)))/INDIRECT(&quot;Voltage Divisor.C&quot;&amp;([.D638]+ROW([$'Voltage Divisor'.$A$46])-1));0)" office:value-type="float" office:value="87" calcext:value-type="float">
            <text:p>87</text:p>
          </table:table-cell>
          <table:table-cell table:style-name="ce27" table:formula="of:=DEC2HEX([.E638])" office:value-type="string" office:string-value="57" calcext:value-type="string">
            <text:p>0x57</text:p>
          </table:table-cell>
          <table:table-cell table:number-columns-repeated="1018"/>
        </table:table-row>
        <table:table-row table:style-name="ro3">
          <table:table-cell table:style-name="ce4" office:value-type="float" office:value="633" calcext:value-type="float">
            <text:p>633</text:p>
          </table:table-cell>
          <table:table-cell table:style-name="ce24" table:formula="of:=([.A639]+[.$E$1])*[.$B$2]/[.$B$1]" office:value-type="float" office:value="3.984375" calcext:value-type="float">
            <text:p>3.984</text:p>
          </table:table-cell>
          <table:table-cell table:style-name="ce25" table:formula="of:=[$'Voltage Divisor'.$B$3]*[$'EE Data'.B639]/([$'Voltage Divisor'.$B$2]-[$'EE Data'.B639])" office:value-type="float" office:value="39230.7692307692" calcext:value-type="float">
            <text:p>39230.8</text:p>
          </table:table-cell>
          <table:table-cell table:formula="of:=MATCH([.C639];[$'Voltage Divisor'.$B$46:.$B$63];-1)" office:value-type="float" office:value="7" calcext:value-type="float">
            <text:p>7</text:p>
          </table:table-cell>
          <table:table-cell table:style-name="ce26" table:formula="of:=ROUND(([.C639]-INDIRECT(&quot;Voltage Divisor.D&quot;&amp;([.D639]+ROW([$'Voltage Divisor'.$A$46])-1)))/INDIRECT(&quot;Voltage Divisor.C&quot;&amp;([.D639]+ROW([$'Voltage Divisor'.$A$46])-1));0)" office:value-type="float" office:value="86" calcext:value-type="float">
            <text:p>86</text:p>
          </table:table-cell>
          <table:table-cell table:style-name="ce27" table:formula="of:=DEC2HEX([.E639])" office:value-type="string" office:string-value="56" calcext:value-type="string">
            <text:p>0x56</text:p>
          </table:table-cell>
          <table:table-cell table:number-columns-repeated="1018"/>
        </table:table-row>
        <table:table-row table:style-name="ro3">
          <table:table-cell table:style-name="ce4" office:value-type="float" office:value="634" calcext:value-type="float">
            <text:p>634</text:p>
          </table:table-cell>
          <table:table-cell table:style-name="ce24" table:formula="of:=([.A640]+[.$E$1])*[.$B$2]/[.$B$1]" office:value-type="float" office:value="3.9892578125" calcext:value-type="float">
            <text:p>3.989</text:p>
          </table:table-cell>
          <table:table-cell table:style-name="ce25" table:formula="of:=[$'Voltage Divisor'.$B$3]*[$'EE Data'.B640]/([$'Voltage Divisor'.$B$2]-[$'EE Data'.B640])" office:value-type="float" office:value="39468.5990338164" calcext:value-type="float">
            <text:p>39468.6</text:p>
          </table:table-cell>
          <table:table-cell table:formula="of:=MATCH([.C640];[$'Voltage Divisor'.$B$46:.$B$63];-1)" office:value-type="float" office:value="7" calcext:value-type="float">
            <text:p>7</text:p>
          </table:table-cell>
          <table:table-cell table:style-name="ce26" table:formula="of:=ROUND(([.C640]-INDIRECT(&quot;Voltage Divisor.D&quot;&amp;([.D640]+ROW([$'Voltage Divisor'.$A$46])-1)))/INDIRECT(&quot;Voltage Divisor.C&quot;&amp;([.D640]+ROW([$'Voltage Divisor'.$A$46])-1));0)" office:value-type="float" office:value="86" calcext:value-type="float">
            <text:p>86</text:p>
          </table:table-cell>
          <table:table-cell table:style-name="ce27" table:formula="of:=DEC2HEX([.E640])" office:value-type="string" office:string-value="56" calcext:value-type="string">
            <text:p>0x56</text:p>
          </table:table-cell>
          <table:table-cell table:number-columns-repeated="1018"/>
        </table:table-row>
        <table:table-row table:style-name="ro3">
          <table:table-cell table:style-name="ce4" office:value-type="float" office:value="635" calcext:value-type="float">
            <text:p>635</text:p>
          </table:table-cell>
          <table:table-cell table:style-name="ce24" table:formula="of:=([.A641]+[.$E$1])*[.$B$2]/[.$B$1]" office:value-type="float" office:value="3.994140625" calcext:value-type="float">
            <text:p>3.994</text:p>
          </table:table-cell>
          <table:table-cell table:style-name="ce25" table:formula="of:=[$'Voltage Divisor'.$B$3]*[$'EE Data'.B641]/([$'Voltage Divisor'.$B$2]-[$'EE Data'.B641])" office:value-type="float" office:value="39708.7378640777" calcext:value-type="float">
            <text:p>39708.7</text:p>
          </table:table-cell>
          <table:table-cell table:formula="of:=MATCH([.C641];[$'Voltage Divisor'.$B$46:.$B$63];-1)" office:value-type="float" office:value="7" calcext:value-type="float">
            <text:p>7</text:p>
          </table:table-cell>
          <table:table-cell table:style-name="ce26" table:formula="of:=ROUND(([.C641]-INDIRECT(&quot;Voltage Divisor.D&quot;&amp;([.D641]+ROW([$'Voltage Divisor'.$A$46])-1)))/INDIRECT(&quot;Voltage Divisor.C&quot;&amp;([.D641]+ROW([$'Voltage Divisor'.$A$46])-1));0)" office:value-type="float" office:value="86" calcext:value-type="float">
            <text:p>86</text:p>
          </table:table-cell>
          <table:table-cell table:style-name="ce27" table:formula="of:=DEC2HEX([.E641])" office:value-type="string" office:string-value="56" calcext:value-type="string">
            <text:p>0x56</text:p>
          </table:table-cell>
          <table:table-cell table:number-columns-repeated="1018"/>
        </table:table-row>
        <table:table-row table:style-name="ro3">
          <table:table-cell table:style-name="ce4" office:value-type="float" office:value="636" calcext:value-type="float">
            <text:p>636</text:p>
          </table:table-cell>
          <table:table-cell table:style-name="ce24" table:formula="of:=([.A642]+[.$E$1])*[.$B$2]/[.$B$1]" office:value-type="float" office:value="3.9990234375" calcext:value-type="float">
            <text:p>3.999</text:p>
          </table:table-cell>
          <table:table-cell table:style-name="ce25" table:formula="of:=[$'Voltage Divisor'.$B$3]*[$'EE Data'.B642]/([$'Voltage Divisor'.$B$2]-[$'EE Data'.B642])" office:value-type="float" office:value="39951.2195121951" calcext:value-type="float">
            <text:p>39951.2</text:p>
          </table:table-cell>
          <table:table-cell table:formula="of:=MATCH([.C642];[$'Voltage Divisor'.$B$46:.$B$63];-1)" office:value-type="float" office:value="7" calcext:value-type="float">
            <text:p>7</text:p>
          </table:table-cell>
          <table:table-cell table:style-name="ce26" table:formula="of:=ROUND(([.C642]-INDIRECT(&quot;Voltage Divisor.D&quot;&amp;([.D642]+ROW([$'Voltage Divisor'.$A$46])-1)))/INDIRECT(&quot;Voltage Divisor.C&quot;&amp;([.D642]+ROW([$'Voltage Divisor'.$A$46])-1));0)" office:value-type="float" office:value="86" calcext:value-type="float">
            <text:p>86</text:p>
          </table:table-cell>
          <table:table-cell table:style-name="ce27" table:formula="of:=DEC2HEX([.E642])" office:value-type="string" office:string-value="56" calcext:value-type="string">
            <text:p>0x56</text:p>
          </table:table-cell>
          <table:table-cell table:number-columns-repeated="1018"/>
        </table:table-row>
        <table:table-row table:style-name="ro3">
          <table:table-cell table:style-name="ce4" office:value-type="float" office:value="637" calcext:value-type="float">
            <text:p>637</text:p>
          </table:table-cell>
          <table:table-cell table:style-name="ce24" table:formula="of:=([.A643]+[.$E$1])*[.$B$2]/[.$B$1]" office:value-type="float" office:value="4.00390625" calcext:value-type="float">
            <text:p>4.004</text:p>
          </table:table-cell>
          <table:table-cell table:style-name="ce25" table:formula="of:=[$'Voltage Divisor'.$B$3]*[$'EE Data'.B643]/([$'Voltage Divisor'.$B$2]-[$'EE Data'.B643])" office:value-type="float" office:value="40196.0784313726" calcext:value-type="float">
            <text:p>40196.1</text:p>
          </table:table-cell>
          <table:table-cell table:formula="of:=MATCH([.C643];[$'Voltage Divisor'.$B$46:.$B$63];-1)" office:value-type="float" office:value="7" calcext:value-type="float">
            <text:p>7</text:p>
          </table:table-cell>
          <table:table-cell table:style-name="ce26" table:formula="of:=ROUND(([.C643]-INDIRECT(&quot;Voltage Divisor.D&quot;&amp;([.D643]+ROW([$'Voltage Divisor'.$A$46])-1)))/INDIRECT(&quot;Voltage Divisor.C&quot;&amp;([.D643]+ROW([$'Voltage Divisor'.$A$46])-1));0)" office:value-type="float" office:value="86" calcext:value-type="float">
            <text:p>86</text:p>
          </table:table-cell>
          <table:table-cell table:style-name="ce27" table:formula="of:=DEC2HEX([.E643])" office:value-type="string" office:string-value="56" calcext:value-type="string">
            <text:p>0x56</text:p>
          </table:table-cell>
          <table:table-cell table:number-columns-repeated="1018"/>
        </table:table-row>
        <table:table-row table:style-name="ro3">
          <table:table-cell table:style-name="ce4" office:value-type="float" office:value="638" calcext:value-type="float">
            <text:p>638</text:p>
          </table:table-cell>
          <table:table-cell table:style-name="ce24" table:formula="of:=([.A644]+[.$E$1])*[.$B$2]/[.$B$1]" office:value-type="float" office:value="4.0087890625" calcext:value-type="float">
            <text:p>4.009</text:p>
          </table:table-cell>
          <table:table-cell table:style-name="ce25" table:formula="of:=[$'Voltage Divisor'.$B$3]*[$'EE Data'.B644]/([$'Voltage Divisor'.$B$2]-[$'EE Data'.B644])" office:value-type="float" office:value="40443.3497536946" calcext:value-type="float">
            <text:p>40443.3</text:p>
          </table:table-cell>
          <table:table-cell table:formula="of:=MATCH([.C644];[$'Voltage Divisor'.$B$46:.$B$63];-1)" office:value-type="float" office:value="7" calcext:value-type="float">
            <text:p>7</text:p>
          </table:table-cell>
          <table:table-cell table:style-name="ce26" table:formula="of:=ROUND(([.C644]-INDIRECT(&quot;Voltage Divisor.D&quot;&amp;([.D644]+ROW([$'Voltage Divisor'.$A$46])-1)))/INDIRECT(&quot;Voltage Divisor.C&quot;&amp;([.D644]+ROW([$'Voltage Divisor'.$A$46])-1));0)" office:value-type="float" office:value="86" calcext:value-type="float">
            <text:p>86</text:p>
          </table:table-cell>
          <table:table-cell table:style-name="ce27" table:formula="of:=DEC2HEX([.E644])" office:value-type="string" office:string-value="56" calcext:value-type="string">
            <text:p>0x56</text:p>
          </table:table-cell>
          <table:table-cell table:number-columns-repeated="1018"/>
        </table:table-row>
        <table:table-row table:style-name="ro3">
          <table:table-cell table:style-name="ce4" office:value-type="float" office:value="639" calcext:value-type="float">
            <text:p>639</text:p>
          </table:table-cell>
          <table:table-cell table:style-name="ce24" table:formula="of:=([.A645]+[.$E$1])*[.$B$2]/[.$B$1]" office:value-type="float" office:value="4.013671875" calcext:value-type="float">
            <text:p>4.014</text:p>
          </table:table-cell>
          <table:table-cell table:style-name="ce25" table:formula="of:=[$'Voltage Divisor'.$B$3]*[$'EE Data'.B645]/([$'Voltage Divisor'.$B$2]-[$'EE Data'.B645])" office:value-type="float" office:value="40693.0693069307" calcext:value-type="float">
            <text:p>40693.1</text:p>
          </table:table-cell>
          <table:table-cell table:formula="of:=MATCH([.C645];[$'Voltage Divisor'.$B$46:.$B$63];-1)" office:value-type="float" office:value="7" calcext:value-type="float">
            <text:p>7</text:p>
          </table:table-cell>
          <table:table-cell table:style-name="ce26" table:formula="of:=ROUND(([.C645]-INDIRECT(&quot;Voltage Divisor.D&quot;&amp;([.D645]+ROW([$'Voltage Divisor'.$A$46])-1)))/INDIRECT(&quot;Voltage Divisor.C&quot;&amp;([.D645]+ROW([$'Voltage Divisor'.$A$46])-1));0)" office:value-type="float" office:value="86" calcext:value-type="float">
            <text:p>86</text:p>
          </table:table-cell>
          <table:table-cell table:style-name="ce27" table:formula="of:=DEC2HEX([.E645])" office:value-type="string" office:string-value="56" calcext:value-type="string">
            <text:p>0x56</text:p>
          </table:table-cell>
          <table:table-cell table:number-columns-repeated="1018"/>
        </table:table-row>
        <table:table-row table:style-name="ro3">
          <table:table-cell table:style-name="ce4" office:value-type="float" office:value="640" calcext:value-type="float">
            <text:p>640</text:p>
          </table:table-cell>
          <table:table-cell table:style-name="ce24" table:formula="of:=([.A646]+[.$E$1])*[.$B$2]/[.$B$1]" office:value-type="float" office:value="4.0185546875" calcext:value-type="float">
            <text:p>4.019</text:p>
          </table:table-cell>
          <table:table-cell table:style-name="ce25" table:formula="of:=[$'Voltage Divisor'.$B$3]*[$'EE Data'.B646]/([$'Voltage Divisor'.$B$2]-[$'EE Data'.B646])" office:value-type="float" office:value="40945.2736318408" calcext:value-type="float">
            <text:p>40945.3</text:p>
          </table:table-cell>
          <table:table-cell table:formula="of:=MATCH([.C646];[$'Voltage Divisor'.$B$46:.$B$63];-1)" office:value-type="float" office:value="7" calcext:value-type="float">
            <text:p>7</text:p>
          </table:table-cell>
          <table:table-cell table:style-name="ce26" table:formula="of:=ROUND(([.C646]-INDIRECT(&quot;Voltage Divisor.D&quot;&amp;([.D646]+ROW([$'Voltage Divisor'.$A$46])-1)))/INDIRECT(&quot;Voltage Divisor.C&quot;&amp;([.D646]+ROW([$'Voltage Divisor'.$A$46])-1));0)" office:value-type="float" office:value="86" calcext:value-type="float">
            <text:p>86</text:p>
          </table:table-cell>
          <table:table-cell table:style-name="ce27" table:formula="of:=DEC2HEX([.E646])" office:value-type="string" office:string-value="56" calcext:value-type="string">
            <text:p>0x56</text:p>
          </table:table-cell>
          <table:table-cell table:number-columns-repeated="1018"/>
        </table:table-row>
        <table:table-row table:style-name="ro3">
          <table:table-cell table:style-name="ce4" office:value-type="float" office:value="641" calcext:value-type="float">
            <text:p>641</text:p>
          </table:table-cell>
          <table:table-cell table:style-name="ce24" table:formula="of:=([.A647]+[.$E$1])*[.$B$2]/[.$B$1]" office:value-type="float" office:value="4.0234375" calcext:value-type="float">
            <text:p>4.023</text:p>
          </table:table-cell>
          <table:table-cell table:style-name="ce25" table:formula="of:=[$'Voltage Divisor'.$B$3]*[$'EE Data'.B647]/([$'Voltage Divisor'.$B$2]-[$'EE Data'.B647])" office:value-type="float" office:value="41200" calcext:value-type="float">
            <text:p>41200.0</text:p>
          </table:table-cell>
          <table:table-cell table:formula="of:=MATCH([.C647];[$'Voltage Divisor'.$B$46:.$B$63];-1)" office:value-type="float" office:value="7" calcext:value-type="float">
            <text:p>7</text:p>
          </table:table-cell>
          <table:table-cell table:style-name="ce26" table:formula="of:=ROUND(([.C647]-INDIRECT(&quot;Voltage Divisor.D&quot;&amp;([.D647]+ROW([$'Voltage Divisor'.$A$46])-1)))/INDIRECT(&quot;Voltage Divisor.C&quot;&amp;([.D647]+ROW([$'Voltage Divisor'.$A$46])-1));0)" office:value-type="float" office:value="86" calcext:value-type="float">
            <text:p>86</text:p>
          </table:table-cell>
          <table:table-cell table:style-name="ce27" table:formula="of:=DEC2HEX([.E647])" office:value-type="string" office:string-value="56" calcext:value-type="string">
            <text:p>0x56</text:p>
          </table:table-cell>
          <table:table-cell table:number-columns-repeated="1018"/>
        </table:table-row>
        <table:table-row table:style-name="ro3">
          <table:table-cell table:style-name="ce4" office:value-type="float" office:value="642" calcext:value-type="float">
            <text:p>642</text:p>
          </table:table-cell>
          <table:table-cell table:style-name="ce24" table:formula="of:=([.A648]+[.$E$1])*[.$B$2]/[.$B$1]" office:value-type="float" office:value="4.0283203125" calcext:value-type="float">
            <text:p>4.028</text:p>
          </table:table-cell>
          <table:table-cell table:style-name="ce25" table:formula="of:=[$'Voltage Divisor'.$B$3]*[$'EE Data'.B648]/([$'Voltage Divisor'.$B$2]-[$'EE Data'.B648])" office:value-type="float" office:value="41457.2864321608" calcext:value-type="float">
            <text:p>41457.3</text:p>
          </table:table-cell>
          <table:table-cell table:formula="of:=MATCH([.C648];[$'Voltage Divisor'.$B$46:.$B$63];-1)" office:value-type="float" office:value="7" calcext:value-type="float">
            <text:p>7</text:p>
          </table:table-cell>
          <table:table-cell table:style-name="ce26" table:formula="of:=ROUND(([.C648]-INDIRECT(&quot;Voltage Divisor.D&quot;&amp;([.D648]+ROW([$'Voltage Divisor'.$A$46])-1)))/INDIRECT(&quot;Voltage Divisor.C&quot;&amp;([.D648]+ROW([$'Voltage Divisor'.$A$46])-1));0)" office:value-type="float" office:value="85" calcext:value-type="float">
            <text:p>85</text:p>
          </table:table-cell>
          <table:table-cell table:style-name="ce27" table:formula="of:=DEC2HEX([.E648])" office:value-type="string" office:string-value="55" calcext:value-type="string">
            <text:p>0x55</text:p>
          </table:table-cell>
          <table:table-cell table:number-columns-repeated="1018"/>
        </table:table-row>
        <table:table-row table:style-name="ro3">
          <table:table-cell table:style-name="ce4" office:value-type="float" office:value="643" calcext:value-type="float">
            <text:p>643</text:p>
          </table:table-cell>
          <table:table-cell table:style-name="ce24" table:formula="of:=([.A649]+[.$E$1])*[.$B$2]/[.$B$1]" office:value-type="float" office:value="4.033203125" calcext:value-type="float">
            <text:p>4.033</text:p>
          </table:table-cell>
          <table:table-cell table:style-name="ce25" table:formula="of:=[$'Voltage Divisor'.$B$3]*[$'EE Data'.B649]/([$'Voltage Divisor'.$B$2]-[$'EE Data'.B649])" office:value-type="float" office:value="41717.1717171717" calcext:value-type="float">
            <text:p>41717.2</text:p>
          </table:table-cell>
          <table:table-cell table:formula="of:=MATCH([.C649];[$'Voltage Divisor'.$B$46:.$B$63];-1)" office:value-type="float" office:value="7" calcext:value-type="float">
            <text:p>7</text:p>
          </table:table-cell>
          <table:table-cell table:style-name="ce26" table:formula="of:=ROUND(([.C649]-INDIRECT(&quot;Voltage Divisor.D&quot;&amp;([.D649]+ROW([$'Voltage Divisor'.$A$46])-1)))/INDIRECT(&quot;Voltage Divisor.C&quot;&amp;([.D649]+ROW([$'Voltage Divisor'.$A$46])-1));0)" office:value-type="float" office:value="85" calcext:value-type="float">
            <text:p>85</text:p>
          </table:table-cell>
          <table:table-cell table:style-name="ce27" table:formula="of:=DEC2HEX([.E649])" office:value-type="string" office:string-value="55" calcext:value-type="string">
            <text:p>0x55</text:p>
          </table:table-cell>
          <table:table-cell table:number-columns-repeated="1018"/>
        </table:table-row>
        <table:table-row table:style-name="ro3">
          <table:table-cell table:style-name="ce4" office:value-type="float" office:value="644" calcext:value-type="float">
            <text:p>644</text:p>
          </table:table-cell>
          <table:table-cell table:style-name="ce24" table:formula="of:=([.A650]+[.$E$1])*[.$B$2]/[.$B$1]" office:value-type="float" office:value="4.0380859375" calcext:value-type="float">
            <text:p>4.038</text:p>
          </table:table-cell>
          <table:table-cell table:style-name="ce25" table:formula="of:=[$'Voltage Divisor'.$B$3]*[$'EE Data'.B650]/([$'Voltage Divisor'.$B$2]-[$'EE Data'.B650])" office:value-type="float" office:value="41979.6954314721" calcext:value-type="float">
            <text:p>41979.7</text:p>
          </table:table-cell>
          <table:table-cell table:formula="of:=MATCH([.C650];[$'Voltage Divisor'.$B$46:.$B$63];-1)" office:value-type="float" office:value="7" calcext:value-type="float">
            <text:p>7</text:p>
          </table:table-cell>
          <table:table-cell table:style-name="ce26" table:formula="of:=ROUND(([.C650]-INDIRECT(&quot;Voltage Divisor.D&quot;&amp;([.D650]+ROW([$'Voltage Divisor'.$A$46])-1)))/INDIRECT(&quot;Voltage Divisor.C&quot;&amp;([.D650]+ROW([$'Voltage Divisor'.$A$46])-1));0)" office:value-type="float" office:value="85" calcext:value-type="float">
            <text:p>85</text:p>
          </table:table-cell>
          <table:table-cell table:style-name="ce27" table:formula="of:=DEC2HEX([.E650])" office:value-type="string" office:string-value="55" calcext:value-type="string">
            <text:p>0x55</text:p>
          </table:table-cell>
          <table:table-cell table:number-columns-repeated="1018"/>
        </table:table-row>
        <table:table-row table:style-name="ro3">
          <table:table-cell table:style-name="ce4" office:value-type="float" office:value="645" calcext:value-type="float">
            <text:p>645</text:p>
          </table:table-cell>
          <table:table-cell table:style-name="ce24" table:formula="of:=([.A651]+[.$E$1])*[.$B$2]/[.$B$1]" office:value-type="float" office:value="4.04296875" calcext:value-type="float">
            <text:p>4.043</text:p>
          </table:table-cell>
          <table:table-cell table:style-name="ce25" table:formula="of:=[$'Voltage Divisor'.$B$3]*[$'EE Data'.B651]/([$'Voltage Divisor'.$B$2]-[$'EE Data'.B651])" office:value-type="float" office:value="42244.8979591837" calcext:value-type="float">
            <text:p>42244.9</text:p>
          </table:table-cell>
          <table:table-cell table:formula="of:=MATCH([.C651];[$'Voltage Divisor'.$B$46:.$B$63];-1)" office:value-type="float" office:value="7" calcext:value-type="float">
            <text:p>7</text:p>
          </table:table-cell>
          <table:table-cell table:style-name="ce26" table:formula="of:=ROUND(([.C651]-INDIRECT(&quot;Voltage Divisor.D&quot;&amp;([.D651]+ROW([$'Voltage Divisor'.$A$46])-1)))/INDIRECT(&quot;Voltage Divisor.C&quot;&amp;([.D651]+ROW([$'Voltage Divisor'.$A$46])-1));0)" office:value-type="float" office:value="85" calcext:value-type="float">
            <text:p>85</text:p>
          </table:table-cell>
          <table:table-cell table:style-name="ce27" table:formula="of:=DEC2HEX([.E651])" office:value-type="string" office:string-value="55" calcext:value-type="string">
            <text:p>0x55</text:p>
          </table:table-cell>
          <table:table-cell table:number-columns-repeated="1018"/>
        </table:table-row>
        <table:table-row table:style-name="ro3">
          <table:table-cell table:style-name="ce4" office:value-type="float" office:value="646" calcext:value-type="float">
            <text:p>646</text:p>
          </table:table-cell>
          <table:table-cell table:style-name="ce24" table:formula="of:=([.A652]+[.$E$1])*[.$B$2]/[.$B$1]" office:value-type="float" office:value="4.0478515625" calcext:value-type="float">
            <text:p>4.048</text:p>
          </table:table-cell>
          <table:table-cell table:style-name="ce25" table:formula="of:=[$'Voltage Divisor'.$B$3]*[$'EE Data'.B652]/([$'Voltage Divisor'.$B$2]-[$'EE Data'.B652])" office:value-type="float" office:value="42512.8205128205" calcext:value-type="float">
            <text:p>42512.8</text:p>
          </table:table-cell>
          <table:table-cell table:formula="of:=MATCH([.C652];[$'Voltage Divisor'.$B$46:.$B$63];-1)" office:value-type="float" office:value="7" calcext:value-type="float">
            <text:p>7</text:p>
          </table:table-cell>
          <table:table-cell table:style-name="ce26" table:formula="of:=ROUND(([.C652]-INDIRECT(&quot;Voltage Divisor.D&quot;&amp;([.D652]+ROW([$'Voltage Divisor'.$A$46])-1)))/INDIRECT(&quot;Voltage Divisor.C&quot;&amp;([.D652]+ROW([$'Voltage Divisor'.$A$46])-1));0)" office:value-type="float" office:value="85" calcext:value-type="float">
            <text:p>85</text:p>
          </table:table-cell>
          <table:table-cell table:style-name="ce27" table:formula="of:=DEC2HEX([.E652])" office:value-type="string" office:string-value="55" calcext:value-type="string">
            <text:p>0x55</text:p>
          </table:table-cell>
          <table:table-cell table:number-columns-repeated="1018"/>
        </table:table-row>
        <table:table-row table:style-name="ro3">
          <table:table-cell table:style-name="ce4" office:value-type="float" office:value="647" calcext:value-type="float">
            <text:p>647</text:p>
          </table:table-cell>
          <table:table-cell table:style-name="ce24" table:formula="of:=([.A653]+[.$E$1])*[.$B$2]/[.$B$1]" office:value-type="float" office:value="4.052734375" calcext:value-type="float">
            <text:p>4.053</text:p>
          </table:table-cell>
          <table:table-cell table:style-name="ce25" table:formula="of:=[$'Voltage Divisor'.$B$3]*[$'EE Data'.B653]/([$'Voltage Divisor'.$B$2]-[$'EE Data'.B653])" office:value-type="float" office:value="42783.5051546392" calcext:value-type="float">
            <text:p>42783.5</text:p>
          </table:table-cell>
          <table:table-cell table:formula="of:=MATCH([.C653];[$'Voltage Divisor'.$B$46:.$B$63];-1)" office:value-type="float" office:value="7" calcext:value-type="float">
            <text:p>7</text:p>
          </table:table-cell>
          <table:table-cell table:style-name="ce26" table:formula="of:=ROUND(([.C653]-INDIRECT(&quot;Voltage Divisor.D&quot;&amp;([.D653]+ROW([$'Voltage Divisor'.$A$46])-1)))/INDIRECT(&quot;Voltage Divisor.C&quot;&amp;([.D653]+ROW([$'Voltage Divisor'.$A$46])-1));0)" office:value-type="float" office:value="85" calcext:value-type="float">
            <text:p>85</text:p>
          </table:table-cell>
          <table:table-cell table:style-name="ce27" table:formula="of:=DEC2HEX([.E653])" office:value-type="string" office:string-value="55" calcext:value-type="string">
            <text:p>0x55</text:p>
          </table:table-cell>
          <table:table-cell table:number-columns-repeated="1018"/>
        </table:table-row>
        <table:table-row table:style-name="ro3">
          <table:table-cell table:style-name="ce4" office:value-type="float" office:value="648" calcext:value-type="float">
            <text:p>648</text:p>
          </table:table-cell>
          <table:table-cell table:style-name="ce24" table:formula="of:=([.A654]+[.$E$1])*[.$B$2]/[.$B$1]" office:value-type="float" office:value="4.0576171875" calcext:value-type="float">
            <text:p>4.058</text:p>
          </table:table-cell>
          <table:table-cell table:style-name="ce25" table:formula="of:=[$'Voltage Divisor'.$B$3]*[$'EE Data'.B654]/([$'Voltage Divisor'.$B$2]-[$'EE Data'.B654])" office:value-type="float" office:value="43056.9948186529" calcext:value-type="float">
            <text:p>43057.0</text:p>
          </table:table-cell>
          <table:table-cell table:formula="of:=MATCH([.C654];[$'Voltage Divisor'.$B$46:.$B$63];-1)" office:value-type="float" office:value="7" calcext:value-type="float">
            <text:p>7</text:p>
          </table:table-cell>
          <table:table-cell table:style-name="ce26" table:formula="of:=ROUND(([.C654]-INDIRECT(&quot;Voltage Divisor.D&quot;&amp;([.D654]+ROW([$'Voltage Divisor'.$A$46])-1)))/INDIRECT(&quot;Voltage Divisor.C&quot;&amp;([.D654]+ROW([$'Voltage Divisor'.$A$46])-1));0)" office:value-type="float" office:value="85" calcext:value-type="float">
            <text:p>85</text:p>
          </table:table-cell>
          <table:table-cell table:style-name="ce27" table:formula="of:=DEC2HEX([.E654])" office:value-type="string" office:string-value="55" calcext:value-type="string">
            <text:p>0x55</text:p>
          </table:table-cell>
          <table:table-cell table:number-columns-repeated="1018"/>
        </table:table-row>
        <table:table-row table:style-name="ro3">
          <table:table-cell table:style-name="ce4" office:value-type="float" office:value="649" calcext:value-type="float">
            <text:p>649</text:p>
          </table:table-cell>
          <table:table-cell table:style-name="ce24" table:formula="of:=([.A655]+[.$E$1])*[.$B$2]/[.$B$1]" office:value-type="float" office:value="4.0625" calcext:value-type="float">
            <text:p>4.063</text:p>
          </table:table-cell>
          <table:table-cell table:style-name="ce25" table:formula="of:=[$'Voltage Divisor'.$B$3]*[$'EE Data'.B655]/([$'Voltage Divisor'.$B$2]-[$'EE Data'.B655])" office:value-type="float" office:value="43333.3333333333" calcext:value-type="float">
            <text:p>43333.3</text:p>
          </table:table-cell>
          <table:table-cell table:formula="of:=MATCH([.C655];[$'Voltage Divisor'.$B$46:.$B$63];-1)" office:value-type="float" office:value="7" calcext:value-type="float">
            <text:p>7</text:p>
          </table:table-cell>
          <table:table-cell table:style-name="ce26" table:formula="of:=ROUND(([.C655]-INDIRECT(&quot;Voltage Divisor.D&quot;&amp;([.D655]+ROW([$'Voltage Divisor'.$A$46])-1)))/INDIRECT(&quot;Voltage Divisor.C&quot;&amp;([.D655]+ROW([$'Voltage Divisor'.$A$46])-1));0)" office:value-type="float" office:value="85" calcext:value-type="float">
            <text:p>85</text:p>
          </table:table-cell>
          <table:table-cell table:style-name="ce27" table:formula="of:=DEC2HEX([.E655])" office:value-type="string" office:string-value="55" calcext:value-type="string">
            <text:p>0x55</text:p>
          </table:table-cell>
          <table:table-cell table:number-columns-repeated="1018"/>
        </table:table-row>
        <table:table-row table:style-name="ro3">
          <table:table-cell table:style-name="ce4" office:value-type="float" office:value="650" calcext:value-type="float">
            <text:p>650</text:p>
          </table:table-cell>
          <table:table-cell table:style-name="ce24" table:formula="of:=([.A656]+[.$E$1])*[.$B$2]/[.$B$1]" office:value-type="float" office:value="4.0673828125" calcext:value-type="float">
            <text:p>4.067</text:p>
          </table:table-cell>
          <table:table-cell table:style-name="ce25" table:formula="of:=[$'Voltage Divisor'.$B$3]*[$'EE Data'.B656]/([$'Voltage Divisor'.$B$2]-[$'EE Data'.B656])" office:value-type="float" office:value="43612.5654450262" calcext:value-type="float">
            <text:p>43612.6</text:p>
          </table:table-cell>
          <table:table-cell table:formula="of:=MATCH([.C656];[$'Voltage Divisor'.$B$46:.$B$63];-1)" office:value-type="float" office:value="7" calcext:value-type="float">
            <text:p>7</text:p>
          </table:table-cell>
          <table:table-cell table:style-name="ce26" table:formula="of:=ROUND(([.C656]-INDIRECT(&quot;Voltage Divisor.D&quot;&amp;([.D656]+ROW([$'Voltage Divisor'.$A$46])-1)))/INDIRECT(&quot;Voltage Divisor.C&quot;&amp;([.D656]+ROW([$'Voltage Divisor'.$A$46])-1));0)" office:value-type="float" office:value="85" calcext:value-type="float">
            <text:p>85</text:p>
          </table:table-cell>
          <table:table-cell table:style-name="ce27" table:formula="of:=DEC2HEX([.E656])" office:value-type="string" office:string-value="55" calcext:value-type="string">
            <text:p>0x55</text:p>
          </table:table-cell>
          <table:table-cell table:number-columns-repeated="1018"/>
        </table:table-row>
        <table:table-row table:style-name="ro3">
          <table:table-cell table:style-name="ce4" office:value-type="float" office:value="651" calcext:value-type="float">
            <text:p>651</text:p>
          </table:table-cell>
          <table:table-cell table:style-name="ce24" table:formula="of:=([.A657]+[.$E$1])*[.$B$2]/[.$B$1]" office:value-type="float" office:value="4.072265625" calcext:value-type="float">
            <text:p>4.072</text:p>
          </table:table-cell>
          <table:table-cell table:style-name="ce25" table:formula="of:=[$'Voltage Divisor'.$B$3]*[$'EE Data'.B657]/([$'Voltage Divisor'.$B$2]-[$'EE Data'.B657])" office:value-type="float" office:value="43894.7368421053" calcext:value-type="float">
            <text:p>43894.7</text:p>
          </table:table-cell>
          <table:table-cell table:formula="of:=MATCH([.C657];[$'Voltage Divisor'.$B$46:.$B$63];-1)" office:value-type="float" office:value="7" calcext:value-type="float">
            <text:p>7</text:p>
          </table:table-cell>
          <table:table-cell table:style-name="ce26" table:formula="of:=ROUND(([.C657]-INDIRECT(&quot;Voltage Divisor.D&quot;&amp;([.D657]+ROW([$'Voltage Divisor'.$A$46])-1)))/INDIRECT(&quot;Voltage Divisor.C&quot;&amp;([.D657]+ROW([$'Voltage Divisor'.$A$46])-1));0)" office:value-type="float" office:value="84" calcext:value-type="float">
            <text:p>84</text:p>
          </table:table-cell>
          <table:table-cell table:style-name="ce27" table:formula="of:=DEC2HEX([.E657])" office:value-type="string" office:string-value="54" calcext:value-type="string">
            <text:p>0x54</text:p>
          </table:table-cell>
          <table:table-cell table:number-columns-repeated="1018"/>
        </table:table-row>
        <table:table-row table:style-name="ro3">
          <table:table-cell table:style-name="ce4" office:value-type="float" office:value="652" calcext:value-type="float">
            <text:p>652</text:p>
          </table:table-cell>
          <table:table-cell table:style-name="ce24" table:formula="of:=([.A658]+[.$E$1])*[.$B$2]/[.$B$1]" office:value-type="float" office:value="4.0771484375" calcext:value-type="float">
            <text:p>4.077</text:p>
          </table:table-cell>
          <table:table-cell table:style-name="ce25" table:formula="of:=[$'Voltage Divisor'.$B$3]*[$'EE Data'.B658]/([$'Voltage Divisor'.$B$2]-[$'EE Data'.B658])" office:value-type="float" office:value="44179.8941798942" calcext:value-type="float">
            <text:p>44179.9</text:p>
          </table:table-cell>
          <table:table-cell table:formula="of:=MATCH([.C658];[$'Voltage Divisor'.$B$46:.$B$63];-1)" office:value-type="float" office:value="7" calcext:value-type="float">
            <text:p>7</text:p>
          </table:table-cell>
          <table:table-cell table:style-name="ce26" table:formula="of:=ROUND(([.C658]-INDIRECT(&quot;Voltage Divisor.D&quot;&amp;([.D658]+ROW([$'Voltage Divisor'.$A$46])-1)))/INDIRECT(&quot;Voltage Divisor.C&quot;&amp;([.D658]+ROW([$'Voltage Divisor'.$A$46])-1));0)" office:value-type="float" office:value="84" calcext:value-type="float">
            <text:p>84</text:p>
          </table:table-cell>
          <table:table-cell table:style-name="ce27" table:formula="of:=DEC2HEX([.E658])" office:value-type="string" office:string-value="54" calcext:value-type="string">
            <text:p>0x54</text:p>
          </table:table-cell>
          <table:table-cell table:number-columns-repeated="1018"/>
        </table:table-row>
        <table:table-row table:style-name="ro3">
          <table:table-cell table:style-name="ce4" office:value-type="float" office:value="653" calcext:value-type="float">
            <text:p>653</text:p>
          </table:table-cell>
          <table:table-cell table:style-name="ce24" table:formula="of:=([.A659]+[.$E$1])*[.$B$2]/[.$B$1]" office:value-type="float" office:value="4.08203125" calcext:value-type="float">
            <text:p>4.082</text:p>
          </table:table-cell>
          <table:table-cell table:style-name="ce25" table:formula="of:=[$'Voltage Divisor'.$B$3]*[$'EE Data'.B659]/([$'Voltage Divisor'.$B$2]-[$'EE Data'.B659])" office:value-type="float" office:value="44468.085106383" calcext:value-type="float">
            <text:p>44468.1</text:p>
          </table:table-cell>
          <table:table-cell table:formula="of:=MATCH([.C659];[$'Voltage Divisor'.$B$46:.$B$63];-1)" office:value-type="float" office:value="7" calcext:value-type="float">
            <text:p>7</text:p>
          </table:table-cell>
          <table:table-cell table:style-name="ce26" table:formula="of:=ROUND(([.C659]-INDIRECT(&quot;Voltage Divisor.D&quot;&amp;([.D659]+ROW([$'Voltage Divisor'.$A$46])-1)))/INDIRECT(&quot;Voltage Divisor.C&quot;&amp;([.D659]+ROW([$'Voltage Divisor'.$A$46])-1));0)" office:value-type="float" office:value="84" calcext:value-type="float">
            <text:p>84</text:p>
          </table:table-cell>
          <table:table-cell table:style-name="ce27" table:formula="of:=DEC2HEX([.E659])" office:value-type="string" office:string-value="54" calcext:value-type="string">
            <text:p>0x54</text:p>
          </table:table-cell>
          <table:table-cell table:number-columns-repeated="1018"/>
        </table:table-row>
        <table:table-row table:style-name="ro3">
          <table:table-cell table:style-name="ce4" office:value-type="float" office:value="654" calcext:value-type="float">
            <text:p>654</text:p>
          </table:table-cell>
          <table:table-cell table:style-name="ce24" table:formula="of:=([.A660]+[.$E$1])*[.$B$2]/[.$B$1]" office:value-type="float" office:value="4.0869140625" calcext:value-type="float">
            <text:p>4.087</text:p>
          </table:table-cell>
          <table:table-cell table:style-name="ce25" table:formula="of:=[$'Voltage Divisor'.$B$3]*[$'EE Data'.B660]/([$'Voltage Divisor'.$B$2]-[$'EE Data'.B660])" office:value-type="float" office:value="44759.3582887701" calcext:value-type="float">
            <text:p>44759.4</text:p>
          </table:table-cell>
          <table:table-cell table:formula="of:=MATCH([.C660];[$'Voltage Divisor'.$B$46:.$B$63];-1)" office:value-type="float" office:value="7" calcext:value-type="float">
            <text:p>7</text:p>
          </table:table-cell>
          <table:table-cell table:style-name="ce26" table:formula="of:=ROUND(([.C660]-INDIRECT(&quot;Voltage Divisor.D&quot;&amp;([.D660]+ROW([$'Voltage Divisor'.$A$46])-1)))/INDIRECT(&quot;Voltage Divisor.C&quot;&amp;([.D660]+ROW([$'Voltage Divisor'.$A$46])-1));0)" office:value-type="float" office:value="84" calcext:value-type="float">
            <text:p>84</text:p>
          </table:table-cell>
          <table:table-cell table:style-name="ce27" table:formula="of:=DEC2HEX([.E660])" office:value-type="string" office:string-value="54" calcext:value-type="string">
            <text:p>0x54</text:p>
          </table:table-cell>
          <table:table-cell table:number-columns-repeated="1018"/>
        </table:table-row>
        <table:table-row table:style-name="ro3">
          <table:table-cell table:style-name="ce4" office:value-type="float" office:value="655" calcext:value-type="float">
            <text:p>655</text:p>
          </table:table-cell>
          <table:table-cell table:style-name="ce24" table:formula="of:=([.A661]+[.$E$1])*[.$B$2]/[.$B$1]" office:value-type="float" office:value="4.091796875" calcext:value-type="float">
            <text:p>4.092</text:p>
          </table:table-cell>
          <table:table-cell table:style-name="ce25" table:formula="of:=[$'Voltage Divisor'.$B$3]*[$'EE Data'.B661]/([$'Voltage Divisor'.$B$2]-[$'EE Data'.B661])" office:value-type="float" office:value="45053.7634408602" calcext:value-type="float">
            <text:p>45053.8</text:p>
          </table:table-cell>
          <table:table-cell table:formula="of:=MATCH([.C661];[$'Voltage Divisor'.$B$46:.$B$63];-1)" office:value-type="float" office:value="7" calcext:value-type="float">
            <text:p>7</text:p>
          </table:table-cell>
          <table:table-cell table:style-name="ce26" table:formula="of:=ROUND(([.C661]-INDIRECT(&quot;Voltage Divisor.D&quot;&amp;([.D661]+ROW([$'Voltage Divisor'.$A$46])-1)))/INDIRECT(&quot;Voltage Divisor.C&quot;&amp;([.D661]+ROW([$'Voltage Divisor'.$A$46])-1));0)" office:value-type="float" office:value="84" calcext:value-type="float">
            <text:p>84</text:p>
          </table:table-cell>
          <table:table-cell table:style-name="ce27" table:formula="of:=DEC2HEX([.E661])" office:value-type="string" office:string-value="54" calcext:value-type="string">
            <text:p>0x54</text:p>
          </table:table-cell>
          <table:table-cell table:number-columns-repeated="1018"/>
        </table:table-row>
        <table:table-row table:style-name="ro3">
          <table:table-cell table:style-name="ce4" office:value-type="float" office:value="656" calcext:value-type="float">
            <text:p>656</text:p>
          </table:table-cell>
          <table:table-cell table:style-name="ce24" table:formula="of:=([.A662]+[.$E$1])*[.$B$2]/[.$B$1]" office:value-type="float" office:value="4.0966796875" calcext:value-type="float">
            <text:p>4.097</text:p>
          </table:table-cell>
          <table:table-cell table:style-name="ce25" table:formula="of:=[$'Voltage Divisor'.$B$3]*[$'EE Data'.B662]/([$'Voltage Divisor'.$B$2]-[$'EE Data'.B662])" office:value-type="float" office:value="45351.3513513514" calcext:value-type="float">
            <text:p>45351.4</text:p>
          </table:table-cell>
          <table:table-cell table:formula="of:=MATCH([.C662];[$'Voltage Divisor'.$B$46:.$B$63];-1)" office:value-type="float" office:value="7" calcext:value-type="float">
            <text:p>7</text:p>
          </table:table-cell>
          <table:table-cell table:style-name="ce26" table:formula="of:=ROUND(([.C662]-INDIRECT(&quot;Voltage Divisor.D&quot;&amp;([.D662]+ROW([$'Voltage Divisor'.$A$46])-1)))/INDIRECT(&quot;Voltage Divisor.C&quot;&amp;([.D662]+ROW([$'Voltage Divisor'.$A$46])-1));0)" office:value-type="float" office:value="84" calcext:value-type="float">
            <text:p>84</text:p>
          </table:table-cell>
          <table:table-cell table:style-name="ce27" table:formula="of:=DEC2HEX([.E662])" office:value-type="string" office:string-value="54" calcext:value-type="string">
            <text:p>0x54</text:p>
          </table:table-cell>
          <table:table-cell table:number-columns-repeated="1018"/>
        </table:table-row>
        <table:table-row table:style-name="ro3">
          <table:table-cell table:style-name="ce4" office:value-type="float" office:value="657" calcext:value-type="float">
            <text:p>657</text:p>
          </table:table-cell>
          <table:table-cell table:style-name="ce24" table:formula="of:=([.A663]+[.$E$1])*[.$B$2]/[.$B$1]" office:value-type="float" office:value="4.1015625" calcext:value-type="float">
            <text:p>4.102</text:p>
          </table:table-cell>
          <table:table-cell table:style-name="ce25" table:formula="of:=[$'Voltage Divisor'.$B$3]*[$'EE Data'.B663]/([$'Voltage Divisor'.$B$2]-[$'EE Data'.B663])" office:value-type="float" office:value="45652.1739130435" calcext:value-type="float">
            <text:p>45652.2</text:p>
          </table:table-cell>
          <table:table-cell table:formula="of:=MATCH([.C663];[$'Voltage Divisor'.$B$46:.$B$63];-1)" office:value-type="float" office:value="7" calcext:value-type="float">
            <text:p>7</text:p>
          </table:table-cell>
          <table:table-cell table:style-name="ce26" table:formula="of:=ROUND(([.C663]-INDIRECT(&quot;Voltage Divisor.D&quot;&amp;([.D663]+ROW([$'Voltage Divisor'.$A$46])-1)))/INDIRECT(&quot;Voltage Divisor.C&quot;&amp;([.D663]+ROW([$'Voltage Divisor'.$A$46])-1));0)" office:value-type="float" office:value="84" calcext:value-type="float">
            <text:p>84</text:p>
          </table:table-cell>
          <table:table-cell table:style-name="ce27" table:formula="of:=DEC2HEX([.E663])" office:value-type="string" office:string-value="54" calcext:value-type="string">
            <text:p>0x54</text:p>
          </table:table-cell>
          <table:table-cell table:number-columns-repeated="1018"/>
        </table:table-row>
        <table:table-row table:style-name="ro3">
          <table:table-cell table:style-name="ce4" office:value-type="float" office:value="658" calcext:value-type="float">
            <text:p>658</text:p>
          </table:table-cell>
          <table:table-cell table:style-name="ce24" table:formula="of:=([.A664]+[.$E$1])*[.$B$2]/[.$B$1]" office:value-type="float" office:value="4.1064453125" calcext:value-type="float">
            <text:p>4.106</text:p>
          </table:table-cell>
          <table:table-cell table:style-name="ce25" table:formula="of:=[$'Voltage Divisor'.$B$3]*[$'EE Data'.B664]/([$'Voltage Divisor'.$B$2]-[$'EE Data'.B664])" office:value-type="float" office:value="45956.2841530055" calcext:value-type="float">
            <text:p>45956.3</text:p>
          </table:table-cell>
          <table:table-cell table:formula="of:=MATCH([.C664];[$'Voltage Divisor'.$B$46:.$B$63];-1)" office:value-type="float" office:value="7" calcext:value-type="float">
            <text:p>7</text:p>
          </table:table-cell>
          <table:table-cell table:style-name="ce26" table:formula="of:=ROUND(([.C664]-INDIRECT(&quot;Voltage Divisor.D&quot;&amp;([.D664]+ROW([$'Voltage Divisor'.$A$46])-1)))/INDIRECT(&quot;Voltage Divisor.C&quot;&amp;([.D664]+ROW([$'Voltage Divisor'.$A$46])-1));0)" office:value-type="float" office:value="84" calcext:value-type="float">
            <text:p>84</text:p>
          </table:table-cell>
          <table:table-cell table:style-name="ce27" table:formula="of:=DEC2HEX([.E664])" office:value-type="string" office:string-value="54" calcext:value-type="string">
            <text:p>0x54</text:p>
          </table:table-cell>
          <table:table-cell table:number-columns-repeated="1018"/>
        </table:table-row>
        <table:table-row table:style-name="ro3">
          <table:table-cell table:style-name="ce4" office:value-type="float" office:value="659" calcext:value-type="float">
            <text:p>659</text:p>
          </table:table-cell>
          <table:table-cell table:style-name="ce24" table:formula="of:=([.A665]+[.$E$1])*[.$B$2]/[.$B$1]" office:value-type="float" office:value="4.111328125" calcext:value-type="float">
            <text:p>4.111</text:p>
          </table:table-cell>
          <table:table-cell table:style-name="ce25" table:formula="of:=[$'Voltage Divisor'.$B$3]*[$'EE Data'.B665]/([$'Voltage Divisor'.$B$2]-[$'EE Data'.B665])" office:value-type="float" office:value="46263.7362637363" calcext:value-type="float">
            <text:p>46263.7</text:p>
          </table:table-cell>
          <table:table-cell table:formula="of:=MATCH([.C665];[$'Voltage Divisor'.$B$46:.$B$63];-1)" office:value-type="float" office:value="7" calcext:value-type="float">
            <text:p>7</text:p>
          </table:table-cell>
          <table:table-cell table:style-name="ce26" table:formula="of:=ROUND(([.C665]-INDIRECT(&quot;Voltage Divisor.D&quot;&amp;([.D665]+ROW([$'Voltage Divisor'.$A$46])-1)))/INDIRECT(&quot;Voltage Divisor.C&quot;&amp;([.D665]+ROW([$'Voltage Divisor'.$A$46])-1));0)" office:value-type="float" office:value="83" calcext:value-type="float">
            <text:p>83</text:p>
          </table:table-cell>
          <table:table-cell table:style-name="ce27" table:formula="of:=DEC2HEX([.E665])" office:value-type="string" office:string-value="53" calcext:value-type="string">
            <text:p>0x53</text:p>
          </table:table-cell>
          <table:table-cell table:number-columns-repeated="1018"/>
        </table:table-row>
        <table:table-row table:style-name="ro3">
          <table:table-cell table:style-name="ce4" office:value-type="float" office:value="660" calcext:value-type="float">
            <text:p>660</text:p>
          </table:table-cell>
          <table:table-cell table:style-name="ce24" table:formula="of:=([.A666]+[.$E$1])*[.$B$2]/[.$B$1]" office:value-type="float" office:value="4.1162109375" calcext:value-type="float">
            <text:p>4.116</text:p>
          </table:table-cell>
          <table:table-cell table:style-name="ce25" table:formula="of:=[$'Voltage Divisor'.$B$3]*[$'EE Data'.B666]/([$'Voltage Divisor'.$B$2]-[$'EE Data'.B666])" office:value-type="float" office:value="46574.5856353591" calcext:value-type="float">
            <text:p>46574.6</text:p>
          </table:table-cell>
          <table:table-cell table:formula="of:=MATCH([.C666];[$'Voltage Divisor'.$B$46:.$B$63];-1)" office:value-type="float" office:value="7" calcext:value-type="float">
            <text:p>7</text:p>
          </table:table-cell>
          <table:table-cell table:style-name="ce26" table:formula="of:=ROUND(([.C666]-INDIRECT(&quot;Voltage Divisor.D&quot;&amp;([.D666]+ROW([$'Voltage Divisor'.$A$46])-1)))/INDIRECT(&quot;Voltage Divisor.C&quot;&amp;([.D666]+ROW([$'Voltage Divisor'.$A$46])-1));0)" office:value-type="float" office:value="83" calcext:value-type="float">
            <text:p>83</text:p>
          </table:table-cell>
          <table:table-cell table:style-name="ce27" table:formula="of:=DEC2HEX([.E666])" office:value-type="string" office:string-value="53" calcext:value-type="string">
            <text:p>0x53</text:p>
          </table:table-cell>
          <table:table-cell table:number-columns-repeated="1018"/>
        </table:table-row>
        <table:table-row table:style-name="ro3">
          <table:table-cell table:style-name="ce4" office:value-type="float" office:value="661" calcext:value-type="float">
            <text:p>661</text:p>
          </table:table-cell>
          <table:table-cell table:style-name="ce24" table:formula="of:=([.A667]+[.$E$1])*[.$B$2]/[.$B$1]" office:value-type="float" office:value="4.12109375" calcext:value-type="float">
            <text:p>4.121</text:p>
          </table:table-cell>
          <table:table-cell table:style-name="ce25" table:formula="of:=[$'Voltage Divisor'.$B$3]*[$'EE Data'.B667]/([$'Voltage Divisor'.$B$2]-[$'EE Data'.B667])" office:value-type="float" office:value="46888.8888888889" calcext:value-type="float">
            <text:p>46888.9</text:p>
          </table:table-cell>
          <table:table-cell table:formula="of:=MATCH([.C667];[$'Voltage Divisor'.$B$46:.$B$63];-1)" office:value-type="float" office:value="7" calcext:value-type="float">
            <text:p>7</text:p>
          </table:table-cell>
          <table:table-cell table:style-name="ce26" table:formula="of:=ROUND(([.C667]-INDIRECT(&quot;Voltage Divisor.D&quot;&amp;([.D667]+ROW([$'Voltage Divisor'.$A$46])-1)))/INDIRECT(&quot;Voltage Divisor.C&quot;&amp;([.D667]+ROW([$'Voltage Divisor'.$A$46])-1));0)" office:value-type="float" office:value="83" calcext:value-type="float">
            <text:p>83</text:p>
          </table:table-cell>
          <table:table-cell table:style-name="ce27" table:formula="of:=DEC2HEX([.E667])" office:value-type="string" office:string-value="53" calcext:value-type="string">
            <text:p>0x53</text:p>
          </table:table-cell>
          <table:table-cell table:number-columns-repeated="1018"/>
        </table:table-row>
        <table:table-row table:style-name="ro3">
          <table:table-cell table:style-name="ce4" office:value-type="float" office:value="662" calcext:value-type="float">
            <text:p>662</text:p>
          </table:table-cell>
          <table:table-cell table:style-name="ce24" table:formula="of:=([.A668]+[.$E$1])*[.$B$2]/[.$B$1]" office:value-type="float" office:value="4.1259765625" calcext:value-type="float">
            <text:p>4.126</text:p>
          </table:table-cell>
          <table:table-cell table:style-name="ce25" table:formula="of:=[$'Voltage Divisor'.$B$3]*[$'EE Data'.B668]/([$'Voltage Divisor'.$B$2]-[$'EE Data'.B668])" office:value-type="float" office:value="47206.7039106145" calcext:value-type="float">
            <text:p>47206.7</text:p>
          </table:table-cell>
          <table:table-cell table:formula="of:=MATCH([.C668];[$'Voltage Divisor'.$B$46:.$B$63];-1)" office:value-type="float" office:value="7" calcext:value-type="float">
            <text:p>7</text:p>
          </table:table-cell>
          <table:table-cell table:style-name="ce26" table:formula="of:=ROUND(([.C668]-INDIRECT(&quot;Voltage Divisor.D&quot;&amp;([.D668]+ROW([$'Voltage Divisor'.$A$46])-1)))/INDIRECT(&quot;Voltage Divisor.C&quot;&amp;([.D668]+ROW([$'Voltage Divisor'.$A$46])-1));0)" office:value-type="float" office:value="83" calcext:value-type="float">
            <text:p>83</text:p>
          </table:table-cell>
          <table:table-cell table:style-name="ce27" table:formula="of:=DEC2HEX([.E668])" office:value-type="string" office:string-value="53" calcext:value-type="string">
            <text:p>0x53</text:p>
          </table:table-cell>
          <table:table-cell table:number-columns-repeated="1018"/>
        </table:table-row>
        <table:table-row table:style-name="ro3">
          <table:table-cell table:style-name="ce4" office:value-type="float" office:value="663" calcext:value-type="float">
            <text:p>663</text:p>
          </table:table-cell>
          <table:table-cell table:style-name="ce24" table:formula="of:=([.A669]+[.$E$1])*[.$B$2]/[.$B$1]" office:value-type="float" office:value="4.130859375" calcext:value-type="float">
            <text:p>4.131</text:p>
          </table:table-cell>
          <table:table-cell table:style-name="ce25" table:formula="of:=[$'Voltage Divisor'.$B$3]*[$'EE Data'.B669]/([$'Voltage Divisor'.$B$2]-[$'EE Data'.B669])" office:value-type="float" office:value="47528.0898876405" calcext:value-type="float">
            <text:p>47528.1</text:p>
          </table:table-cell>
          <table:table-cell table:formula="of:=MATCH([.C669];[$'Voltage Divisor'.$B$46:.$B$63];-1)" office:value-type="float" office:value="7" calcext:value-type="float">
            <text:p>7</text:p>
          </table:table-cell>
          <table:table-cell table:style-name="ce26" table:formula="of:=ROUND(([.C669]-INDIRECT(&quot;Voltage Divisor.D&quot;&amp;([.D669]+ROW([$'Voltage Divisor'.$A$46])-1)))/INDIRECT(&quot;Voltage Divisor.C&quot;&amp;([.D669]+ROW([$'Voltage Divisor'.$A$46])-1));0)" office:value-type="float" office:value="83" calcext:value-type="float">
            <text:p>83</text:p>
          </table:table-cell>
          <table:table-cell table:style-name="ce27" table:formula="of:=DEC2HEX([.E669])" office:value-type="string" office:string-value="53" calcext:value-type="string">
            <text:p>0x53</text:p>
          </table:table-cell>
          <table:table-cell table:number-columns-repeated="1018"/>
        </table:table-row>
        <table:table-row table:style-name="ro3">
          <table:table-cell table:style-name="ce4" office:value-type="float" office:value="664" calcext:value-type="float">
            <text:p>664</text:p>
          </table:table-cell>
          <table:table-cell table:style-name="ce24" table:formula="of:=([.A670]+[.$E$1])*[.$B$2]/[.$B$1]" office:value-type="float" office:value="4.1357421875" calcext:value-type="float">
            <text:p>4.136</text:p>
          </table:table-cell>
          <table:table-cell table:style-name="ce25" table:formula="of:=[$'Voltage Divisor'.$B$3]*[$'EE Data'.B670]/([$'Voltage Divisor'.$B$2]-[$'EE Data'.B670])" office:value-type="float" office:value="47853.1073446328" calcext:value-type="float">
            <text:p>47853.1</text:p>
          </table:table-cell>
          <table:table-cell table:formula="of:=MATCH([.C670];[$'Voltage Divisor'.$B$46:.$B$63];-1)" office:value-type="float" office:value="7" calcext:value-type="float">
            <text:p>7</text:p>
          </table:table-cell>
          <table:table-cell table:style-name="ce26" table:formula="of:=ROUND(([.C670]-INDIRECT(&quot;Voltage Divisor.D&quot;&amp;([.D670]+ROW([$'Voltage Divisor'.$A$46])-1)))/INDIRECT(&quot;Voltage Divisor.C&quot;&amp;([.D670]+ROW([$'Voltage Divisor'.$A$46])-1));0)" office:value-type="float" office:value="83" calcext:value-type="float">
            <text:p>83</text:p>
          </table:table-cell>
          <table:table-cell table:style-name="ce27" table:formula="of:=DEC2HEX([.E670])" office:value-type="string" office:string-value="53" calcext:value-type="string">
            <text:p>0x53</text:p>
          </table:table-cell>
          <table:table-cell table:number-columns-repeated="1018"/>
        </table:table-row>
        <table:table-row table:style-name="ro3">
          <table:table-cell table:style-name="ce4" office:value-type="float" office:value="665" calcext:value-type="float">
            <text:p>665</text:p>
          </table:table-cell>
          <table:table-cell table:style-name="ce24" table:formula="of:=([.A671]+[.$E$1])*[.$B$2]/[.$B$1]" office:value-type="float" office:value="4.140625" calcext:value-type="float">
            <text:p>4.141</text:p>
          </table:table-cell>
          <table:table-cell table:style-name="ce25" table:formula="of:=[$'Voltage Divisor'.$B$3]*[$'EE Data'.B671]/([$'Voltage Divisor'.$B$2]-[$'EE Data'.B671])" office:value-type="float" office:value="48181.8181818182" calcext:value-type="float">
            <text:p>48181.8</text:p>
          </table:table-cell>
          <table:table-cell table:formula="of:=MATCH([.C671];[$'Voltage Divisor'.$B$46:.$B$63];-1)" office:value-type="float" office:value="7" calcext:value-type="float">
            <text:p>7</text:p>
          </table:table-cell>
          <table:table-cell table:style-name="ce26" table:formula="of:=ROUND(([.C671]-INDIRECT(&quot;Voltage Divisor.D&quot;&amp;([.D671]+ROW([$'Voltage Divisor'.$A$46])-1)))/INDIRECT(&quot;Voltage Divisor.C&quot;&amp;([.D671]+ROW([$'Voltage Divisor'.$A$46])-1));0)" office:value-type="float" office:value="83" calcext:value-type="float">
            <text:p>83</text:p>
          </table:table-cell>
          <table:table-cell table:style-name="ce27" table:formula="of:=DEC2HEX([.E671])" office:value-type="string" office:string-value="53" calcext:value-type="string">
            <text:p>0x53</text:p>
          </table:table-cell>
          <table:table-cell table:number-columns-repeated="1018"/>
        </table:table-row>
        <table:table-row table:style-name="ro3">
          <table:table-cell table:style-name="ce4" office:value-type="float" office:value="666" calcext:value-type="float">
            <text:p>666</text:p>
          </table:table-cell>
          <table:table-cell table:style-name="ce24" table:formula="of:=([.A672]+[.$E$1])*[.$B$2]/[.$B$1]" office:value-type="float" office:value="4.1455078125" calcext:value-type="float">
            <text:p>4.146</text:p>
          </table:table-cell>
          <table:table-cell table:style-name="ce25" table:formula="of:=[$'Voltage Divisor'.$B$3]*[$'EE Data'.B672]/([$'Voltage Divisor'.$B$2]-[$'EE Data'.B672])" office:value-type="float" office:value="48514.2857142857" calcext:value-type="float">
            <text:p>48514.3</text:p>
          </table:table-cell>
          <table:table-cell table:formula="of:=MATCH([.C672];[$'Voltage Divisor'.$B$46:.$B$63];-1)" office:value-type="float" office:value="7" calcext:value-type="float">
            <text:p>7</text:p>
          </table:table-cell>
          <table:table-cell table:style-name="ce26" table:formula="of:=ROUND(([.C672]-INDIRECT(&quot;Voltage Divisor.D&quot;&amp;([.D672]+ROW([$'Voltage Divisor'.$A$46])-1)))/INDIRECT(&quot;Voltage Divisor.C&quot;&amp;([.D672]+ROW([$'Voltage Divisor'.$A$46])-1));0)" office:value-type="float" office:value="82" calcext:value-type="float">
            <text:p>82</text:p>
          </table:table-cell>
          <table:table-cell table:style-name="ce27" table:formula="of:=DEC2HEX([.E672])" office:value-type="string" office:string-value="52" calcext:value-type="string">
            <text:p>0x52</text:p>
          </table:table-cell>
          <table:table-cell table:number-columns-repeated="1018"/>
        </table:table-row>
        <table:table-row table:style-name="ro3">
          <table:table-cell table:style-name="ce4" office:value-type="float" office:value="667" calcext:value-type="float">
            <text:p>667</text:p>
          </table:table-cell>
          <table:table-cell table:style-name="ce24" table:formula="of:=([.A673]+[.$E$1])*[.$B$2]/[.$B$1]" office:value-type="float" office:value="4.150390625" calcext:value-type="float">
            <text:p>4.150</text:p>
          </table:table-cell>
          <table:table-cell table:style-name="ce25" table:formula="of:=[$'Voltage Divisor'.$B$3]*[$'EE Data'.B673]/([$'Voltage Divisor'.$B$2]-[$'EE Data'.B673])" office:value-type="float" office:value="48850.5747126437" calcext:value-type="float">
            <text:p>48850.6</text:p>
          </table:table-cell>
          <table:table-cell table:formula="of:=MATCH([.C673];[$'Voltage Divisor'.$B$46:.$B$63];-1)" office:value-type="float" office:value="7" calcext:value-type="float">
            <text:p>7</text:p>
          </table:table-cell>
          <table:table-cell table:style-name="ce26" table:formula="of:=ROUND(([.C673]-INDIRECT(&quot;Voltage Divisor.D&quot;&amp;([.D673]+ROW([$'Voltage Divisor'.$A$46])-1)))/INDIRECT(&quot;Voltage Divisor.C&quot;&amp;([.D673]+ROW([$'Voltage Divisor'.$A$46])-1));0)" office:value-type="float" office:value="82" calcext:value-type="float">
            <text:p>82</text:p>
          </table:table-cell>
          <table:table-cell table:style-name="ce27" table:formula="of:=DEC2HEX([.E673])" office:value-type="string" office:string-value="52" calcext:value-type="string">
            <text:p>0x52</text:p>
          </table:table-cell>
          <table:table-cell table:number-columns-repeated="1018"/>
        </table:table-row>
        <table:table-row table:style-name="ro3">
          <table:table-cell table:style-name="ce4" office:value-type="float" office:value="668" calcext:value-type="float">
            <text:p>668</text:p>
          </table:table-cell>
          <table:table-cell table:style-name="ce24" table:formula="of:=([.A674]+[.$E$1])*[.$B$2]/[.$B$1]" office:value-type="float" office:value="4.1552734375" calcext:value-type="float">
            <text:p>4.155</text:p>
          </table:table-cell>
          <table:table-cell table:style-name="ce25" table:formula="of:=[$'Voltage Divisor'.$B$3]*[$'EE Data'.B674]/([$'Voltage Divisor'.$B$2]-[$'EE Data'.B674])" office:value-type="float" office:value="49190.7514450867" calcext:value-type="float">
            <text:p>49190.8</text:p>
          </table:table-cell>
          <table:table-cell table:formula="of:=MATCH([.C674];[$'Voltage Divisor'.$B$46:.$B$63];-1)" office:value-type="float" office:value="7" calcext:value-type="float">
            <text:p>7</text:p>
          </table:table-cell>
          <table:table-cell table:style-name="ce26" table:formula="of:=ROUND(([.C674]-INDIRECT(&quot;Voltage Divisor.D&quot;&amp;([.D674]+ROW([$'Voltage Divisor'.$A$46])-1)))/INDIRECT(&quot;Voltage Divisor.C&quot;&amp;([.D674]+ROW([$'Voltage Divisor'.$A$46])-1));0)" office:value-type="float" office:value="82" calcext:value-type="float">
            <text:p>82</text:p>
          </table:table-cell>
          <table:table-cell table:style-name="ce27" table:formula="of:=DEC2HEX([.E674])" office:value-type="string" office:string-value="52" calcext:value-type="string">
            <text:p>0x52</text:p>
          </table:table-cell>
          <table:table-cell table:number-columns-repeated="1018"/>
        </table:table-row>
        <table:table-row table:style-name="ro3">
          <table:table-cell table:style-name="ce4" office:value-type="float" office:value="669" calcext:value-type="float">
            <text:p>669</text:p>
          </table:table-cell>
          <table:table-cell table:style-name="ce24" table:formula="of:=([.A675]+[.$E$1])*[.$B$2]/[.$B$1]" office:value-type="float" office:value="4.16015625" calcext:value-type="float">
            <text:p>4.160</text:p>
          </table:table-cell>
          <table:table-cell table:style-name="ce25" table:formula="of:=[$'Voltage Divisor'.$B$3]*[$'EE Data'.B675]/([$'Voltage Divisor'.$B$2]-[$'EE Data'.B675])" office:value-type="float" office:value="49534.8837209302" calcext:value-type="float">
            <text:p>49534.9</text:p>
          </table:table-cell>
          <table:table-cell table:formula="of:=MATCH([.C675];[$'Voltage Divisor'.$B$46:.$B$63];-1)" office:value-type="float" office:value="7" calcext:value-type="float">
            <text:p>7</text:p>
          </table:table-cell>
          <table:table-cell table:style-name="ce26" table:formula="of:=ROUND(([.C675]-INDIRECT(&quot;Voltage Divisor.D&quot;&amp;([.D675]+ROW([$'Voltage Divisor'.$A$46])-1)))/INDIRECT(&quot;Voltage Divisor.C&quot;&amp;([.D675]+ROW([$'Voltage Divisor'.$A$46])-1));0)" office:value-type="float" office:value="82" calcext:value-type="float">
            <text:p>82</text:p>
          </table:table-cell>
          <table:table-cell table:style-name="ce27" table:formula="of:=DEC2HEX([.E675])" office:value-type="string" office:string-value="52" calcext:value-type="string">
            <text:p>0x52</text:p>
          </table:table-cell>
          <table:table-cell table:number-columns-repeated="1018"/>
        </table:table-row>
        <table:table-row table:style-name="ro3">
          <table:table-cell table:style-name="ce4" office:value-type="float" office:value="670" calcext:value-type="float">
            <text:p>670</text:p>
          </table:table-cell>
          <table:table-cell table:style-name="ce24" table:formula="of:=([.A676]+[.$E$1])*[.$B$2]/[.$B$1]" office:value-type="float" office:value="4.1650390625" calcext:value-type="float">
            <text:p>4.165</text:p>
          </table:table-cell>
          <table:table-cell table:style-name="ce25" table:formula="of:=[$'Voltage Divisor'.$B$3]*[$'EE Data'.B676]/([$'Voltage Divisor'.$B$2]-[$'EE Data'.B676])" office:value-type="float" office:value="49883.0409356725" calcext:value-type="float">
            <text:p>49883.0</text:p>
          </table:table-cell>
          <table:table-cell table:formula="of:=MATCH([.C676];[$'Voltage Divisor'.$B$46:.$B$63];-1)" office:value-type="float" office:value="7" calcext:value-type="float">
            <text:p>7</text:p>
          </table:table-cell>
          <table:table-cell table:style-name="ce26" table:formula="of:=ROUND(([.C676]-INDIRECT(&quot;Voltage Divisor.D&quot;&amp;([.D676]+ROW([$'Voltage Divisor'.$A$46])-1)))/INDIRECT(&quot;Voltage Divisor.C&quot;&amp;([.D676]+ROW([$'Voltage Divisor'.$A$46])-1));0)" office:value-type="float" office:value="82" calcext:value-type="float">
            <text:p>82</text:p>
          </table:table-cell>
          <table:table-cell table:style-name="ce27" table:formula="of:=DEC2HEX([.E676])" office:value-type="string" office:string-value="52" calcext:value-type="string">
            <text:p>0x52</text:p>
          </table:table-cell>
          <table:table-cell table:number-columns-repeated="1018"/>
        </table:table-row>
        <table:table-row table:style-name="ro3">
          <table:table-cell table:style-name="ce4" office:value-type="float" office:value="671" calcext:value-type="float">
            <text:p>671</text:p>
          </table:table-cell>
          <table:table-cell table:style-name="ce24" table:formula="of:=([.A677]+[.$E$1])*[.$B$2]/[.$B$1]" office:value-type="float" office:value="4.169921875" calcext:value-type="float">
            <text:p>4.170</text:p>
          </table:table-cell>
          <table:table-cell table:style-name="ce25" table:formula="of:=[$'Voltage Divisor'.$B$3]*[$'EE Data'.B677]/([$'Voltage Divisor'.$B$2]-[$'EE Data'.B677])" office:value-type="float" office:value="50235.2941176471" calcext:value-type="float">
            <text:p>50235.3</text:p>
          </table:table-cell>
          <table:table-cell table:formula="of:=MATCH([.C677];[$'Voltage Divisor'.$B$46:.$B$63];-1)" office:value-type="float" office:value="7" calcext:value-type="float">
            <text:p>7</text:p>
          </table:table-cell>
          <table:table-cell table:style-name="ce26" table:formula="of:=ROUND(([.C677]-INDIRECT(&quot;Voltage Divisor.D&quot;&amp;([.D677]+ROW([$'Voltage Divisor'.$A$46])-1)))/INDIRECT(&quot;Voltage Divisor.C&quot;&amp;([.D677]+ROW([$'Voltage Divisor'.$A$46])-1));0)" office:value-type="float" office:value="82" calcext:value-type="float">
            <text:p>82</text:p>
          </table:table-cell>
          <table:table-cell table:style-name="ce27" table:formula="of:=DEC2HEX([.E677])" office:value-type="string" office:string-value="52" calcext:value-type="string">
            <text:p>0x52</text:p>
          </table:table-cell>
          <table:table-cell table:number-columns-repeated="1018"/>
        </table:table-row>
        <table:table-row table:style-name="ro3">
          <table:table-cell table:style-name="ce4" office:value-type="float" office:value="672" calcext:value-type="float">
            <text:p>672</text:p>
          </table:table-cell>
          <table:table-cell table:style-name="ce24" table:formula="of:=([.A678]+[.$E$1])*[.$B$2]/[.$B$1]" office:value-type="float" office:value="4.1748046875" calcext:value-type="float">
            <text:p>4.175</text:p>
          </table:table-cell>
          <table:table-cell table:style-name="ce25" table:formula="of:=[$'Voltage Divisor'.$B$3]*[$'EE Data'.B678]/([$'Voltage Divisor'.$B$2]-[$'EE Data'.B678])" office:value-type="float" office:value="50591.7159763314" calcext:value-type="float">
            <text:p>50591.7</text:p>
          </table:table-cell>
          <table:table-cell table:formula="of:=MATCH([.C678];[$'Voltage Divisor'.$B$46:.$B$63];-1)" office:value-type="float" office:value="7" calcext:value-type="float">
            <text:p>7</text:p>
          </table:table-cell>
          <table:table-cell table:style-name="ce26" table:formula="of:=ROUND(([.C678]-INDIRECT(&quot;Voltage Divisor.D&quot;&amp;([.D678]+ROW([$'Voltage Divisor'.$A$46])-1)))/INDIRECT(&quot;Voltage Divisor.C&quot;&amp;([.D678]+ROW([$'Voltage Divisor'.$A$46])-1));0)" office:value-type="float" office:value="82" calcext:value-type="float">
            <text:p>82</text:p>
          </table:table-cell>
          <table:table-cell table:style-name="ce27" table:formula="of:=DEC2HEX([.E678])" office:value-type="string" office:string-value="52" calcext:value-type="string">
            <text:p>0x52</text:p>
          </table:table-cell>
          <table:table-cell table:number-columns-repeated="1018"/>
        </table:table-row>
        <table:table-row table:style-name="ro3">
          <table:table-cell table:style-name="ce4" office:value-type="float" office:value="673" calcext:value-type="float">
            <text:p>673</text:p>
          </table:table-cell>
          <table:table-cell table:style-name="ce24" table:formula="of:=([.A679]+[.$E$1])*[.$B$2]/[.$B$1]" office:value-type="float" office:value="4.1796875" calcext:value-type="float">
            <text:p>4.180</text:p>
          </table:table-cell>
          <table:table-cell table:style-name="ce25" table:formula="of:=[$'Voltage Divisor'.$B$3]*[$'EE Data'.B679]/([$'Voltage Divisor'.$B$2]-[$'EE Data'.B679])" office:value-type="float" office:value="50952.380952381" calcext:value-type="float">
            <text:p>50952.4</text:p>
          </table:table-cell>
          <table:table-cell table:formula="of:=MATCH([.C679];[$'Voltage Divisor'.$B$46:.$B$63];-1)" office:value-type="float" office:value="7" calcext:value-type="float">
            <text:p>7</text:p>
          </table:table-cell>
          <table:table-cell table:style-name="ce26" table:formula="of:=ROUND(([.C679]-INDIRECT(&quot;Voltage Divisor.D&quot;&amp;([.D679]+ROW([$'Voltage Divisor'.$A$46])-1)))/INDIRECT(&quot;Voltage Divisor.C&quot;&amp;([.D679]+ROW([$'Voltage Divisor'.$A$46])-1));0)" office:value-type="float" office:value="81" calcext:value-type="float">
            <text:p>81</text:p>
          </table:table-cell>
          <table:table-cell table:style-name="ce27" table:formula="of:=DEC2HEX([.E679])" office:value-type="string" office:string-value="51" calcext:value-type="string">
            <text:p>0x51</text:p>
          </table:table-cell>
          <table:table-cell table:number-columns-repeated="1018"/>
        </table:table-row>
        <table:table-row table:style-name="ro3">
          <table:table-cell table:style-name="ce4" office:value-type="float" office:value="674" calcext:value-type="float">
            <text:p>674</text:p>
          </table:table-cell>
          <table:table-cell table:style-name="ce24" table:formula="of:=([.A680]+[.$E$1])*[.$B$2]/[.$B$1]" office:value-type="float" office:value="4.1845703125" calcext:value-type="float">
            <text:p>4.185</text:p>
          </table:table-cell>
          <table:table-cell table:style-name="ce25" table:formula="of:=[$'Voltage Divisor'.$B$3]*[$'EE Data'.B680]/([$'Voltage Divisor'.$B$2]-[$'EE Data'.B680])" office:value-type="float" office:value="51317.3652694611" calcext:value-type="float">
            <text:p>51317.4</text:p>
          </table:table-cell>
          <table:table-cell table:formula="of:=MATCH([.C680];[$'Voltage Divisor'.$B$46:.$B$63];-1)" office:value-type="float" office:value="7" calcext:value-type="float">
            <text:p>7</text:p>
          </table:table-cell>
          <table:table-cell table:style-name="ce26" table:formula="of:=ROUND(([.C680]-INDIRECT(&quot;Voltage Divisor.D&quot;&amp;([.D680]+ROW([$'Voltage Divisor'.$A$46])-1)))/INDIRECT(&quot;Voltage Divisor.C&quot;&amp;([.D680]+ROW([$'Voltage Divisor'.$A$46])-1));0)" office:value-type="float" office:value="81" calcext:value-type="float">
            <text:p>81</text:p>
          </table:table-cell>
          <table:table-cell table:style-name="ce27" table:formula="of:=DEC2HEX([.E680])" office:value-type="string" office:string-value="51" calcext:value-type="string">
            <text:p>0x51</text:p>
          </table:table-cell>
          <table:table-cell table:number-columns-repeated="1018"/>
        </table:table-row>
        <table:table-row table:style-name="ro3">
          <table:table-cell table:style-name="ce4" office:value-type="float" office:value="675" calcext:value-type="float">
            <text:p>675</text:p>
          </table:table-cell>
          <table:table-cell table:style-name="ce24" table:formula="of:=([.A681]+[.$E$1])*[.$B$2]/[.$B$1]" office:value-type="float" office:value="4.189453125" calcext:value-type="float">
            <text:p>4.189</text:p>
          </table:table-cell>
          <table:table-cell table:style-name="ce25" table:formula="of:=[$'Voltage Divisor'.$B$3]*[$'EE Data'.B681]/([$'Voltage Divisor'.$B$2]-[$'EE Data'.B681])" office:value-type="float" office:value="51686.7469879518" calcext:value-type="float">
            <text:p>51686.7</text:p>
          </table:table-cell>
          <table:table-cell table:formula="of:=MATCH([.C681];[$'Voltage Divisor'.$B$46:.$B$63];-1)" office:value-type="float" office:value="7" calcext:value-type="float">
            <text:p>7</text:p>
          </table:table-cell>
          <table:table-cell table:style-name="ce26" table:formula="of:=ROUND(([.C681]-INDIRECT(&quot;Voltage Divisor.D&quot;&amp;([.D681]+ROW([$'Voltage Divisor'.$A$46])-1)))/INDIRECT(&quot;Voltage Divisor.C&quot;&amp;([.D681]+ROW([$'Voltage Divisor'.$A$46])-1));0)" office:value-type="float" office:value="81" calcext:value-type="float">
            <text:p>81</text:p>
          </table:table-cell>
          <table:table-cell table:style-name="ce27" table:formula="of:=DEC2HEX([.E681])" office:value-type="string" office:string-value="51" calcext:value-type="string">
            <text:p>0x51</text:p>
          </table:table-cell>
          <table:table-cell table:number-columns-repeated="1018"/>
        </table:table-row>
        <table:table-row table:style-name="ro3">
          <table:table-cell table:style-name="ce4" office:value-type="float" office:value="676" calcext:value-type="float">
            <text:p>676</text:p>
          </table:table-cell>
          <table:table-cell table:style-name="ce24" table:formula="of:=([.A682]+[.$E$1])*[.$B$2]/[.$B$1]" office:value-type="float" office:value="4.1943359375" calcext:value-type="float">
            <text:p>4.194</text:p>
          </table:table-cell>
          <table:table-cell table:style-name="ce25" table:formula="of:=[$'Voltage Divisor'.$B$3]*[$'EE Data'.B682]/([$'Voltage Divisor'.$B$2]-[$'EE Data'.B682])" office:value-type="float" office:value="52060.6060606061" calcext:value-type="float">
            <text:p>52060.6</text:p>
          </table:table-cell>
          <table:table-cell table:formula="of:=MATCH([.C682];[$'Voltage Divisor'.$B$46:.$B$63];-1)" office:value-type="float" office:value="7" calcext:value-type="float">
            <text:p>7</text:p>
          </table:table-cell>
          <table:table-cell table:style-name="ce26" table:formula="of:=ROUND(([.C682]-INDIRECT(&quot;Voltage Divisor.D&quot;&amp;([.D682]+ROW([$'Voltage Divisor'.$A$46])-1)))/INDIRECT(&quot;Voltage Divisor.C&quot;&amp;([.D682]+ROW([$'Voltage Divisor'.$A$46])-1));0)" office:value-type="float" office:value="81" calcext:value-type="float">
            <text:p>81</text:p>
          </table:table-cell>
          <table:table-cell table:style-name="ce27" table:formula="of:=DEC2HEX([.E682])" office:value-type="string" office:string-value="51" calcext:value-type="string">
            <text:p>0x51</text:p>
          </table:table-cell>
          <table:table-cell table:number-columns-repeated="1018"/>
        </table:table-row>
        <table:table-row table:style-name="ro3">
          <table:table-cell table:style-name="ce4" office:value-type="float" office:value="677" calcext:value-type="float">
            <text:p>677</text:p>
          </table:table-cell>
          <table:table-cell table:style-name="ce24" table:formula="of:=([.A683]+[.$E$1])*[.$B$2]/[.$B$1]" office:value-type="float" office:value="4.19921875" calcext:value-type="float">
            <text:p>4.199</text:p>
          </table:table-cell>
          <table:table-cell table:style-name="ce25" table:formula="of:=[$'Voltage Divisor'.$B$3]*[$'EE Data'.B683]/([$'Voltage Divisor'.$B$2]-[$'EE Data'.B683])" office:value-type="float" office:value="52439.0243902439" calcext:value-type="float">
            <text:p>52439.0</text:p>
          </table:table-cell>
          <table:table-cell table:formula="of:=MATCH([.C683];[$'Voltage Divisor'.$B$46:.$B$63];-1)" office:value-type="float" office:value="7" calcext:value-type="float">
            <text:p>7</text:p>
          </table:table-cell>
          <table:table-cell table:style-name="ce26" table:formula="of:=ROUND(([.C683]-INDIRECT(&quot;Voltage Divisor.D&quot;&amp;([.D683]+ROW([$'Voltage Divisor'.$A$46])-1)))/INDIRECT(&quot;Voltage Divisor.C&quot;&amp;([.D683]+ROW([$'Voltage Divisor'.$A$46])-1));0)" office:value-type="float" office:value="81" calcext:value-type="float">
            <text:p>81</text:p>
          </table:table-cell>
          <table:table-cell table:style-name="ce27" table:formula="of:=DEC2HEX([.E683])" office:value-type="string" office:string-value="51" calcext:value-type="string">
            <text:p>0x51</text:p>
          </table:table-cell>
          <table:table-cell table:number-columns-repeated="1018"/>
        </table:table-row>
        <table:table-row table:style-name="ro3">
          <table:table-cell table:style-name="ce4" office:value-type="float" office:value="678" calcext:value-type="float">
            <text:p>678</text:p>
          </table:table-cell>
          <table:table-cell table:style-name="ce24" table:formula="of:=([.A684]+[.$E$1])*[.$B$2]/[.$B$1]" office:value-type="float" office:value="4.2041015625" calcext:value-type="float">
            <text:p>4.204</text:p>
          </table:table-cell>
          <table:table-cell table:style-name="ce25" table:formula="of:=[$'Voltage Divisor'.$B$3]*[$'EE Data'.B684]/([$'Voltage Divisor'.$B$2]-[$'EE Data'.B684])" office:value-type="float" office:value="52822.0858895706" calcext:value-type="float">
            <text:p>52822.1</text:p>
          </table:table-cell>
          <table:table-cell table:formula="of:=MATCH([.C684];[$'Voltage Divisor'.$B$46:.$B$63];-1)" office:value-type="float" office:value="7" calcext:value-type="float">
            <text:p>7</text:p>
          </table:table-cell>
          <table:table-cell table:style-name="ce26" table:formula="of:=ROUND(([.C684]-INDIRECT(&quot;Voltage Divisor.D&quot;&amp;([.D684]+ROW([$'Voltage Divisor'.$A$46])-1)))/INDIRECT(&quot;Voltage Divisor.C&quot;&amp;([.D684]+ROW([$'Voltage Divisor'.$A$46])-1));0)" office:value-type="float" office:value="81" calcext:value-type="float">
            <text:p>81</text:p>
          </table:table-cell>
          <table:table-cell table:style-name="ce27" table:formula="of:=DEC2HEX([.E684])" office:value-type="string" office:string-value="51" calcext:value-type="string">
            <text:p>0x51</text:p>
          </table:table-cell>
          <table:table-cell table:number-columns-repeated="1018"/>
        </table:table-row>
        <table:table-row table:style-name="ro3">
          <table:table-cell table:style-name="ce4" office:value-type="float" office:value="679" calcext:value-type="float">
            <text:p>679</text:p>
          </table:table-cell>
          <table:table-cell table:style-name="ce24" table:formula="of:=([.A685]+[.$E$1])*[.$B$2]/[.$B$1]" office:value-type="float" office:value="4.208984375" calcext:value-type="float">
            <text:p>4.209</text:p>
          </table:table-cell>
          <table:table-cell table:style-name="ce25" table:formula="of:=[$'Voltage Divisor'.$B$3]*[$'EE Data'.B685]/([$'Voltage Divisor'.$B$2]-[$'EE Data'.B685])" office:value-type="float" office:value="53209.8765432099" calcext:value-type="float">
            <text:p>53209.9</text:p>
          </table:table-cell>
          <table:table-cell table:formula="of:=MATCH([.C685];[$'Voltage Divisor'.$B$46:.$B$63];-1)" office:value-type="float" office:value="7" calcext:value-type="float">
            <text:p>7</text:p>
          </table:table-cell>
          <table:table-cell table:style-name="ce26" table:formula="of:=ROUND(([.C685]-INDIRECT(&quot;Voltage Divisor.D&quot;&amp;([.D685]+ROW([$'Voltage Divisor'.$A$46])-1)))/INDIRECT(&quot;Voltage Divisor.C&quot;&amp;([.D685]+ROW([$'Voltage Divisor'.$A$46])-1));0)" office:value-type="float" office:value="80" calcext:value-type="float">
            <text:p>80</text:p>
          </table:table-cell>
          <table:table-cell table:style-name="ce27" table:formula="of:=DEC2HEX([.E685])" office:value-type="string" office:string-value="50" calcext:value-type="string">
            <text:p>0x50</text:p>
          </table:table-cell>
          <table:table-cell table:number-columns-repeated="1018"/>
        </table:table-row>
        <table:table-row table:style-name="ro3">
          <table:table-cell table:style-name="ce4" office:value-type="float" office:value="680" calcext:value-type="float">
            <text:p>680</text:p>
          </table:table-cell>
          <table:table-cell table:style-name="ce24" table:formula="of:=([.A686]+[.$E$1])*[.$B$2]/[.$B$1]" office:value-type="float" office:value="4.2138671875" calcext:value-type="float">
            <text:p>4.214</text:p>
          </table:table-cell>
          <table:table-cell table:style-name="ce25" table:formula="of:=[$'Voltage Divisor'.$B$3]*[$'EE Data'.B686]/([$'Voltage Divisor'.$B$2]-[$'EE Data'.B686])" office:value-type="float" office:value="53602.4844720497" calcext:value-type="float">
            <text:p>53602.5</text:p>
          </table:table-cell>
          <table:table-cell table:formula="of:=MATCH([.C686];[$'Voltage Divisor'.$B$46:.$B$63];-1)" office:value-type="float" office:value="7" calcext:value-type="float">
            <text:p>7</text:p>
          </table:table-cell>
          <table:table-cell table:style-name="ce26" table:formula="of:=ROUND(([.C686]-INDIRECT(&quot;Voltage Divisor.D&quot;&amp;([.D686]+ROW([$'Voltage Divisor'.$A$46])-1)))/INDIRECT(&quot;Voltage Divisor.C&quot;&amp;([.D686]+ROW([$'Voltage Divisor'.$A$46])-1));0)" office:value-type="float" office:value="80" calcext:value-type="float">
            <text:p>80</text:p>
          </table:table-cell>
          <table:table-cell table:style-name="ce27" table:formula="of:=DEC2HEX([.E686])" office:value-type="string" office:string-value="50" calcext:value-type="string">
            <text:p>0x50</text:p>
          </table:table-cell>
          <table:table-cell table:number-columns-repeated="1018"/>
        </table:table-row>
        <table:table-row table:style-name="ro3">
          <table:table-cell table:style-name="ce4" office:value-type="float" office:value="681" calcext:value-type="float">
            <text:p>681</text:p>
          </table:table-cell>
          <table:table-cell table:style-name="ce24" table:formula="of:=([.A687]+[.$E$1])*[.$B$2]/[.$B$1]" office:value-type="float" office:value="4.21875" calcext:value-type="float">
            <text:p>4.219</text:p>
          </table:table-cell>
          <table:table-cell table:style-name="ce25" table:formula="of:=[$'Voltage Divisor'.$B$3]*[$'EE Data'.B687]/([$'Voltage Divisor'.$B$2]-[$'EE Data'.B687])" office:value-type="float" office:value="54000" calcext:value-type="float">
            <text:p>54000.0</text:p>
          </table:table-cell>
          <table:table-cell table:formula="of:=MATCH([.C687];[$'Voltage Divisor'.$B$46:.$B$63];-1)" office:value-type="float" office:value="7" calcext:value-type="float">
            <text:p>7</text:p>
          </table:table-cell>
          <table:table-cell table:style-name="ce26" table:formula="of:=ROUND(([.C687]-INDIRECT(&quot;Voltage Divisor.D&quot;&amp;([.D687]+ROW([$'Voltage Divisor'.$A$46])-1)))/INDIRECT(&quot;Voltage Divisor.C&quot;&amp;([.D687]+ROW([$'Voltage Divisor'.$A$46])-1));0)" office:value-type="float" office:value="80" calcext:value-type="float">
            <text:p>80</text:p>
          </table:table-cell>
          <table:table-cell table:style-name="ce27" table:formula="of:=DEC2HEX([.E687])" office:value-type="string" office:string-value="50" calcext:value-type="string">
            <text:p>0x50</text:p>
          </table:table-cell>
          <table:table-cell table:number-columns-repeated="1018"/>
        </table:table-row>
        <table:table-row table:style-name="ro3">
          <table:table-cell table:style-name="ce4" office:value-type="float" office:value="682" calcext:value-type="float">
            <text:p>682</text:p>
          </table:table-cell>
          <table:table-cell table:style-name="ce24" table:formula="of:=([.A688]+[.$E$1])*[.$B$2]/[.$B$1]" office:value-type="float" office:value="4.2236328125" calcext:value-type="float">
            <text:p>4.224</text:p>
          </table:table-cell>
          <table:table-cell table:style-name="ce25" table:formula="of:=[$'Voltage Divisor'.$B$3]*[$'EE Data'.B688]/([$'Voltage Divisor'.$B$2]-[$'EE Data'.B688])" office:value-type="float" office:value="54402.5157232704" calcext:value-type="float">
            <text:p>54402.5</text:p>
          </table:table-cell>
          <table:table-cell table:formula="of:=MATCH([.C688];[$'Voltage Divisor'.$B$46:.$B$63];-1)" office:value-type="float" office:value="6" calcext:value-type="float">
            <text:p>6</text:p>
          </table:table-cell>
          <table:table-cell table:style-name="ce26" table:formula="of:=ROUND(([.C688]-INDIRECT(&quot;Voltage Divisor.D&quot;&amp;([.D688]+ROW([$'Voltage Divisor'.$A$46])-1)))/INDIRECT(&quot;Voltage Divisor.C&quot;&amp;([.D688]+ROW([$'Voltage Divisor'.$A$46])-1));0)" office:value-type="float" office:value="77" calcext:value-type="float">
            <text:p>77</text:p>
          </table:table-cell>
          <table:table-cell table:style-name="ce27" table:formula="of:=DEC2HEX([.E688])" office:value-type="string" office:string-value="4D" calcext:value-type="string">
            <text:p>0x4D</text:p>
          </table:table-cell>
          <table:table-cell table:number-columns-repeated="1018"/>
        </table:table-row>
        <table:table-row table:style-name="ro3">
          <table:table-cell table:style-name="ce4" office:value-type="float" office:value="683" calcext:value-type="float">
            <text:p>683</text:p>
          </table:table-cell>
          <table:table-cell table:style-name="ce24" table:formula="of:=([.A689]+[.$E$1])*[.$B$2]/[.$B$1]" office:value-type="float" office:value="4.228515625" calcext:value-type="float">
            <text:p>4.229</text:p>
          </table:table-cell>
          <table:table-cell table:style-name="ce25" table:formula="of:=[$'Voltage Divisor'.$B$3]*[$'EE Data'.B689]/([$'Voltage Divisor'.$B$2]-[$'EE Data'.B689])" office:value-type="float" office:value="54810.1265822785" calcext:value-type="float">
            <text:p>54810.1</text:p>
          </table:table-cell>
          <table:table-cell table:formula="of:=MATCH([.C689];[$'Voltage Divisor'.$B$46:.$B$63];-1)" office:value-type="float" office:value="6" calcext:value-type="float">
            <text:p>6</text:p>
          </table:table-cell>
          <table:table-cell table:style-name="ce26" table:formula="of:=ROUND(([.C689]-INDIRECT(&quot;Voltage Divisor.D&quot;&amp;([.D689]+ROW([$'Voltage Divisor'.$A$46])-1)))/INDIRECT(&quot;Voltage Divisor.C&quot;&amp;([.D689]+ROW([$'Voltage Divisor'.$A$46])-1));0)" office:value-type="float" office:value="76" calcext:value-type="float">
            <text:p>76</text:p>
          </table:table-cell>
          <table:table-cell table:style-name="ce27" table:formula="of:=DEC2HEX([.E689])" office:value-type="string" office:string-value="4C" calcext:value-type="string">
            <text:p>0x4C</text:p>
          </table:table-cell>
          <table:table-cell table:number-columns-repeated="1018"/>
        </table:table-row>
        <table:table-row table:style-name="ro3">
          <table:table-cell table:style-name="ce4" office:value-type="float" office:value="684" calcext:value-type="float">
            <text:p>684</text:p>
          </table:table-cell>
          <table:table-cell table:style-name="ce24" table:formula="of:=([.A690]+[.$E$1])*[.$B$2]/[.$B$1]" office:value-type="float" office:value="4.2333984375" calcext:value-type="float">
            <text:p>4.233</text:p>
          </table:table-cell>
          <table:table-cell table:style-name="ce25" table:formula="of:=[$'Voltage Divisor'.$B$3]*[$'EE Data'.B690]/([$'Voltage Divisor'.$B$2]-[$'EE Data'.B690])" office:value-type="float" office:value="55222.9299363057" calcext:value-type="float">
            <text:p>55222.9</text:p>
          </table:table-cell>
          <table:table-cell table:formula="of:=MATCH([.C690];[$'Voltage Divisor'.$B$46:.$B$63];-1)" office:value-type="float" office:value="6" calcext:value-type="float">
            <text:p>6</text:p>
          </table:table-cell>
          <table:table-cell table:style-name="ce26" table:formula="of:=ROUND(([.C690]-INDIRECT(&quot;Voltage Divisor.D&quot;&amp;([.D690]+ROW([$'Voltage Divisor'.$A$46])-1)))/INDIRECT(&quot;Voltage Divisor.C&quot;&amp;([.D690]+ROW([$'Voltage Divisor'.$A$46])-1));0)" office:value-type="float" office:value="76" calcext:value-type="float">
            <text:p>76</text:p>
          </table:table-cell>
          <table:table-cell table:style-name="ce27" table:formula="of:=DEC2HEX([.E690])" office:value-type="string" office:string-value="4C" calcext:value-type="string">
            <text:p>0x4C</text:p>
          </table:table-cell>
          <table:table-cell table:number-columns-repeated="1018"/>
        </table:table-row>
        <table:table-row table:style-name="ro3">
          <table:table-cell table:style-name="ce4" office:value-type="float" office:value="685" calcext:value-type="float">
            <text:p>685</text:p>
          </table:table-cell>
          <table:table-cell table:style-name="ce24" table:formula="of:=([.A691]+[.$E$1])*[.$B$2]/[.$B$1]" office:value-type="float" office:value="4.23828125" calcext:value-type="float">
            <text:p>4.238</text:p>
          </table:table-cell>
          <table:table-cell table:style-name="ce25" table:formula="of:=[$'Voltage Divisor'.$B$3]*[$'EE Data'.B691]/([$'Voltage Divisor'.$B$2]-[$'EE Data'.B691])" office:value-type="float" office:value="55641.0256410256" calcext:value-type="float">
            <text:p>55641.0</text:p>
          </table:table-cell>
          <table:table-cell table:formula="of:=MATCH([.C691];[$'Voltage Divisor'.$B$46:.$B$63];-1)" office:value-type="float" office:value="6" calcext:value-type="float">
            <text:p>6</text:p>
          </table:table-cell>
          <table:table-cell table:style-name="ce26" table:formula="of:=ROUND(([.C691]-INDIRECT(&quot;Voltage Divisor.D&quot;&amp;([.D691]+ROW([$'Voltage Divisor'.$A$46])-1)))/INDIRECT(&quot;Voltage Divisor.C&quot;&amp;([.D691]+ROW([$'Voltage Divisor'.$A$46])-1));0)" office:value-type="float" office:value="76" calcext:value-type="float">
            <text:p>76</text:p>
          </table:table-cell>
          <table:table-cell table:style-name="ce27" table:formula="of:=DEC2HEX([.E691])" office:value-type="string" office:string-value="4C" calcext:value-type="string">
            <text:p>0x4C</text:p>
          </table:table-cell>
          <table:table-cell table:number-columns-repeated="1018"/>
        </table:table-row>
        <table:table-row table:style-name="ro3">
          <table:table-cell table:style-name="ce4" office:value-type="float" office:value="686" calcext:value-type="float">
            <text:p>686</text:p>
          </table:table-cell>
          <table:table-cell table:style-name="ce24" table:formula="of:=([.A692]+[.$E$1])*[.$B$2]/[.$B$1]" office:value-type="float" office:value="4.2431640625" calcext:value-type="float">
            <text:p>4.243</text:p>
          </table:table-cell>
          <table:table-cell table:style-name="ce25" table:formula="of:=[$'Voltage Divisor'.$B$3]*[$'EE Data'.B692]/([$'Voltage Divisor'.$B$2]-[$'EE Data'.B692])" office:value-type="float" office:value="56064.5161290323" calcext:value-type="float">
            <text:p>56064.5</text:p>
          </table:table-cell>
          <table:table-cell table:formula="of:=MATCH([.C692];[$'Voltage Divisor'.$B$46:.$B$63];-1)" office:value-type="float" office:value="6" calcext:value-type="float">
            <text:p>6</text:p>
          </table:table-cell>
          <table:table-cell table:style-name="ce26" table:formula="of:=ROUND(([.C692]-INDIRECT(&quot;Voltage Divisor.D&quot;&amp;([.D692]+ROW([$'Voltage Divisor'.$A$46])-1)))/INDIRECT(&quot;Voltage Divisor.C&quot;&amp;([.D692]+ROW([$'Voltage Divisor'.$A$46])-1));0)" office:value-type="float" office:value="76" calcext:value-type="float">
            <text:p>76</text:p>
          </table:table-cell>
          <table:table-cell table:style-name="ce27" table:formula="of:=DEC2HEX([.E692])" office:value-type="string" office:string-value="4C" calcext:value-type="string">
            <text:p>0x4C</text:p>
          </table:table-cell>
          <table:table-cell table:number-columns-repeated="1018"/>
        </table:table-row>
        <table:table-row table:style-name="ro3">
          <table:table-cell table:style-name="ce4" office:value-type="float" office:value="687" calcext:value-type="float">
            <text:p>687</text:p>
          </table:table-cell>
          <table:table-cell table:style-name="ce24" table:formula="of:=([.A693]+[.$E$1])*[.$B$2]/[.$B$1]" office:value-type="float" office:value="4.248046875" calcext:value-type="float">
            <text:p>4.248</text:p>
          </table:table-cell>
          <table:table-cell table:style-name="ce25" table:formula="of:=[$'Voltage Divisor'.$B$3]*[$'EE Data'.B693]/([$'Voltage Divisor'.$B$2]-[$'EE Data'.B693])" office:value-type="float" office:value="56493.5064935065" calcext:value-type="float">
            <text:p>56493.5</text:p>
          </table:table-cell>
          <table:table-cell table:formula="of:=MATCH([.C693];[$'Voltage Divisor'.$B$46:.$B$63];-1)" office:value-type="float" office:value="6" calcext:value-type="float">
            <text:p>6</text:p>
          </table:table-cell>
          <table:table-cell table:style-name="ce26" table:formula="of:=ROUND(([.C693]-INDIRECT(&quot;Voltage Divisor.D&quot;&amp;([.D693]+ROW([$'Voltage Divisor'.$A$46])-1)))/INDIRECT(&quot;Voltage Divisor.C&quot;&amp;([.D693]+ROW([$'Voltage Divisor'.$A$46])-1));0)" office:value-type="float" office:value="76" calcext:value-type="float">
            <text:p>76</text:p>
          </table:table-cell>
          <table:table-cell table:style-name="ce27" table:formula="of:=DEC2HEX([.E693])" office:value-type="string" office:string-value="4C" calcext:value-type="string">
            <text:p>0x4C</text:p>
          </table:table-cell>
          <table:table-cell table:number-columns-repeated="1018"/>
        </table:table-row>
        <table:table-row table:style-name="ro3">
          <table:table-cell table:style-name="ce4" office:value-type="float" office:value="688" calcext:value-type="float">
            <text:p>688</text:p>
          </table:table-cell>
          <table:table-cell table:style-name="ce24" table:formula="of:=([.A694]+[.$E$1])*[.$B$2]/[.$B$1]" office:value-type="float" office:value="4.2529296875" calcext:value-type="float">
            <text:p>4.253</text:p>
          </table:table-cell>
          <table:table-cell table:style-name="ce25" table:formula="of:=[$'Voltage Divisor'.$B$3]*[$'EE Data'.B694]/([$'Voltage Divisor'.$B$2]-[$'EE Data'.B694])" office:value-type="float" office:value="56928.1045751634" calcext:value-type="float">
            <text:p>56928.1</text:p>
          </table:table-cell>
          <table:table-cell table:formula="of:=MATCH([.C694];[$'Voltage Divisor'.$B$46:.$B$63];-1)" office:value-type="float" office:value="6" calcext:value-type="float">
            <text:p>6</text:p>
          </table:table-cell>
          <table:table-cell table:style-name="ce26" table:formula="of:=ROUND(([.C694]-INDIRECT(&quot;Voltage Divisor.D&quot;&amp;([.D694]+ROW([$'Voltage Divisor'.$A$46])-1)))/INDIRECT(&quot;Voltage Divisor.C&quot;&amp;([.D694]+ROW([$'Voltage Divisor'.$A$46])-1));0)" office:value-type="float" office:value="76" calcext:value-type="float">
            <text:p>76</text:p>
          </table:table-cell>
          <table:table-cell table:style-name="ce27" table:formula="of:=DEC2HEX([.E694])" office:value-type="string" office:string-value="4C" calcext:value-type="string">
            <text:p>0x4C</text:p>
          </table:table-cell>
          <table:table-cell table:number-columns-repeated="1018"/>
        </table:table-row>
        <table:table-row table:style-name="ro3">
          <table:table-cell table:style-name="ce4" office:value-type="float" office:value="689" calcext:value-type="float">
            <text:p>689</text:p>
          </table:table-cell>
          <table:table-cell table:style-name="ce24" table:formula="of:=([.A695]+[.$E$1])*[.$B$2]/[.$B$1]" office:value-type="float" office:value="4.2578125" calcext:value-type="float">
            <text:p>4.258</text:p>
          </table:table-cell>
          <table:table-cell table:style-name="ce25" table:formula="of:=[$'Voltage Divisor'.$B$3]*[$'EE Data'.B695]/([$'Voltage Divisor'.$B$2]-[$'EE Data'.B695])" office:value-type="float" office:value="57368.4210526316" calcext:value-type="float">
            <text:p>57368.4</text:p>
          </table:table-cell>
          <table:table-cell table:formula="of:=MATCH([.C695];[$'Voltage Divisor'.$B$46:.$B$63];-1)" office:value-type="float" office:value="6" calcext:value-type="float">
            <text:p>6</text:p>
          </table:table-cell>
          <table:table-cell table:style-name="ce26" table:formula="of:=ROUND(([.C695]-INDIRECT(&quot;Voltage Divisor.D&quot;&amp;([.D695]+ROW([$'Voltage Divisor'.$A$46])-1)))/INDIRECT(&quot;Voltage Divisor.C&quot;&amp;([.D695]+ROW([$'Voltage Divisor'.$A$46])-1));0)" office:value-type="float" office:value="76" calcext:value-type="float">
            <text:p>76</text:p>
          </table:table-cell>
          <table:table-cell table:style-name="ce27" table:formula="of:=DEC2HEX([.E695])" office:value-type="string" office:string-value="4C" calcext:value-type="string">
            <text:p>0x4C</text:p>
          </table:table-cell>
          <table:table-cell table:number-columns-repeated="1018"/>
        </table:table-row>
        <table:table-row table:style-name="ro3">
          <table:table-cell table:style-name="ce4" office:value-type="float" office:value="690" calcext:value-type="float">
            <text:p>690</text:p>
          </table:table-cell>
          <table:table-cell table:style-name="ce24" table:formula="of:=([.A696]+[.$E$1])*[.$B$2]/[.$B$1]" office:value-type="float" office:value="4.2626953125" calcext:value-type="float">
            <text:p>4.263</text:p>
          </table:table-cell>
          <table:table-cell table:style-name="ce25" table:formula="of:=[$'Voltage Divisor'.$B$3]*[$'EE Data'.B696]/([$'Voltage Divisor'.$B$2]-[$'EE Data'.B696])" office:value-type="float" office:value="57814.5695364238" calcext:value-type="float">
            <text:p>57814.6</text:p>
          </table:table-cell>
          <table:table-cell table:formula="of:=MATCH([.C696];[$'Voltage Divisor'.$B$46:.$B$63];-1)" office:value-type="float" office:value="6" calcext:value-type="float">
            <text:p>6</text:p>
          </table:table-cell>
          <table:table-cell table:style-name="ce26" table:formula="of:=ROUND(([.C696]-INDIRECT(&quot;Voltage Divisor.D&quot;&amp;([.D696]+ROW([$'Voltage Divisor'.$A$46])-1)))/INDIRECT(&quot;Voltage Divisor.C&quot;&amp;([.D696]+ROW([$'Voltage Divisor'.$A$46])-1));0)" office:value-type="float" office:value="76" calcext:value-type="float">
            <text:p>76</text:p>
          </table:table-cell>
          <table:table-cell table:style-name="ce27" table:formula="of:=DEC2HEX([.E696])" office:value-type="string" office:string-value="4C" calcext:value-type="string">
            <text:p>0x4C</text:p>
          </table:table-cell>
          <table:table-cell table:number-columns-repeated="1018"/>
        </table:table-row>
        <table:table-row table:style-name="ro3">
          <table:table-cell table:style-name="ce4" office:value-type="float" office:value="691" calcext:value-type="float">
            <text:p>691</text:p>
          </table:table-cell>
          <table:table-cell table:style-name="ce24" table:formula="of:=([.A697]+[.$E$1])*[.$B$2]/[.$B$1]" office:value-type="float" office:value="4.267578125" calcext:value-type="float">
            <text:p>4.268</text:p>
          </table:table-cell>
          <table:table-cell table:style-name="ce25" table:formula="of:=[$'Voltage Divisor'.$B$3]*[$'EE Data'.B697]/([$'Voltage Divisor'.$B$2]-[$'EE Data'.B697])" office:value-type="float" office:value="58266.6666666667" calcext:value-type="float">
            <text:p>58266.7</text:p>
          </table:table-cell>
          <table:table-cell table:formula="of:=MATCH([.C697];[$'Voltage Divisor'.$B$46:.$B$63];-1)" office:value-type="float" office:value="6" calcext:value-type="float">
            <text:p>6</text:p>
          </table:table-cell>
          <table:table-cell table:style-name="ce26" table:formula="of:=ROUND(([.C697]-INDIRECT(&quot;Voltage Divisor.D&quot;&amp;([.D697]+ROW([$'Voltage Divisor'.$A$46])-1)))/INDIRECT(&quot;Voltage Divisor.C&quot;&amp;([.D697]+ROW([$'Voltage Divisor'.$A$46])-1));0)" office:value-type="float" office:value="75" calcext:value-type="float">
            <text:p>75</text:p>
          </table:table-cell>
          <table:table-cell table:style-name="ce27" table:formula="of:=DEC2HEX([.E697])" office:value-type="string" office:string-value="4B" calcext:value-type="string">
            <text:p>0x4B</text:p>
          </table:table-cell>
          <table:table-cell table:number-columns-repeated="1018"/>
        </table:table-row>
        <table:table-row table:style-name="ro3">
          <table:table-cell table:style-name="ce4" office:value-type="float" office:value="692" calcext:value-type="float">
            <text:p>692</text:p>
          </table:table-cell>
          <table:table-cell table:style-name="ce24" table:formula="of:=([.A698]+[.$E$1])*[.$B$2]/[.$B$1]" office:value-type="float" office:value="4.2724609375" calcext:value-type="float">
            <text:p>4.272</text:p>
          </table:table-cell>
          <table:table-cell table:style-name="ce25" table:formula="of:=[$'Voltage Divisor'.$B$3]*[$'EE Data'.B698]/([$'Voltage Divisor'.$B$2]-[$'EE Data'.B698])" office:value-type="float" office:value="58724.8322147651" calcext:value-type="float">
            <text:p>58724.8</text:p>
          </table:table-cell>
          <table:table-cell table:formula="of:=MATCH([.C698];[$'Voltage Divisor'.$B$46:.$B$63];-1)" office:value-type="float" office:value="6" calcext:value-type="float">
            <text:p>6</text:p>
          </table:table-cell>
          <table:table-cell table:style-name="ce26" table:formula="of:=ROUND(([.C698]-INDIRECT(&quot;Voltage Divisor.D&quot;&amp;([.D698]+ROW([$'Voltage Divisor'.$A$46])-1)))/INDIRECT(&quot;Voltage Divisor.C&quot;&amp;([.D698]+ROW([$'Voltage Divisor'.$A$46])-1));0)" office:value-type="float" office:value="75" calcext:value-type="float">
            <text:p>75</text:p>
          </table:table-cell>
          <table:table-cell table:style-name="ce27" table:formula="of:=DEC2HEX([.E698])" office:value-type="string" office:string-value="4B" calcext:value-type="string">
            <text:p>0x4B</text:p>
          </table:table-cell>
          <table:table-cell table:number-columns-repeated="1018"/>
        </table:table-row>
        <table:table-row table:style-name="ro3">
          <table:table-cell table:style-name="ce4" office:value-type="float" office:value="693" calcext:value-type="float">
            <text:p>693</text:p>
          </table:table-cell>
          <table:table-cell table:style-name="ce24" table:formula="of:=([.A699]+[.$E$1])*[.$B$2]/[.$B$1]" office:value-type="float" office:value="4.27734375" calcext:value-type="float">
            <text:p>4.277</text:p>
          </table:table-cell>
          <table:table-cell table:style-name="ce25" table:formula="of:=[$'Voltage Divisor'.$B$3]*[$'EE Data'.B699]/([$'Voltage Divisor'.$B$2]-[$'EE Data'.B699])" office:value-type="float" office:value="59189.1891891892" calcext:value-type="float">
            <text:p>59189.2</text:p>
          </table:table-cell>
          <table:table-cell table:formula="of:=MATCH([.C699];[$'Voltage Divisor'.$B$46:.$B$63];-1)" office:value-type="float" office:value="6" calcext:value-type="float">
            <text:p>6</text:p>
          </table:table-cell>
          <table:table-cell table:style-name="ce26" table:formula="of:=ROUND(([.C699]-INDIRECT(&quot;Voltage Divisor.D&quot;&amp;([.D699]+ROW([$'Voltage Divisor'.$A$46])-1)))/INDIRECT(&quot;Voltage Divisor.C&quot;&amp;([.D699]+ROW([$'Voltage Divisor'.$A$46])-1));0)" office:value-type="float" office:value="75" calcext:value-type="float">
            <text:p>75</text:p>
          </table:table-cell>
          <table:table-cell table:style-name="ce27" table:formula="of:=DEC2HEX([.E699])" office:value-type="string" office:string-value="4B" calcext:value-type="string">
            <text:p>0x4B</text:p>
          </table:table-cell>
          <table:table-cell table:number-columns-repeated="1018"/>
        </table:table-row>
        <table:table-row table:style-name="ro3">
          <table:table-cell table:style-name="ce4" office:value-type="float" office:value="694" calcext:value-type="float">
            <text:p>694</text:p>
          </table:table-cell>
          <table:table-cell table:style-name="ce24" table:formula="of:=([.A700]+[.$E$1])*[.$B$2]/[.$B$1]" office:value-type="float" office:value="4.2822265625" calcext:value-type="float">
            <text:p>4.282</text:p>
          </table:table-cell>
          <table:table-cell table:style-name="ce25" table:formula="of:=[$'Voltage Divisor'.$B$3]*[$'EE Data'.B700]/([$'Voltage Divisor'.$B$2]-[$'EE Data'.B700])" office:value-type="float" office:value="59659.8639455782" calcext:value-type="float">
            <text:p>59659.9</text:p>
          </table:table-cell>
          <table:table-cell table:formula="of:=MATCH([.C700];[$'Voltage Divisor'.$B$46:.$B$63];-1)" office:value-type="float" office:value="6" calcext:value-type="float">
            <text:p>6</text:p>
          </table:table-cell>
          <table:table-cell table:style-name="ce26" table:formula="of:=ROUND(([.C700]-INDIRECT(&quot;Voltage Divisor.D&quot;&amp;([.D700]+ROW([$'Voltage Divisor'.$A$46])-1)))/INDIRECT(&quot;Voltage Divisor.C&quot;&amp;([.D700]+ROW([$'Voltage Divisor'.$A$46])-1));0)" office:value-type="float" office:value="75" calcext:value-type="float">
            <text:p>75</text:p>
          </table:table-cell>
          <table:table-cell table:style-name="ce27" table:formula="of:=DEC2HEX([.E700])" office:value-type="string" office:string-value="4B" calcext:value-type="string">
            <text:p>0x4B</text:p>
          </table:table-cell>
          <table:table-cell table:number-columns-repeated="1018"/>
        </table:table-row>
        <table:table-row table:style-name="ro3">
          <table:table-cell table:style-name="ce4" office:value-type="float" office:value="695" calcext:value-type="float">
            <text:p>695</text:p>
          </table:table-cell>
          <table:table-cell table:style-name="ce24" table:formula="of:=([.A701]+[.$E$1])*[.$B$2]/[.$B$1]" office:value-type="float" office:value="4.287109375" calcext:value-type="float">
            <text:p>4.287</text:p>
          </table:table-cell>
          <table:table-cell table:style-name="ce25" table:formula="of:=[$'Voltage Divisor'.$B$3]*[$'EE Data'.B701]/([$'Voltage Divisor'.$B$2]-[$'EE Data'.B701])" office:value-type="float" office:value="60136.9863013699" calcext:value-type="float">
            <text:p>60137.0</text:p>
          </table:table-cell>
          <table:table-cell table:formula="of:=MATCH([.C701];[$'Voltage Divisor'.$B$46:.$B$63];-1)" office:value-type="float" office:value="6" calcext:value-type="float">
            <text:p>6</text:p>
          </table:table-cell>
          <table:table-cell table:style-name="ce26" table:formula="of:=ROUND(([.C701]-INDIRECT(&quot;Voltage Divisor.D&quot;&amp;([.D701]+ROW([$'Voltage Divisor'.$A$46])-1)))/INDIRECT(&quot;Voltage Divisor.C&quot;&amp;([.D701]+ROW([$'Voltage Divisor'.$A$46])-1));0)" office:value-type="float" office:value="75" calcext:value-type="float">
            <text:p>75</text:p>
          </table:table-cell>
          <table:table-cell table:style-name="ce27" table:formula="of:=DEC2HEX([.E701])" office:value-type="string" office:string-value="4B" calcext:value-type="string">
            <text:p>0x4B</text:p>
          </table:table-cell>
          <table:table-cell table:number-columns-repeated="1018"/>
        </table:table-row>
        <table:table-row table:style-name="ro3">
          <table:table-cell table:style-name="ce4" office:value-type="float" office:value="696" calcext:value-type="float">
            <text:p>696</text:p>
          </table:table-cell>
          <table:table-cell table:style-name="ce24" table:formula="of:=([.A702]+[.$E$1])*[.$B$2]/[.$B$1]" office:value-type="float" office:value="4.2919921875" calcext:value-type="float">
            <text:p>4.292</text:p>
          </table:table-cell>
          <table:table-cell table:style-name="ce25" table:formula="of:=[$'Voltage Divisor'.$B$3]*[$'EE Data'.B702]/([$'Voltage Divisor'.$B$2]-[$'EE Data'.B702])" office:value-type="float" office:value="60620.6896551724" calcext:value-type="float">
            <text:p>60620.7</text:p>
          </table:table-cell>
          <table:table-cell table:formula="of:=MATCH([.C702];[$'Voltage Divisor'.$B$46:.$B$63];-1)" office:value-type="float" office:value="6" calcext:value-type="float">
            <text:p>6</text:p>
          </table:table-cell>
          <table:table-cell table:style-name="ce26" table:formula="of:=ROUND(([.C702]-INDIRECT(&quot;Voltage Divisor.D&quot;&amp;([.D702]+ROW([$'Voltage Divisor'.$A$46])-1)))/INDIRECT(&quot;Voltage Divisor.C&quot;&amp;([.D702]+ROW([$'Voltage Divisor'.$A$46])-1));0)" office:value-type="float" office:value="75" calcext:value-type="float">
            <text:p>75</text:p>
          </table:table-cell>
          <table:table-cell table:style-name="ce27" table:formula="of:=DEC2HEX([.E702])" office:value-type="string" office:string-value="4B" calcext:value-type="string">
            <text:p>0x4B</text:p>
          </table:table-cell>
          <table:table-cell table:number-columns-repeated="1018"/>
        </table:table-row>
        <table:table-row table:style-name="ro3">
          <table:table-cell table:style-name="ce4" office:value-type="float" office:value="697" calcext:value-type="float">
            <text:p>697</text:p>
          </table:table-cell>
          <table:table-cell table:style-name="ce24" table:formula="of:=([.A703]+[.$E$1])*[.$B$2]/[.$B$1]" office:value-type="float" office:value="4.296875" calcext:value-type="float">
            <text:p>4.297</text:p>
          </table:table-cell>
          <table:table-cell table:style-name="ce25" table:formula="of:=[$'Voltage Divisor'.$B$3]*[$'EE Data'.B703]/([$'Voltage Divisor'.$B$2]-[$'EE Data'.B703])" office:value-type="float" office:value="61111.1111111111" calcext:value-type="float">
            <text:p>61111.1</text:p>
          </table:table-cell>
          <table:table-cell table:formula="of:=MATCH([.C703];[$'Voltage Divisor'.$B$46:.$B$63];-1)" office:value-type="float" office:value="6" calcext:value-type="float">
            <text:p>6</text:p>
          </table:table-cell>
          <table:table-cell table:style-name="ce26" table:formula="of:=ROUND(([.C703]-INDIRECT(&quot;Voltage Divisor.D&quot;&amp;([.D703]+ROW([$'Voltage Divisor'.$A$46])-1)))/INDIRECT(&quot;Voltage Divisor.C&quot;&amp;([.D703]+ROW([$'Voltage Divisor'.$A$46])-1));0)" office:value-type="float" office:value="75" calcext:value-type="float">
            <text:p>75</text:p>
          </table:table-cell>
          <table:table-cell table:style-name="ce27" table:formula="of:=DEC2HEX([.E703])" office:value-type="string" office:string-value="4B" calcext:value-type="string">
            <text:p>0x4B</text:p>
          </table:table-cell>
          <table:table-cell table:number-columns-repeated="1018"/>
        </table:table-row>
        <table:table-row table:style-name="ro3">
          <table:table-cell table:style-name="ce4" office:value-type="float" office:value="698" calcext:value-type="float">
            <text:p>698</text:p>
          </table:table-cell>
          <table:table-cell table:style-name="ce24" table:formula="of:=([.A704]+[.$E$1])*[.$B$2]/[.$B$1]" office:value-type="float" office:value="4.3017578125" calcext:value-type="float">
            <text:p>4.302</text:p>
          </table:table-cell>
          <table:table-cell table:style-name="ce25" table:formula="of:=[$'Voltage Divisor'.$B$3]*[$'EE Data'.B704]/([$'Voltage Divisor'.$B$2]-[$'EE Data'.B704])" office:value-type="float" office:value="61608.3916083916" calcext:value-type="float">
            <text:p>61608.4</text:p>
          </table:table-cell>
          <table:table-cell table:formula="of:=MATCH([.C704];[$'Voltage Divisor'.$B$46:.$B$63];-1)" office:value-type="float" office:value="6" calcext:value-type="float">
            <text:p>6</text:p>
          </table:table-cell>
          <table:table-cell table:style-name="ce26" table:formula="of:=ROUND(([.C704]-INDIRECT(&quot;Voltage Divisor.D&quot;&amp;([.D704]+ROW([$'Voltage Divisor'.$A$46])-1)))/INDIRECT(&quot;Voltage Divisor.C&quot;&amp;([.D704]+ROW([$'Voltage Divisor'.$A$46])-1));0)" office:value-type="float" office:value="74" calcext:value-type="float">
            <text:p>74</text:p>
          </table:table-cell>
          <table:table-cell table:style-name="ce27" table:formula="of:=DEC2HEX([.E704])" office:value-type="string" office:string-value="4A" calcext:value-type="string">
            <text:p>0x4A</text:p>
          </table:table-cell>
          <table:table-cell table:number-columns-repeated="1018"/>
        </table:table-row>
        <table:table-row table:style-name="ro3">
          <table:table-cell table:style-name="ce4" office:value-type="float" office:value="699" calcext:value-type="float">
            <text:p>699</text:p>
          </table:table-cell>
          <table:table-cell table:style-name="ce24" table:formula="of:=([.A705]+[.$E$1])*[.$B$2]/[.$B$1]" office:value-type="float" office:value="4.306640625" calcext:value-type="float">
            <text:p>4.307</text:p>
          </table:table-cell>
          <table:table-cell table:style-name="ce25" table:formula="of:=[$'Voltage Divisor'.$B$3]*[$'EE Data'.B705]/([$'Voltage Divisor'.$B$2]-[$'EE Data'.B705])" office:value-type="float" office:value="62112.676056338" calcext:value-type="float">
            <text:p>62112.7</text:p>
          </table:table-cell>
          <table:table-cell table:formula="of:=MATCH([.C705];[$'Voltage Divisor'.$B$46:.$B$63];-1)" office:value-type="float" office:value="6" calcext:value-type="float">
            <text:p>6</text:p>
          </table:table-cell>
          <table:table-cell table:style-name="ce26" table:formula="of:=ROUND(([.C705]-INDIRECT(&quot;Voltage Divisor.D&quot;&amp;([.D705]+ROW([$'Voltage Divisor'.$A$46])-1)))/INDIRECT(&quot;Voltage Divisor.C&quot;&amp;([.D705]+ROW([$'Voltage Divisor'.$A$46])-1));0)" office:value-type="float" office:value="74" calcext:value-type="float">
            <text:p>74</text:p>
          </table:table-cell>
          <table:table-cell table:style-name="ce27" table:formula="of:=DEC2HEX([.E705])" office:value-type="string" office:string-value="4A" calcext:value-type="string">
            <text:p>0x4A</text:p>
          </table:table-cell>
          <table:table-cell table:number-columns-repeated="1018"/>
        </table:table-row>
        <table:table-row table:style-name="ro3">
          <table:table-cell table:style-name="ce4" office:value-type="float" office:value="700" calcext:value-type="float">
            <text:p>700</text:p>
          </table:table-cell>
          <table:table-cell table:style-name="ce24" table:formula="of:=([.A706]+[.$E$1])*[.$B$2]/[.$B$1]" office:value-type="float" office:value="4.3115234375" calcext:value-type="float">
            <text:p>4.312</text:p>
          </table:table-cell>
          <table:table-cell table:style-name="ce25" table:formula="of:=[$'Voltage Divisor'.$B$3]*[$'EE Data'.B706]/([$'Voltage Divisor'.$B$2]-[$'EE Data'.B706])" office:value-type="float" office:value="62624.1134751773" calcext:value-type="float">
            <text:p>62624.1</text:p>
          </table:table-cell>
          <table:table-cell table:formula="of:=MATCH([.C706];[$'Voltage Divisor'.$B$46:.$B$63];-1)" office:value-type="float" office:value="6" calcext:value-type="float">
            <text:p>6</text:p>
          </table:table-cell>
          <table:table-cell table:style-name="ce26" table:formula="of:=ROUND(([.C706]-INDIRECT(&quot;Voltage Divisor.D&quot;&amp;([.D706]+ROW([$'Voltage Divisor'.$A$46])-1)))/INDIRECT(&quot;Voltage Divisor.C&quot;&amp;([.D706]+ROW([$'Voltage Divisor'.$A$46])-1));0)" office:value-type="float" office:value="74" calcext:value-type="float">
            <text:p>74</text:p>
          </table:table-cell>
          <table:table-cell table:style-name="ce27" table:formula="of:=DEC2HEX([.E706])" office:value-type="string" office:string-value="4A" calcext:value-type="string">
            <text:p>0x4A</text:p>
          </table:table-cell>
          <table:table-cell table:number-columns-repeated="1018"/>
        </table:table-row>
        <table:table-row table:style-name="ro3">
          <table:table-cell table:style-name="ce4" office:value-type="float" office:value="701" calcext:value-type="float">
            <text:p>701</text:p>
          </table:table-cell>
          <table:table-cell table:style-name="ce24" table:formula="of:=([.A707]+[.$E$1])*[.$B$2]/[.$B$1]" office:value-type="float" office:value="4.31640625" calcext:value-type="float">
            <text:p>4.316</text:p>
          </table:table-cell>
          <table:table-cell table:style-name="ce25" table:formula="of:=[$'Voltage Divisor'.$B$3]*[$'EE Data'.B707]/([$'Voltage Divisor'.$B$2]-[$'EE Data'.B707])" office:value-type="float" office:value="63142.8571428571" calcext:value-type="float">
            <text:p>63142.9</text:p>
          </table:table-cell>
          <table:table-cell table:formula="of:=MATCH([.C707];[$'Voltage Divisor'.$B$46:.$B$63];-1)" office:value-type="float" office:value="6" calcext:value-type="float">
            <text:p>6</text:p>
          </table:table-cell>
          <table:table-cell table:style-name="ce26" table:formula="of:=ROUND(([.C707]-INDIRECT(&quot;Voltage Divisor.D&quot;&amp;([.D707]+ROW([$'Voltage Divisor'.$A$46])-1)))/INDIRECT(&quot;Voltage Divisor.C&quot;&amp;([.D707]+ROW([$'Voltage Divisor'.$A$46])-1));0)" office:value-type="float" office:value="74" calcext:value-type="float">
            <text:p>74</text:p>
          </table:table-cell>
          <table:table-cell table:style-name="ce27" table:formula="of:=DEC2HEX([.E707])" office:value-type="string" office:string-value="4A" calcext:value-type="string">
            <text:p>0x4A</text:p>
          </table:table-cell>
          <table:table-cell table:number-columns-repeated="1018"/>
        </table:table-row>
        <table:table-row table:style-name="ro3">
          <table:table-cell table:style-name="ce4" office:value-type="float" office:value="702" calcext:value-type="float">
            <text:p>702</text:p>
          </table:table-cell>
          <table:table-cell table:style-name="ce24" table:formula="of:=([.A708]+[.$E$1])*[.$B$2]/[.$B$1]" office:value-type="float" office:value="4.3212890625" calcext:value-type="float">
            <text:p>4.321</text:p>
          </table:table-cell>
          <table:table-cell table:style-name="ce25" table:formula="of:=[$'Voltage Divisor'.$B$3]*[$'EE Data'.B708]/([$'Voltage Divisor'.$B$2]-[$'EE Data'.B708])" office:value-type="float" office:value="63669.0647482014" calcext:value-type="float">
            <text:p>63669.1</text:p>
          </table:table-cell>
          <table:table-cell table:formula="of:=MATCH([.C708];[$'Voltage Divisor'.$B$46:.$B$63];-1)" office:value-type="float" office:value="6" calcext:value-type="float">
            <text:p>6</text:p>
          </table:table-cell>
          <table:table-cell table:style-name="ce26" table:formula="of:=ROUND(([.C708]-INDIRECT(&quot;Voltage Divisor.D&quot;&amp;([.D708]+ROW([$'Voltage Divisor'.$A$46])-1)))/INDIRECT(&quot;Voltage Divisor.C&quot;&amp;([.D708]+ROW([$'Voltage Divisor'.$A$46])-1));0)" office:value-type="float" office:value="74" calcext:value-type="float">
            <text:p>74</text:p>
          </table:table-cell>
          <table:table-cell table:style-name="ce27" table:formula="of:=DEC2HEX([.E708])" office:value-type="string" office:string-value="4A" calcext:value-type="string">
            <text:p>0x4A</text:p>
          </table:table-cell>
          <table:table-cell table:number-columns-repeated="1018"/>
        </table:table-row>
        <table:table-row table:style-name="ro3">
          <table:table-cell table:style-name="ce4" office:value-type="float" office:value="703" calcext:value-type="float">
            <text:p>703</text:p>
          </table:table-cell>
          <table:table-cell table:style-name="ce24" table:formula="of:=([.A709]+[.$E$1])*[.$B$2]/[.$B$1]" office:value-type="float" office:value="4.326171875" calcext:value-type="float">
            <text:p>4.326</text:p>
          </table:table-cell>
          <table:table-cell table:style-name="ce25" table:formula="of:=[$'Voltage Divisor'.$B$3]*[$'EE Data'.B709]/([$'Voltage Divisor'.$B$2]-[$'EE Data'.B709])" office:value-type="float" office:value="64202.8985507246" calcext:value-type="float">
            <text:p>64202.9</text:p>
          </table:table-cell>
          <table:table-cell table:formula="of:=MATCH([.C709];[$'Voltage Divisor'.$B$46:.$B$63];-1)" office:value-type="float" office:value="6" calcext:value-type="float">
            <text:p>6</text:p>
          </table:table-cell>
          <table:table-cell table:style-name="ce26" table:formula="of:=ROUND(([.C709]-INDIRECT(&quot;Voltage Divisor.D&quot;&amp;([.D709]+ROW([$'Voltage Divisor'.$A$46])-1)))/INDIRECT(&quot;Voltage Divisor.C&quot;&amp;([.D709]+ROW([$'Voltage Divisor'.$A$46])-1));0)" office:value-type="float" office:value="74" calcext:value-type="float">
            <text:p>74</text:p>
          </table:table-cell>
          <table:table-cell table:style-name="ce27" table:formula="of:=DEC2HEX([.E709])" office:value-type="string" office:string-value="4A" calcext:value-type="string">
            <text:p>0x4A</text:p>
          </table:table-cell>
          <table:table-cell table:number-columns-repeated="1018"/>
        </table:table-row>
        <table:table-row table:style-name="ro3">
          <table:table-cell table:style-name="ce4" office:value-type="float" office:value="704" calcext:value-type="float">
            <text:p>704</text:p>
          </table:table-cell>
          <table:table-cell table:style-name="ce24" table:formula="of:=([.A710]+[.$E$1])*[.$B$2]/[.$B$1]" office:value-type="float" office:value="4.3310546875" calcext:value-type="float">
            <text:p>4.331</text:p>
          </table:table-cell>
          <table:table-cell table:style-name="ce25" table:formula="of:=[$'Voltage Divisor'.$B$3]*[$'EE Data'.B710]/([$'Voltage Divisor'.$B$2]-[$'EE Data'.B710])" office:value-type="float" office:value="64744.5255474453" calcext:value-type="float">
            <text:p>64744.5</text:p>
          </table:table-cell>
          <table:table-cell table:formula="of:=MATCH([.C710];[$'Voltage Divisor'.$B$46:.$B$63];-1)" office:value-type="float" office:value="6" calcext:value-type="float">
            <text:p>6</text:p>
          </table:table-cell>
          <table:table-cell table:style-name="ce26" table:formula="of:=ROUND(([.C710]-INDIRECT(&quot;Voltage Divisor.D&quot;&amp;([.D710]+ROW([$'Voltage Divisor'.$A$46])-1)))/INDIRECT(&quot;Voltage Divisor.C&quot;&amp;([.D710]+ROW([$'Voltage Divisor'.$A$46])-1));0)" office:value-type="float" office:value="74" calcext:value-type="float">
            <text:p>74</text:p>
          </table:table-cell>
          <table:table-cell table:style-name="ce27" table:formula="of:=DEC2HEX([.E710])" office:value-type="string" office:string-value="4A" calcext:value-type="string">
            <text:p>0x4A</text:p>
          </table:table-cell>
          <table:table-cell table:number-columns-repeated="1018"/>
        </table:table-row>
        <table:table-row table:style-name="ro3">
          <table:table-cell table:style-name="ce4" office:value-type="float" office:value="705" calcext:value-type="float">
            <text:p>705</text:p>
          </table:table-cell>
          <table:table-cell table:style-name="ce24" table:formula="of:=([.A711]+[.$E$1])*[.$B$2]/[.$B$1]" office:value-type="float" office:value="4.3359375" calcext:value-type="float">
            <text:p>4.336</text:p>
          </table:table-cell>
          <table:table-cell table:style-name="ce25" table:formula="of:=[$'Voltage Divisor'.$B$3]*[$'EE Data'.B711]/([$'Voltage Divisor'.$B$2]-[$'EE Data'.B711])" office:value-type="float" office:value="65294.1176470588" calcext:value-type="float">
            <text:p>65294.1</text:p>
          </table:table-cell>
          <table:table-cell table:formula="of:=MATCH([.C711];[$'Voltage Divisor'.$B$46:.$B$63];-1)" office:value-type="float" office:value="6" calcext:value-type="float">
            <text:p>6</text:p>
          </table:table-cell>
          <table:table-cell table:style-name="ce26" table:formula="of:=ROUND(([.C711]-INDIRECT(&quot;Voltage Divisor.D&quot;&amp;([.D711]+ROW([$'Voltage Divisor'.$A$46])-1)))/INDIRECT(&quot;Voltage Divisor.C&quot;&amp;([.D711]+ROW([$'Voltage Divisor'.$A$46])-1));0)" office:value-type="float" office:value="73" calcext:value-type="float">
            <text:p>73</text:p>
          </table:table-cell>
          <table:table-cell table:style-name="ce27" table:formula="of:=DEC2HEX([.E711])" office:value-type="string" office:string-value="49" calcext:value-type="string">
            <text:p>0x49</text:p>
          </table:table-cell>
          <table:table-cell table:number-columns-repeated="1018"/>
        </table:table-row>
        <table:table-row table:style-name="ro3">
          <table:table-cell table:style-name="ce4" office:value-type="float" office:value="706" calcext:value-type="float">
            <text:p>706</text:p>
          </table:table-cell>
          <table:table-cell table:style-name="ce24" table:formula="of:=([.A712]+[.$E$1])*[.$B$2]/[.$B$1]" office:value-type="float" office:value="4.3408203125" calcext:value-type="float">
            <text:p>4.341</text:p>
          </table:table-cell>
          <table:table-cell table:style-name="ce25" table:formula="of:=[$'Voltage Divisor'.$B$3]*[$'EE Data'.B712]/([$'Voltage Divisor'.$B$2]-[$'EE Data'.B712])" office:value-type="float" office:value="65851.8518518519" calcext:value-type="float">
            <text:p>65851.9</text:p>
          </table:table-cell>
          <table:table-cell table:formula="of:=MATCH([.C712];[$'Voltage Divisor'.$B$46:.$B$63];-1)" office:value-type="float" office:value="6" calcext:value-type="float">
            <text:p>6</text:p>
          </table:table-cell>
          <table:table-cell table:style-name="ce26" table:formula="of:=ROUND(([.C712]-INDIRECT(&quot;Voltage Divisor.D&quot;&amp;([.D712]+ROW([$'Voltage Divisor'.$A$46])-1)))/INDIRECT(&quot;Voltage Divisor.C&quot;&amp;([.D712]+ROW([$'Voltage Divisor'.$A$46])-1));0)" office:value-type="float" office:value="73" calcext:value-type="float">
            <text:p>73</text:p>
          </table:table-cell>
          <table:table-cell table:style-name="ce27" table:formula="of:=DEC2HEX([.E712])" office:value-type="string" office:string-value="49" calcext:value-type="string">
            <text:p>0x49</text:p>
          </table:table-cell>
          <table:table-cell table:number-columns-repeated="1018"/>
        </table:table-row>
        <table:table-row table:style-name="ro3">
          <table:table-cell table:style-name="ce4" office:value-type="float" office:value="707" calcext:value-type="float">
            <text:p>707</text:p>
          </table:table-cell>
          <table:table-cell table:style-name="ce24" table:formula="of:=([.A713]+[.$E$1])*[.$B$2]/[.$B$1]" office:value-type="float" office:value="4.345703125" calcext:value-type="float">
            <text:p>4.346</text:p>
          </table:table-cell>
          <table:table-cell table:style-name="ce25" table:formula="of:=[$'Voltage Divisor'.$B$3]*[$'EE Data'.B713]/([$'Voltage Divisor'.$B$2]-[$'EE Data'.B713])" office:value-type="float" office:value="66417.9104477612" calcext:value-type="float">
            <text:p>66417.9</text:p>
          </table:table-cell>
          <table:table-cell table:formula="of:=MATCH([.C713];[$'Voltage Divisor'.$B$46:.$B$63];-1)" office:value-type="float" office:value="6" calcext:value-type="float">
            <text:p>6</text:p>
          </table:table-cell>
          <table:table-cell table:style-name="ce26" table:formula="of:=ROUND(([.C713]-INDIRECT(&quot;Voltage Divisor.D&quot;&amp;([.D713]+ROW([$'Voltage Divisor'.$A$46])-1)))/INDIRECT(&quot;Voltage Divisor.C&quot;&amp;([.D713]+ROW([$'Voltage Divisor'.$A$46])-1));0)" office:value-type="float" office:value="73" calcext:value-type="float">
            <text:p>73</text:p>
          </table:table-cell>
          <table:table-cell table:style-name="ce27" table:formula="of:=DEC2HEX([.E713])" office:value-type="string" office:string-value="49" calcext:value-type="string">
            <text:p>0x49</text:p>
          </table:table-cell>
          <table:table-cell table:number-columns-repeated="1018"/>
        </table:table-row>
        <table:table-row table:style-name="ro3">
          <table:table-cell table:style-name="ce4" office:value-type="float" office:value="708" calcext:value-type="float">
            <text:p>708</text:p>
          </table:table-cell>
          <table:table-cell table:style-name="ce24" table:formula="of:=([.A714]+[.$E$1])*[.$B$2]/[.$B$1]" office:value-type="float" office:value="4.3505859375" calcext:value-type="float">
            <text:p>4.351</text:p>
          </table:table-cell>
          <table:table-cell table:style-name="ce25" table:formula="of:=[$'Voltage Divisor'.$B$3]*[$'EE Data'.B714]/([$'Voltage Divisor'.$B$2]-[$'EE Data'.B714])" office:value-type="float" office:value="66992.4812030075" calcext:value-type="float">
            <text:p>66992.5</text:p>
          </table:table-cell>
          <table:table-cell table:formula="of:=MATCH([.C714];[$'Voltage Divisor'.$B$46:.$B$63];-1)" office:value-type="float" office:value="6" calcext:value-type="float">
            <text:p>6</text:p>
          </table:table-cell>
          <table:table-cell table:style-name="ce26" table:formula="of:=ROUND(([.C714]-INDIRECT(&quot;Voltage Divisor.D&quot;&amp;([.D714]+ROW([$'Voltage Divisor'.$A$46])-1)))/INDIRECT(&quot;Voltage Divisor.C&quot;&amp;([.D714]+ROW([$'Voltage Divisor'.$A$46])-1));0)" office:value-type="float" office:value="73" calcext:value-type="float">
            <text:p>73</text:p>
          </table:table-cell>
          <table:table-cell table:style-name="ce27" table:formula="of:=DEC2HEX([.E714])" office:value-type="string" office:string-value="49" calcext:value-type="string">
            <text:p>0x49</text:p>
          </table:table-cell>
          <table:table-cell table:number-columns-repeated="1018"/>
        </table:table-row>
        <table:table-row table:style-name="ro3">
          <table:table-cell table:style-name="ce4" office:value-type="float" office:value="709" calcext:value-type="float">
            <text:p>709</text:p>
          </table:table-cell>
          <table:table-cell table:style-name="ce24" table:formula="of:=([.A715]+[.$E$1])*[.$B$2]/[.$B$1]" office:value-type="float" office:value="4.35546875" calcext:value-type="float">
            <text:p>4.355</text:p>
          </table:table-cell>
          <table:table-cell table:style-name="ce25" table:formula="of:=[$'Voltage Divisor'.$B$3]*[$'EE Data'.B715]/([$'Voltage Divisor'.$B$2]-[$'EE Data'.B715])" office:value-type="float" office:value="67575.7575757576" calcext:value-type="float">
            <text:p>67575.8</text:p>
          </table:table-cell>
          <table:table-cell table:formula="of:=MATCH([.C715];[$'Voltage Divisor'.$B$46:.$B$63];-1)" office:value-type="float" office:value="6" calcext:value-type="float">
            <text:p>6</text:p>
          </table:table-cell>
          <table:table-cell table:style-name="ce26" table:formula="of:=ROUND(([.C715]-INDIRECT(&quot;Voltage Divisor.D&quot;&amp;([.D715]+ROW([$'Voltage Divisor'.$A$46])-1)))/INDIRECT(&quot;Voltage Divisor.C&quot;&amp;([.D715]+ROW([$'Voltage Divisor'.$A$46])-1));0)" office:value-type="float" office:value="73" calcext:value-type="float">
            <text:p>73</text:p>
          </table:table-cell>
          <table:table-cell table:style-name="ce27" table:formula="of:=DEC2HEX([.E715])" office:value-type="string" office:string-value="49" calcext:value-type="string">
            <text:p>0x49</text:p>
          </table:table-cell>
          <table:table-cell table:number-columns-repeated="1018"/>
        </table:table-row>
        <table:table-row table:style-name="ro3">
          <table:table-cell table:style-name="ce4" office:value-type="float" office:value="710" calcext:value-type="float">
            <text:p>710</text:p>
          </table:table-cell>
          <table:table-cell table:style-name="ce24" table:formula="of:=([.A716]+[.$E$1])*[.$B$2]/[.$B$1]" office:value-type="float" office:value="4.3603515625" calcext:value-type="float">
            <text:p>4.360</text:p>
          </table:table-cell>
          <table:table-cell table:style-name="ce25" table:formula="of:=[$'Voltage Divisor'.$B$3]*[$'EE Data'.B716]/([$'Voltage Divisor'.$B$2]-[$'EE Data'.B716])" office:value-type="float" office:value="68167.9389312977" calcext:value-type="float">
            <text:p>68167.9</text:p>
          </table:table-cell>
          <table:table-cell table:formula="of:=MATCH([.C716];[$'Voltage Divisor'.$B$46:.$B$63];-1)" office:value-type="float" office:value="6" calcext:value-type="float">
            <text:p>6</text:p>
          </table:table-cell>
          <table:table-cell table:style-name="ce26" table:formula="of:=ROUND(([.C716]-INDIRECT(&quot;Voltage Divisor.D&quot;&amp;([.D716]+ROW([$'Voltage Divisor'.$A$46])-1)))/INDIRECT(&quot;Voltage Divisor.C&quot;&amp;([.D716]+ROW([$'Voltage Divisor'.$A$46])-1));0)" office:value-type="float" office:value="73" calcext:value-type="float">
            <text:p>73</text:p>
          </table:table-cell>
          <table:table-cell table:style-name="ce27" table:formula="of:=DEC2HEX([.E716])" office:value-type="string" office:string-value="49" calcext:value-type="string">
            <text:p>0x49</text:p>
          </table:table-cell>
          <table:table-cell table:number-columns-repeated="1018"/>
        </table:table-row>
        <table:table-row table:style-name="ro3">
          <table:table-cell table:style-name="ce4" office:value-type="float" office:value="711" calcext:value-type="float">
            <text:p>711</text:p>
          </table:table-cell>
          <table:table-cell table:style-name="ce24" table:formula="of:=([.A717]+[.$E$1])*[.$B$2]/[.$B$1]" office:value-type="float" office:value="4.365234375" calcext:value-type="float">
            <text:p>4.365</text:p>
          </table:table-cell>
          <table:table-cell table:style-name="ce25" table:formula="of:=[$'Voltage Divisor'.$B$3]*[$'EE Data'.B717]/([$'Voltage Divisor'.$B$2]-[$'EE Data'.B717])" office:value-type="float" office:value="68769.2307692308" calcext:value-type="float">
            <text:p>68769.2</text:p>
          </table:table-cell>
          <table:table-cell table:formula="of:=MATCH([.C717];[$'Voltage Divisor'.$B$46:.$B$63];-1)" office:value-type="float" office:value="6" calcext:value-type="float">
            <text:p>6</text:p>
          </table:table-cell>
          <table:table-cell table:style-name="ce26" table:formula="of:=ROUND(([.C717]-INDIRECT(&quot;Voltage Divisor.D&quot;&amp;([.D717]+ROW([$'Voltage Divisor'.$A$46])-1)))/INDIRECT(&quot;Voltage Divisor.C&quot;&amp;([.D717]+ROW([$'Voltage Divisor'.$A$46])-1));0)" office:value-type="float" office:value="72" calcext:value-type="float">
            <text:p>72</text:p>
          </table:table-cell>
          <table:table-cell table:style-name="ce27" table:formula="of:=DEC2HEX([.E717])" office:value-type="string" office:string-value="48" calcext:value-type="string">
            <text:p>0x48</text:p>
          </table:table-cell>
          <table:table-cell table:number-columns-repeated="1018"/>
        </table:table-row>
        <table:table-row table:style-name="ro3">
          <table:table-cell table:style-name="ce4" office:value-type="float" office:value="712" calcext:value-type="float">
            <text:p>712</text:p>
          </table:table-cell>
          <table:table-cell table:style-name="ce24" table:formula="of:=([.A718]+[.$E$1])*[.$B$2]/[.$B$1]" office:value-type="float" office:value="4.3701171875" calcext:value-type="float">
            <text:p>4.370</text:p>
          </table:table-cell>
          <table:table-cell table:style-name="ce25" table:formula="of:=[$'Voltage Divisor'.$B$3]*[$'EE Data'.B718]/([$'Voltage Divisor'.$B$2]-[$'EE Data'.B718])" office:value-type="float" office:value="69379.8449612403" calcext:value-type="float">
            <text:p>69379.8</text:p>
          </table:table-cell>
          <table:table-cell table:formula="of:=MATCH([.C718];[$'Voltage Divisor'.$B$46:.$B$63];-1)" office:value-type="float" office:value="6" calcext:value-type="float">
            <text:p>6</text:p>
          </table:table-cell>
          <table:table-cell table:style-name="ce26" table:formula="of:=ROUND(([.C718]-INDIRECT(&quot;Voltage Divisor.D&quot;&amp;([.D718]+ROW([$'Voltage Divisor'.$A$46])-1)))/INDIRECT(&quot;Voltage Divisor.C&quot;&amp;([.D718]+ROW([$'Voltage Divisor'.$A$46])-1));0)" office:value-type="float" office:value="72" calcext:value-type="float">
            <text:p>72</text:p>
          </table:table-cell>
          <table:table-cell table:style-name="ce27" table:formula="of:=DEC2HEX([.E718])" office:value-type="string" office:string-value="48" calcext:value-type="string">
            <text:p>0x48</text:p>
          </table:table-cell>
          <table:table-cell table:number-columns-repeated="1018"/>
        </table:table-row>
        <table:table-row table:style-name="ro3">
          <table:table-cell table:style-name="ce4" office:value-type="float" office:value="713" calcext:value-type="float">
            <text:p>713</text:p>
          </table:table-cell>
          <table:table-cell table:style-name="ce24" table:formula="of:=([.A719]+[.$E$1])*[.$B$2]/[.$B$1]" office:value-type="float" office:value="4.375" calcext:value-type="float">
            <text:p>4.375</text:p>
          </table:table-cell>
          <table:table-cell table:style-name="ce25" table:formula="of:=[$'Voltage Divisor'.$B$3]*[$'EE Data'.B719]/([$'Voltage Divisor'.$B$2]-[$'EE Data'.B719])" office:value-type="float" office:value="70000" calcext:value-type="float">
            <text:p>70000.0</text:p>
          </table:table-cell>
          <table:table-cell table:formula="of:=MATCH([.C719];[$'Voltage Divisor'.$B$46:.$B$63];-1)" office:value-type="float" office:value="6" calcext:value-type="float">
            <text:p>6</text:p>
          </table:table-cell>
          <table:table-cell table:style-name="ce26" table:formula="of:=ROUND(([.C719]-INDIRECT(&quot;Voltage Divisor.D&quot;&amp;([.D719]+ROW([$'Voltage Divisor'.$A$46])-1)))/INDIRECT(&quot;Voltage Divisor.C&quot;&amp;([.D719]+ROW([$'Voltage Divisor'.$A$46])-1));0)" office:value-type="float" office:value="72" calcext:value-type="float">
            <text:p>72</text:p>
          </table:table-cell>
          <table:table-cell table:style-name="ce27" table:formula="of:=DEC2HEX([.E719])" office:value-type="string" office:string-value="48" calcext:value-type="string">
            <text:p>0x48</text:p>
          </table:table-cell>
          <table:table-cell table:number-columns-repeated="1018"/>
        </table:table-row>
        <table:table-row table:style-name="ro3">
          <table:table-cell table:style-name="ce4" office:value-type="float" office:value="714" calcext:value-type="float">
            <text:p>714</text:p>
          </table:table-cell>
          <table:table-cell table:style-name="ce24" table:formula="of:=([.A720]+[.$E$1])*[.$B$2]/[.$B$1]" office:value-type="float" office:value="4.3798828125" calcext:value-type="float">
            <text:p>4.380</text:p>
          </table:table-cell>
          <table:table-cell table:style-name="ce25" table:formula="of:=[$'Voltage Divisor'.$B$3]*[$'EE Data'.B720]/([$'Voltage Divisor'.$B$2]-[$'EE Data'.B720])" office:value-type="float" office:value="70629.9212598425" calcext:value-type="float">
            <text:p>70629.9</text:p>
          </table:table-cell>
          <table:table-cell table:formula="of:=MATCH([.C720];[$'Voltage Divisor'.$B$46:.$B$63];-1)" office:value-type="float" office:value="6" calcext:value-type="float">
            <text:p>6</text:p>
          </table:table-cell>
          <table:table-cell table:style-name="ce26" table:formula="of:=ROUND(([.C720]-INDIRECT(&quot;Voltage Divisor.D&quot;&amp;([.D720]+ROW([$'Voltage Divisor'.$A$46])-1)))/INDIRECT(&quot;Voltage Divisor.C&quot;&amp;([.D720]+ROW([$'Voltage Divisor'.$A$46])-1));0)" office:value-type="float" office:value="72" calcext:value-type="float">
            <text:p>72</text:p>
          </table:table-cell>
          <table:table-cell table:style-name="ce27" table:formula="of:=DEC2HEX([.E720])" office:value-type="string" office:string-value="48" calcext:value-type="string">
            <text:p>0x48</text:p>
          </table:table-cell>
          <table:table-cell table:number-columns-repeated="1018"/>
        </table:table-row>
        <table:table-row table:style-name="ro3">
          <table:table-cell table:style-name="ce4" office:value-type="float" office:value="715" calcext:value-type="float">
            <text:p>715</text:p>
          </table:table-cell>
          <table:table-cell table:style-name="ce24" table:formula="of:=([.A721]+[.$E$1])*[.$B$2]/[.$B$1]" office:value-type="float" office:value="4.384765625" calcext:value-type="float">
            <text:p>4.385</text:p>
          </table:table-cell>
          <table:table-cell table:style-name="ce25" table:formula="of:=[$'Voltage Divisor'.$B$3]*[$'EE Data'.B721]/([$'Voltage Divisor'.$B$2]-[$'EE Data'.B721])" office:value-type="float" office:value="71269.8412698413" calcext:value-type="float">
            <text:p>71269.8</text:p>
          </table:table-cell>
          <table:table-cell table:formula="of:=MATCH([.C721];[$'Voltage Divisor'.$B$46:.$B$63];-1)" office:value-type="float" office:value="6" calcext:value-type="float">
            <text:p>6</text:p>
          </table:table-cell>
          <table:table-cell table:style-name="ce26" table:formula="of:=ROUND(([.C721]-INDIRECT(&quot;Voltage Divisor.D&quot;&amp;([.D721]+ROW([$'Voltage Divisor'.$A$46])-1)))/INDIRECT(&quot;Voltage Divisor.C&quot;&amp;([.D721]+ROW([$'Voltage Divisor'.$A$46])-1));0)" office:value-type="float" office:value="72" calcext:value-type="float">
            <text:p>72</text:p>
          </table:table-cell>
          <table:table-cell table:style-name="ce27" table:formula="of:=DEC2HEX([.E721])" office:value-type="string" office:string-value="48" calcext:value-type="string">
            <text:p>0x48</text:p>
          </table:table-cell>
          <table:table-cell table:number-columns-repeated="1018"/>
        </table:table-row>
        <table:table-row table:style-name="ro3">
          <table:table-cell table:style-name="ce4" office:value-type="float" office:value="716" calcext:value-type="float">
            <text:p>716</text:p>
          </table:table-cell>
          <table:table-cell table:style-name="ce24" table:formula="of:=([.A722]+[.$E$1])*[.$B$2]/[.$B$1]" office:value-type="float" office:value="4.3896484375" calcext:value-type="float">
            <text:p>4.390</text:p>
          </table:table-cell>
          <table:table-cell table:style-name="ce25" table:formula="of:=[$'Voltage Divisor'.$B$3]*[$'EE Data'.B722]/([$'Voltage Divisor'.$B$2]-[$'EE Data'.B722])" office:value-type="float" office:value="71920" calcext:value-type="float">
            <text:p>71920.0</text:p>
          </table:table-cell>
          <table:table-cell table:formula="of:=MATCH([.C722];[$'Voltage Divisor'.$B$46:.$B$63];-1)" office:value-type="float" office:value="6" calcext:value-type="float">
            <text:p>6</text:p>
          </table:table-cell>
          <table:table-cell table:style-name="ce26" table:formula="of:=ROUND(([.C722]-INDIRECT(&quot;Voltage Divisor.D&quot;&amp;([.D722]+ROW([$'Voltage Divisor'.$A$46])-1)))/INDIRECT(&quot;Voltage Divisor.C&quot;&amp;([.D722]+ROW([$'Voltage Divisor'.$A$46])-1));0)" office:value-type="float" office:value="72" calcext:value-type="float">
            <text:p>72</text:p>
          </table:table-cell>
          <table:table-cell table:style-name="ce27" table:formula="of:=DEC2HEX([.E722])" office:value-type="string" office:string-value="48" calcext:value-type="string">
            <text:p>0x48</text:p>
          </table:table-cell>
          <table:table-cell table:number-columns-repeated="1018"/>
        </table:table-row>
        <table:table-row table:style-name="ro3">
          <table:table-cell table:style-name="ce4" office:value-type="float" office:value="717" calcext:value-type="float">
            <text:p>717</text:p>
          </table:table-cell>
          <table:table-cell table:style-name="ce24" table:formula="of:=([.A723]+[.$E$1])*[.$B$2]/[.$B$1]" office:value-type="float" office:value="4.39453125" calcext:value-type="float">
            <text:p>4.395</text:p>
          </table:table-cell>
          <table:table-cell table:style-name="ce25" table:formula="of:=[$'Voltage Divisor'.$B$3]*[$'EE Data'.B723]/([$'Voltage Divisor'.$B$2]-[$'EE Data'.B723])" office:value-type="float" office:value="72580.6451612903" calcext:value-type="float">
            <text:p>72580.6</text:p>
          </table:table-cell>
          <table:table-cell table:formula="of:=MATCH([.C723];[$'Voltage Divisor'.$B$46:.$B$63];-1)" office:value-type="float" office:value="6" calcext:value-type="float">
            <text:p>6</text:p>
          </table:table-cell>
          <table:table-cell table:style-name="ce26" table:formula="of:=ROUND(([.C723]-INDIRECT(&quot;Voltage Divisor.D&quot;&amp;([.D723]+ROW([$'Voltage Divisor'.$A$46])-1)))/INDIRECT(&quot;Voltage Divisor.C&quot;&amp;([.D723]+ROW([$'Voltage Divisor'.$A$46])-1));0)" office:value-type="float" office:value="71" calcext:value-type="float">
            <text:p>71</text:p>
          </table:table-cell>
          <table:table-cell table:style-name="ce27" table:formula="of:=DEC2HEX([.E723])" office:value-type="string" office:string-value="47" calcext:value-type="string">
            <text:p>0x47</text:p>
          </table:table-cell>
          <table:table-cell table:number-columns-repeated="1018"/>
        </table:table-row>
        <table:table-row table:style-name="ro3">
          <table:table-cell table:style-name="ce4" office:value-type="float" office:value="718" calcext:value-type="float">
            <text:p>718</text:p>
          </table:table-cell>
          <table:table-cell table:style-name="ce24" table:formula="of:=([.A724]+[.$E$1])*[.$B$2]/[.$B$1]" office:value-type="float" office:value="4.3994140625" calcext:value-type="float">
            <text:p>4.399</text:p>
          </table:table-cell>
          <table:table-cell table:style-name="ce25" table:formula="of:=[$'Voltage Divisor'.$B$3]*[$'EE Data'.B724]/([$'Voltage Divisor'.$B$2]-[$'EE Data'.B724])" office:value-type="float" office:value="73252.0325203252" calcext:value-type="float">
            <text:p>73252.0</text:p>
          </table:table-cell>
          <table:table-cell table:formula="of:=MATCH([.C724];[$'Voltage Divisor'.$B$46:.$B$63];-1)" office:value-type="float" office:value="6" calcext:value-type="float">
            <text:p>6</text:p>
          </table:table-cell>
          <table:table-cell table:style-name="ce26" table:formula="of:=ROUND(([.C724]-INDIRECT(&quot;Voltage Divisor.D&quot;&amp;([.D724]+ROW([$'Voltage Divisor'.$A$46])-1)))/INDIRECT(&quot;Voltage Divisor.C&quot;&amp;([.D724]+ROW([$'Voltage Divisor'.$A$46])-1));0)" office:value-type="float" office:value="71" calcext:value-type="float">
            <text:p>71</text:p>
          </table:table-cell>
          <table:table-cell table:style-name="ce27" table:formula="of:=DEC2HEX([.E724])" office:value-type="string" office:string-value="47" calcext:value-type="string">
            <text:p>0x47</text:p>
          </table:table-cell>
          <table:table-cell table:number-columns-repeated="1018"/>
        </table:table-row>
        <table:table-row table:style-name="ro3">
          <table:table-cell table:style-name="ce4" office:value-type="float" office:value="719" calcext:value-type="float">
            <text:p>719</text:p>
          </table:table-cell>
          <table:table-cell table:style-name="ce24" table:formula="of:=([.A725]+[.$E$1])*[.$B$2]/[.$B$1]" office:value-type="float" office:value="4.404296875" calcext:value-type="float">
            <text:p>4.404</text:p>
          </table:table-cell>
          <table:table-cell table:style-name="ce25" table:formula="of:=[$'Voltage Divisor'.$B$3]*[$'EE Data'.B725]/([$'Voltage Divisor'.$B$2]-[$'EE Data'.B725])" office:value-type="float" office:value="73934.4262295082" calcext:value-type="float">
            <text:p>73934.4</text:p>
          </table:table-cell>
          <table:table-cell table:formula="of:=MATCH([.C725];[$'Voltage Divisor'.$B$46:.$B$63];-1)" office:value-type="float" office:value="6" calcext:value-type="float">
            <text:p>6</text:p>
          </table:table-cell>
          <table:table-cell table:style-name="ce26" table:formula="of:=ROUND(([.C725]-INDIRECT(&quot;Voltage Divisor.D&quot;&amp;([.D725]+ROW([$'Voltage Divisor'.$A$46])-1)))/INDIRECT(&quot;Voltage Divisor.C&quot;&amp;([.D725]+ROW([$'Voltage Divisor'.$A$46])-1));0)" office:value-type="float" office:value="71" calcext:value-type="float">
            <text:p>71</text:p>
          </table:table-cell>
          <table:table-cell table:style-name="ce27" table:formula="of:=DEC2HEX([.E725])" office:value-type="string" office:string-value="47" calcext:value-type="string">
            <text:p>0x47</text:p>
          </table:table-cell>
          <table:table-cell table:number-columns-repeated="1018"/>
        </table:table-row>
        <table:table-row table:style-name="ro3">
          <table:table-cell table:style-name="ce4" office:value-type="float" office:value="720" calcext:value-type="float">
            <text:p>720</text:p>
          </table:table-cell>
          <table:table-cell table:style-name="ce24" table:formula="of:=([.A726]+[.$E$1])*[.$B$2]/[.$B$1]" office:value-type="float" office:value="4.4091796875" calcext:value-type="float">
            <text:p>4.409</text:p>
          </table:table-cell>
          <table:table-cell table:style-name="ce25" table:formula="of:=[$'Voltage Divisor'.$B$3]*[$'EE Data'.B726]/([$'Voltage Divisor'.$B$2]-[$'EE Data'.B726])" office:value-type="float" office:value="74628.0991735537" calcext:value-type="float">
            <text:p>74628.1</text:p>
          </table:table-cell>
          <table:table-cell table:formula="of:=MATCH([.C726];[$'Voltage Divisor'.$B$46:.$B$63];-1)" office:value-type="float" office:value="6" calcext:value-type="float">
            <text:p>6</text:p>
          </table:table-cell>
          <table:table-cell table:style-name="ce26" table:formula="of:=ROUND(([.C726]-INDIRECT(&quot;Voltage Divisor.D&quot;&amp;([.D726]+ROW([$'Voltage Divisor'.$A$46])-1)))/INDIRECT(&quot;Voltage Divisor.C&quot;&amp;([.D726]+ROW([$'Voltage Divisor'.$A$46])-1));0)" office:value-type="float" office:value="71" calcext:value-type="float">
            <text:p>71</text:p>
          </table:table-cell>
          <table:table-cell table:style-name="ce27" table:formula="of:=DEC2HEX([.E726])" office:value-type="string" office:string-value="47" calcext:value-type="string">
            <text:p>0x47</text:p>
          </table:table-cell>
          <table:table-cell table:number-columns-repeated="1018"/>
        </table:table-row>
        <table:table-row table:style-name="ro3">
          <table:table-cell table:style-name="ce4" office:value-type="float" office:value="721" calcext:value-type="float">
            <text:p>721</text:p>
          </table:table-cell>
          <table:table-cell table:style-name="ce24" table:formula="of:=([.A727]+[.$E$1])*[.$B$2]/[.$B$1]" office:value-type="float" office:value="4.4140625" calcext:value-type="float">
            <text:p>4.414</text:p>
          </table:table-cell>
          <table:table-cell table:style-name="ce25" table:formula="of:=[$'Voltage Divisor'.$B$3]*[$'EE Data'.B727]/([$'Voltage Divisor'.$B$2]-[$'EE Data'.B727])" office:value-type="float" office:value="75333.3333333333" calcext:value-type="float">
            <text:p>75333.3</text:p>
          </table:table-cell>
          <table:table-cell table:formula="of:=MATCH([.C727];[$'Voltage Divisor'.$B$46:.$B$63];-1)" office:value-type="float" office:value="6" calcext:value-type="float">
            <text:p>6</text:p>
          </table:table-cell>
          <table:table-cell table:style-name="ce26" table:formula="of:=ROUND(([.C727]-INDIRECT(&quot;Voltage Divisor.D&quot;&amp;([.D727]+ROW([$'Voltage Divisor'.$A$46])-1)))/INDIRECT(&quot;Voltage Divisor.C&quot;&amp;([.D727]+ROW([$'Voltage Divisor'.$A$46])-1));0)" office:value-type="float" office:value="71" calcext:value-type="float">
            <text:p>71</text:p>
          </table:table-cell>
          <table:table-cell table:style-name="ce27" table:formula="of:=DEC2HEX([.E727])" office:value-type="string" office:string-value="47" calcext:value-type="string">
            <text:p>0x47</text:p>
          </table:table-cell>
          <table:table-cell table:number-columns-repeated="1018"/>
        </table:table-row>
        <table:table-row table:style-name="ro3">
          <table:table-cell table:style-name="ce4" office:value-type="float" office:value="722" calcext:value-type="float">
            <text:p>722</text:p>
          </table:table-cell>
          <table:table-cell table:style-name="ce24" table:formula="of:=([.A728]+[.$E$1])*[.$B$2]/[.$B$1]" office:value-type="float" office:value="4.4189453125" calcext:value-type="float">
            <text:p>4.419</text:p>
          </table:table-cell>
          <table:table-cell table:style-name="ce25" table:formula="of:=[$'Voltage Divisor'.$B$3]*[$'EE Data'.B728]/([$'Voltage Divisor'.$B$2]-[$'EE Data'.B728])" office:value-type="float" office:value="76050.4201680672" calcext:value-type="float">
            <text:p>76050.4</text:p>
          </table:table-cell>
          <table:table-cell table:formula="of:=MATCH([.C728];[$'Voltage Divisor'.$B$46:.$B$63];-1)" office:value-type="float" office:value="6" calcext:value-type="float">
            <text:p>6</text:p>
          </table:table-cell>
          <table:table-cell table:style-name="ce26" table:formula="of:=ROUND(([.C728]-INDIRECT(&quot;Voltage Divisor.D&quot;&amp;([.D728]+ROW([$'Voltage Divisor'.$A$46])-1)))/INDIRECT(&quot;Voltage Divisor.C&quot;&amp;([.D728]+ROW([$'Voltage Divisor'.$A$46])-1));0)" office:value-type="float" office:value="70" calcext:value-type="float">
            <text:p>70</text:p>
          </table:table-cell>
          <table:table-cell table:style-name="ce27" table:formula="of:=DEC2HEX([.E728])" office:value-type="string" office:string-value="46" calcext:value-type="string">
            <text:p>0x46</text:p>
          </table:table-cell>
          <table:table-cell table:number-columns-repeated="1018"/>
        </table:table-row>
        <table:table-row table:style-name="ro3">
          <table:table-cell table:style-name="ce4" office:value-type="float" office:value="723" calcext:value-type="float">
            <text:p>723</text:p>
          </table:table-cell>
          <table:table-cell table:style-name="ce24" table:formula="of:=([.A729]+[.$E$1])*[.$B$2]/[.$B$1]" office:value-type="float" office:value="4.423828125" calcext:value-type="float">
            <text:p>4.424</text:p>
          </table:table-cell>
          <table:table-cell table:style-name="ce25" table:formula="of:=[$'Voltage Divisor'.$B$3]*[$'EE Data'.B729]/([$'Voltage Divisor'.$B$2]-[$'EE Data'.B729])" office:value-type="float" office:value="76779.6610169491" calcext:value-type="float">
            <text:p>76779.7</text:p>
          </table:table-cell>
          <table:table-cell table:formula="of:=MATCH([.C729];[$'Voltage Divisor'.$B$46:.$B$63];-1)" office:value-type="float" office:value="6" calcext:value-type="float">
            <text:p>6</text:p>
          </table:table-cell>
          <table:table-cell table:style-name="ce26" table:formula="of:=ROUND(([.C729]-INDIRECT(&quot;Voltage Divisor.D&quot;&amp;([.D729]+ROW([$'Voltage Divisor'.$A$46])-1)))/INDIRECT(&quot;Voltage Divisor.C&quot;&amp;([.D729]+ROW([$'Voltage Divisor'.$A$46])-1));0)" office:value-type="float" office:value="70" calcext:value-type="float">
            <text:p>70</text:p>
          </table:table-cell>
          <table:table-cell table:style-name="ce27" table:formula="of:=DEC2HEX([.E729])" office:value-type="string" office:string-value="46" calcext:value-type="string">
            <text:p>0x46</text:p>
          </table:table-cell>
          <table:table-cell table:number-columns-repeated="1018"/>
        </table:table-row>
        <table:table-row table:style-name="ro3">
          <table:table-cell table:style-name="ce4" office:value-type="float" office:value="724" calcext:value-type="float">
            <text:p>724</text:p>
          </table:table-cell>
          <table:table-cell table:style-name="ce24" table:formula="of:=([.A730]+[.$E$1])*[.$B$2]/[.$B$1]" office:value-type="float" office:value="4.4287109375" calcext:value-type="float">
            <text:p>4.429</text:p>
          </table:table-cell>
          <table:table-cell table:style-name="ce25" table:formula="of:=[$'Voltage Divisor'.$B$3]*[$'EE Data'.B730]/([$'Voltage Divisor'.$B$2]-[$'EE Data'.B730])" office:value-type="float" office:value="77521.3675213675" calcext:value-type="float">
            <text:p>77521.4</text:p>
          </table:table-cell>
          <table:table-cell table:formula="of:=MATCH([.C730];[$'Voltage Divisor'.$B$46:.$B$63];-1)" office:value-type="float" office:value="5" calcext:value-type="float">
            <text:p>5</text:p>
          </table:table-cell>
          <table:table-cell table:style-name="ce26" table:formula="of:=ROUND(([.C730]-INDIRECT(&quot;Voltage Divisor.D&quot;&amp;([.D730]+ROW([$'Voltage Divisor'.$A$46])-1)))/INDIRECT(&quot;Voltage Divisor.C&quot;&amp;([.D730]+ROW([$'Voltage Divisor'.$A$46])-1));0)" office:value-type="float" office:value="66" calcext:value-type="float">
            <text:p>66</text:p>
          </table:table-cell>
          <table:table-cell table:style-name="ce27" table:formula="of:=DEC2HEX([.E730])" office:value-type="string" office:string-value="42" calcext:value-type="string">
            <text:p>0x42</text:p>
          </table:table-cell>
          <table:table-cell table:number-columns-repeated="1018"/>
        </table:table-row>
        <table:table-row table:style-name="ro3">
          <table:table-cell table:style-name="ce4" office:value-type="float" office:value="725" calcext:value-type="float">
            <text:p>725</text:p>
          </table:table-cell>
          <table:table-cell table:style-name="ce24" table:formula="of:=([.A731]+[.$E$1])*[.$B$2]/[.$B$1]" office:value-type="float" office:value="4.43359375" calcext:value-type="float">
            <text:p>4.434</text:p>
          </table:table-cell>
          <table:table-cell table:style-name="ce25" table:formula="of:=[$'Voltage Divisor'.$B$3]*[$'EE Data'.B731]/([$'Voltage Divisor'.$B$2]-[$'EE Data'.B731])" office:value-type="float" office:value="78275.8620689655" calcext:value-type="float">
            <text:p>78275.9</text:p>
          </table:table-cell>
          <table:table-cell table:formula="of:=MATCH([.C731];[$'Voltage Divisor'.$B$46:.$B$63];-1)" office:value-type="float" office:value="5" calcext:value-type="float">
            <text:p>5</text:p>
          </table:table-cell>
          <table:table-cell table:style-name="ce26" table:formula="of:=ROUND(([.C731]-INDIRECT(&quot;Voltage Divisor.D&quot;&amp;([.D731]+ROW([$'Voltage Divisor'.$A$46])-1)))/INDIRECT(&quot;Voltage Divisor.C&quot;&amp;([.D731]+ROW([$'Voltage Divisor'.$A$46])-1));0)" office:value-type="float" office:value="66" calcext:value-type="float">
            <text:p>66</text:p>
          </table:table-cell>
          <table:table-cell table:style-name="ce27" table:formula="of:=DEC2HEX([.E731])" office:value-type="string" office:string-value="42" calcext:value-type="string">
            <text:p>0x42</text:p>
          </table:table-cell>
          <table:table-cell table:number-columns-repeated="1018"/>
        </table:table-row>
        <table:table-row table:style-name="ro3">
          <table:table-cell table:style-name="ce4" office:value-type="float" office:value="726" calcext:value-type="float">
            <text:p>726</text:p>
          </table:table-cell>
          <table:table-cell table:style-name="ce24" table:formula="of:=([.A732]+[.$E$1])*[.$B$2]/[.$B$1]" office:value-type="float" office:value="4.4384765625" calcext:value-type="float">
            <text:p>4.438</text:p>
          </table:table-cell>
          <table:table-cell table:style-name="ce25" table:formula="of:=[$'Voltage Divisor'.$B$3]*[$'EE Data'.B732]/([$'Voltage Divisor'.$B$2]-[$'EE Data'.B732])" office:value-type="float" office:value="79043.4782608696" calcext:value-type="float">
            <text:p>79043.5</text:p>
          </table:table-cell>
          <table:table-cell table:formula="of:=MATCH([.C732];[$'Voltage Divisor'.$B$46:.$B$63];-1)" office:value-type="float" office:value="5" calcext:value-type="float">
            <text:p>5</text:p>
          </table:table-cell>
          <table:table-cell table:style-name="ce26" table:formula="of:=ROUND(([.C732]-INDIRECT(&quot;Voltage Divisor.D&quot;&amp;([.D732]+ROW([$'Voltage Divisor'.$A$46])-1)))/INDIRECT(&quot;Voltage Divisor.C&quot;&amp;([.D732]+ROW([$'Voltage Divisor'.$A$46])-1));0)" office:value-type="float" office:value="66" calcext:value-type="float">
            <text:p>66</text:p>
          </table:table-cell>
          <table:table-cell table:style-name="ce27" table:formula="of:=DEC2HEX([.E732])" office:value-type="string" office:string-value="42" calcext:value-type="string">
            <text:p>0x42</text:p>
          </table:table-cell>
          <table:table-cell table:number-columns-repeated="1018"/>
        </table:table-row>
        <table:table-row table:style-name="ro3">
          <table:table-cell table:style-name="ce4" office:value-type="float" office:value="727" calcext:value-type="float">
            <text:p>727</text:p>
          </table:table-cell>
          <table:table-cell table:style-name="ce24" table:formula="of:=([.A733]+[.$E$1])*[.$B$2]/[.$B$1]" office:value-type="float" office:value="4.443359375" calcext:value-type="float">
            <text:p>4.443</text:p>
          </table:table-cell>
          <table:table-cell table:style-name="ce25" table:formula="of:=[$'Voltage Divisor'.$B$3]*[$'EE Data'.B733]/([$'Voltage Divisor'.$B$2]-[$'EE Data'.B733])" office:value-type="float" office:value="79824.5614035088" calcext:value-type="float">
            <text:p>79824.6</text:p>
          </table:table-cell>
          <table:table-cell table:formula="of:=MATCH([.C733];[$'Voltage Divisor'.$B$46:.$B$63];-1)" office:value-type="float" office:value="5" calcext:value-type="float">
            <text:p>5</text:p>
          </table:table-cell>
          <table:table-cell table:style-name="ce26" table:formula="of:=ROUND(([.C733]-INDIRECT(&quot;Voltage Divisor.D&quot;&amp;([.D733]+ROW([$'Voltage Divisor'.$A$46])-1)))/INDIRECT(&quot;Voltage Divisor.C&quot;&amp;([.D733]+ROW([$'Voltage Divisor'.$A$46])-1));0)" office:value-type="float" office:value="66" calcext:value-type="float">
            <text:p>66</text:p>
          </table:table-cell>
          <table:table-cell table:style-name="ce27" table:formula="of:=DEC2HEX([.E733])" office:value-type="string" office:string-value="42" calcext:value-type="string">
            <text:p>0x42</text:p>
          </table:table-cell>
          <table:table-cell table:number-columns-repeated="1018"/>
        </table:table-row>
        <table:table-row table:style-name="ro3">
          <table:table-cell table:style-name="ce4" office:value-type="float" office:value="728" calcext:value-type="float">
            <text:p>728</text:p>
          </table:table-cell>
          <table:table-cell table:style-name="ce24" table:formula="of:=([.A734]+[.$E$1])*[.$B$2]/[.$B$1]" office:value-type="float" office:value="4.4482421875" calcext:value-type="float">
            <text:p>4.448</text:p>
          </table:table-cell>
          <table:table-cell table:style-name="ce25" table:formula="of:=[$'Voltage Divisor'.$B$3]*[$'EE Data'.B734]/([$'Voltage Divisor'.$B$2]-[$'EE Data'.B734])" office:value-type="float" office:value="80619.4690265487" calcext:value-type="float">
            <text:p>80619.5</text:p>
          </table:table-cell>
          <table:table-cell table:formula="of:=MATCH([.C734];[$'Voltage Divisor'.$B$46:.$B$63];-1)" office:value-type="float" office:value="5" calcext:value-type="float">
            <text:p>5</text:p>
          </table:table-cell>
          <table:table-cell table:style-name="ce26" table:formula="of:=ROUND(([.C734]-INDIRECT(&quot;Voltage Divisor.D&quot;&amp;([.D734]+ROW([$'Voltage Divisor'.$A$46])-1)))/INDIRECT(&quot;Voltage Divisor.C&quot;&amp;([.D734]+ROW([$'Voltage Divisor'.$A$46])-1));0)" office:value-type="float" office:value="66" calcext:value-type="float">
            <text:p>66</text:p>
          </table:table-cell>
          <table:table-cell table:style-name="ce27" table:formula="of:=DEC2HEX([.E734])" office:value-type="string" office:string-value="42" calcext:value-type="string">
            <text:p>0x42</text:p>
          </table:table-cell>
          <table:table-cell table:number-columns-repeated="1018"/>
        </table:table-row>
        <table:table-row table:style-name="ro3">
          <table:table-cell table:style-name="ce4" office:value-type="float" office:value="729" calcext:value-type="float">
            <text:p>729</text:p>
          </table:table-cell>
          <table:table-cell table:style-name="ce24" table:formula="of:=([.A735]+[.$E$1])*[.$B$2]/[.$B$1]" office:value-type="float" office:value="4.453125" calcext:value-type="float">
            <text:p>4.453</text:p>
          </table:table-cell>
          <table:table-cell table:style-name="ce25" table:formula="of:=[$'Voltage Divisor'.$B$3]*[$'EE Data'.B735]/([$'Voltage Divisor'.$B$2]-[$'EE Data'.B735])" office:value-type="float" office:value="81428.5714285714" calcext:value-type="float">
            <text:p>81428.6</text:p>
          </table:table-cell>
          <table:table-cell table:formula="of:=MATCH([.C735];[$'Voltage Divisor'.$B$46:.$B$63];-1)" office:value-type="float" office:value="5" calcext:value-type="float">
            <text:p>5</text:p>
          </table:table-cell>
          <table:table-cell table:style-name="ce26" table:formula="of:=ROUND(([.C735]-INDIRECT(&quot;Voltage Divisor.D&quot;&amp;([.D735]+ROW([$'Voltage Divisor'.$A$46])-1)))/INDIRECT(&quot;Voltage Divisor.C&quot;&amp;([.D735]+ROW([$'Voltage Divisor'.$A$46])-1));0)" office:value-type="float" office:value="66" calcext:value-type="float">
            <text:p>66</text:p>
          </table:table-cell>
          <table:table-cell table:style-name="ce27" table:formula="of:=DEC2HEX([.E735])" office:value-type="string" office:string-value="42" calcext:value-type="string">
            <text:p>0x42</text:p>
          </table:table-cell>
          <table:table-cell table:number-columns-repeated="1018"/>
        </table:table-row>
        <table:table-row table:style-name="ro3">
          <table:table-cell table:style-name="ce4" office:value-type="float" office:value="730" calcext:value-type="float">
            <text:p>730</text:p>
          </table:table-cell>
          <table:table-cell table:style-name="ce24" table:formula="of:=([.A736]+[.$E$1])*[.$B$2]/[.$B$1]" office:value-type="float" office:value="4.4580078125" calcext:value-type="float">
            <text:p>4.458</text:p>
          </table:table-cell>
          <table:table-cell table:style-name="ce25" table:formula="of:=[$'Voltage Divisor'.$B$3]*[$'EE Data'.B736]/([$'Voltage Divisor'.$B$2]-[$'EE Data'.B736])" office:value-type="float" office:value="82252.2522522523" calcext:value-type="float">
            <text:p>82252.3</text:p>
          </table:table-cell>
          <table:table-cell table:formula="of:=MATCH([.C736];[$'Voltage Divisor'.$B$46:.$B$63];-1)" office:value-type="float" office:value="5" calcext:value-type="float">
            <text:p>5</text:p>
          </table:table-cell>
          <table:table-cell table:style-name="ce26" table:formula="of:=ROUND(([.C736]-INDIRECT(&quot;Voltage Divisor.D&quot;&amp;([.D736]+ROW([$'Voltage Divisor'.$A$46])-1)))/INDIRECT(&quot;Voltage Divisor.C&quot;&amp;([.D736]+ROW([$'Voltage Divisor'.$A$46])-1));0)" office:value-type="float" office:value="66" calcext:value-type="float">
            <text:p>66</text:p>
          </table:table-cell>
          <table:table-cell table:style-name="ce27" table:formula="of:=DEC2HEX([.E736])" office:value-type="string" office:string-value="42" calcext:value-type="string">
            <text:p>0x42</text:p>
          </table:table-cell>
          <table:table-cell table:number-columns-repeated="1018"/>
        </table:table-row>
        <table:table-row table:style-name="ro3">
          <table:table-cell table:style-name="ce4" office:value-type="float" office:value="731" calcext:value-type="float">
            <text:p>731</text:p>
          </table:table-cell>
          <table:table-cell table:style-name="ce24" table:formula="of:=([.A737]+[.$E$1])*[.$B$2]/[.$B$1]" office:value-type="float" office:value="4.462890625" calcext:value-type="float">
            <text:p>4.463</text:p>
          </table:table-cell>
          <table:table-cell table:style-name="ce25" table:formula="of:=[$'Voltage Divisor'.$B$3]*[$'EE Data'.B737]/([$'Voltage Divisor'.$B$2]-[$'EE Data'.B737])" office:value-type="float" office:value="83090.9090909091" calcext:value-type="float">
            <text:p>83090.9</text:p>
          </table:table-cell>
          <table:table-cell table:formula="of:=MATCH([.C737];[$'Voltage Divisor'.$B$46:.$B$63];-1)" office:value-type="float" office:value="5" calcext:value-type="float">
            <text:p>5</text:p>
          </table:table-cell>
          <table:table-cell table:style-name="ce26" table:formula="of:=ROUND(([.C737]-INDIRECT(&quot;Voltage Divisor.D&quot;&amp;([.D737]+ROW([$'Voltage Divisor'.$A$46])-1)))/INDIRECT(&quot;Voltage Divisor.C&quot;&amp;([.D737]+ROW([$'Voltage Divisor'.$A$46])-1));0)" office:value-type="float" office:value="65" calcext:value-type="float">
            <text:p>65</text:p>
          </table:table-cell>
          <table:table-cell table:style-name="ce27" table:formula="of:=DEC2HEX([.E737])" office:value-type="string" office:string-value="41" calcext:value-type="string">
            <text:p>0x41</text:p>
          </table:table-cell>
          <table:table-cell table:number-columns-repeated="1018"/>
        </table:table-row>
        <table:table-row table:style-name="ro3">
          <table:table-cell table:style-name="ce4" office:value-type="float" office:value="732" calcext:value-type="float">
            <text:p>732</text:p>
          </table:table-cell>
          <table:table-cell table:style-name="ce24" table:formula="of:=([.A738]+[.$E$1])*[.$B$2]/[.$B$1]" office:value-type="float" office:value="4.4677734375" calcext:value-type="float">
            <text:p>4.468</text:p>
          </table:table-cell>
          <table:table-cell table:style-name="ce25" table:formula="of:=[$'Voltage Divisor'.$B$3]*[$'EE Data'.B738]/([$'Voltage Divisor'.$B$2]-[$'EE Data'.B738])" office:value-type="float" office:value="83944.9541284404" calcext:value-type="float">
            <text:p>83945.0</text:p>
          </table:table-cell>
          <table:table-cell table:formula="of:=MATCH([.C738];[$'Voltage Divisor'.$B$46:.$B$63];-1)" office:value-type="float" office:value="5" calcext:value-type="float">
            <text:p>5</text:p>
          </table:table-cell>
          <table:table-cell table:style-name="ce26" table:formula="of:=ROUND(([.C738]-INDIRECT(&quot;Voltage Divisor.D&quot;&amp;([.D738]+ROW([$'Voltage Divisor'.$A$46])-1)))/INDIRECT(&quot;Voltage Divisor.C&quot;&amp;([.D738]+ROW([$'Voltage Divisor'.$A$46])-1));0)" office:value-type="float" office:value="65" calcext:value-type="float">
            <text:p>65</text:p>
          </table:table-cell>
          <table:table-cell table:style-name="ce27" table:formula="of:=DEC2HEX([.E738])" office:value-type="string" office:string-value="41" calcext:value-type="string">
            <text:p>0x41</text:p>
          </table:table-cell>
          <table:table-cell table:number-columns-repeated="1018"/>
        </table:table-row>
        <table:table-row table:style-name="ro3">
          <table:table-cell table:style-name="ce4" office:value-type="float" office:value="733" calcext:value-type="float">
            <text:p>733</text:p>
          </table:table-cell>
          <table:table-cell table:style-name="ce24" table:formula="of:=([.A739]+[.$E$1])*[.$B$2]/[.$B$1]" office:value-type="float" office:value="4.47265625" calcext:value-type="float">
            <text:p>4.473</text:p>
          </table:table-cell>
          <table:table-cell table:style-name="ce25" table:formula="of:=[$'Voltage Divisor'.$B$3]*[$'EE Data'.B739]/([$'Voltage Divisor'.$B$2]-[$'EE Data'.B739])" office:value-type="float" office:value="84814.8148148148" calcext:value-type="float">
            <text:p>84814.8</text:p>
          </table:table-cell>
          <table:table-cell table:formula="of:=MATCH([.C739];[$'Voltage Divisor'.$B$46:.$B$63];-1)" office:value-type="float" office:value="5" calcext:value-type="float">
            <text:p>5</text:p>
          </table:table-cell>
          <table:table-cell table:style-name="ce26" table:formula="of:=ROUND(([.C739]-INDIRECT(&quot;Voltage Divisor.D&quot;&amp;([.D739]+ROW([$'Voltage Divisor'.$A$46])-1)))/INDIRECT(&quot;Voltage Divisor.C&quot;&amp;([.D739]+ROW([$'Voltage Divisor'.$A$46])-1));0)" office:value-type="float" office:value="65" calcext:value-type="float">
            <text:p>65</text:p>
          </table:table-cell>
          <table:table-cell table:style-name="ce27" table:formula="of:=DEC2HEX([.E739])" office:value-type="string" office:string-value="41" calcext:value-type="string">
            <text:p>0x41</text:p>
          </table:table-cell>
          <table:table-cell table:number-columns-repeated="1018"/>
        </table:table-row>
        <table:table-row table:style-name="ro3">
          <table:table-cell table:style-name="ce4" office:value-type="float" office:value="734" calcext:value-type="float">
            <text:p>734</text:p>
          </table:table-cell>
          <table:table-cell table:style-name="ce24" table:formula="of:=([.A740]+[.$E$1])*[.$B$2]/[.$B$1]" office:value-type="float" office:value="4.4775390625" calcext:value-type="float">
            <text:p>4.478</text:p>
          </table:table-cell>
          <table:table-cell table:style-name="ce25" table:formula="of:=[$'Voltage Divisor'.$B$3]*[$'EE Data'.B740]/([$'Voltage Divisor'.$B$2]-[$'EE Data'.B740])" office:value-type="float" office:value="85700.9345794393" calcext:value-type="float">
            <text:p>85700.9</text:p>
          </table:table-cell>
          <table:table-cell table:formula="of:=MATCH([.C740];[$'Voltage Divisor'.$B$46:.$B$63];-1)" office:value-type="float" office:value="5" calcext:value-type="float">
            <text:p>5</text:p>
          </table:table-cell>
          <table:table-cell table:style-name="ce26" table:formula="of:=ROUND(([.C740]-INDIRECT(&quot;Voltage Divisor.D&quot;&amp;([.D740]+ROW([$'Voltage Divisor'.$A$46])-1)))/INDIRECT(&quot;Voltage Divisor.C&quot;&amp;([.D740]+ROW([$'Voltage Divisor'.$A$46])-1));0)" office:value-type="float" office:value="65" calcext:value-type="float">
            <text:p>65</text:p>
          </table:table-cell>
          <table:table-cell table:style-name="ce27" table:formula="of:=DEC2HEX([.E740])" office:value-type="string" office:string-value="41" calcext:value-type="string">
            <text:p>0x41</text:p>
          </table:table-cell>
          <table:table-cell table:number-columns-repeated="1018"/>
        </table:table-row>
        <table:table-row table:style-name="ro3">
          <table:table-cell table:style-name="ce4" office:value-type="float" office:value="735" calcext:value-type="float">
            <text:p>735</text:p>
          </table:table-cell>
          <table:table-cell table:style-name="ce24" table:formula="of:=([.A741]+[.$E$1])*[.$B$2]/[.$B$1]" office:value-type="float" office:value="4.482421875" calcext:value-type="float">
            <text:p>4.482</text:p>
          </table:table-cell>
          <table:table-cell table:style-name="ce25" table:formula="of:=[$'Voltage Divisor'.$B$3]*[$'EE Data'.B741]/([$'Voltage Divisor'.$B$2]-[$'EE Data'.B741])" office:value-type="float" office:value="86603.7735849057" calcext:value-type="float">
            <text:p>86603.8</text:p>
          </table:table-cell>
          <table:table-cell table:formula="of:=MATCH([.C741];[$'Voltage Divisor'.$B$46:.$B$63];-1)" office:value-type="float" office:value="5" calcext:value-type="float">
            <text:p>5</text:p>
          </table:table-cell>
          <table:table-cell table:style-name="ce26" table:formula="of:=ROUND(([.C741]-INDIRECT(&quot;Voltage Divisor.D&quot;&amp;([.D741]+ROW([$'Voltage Divisor'.$A$46])-1)))/INDIRECT(&quot;Voltage Divisor.C&quot;&amp;([.D741]+ROW([$'Voltage Divisor'.$A$46])-1));0)" office:value-type="float" office:value="65" calcext:value-type="float">
            <text:p>65</text:p>
          </table:table-cell>
          <table:table-cell table:style-name="ce27" table:formula="of:=DEC2HEX([.E741])" office:value-type="string" office:string-value="41" calcext:value-type="string">
            <text:p>0x41</text:p>
          </table:table-cell>
          <table:table-cell table:number-columns-repeated="1018"/>
        </table:table-row>
        <table:table-row table:style-name="ro3">
          <table:table-cell table:style-name="ce4" office:value-type="float" office:value="736" calcext:value-type="float">
            <text:p>736</text:p>
          </table:table-cell>
          <table:table-cell table:style-name="ce24" table:formula="of:=([.A742]+[.$E$1])*[.$B$2]/[.$B$1]" office:value-type="float" office:value="4.4873046875" calcext:value-type="float">
            <text:p>4.487</text:p>
          </table:table-cell>
          <table:table-cell table:style-name="ce25" table:formula="of:=[$'Voltage Divisor'.$B$3]*[$'EE Data'.B742]/([$'Voltage Divisor'.$B$2]-[$'EE Data'.B742])" office:value-type="float" office:value="87523.8095238095" calcext:value-type="float">
            <text:p>87523.8</text:p>
          </table:table-cell>
          <table:table-cell table:formula="of:=MATCH([.C742];[$'Voltage Divisor'.$B$46:.$B$63];-1)" office:value-type="float" office:value="5" calcext:value-type="float">
            <text:p>5</text:p>
          </table:table-cell>
          <table:table-cell table:style-name="ce26" table:formula="of:=ROUND(([.C742]-INDIRECT(&quot;Voltage Divisor.D&quot;&amp;([.D742]+ROW([$'Voltage Divisor'.$A$46])-1)))/INDIRECT(&quot;Voltage Divisor.C&quot;&amp;([.D742]+ROW([$'Voltage Divisor'.$A$46])-1));0)" office:value-type="float" office:value="65" calcext:value-type="float">
            <text:p>65</text:p>
          </table:table-cell>
          <table:table-cell table:style-name="ce27" table:formula="of:=DEC2HEX([.E742])" office:value-type="string" office:string-value="41" calcext:value-type="string">
            <text:p>0x41</text:p>
          </table:table-cell>
          <table:table-cell table:number-columns-repeated="1018"/>
        </table:table-row>
        <table:table-row table:style-name="ro3">
          <table:table-cell table:style-name="ce4" office:value-type="float" office:value="737" calcext:value-type="float">
            <text:p>737</text:p>
          </table:table-cell>
          <table:table-cell table:style-name="ce24" table:formula="of:=([.A743]+[.$E$1])*[.$B$2]/[.$B$1]" office:value-type="float" office:value="4.4921875" calcext:value-type="float">
            <text:p>4.492</text:p>
          </table:table-cell>
          <table:table-cell table:style-name="ce25" table:formula="of:=[$'Voltage Divisor'.$B$3]*[$'EE Data'.B743]/([$'Voltage Divisor'.$B$2]-[$'EE Data'.B743])" office:value-type="float" office:value="88461.5384615385" calcext:value-type="float">
            <text:p>88461.5</text:p>
          </table:table-cell>
          <table:table-cell table:formula="of:=MATCH([.C743];[$'Voltage Divisor'.$B$46:.$B$63];-1)" office:value-type="float" office:value="5" calcext:value-type="float">
            <text:p>5</text:p>
          </table:table-cell>
          <table:table-cell table:style-name="ce26" table:formula="of:=ROUND(([.C743]-INDIRECT(&quot;Voltage Divisor.D&quot;&amp;([.D743]+ROW([$'Voltage Divisor'.$A$46])-1)))/INDIRECT(&quot;Voltage Divisor.C&quot;&amp;([.D743]+ROW([$'Voltage Divisor'.$A$46])-1));0)" office:value-type="float" office:value="64" calcext:value-type="float">
            <text:p>64</text:p>
          </table:table-cell>
          <table:table-cell table:style-name="ce27" table:formula="of:=DEC2HEX([.E743])" office:value-type="string" office:string-value="40" calcext:value-type="string">
            <text:p>0x40</text:p>
          </table:table-cell>
          <table:table-cell table:number-columns-repeated="1018"/>
        </table:table-row>
        <table:table-row table:style-name="ro3">
          <table:table-cell table:style-name="ce4" office:value-type="float" office:value="738" calcext:value-type="float">
            <text:p>738</text:p>
          </table:table-cell>
          <table:table-cell table:style-name="ce24" table:formula="of:=([.A744]+[.$E$1])*[.$B$2]/[.$B$1]" office:value-type="float" office:value="4.4970703125" calcext:value-type="float">
            <text:p>4.497</text:p>
          </table:table-cell>
          <table:table-cell table:style-name="ce25" table:formula="of:=[$'Voltage Divisor'.$B$3]*[$'EE Data'.B744]/([$'Voltage Divisor'.$B$2]-[$'EE Data'.B744])" office:value-type="float" office:value="89417.4757281554" calcext:value-type="float">
            <text:p>89417.5</text:p>
          </table:table-cell>
          <table:table-cell table:formula="of:=MATCH([.C744];[$'Voltage Divisor'.$B$46:.$B$63];-1)" office:value-type="float" office:value="5" calcext:value-type="float">
            <text:p>5</text:p>
          </table:table-cell>
          <table:table-cell table:style-name="ce26" table:formula="of:=ROUND(([.C744]-INDIRECT(&quot;Voltage Divisor.D&quot;&amp;([.D744]+ROW([$'Voltage Divisor'.$A$46])-1)))/INDIRECT(&quot;Voltage Divisor.C&quot;&amp;([.D744]+ROW([$'Voltage Divisor'.$A$46])-1));0)" office:value-type="float" office:value="64" calcext:value-type="float">
            <text:p>64</text:p>
          </table:table-cell>
          <table:table-cell table:style-name="ce27" table:formula="of:=DEC2HEX([.E744])" office:value-type="string" office:string-value="40" calcext:value-type="string">
            <text:p>0x40</text:p>
          </table:table-cell>
          <table:table-cell table:number-columns-repeated="1018"/>
        </table:table-row>
        <table:table-row table:style-name="ro3">
          <table:table-cell table:style-name="ce4" office:value-type="float" office:value="739" calcext:value-type="float">
            <text:p>739</text:p>
          </table:table-cell>
          <table:table-cell table:style-name="ce24" table:formula="of:=([.A745]+[.$E$1])*[.$B$2]/[.$B$1]" office:value-type="float" office:value="4.501953125" calcext:value-type="float">
            <text:p>4.502</text:p>
          </table:table-cell>
          <table:table-cell table:style-name="ce25" table:formula="of:=[$'Voltage Divisor'.$B$3]*[$'EE Data'.B745]/([$'Voltage Divisor'.$B$2]-[$'EE Data'.B745])" office:value-type="float" office:value="90392.1568627451" calcext:value-type="float">
            <text:p>90392.2</text:p>
          </table:table-cell>
          <table:table-cell table:formula="of:=MATCH([.C745];[$'Voltage Divisor'.$B$46:.$B$63];-1)" office:value-type="float" office:value="5" calcext:value-type="float">
            <text:p>5</text:p>
          </table:table-cell>
          <table:table-cell table:style-name="ce26" table:formula="of:=ROUND(([.C745]-INDIRECT(&quot;Voltage Divisor.D&quot;&amp;([.D745]+ROW([$'Voltage Divisor'.$A$46])-1)))/INDIRECT(&quot;Voltage Divisor.C&quot;&amp;([.D745]+ROW([$'Voltage Divisor'.$A$46])-1));0)" office:value-type="float" office:value="64" calcext:value-type="float">
            <text:p>64</text:p>
          </table:table-cell>
          <table:table-cell table:style-name="ce27" table:formula="of:=DEC2HEX([.E745])" office:value-type="string" office:string-value="40" calcext:value-type="string">
            <text:p>0x40</text:p>
          </table:table-cell>
          <table:table-cell table:number-columns-repeated="1018"/>
        </table:table-row>
        <table:table-row table:style-name="ro3">
          <table:table-cell table:style-name="ce4" office:value-type="float" office:value="740" calcext:value-type="float">
            <text:p>740</text:p>
          </table:table-cell>
          <table:table-cell table:style-name="ce24" table:formula="of:=([.A746]+[.$E$1])*[.$B$2]/[.$B$1]" office:value-type="float" office:value="4.5068359375" calcext:value-type="float">
            <text:p>4.507</text:p>
          </table:table-cell>
          <table:table-cell table:style-name="ce25" table:formula="of:=[$'Voltage Divisor'.$B$3]*[$'EE Data'.B746]/([$'Voltage Divisor'.$B$2]-[$'EE Data'.B746])" office:value-type="float" office:value="91386.1386138614" calcext:value-type="float">
            <text:p>91386.1</text:p>
          </table:table-cell>
          <table:table-cell table:formula="of:=MATCH([.C746];[$'Voltage Divisor'.$B$46:.$B$63];-1)" office:value-type="float" office:value="5" calcext:value-type="float">
            <text:p>5</text:p>
          </table:table-cell>
          <table:table-cell table:style-name="ce26" table:formula="of:=ROUND(([.C746]-INDIRECT(&quot;Voltage Divisor.D&quot;&amp;([.D746]+ROW([$'Voltage Divisor'.$A$46])-1)))/INDIRECT(&quot;Voltage Divisor.C&quot;&amp;([.D746]+ROW([$'Voltage Divisor'.$A$46])-1));0)" office:value-type="float" office:value="64" calcext:value-type="float">
            <text:p>64</text:p>
          </table:table-cell>
          <table:table-cell table:style-name="ce27" table:formula="of:=DEC2HEX([.E746])" office:value-type="string" office:string-value="40" calcext:value-type="string">
            <text:p>0x40</text:p>
          </table:table-cell>
          <table:table-cell table:number-columns-repeated="1018"/>
        </table:table-row>
        <table:table-row table:style-name="ro3">
          <table:table-cell table:style-name="ce4" office:value-type="float" office:value="741" calcext:value-type="float">
            <text:p>741</text:p>
          </table:table-cell>
          <table:table-cell table:style-name="ce24" table:formula="of:=([.A747]+[.$E$1])*[.$B$2]/[.$B$1]" office:value-type="float" office:value="4.51171875" calcext:value-type="float">
            <text:p>4.512</text:p>
          </table:table-cell>
          <table:table-cell table:style-name="ce25" table:formula="of:=[$'Voltage Divisor'.$B$3]*[$'EE Data'.B747]/([$'Voltage Divisor'.$B$2]-[$'EE Data'.B747])" office:value-type="float" office:value="92400" calcext:value-type="float">
            <text:p>92400.0</text:p>
          </table:table-cell>
          <table:table-cell table:formula="of:=MATCH([.C747];[$'Voltage Divisor'.$B$46:.$B$63];-1)" office:value-type="float" office:value="5" calcext:value-type="float">
            <text:p>5</text:p>
          </table:table-cell>
          <table:table-cell table:style-name="ce26" table:formula="of:=ROUND(([.C747]-INDIRECT(&quot;Voltage Divisor.D&quot;&amp;([.D747]+ROW([$'Voltage Divisor'.$A$46])-1)))/INDIRECT(&quot;Voltage Divisor.C&quot;&amp;([.D747]+ROW([$'Voltage Divisor'.$A$46])-1));0)" office:value-type="float" office:value="64" calcext:value-type="float">
            <text:p>64</text:p>
          </table:table-cell>
          <table:table-cell table:style-name="ce27" table:formula="of:=DEC2HEX([.E747])" office:value-type="string" office:string-value="40" calcext:value-type="string">
            <text:p>0x40</text:p>
          </table:table-cell>
          <table:table-cell table:number-columns-repeated="1018"/>
        </table:table-row>
        <table:table-row table:style-name="ro3">
          <table:table-cell table:style-name="ce4" office:value-type="float" office:value="742" calcext:value-type="float">
            <text:p>742</text:p>
          </table:table-cell>
          <table:table-cell table:style-name="ce24" table:formula="of:=([.A748]+[.$E$1])*[.$B$2]/[.$B$1]" office:value-type="float" office:value="4.5166015625" calcext:value-type="float">
            <text:p>4.517</text:p>
          </table:table-cell>
          <table:table-cell table:style-name="ce25" table:formula="of:=[$'Voltage Divisor'.$B$3]*[$'EE Data'.B748]/([$'Voltage Divisor'.$B$2]-[$'EE Data'.B748])" office:value-type="float" office:value="93434.3434343434" calcext:value-type="float">
            <text:p>93434.3</text:p>
          </table:table-cell>
          <table:table-cell table:formula="of:=MATCH([.C748];[$'Voltage Divisor'.$B$46:.$B$63];-1)" office:value-type="float" office:value="5" calcext:value-type="float">
            <text:p>5</text:p>
          </table:table-cell>
          <table:table-cell table:style-name="ce26" table:formula="of:=ROUND(([.C748]-INDIRECT(&quot;Voltage Divisor.D&quot;&amp;([.D748]+ROW([$'Voltage Divisor'.$A$46])-1)))/INDIRECT(&quot;Voltage Divisor.C&quot;&amp;([.D748]+ROW([$'Voltage Divisor'.$A$46])-1));0)" office:value-type="float" office:value="64" calcext:value-type="float">
            <text:p>64</text:p>
          </table:table-cell>
          <table:table-cell table:style-name="ce27" table:formula="of:=DEC2HEX([.E748])" office:value-type="string" office:string-value="40" calcext:value-type="string">
            <text:p>0x40</text:p>
          </table:table-cell>
          <table:table-cell table:number-columns-repeated="1018"/>
        </table:table-row>
        <table:table-row table:style-name="ro3">
          <table:table-cell table:style-name="ce4" office:value-type="float" office:value="743" calcext:value-type="float">
            <text:p>743</text:p>
          </table:table-cell>
          <table:table-cell table:style-name="ce24" table:formula="of:=([.A749]+[.$E$1])*[.$B$2]/[.$B$1]" office:value-type="float" office:value="4.521484375" calcext:value-type="float">
            <text:p>4.521</text:p>
          </table:table-cell>
          <table:table-cell table:style-name="ce25" table:formula="of:=[$'Voltage Divisor'.$B$3]*[$'EE Data'.B749]/([$'Voltage Divisor'.$B$2]-[$'EE Data'.B749])" office:value-type="float" office:value="94489.7959183674" calcext:value-type="float">
            <text:p>94489.8</text:p>
          </table:table-cell>
          <table:table-cell table:formula="of:=MATCH([.C749];[$'Voltage Divisor'.$B$46:.$B$63];-1)" office:value-type="float" office:value="5" calcext:value-type="float">
            <text:p>5</text:p>
          </table:table-cell>
          <table:table-cell table:style-name="ce26" table:formula="of:=ROUND(([.C749]-INDIRECT(&quot;Voltage Divisor.D&quot;&amp;([.D749]+ROW([$'Voltage Divisor'.$A$46])-1)))/INDIRECT(&quot;Voltage Divisor.C&quot;&amp;([.D749]+ROW([$'Voltage Divisor'.$A$46])-1));0)" office:value-type="float" office:value="63" calcext:value-type="float">
            <text:p>63</text:p>
          </table:table-cell>
          <table:table-cell table:style-name="ce27" table:formula="of:=DEC2HEX([.E749])" office:value-type="string" office:string-value="3F" calcext:value-type="string">
            <text:p>0x3F</text:p>
          </table:table-cell>
          <table:table-cell table:number-columns-repeated="1018"/>
        </table:table-row>
        <table:table-row table:style-name="ro3">
          <table:table-cell table:style-name="ce4" office:value-type="float" office:value="744" calcext:value-type="float">
            <text:p>744</text:p>
          </table:table-cell>
          <table:table-cell table:style-name="ce24" table:formula="of:=([.A750]+[.$E$1])*[.$B$2]/[.$B$1]" office:value-type="float" office:value="4.5263671875" calcext:value-type="float">
            <text:p>4.526</text:p>
          </table:table-cell>
          <table:table-cell table:style-name="ce25" table:formula="of:=[$'Voltage Divisor'.$B$3]*[$'EE Data'.B750]/([$'Voltage Divisor'.$B$2]-[$'EE Data'.B750])" office:value-type="float" office:value="95567.0103092784" calcext:value-type="float">
            <text:p>95567.0</text:p>
          </table:table-cell>
          <table:table-cell table:formula="of:=MATCH([.C750];[$'Voltage Divisor'.$B$46:.$B$63];-1)" office:value-type="float" office:value="5" calcext:value-type="float">
            <text:p>5</text:p>
          </table:table-cell>
          <table:table-cell table:style-name="ce26" table:formula="of:=ROUND(([.C750]-INDIRECT(&quot;Voltage Divisor.D&quot;&amp;([.D750]+ROW([$'Voltage Divisor'.$A$46])-1)))/INDIRECT(&quot;Voltage Divisor.C&quot;&amp;([.D750]+ROW([$'Voltage Divisor'.$A$46])-1));0)" office:value-type="float" office:value="63" calcext:value-type="float">
            <text:p>63</text:p>
          </table:table-cell>
          <table:table-cell table:style-name="ce27" table:formula="of:=DEC2HEX([.E750])" office:value-type="string" office:string-value="3F" calcext:value-type="string">
            <text:p>0x3F</text:p>
          </table:table-cell>
          <table:table-cell table:number-columns-repeated="1018"/>
        </table:table-row>
        <table:table-row table:style-name="ro3">
          <table:table-cell table:style-name="ce4" office:value-type="float" office:value="745" calcext:value-type="float">
            <text:p>745</text:p>
          </table:table-cell>
          <table:table-cell table:style-name="ce24" table:formula="of:=([.A751]+[.$E$1])*[.$B$2]/[.$B$1]" office:value-type="float" office:value="4.53125" calcext:value-type="float">
            <text:p>4.531</text:p>
          </table:table-cell>
          <table:table-cell table:style-name="ce25" table:formula="of:=[$'Voltage Divisor'.$B$3]*[$'EE Data'.B751]/([$'Voltage Divisor'.$B$2]-[$'EE Data'.B751])" office:value-type="float" office:value="96666.6666666667" calcext:value-type="float">
            <text:p>96666.7</text:p>
          </table:table-cell>
          <table:table-cell table:formula="of:=MATCH([.C751];[$'Voltage Divisor'.$B$46:.$B$63];-1)" office:value-type="float" office:value="5" calcext:value-type="float">
            <text:p>5</text:p>
          </table:table-cell>
          <table:table-cell table:style-name="ce26" table:formula="of:=ROUND(([.C751]-INDIRECT(&quot;Voltage Divisor.D&quot;&amp;([.D751]+ROW([$'Voltage Divisor'.$A$46])-1)))/INDIRECT(&quot;Voltage Divisor.C&quot;&amp;([.D751]+ROW([$'Voltage Divisor'.$A$46])-1));0)" office:value-type="float" office:value="63" calcext:value-type="float">
            <text:p>63</text:p>
          </table:table-cell>
          <table:table-cell table:style-name="ce27" table:formula="of:=DEC2HEX([.E751])" office:value-type="string" office:string-value="3F" calcext:value-type="string">
            <text:p>0x3F</text:p>
          </table:table-cell>
          <table:table-cell table:number-columns-repeated="1018"/>
        </table:table-row>
        <table:table-row table:style-name="ro3">
          <table:table-cell table:style-name="ce4" office:value-type="float" office:value="746" calcext:value-type="float">
            <text:p>746</text:p>
          </table:table-cell>
          <table:table-cell table:style-name="ce24" table:formula="of:=([.A752]+[.$E$1])*[.$B$2]/[.$B$1]" office:value-type="float" office:value="4.5361328125" calcext:value-type="float">
            <text:p>4.536</text:p>
          </table:table-cell>
          <table:table-cell table:style-name="ce25" table:formula="of:=[$'Voltage Divisor'.$B$3]*[$'EE Data'.B752]/([$'Voltage Divisor'.$B$2]-[$'EE Data'.B752])" office:value-type="float" office:value="97789.4736842105" calcext:value-type="float">
            <text:p>97789.5</text:p>
          </table:table-cell>
          <table:table-cell table:formula="of:=MATCH([.C752];[$'Voltage Divisor'.$B$46:.$B$63];-1)" office:value-type="float" office:value="5" calcext:value-type="float">
            <text:p>5</text:p>
          </table:table-cell>
          <table:table-cell table:style-name="ce26" table:formula="of:=ROUND(([.C752]-INDIRECT(&quot;Voltage Divisor.D&quot;&amp;([.D752]+ROW([$'Voltage Divisor'.$A$46])-1)))/INDIRECT(&quot;Voltage Divisor.C&quot;&amp;([.D752]+ROW([$'Voltage Divisor'.$A$46])-1));0)" office:value-type="float" office:value="63" calcext:value-type="float">
            <text:p>63</text:p>
          </table:table-cell>
          <table:table-cell table:style-name="ce27" table:formula="of:=DEC2HEX([.E752])" office:value-type="string" office:string-value="3F" calcext:value-type="string">
            <text:p>0x3F</text:p>
          </table:table-cell>
          <table:table-cell table:number-columns-repeated="1018"/>
        </table:table-row>
        <table:table-row table:style-name="ro3">
          <table:table-cell table:style-name="ce4" office:value-type="float" office:value="747" calcext:value-type="float">
            <text:p>747</text:p>
          </table:table-cell>
          <table:table-cell table:style-name="ce24" table:formula="of:=([.A753]+[.$E$1])*[.$B$2]/[.$B$1]" office:value-type="float" office:value="4.541015625" calcext:value-type="float">
            <text:p>4.541</text:p>
          </table:table-cell>
          <table:table-cell table:style-name="ce25" table:formula="of:=[$'Voltage Divisor'.$B$3]*[$'EE Data'.B753]/([$'Voltage Divisor'.$B$2]-[$'EE Data'.B753])" office:value-type="float" office:value="98936.170212766" calcext:value-type="float">
            <text:p>98936.2</text:p>
          </table:table-cell>
          <table:table-cell table:formula="of:=MATCH([.C753];[$'Voltage Divisor'.$B$46:.$B$63];-1)" office:value-type="float" office:value="5" calcext:value-type="float">
            <text:p>5</text:p>
          </table:table-cell>
          <table:table-cell table:style-name="ce26" table:formula="of:=ROUND(([.C753]-INDIRECT(&quot;Voltage Divisor.D&quot;&amp;([.D753]+ROW([$'Voltage Divisor'.$A$46])-1)))/INDIRECT(&quot;Voltage Divisor.C&quot;&amp;([.D753]+ROW([$'Voltage Divisor'.$A$46])-1));0)" office:value-type="float" office:value="63" calcext:value-type="float">
            <text:p>63</text:p>
          </table:table-cell>
          <table:table-cell table:style-name="ce27" table:formula="of:=DEC2HEX([.E753])" office:value-type="string" office:string-value="3F" calcext:value-type="string">
            <text:p>0x3F</text:p>
          </table:table-cell>
          <table:table-cell table:number-columns-repeated="1018"/>
        </table:table-row>
        <table:table-row table:style-name="ro3">
          <table:table-cell table:style-name="ce4" office:value-type="float" office:value="748" calcext:value-type="float">
            <text:p>748</text:p>
          </table:table-cell>
          <table:table-cell table:style-name="ce24" table:formula="of:=([.A754]+[.$E$1])*[.$B$2]/[.$B$1]" office:value-type="float" office:value="4.5458984375" calcext:value-type="float">
            <text:p>4.546</text:p>
          </table:table-cell>
          <table:table-cell table:style-name="ce25" table:formula="of:=[$'Voltage Divisor'.$B$3]*[$'EE Data'.B754]/([$'Voltage Divisor'.$B$2]-[$'EE Data'.B754])" office:value-type="float" office:value="100107.52688172" calcext:value-type="float">
            <text:p>100107.5</text:p>
          </table:table-cell>
          <table:table-cell table:formula="of:=MATCH([.C754];[$'Voltage Divisor'.$B$46:.$B$63];-1)" office:value-type="float" office:value="5" calcext:value-type="float">
            <text:p>5</text:p>
          </table:table-cell>
          <table:table-cell table:style-name="ce26" table:formula="of:=ROUND(([.C754]-INDIRECT(&quot;Voltage Divisor.D&quot;&amp;([.D754]+ROW([$'Voltage Divisor'.$A$46])-1)))/INDIRECT(&quot;Voltage Divisor.C&quot;&amp;([.D754]+ROW([$'Voltage Divisor'.$A$46])-1));0)" office:value-type="float" office:value="62" calcext:value-type="float">
            <text:p>62</text:p>
          </table:table-cell>
          <table:table-cell table:style-name="ce27" table:formula="of:=DEC2HEX([.E754])" office:value-type="string" office:string-value="3E" calcext:value-type="string">
            <text:p>0x3E</text:p>
          </table:table-cell>
          <table:table-cell table:number-columns-repeated="1018"/>
        </table:table-row>
        <table:table-row table:style-name="ro3">
          <table:table-cell table:style-name="ce4" office:value-type="float" office:value="749" calcext:value-type="float">
            <text:p>749</text:p>
          </table:table-cell>
          <table:table-cell table:style-name="ce24" table:formula="of:=([.A755]+[.$E$1])*[.$B$2]/[.$B$1]" office:value-type="float" office:value="4.55078125" calcext:value-type="float">
            <text:p>4.551</text:p>
          </table:table-cell>
          <table:table-cell table:style-name="ce25" table:formula="of:=[$'Voltage Divisor'.$B$3]*[$'EE Data'.B755]/([$'Voltage Divisor'.$B$2]-[$'EE Data'.B755])" office:value-type="float" office:value="101304.347826087" calcext:value-type="float">
            <text:p>101304.3</text:p>
          </table:table-cell>
          <table:table-cell table:formula="of:=MATCH([.C755];[$'Voltage Divisor'.$B$46:.$B$63];-1)" office:value-type="float" office:value="5" calcext:value-type="float">
            <text:p>5</text:p>
          </table:table-cell>
          <table:table-cell table:style-name="ce26" table:formula="of:=ROUND(([.C755]-INDIRECT(&quot;Voltage Divisor.D&quot;&amp;([.D755]+ROW([$'Voltage Divisor'.$A$46])-1)))/INDIRECT(&quot;Voltage Divisor.C&quot;&amp;([.D755]+ROW([$'Voltage Divisor'.$A$46])-1));0)" office:value-type="float" office:value="62" calcext:value-type="float">
            <text:p>62</text:p>
          </table:table-cell>
          <table:table-cell table:style-name="ce27" table:formula="of:=DEC2HEX([.E755])" office:value-type="string" office:string-value="3E" calcext:value-type="string">
            <text:p>0x3E</text:p>
          </table:table-cell>
          <table:table-cell table:number-columns-repeated="1018"/>
        </table:table-row>
        <table:table-row table:style-name="ro3">
          <table:table-cell table:style-name="ce4" office:value-type="float" office:value="750" calcext:value-type="float">
            <text:p>750</text:p>
          </table:table-cell>
          <table:table-cell table:style-name="ce24" table:formula="of:=([.A756]+[.$E$1])*[.$B$2]/[.$B$1]" office:value-type="float" office:value="4.5556640625" calcext:value-type="float">
            <text:p>4.556</text:p>
          </table:table-cell>
          <table:table-cell table:style-name="ce25" table:formula="of:=[$'Voltage Divisor'.$B$3]*[$'EE Data'.B756]/([$'Voltage Divisor'.$B$2]-[$'EE Data'.B756])" office:value-type="float" office:value="102527.472527473" calcext:value-type="float">
            <text:p>102527.5</text:p>
          </table:table-cell>
          <table:table-cell table:formula="of:=MATCH([.C756];[$'Voltage Divisor'.$B$46:.$B$63];-1)" office:value-type="float" office:value="5" calcext:value-type="float">
            <text:p>5</text:p>
          </table:table-cell>
          <table:table-cell table:style-name="ce26" table:formula="of:=ROUND(([.C756]-INDIRECT(&quot;Voltage Divisor.D&quot;&amp;([.D756]+ROW([$'Voltage Divisor'.$A$46])-1)))/INDIRECT(&quot;Voltage Divisor.C&quot;&amp;([.D756]+ROW([$'Voltage Divisor'.$A$46])-1));0)" office:value-type="float" office:value="62" calcext:value-type="float">
            <text:p>62</text:p>
          </table:table-cell>
          <table:table-cell table:style-name="ce27" table:formula="of:=DEC2HEX([.E756])" office:value-type="string" office:string-value="3E" calcext:value-type="string">
            <text:p>0x3E</text:p>
          </table:table-cell>
          <table:table-cell table:number-columns-repeated="1018"/>
        </table:table-row>
        <table:table-row table:style-name="ro3">
          <table:table-cell table:style-name="ce4" office:value-type="float" office:value="751" calcext:value-type="float">
            <text:p>751</text:p>
          </table:table-cell>
          <table:table-cell table:style-name="ce24" table:formula="of:=([.A757]+[.$E$1])*[.$B$2]/[.$B$1]" office:value-type="float" office:value="4.560546875" calcext:value-type="float">
            <text:p>4.561</text:p>
          </table:table-cell>
          <table:table-cell table:style-name="ce25" table:formula="of:=[$'Voltage Divisor'.$B$3]*[$'EE Data'.B757]/([$'Voltage Divisor'.$B$2]-[$'EE Data'.B757])" office:value-type="float" office:value="103777.777777778" calcext:value-type="float">
            <text:p>103777.8</text:p>
          </table:table-cell>
          <table:table-cell table:formula="of:=MATCH([.C757];[$'Voltage Divisor'.$B$46:.$B$63];-1)" office:value-type="float" office:value="5" calcext:value-type="float">
            <text:p>5</text:p>
          </table:table-cell>
          <table:table-cell table:style-name="ce26" table:formula="of:=ROUND(([.C757]-INDIRECT(&quot;Voltage Divisor.D&quot;&amp;([.D757]+ROW([$'Voltage Divisor'.$A$46])-1)))/INDIRECT(&quot;Voltage Divisor.C&quot;&amp;([.D757]+ROW([$'Voltage Divisor'.$A$46])-1));0)" office:value-type="float" office:value="62" calcext:value-type="float">
            <text:p>62</text:p>
          </table:table-cell>
          <table:table-cell table:style-name="ce27" table:formula="of:=DEC2HEX([.E757])" office:value-type="string" office:string-value="3E" calcext:value-type="string">
            <text:p>0x3E</text:p>
          </table:table-cell>
          <table:table-cell table:number-columns-repeated="1018"/>
        </table:table-row>
        <table:table-row table:style-name="ro3">
          <table:table-cell table:style-name="ce4" office:value-type="float" office:value="752" calcext:value-type="float">
            <text:p>752</text:p>
          </table:table-cell>
          <table:table-cell table:style-name="ce24" table:formula="of:=([.A758]+[.$E$1])*[.$B$2]/[.$B$1]" office:value-type="float" office:value="4.5654296875" calcext:value-type="float">
            <text:p>4.565</text:p>
          </table:table-cell>
          <table:table-cell table:style-name="ce25" table:formula="of:=[$'Voltage Divisor'.$B$3]*[$'EE Data'.B758]/([$'Voltage Divisor'.$B$2]-[$'EE Data'.B758])" office:value-type="float" office:value="105056.179775281" calcext:value-type="float">
            <text:p>105056.2</text:p>
          </table:table-cell>
          <table:table-cell table:formula="of:=MATCH([.C758];[$'Voltage Divisor'.$B$46:.$B$63];-1)" office:value-type="float" office:value="5" calcext:value-type="float">
            <text:p>5</text:p>
          </table:table-cell>
          <table:table-cell table:style-name="ce26" table:formula="of:=ROUND(([.C758]-INDIRECT(&quot;Voltage Divisor.D&quot;&amp;([.D758]+ROW([$'Voltage Divisor'.$A$46])-1)))/INDIRECT(&quot;Voltage Divisor.C&quot;&amp;([.D758]+ROW([$'Voltage Divisor'.$A$46])-1));0)" office:value-type="float" office:value="61" calcext:value-type="float">
            <text:p>61</text:p>
          </table:table-cell>
          <table:table-cell table:style-name="ce27" table:formula="of:=DEC2HEX([.E758])" office:value-type="string" office:string-value="3D" calcext:value-type="string">
            <text:p>0x3D</text:p>
          </table:table-cell>
          <table:table-cell table:number-columns-repeated="1018"/>
        </table:table-row>
        <table:table-row table:style-name="ro3">
          <table:table-cell table:style-name="ce4" office:value-type="float" office:value="753" calcext:value-type="float">
            <text:p>753</text:p>
          </table:table-cell>
          <table:table-cell table:style-name="ce24" table:formula="of:=([.A759]+[.$E$1])*[.$B$2]/[.$B$1]" office:value-type="float" office:value="4.5703125" calcext:value-type="float">
            <text:p>4.570</text:p>
          </table:table-cell>
          <table:table-cell table:style-name="ce25" table:formula="of:=[$'Voltage Divisor'.$B$3]*[$'EE Data'.B759]/([$'Voltage Divisor'.$B$2]-[$'EE Data'.B759])" office:value-type="float" office:value="106363.636363636" calcext:value-type="float">
            <text:p>106363.6</text:p>
          </table:table-cell>
          <table:table-cell table:formula="of:=MATCH([.C759];[$'Voltage Divisor'.$B$46:.$B$63];-1)" office:value-type="float" office:value="5" calcext:value-type="float">
            <text:p>5</text:p>
          </table:table-cell>
          <table:table-cell table:style-name="ce26" table:formula="of:=ROUND(([.C759]-INDIRECT(&quot;Voltage Divisor.D&quot;&amp;([.D759]+ROW([$'Voltage Divisor'.$A$46])-1)))/INDIRECT(&quot;Voltage Divisor.C&quot;&amp;([.D759]+ROW([$'Voltage Divisor'.$A$46])-1));0)" office:value-type="float" office:value="61" calcext:value-type="float">
            <text:p>61</text:p>
          </table:table-cell>
          <table:table-cell table:style-name="ce27" table:formula="of:=DEC2HEX([.E759])" office:value-type="string" office:string-value="3D" calcext:value-type="string">
            <text:p>0x3D</text:p>
          </table:table-cell>
          <table:table-cell table:number-columns-repeated="1018"/>
        </table:table-row>
        <table:table-row table:style-name="ro3">
          <table:table-cell table:style-name="ce4" office:value-type="float" office:value="754" calcext:value-type="float">
            <text:p>754</text:p>
          </table:table-cell>
          <table:table-cell table:style-name="ce24" table:formula="of:=([.A760]+[.$E$1])*[.$B$2]/[.$B$1]" office:value-type="float" office:value="4.5751953125" calcext:value-type="float">
            <text:p>4.575</text:p>
          </table:table-cell>
          <table:table-cell table:style-name="ce25" table:formula="of:=[$'Voltage Divisor'.$B$3]*[$'EE Data'.B760]/([$'Voltage Divisor'.$B$2]-[$'EE Data'.B760])" office:value-type="float" office:value="107701.149425287" calcext:value-type="float">
            <text:p>107701.1</text:p>
          </table:table-cell>
          <table:table-cell table:formula="of:=MATCH([.C760];[$'Voltage Divisor'.$B$46:.$B$63];-1)" office:value-type="float" office:value="5" calcext:value-type="float">
            <text:p>5</text:p>
          </table:table-cell>
          <table:table-cell table:style-name="ce26" table:formula="of:=ROUND(([.C760]-INDIRECT(&quot;Voltage Divisor.D&quot;&amp;([.D760]+ROW([$'Voltage Divisor'.$A$46])-1)))/INDIRECT(&quot;Voltage Divisor.C&quot;&amp;([.D760]+ROW([$'Voltage Divisor'.$A$46])-1));0)" office:value-type="float" office:value="61" calcext:value-type="float">
            <text:p>61</text:p>
          </table:table-cell>
          <table:table-cell table:style-name="ce27" table:formula="of:=DEC2HEX([.E760])" office:value-type="string" office:string-value="3D" calcext:value-type="string">
            <text:p>0x3D</text:p>
          </table:table-cell>
          <table:table-cell table:number-columns-repeated="1018"/>
        </table:table-row>
        <table:table-row table:style-name="ro3">
          <table:table-cell table:style-name="ce4" office:value-type="float" office:value="755" calcext:value-type="float">
            <text:p>755</text:p>
          </table:table-cell>
          <table:table-cell table:style-name="ce24" table:formula="of:=([.A761]+[.$E$1])*[.$B$2]/[.$B$1]" office:value-type="float" office:value="4.580078125" calcext:value-type="float">
            <text:p>4.580</text:p>
          </table:table-cell>
          <table:table-cell table:style-name="ce25" table:formula="of:=[$'Voltage Divisor'.$B$3]*[$'EE Data'.B761]/([$'Voltage Divisor'.$B$2]-[$'EE Data'.B761])" office:value-type="float" office:value="109069.76744186" calcext:value-type="float">
            <text:p>109069.8</text:p>
          </table:table-cell>
          <table:table-cell table:formula="of:=MATCH([.C761];[$'Voltage Divisor'.$B$46:.$B$63];-1)" office:value-type="float" office:value="5" calcext:value-type="float">
            <text:p>5</text:p>
          </table:table-cell>
          <table:table-cell table:style-name="ce26" table:formula="of:=ROUND(([.C761]-INDIRECT(&quot;Voltage Divisor.D&quot;&amp;([.D761]+ROW([$'Voltage Divisor'.$A$46])-1)))/INDIRECT(&quot;Voltage Divisor.C&quot;&amp;([.D761]+ROW([$'Voltage Divisor'.$A$46])-1));0)" office:value-type="float" office:value="61" calcext:value-type="float">
            <text:p>61</text:p>
          </table:table-cell>
          <table:table-cell table:style-name="ce27" table:formula="of:=DEC2HEX([.E761])" office:value-type="string" office:string-value="3D" calcext:value-type="string">
            <text:p>0x3D</text:p>
          </table:table-cell>
          <table:table-cell table:number-columns-repeated="1018"/>
        </table:table-row>
        <table:table-row table:style-name="ro3">
          <table:table-cell table:style-name="ce4" office:value-type="float" office:value="756" calcext:value-type="float">
            <text:p>756</text:p>
          </table:table-cell>
          <table:table-cell table:style-name="ce24" table:formula="of:=([.A762]+[.$E$1])*[.$B$2]/[.$B$1]" office:value-type="float" office:value="4.5849609375" calcext:value-type="float">
            <text:p>4.585</text:p>
          </table:table-cell>
          <table:table-cell table:style-name="ce25" table:formula="of:=[$'Voltage Divisor'.$B$3]*[$'EE Data'.B762]/([$'Voltage Divisor'.$B$2]-[$'EE Data'.B762])" office:value-type="float" office:value="110470.588235294" calcext:value-type="float">
            <text:p>110470.6</text:p>
          </table:table-cell>
          <table:table-cell table:formula="of:=MATCH([.C762];[$'Voltage Divisor'.$B$46:.$B$63];-1)" office:value-type="float" office:value="5" calcext:value-type="float">
            <text:p>5</text:p>
          </table:table-cell>
          <table:table-cell table:style-name="ce26" table:formula="of:=ROUND(([.C762]-INDIRECT(&quot;Voltage Divisor.D&quot;&amp;([.D762]+ROW([$'Voltage Divisor'.$A$46])-1)))/INDIRECT(&quot;Voltage Divisor.C&quot;&amp;([.D762]+ROW([$'Voltage Divisor'.$A$46])-1));0)" office:value-type="float" office:value="60" calcext:value-type="float">
            <text:p>60</text:p>
          </table:table-cell>
          <table:table-cell table:style-name="ce27" table:formula="of:=DEC2HEX([.E762])" office:value-type="string" office:string-value="3C" calcext:value-type="string">
            <text:p>0x3C</text:p>
          </table:table-cell>
          <table:table-cell table:number-columns-repeated="1018"/>
        </table:table-row>
        <table:table-row table:style-name="ro3">
          <table:table-cell table:style-name="ce4" office:value-type="float" office:value="757" calcext:value-type="float">
            <text:p>757</text:p>
          </table:table-cell>
          <table:table-cell table:style-name="ce24" table:formula="of:=([.A763]+[.$E$1])*[.$B$2]/[.$B$1]" office:value-type="float" office:value="4.58984375" calcext:value-type="float">
            <text:p>4.590</text:p>
          </table:table-cell>
          <table:table-cell table:style-name="ce25" table:formula="of:=[$'Voltage Divisor'.$B$3]*[$'EE Data'.B763]/([$'Voltage Divisor'.$B$2]-[$'EE Data'.B763])" office:value-type="float" office:value="111904.761904762" calcext:value-type="float">
            <text:p>111904.8</text:p>
          </table:table-cell>
          <table:table-cell table:formula="of:=MATCH([.C763];[$'Voltage Divisor'.$B$46:.$B$63];-1)" office:value-type="float" office:value="5" calcext:value-type="float">
            <text:p>5</text:p>
          </table:table-cell>
          <table:table-cell table:style-name="ce26" table:formula="of:=ROUND(([.C763]-INDIRECT(&quot;Voltage Divisor.D&quot;&amp;([.D763]+ROW([$'Voltage Divisor'.$A$46])-1)))/INDIRECT(&quot;Voltage Divisor.C&quot;&amp;([.D763]+ROW([$'Voltage Divisor'.$A$46])-1));0)" office:value-type="float" office:value="60" calcext:value-type="float">
            <text:p>60</text:p>
          </table:table-cell>
          <table:table-cell table:style-name="ce27" table:formula="of:=DEC2HEX([.E763])" office:value-type="string" office:string-value="3C" calcext:value-type="string">
            <text:p>0x3C</text:p>
          </table:table-cell>
          <table:table-cell table:number-columns-repeated="1018"/>
        </table:table-row>
        <table:table-row table:style-name="ro3">
          <table:table-cell table:style-name="ce4" office:value-type="float" office:value="758" calcext:value-type="float">
            <text:p>758</text:p>
          </table:table-cell>
          <table:table-cell table:style-name="ce24" table:formula="of:=([.A764]+[.$E$1])*[.$B$2]/[.$B$1]" office:value-type="float" office:value="4.5947265625" calcext:value-type="float">
            <text:p>4.595</text:p>
          </table:table-cell>
          <table:table-cell table:style-name="ce25" table:formula="of:=[$'Voltage Divisor'.$B$3]*[$'EE Data'.B764]/([$'Voltage Divisor'.$B$2]-[$'EE Data'.B764])" office:value-type="float" office:value="113373.493975904" calcext:value-type="float">
            <text:p>113373.5</text:p>
          </table:table-cell>
          <table:table-cell table:formula="of:=MATCH([.C764];[$'Voltage Divisor'.$B$46:.$B$63];-1)" office:value-type="float" office:value="4" calcext:value-type="float">
            <text:p>4</text:p>
          </table:table-cell>
          <table:table-cell table:style-name="ce26" table:formula="of:=ROUND(([.C764]-INDIRECT(&quot;Voltage Divisor.D&quot;&amp;([.D764]+ROW([$'Voltage Divisor'.$A$46])-1)))/INDIRECT(&quot;Voltage Divisor.C&quot;&amp;([.D764]+ROW([$'Voltage Divisor'.$A$46])-1));0)" office:value-type="float" office:value="56" calcext:value-type="float">
            <text:p>56</text:p>
          </table:table-cell>
          <table:table-cell table:style-name="ce27" table:formula="of:=DEC2HEX([.E764])" office:value-type="string" office:string-value="38" calcext:value-type="string">
            <text:p>0x38</text:p>
          </table:table-cell>
          <table:table-cell table:number-columns-repeated="1018"/>
        </table:table-row>
        <table:table-row table:style-name="ro3">
          <table:table-cell table:style-name="ce4" office:value-type="float" office:value="759" calcext:value-type="float">
            <text:p>759</text:p>
          </table:table-cell>
          <table:table-cell table:style-name="ce24" table:formula="of:=([.A765]+[.$E$1])*[.$B$2]/[.$B$1]" office:value-type="float" office:value="4.599609375" calcext:value-type="float">
            <text:p>4.600</text:p>
          </table:table-cell>
          <table:table-cell table:style-name="ce25" table:formula="of:=[$'Voltage Divisor'.$B$3]*[$'EE Data'.B765]/([$'Voltage Divisor'.$B$2]-[$'EE Data'.B765])" office:value-type="float" office:value="114878.048780488" calcext:value-type="float">
            <text:p>114878.0</text:p>
          </table:table-cell>
          <table:table-cell table:formula="of:=MATCH([.C765];[$'Voltage Divisor'.$B$46:.$B$63];-1)" office:value-type="float" office:value="4" calcext:value-type="float">
            <text:p>4</text:p>
          </table:table-cell>
          <table:table-cell table:style-name="ce26" table:formula="of:=ROUND(([.C765]-INDIRECT(&quot;Voltage Divisor.D&quot;&amp;([.D765]+ROW([$'Voltage Divisor'.$A$46])-1)))/INDIRECT(&quot;Voltage Divisor.C&quot;&amp;([.D765]+ROW([$'Voltage Divisor'.$A$46])-1));0)" office:value-type="float" office:value="56" calcext:value-type="float">
            <text:p>56</text:p>
          </table:table-cell>
          <table:table-cell table:style-name="ce27" table:formula="of:=DEC2HEX([.E765])" office:value-type="string" office:string-value="38" calcext:value-type="string">
            <text:p>0x38</text:p>
          </table:table-cell>
          <table:table-cell table:number-columns-repeated="1018"/>
        </table:table-row>
        <table:table-row table:style-name="ro3">
          <table:table-cell table:style-name="ce4" office:value-type="float" office:value="760" calcext:value-type="float">
            <text:p>760</text:p>
          </table:table-cell>
          <table:table-cell table:style-name="ce24" table:formula="of:=([.A766]+[.$E$1])*[.$B$2]/[.$B$1]" office:value-type="float" office:value="4.6044921875" calcext:value-type="float">
            <text:p>4.604</text:p>
          </table:table-cell>
          <table:table-cell table:style-name="ce25" table:formula="of:=[$'Voltage Divisor'.$B$3]*[$'EE Data'.B766]/([$'Voltage Divisor'.$B$2]-[$'EE Data'.B766])" office:value-type="float" office:value="116419.75308642" calcext:value-type="float">
            <text:p>116419.8</text:p>
          </table:table-cell>
          <table:table-cell table:formula="of:=MATCH([.C766];[$'Voltage Divisor'.$B$46:.$B$63];-1)" office:value-type="float" office:value="4" calcext:value-type="float">
            <text:p>4</text:p>
          </table:table-cell>
          <table:table-cell table:style-name="ce26" table:formula="of:=ROUND(([.C766]-INDIRECT(&quot;Voltage Divisor.D&quot;&amp;([.D766]+ROW([$'Voltage Divisor'.$A$46])-1)))/INDIRECT(&quot;Voltage Divisor.C&quot;&amp;([.D766]+ROW([$'Voltage Divisor'.$A$46])-1));0)" office:value-type="float" office:value="56" calcext:value-type="float">
            <text:p>56</text:p>
          </table:table-cell>
          <table:table-cell table:style-name="ce27" table:formula="of:=DEC2HEX([.E766])" office:value-type="string" office:string-value="38" calcext:value-type="string">
            <text:p>0x38</text:p>
          </table:table-cell>
          <table:table-cell table:number-columns-repeated="1018"/>
        </table:table-row>
        <table:table-row table:style-name="ro3">
          <table:table-cell table:style-name="ce4" office:value-type="float" office:value="761" calcext:value-type="float">
            <text:p>761</text:p>
          </table:table-cell>
          <table:table-cell table:style-name="ce24" table:formula="of:=([.A767]+[.$E$1])*[.$B$2]/[.$B$1]" office:value-type="float" office:value="4.609375" calcext:value-type="float">
            <text:p>4.609</text:p>
          </table:table-cell>
          <table:table-cell table:style-name="ce25" table:formula="of:=[$'Voltage Divisor'.$B$3]*[$'EE Data'.B767]/([$'Voltage Divisor'.$B$2]-[$'EE Data'.B767])" office:value-type="float" office:value="118000" calcext:value-type="float">
            <text:p>118000.0</text:p>
          </table:table-cell>
          <table:table-cell table:formula="of:=MATCH([.C767];[$'Voltage Divisor'.$B$46:.$B$63];-1)" office:value-type="float" office:value="4" calcext:value-type="float">
            <text:p>4</text:p>
          </table:table-cell>
          <table:table-cell table:style-name="ce26" table:formula="of:=ROUND(([.C767]-INDIRECT(&quot;Voltage Divisor.D&quot;&amp;([.D767]+ROW([$'Voltage Divisor'.$A$46])-1)))/INDIRECT(&quot;Voltage Divisor.C&quot;&amp;([.D767]+ROW([$'Voltage Divisor'.$A$46])-1));0)" office:value-type="float" office:value="56" calcext:value-type="float">
            <text:p>56</text:p>
          </table:table-cell>
          <table:table-cell table:style-name="ce27" table:formula="of:=DEC2HEX([.E767])" office:value-type="string" office:string-value="38" calcext:value-type="string">
            <text:p>0x38</text:p>
          </table:table-cell>
          <table:table-cell table:number-columns-repeated="1018"/>
        </table:table-row>
        <table:table-row table:style-name="ro3">
          <table:table-cell table:style-name="ce4" office:value-type="float" office:value="762" calcext:value-type="float">
            <text:p>762</text:p>
          </table:table-cell>
          <table:table-cell table:style-name="ce24" table:formula="of:=([.A768]+[.$E$1])*[.$B$2]/[.$B$1]" office:value-type="float" office:value="4.6142578125" calcext:value-type="float">
            <text:p>4.614</text:p>
          </table:table-cell>
          <table:table-cell table:style-name="ce25" table:formula="of:=[$'Voltage Divisor'.$B$3]*[$'EE Data'.B768]/([$'Voltage Divisor'.$B$2]-[$'EE Data'.B768])" office:value-type="float" office:value="119620.253164557" calcext:value-type="float">
            <text:p>119620.3</text:p>
          </table:table-cell>
          <table:table-cell table:formula="of:=MATCH([.C768];[$'Voltage Divisor'.$B$46:.$B$63];-1)" office:value-type="float" office:value="4" calcext:value-type="float">
            <text:p>4</text:p>
          </table:table-cell>
          <table:table-cell table:style-name="ce26" table:formula="of:=ROUND(([.C768]-INDIRECT(&quot;Voltage Divisor.D&quot;&amp;([.D768]+ROW([$'Voltage Divisor'.$A$46])-1)))/INDIRECT(&quot;Voltage Divisor.C&quot;&amp;([.D768]+ROW([$'Voltage Divisor'.$A$46])-1));0)" office:value-type="float" office:value="56" calcext:value-type="float">
            <text:p>56</text:p>
          </table:table-cell>
          <table:table-cell table:style-name="ce27" table:formula="of:=DEC2HEX([.E768])" office:value-type="string" office:string-value="38" calcext:value-type="string">
            <text:p>0x38</text:p>
          </table:table-cell>
          <table:table-cell table:number-columns-repeated="1018"/>
        </table:table-row>
        <table:table-row table:style-name="ro3">
          <table:table-cell table:style-name="ce4" office:value-type="float" office:value="763" calcext:value-type="float">
            <text:p>763</text:p>
          </table:table-cell>
          <table:table-cell table:style-name="ce24" table:formula="of:=([.A769]+[.$E$1])*[.$B$2]/[.$B$1]" office:value-type="float" office:value="4.619140625" calcext:value-type="float">
            <text:p>4.619</text:p>
          </table:table-cell>
          <table:table-cell table:style-name="ce25" table:formula="of:=[$'Voltage Divisor'.$B$3]*[$'EE Data'.B769]/([$'Voltage Divisor'.$B$2]-[$'EE Data'.B769])" office:value-type="float" office:value="121282.051282051" calcext:value-type="float">
            <text:p>121282.1</text:p>
          </table:table-cell>
          <table:table-cell table:formula="of:=MATCH([.C769];[$'Voltage Divisor'.$B$46:.$B$63];-1)" office:value-type="float" office:value="4" calcext:value-type="float">
            <text:p>4</text:p>
          </table:table-cell>
          <table:table-cell table:style-name="ce26" table:formula="of:=ROUND(([.C769]-INDIRECT(&quot;Voltage Divisor.D&quot;&amp;([.D769]+ROW([$'Voltage Divisor'.$A$46])-1)))/INDIRECT(&quot;Voltage Divisor.C&quot;&amp;([.D769]+ROW([$'Voltage Divisor'.$A$46])-1));0)" office:value-type="float" office:value="55" calcext:value-type="float">
            <text:p>55</text:p>
          </table:table-cell>
          <table:table-cell table:style-name="ce27" table:formula="of:=DEC2HEX([.E769])" office:value-type="string" office:string-value="37" calcext:value-type="string">
            <text:p>0x37</text:p>
          </table:table-cell>
          <table:table-cell table:number-columns-repeated="1018"/>
        </table:table-row>
        <table:table-row table:style-name="ro3">
          <table:table-cell table:style-name="ce4" office:value-type="float" office:value="764" calcext:value-type="float">
            <text:p>764</text:p>
          </table:table-cell>
          <table:table-cell table:style-name="ce24" table:formula="of:=([.A770]+[.$E$1])*[.$B$2]/[.$B$1]" office:value-type="float" office:value="4.6240234375" calcext:value-type="float">
            <text:p>4.624</text:p>
          </table:table-cell>
          <table:table-cell table:style-name="ce25" table:formula="of:=[$'Voltage Divisor'.$B$3]*[$'EE Data'.B770]/([$'Voltage Divisor'.$B$2]-[$'EE Data'.B770])" office:value-type="float" office:value="122987.012987013" calcext:value-type="float">
            <text:p>122987.0</text:p>
          </table:table-cell>
          <table:table-cell table:formula="of:=MATCH([.C770];[$'Voltage Divisor'.$B$46:.$B$63];-1)" office:value-type="float" office:value="4" calcext:value-type="float">
            <text:p>4</text:p>
          </table:table-cell>
          <table:table-cell table:style-name="ce26" table:formula="of:=ROUND(([.C770]-INDIRECT(&quot;Voltage Divisor.D&quot;&amp;([.D770]+ROW([$'Voltage Divisor'.$A$46])-1)))/INDIRECT(&quot;Voltage Divisor.C&quot;&amp;([.D770]+ROW([$'Voltage Divisor'.$A$46])-1));0)" office:value-type="float" office:value="55" calcext:value-type="float">
            <text:p>55</text:p>
          </table:table-cell>
          <table:table-cell table:style-name="ce27" table:formula="of:=DEC2HEX([.E770])" office:value-type="string" office:string-value="37" calcext:value-type="string">
            <text:p>0x37</text:p>
          </table:table-cell>
          <table:table-cell table:number-columns-repeated="1018"/>
        </table:table-row>
        <table:table-row table:style-name="ro3">
          <table:table-cell table:style-name="ce4" office:value-type="float" office:value="765" calcext:value-type="float">
            <text:p>765</text:p>
          </table:table-cell>
          <table:table-cell table:style-name="ce24" table:formula="of:=([.A771]+[.$E$1])*[.$B$2]/[.$B$1]" office:value-type="float" office:value="4.62890625" calcext:value-type="float">
            <text:p>4.629</text:p>
          </table:table-cell>
          <table:table-cell table:style-name="ce25" table:formula="of:=[$'Voltage Divisor'.$B$3]*[$'EE Data'.B771]/([$'Voltage Divisor'.$B$2]-[$'EE Data'.B771])" office:value-type="float" office:value="124736.842105263" calcext:value-type="float">
            <text:p>124736.8</text:p>
          </table:table-cell>
          <table:table-cell table:formula="of:=MATCH([.C771];[$'Voltage Divisor'.$B$46:.$B$63];-1)" office:value-type="float" office:value="4" calcext:value-type="float">
            <text:p>4</text:p>
          </table:table-cell>
          <table:table-cell table:style-name="ce26" table:formula="of:=ROUND(([.C771]-INDIRECT(&quot;Voltage Divisor.D&quot;&amp;([.D771]+ROW([$'Voltage Divisor'.$A$46])-1)))/INDIRECT(&quot;Voltage Divisor.C&quot;&amp;([.D771]+ROW([$'Voltage Divisor'.$A$46])-1));0)" office:value-type="float" office:value="55" calcext:value-type="float">
            <text:p>55</text:p>
          </table:table-cell>
          <table:table-cell table:style-name="ce27" table:formula="of:=DEC2HEX([.E771])" office:value-type="string" office:string-value="37" calcext:value-type="string">
            <text:p>0x37</text:p>
          </table:table-cell>
          <table:table-cell table:number-columns-repeated="1018"/>
        </table:table-row>
        <table:table-row table:style-name="ro3">
          <table:table-cell table:style-name="ce4" office:value-type="float" office:value="766" calcext:value-type="float">
            <text:p>766</text:p>
          </table:table-cell>
          <table:table-cell table:style-name="ce24" table:formula="of:=([.A772]+[.$E$1])*[.$B$2]/[.$B$1]" office:value-type="float" office:value="4.6337890625" calcext:value-type="float">
            <text:p>4.634</text:p>
          </table:table-cell>
          <table:table-cell table:style-name="ce25" table:formula="of:=[$'Voltage Divisor'.$B$3]*[$'EE Data'.B772]/([$'Voltage Divisor'.$B$2]-[$'EE Data'.B772])" office:value-type="float" office:value="126533.333333333" calcext:value-type="float">
            <text:p>126533.3</text:p>
          </table:table-cell>
          <table:table-cell table:formula="of:=MATCH([.C772];[$'Voltage Divisor'.$B$46:.$B$63];-1)" office:value-type="float" office:value="4" calcext:value-type="float">
            <text:p>4</text:p>
          </table:table-cell>
          <table:table-cell table:style-name="ce26" table:formula="of:=ROUND(([.C772]-INDIRECT(&quot;Voltage Divisor.D&quot;&amp;([.D772]+ROW([$'Voltage Divisor'.$A$46])-1)))/INDIRECT(&quot;Voltage Divisor.C&quot;&amp;([.D772]+ROW([$'Voltage Divisor'.$A$46])-1));0)" office:value-type="float" office:value="55" calcext:value-type="float">
            <text:p>55</text:p>
          </table:table-cell>
          <table:table-cell table:style-name="ce27" table:formula="of:=DEC2HEX([.E772])" office:value-type="string" office:string-value="37" calcext:value-type="string">
            <text:p>0x37</text:p>
          </table:table-cell>
          <table:table-cell table:number-columns-repeated="1018"/>
        </table:table-row>
        <table:table-row table:style-name="ro3">
          <table:table-cell table:style-name="ce4" office:value-type="float" office:value="767" calcext:value-type="float">
            <text:p>767</text:p>
          </table:table-cell>
          <table:table-cell table:style-name="ce24" table:formula="of:=([.A773]+[.$E$1])*[.$B$2]/[.$B$1]" office:value-type="float" office:value="4.638671875" calcext:value-type="float">
            <text:p>4.639</text:p>
          </table:table-cell>
          <table:table-cell table:style-name="ce25" table:formula="of:=[$'Voltage Divisor'.$B$3]*[$'EE Data'.B773]/([$'Voltage Divisor'.$B$2]-[$'EE Data'.B773])" office:value-type="float" office:value="128378.378378378" calcext:value-type="float">
            <text:p>128378.4</text:p>
          </table:table-cell>
          <table:table-cell table:formula="of:=MATCH([.C773];[$'Voltage Divisor'.$B$46:.$B$63];-1)" office:value-type="float" office:value="4" calcext:value-type="float">
            <text:p>4</text:p>
          </table:table-cell>
          <table:table-cell table:style-name="ce26" table:formula="of:=ROUND(([.C773]-INDIRECT(&quot;Voltage Divisor.D&quot;&amp;([.D773]+ROW([$'Voltage Divisor'.$A$46])-1)))/INDIRECT(&quot;Voltage Divisor.C&quot;&amp;([.D773]+ROW([$'Voltage Divisor'.$A$46])-1));0)" office:value-type="float" office:value="55" calcext:value-type="float">
            <text:p>55</text:p>
          </table:table-cell>
          <table:table-cell table:style-name="ce27" table:formula="of:=DEC2HEX([.E773])" office:value-type="string" office:string-value="37" calcext:value-type="string">
            <text:p>0x37</text:p>
          </table:table-cell>
          <table:table-cell table:number-columns-repeated="1018"/>
        </table:table-row>
        <table:table-row table:style-name="ro3">
          <table:table-cell table:style-name="ce4" office:value-type="float" office:value="768" calcext:value-type="float">
            <text:p>768</text:p>
          </table:table-cell>
          <table:table-cell table:style-name="ce24" table:formula="of:=([.A774]+[.$E$1])*[.$B$2]/[.$B$1]" office:value-type="float" office:value="4.6435546875" calcext:value-type="float">
            <text:p>4.644</text:p>
          </table:table-cell>
          <table:table-cell table:style-name="ce25" table:formula="of:=[$'Voltage Divisor'.$B$3]*[$'EE Data'.B774]/([$'Voltage Divisor'.$B$2]-[$'EE Data'.B774])" office:value-type="float" office:value="130273.97260274" calcext:value-type="float">
            <text:p>130274.0</text:p>
          </table:table-cell>
          <table:table-cell table:formula="of:=MATCH([.C774];[$'Voltage Divisor'.$B$46:.$B$63];-1)" office:value-type="float" office:value="4" calcext:value-type="float">
            <text:p>4</text:p>
          </table:table-cell>
          <table:table-cell table:style-name="ce26" table:formula="of:=ROUND(([.C774]-INDIRECT(&quot;Voltage Divisor.D&quot;&amp;([.D774]+ROW([$'Voltage Divisor'.$A$46])-1)))/INDIRECT(&quot;Voltage Divisor.C&quot;&amp;([.D774]+ROW([$'Voltage Divisor'.$A$46])-1));0)" office:value-type="float" office:value="54" calcext:value-type="float">
            <text:p>54</text:p>
          </table:table-cell>
          <table:table-cell table:style-name="ce27" table:formula="of:=DEC2HEX([.E774])" office:value-type="string" office:string-value="36" calcext:value-type="string">
            <text:p>0x36</text:p>
          </table:table-cell>
          <table:table-cell table:number-columns-repeated="1018"/>
        </table:table-row>
        <table:table-row table:style-name="ro3">
          <table:table-cell table:style-name="ce4" office:value-type="float" office:value="769" calcext:value-type="float">
            <text:p>769</text:p>
          </table:table-cell>
          <table:table-cell table:style-name="ce24" table:formula="of:=([.A775]+[.$E$1])*[.$B$2]/[.$B$1]" office:value-type="float" office:value="4.6484375" calcext:value-type="float">
            <text:p>4.648</text:p>
          </table:table-cell>
          <table:table-cell table:style-name="ce25" table:formula="of:=[$'Voltage Divisor'.$B$3]*[$'EE Data'.B775]/([$'Voltage Divisor'.$B$2]-[$'EE Data'.B775])" office:value-type="float" office:value="132222.222222222" calcext:value-type="float">
            <text:p>132222.2</text:p>
          </table:table-cell>
          <table:table-cell table:formula="of:=MATCH([.C775];[$'Voltage Divisor'.$B$46:.$B$63];-1)" office:value-type="float" office:value="4" calcext:value-type="float">
            <text:p>4</text:p>
          </table:table-cell>
          <table:table-cell table:style-name="ce26" table:formula="of:=ROUND(([.C775]-INDIRECT(&quot;Voltage Divisor.D&quot;&amp;([.D775]+ROW([$'Voltage Divisor'.$A$46])-1)))/INDIRECT(&quot;Voltage Divisor.C&quot;&amp;([.D775]+ROW([$'Voltage Divisor'.$A$46])-1));0)" office:value-type="float" office:value="54" calcext:value-type="float">
            <text:p>54</text:p>
          </table:table-cell>
          <table:table-cell table:style-name="ce27" table:formula="of:=DEC2HEX([.E775])" office:value-type="string" office:string-value="36" calcext:value-type="string">
            <text:p>0x36</text:p>
          </table:table-cell>
          <table:table-cell table:number-columns-repeated="1018"/>
        </table:table-row>
        <table:table-row table:style-name="ro3">
          <table:table-cell table:style-name="ce4" office:value-type="float" office:value="770" calcext:value-type="float">
            <text:p>770</text:p>
          </table:table-cell>
          <table:table-cell table:style-name="ce24" table:formula="of:=([.A776]+[.$E$1])*[.$B$2]/[.$B$1]" office:value-type="float" office:value="4.6533203125" calcext:value-type="float">
            <text:p>4.653</text:p>
          </table:table-cell>
          <table:table-cell table:style-name="ce25" table:formula="of:=[$'Voltage Divisor'.$B$3]*[$'EE Data'.B776]/([$'Voltage Divisor'.$B$2]-[$'EE Data'.B776])" office:value-type="float" office:value="134225.352112676" calcext:value-type="float">
            <text:p>134225.4</text:p>
          </table:table-cell>
          <table:table-cell table:formula="of:=MATCH([.C776];[$'Voltage Divisor'.$B$46:.$B$63];-1)" office:value-type="float" office:value="4" calcext:value-type="float">
            <text:p>4</text:p>
          </table:table-cell>
          <table:table-cell table:style-name="ce26" table:formula="of:=ROUND(([.C776]-INDIRECT(&quot;Voltage Divisor.D&quot;&amp;([.D776]+ROW([$'Voltage Divisor'.$A$46])-1)))/INDIRECT(&quot;Voltage Divisor.C&quot;&amp;([.D776]+ROW([$'Voltage Divisor'.$A$46])-1));0)" office:value-type="float" office:value="54" calcext:value-type="float">
            <text:p>54</text:p>
          </table:table-cell>
          <table:table-cell table:style-name="ce27" table:formula="of:=DEC2HEX([.E776])" office:value-type="string" office:string-value="36" calcext:value-type="string">
            <text:p>0x36</text:p>
          </table:table-cell>
          <table:table-cell table:number-columns-repeated="1018"/>
        </table:table-row>
        <table:table-row table:style-name="ro3">
          <table:table-cell table:style-name="ce4" office:value-type="float" office:value="771" calcext:value-type="float">
            <text:p>771</text:p>
          </table:table-cell>
          <table:table-cell table:style-name="ce24" table:formula="of:=([.A777]+[.$E$1])*[.$B$2]/[.$B$1]" office:value-type="float" office:value="4.658203125" calcext:value-type="float">
            <text:p>4.658</text:p>
          </table:table-cell>
          <table:table-cell table:style-name="ce25" table:formula="of:=[$'Voltage Divisor'.$B$3]*[$'EE Data'.B777]/([$'Voltage Divisor'.$B$2]-[$'EE Data'.B777])" office:value-type="float" office:value="136285.714285714" calcext:value-type="float">
            <text:p>136285.7</text:p>
          </table:table-cell>
          <table:table-cell table:formula="of:=MATCH([.C777];[$'Voltage Divisor'.$B$46:.$B$63];-1)" office:value-type="float" office:value="4" calcext:value-type="float">
            <text:p>4</text:p>
          </table:table-cell>
          <table:table-cell table:style-name="ce26" table:formula="of:=ROUND(([.C777]-INDIRECT(&quot;Voltage Divisor.D&quot;&amp;([.D777]+ROW([$'Voltage Divisor'.$A$46])-1)))/INDIRECT(&quot;Voltage Divisor.C&quot;&amp;([.D777]+ROW([$'Voltage Divisor'.$A$46])-1));0)" office:value-type="float" office:value="54" calcext:value-type="float">
            <text:p>54</text:p>
          </table:table-cell>
          <table:table-cell table:style-name="ce27" table:formula="of:=DEC2HEX([.E777])" office:value-type="string" office:string-value="36" calcext:value-type="string">
            <text:p>0x36</text:p>
          </table:table-cell>
          <table:table-cell table:number-columns-repeated="1018"/>
        </table:table-row>
        <table:table-row table:style-name="ro3">
          <table:table-cell table:style-name="ce4" office:value-type="float" office:value="772" calcext:value-type="float">
            <text:p>772</text:p>
          </table:table-cell>
          <table:table-cell table:style-name="ce24" table:formula="of:=([.A778]+[.$E$1])*[.$B$2]/[.$B$1]" office:value-type="float" office:value="4.6630859375" calcext:value-type="float">
            <text:p>4.663</text:p>
          </table:table-cell>
          <table:table-cell table:style-name="ce25" table:formula="of:=[$'Voltage Divisor'.$B$3]*[$'EE Data'.B778]/([$'Voltage Divisor'.$B$2]-[$'EE Data'.B778])" office:value-type="float" office:value="138405.797101449" calcext:value-type="float">
            <text:p>138405.8</text:p>
          </table:table-cell>
          <table:table-cell table:formula="of:=MATCH([.C778];[$'Voltage Divisor'.$B$46:.$B$63];-1)" office:value-type="float" office:value="4" calcext:value-type="float">
            <text:p>4</text:p>
          </table:table-cell>
          <table:table-cell table:style-name="ce26" table:formula="of:=ROUND(([.C778]-INDIRECT(&quot;Voltage Divisor.D&quot;&amp;([.D778]+ROW([$'Voltage Divisor'.$A$46])-1)))/INDIRECT(&quot;Voltage Divisor.C&quot;&amp;([.D778]+ROW([$'Voltage Divisor'.$A$46])-1));0)" office:value-type="float" office:value="53" calcext:value-type="float">
            <text:p>53</text:p>
          </table:table-cell>
          <table:table-cell table:style-name="ce27" table:formula="of:=DEC2HEX([.E778])" office:value-type="string" office:string-value="35" calcext:value-type="string">
            <text:p>0x35</text:p>
          </table:table-cell>
          <table:table-cell table:number-columns-repeated="1018"/>
        </table:table-row>
        <table:table-row table:style-name="ro3">
          <table:table-cell table:style-name="ce4" office:value-type="float" office:value="773" calcext:value-type="float">
            <text:p>773</text:p>
          </table:table-cell>
          <table:table-cell table:style-name="ce24" table:formula="of:=([.A779]+[.$E$1])*[.$B$2]/[.$B$1]" office:value-type="float" office:value="4.66796875" calcext:value-type="float">
            <text:p>4.668</text:p>
          </table:table-cell>
          <table:table-cell table:style-name="ce25" table:formula="of:=[$'Voltage Divisor'.$B$3]*[$'EE Data'.B779]/([$'Voltage Divisor'.$B$2]-[$'EE Data'.B779])" office:value-type="float" office:value="140588.235294118" calcext:value-type="float">
            <text:p>140588.2</text:p>
          </table:table-cell>
          <table:table-cell table:formula="of:=MATCH([.C779];[$'Voltage Divisor'.$B$46:.$B$63];-1)" office:value-type="float" office:value="4" calcext:value-type="float">
            <text:p>4</text:p>
          </table:table-cell>
          <table:table-cell table:style-name="ce26" table:formula="of:=ROUND(([.C779]-INDIRECT(&quot;Voltage Divisor.D&quot;&amp;([.D779]+ROW([$'Voltage Divisor'.$A$46])-1)))/INDIRECT(&quot;Voltage Divisor.C&quot;&amp;([.D779]+ROW([$'Voltage Divisor'.$A$46])-1));0)" office:value-type="float" office:value="53" calcext:value-type="float">
            <text:p>53</text:p>
          </table:table-cell>
          <table:table-cell table:style-name="ce27" table:formula="of:=DEC2HEX([.E779])" office:value-type="string" office:string-value="35" calcext:value-type="string">
            <text:p>0x35</text:p>
          </table:table-cell>
          <table:table-cell table:number-columns-repeated="1018"/>
        </table:table-row>
        <table:table-row table:style-name="ro3">
          <table:table-cell table:style-name="ce4" office:value-type="float" office:value="774" calcext:value-type="float">
            <text:p>774</text:p>
          </table:table-cell>
          <table:table-cell table:style-name="ce24" table:formula="of:=([.A780]+[.$E$1])*[.$B$2]/[.$B$1]" office:value-type="float" office:value="4.6728515625" calcext:value-type="float">
            <text:p>4.673</text:p>
          </table:table-cell>
          <table:table-cell table:style-name="ce25" table:formula="of:=[$'Voltage Divisor'.$B$3]*[$'EE Data'.B780]/([$'Voltage Divisor'.$B$2]-[$'EE Data'.B780])" office:value-type="float" office:value="142835.820895522" calcext:value-type="float">
            <text:p>142835.8</text:p>
          </table:table-cell>
          <table:table-cell table:formula="of:=MATCH([.C780];[$'Voltage Divisor'.$B$46:.$B$63];-1)" office:value-type="float" office:value="4" calcext:value-type="float">
            <text:p>4</text:p>
          </table:table-cell>
          <table:table-cell table:style-name="ce26" table:formula="of:=ROUND(([.C780]-INDIRECT(&quot;Voltage Divisor.D&quot;&amp;([.D780]+ROW([$'Voltage Divisor'.$A$46])-1)))/INDIRECT(&quot;Voltage Divisor.C&quot;&amp;([.D780]+ROW([$'Voltage Divisor'.$A$46])-1));0)" office:value-type="float" office:value="53" calcext:value-type="float">
            <text:p>53</text:p>
          </table:table-cell>
          <table:table-cell table:style-name="ce27" table:formula="of:=DEC2HEX([.E780])" office:value-type="string" office:string-value="35" calcext:value-type="string">
            <text:p>0x35</text:p>
          </table:table-cell>
          <table:table-cell table:number-columns-repeated="1018"/>
        </table:table-row>
        <table:table-row table:style-name="ro3">
          <table:table-cell table:style-name="ce4" office:value-type="float" office:value="775" calcext:value-type="float">
            <text:p>775</text:p>
          </table:table-cell>
          <table:table-cell table:style-name="ce24" table:formula="of:=([.A781]+[.$E$1])*[.$B$2]/[.$B$1]" office:value-type="float" office:value="4.677734375" calcext:value-type="float">
            <text:p>4.678</text:p>
          </table:table-cell>
          <table:table-cell table:style-name="ce25" table:formula="of:=[$'Voltage Divisor'.$B$3]*[$'EE Data'.B781]/([$'Voltage Divisor'.$B$2]-[$'EE Data'.B781])" office:value-type="float" office:value="145151.515151515" calcext:value-type="float">
            <text:p>145151.5</text:p>
          </table:table-cell>
          <table:table-cell table:formula="of:=MATCH([.C781];[$'Voltage Divisor'.$B$46:.$B$63];-1)" office:value-type="float" office:value="4" calcext:value-type="float">
            <text:p>4</text:p>
          </table:table-cell>
          <table:table-cell table:style-name="ce26" table:formula="of:=ROUND(([.C781]-INDIRECT(&quot;Voltage Divisor.D&quot;&amp;([.D781]+ROW([$'Voltage Divisor'.$A$46])-1)))/INDIRECT(&quot;Voltage Divisor.C&quot;&amp;([.D781]+ROW([$'Voltage Divisor'.$A$46])-1));0)" office:value-type="float" office:value="53" calcext:value-type="float">
            <text:p>53</text:p>
          </table:table-cell>
          <table:table-cell table:style-name="ce27" table:formula="of:=DEC2HEX([.E781])" office:value-type="string" office:string-value="35" calcext:value-type="string">
            <text:p>0x35</text:p>
          </table:table-cell>
          <table:table-cell table:number-columns-repeated="1018"/>
        </table:table-row>
        <table:table-row table:style-name="ro3">
          <table:table-cell table:style-name="ce4" office:value-type="float" office:value="776" calcext:value-type="float">
            <text:p>776</text:p>
          </table:table-cell>
          <table:table-cell table:style-name="ce24" table:formula="of:=([.A782]+[.$E$1])*[.$B$2]/[.$B$1]" office:value-type="float" office:value="4.6826171875" calcext:value-type="float">
            <text:p>4.683</text:p>
          </table:table-cell>
          <table:table-cell table:style-name="ce25" table:formula="of:=[$'Voltage Divisor'.$B$3]*[$'EE Data'.B782]/([$'Voltage Divisor'.$B$2]-[$'EE Data'.B782])" office:value-type="float" office:value="147538.461538462" calcext:value-type="float">
            <text:p>147538.5</text:p>
          </table:table-cell>
          <table:table-cell table:formula="of:=MATCH([.C782];[$'Voltage Divisor'.$B$46:.$B$63];-1)" office:value-type="float" office:value="4" calcext:value-type="float">
            <text:p>4</text:p>
          </table:table-cell>
          <table:table-cell table:style-name="ce26" table:formula="of:=ROUND(([.C782]-INDIRECT(&quot;Voltage Divisor.D&quot;&amp;([.D782]+ROW([$'Voltage Divisor'.$A$46])-1)))/INDIRECT(&quot;Voltage Divisor.C&quot;&amp;([.D782]+ROW([$'Voltage Divisor'.$A$46])-1));0)" office:value-type="float" office:value="52" calcext:value-type="float">
            <text:p>52</text:p>
          </table:table-cell>
          <table:table-cell table:style-name="ce27" table:formula="of:=DEC2HEX([.E782])" office:value-type="string" office:string-value="34" calcext:value-type="string">
            <text:p>0x34</text:p>
          </table:table-cell>
          <table:table-cell table:number-columns-repeated="1018"/>
        </table:table-row>
        <table:table-row table:style-name="ro3">
          <table:table-cell table:style-name="ce4" office:value-type="float" office:value="777" calcext:value-type="float">
            <text:p>777</text:p>
          </table:table-cell>
          <table:table-cell table:style-name="ce24" table:formula="of:=([.A783]+[.$E$1])*[.$B$2]/[.$B$1]" office:value-type="float" office:value="4.6875" calcext:value-type="float">
            <text:p>4.688</text:p>
          </table:table-cell>
          <table:table-cell table:style-name="ce25" table:formula="of:=[$'Voltage Divisor'.$B$3]*[$'EE Data'.B783]/([$'Voltage Divisor'.$B$2]-[$'EE Data'.B783])" office:value-type="float" office:value="150000" calcext:value-type="float">
            <text:p>150000.0</text:p>
          </table:table-cell>
          <table:table-cell table:formula="of:=MATCH([.C783];[$'Voltage Divisor'.$B$46:.$B$63];-1)" office:value-type="float" office:value="4" calcext:value-type="float">
            <text:p>4</text:p>
          </table:table-cell>
          <table:table-cell table:style-name="ce26" table:formula="of:=ROUND(([.C783]-INDIRECT(&quot;Voltage Divisor.D&quot;&amp;([.D783]+ROW([$'Voltage Divisor'.$A$46])-1)))/INDIRECT(&quot;Voltage Divisor.C&quot;&amp;([.D783]+ROW([$'Voltage Divisor'.$A$46])-1));0)" office:value-type="float" office:value="52" calcext:value-type="float">
            <text:p>52</text:p>
          </table:table-cell>
          <table:table-cell table:style-name="ce27" table:formula="of:=DEC2HEX([.E783])" office:value-type="string" office:string-value="34" calcext:value-type="string">
            <text:p>0x34</text:p>
          </table:table-cell>
          <table:table-cell table:number-columns-repeated="1018"/>
        </table:table-row>
        <table:table-row table:style-name="ro3">
          <table:table-cell table:style-name="ce4" office:value-type="float" office:value="778" calcext:value-type="float">
            <text:p>778</text:p>
          </table:table-cell>
          <table:table-cell table:style-name="ce24" table:formula="of:=([.A784]+[.$E$1])*[.$B$2]/[.$B$1]" office:value-type="float" office:value="4.6923828125" calcext:value-type="float">
            <text:p>4.692</text:p>
          </table:table-cell>
          <table:table-cell table:style-name="ce25" table:formula="of:=[$'Voltage Divisor'.$B$3]*[$'EE Data'.B784]/([$'Voltage Divisor'.$B$2]-[$'EE Data'.B784])" office:value-type="float" office:value="152539.682539683" calcext:value-type="float">
            <text:p>152539.7</text:p>
          </table:table-cell>
          <table:table-cell table:formula="of:=MATCH([.C784];[$'Voltage Divisor'.$B$46:.$B$63];-1)" office:value-type="float" office:value="4" calcext:value-type="float">
            <text:p>4</text:p>
          </table:table-cell>
          <table:table-cell table:style-name="ce26" table:formula="of:=ROUND(([.C784]-INDIRECT(&quot;Voltage Divisor.D&quot;&amp;([.D784]+ROW([$'Voltage Divisor'.$A$46])-1)))/INDIRECT(&quot;Voltage Divisor.C&quot;&amp;([.D784]+ROW([$'Voltage Divisor'.$A$46])-1));0)" office:value-type="float" office:value="52" calcext:value-type="float">
            <text:p>52</text:p>
          </table:table-cell>
          <table:table-cell table:style-name="ce27" table:formula="of:=DEC2HEX([.E784])" office:value-type="string" office:string-value="34" calcext:value-type="string">
            <text:p>0x34</text:p>
          </table:table-cell>
          <table:table-cell table:number-columns-repeated="1018"/>
        </table:table-row>
        <table:table-row table:style-name="ro3">
          <table:table-cell table:style-name="ce4" office:value-type="float" office:value="779" calcext:value-type="float">
            <text:p>779</text:p>
          </table:table-cell>
          <table:table-cell table:style-name="ce24" table:formula="of:=([.A785]+[.$E$1])*[.$B$2]/[.$B$1]" office:value-type="float" office:value="4.697265625" calcext:value-type="float">
            <text:p>4.697</text:p>
          </table:table-cell>
          <table:table-cell table:style-name="ce25" table:formula="of:=[$'Voltage Divisor'.$B$3]*[$'EE Data'.B785]/([$'Voltage Divisor'.$B$2]-[$'EE Data'.B785])" office:value-type="float" office:value="155161.290322581" calcext:value-type="float">
            <text:p>155161.3</text:p>
          </table:table-cell>
          <table:table-cell table:formula="of:=MATCH([.C785];[$'Voltage Divisor'.$B$46:.$B$63];-1)" office:value-type="float" office:value="4" calcext:value-type="float">
            <text:p>4</text:p>
          </table:table-cell>
          <table:table-cell table:style-name="ce26" table:formula="of:=ROUND(([.C785]-INDIRECT(&quot;Voltage Divisor.D&quot;&amp;([.D785]+ROW([$'Voltage Divisor'.$A$46])-1)))/INDIRECT(&quot;Voltage Divisor.C&quot;&amp;([.D785]+ROW([$'Voltage Divisor'.$A$46])-1));0)" office:value-type="float" office:value="51" calcext:value-type="float">
            <text:p>51</text:p>
          </table:table-cell>
          <table:table-cell table:style-name="ce27" table:formula="of:=DEC2HEX([.E785])" office:value-type="string" office:string-value="33" calcext:value-type="string">
            <text:p>0x33</text:p>
          </table:table-cell>
          <table:table-cell table:number-columns-repeated="1018"/>
        </table:table-row>
        <table:table-row table:style-name="ro3">
          <table:table-cell table:style-name="ce4" office:value-type="float" office:value="780" calcext:value-type="float">
            <text:p>780</text:p>
          </table:table-cell>
          <table:table-cell table:style-name="ce24" table:formula="of:=([.A786]+[.$E$1])*[.$B$2]/[.$B$1]" office:value-type="float" office:value="4.7021484375" calcext:value-type="float">
            <text:p>4.702</text:p>
          </table:table-cell>
          <table:table-cell table:style-name="ce25" table:formula="of:=[$'Voltage Divisor'.$B$3]*[$'EE Data'.B786]/([$'Voltage Divisor'.$B$2]-[$'EE Data'.B786])" office:value-type="float" office:value="157868.852459016" calcext:value-type="float">
            <text:p>157868.9</text:p>
          </table:table-cell>
          <table:table-cell table:formula="of:=MATCH([.C786];[$'Voltage Divisor'.$B$46:.$B$63];-1)" office:value-type="float" office:value="4" calcext:value-type="float">
            <text:p>4</text:p>
          </table:table-cell>
          <table:table-cell table:style-name="ce26" table:formula="of:=ROUND(([.C786]-INDIRECT(&quot;Voltage Divisor.D&quot;&amp;([.D786]+ROW([$'Voltage Divisor'.$A$46])-1)))/INDIRECT(&quot;Voltage Divisor.C&quot;&amp;([.D786]+ROW([$'Voltage Divisor'.$A$46])-1));0)" office:value-type="float" office:value="51" calcext:value-type="float">
            <text:p>51</text:p>
          </table:table-cell>
          <table:table-cell table:style-name="ce27" table:formula="of:=DEC2HEX([.E786])" office:value-type="string" office:string-value="33" calcext:value-type="string">
            <text:p>0x33</text:p>
          </table:table-cell>
          <table:table-cell table:number-columns-repeated="1018"/>
        </table:table-row>
        <table:table-row table:style-name="ro3">
          <table:table-cell table:style-name="ce4" office:value-type="float" office:value="781" calcext:value-type="float">
            <text:p>781</text:p>
          </table:table-cell>
          <table:table-cell table:style-name="ce24" table:formula="of:=([.A787]+[.$E$1])*[.$B$2]/[.$B$1]" office:value-type="float" office:value="4.70703125" calcext:value-type="float">
            <text:p>4.707</text:p>
          </table:table-cell>
          <table:table-cell table:style-name="ce25" table:formula="of:=[$'Voltage Divisor'.$B$3]*[$'EE Data'.B787]/([$'Voltage Divisor'.$B$2]-[$'EE Data'.B787])" office:value-type="float" office:value="160666.666666667" calcext:value-type="float">
            <text:p>160666.7</text:p>
          </table:table-cell>
          <table:table-cell table:formula="of:=MATCH([.C787];[$'Voltage Divisor'.$B$46:.$B$63];-1)" office:value-type="float" office:value="4" calcext:value-type="float">
            <text:p>4</text:p>
          </table:table-cell>
          <table:table-cell table:style-name="ce26" table:formula="of:=ROUND(([.C787]-INDIRECT(&quot;Voltage Divisor.D&quot;&amp;([.D787]+ROW([$'Voltage Divisor'.$A$46])-1)))/INDIRECT(&quot;Voltage Divisor.C&quot;&amp;([.D787]+ROW([$'Voltage Divisor'.$A$46])-1));0)" office:value-type="float" office:value="51" calcext:value-type="float">
            <text:p>51</text:p>
          </table:table-cell>
          <table:table-cell table:style-name="ce27" table:formula="of:=DEC2HEX([.E787])" office:value-type="string" office:string-value="33" calcext:value-type="string">
            <text:p>0x33</text:p>
          </table:table-cell>
          <table:table-cell table:number-columns-repeated="1018"/>
        </table:table-row>
        <table:table-row table:style-name="ro3">
          <table:table-cell table:style-name="ce4" office:value-type="float" office:value="782" calcext:value-type="float">
            <text:p>782</text:p>
          </table:table-cell>
          <table:table-cell table:style-name="ce24" table:formula="of:=([.A788]+[.$E$1])*[.$B$2]/[.$B$1]" office:value-type="float" office:value="4.7119140625" calcext:value-type="float">
            <text:p>4.712</text:p>
          </table:table-cell>
          <table:table-cell table:style-name="ce25" table:formula="of:=[$'Voltage Divisor'.$B$3]*[$'EE Data'.B788]/([$'Voltage Divisor'.$B$2]-[$'EE Data'.B788])" office:value-type="float" office:value="163559.322033898" calcext:value-type="float">
            <text:p>163559.3</text:p>
          </table:table-cell>
          <table:table-cell table:formula="of:=MATCH([.C788];[$'Voltage Divisor'.$B$46:.$B$63];-1)" office:value-type="float" office:value="4" calcext:value-type="float">
            <text:p>4</text:p>
          </table:table-cell>
          <table:table-cell table:style-name="ce26" table:formula="of:=ROUND(([.C788]-INDIRECT(&quot;Voltage Divisor.D&quot;&amp;([.D788]+ROW([$'Voltage Divisor'.$A$46])-1)))/INDIRECT(&quot;Voltage Divisor.C&quot;&amp;([.D788]+ROW([$'Voltage Divisor'.$A$46])-1));0)" office:value-type="float" office:value="51" calcext:value-type="float">
            <text:p>51</text:p>
          </table:table-cell>
          <table:table-cell table:style-name="ce27" table:formula="of:=DEC2HEX([.E788])" office:value-type="string" office:string-value="33" calcext:value-type="string">
            <text:p>0x33</text:p>
          </table:table-cell>
          <table:table-cell table:number-columns-repeated="1018"/>
        </table:table-row>
        <table:table-row table:style-name="ro3">
          <table:table-cell table:style-name="ce4" office:value-type="float" office:value="783" calcext:value-type="float">
            <text:p>783</text:p>
          </table:table-cell>
          <table:table-cell table:style-name="ce24" table:formula="of:=([.A789]+[.$E$1])*[.$B$2]/[.$B$1]" office:value-type="float" office:value="4.716796875" calcext:value-type="float">
            <text:p>4.717</text:p>
          </table:table-cell>
          <table:table-cell table:style-name="ce25" table:formula="of:=[$'Voltage Divisor'.$B$3]*[$'EE Data'.B789]/([$'Voltage Divisor'.$B$2]-[$'EE Data'.B789])" office:value-type="float" office:value="166551.724137931" calcext:value-type="float">
            <text:p>166551.7</text:p>
          </table:table-cell>
          <table:table-cell table:formula="of:=MATCH([.C789];[$'Voltage Divisor'.$B$46:.$B$63];-1)" office:value-type="float" office:value="4" calcext:value-type="float">
            <text:p>4</text:p>
          </table:table-cell>
          <table:table-cell table:style-name="ce26" table:formula="of:=ROUND(([.C789]-INDIRECT(&quot;Voltage Divisor.D&quot;&amp;([.D789]+ROW([$'Voltage Divisor'.$A$46])-1)))/INDIRECT(&quot;Voltage Divisor.C&quot;&amp;([.D789]+ROW([$'Voltage Divisor'.$A$46])-1));0)" office:value-type="float" office:value="50" calcext:value-type="float">
            <text:p>50</text:p>
          </table:table-cell>
          <table:table-cell table:style-name="ce27" table:formula="of:=DEC2HEX([.E789])" office:value-type="string" office:string-value="32" calcext:value-type="string">
            <text:p>0x32</text:p>
          </table:table-cell>
          <table:table-cell table:number-columns-repeated="1018"/>
        </table:table-row>
        <table:table-row table:style-name="ro3">
          <table:table-cell table:style-name="ce4" office:value-type="float" office:value="784" calcext:value-type="float">
            <text:p>784</text:p>
          </table:table-cell>
          <table:table-cell table:style-name="ce24" table:formula="of:=([.A790]+[.$E$1])*[.$B$2]/[.$B$1]" office:value-type="float" office:value="4.7216796875" calcext:value-type="float">
            <text:p>4.722</text:p>
          </table:table-cell>
          <table:table-cell table:style-name="ce25" table:formula="of:=[$'Voltage Divisor'.$B$3]*[$'EE Data'.B790]/([$'Voltage Divisor'.$B$2]-[$'EE Data'.B790])" office:value-type="float" office:value="169649.122807018" calcext:value-type="float">
            <text:p>169649.1</text:p>
          </table:table-cell>
          <table:table-cell table:formula="of:=MATCH([.C790];[$'Voltage Divisor'.$B$46:.$B$63];-1)" office:value-type="float" office:value="3" calcext:value-type="float">
            <text:p>3</text:p>
          </table:table-cell>
          <table:table-cell table:style-name="ce26" table:formula="of:=ROUND(([.C790]-INDIRECT(&quot;Voltage Divisor.D&quot;&amp;([.D790]+ROW([$'Voltage Divisor'.$A$46])-1)))/INDIRECT(&quot;Voltage Divisor.C&quot;&amp;([.D790]+ROW([$'Voltage Divisor'.$A$46])-1));0)" office:value-type="float" office:value="46" calcext:value-type="float">
            <text:p>46</text:p>
          </table:table-cell>
          <table:table-cell table:style-name="ce27" table:formula="of:=DEC2HEX([.E790])" office:value-type="string" office:string-value="2E" calcext:value-type="string">
            <text:p>0x2E</text:p>
          </table:table-cell>
          <table:table-cell table:number-columns-repeated="1018"/>
        </table:table-row>
        <table:table-row table:style-name="ro3">
          <table:table-cell table:style-name="ce4" office:value-type="float" office:value="785" calcext:value-type="float">
            <text:p>785</text:p>
          </table:table-cell>
          <table:table-cell table:style-name="ce24" table:formula="of:=([.A791]+[.$E$1])*[.$B$2]/[.$B$1]" office:value-type="float" office:value="4.7265625" calcext:value-type="float">
            <text:p>4.727</text:p>
          </table:table-cell>
          <table:table-cell table:style-name="ce25" table:formula="of:=[$'Voltage Divisor'.$B$3]*[$'EE Data'.B791]/([$'Voltage Divisor'.$B$2]-[$'EE Data'.B791])" office:value-type="float" office:value="172857.142857143" calcext:value-type="float">
            <text:p>172857.1</text:p>
          </table:table-cell>
          <table:table-cell table:formula="of:=MATCH([.C791];[$'Voltage Divisor'.$B$46:.$B$63];-1)" office:value-type="float" office:value="3" calcext:value-type="float">
            <text:p>3</text:p>
          </table:table-cell>
          <table:table-cell table:style-name="ce26" table:formula="of:=ROUND(([.C791]-INDIRECT(&quot;Voltage Divisor.D&quot;&amp;([.D791]+ROW([$'Voltage Divisor'.$A$46])-1)))/INDIRECT(&quot;Voltage Divisor.C&quot;&amp;([.D791]+ROW([$'Voltage Divisor'.$A$46])-1));0)" office:value-type="float" office:value="46" calcext:value-type="float">
            <text:p>46</text:p>
          </table:table-cell>
          <table:table-cell table:style-name="ce27" table:formula="of:=DEC2HEX([.E791])" office:value-type="string" office:string-value="2E" calcext:value-type="string">
            <text:p>0x2E</text:p>
          </table:table-cell>
          <table:table-cell table:number-columns-repeated="1018"/>
        </table:table-row>
        <table:table-row table:style-name="ro3">
          <table:table-cell table:style-name="ce4" office:value-type="float" office:value="786" calcext:value-type="float">
            <text:p>786</text:p>
          </table:table-cell>
          <table:table-cell table:style-name="ce24" table:formula="of:=([.A792]+[.$E$1])*[.$B$2]/[.$B$1]" office:value-type="float" office:value="4.7314453125" calcext:value-type="float">
            <text:p>4.731</text:p>
          </table:table-cell>
          <table:table-cell table:style-name="ce25" table:formula="of:=[$'Voltage Divisor'.$B$3]*[$'EE Data'.B792]/([$'Voltage Divisor'.$B$2]-[$'EE Data'.B792])" office:value-type="float" office:value="176181.818181818" calcext:value-type="float">
            <text:p>176181.8</text:p>
          </table:table-cell>
          <table:table-cell table:formula="of:=MATCH([.C792];[$'Voltage Divisor'.$B$46:.$B$63];-1)" office:value-type="float" office:value="3" calcext:value-type="float">
            <text:p>3</text:p>
          </table:table-cell>
          <table:table-cell table:style-name="ce26" table:formula="of:=ROUND(([.C792]-INDIRECT(&quot;Voltage Divisor.D&quot;&amp;([.D792]+ROW([$'Voltage Divisor'.$A$46])-1)))/INDIRECT(&quot;Voltage Divisor.C&quot;&amp;([.D792]+ROW([$'Voltage Divisor'.$A$46])-1));0)" office:value-type="float" office:value="46" calcext:value-type="float">
            <text:p>46</text:p>
          </table:table-cell>
          <table:table-cell table:style-name="ce27" table:formula="of:=DEC2HEX([.E792])" office:value-type="string" office:string-value="2E" calcext:value-type="string">
            <text:p>0x2E</text:p>
          </table:table-cell>
          <table:table-cell table:number-columns-repeated="1018"/>
        </table:table-row>
        <table:table-row table:style-name="ro3">
          <table:table-cell table:style-name="ce4" office:value-type="float" office:value="787" calcext:value-type="float">
            <text:p>787</text:p>
          </table:table-cell>
          <table:table-cell table:style-name="ce24" table:formula="of:=([.A793]+[.$E$1])*[.$B$2]/[.$B$1]" office:value-type="float" office:value="4.736328125" calcext:value-type="float">
            <text:p>4.736</text:p>
          </table:table-cell>
          <table:table-cell table:style-name="ce25" table:formula="of:=[$'Voltage Divisor'.$B$3]*[$'EE Data'.B793]/([$'Voltage Divisor'.$B$2]-[$'EE Data'.B793])" office:value-type="float" office:value="179629.62962963" calcext:value-type="float">
            <text:p>179629.6</text:p>
          </table:table-cell>
          <table:table-cell table:formula="of:=MATCH([.C793];[$'Voltage Divisor'.$B$46:.$B$63];-1)" office:value-type="float" office:value="3" calcext:value-type="float">
            <text:p>3</text:p>
          </table:table-cell>
          <table:table-cell table:style-name="ce26" table:formula="of:=ROUND(([.C793]-INDIRECT(&quot;Voltage Divisor.D&quot;&amp;([.D793]+ROW([$'Voltage Divisor'.$A$46])-1)))/INDIRECT(&quot;Voltage Divisor.C&quot;&amp;([.D793]+ROW([$'Voltage Divisor'.$A$46])-1));0)" office:value-type="float" office:value="45" calcext:value-type="float">
            <text:p>45</text:p>
          </table:table-cell>
          <table:table-cell table:style-name="ce27" table:formula="of:=DEC2HEX([.E793])" office:value-type="string" office:string-value="2D" calcext:value-type="string">
            <text:p>0x2D</text:p>
          </table:table-cell>
          <table:table-cell table:number-columns-repeated="1018"/>
        </table:table-row>
        <table:table-row table:style-name="ro3">
          <table:table-cell table:style-name="ce4" office:value-type="float" office:value="788" calcext:value-type="float">
            <text:p>788</text:p>
          </table:table-cell>
          <table:table-cell table:style-name="ce24" table:formula="of:=([.A794]+[.$E$1])*[.$B$2]/[.$B$1]" office:value-type="float" office:value="4.7412109375" calcext:value-type="float">
            <text:p>4.741</text:p>
          </table:table-cell>
          <table:table-cell table:style-name="ce25" table:formula="of:=[$'Voltage Divisor'.$B$3]*[$'EE Data'.B794]/([$'Voltage Divisor'.$B$2]-[$'EE Data'.B794])" office:value-type="float" office:value="183207.547169811" calcext:value-type="float">
            <text:p>183207.5</text:p>
          </table:table-cell>
          <table:table-cell table:formula="of:=MATCH([.C794];[$'Voltage Divisor'.$B$46:.$B$63];-1)" office:value-type="float" office:value="3" calcext:value-type="float">
            <text:p>3</text:p>
          </table:table-cell>
          <table:table-cell table:style-name="ce26" table:formula="of:=ROUND(([.C794]-INDIRECT(&quot;Voltage Divisor.D&quot;&amp;([.D794]+ROW([$'Voltage Divisor'.$A$46])-1)))/INDIRECT(&quot;Voltage Divisor.C&quot;&amp;([.D794]+ROW([$'Voltage Divisor'.$A$46])-1));0)" office:value-type="float" office:value="45" calcext:value-type="float">
            <text:p>45</text:p>
          </table:table-cell>
          <table:table-cell table:style-name="ce27" table:formula="of:=DEC2HEX([.E794])" office:value-type="string" office:string-value="2D" calcext:value-type="string">
            <text:p>0x2D</text:p>
          </table:table-cell>
          <table:table-cell table:number-columns-repeated="1018"/>
        </table:table-row>
        <table:table-row table:style-name="ro3">
          <table:table-cell table:style-name="ce4" office:value-type="float" office:value="789" calcext:value-type="float">
            <text:p>789</text:p>
          </table:table-cell>
          <table:table-cell table:style-name="ce24" table:formula="of:=([.A795]+[.$E$1])*[.$B$2]/[.$B$1]" office:value-type="float" office:value="4.74609375" calcext:value-type="float">
            <text:p>4.746</text:p>
          </table:table-cell>
          <table:table-cell table:style-name="ce25" table:formula="of:=[$'Voltage Divisor'.$B$3]*[$'EE Data'.B795]/([$'Voltage Divisor'.$B$2]-[$'EE Data'.B795])" office:value-type="float" office:value="186923.076923077" calcext:value-type="float">
            <text:p>186923.1</text:p>
          </table:table-cell>
          <table:table-cell table:formula="of:=MATCH([.C795];[$'Voltage Divisor'.$B$46:.$B$63];-1)" office:value-type="float" office:value="3" calcext:value-type="float">
            <text:p>3</text:p>
          </table:table-cell>
          <table:table-cell table:style-name="ce26" table:formula="of:=ROUND(([.C795]-INDIRECT(&quot;Voltage Divisor.D&quot;&amp;([.D795]+ROW([$'Voltage Divisor'.$A$46])-1)))/INDIRECT(&quot;Voltage Divisor.C&quot;&amp;([.D795]+ROW([$'Voltage Divisor'.$A$46])-1));0)" office:value-type="float" office:value="45" calcext:value-type="float">
            <text:p>45</text:p>
          </table:table-cell>
          <table:table-cell table:style-name="ce27" table:formula="of:=DEC2HEX([.E795])" office:value-type="string" office:string-value="2D" calcext:value-type="string">
            <text:p>0x2D</text:p>
          </table:table-cell>
          <table:table-cell table:number-columns-repeated="1018"/>
        </table:table-row>
        <table:table-row table:style-name="ro3">
          <table:table-cell table:style-name="ce4" office:value-type="float" office:value="790" calcext:value-type="float">
            <text:p>790</text:p>
          </table:table-cell>
          <table:table-cell table:style-name="ce24" table:formula="of:=([.A796]+[.$E$1])*[.$B$2]/[.$B$1]" office:value-type="float" office:value="4.7509765625" calcext:value-type="float">
            <text:p>4.751</text:p>
          </table:table-cell>
          <table:table-cell table:style-name="ce25" table:formula="of:=[$'Voltage Divisor'.$B$3]*[$'EE Data'.B796]/([$'Voltage Divisor'.$B$2]-[$'EE Data'.B796])" office:value-type="float" office:value="190784.31372549" calcext:value-type="float">
            <text:p>190784.3</text:p>
          </table:table-cell>
          <table:table-cell table:formula="of:=MATCH([.C796];[$'Voltage Divisor'.$B$46:.$B$63];-1)" office:value-type="float" office:value="3" calcext:value-type="float">
            <text:p>3</text:p>
          </table:table-cell>
          <table:table-cell table:style-name="ce26" table:formula="of:=ROUND(([.C796]-INDIRECT(&quot;Voltage Divisor.D&quot;&amp;([.D796]+ROW([$'Voltage Divisor'.$A$46])-1)))/INDIRECT(&quot;Voltage Divisor.C&quot;&amp;([.D796]+ROW([$'Voltage Divisor'.$A$46])-1));0)" office:value-type="float" office:value="45" calcext:value-type="float">
            <text:p>45</text:p>
          </table:table-cell>
          <table:table-cell table:style-name="ce27" table:formula="of:=DEC2HEX([.E796])" office:value-type="string" office:string-value="2D" calcext:value-type="string">
            <text:p>0x2D</text:p>
          </table:table-cell>
          <table:table-cell table:number-columns-repeated="1018"/>
        </table:table-row>
        <table:table-row table:style-name="ro3">
          <table:table-cell table:style-name="ce4" office:value-type="float" office:value="791" calcext:value-type="float">
            <text:p>791</text:p>
          </table:table-cell>
          <table:table-cell table:style-name="ce24" table:formula="of:=([.A797]+[.$E$1])*[.$B$2]/[.$B$1]" office:value-type="float" office:value="4.755859375" calcext:value-type="float">
            <text:p>4.756</text:p>
          </table:table-cell>
          <table:table-cell table:style-name="ce25" table:formula="of:=[$'Voltage Divisor'.$B$3]*[$'EE Data'.B797]/([$'Voltage Divisor'.$B$2]-[$'EE Data'.B797])" office:value-type="float" office:value="194800" calcext:value-type="float">
            <text:p>194800.0</text:p>
          </table:table-cell>
          <table:table-cell table:formula="of:=MATCH([.C797];[$'Voltage Divisor'.$B$46:.$B$63];-1)" office:value-type="float" office:value="3" calcext:value-type="float">
            <text:p>3</text:p>
          </table:table-cell>
          <table:table-cell table:style-name="ce26" table:formula="of:=ROUND(([.C797]-INDIRECT(&quot;Voltage Divisor.D&quot;&amp;([.D797]+ROW([$'Voltage Divisor'.$A$46])-1)))/INDIRECT(&quot;Voltage Divisor.C&quot;&amp;([.D797]+ROW([$'Voltage Divisor'.$A$46])-1));0)" office:value-type="float" office:value="44" calcext:value-type="float">
            <text:p>44</text:p>
          </table:table-cell>
          <table:table-cell table:style-name="ce27" table:formula="of:=DEC2HEX([.E797])" office:value-type="string" office:string-value="2C" calcext:value-type="string">
            <text:p>0x2C</text:p>
          </table:table-cell>
          <table:table-cell table:number-columns-repeated="1018"/>
        </table:table-row>
        <table:table-row table:style-name="ro3">
          <table:table-cell table:style-name="ce4" office:value-type="float" office:value="792" calcext:value-type="float">
            <text:p>792</text:p>
          </table:table-cell>
          <table:table-cell table:style-name="ce24" table:formula="of:=([.A798]+[.$E$1])*[.$B$2]/[.$B$1]" office:value-type="float" office:value="4.7607421875" calcext:value-type="float">
            <text:p>4.761</text:p>
          </table:table-cell>
          <table:table-cell table:style-name="ce25" table:formula="of:=[$'Voltage Divisor'.$B$3]*[$'EE Data'.B798]/([$'Voltage Divisor'.$B$2]-[$'EE Data'.B798])" office:value-type="float" office:value="198979.591836735" calcext:value-type="float">
            <text:p>198979.6</text:p>
          </table:table-cell>
          <table:table-cell table:formula="of:=MATCH([.C798];[$'Voltage Divisor'.$B$46:.$B$63];-1)" office:value-type="float" office:value="3" calcext:value-type="float">
            <text:p>3</text:p>
          </table:table-cell>
          <table:table-cell table:style-name="ce26" table:formula="of:=ROUND(([.C798]-INDIRECT(&quot;Voltage Divisor.D&quot;&amp;([.D798]+ROW([$'Voltage Divisor'.$A$46])-1)))/INDIRECT(&quot;Voltage Divisor.C&quot;&amp;([.D798]+ROW([$'Voltage Divisor'.$A$46])-1));0)" office:value-type="float" office:value="44" calcext:value-type="float">
            <text:p>44</text:p>
          </table:table-cell>
          <table:table-cell table:style-name="ce27" table:formula="of:=DEC2HEX([.E798])" office:value-type="string" office:string-value="2C" calcext:value-type="string">
            <text:p>0x2C</text:p>
          </table:table-cell>
          <table:table-cell table:number-columns-repeated="1018"/>
        </table:table-row>
        <table:table-row table:style-name="ro3">
          <table:table-cell table:style-name="ce4" office:value-type="float" office:value="793" calcext:value-type="float">
            <text:p>793</text:p>
          </table:table-cell>
          <table:table-cell table:style-name="ce24" table:formula="of:=([.A799]+[.$E$1])*[.$B$2]/[.$B$1]" office:value-type="float" office:value="4.765625" calcext:value-type="float">
            <text:p>4.766</text:p>
          </table:table-cell>
          <table:table-cell table:style-name="ce25" table:formula="of:=[$'Voltage Divisor'.$B$3]*[$'EE Data'.B799]/([$'Voltage Divisor'.$B$2]-[$'EE Data'.B799])" office:value-type="float" office:value="203333.333333333" calcext:value-type="float">
            <text:p>203333.3</text:p>
          </table:table-cell>
          <table:table-cell table:formula="of:=MATCH([.C799];[$'Voltage Divisor'.$B$46:.$B$63];-1)" office:value-type="float" office:value="3" calcext:value-type="float">
            <text:p>3</text:p>
          </table:table-cell>
          <table:table-cell table:style-name="ce26" table:formula="of:=ROUND(([.C799]-INDIRECT(&quot;Voltage Divisor.D&quot;&amp;([.D799]+ROW([$'Voltage Divisor'.$A$46])-1)))/INDIRECT(&quot;Voltage Divisor.C&quot;&amp;([.D799]+ROW([$'Voltage Divisor'.$A$46])-1));0)" office:value-type="float" office:value="44" calcext:value-type="float">
            <text:p>44</text:p>
          </table:table-cell>
          <table:table-cell table:style-name="ce27" table:formula="of:=DEC2HEX([.E799])" office:value-type="string" office:string-value="2C" calcext:value-type="string">
            <text:p>0x2C</text:p>
          </table:table-cell>
          <table:table-cell table:number-columns-repeated="1018"/>
        </table:table-row>
        <table:table-row table:style-name="ro3">
          <table:table-cell table:style-name="ce4" office:value-type="float" office:value="794" calcext:value-type="float">
            <text:p>794</text:p>
          </table:table-cell>
          <table:table-cell table:style-name="ce24" table:formula="of:=([.A800]+[.$E$1])*[.$B$2]/[.$B$1]" office:value-type="float" office:value="4.7705078125" calcext:value-type="float">
            <text:p>4.771</text:p>
          </table:table-cell>
          <table:table-cell table:style-name="ce25" table:formula="of:=[$'Voltage Divisor'.$B$3]*[$'EE Data'.B800]/([$'Voltage Divisor'.$B$2]-[$'EE Data'.B800])" office:value-type="float" office:value="207872.340425532" calcext:value-type="float">
            <text:p>207872.3</text:p>
          </table:table-cell>
          <table:table-cell table:formula="of:=MATCH([.C800];[$'Voltage Divisor'.$B$46:.$B$63];-1)" office:value-type="float" office:value="3" calcext:value-type="float">
            <text:p>3</text:p>
          </table:table-cell>
          <table:table-cell table:style-name="ce26" table:formula="of:=ROUND(([.C800]-INDIRECT(&quot;Voltage Divisor.D&quot;&amp;([.D800]+ROW([$'Voltage Divisor'.$A$46])-1)))/INDIRECT(&quot;Voltage Divisor.C&quot;&amp;([.D800]+ROW([$'Voltage Divisor'.$A$46])-1));0)" office:value-type="float" office:value="43" calcext:value-type="float">
            <text:p>43</text:p>
          </table:table-cell>
          <table:table-cell table:style-name="ce27" table:formula="of:=DEC2HEX([.E800])" office:value-type="string" office:string-value="2B" calcext:value-type="string">
            <text:p>0x2B</text:p>
          </table:table-cell>
          <table:table-cell table:number-columns-repeated="1018"/>
        </table:table-row>
        <table:table-row table:style-name="ro3">
          <table:table-cell table:style-name="ce4" office:value-type="float" office:value="795" calcext:value-type="float">
            <text:p>795</text:p>
          </table:table-cell>
          <table:table-cell table:style-name="ce24" table:formula="of:=([.A801]+[.$E$1])*[.$B$2]/[.$B$1]" office:value-type="float" office:value="4.775390625" calcext:value-type="float">
            <text:p>4.775</text:p>
          </table:table-cell>
          <table:table-cell table:style-name="ce25" table:formula="of:=[$'Voltage Divisor'.$B$3]*[$'EE Data'.B801]/([$'Voltage Divisor'.$B$2]-[$'EE Data'.B801])" office:value-type="float" office:value="212608.695652174" calcext:value-type="float">
            <text:p>212608.7</text:p>
          </table:table-cell>
          <table:table-cell table:formula="of:=MATCH([.C801];[$'Voltage Divisor'.$B$46:.$B$63];-1)" office:value-type="float" office:value="3" calcext:value-type="float">
            <text:p>3</text:p>
          </table:table-cell>
          <table:table-cell table:style-name="ce26" table:formula="of:=ROUND(([.C801]-INDIRECT(&quot;Voltage Divisor.D&quot;&amp;([.D801]+ROW([$'Voltage Divisor'.$A$46])-1)))/INDIRECT(&quot;Voltage Divisor.C&quot;&amp;([.D801]+ROW([$'Voltage Divisor'.$A$46])-1));0)" office:value-type="float" office:value="43" calcext:value-type="float">
            <text:p>43</text:p>
          </table:table-cell>
          <table:table-cell table:style-name="ce27" table:formula="of:=DEC2HEX([.E801])" office:value-type="string" office:string-value="2B" calcext:value-type="string">
            <text:p>0x2B</text:p>
          </table:table-cell>
          <table:table-cell table:number-columns-repeated="1018"/>
        </table:table-row>
        <table:table-row table:style-name="ro3">
          <table:table-cell table:style-name="ce4" office:value-type="float" office:value="796" calcext:value-type="float">
            <text:p>796</text:p>
          </table:table-cell>
          <table:table-cell table:style-name="ce24" table:formula="of:=([.A802]+[.$E$1])*[.$B$2]/[.$B$1]" office:value-type="float" office:value="4.7802734375" calcext:value-type="float">
            <text:p>4.780</text:p>
          </table:table-cell>
          <table:table-cell table:style-name="ce25" table:formula="of:=[$'Voltage Divisor'.$B$3]*[$'EE Data'.B802]/([$'Voltage Divisor'.$B$2]-[$'EE Data'.B802])" office:value-type="float" office:value="217555.555555556" calcext:value-type="float">
            <text:p>217555.6</text:p>
          </table:table-cell>
          <table:table-cell table:formula="of:=MATCH([.C802];[$'Voltage Divisor'.$B$46:.$B$63];-1)" office:value-type="float" office:value="3" calcext:value-type="float">
            <text:p>3</text:p>
          </table:table-cell>
          <table:table-cell table:style-name="ce26" table:formula="of:=ROUND(([.C802]-INDIRECT(&quot;Voltage Divisor.D&quot;&amp;([.D802]+ROW([$'Voltage Divisor'.$A$46])-1)))/INDIRECT(&quot;Voltage Divisor.C&quot;&amp;([.D802]+ROW([$'Voltage Divisor'.$A$46])-1));0)" office:value-type="float" office:value="43" calcext:value-type="float">
            <text:p>43</text:p>
          </table:table-cell>
          <table:table-cell table:style-name="ce27" table:formula="of:=DEC2HEX([.E802])" office:value-type="string" office:string-value="2B" calcext:value-type="string">
            <text:p>0x2B</text:p>
          </table:table-cell>
          <table:table-cell table:number-columns-repeated="1018"/>
        </table:table-row>
        <table:table-row table:style-name="ro3">
          <table:table-cell table:style-name="ce4" office:value-type="float" office:value="797" calcext:value-type="float">
            <text:p>797</text:p>
          </table:table-cell>
          <table:table-cell table:style-name="ce24" table:formula="of:=([.A803]+[.$E$1])*[.$B$2]/[.$B$1]" office:value-type="float" office:value="4.78515625" calcext:value-type="float">
            <text:p>4.785</text:p>
          </table:table-cell>
          <table:table-cell table:style-name="ce25" table:formula="of:=[$'Voltage Divisor'.$B$3]*[$'EE Data'.B803]/([$'Voltage Divisor'.$B$2]-[$'EE Data'.B803])" office:value-type="float" office:value="222727.272727273" calcext:value-type="float">
            <text:p>222727.3</text:p>
          </table:table-cell>
          <table:table-cell table:formula="of:=MATCH([.C803];[$'Voltage Divisor'.$B$46:.$B$63];-1)" office:value-type="float" office:value="3" calcext:value-type="float">
            <text:p>3</text:p>
          </table:table-cell>
          <table:table-cell table:style-name="ce26" table:formula="of:=ROUND(([.C803]-INDIRECT(&quot;Voltage Divisor.D&quot;&amp;([.D803]+ROW([$'Voltage Divisor'.$A$46])-1)))/INDIRECT(&quot;Voltage Divisor.C&quot;&amp;([.D803]+ROW([$'Voltage Divisor'.$A$46])-1));0)" office:value-type="float" office:value="42" calcext:value-type="float">
            <text:p>42</text:p>
          </table:table-cell>
          <table:table-cell table:style-name="ce27" table:formula="of:=DEC2HEX([.E803])" office:value-type="string" office:string-value="2A" calcext:value-type="string">
            <text:p>0x2A</text:p>
          </table:table-cell>
          <table:table-cell table:number-columns-repeated="1018"/>
        </table:table-row>
        <table:table-row table:style-name="ro3">
          <table:table-cell table:style-name="ce4" office:value-type="float" office:value="798" calcext:value-type="float">
            <text:p>798</text:p>
          </table:table-cell>
          <table:table-cell table:style-name="ce24" table:formula="of:=([.A804]+[.$E$1])*[.$B$2]/[.$B$1]" office:value-type="float" office:value="4.7900390625" calcext:value-type="float">
            <text:p>4.790</text:p>
          </table:table-cell>
          <table:table-cell table:style-name="ce25" table:formula="of:=[$'Voltage Divisor'.$B$3]*[$'EE Data'.B804]/([$'Voltage Divisor'.$B$2]-[$'EE Data'.B804])" office:value-type="float" office:value="228139.534883721" calcext:value-type="float">
            <text:p>228139.5</text:p>
          </table:table-cell>
          <table:table-cell table:formula="of:=MATCH([.C804];[$'Voltage Divisor'.$B$46:.$B$63];-1)" office:value-type="float" office:value="3" calcext:value-type="float">
            <text:p>3</text:p>
          </table:table-cell>
          <table:table-cell table:style-name="ce26" table:formula="of:=ROUND(([.C804]-INDIRECT(&quot;Voltage Divisor.D&quot;&amp;([.D804]+ROW([$'Voltage Divisor'.$A$46])-1)))/INDIRECT(&quot;Voltage Divisor.C&quot;&amp;([.D804]+ROW([$'Voltage Divisor'.$A$46])-1));0)" office:value-type="float" office:value="42" calcext:value-type="float">
            <text:p>42</text:p>
          </table:table-cell>
          <table:table-cell table:style-name="ce27" table:formula="of:=DEC2HEX([.E804])" office:value-type="string" office:string-value="2A" calcext:value-type="string">
            <text:p>0x2A</text:p>
          </table:table-cell>
          <table:table-cell table:number-columns-repeated="1018"/>
        </table:table-row>
        <table:table-row table:style-name="ro3">
          <table:table-cell table:style-name="ce4" office:value-type="float" office:value="799" calcext:value-type="float">
            <text:p>799</text:p>
          </table:table-cell>
          <table:table-cell table:style-name="ce24" table:formula="of:=([.A805]+[.$E$1])*[.$B$2]/[.$B$1]" office:value-type="float" office:value="4.794921875" calcext:value-type="float">
            <text:p>4.795</text:p>
          </table:table-cell>
          <table:table-cell table:style-name="ce25" table:formula="of:=[$'Voltage Divisor'.$B$3]*[$'EE Data'.B805]/([$'Voltage Divisor'.$B$2]-[$'EE Data'.B805])" office:value-type="float" office:value="233809.523809524" calcext:value-type="float">
            <text:p>233809.5</text:p>
          </table:table-cell>
          <table:table-cell table:formula="of:=MATCH([.C805];[$'Voltage Divisor'.$B$46:.$B$63];-1)" office:value-type="float" office:value="3" calcext:value-type="float">
            <text:p>3</text:p>
          </table:table-cell>
          <table:table-cell table:style-name="ce26" table:formula="of:=ROUND(([.C805]-INDIRECT(&quot;Voltage Divisor.D&quot;&amp;([.D805]+ROW([$'Voltage Divisor'.$A$46])-1)))/INDIRECT(&quot;Voltage Divisor.C&quot;&amp;([.D805]+ROW([$'Voltage Divisor'.$A$46])-1));0)" office:value-type="float" office:value="42" calcext:value-type="float">
            <text:p>42</text:p>
          </table:table-cell>
          <table:table-cell table:style-name="ce27" table:formula="of:=DEC2HEX([.E805])" office:value-type="string" office:string-value="2A" calcext:value-type="string">
            <text:p>0x2A</text:p>
          </table:table-cell>
          <table:table-cell table:number-columns-repeated="1018"/>
        </table:table-row>
        <table:table-row table:style-name="ro3">
          <table:table-cell table:style-name="ce4" office:value-type="float" office:value="800" calcext:value-type="float">
            <text:p>800</text:p>
          </table:table-cell>
          <table:table-cell table:style-name="ce24" table:formula="of:=([.A806]+[.$E$1])*[.$B$2]/[.$B$1]" office:value-type="float" office:value="4.7998046875" calcext:value-type="float">
            <text:p>4.800</text:p>
          </table:table-cell>
          <table:table-cell table:style-name="ce25" table:formula="of:=[$'Voltage Divisor'.$B$3]*[$'EE Data'.B806]/([$'Voltage Divisor'.$B$2]-[$'EE Data'.B806])" office:value-type="float" office:value="239756.097560976" calcext:value-type="float">
            <text:p>239756.1</text:p>
          </table:table-cell>
          <table:table-cell table:formula="of:=MATCH([.C806];[$'Voltage Divisor'.$B$46:.$B$63];-1)" office:value-type="float" office:value="3" calcext:value-type="float">
            <text:p>3</text:p>
          </table:table-cell>
          <table:table-cell table:style-name="ce26" table:formula="of:=ROUND(([.C806]-INDIRECT(&quot;Voltage Divisor.D&quot;&amp;([.D806]+ROW([$'Voltage Divisor'.$A$46])-1)))/INDIRECT(&quot;Voltage Divisor.C&quot;&amp;([.D806]+ROW([$'Voltage Divisor'.$A$46])-1));0)" office:value-type="float" office:value="41" calcext:value-type="float">
            <text:p>41</text:p>
          </table:table-cell>
          <table:table-cell table:style-name="ce27" table:formula="of:=DEC2HEX([.E806])" office:value-type="string" office:string-value="29" calcext:value-type="string">
            <text:p>0x29</text:p>
          </table:table-cell>
          <table:table-cell table:number-columns-repeated="1018"/>
        </table:table-row>
        <table:table-row table:style-name="ro3">
          <table:table-cell table:style-name="ce4" office:value-type="float" office:value="801" calcext:value-type="float">
            <text:p>801</text:p>
          </table:table-cell>
          <table:table-cell table:style-name="ce24" table:formula="of:=([.A807]+[.$E$1])*[.$B$2]/[.$B$1]" office:value-type="float" office:value="4.8046875" calcext:value-type="float">
            <text:p>4.805</text:p>
          </table:table-cell>
          <table:table-cell table:style-name="ce25" table:formula="of:=[$'Voltage Divisor'.$B$3]*[$'EE Data'.B807]/([$'Voltage Divisor'.$B$2]-[$'EE Data'.B807])" office:value-type="float" office:value="246000" calcext:value-type="float">
            <text:p>246000.0</text:p>
          </table:table-cell>
          <table:table-cell table:formula="of:=MATCH([.C807];[$'Voltage Divisor'.$B$46:.$B$63];-1)" office:value-type="float" office:value="3" calcext:value-type="float">
            <text:p>3</text:p>
          </table:table-cell>
          <table:table-cell table:style-name="ce26" table:formula="of:=ROUND(([.C807]-INDIRECT(&quot;Voltage Divisor.D&quot;&amp;([.D807]+ROW([$'Voltage Divisor'.$A$46])-1)))/INDIRECT(&quot;Voltage Divisor.C&quot;&amp;([.D807]+ROW([$'Voltage Divisor'.$A$46])-1));0)" office:value-type="float" office:value="41" calcext:value-type="float">
            <text:p>41</text:p>
          </table:table-cell>
          <table:table-cell table:style-name="ce27" table:formula="of:=DEC2HEX([.E807])" office:value-type="string" office:string-value="29" calcext:value-type="string">
            <text:p>0x29</text:p>
          </table:table-cell>
          <table:table-cell table:number-columns-repeated="1018"/>
        </table:table-row>
        <table:table-row table:style-name="ro3">
          <table:table-cell table:style-name="ce4" office:value-type="float" office:value="802" calcext:value-type="float">
            <text:p>802</text:p>
          </table:table-cell>
          <table:table-cell table:style-name="ce24" table:formula="of:=([.A808]+[.$E$1])*[.$B$2]/[.$B$1]" office:value-type="float" office:value="4.8095703125" calcext:value-type="float">
            <text:p>4.810</text:p>
          </table:table-cell>
          <table:table-cell table:style-name="ce25" table:formula="of:=[$'Voltage Divisor'.$B$3]*[$'EE Data'.B808]/([$'Voltage Divisor'.$B$2]-[$'EE Data'.B808])" office:value-type="float" office:value="252564.102564103" calcext:value-type="float">
            <text:p>252564.1</text:p>
          </table:table-cell>
          <table:table-cell table:formula="of:=MATCH([.C808];[$'Voltage Divisor'.$B$46:.$B$63];-1)" office:value-type="float" office:value="3" calcext:value-type="float">
            <text:p>3</text:p>
          </table:table-cell>
          <table:table-cell table:style-name="ce26" table:formula="of:=ROUND(([.C808]-INDIRECT(&quot;Voltage Divisor.D&quot;&amp;([.D808]+ROW([$'Voltage Divisor'.$A$46])-1)))/INDIRECT(&quot;Voltage Divisor.C&quot;&amp;([.D808]+ROW([$'Voltage Divisor'.$A$46])-1));0)" office:value-type="float" office:value="40" calcext:value-type="float">
            <text:p>40</text:p>
          </table:table-cell>
          <table:table-cell table:style-name="ce27" table:formula="of:=DEC2HEX([.E808])" office:value-type="string" office:string-value="28" calcext:value-type="string">
            <text:p>0x28</text:p>
          </table:table-cell>
          <table:table-cell table:number-columns-repeated="1018"/>
        </table:table-row>
        <table:table-row table:style-name="ro3">
          <table:table-cell table:style-name="ce4" office:value-type="float" office:value="803" calcext:value-type="float">
            <text:p>803</text:p>
          </table:table-cell>
          <table:table-cell table:style-name="ce24" table:formula="of:=([.A809]+[.$E$1])*[.$B$2]/[.$B$1]" office:value-type="float" office:value="4.814453125" calcext:value-type="float">
            <text:p>4.814</text:p>
          </table:table-cell>
          <table:table-cell table:style-name="ce25" table:formula="of:=[$'Voltage Divisor'.$B$3]*[$'EE Data'.B809]/([$'Voltage Divisor'.$B$2]-[$'EE Data'.B809])" office:value-type="float" office:value="259473.684210526" calcext:value-type="float">
            <text:p>259473.7</text:p>
          </table:table-cell>
          <table:table-cell table:formula="of:=MATCH([.C809];[$'Voltage Divisor'.$B$46:.$B$63];-1)" office:value-type="float" office:value="2" calcext:value-type="float">
            <text:p>2</text:p>
          </table:table-cell>
          <table:table-cell table:style-name="ce26" table:formula="of:=ROUND(([.C809]-INDIRECT(&quot;Voltage Divisor.D&quot;&amp;([.D809]+ROW([$'Voltage Divisor'.$A$46])-1)))/INDIRECT(&quot;Voltage Divisor.C&quot;&amp;([.D809]+ROW([$'Voltage Divisor'.$A$46])-1));0)" office:value-type="float" office:value="37" calcext:value-type="float">
            <text:p>37</text:p>
          </table:table-cell>
          <table:table-cell table:style-name="ce27" table:formula="of:=DEC2HEX([.E809])" office:value-type="string" office:string-value="25" calcext:value-type="string">
            <text:p>0x25</text:p>
          </table:table-cell>
          <table:table-cell table:number-columns-repeated="1018"/>
        </table:table-row>
        <table:table-row table:style-name="ro3">
          <table:table-cell table:style-name="ce4" office:value-type="float" office:value="804" calcext:value-type="float">
            <text:p>804</text:p>
          </table:table-cell>
          <table:table-cell table:style-name="ce24" table:formula="of:=([.A810]+[.$E$1])*[.$B$2]/[.$B$1]" office:value-type="float" office:value="4.8193359375" calcext:value-type="float">
            <text:p>4.819</text:p>
          </table:table-cell>
          <table:table-cell table:style-name="ce25" table:formula="of:=[$'Voltage Divisor'.$B$3]*[$'EE Data'.B810]/([$'Voltage Divisor'.$B$2]-[$'EE Data'.B810])" office:value-type="float" office:value="266756.756756757" calcext:value-type="float">
            <text:p>266756.8</text:p>
          </table:table-cell>
          <table:table-cell table:formula="of:=MATCH([.C810];[$'Voltage Divisor'.$B$46:.$B$63];-1)" office:value-type="float" office:value="2" calcext:value-type="float">
            <text:p>2</text:p>
          </table:table-cell>
          <table:table-cell table:style-name="ce26" table:formula="of:=ROUND(([.C810]-INDIRECT(&quot;Voltage Divisor.D&quot;&amp;([.D810]+ROW([$'Voltage Divisor'.$A$46])-1)))/INDIRECT(&quot;Voltage Divisor.C&quot;&amp;([.D810]+ROW([$'Voltage Divisor'.$A$46])-1));0)" office:value-type="float" office:value="36" calcext:value-type="float">
            <text:p>36</text:p>
          </table:table-cell>
          <table:table-cell table:style-name="ce27" table:formula="of:=DEC2HEX([.E810])" office:value-type="string" office:string-value="24" calcext:value-type="string">
            <text:p>0x24</text:p>
          </table:table-cell>
          <table:table-cell table:number-columns-repeated="1018"/>
        </table:table-row>
        <table:table-row table:style-name="ro3">
          <table:table-cell table:style-name="ce4" office:value-type="float" office:value="805" calcext:value-type="float">
            <text:p>805</text:p>
          </table:table-cell>
          <table:table-cell table:style-name="ce24" table:formula="of:=([.A811]+[.$E$1])*[.$B$2]/[.$B$1]" office:value-type="float" office:value="4.82421875" calcext:value-type="float">
            <text:p>4.824</text:p>
          </table:table-cell>
          <table:table-cell table:style-name="ce25" table:formula="of:=[$'Voltage Divisor'.$B$3]*[$'EE Data'.B811]/([$'Voltage Divisor'.$B$2]-[$'EE Data'.B811])" office:value-type="float" office:value="274444.444444444" calcext:value-type="float">
            <text:p>274444.4</text:p>
          </table:table-cell>
          <table:table-cell table:formula="of:=MATCH([.C811];[$'Voltage Divisor'.$B$46:.$B$63];-1)" office:value-type="float" office:value="2" calcext:value-type="float">
            <text:p>2</text:p>
          </table:table-cell>
          <table:table-cell table:style-name="ce26" table:formula="of:=ROUND(([.C811]-INDIRECT(&quot;Voltage Divisor.D&quot;&amp;([.D811]+ROW([$'Voltage Divisor'.$A$46])-1)))/INDIRECT(&quot;Voltage Divisor.C&quot;&amp;([.D811]+ROW([$'Voltage Divisor'.$A$46])-1));0)" office:value-type="float" office:value="36" calcext:value-type="float">
            <text:p>36</text:p>
          </table:table-cell>
          <table:table-cell table:style-name="ce27" table:formula="of:=DEC2HEX([.E811])" office:value-type="string" office:string-value="24" calcext:value-type="string">
            <text:p>0x24</text:p>
          </table:table-cell>
          <table:table-cell table:number-columns-repeated="1018"/>
        </table:table-row>
        <table:table-row table:style-name="ro3">
          <table:table-cell table:style-name="ce4" office:value-type="float" office:value="806" calcext:value-type="float">
            <text:p>806</text:p>
          </table:table-cell>
          <table:table-cell table:style-name="ce24" table:formula="of:=([.A812]+[.$E$1])*[.$B$2]/[.$B$1]" office:value-type="float" office:value="4.8291015625" calcext:value-type="float">
            <text:p>4.829</text:p>
          </table:table-cell>
          <table:table-cell table:style-name="ce25" table:formula="of:=[$'Voltage Divisor'.$B$3]*[$'EE Data'.B812]/([$'Voltage Divisor'.$B$2]-[$'EE Data'.B812])" office:value-type="float" office:value="282571.428571429" calcext:value-type="float">
            <text:p>282571.4</text:p>
          </table:table-cell>
          <table:table-cell table:formula="of:=MATCH([.C812];[$'Voltage Divisor'.$B$46:.$B$63];-1)" office:value-type="float" office:value="2" calcext:value-type="float">
            <text:p>2</text:p>
          </table:table-cell>
          <table:table-cell table:style-name="ce26" table:formula="of:=ROUND(([.C812]-INDIRECT(&quot;Voltage Divisor.D&quot;&amp;([.D812]+ROW([$'Voltage Divisor'.$A$46])-1)))/INDIRECT(&quot;Voltage Divisor.C&quot;&amp;([.D812]+ROW([$'Voltage Divisor'.$A$46])-1));0)" office:value-type="float" office:value="36" calcext:value-type="float">
            <text:p>36</text:p>
          </table:table-cell>
          <table:table-cell table:style-name="ce27" table:formula="of:=DEC2HEX([.E812])" office:value-type="string" office:string-value="24" calcext:value-type="string">
            <text:p>0x24</text:p>
          </table:table-cell>
          <table:table-cell table:number-columns-repeated="1018"/>
        </table:table-row>
        <table:table-row table:style-name="ro3">
          <table:table-cell table:style-name="ce4" office:value-type="float" office:value="807" calcext:value-type="float">
            <text:p>807</text:p>
          </table:table-cell>
          <table:table-cell table:style-name="ce24" table:formula="of:=([.A813]+[.$E$1])*[.$B$2]/[.$B$1]" office:value-type="float" office:value="4.833984375" calcext:value-type="float">
            <text:p>4.834</text:p>
          </table:table-cell>
          <table:table-cell table:style-name="ce25" table:formula="of:=[$'Voltage Divisor'.$B$3]*[$'EE Data'.B813]/([$'Voltage Divisor'.$B$2]-[$'EE Data'.B813])" office:value-type="float" office:value="291176.470588235" calcext:value-type="float">
            <text:p>291176.5</text:p>
          </table:table-cell>
          <table:table-cell table:formula="of:=MATCH([.C813];[$'Voltage Divisor'.$B$46:.$B$63];-1)" office:value-type="float" office:value="2" calcext:value-type="float">
            <text:p>2</text:p>
          </table:table-cell>
          <table:table-cell table:style-name="ce26" table:formula="of:=ROUND(([.C813]-INDIRECT(&quot;Voltage Divisor.D&quot;&amp;([.D813]+ROW([$'Voltage Divisor'.$A$46])-1)))/INDIRECT(&quot;Voltage Divisor.C&quot;&amp;([.D813]+ROW([$'Voltage Divisor'.$A$46])-1));0)" office:value-type="float" office:value="35" calcext:value-type="float">
            <text:p>35</text:p>
          </table:table-cell>
          <table:table-cell table:style-name="ce27" table:formula="of:=DEC2HEX([.E813])" office:value-type="string" office:string-value="23" calcext:value-type="string">
            <text:p>0x23</text:p>
          </table:table-cell>
          <table:table-cell table:number-columns-repeated="1018"/>
        </table:table-row>
        <table:table-row table:style-name="ro3">
          <table:table-cell table:style-name="ce4" office:value-type="float" office:value="808" calcext:value-type="float">
            <text:p>808</text:p>
          </table:table-cell>
          <table:table-cell table:style-name="ce24" table:formula="of:=([.A814]+[.$E$1])*[.$B$2]/[.$B$1]" office:value-type="float" office:value="4.8388671875" calcext:value-type="float">
            <text:p>4.839</text:p>
          </table:table-cell>
          <table:table-cell table:style-name="ce25" table:formula="of:=[$'Voltage Divisor'.$B$3]*[$'EE Data'.B814]/([$'Voltage Divisor'.$B$2]-[$'EE Data'.B814])" office:value-type="float" office:value="300303.03030303" calcext:value-type="float">
            <text:p>300303.0</text:p>
          </table:table-cell>
          <table:table-cell table:formula="of:=MATCH([.C814];[$'Voltage Divisor'.$B$46:.$B$63];-1)" office:value-type="float" office:value="2" calcext:value-type="float">
            <text:p>2</text:p>
          </table:table-cell>
          <table:table-cell table:style-name="ce26" table:formula="of:=ROUND(([.C814]-INDIRECT(&quot;Voltage Divisor.D&quot;&amp;([.D814]+ROW([$'Voltage Divisor'.$A$46])-1)))/INDIRECT(&quot;Voltage Divisor.C&quot;&amp;([.D814]+ROW([$'Voltage Divisor'.$A$46])-1));0)" office:value-type="float" office:value="35" calcext:value-type="float">
            <text:p>35</text:p>
          </table:table-cell>
          <table:table-cell table:style-name="ce27" table:formula="of:=DEC2HEX([.E814])" office:value-type="string" office:string-value="23" calcext:value-type="string">
            <text:p>0x23</text:p>
          </table:table-cell>
          <table:table-cell table:number-columns-repeated="1018"/>
        </table:table-row>
        <table:table-row table:style-name="ro3">
          <table:table-cell table:style-name="ce4" office:value-type="float" office:value="809" calcext:value-type="float">
            <text:p>809</text:p>
          </table:table-cell>
          <table:table-cell table:style-name="ce24" table:formula="of:=([.A815]+[.$E$1])*[.$B$2]/[.$B$1]" office:value-type="float" office:value="4.84375" calcext:value-type="float">
            <text:p>4.844</text:p>
          </table:table-cell>
          <table:table-cell table:style-name="ce25" table:formula="of:=[$'Voltage Divisor'.$B$3]*[$'EE Data'.B815]/([$'Voltage Divisor'.$B$2]-[$'EE Data'.B815])" office:value-type="float" office:value="310000" calcext:value-type="float">
            <text:p>310000.0</text:p>
          </table:table-cell>
          <table:table-cell table:formula="of:=MATCH([.C815];[$'Voltage Divisor'.$B$46:.$B$63];-1)" office:value-type="float" office:value="2" calcext:value-type="float">
            <text:p>2</text:p>
          </table:table-cell>
          <table:table-cell table:style-name="ce26" table:formula="of:=ROUND(([.C815]-INDIRECT(&quot;Voltage Divisor.D&quot;&amp;([.D815]+ROW([$'Voltage Divisor'.$A$46])-1)))/INDIRECT(&quot;Voltage Divisor.C&quot;&amp;([.D815]+ROW([$'Voltage Divisor'.$A$46])-1));0)" office:value-type="float" office:value="34" calcext:value-type="float">
            <text:p>34</text:p>
          </table:table-cell>
          <table:table-cell table:style-name="ce27" table:formula="of:=DEC2HEX([.E815])" office:value-type="string" office:string-value="22" calcext:value-type="string">
            <text:p>0x22</text:p>
          </table:table-cell>
          <table:table-cell table:number-columns-repeated="1018"/>
        </table:table-row>
        <table:table-row table:style-name="ro3">
          <table:table-cell table:style-name="ce4" office:value-type="float" office:value="810" calcext:value-type="float">
            <text:p>810</text:p>
          </table:table-cell>
          <table:table-cell table:style-name="ce24" table:formula="of:=([.A816]+[.$E$1])*[.$B$2]/[.$B$1]" office:value-type="float" office:value="4.8486328125" calcext:value-type="float">
            <text:p>4.849</text:p>
          </table:table-cell>
          <table:table-cell table:style-name="ce25" table:formula="of:=[$'Voltage Divisor'.$B$3]*[$'EE Data'.B816]/([$'Voltage Divisor'.$B$2]-[$'EE Data'.B816])" office:value-type="float" office:value="320322.580645161" calcext:value-type="float">
            <text:p>320322.6</text:p>
          </table:table-cell>
          <table:table-cell table:formula="of:=MATCH([.C816];[$'Voltage Divisor'.$B$46:.$B$63];-1)" office:value-type="float" office:value="2" calcext:value-type="float">
            <text:p>2</text:p>
          </table:table-cell>
          <table:table-cell table:style-name="ce26" table:formula="of:=ROUND(([.C816]-INDIRECT(&quot;Voltage Divisor.D&quot;&amp;([.D816]+ROW([$'Voltage Divisor'.$A$46])-1)))/INDIRECT(&quot;Voltage Divisor.C&quot;&amp;([.D816]+ROW([$'Voltage Divisor'.$A$46])-1));0)" office:value-type="float" office:value="34" calcext:value-type="float">
            <text:p>34</text:p>
          </table:table-cell>
          <table:table-cell table:style-name="ce27" table:formula="of:=DEC2HEX([.E816])" office:value-type="string" office:string-value="22" calcext:value-type="string">
            <text:p>0x22</text:p>
          </table:table-cell>
          <table:table-cell table:number-columns-repeated="1018"/>
        </table:table-row>
        <table:table-row table:style-name="ro3">
          <table:table-cell table:style-name="ce4" office:value-type="float" office:value="811" calcext:value-type="float">
            <text:p>811</text:p>
          </table:table-cell>
          <table:table-cell table:style-name="ce24" table:formula="of:=([.A817]+[.$E$1])*[.$B$2]/[.$B$1]" office:value-type="float" office:value="4.853515625" calcext:value-type="float">
            <text:p>4.854</text:p>
          </table:table-cell>
          <table:table-cell table:style-name="ce25" table:formula="of:=[$'Voltage Divisor'.$B$3]*[$'EE Data'.B817]/([$'Voltage Divisor'.$B$2]-[$'EE Data'.B817])" office:value-type="float" office:value="331333.333333333" calcext:value-type="float">
            <text:p>331333.3</text:p>
          </table:table-cell>
          <table:table-cell table:formula="of:=MATCH([.C817];[$'Voltage Divisor'.$B$46:.$B$63];-1)" office:value-type="float" office:value="2" calcext:value-type="float">
            <text:p>2</text:p>
          </table:table-cell>
          <table:table-cell table:style-name="ce26" table:formula="of:=ROUND(([.C817]-INDIRECT(&quot;Voltage Divisor.D&quot;&amp;([.D817]+ROW([$'Voltage Divisor'.$A$46])-1)))/INDIRECT(&quot;Voltage Divisor.C&quot;&amp;([.D817]+ROW([$'Voltage Divisor'.$A$46])-1));0)" office:value-type="float" office:value="33" calcext:value-type="float">
            <text:p>33</text:p>
          </table:table-cell>
          <table:table-cell table:style-name="ce27" table:formula="of:=DEC2HEX([.E817])" office:value-type="string" office:string-value="21" calcext:value-type="string">
            <text:p>0x21</text:p>
          </table:table-cell>
          <table:table-cell table:number-columns-repeated="1018"/>
        </table:table-row>
        <table:table-row table:style-name="ro3">
          <table:table-cell table:style-name="ce4" office:value-type="float" office:value="812" calcext:value-type="float">
            <text:p>812</text:p>
          </table:table-cell>
          <table:table-cell table:style-name="ce24" table:formula="of:=([.A818]+[.$E$1])*[.$B$2]/[.$B$1]" office:value-type="float" office:value="4.8583984375" calcext:value-type="float">
            <text:p>4.858</text:p>
          </table:table-cell>
          <table:table-cell table:style-name="ce25" table:formula="of:=[$'Voltage Divisor'.$B$3]*[$'EE Data'.B818]/([$'Voltage Divisor'.$B$2]-[$'EE Data'.B818])" office:value-type="float" office:value="343103.448275862" calcext:value-type="float">
            <text:p>343103.4</text:p>
          </table:table-cell>
          <table:table-cell table:formula="of:=MATCH([.C818];[$'Voltage Divisor'.$B$46:.$B$63];-1)" office:value-type="float" office:value="2" calcext:value-type="float">
            <text:p>2</text:p>
          </table:table-cell>
          <table:table-cell table:style-name="ce26" table:formula="of:=ROUND(([.C818]-INDIRECT(&quot;Voltage Divisor.D&quot;&amp;([.D818]+ROW([$'Voltage Divisor'.$A$46])-1)))/INDIRECT(&quot;Voltage Divisor.C&quot;&amp;([.D818]+ROW([$'Voltage Divisor'.$A$46])-1));0)" office:value-type="float" office:value="33" calcext:value-type="float">
            <text:p>33</text:p>
          </table:table-cell>
          <table:table-cell table:style-name="ce27" table:formula="of:=DEC2HEX([.E818])" office:value-type="string" office:string-value="21" calcext:value-type="string">
            <text:p>0x21</text:p>
          </table:table-cell>
          <table:table-cell table:number-columns-repeated="1018"/>
        </table:table-row>
        <table:table-row table:style-name="ro3">
          <table:table-cell table:style-name="ce4" office:value-type="float" office:value="813" calcext:value-type="float">
            <text:p>813</text:p>
          </table:table-cell>
          <table:table-cell table:style-name="ce24" table:formula="of:=([.A819]+[.$E$1])*[.$B$2]/[.$B$1]" office:value-type="float" office:value="4.86328125" calcext:value-type="float">
            <text:p>4.863</text:p>
          </table:table-cell>
          <table:table-cell table:style-name="ce25" table:formula="of:=[$'Voltage Divisor'.$B$3]*[$'EE Data'.B819]/([$'Voltage Divisor'.$B$2]-[$'EE Data'.B819])" office:value-type="float" office:value="355714.285714286" calcext:value-type="float">
            <text:p>355714.3</text:p>
          </table:table-cell>
          <table:table-cell table:formula="of:=MATCH([.C819];[$'Voltage Divisor'.$B$46:.$B$63];-1)" office:value-type="float" office:value="2" calcext:value-type="float">
            <text:p>2</text:p>
          </table:table-cell>
          <table:table-cell table:style-name="ce26" table:formula="of:=ROUND(([.C819]-INDIRECT(&quot;Voltage Divisor.D&quot;&amp;([.D819]+ROW([$'Voltage Divisor'.$A$46])-1)))/INDIRECT(&quot;Voltage Divisor.C&quot;&amp;([.D819]+ROW([$'Voltage Divisor'.$A$46])-1));0)" office:value-type="float" office:value="32" calcext:value-type="float">
            <text:p>32</text:p>
          </table:table-cell>
          <table:table-cell table:style-name="ce27" table:formula="of:=DEC2HEX([.E819])" office:value-type="string" office:string-value="20" calcext:value-type="string">
            <text:p>0x20</text:p>
          </table:table-cell>
          <table:table-cell table:number-columns-repeated="1018"/>
        </table:table-row>
        <table:table-row table:style-name="ro3">
          <table:table-cell table:style-name="ce4" office:value-type="float" office:value="814" calcext:value-type="float">
            <text:p>814</text:p>
          </table:table-cell>
          <table:table-cell table:style-name="ce24" table:formula="of:=([.A820]+[.$E$1])*[.$B$2]/[.$B$1]" office:value-type="float" office:value="4.8681640625" calcext:value-type="float">
            <text:p>4.868</text:p>
          </table:table-cell>
          <table:table-cell table:style-name="ce25" table:formula="of:=[$'Voltage Divisor'.$B$3]*[$'EE Data'.B820]/([$'Voltage Divisor'.$B$2]-[$'EE Data'.B820])" office:value-type="float" office:value="369259.259259259" calcext:value-type="float">
            <text:p>369259.3</text:p>
          </table:table-cell>
          <table:table-cell table:formula="of:=MATCH([.C820];[$'Voltage Divisor'.$B$46:.$B$63];-1)" office:value-type="float" office:value="2" calcext:value-type="float">
            <text:p>2</text:p>
          </table:table-cell>
          <table:table-cell table:style-name="ce26" table:formula="of:=ROUND(([.C820]-INDIRECT(&quot;Voltage Divisor.D&quot;&amp;([.D820]+ROW([$'Voltage Divisor'.$A$46])-1)))/INDIRECT(&quot;Voltage Divisor.C&quot;&amp;([.D820]+ROW([$'Voltage Divisor'.$A$46])-1));0)" office:value-type="float" office:value="31" calcext:value-type="float">
            <text:p>31</text:p>
          </table:table-cell>
          <table:table-cell table:style-name="ce27" table:formula="of:=DEC2HEX([.E820])" office:value-type="string" office:string-value="1F" calcext:value-type="string">
            <text:p>0x1F</text:p>
          </table:table-cell>
          <table:table-cell table:number-columns-repeated="1018"/>
        </table:table-row>
        <table:table-row table:style-name="ro3">
          <table:table-cell table:style-name="ce4" office:value-type="float" office:value="815" calcext:value-type="float">
            <text:p>815</text:p>
          </table:table-cell>
          <table:table-cell table:style-name="ce24" table:formula="of:=([.A821]+[.$E$1])*[.$B$2]/[.$B$1]" office:value-type="float" office:value="4.873046875" calcext:value-type="float">
            <text:p>4.873</text:p>
          </table:table-cell>
          <table:table-cell table:style-name="ce25" table:formula="of:=[$'Voltage Divisor'.$B$3]*[$'EE Data'.B821]/([$'Voltage Divisor'.$B$2]-[$'EE Data'.B821])" office:value-type="float" office:value="383846.153846154" calcext:value-type="float">
            <text:p>383846.2</text:p>
          </table:table-cell>
          <table:table-cell table:formula="of:=MATCH([.C821];[$'Voltage Divisor'.$B$46:.$B$63];-1)" office:value-type="float" office:value="2" calcext:value-type="float">
            <text:p>2</text:p>
          </table:table-cell>
          <table:table-cell table:style-name="ce26" table:formula="of:=ROUND(([.C821]-INDIRECT(&quot;Voltage Divisor.D&quot;&amp;([.D821]+ROW([$'Voltage Divisor'.$A$46])-1)))/INDIRECT(&quot;Voltage Divisor.C&quot;&amp;([.D821]+ROW([$'Voltage Divisor'.$A$46])-1));0)" office:value-type="float" office:value="31" calcext:value-type="float">
            <text:p>31</text:p>
          </table:table-cell>
          <table:table-cell table:style-name="ce27" table:formula="of:=DEC2HEX([.E821])" office:value-type="string" office:string-value="1F" calcext:value-type="string">
            <text:p>0x1F</text:p>
          </table:table-cell>
          <table:table-cell table:number-columns-repeated="1018"/>
        </table:table-row>
        <table:table-row table:style-name="ro3">
          <table:table-cell table:style-name="ce4" office:value-type="float" office:value="816" calcext:value-type="float">
            <text:p>816</text:p>
          </table:table-cell>
          <table:table-cell table:style-name="ce24" table:formula="of:=([.A822]+[.$E$1])*[.$B$2]/[.$B$1]" office:value-type="float" office:value="4.8779296875" calcext:value-type="float">
            <text:p>4.878</text:p>
          </table:table-cell>
          <table:table-cell table:style-name="ce25" table:formula="of:=[$'Voltage Divisor'.$B$3]*[$'EE Data'.B822]/([$'Voltage Divisor'.$B$2]-[$'EE Data'.B822])" office:value-type="float" office:value="399600" calcext:value-type="float">
            <text:p>399600.0</text:p>
          </table:table-cell>
          <table:table-cell table:formula="of:=MATCH([.C822];[$'Voltage Divisor'.$B$46:.$B$63];-1)" office:value-type="float" office:value="1" calcext:value-type="float">
            <text:p>1</text:p>
          </table:table-cell>
          <table:table-cell table:style-name="ce26" table:formula="of:=ROUND(([.C822]-INDIRECT(&quot;Voltage Divisor.D&quot;&amp;([.D822]+ROW([$'Voltage Divisor'.$A$46])-1)))/INDIRECT(&quot;Voltage Divisor.C&quot;&amp;([.D822]+ROW([$'Voltage Divisor'.$A$46])-1));0)" office:value-type="float" office:value="27" calcext:value-type="float">
            <text:p>27</text:p>
          </table:table-cell>
          <table:table-cell table:style-name="ce27" table:formula="of:=DEC2HEX([.E822])" office:value-type="string" office:string-value="1B" calcext:value-type="string">
            <text:p>0x1B</text:p>
          </table:table-cell>
          <table:table-cell table:number-columns-repeated="1018"/>
        </table:table-row>
        <table:table-row table:style-name="ro3">
          <table:table-cell table:style-name="ce4" office:value-type="float" office:value="817" calcext:value-type="float">
            <text:p>817</text:p>
          </table:table-cell>
          <table:table-cell table:style-name="ce24" table:formula="of:=([.A823]+[.$E$1])*[.$B$2]/[.$B$1]" office:value-type="float" office:value="4.8828125" calcext:value-type="float">
            <text:p>4.883</text:p>
          </table:table-cell>
          <table:table-cell table:style-name="ce25" table:formula="of:=[$'Voltage Divisor'.$B$3]*[$'EE Data'.B823]/([$'Voltage Divisor'.$B$2]-[$'EE Data'.B823])" office:value-type="float" office:value="416666.666666667" calcext:value-type="float">
            <text:p>416666.7</text:p>
          </table:table-cell>
          <table:table-cell table:formula="of:=MATCH([.C823];[$'Voltage Divisor'.$B$46:.$B$63];-1)" office:value-type="float" office:value="1" calcext:value-type="float">
            <text:p>1</text:p>
          </table:table-cell>
          <table:table-cell table:style-name="ce26" table:formula="of:=ROUND(([.C823]-INDIRECT(&quot;Voltage Divisor.D&quot;&amp;([.D823]+ROW([$'Voltage Divisor'.$A$46])-1)))/INDIRECT(&quot;Voltage Divisor.C&quot;&amp;([.D823]+ROW([$'Voltage Divisor'.$A$46])-1));0)" office:value-type="float" office:value="27" calcext:value-type="float">
            <text:p>27</text:p>
          </table:table-cell>
          <table:table-cell table:style-name="ce27" table:formula="of:=DEC2HEX([.E823])" office:value-type="string" office:string-value="1B" calcext:value-type="string">
            <text:p>0x1B</text:p>
          </table:table-cell>
          <table:table-cell table:number-columns-repeated="1018"/>
        </table:table-row>
        <table:table-row table:style-name="ro3">
          <table:table-cell table:style-name="ce4" office:value-type="float" office:value="818" calcext:value-type="float">
            <text:p>818</text:p>
          </table:table-cell>
          <table:table-cell table:style-name="ce24" table:formula="of:=([.A824]+[.$E$1])*[.$B$2]/[.$B$1]" office:value-type="float" office:value="4.8876953125" calcext:value-type="float">
            <text:p>4.888</text:p>
          </table:table-cell>
          <table:table-cell table:style-name="ce25" table:formula="of:=[$'Voltage Divisor'.$B$3]*[$'EE Data'.B824]/([$'Voltage Divisor'.$B$2]-[$'EE Data'.B824])" office:value-type="float" office:value="435217.391304348" calcext:value-type="float">
            <text:p>435217.4</text:p>
          </table:table-cell>
          <table:table-cell table:formula="of:=MATCH([.C824];[$'Voltage Divisor'.$B$46:.$B$63];-1)" office:value-type="float" office:value="1" calcext:value-type="float">
            <text:p>1</text:p>
          </table:table-cell>
          <table:table-cell table:style-name="ce26" table:formula="of:=ROUND(([.C824]-INDIRECT(&quot;Voltage Divisor.D&quot;&amp;([.D824]+ROW([$'Voltage Divisor'.$A$46])-1)))/INDIRECT(&quot;Voltage Divisor.C&quot;&amp;([.D824]+ROW([$'Voltage Divisor'.$A$46])-1));0)" office:value-type="float" office:value="26" calcext:value-type="float">
            <text:p>26</text:p>
          </table:table-cell>
          <table:table-cell table:style-name="ce27" table:formula="of:=DEC2HEX([.E824])" office:value-type="string" office:string-value="1A" calcext:value-type="string">
            <text:p>0x1A</text:p>
          </table:table-cell>
          <table:table-cell table:number-columns-repeated="1018"/>
        </table:table-row>
        <table:table-row table:style-name="ro3">
          <table:table-cell table:style-name="ce4" office:value-type="float" office:value="819" calcext:value-type="float">
            <text:p>819</text:p>
          </table:table-cell>
          <table:table-cell table:style-name="ce24" table:formula="of:=([.A825]+[.$E$1])*[.$B$2]/[.$B$1]" office:value-type="float" office:value="4.892578125" calcext:value-type="float">
            <text:p>4.893</text:p>
          </table:table-cell>
          <table:table-cell table:style-name="ce25" table:formula="of:=[$'Voltage Divisor'.$B$3]*[$'EE Data'.B825]/([$'Voltage Divisor'.$B$2]-[$'EE Data'.B825])" office:value-type="float" office:value="455454.545454546" calcext:value-type="float">
            <text:p>455454.5</text:p>
          </table:table-cell>
          <table:table-cell table:formula="of:=MATCH([.C825];[$'Voltage Divisor'.$B$46:.$B$63];-1)" office:value-type="float" office:value="1" calcext:value-type="float">
            <text:p>1</text:p>
          </table:table-cell>
          <table:table-cell table:style-name="ce26" table:formula="of:=ROUND(([.C825]-INDIRECT(&quot;Voltage Divisor.D&quot;&amp;([.D825]+ROW([$'Voltage Divisor'.$A$46])-1)))/INDIRECT(&quot;Voltage Divisor.C&quot;&amp;([.D825]+ROW([$'Voltage Divisor'.$A$46])-1));0)" office:value-type="float" office:value="26" calcext:value-type="float">
            <text:p>26</text:p>
          </table:table-cell>
          <table:table-cell table:style-name="ce27" table:formula="of:=DEC2HEX([.E825])" office:value-type="string" office:string-value="1A" calcext:value-type="string">
            <text:p>0x1A</text:p>
          </table:table-cell>
          <table:table-cell table:number-columns-repeated="1018"/>
        </table:table-row>
        <table:table-row table:style-name="ro3">
          <table:table-cell table:style-name="ce4" office:value-type="float" office:value="820" calcext:value-type="float">
            <text:p>820</text:p>
          </table:table-cell>
          <table:table-cell table:style-name="ce24" table:formula="of:=([.A826]+[.$E$1])*[.$B$2]/[.$B$1]" office:value-type="float" office:value="4.8974609375" calcext:value-type="float">
            <text:p>4.897</text:p>
          </table:table-cell>
          <table:table-cell table:style-name="ce25" table:formula="of:=[$'Voltage Divisor'.$B$3]*[$'EE Data'.B826]/([$'Voltage Divisor'.$B$2]-[$'EE Data'.B826])" office:value-type="float" office:value="477619.047619048" calcext:value-type="float">
            <text:p>477619.0</text:p>
          </table:table-cell>
          <table:table-cell table:formula="of:=MATCH([.C826];[$'Voltage Divisor'.$B$46:.$B$63];-1)" office:value-type="float" office:value="1" calcext:value-type="float">
            <text:p>1</text:p>
          </table:table-cell>
          <table:table-cell table:style-name="ce26" table:formula="of:=ROUND(([.C826]-INDIRECT(&quot;Voltage Divisor.D&quot;&amp;([.D826]+ROW([$'Voltage Divisor'.$A$46])-1)))/INDIRECT(&quot;Voltage Divisor.C&quot;&amp;([.D826]+ROW([$'Voltage Divisor'.$A$46])-1));0)" office:value-type="float" office:value="25" calcext:value-type="float">
            <text:p>25</text:p>
          </table:table-cell>
          <table:table-cell table:style-name="ce27" table:formula="of:=DEC2HEX([.E826])" office:value-type="string" office:string-value="19" calcext:value-type="string">
            <text:p>0x19</text:p>
          </table:table-cell>
          <table:table-cell table:number-columns-repeated="1018"/>
        </table:table-row>
        <table:table-row table:style-name="ro2">
          <table:table-cell/>
          <table:table-cell table:style-name="ce24"/>
          <table:table-cell table:style-name="ce25"/>
          <table:table-cell table:number-columns-repeated="1021"/>
        </table:table-row>
        <table:table-row table:style-name="ro2" table:number-rows-repeated="104774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scientific-number number:decimal-places="3" number:min-integer-digits="1" number:min-exponent-digits="2"/>
    </number:number-style>
    <number:number-style style:name="N127">
      <number:number number:decimal-places="1" number:min-integer-digits="1"/>
    </number:number-style>
    <number:number-style style:name="N128">
      <number:number number:decimal-places="3" number:min-integer-digits="1" number:grouping="true"/>
    </number:number-style>
    <number:number-style style:name="N129">
      <number:number number:decimal-places="3" number:min-integer-digits="1"/>
    </number:number-style>
    <number:number-style style:name="N130">
      <number:text>0x</number:text>
      <number:number number:decimal-places="0" number:min-integer-digits="1"/>
    </number:number-style>
    <number:text-style style:name="N131">
      <number:text>0x</number:text>
      <number:text-content/>
    </number:text-style>
    <number:date-style style:name="N10106" number:language="es" number:country="VE">
      <number:day number:style="long"/>
      <number:text>-</number:text>
      <number:month number:textual="true"/>
      <number:text>-</number:text>
      <number:year/>
    </number:date-style>
    <number:date-style style:name="N10107" number:language="es" number:country="VE">
      <number:day number:style="long"/>
      <number:text>-</number:text>
      <number:month number:textual="true"/>
    </number:date-style>
    <number:date-style style:name="N10108" number:language="es" number:country="VE">
      <number:month number:textual="true"/>
      <number:text>-</number:text>
      <number:year/>
    </number:date-style>
    <number:date-style style:name="N10109" number:language="es" number:country="V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0P0" style:volatile="true" number:language="es" number:country="VE">
      <number:number number:decimal-places="0" number:min-integer-digits="1" number:grouping="true"/>
    </number:number-style>
    <number:number-style style:name="N10110" number:language="es" number:country="VE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s" number:country="VE">
      <number:number number:decimal-places="0" number:min-integer-digits="1" number:grouping="true"/>
    </number:number-style>
    <number:number-style style:name="N10111" number:language="es" number:country="VE">
      <style:text-properties fo:color="#ff0000"/>
      <number:text>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VE">
      <number:number number:decimal-places="2" number:min-integer-digits="1" number:grouping="true"/>
    </number:number-style>
    <number:number-style style:name="N10112" number:language="es" number:country="VE">
      <number:text>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s" number:country="VE">
      <number:number number:decimal-places="2" number:min-integer-digits="1" number:grouping="true"/>
    </number:number-style>
    <number:number-style style:name="N10113" number:language="es" number:country="VE">
      <style:text-properties fo:color="#ff0000"/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7P0" style:volatile="true" number:language="es" number:country="VE">
      <loext:fill-character> </loext:fill-character>
      <number:number number:decimal-places="0" number:min-integer-digits="1" number:grouping="true"/>
      <number:text> </number:text>
    </number:number-style>
    <number:number-style style:name="N10117P1" style:volatile="true" number:language="es" number:country="V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17P2" style:volatile="true" number:language="es" number:country="VE">
      <loext:fill-character> </loext:fill-character>
      <number:text>- </number:text>
    </number:number-style>
    <number:text-style style:name="N10117" number:language="es" number:country="VE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21P0" style:volatile="true" number:language="es" number:country="VE"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es" number:country="V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1P2" style:volatile="true" number:language="es" number:country="VE"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es" number:country="VE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00" loext:vertical-justify="auto"/>
      <style:paragraph-properties css3t:text-justify="auto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 style:data-style-name="N2" text:time-value="12:30:06.382315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sor_20_Data" style:display-name="PageStyle_Sensor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to</meta:initial-creator>
    <meta:creation-date>2015-04-14T20:41:36</meta:creation-date>
    <dc:date>2015-07-13T12:35:59.890050113</dc:date>
    <meta:generator>LibreOffice/4.4.3.2$Linux_X86_64 LibreOffice_project/40m0$Build-2</meta:generator>
    <meta:editing-duration>PT26M41S</meta:editing-duration>
    <meta:editing-cycles>5</meta:editing-cycles>
    <meta:document-statistic meta:table-count="3" meta:cell-count="5414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3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72cm" svg:height="7.617cm" xlink:href=".." xlink:type="simple" chart:class="chart:scatter" chart:style-name="ch1">
        <chart:title svg:x="5.341cm" svg:y="0.288cm" chart:style-name="ch2">
          <text:p>Resistance</text:p>
        </chart:title>
        <chart:plot-area chart:style-name="ch3" table:cell-range-address="'Sensor Data'.A12:'Sensor Data'.A41 'Sensor Data'.F11:'Sensor Data'.F41" chart:data-source-has-labels="row" svg:x="0.294cm" svg:y="1.563cm" svg:width="14.132cm" svg:height="5.902cm">
          <chartooo:coordinate-region svg:x="0.679cm" svg:y="1.762cm" svg:width="13.428cm" svg:height="5.0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ensor Data'.F12:'Sensor Data'.F41" chart:label-cell-address="'Sensor Data'.F11:'Sensor Data'.F11" chart:class="chart:scatter">
            <chart:domain table:cell-range-address="'Sensor Data'.A12:'Sensor Data'.A41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istance</text:p>
                <draw:g>
                  <svg:desc>'Sensor Data'.F11:'Sensor Data'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0">
                <text:p>-40</text:p>
                <draw:g>
                  <svg:desc>'Sensor Data'.A12:'Sensor Data'.A41</svg:desc>
                </draw:g>
              </table:table-cell>
              <table:table-cell office:value-type="float" office:value="20350000">
                <text:p>20350000</text:p>
                <draw:g>
                  <svg:desc>'Sensor Data'.F12:'Sensor Data'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0">
                <text:p>-30</text:p>
              </table:table-cell>
              <table:table-cell office:value-type="float" office:value="10390000">
                <text:p>1039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5515000">
                <text:p>5515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">
                <text:p>-10</text:p>
              </table:table-cell>
              <table:table-cell office:value-type="float" office:value="3059500">
                <text:p>3059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755000">
                <text:p>1755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39000">
                <text:p>1039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633500">
                <text:p>633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397100">
                <text:p>397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255250">
                <text:p>255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67950">
                <text:p>1679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12950">
                <text:p>1129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77500">
                <text:p>77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54200">
                <text:p>542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38540">
                <text:p>385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27845">
                <text:p>27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">
                <text:p>110</text:p>
              </table:table-cell>
              <table:table-cell office:value-type="float" office:value="20450">
                <text:p>204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15225">
                <text:p>15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">
                <text:p>125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">
                <text:p>130</text:p>
              </table:table-cell>
              <table:table-cell office:value-type="float" office:value="11485">
                <text:p>11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">
                <text:p>140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">
                <text:p>150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0">
                <text:p>160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0">
                <text:p>180</text:p>
              </table:table-cell>
              <table:table-cell office:value-type="float" office:value="3329.5">
                <text:p>3329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">
                <text:p>200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0">
                <text:p>220</text:p>
              </table:table-cell>
              <table:table-cell office:value-type="float" office:value="1463.5">
                <text:p>1463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">
                <text:p>240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0">
                <text:p>260</text:p>
              </table:table-cell>
              <table:table-cell office:value-type="float" office:value="722.5">
                <text:p>72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526.5">
                <text:p>526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392">
                <text:p>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128">
      <number:number number: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28">
      <style:chart-properties chart:display-label="true" chart:logarithmic="false" chart:reverse-direction="false" text:line-break="false" chart:link-data-style-to-source="false" chart:axis-position="end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3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28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28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9.145cm" svg:height="13.915cm" xlink:href=".." xlink:type="simple" chart:class="chart:line" chart:column-mapping="1 2 0" chart:style-name="ch1">
        <chart:legend chart:legend-position="end" svg:x="24.917cm" svg:y="6.16cm" style:legend-expansion="high" chart:style-name="ch2"/>
        <chart:plot-area chart:style-name="ch3" table:cell-range-address="'Voltage Divisor'.A6:'Voltage Divisor'.D36" chart:data-source-has-labels="both" svg:x="0.582cm" svg:y="0.278cm" svg:width="23.753cm" svg:height="13.359cm">
          <chartooo:coordinate-region svg:x="2.738cm" svg:y="0.478cm" svg:width="20.392cm" svg:height="12.512cm"/>
          <chart:axis chart:dimension="x" chart:name="primary-x" chart:style-name="ch4" chartooo:axis-type="auto">
            <chartooo:date-scale/>
            <chart:categories table:cell-range-address="'Voltage Divisor'.A7:'Voltage Divisor'.A36"/>
            <chart:grid chart:style-name="ch5" chart:class="major"/>
          </chart:axis>
          <chart:axis chart:dimension="x" chart:name="secondary-x" chart:style-name="ch6"/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'Voltage Divisor'.C7:'Voltage Divisor'.C36" chart:label-cell-address="'Voltage Divisor'.C6:'Voltage Divisor'.C6" chart:class="chart:line">
            <chart:data-point chart:repeated="30"/>
          </chart:series>
          <chart:series chart:attached-axis="primary-y" chart:style-name="ch10" chart:values-cell-range-address="'Voltage Divisor'.D7:'Voltage Divisor'.D36" chart:label-cell-address="'Voltage Divisor'.D6:'Voltage Divisor'.D6" chart:class="chart:line">
            <chart:data-point chart:repeated="30"/>
          </chart:series>
          <chart:series chart:attached-axis="secondary-y" chart:style-name="ch11" chart:values-cell-range-address="'Voltage Divisor'.B7:'Voltage Divisor'.B36" chart:label-cell-address="'Voltage Divisor'.B6:'Voltage Divisor'.B6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 Volt. [V]</text:p>
                <draw:g>
                  <svg:desc>'Voltage Divisor'.C6:'Voltage Divisor'.C6</svg:desc>
                </draw:g>
              </table:table-cell>
              <table:table-cell office:value-type="string">
                <text:p>Resolution</text:p>
                <draw:g>
                  <svg:desc>'Voltage Divisor'.D6:'Voltage Divisor'.D6</svg:desc>
                </draw:g>
              </table:table-cell>
              <table:table-cell office:value-type="string">
                <text:p>Resistance</text:p>
                <draw:g>
                  <svg:desc>'Voltage Divisor'.B6:'Voltage Divisor'.B6</svg:desc>
                </draw:g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  <draw:g>
                  <svg:desc>'Voltage Divisor'.A7:'Voltage Divisor'.A36</svg:desc>
                </draw:g>
              </table:table-cell>
              <table:table-cell office:value-type="float" office:value="4.9975442043222">
                <text:p>4.9975442043222</text:p>
                <draw:g>
                  <svg:desc>'Voltage Divisor'.C7:'Voltage Divisor'.C36</svg:desc>
                </draw:g>
              </table:table-cell>
              <table:table-cell office:value-type="float" office:value="0">
                <text:p>0</text:p>
                <draw:g>
                  <svg:desc>'Voltage Divisor'.D7:'Voltage Divisor'.D36</svg:desc>
                </draw:g>
              </table:table-cell>
              <table:table-cell office:value-type="float" office:value="20350000">
                <text:p>20350000</text:p>
                <draw:g>
                  <svg:desc>'Voltage Divisor'.B7:'Voltage Divisor'.B36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4.99519230769231">
                <text:p>4.99519230769231</text:p>
              </table:table-cell>
              <table:table-cell office:value-type="float" office:value="0.0470379325978598">
                <text:p>0.0470379325978598</text:p>
              </table:table-cell>
              <table:table-cell office:value-type="float" office:value="10390000">
                <text:p>1039000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4.99095022624434">
                <text:p>4.99095022624434</text:p>
              </table:table-cell>
              <table:table-cell office:value-type="float" office:value="0.0848416289592713">
                <text:p>0.0848416289592713</text:p>
              </table:table-cell>
              <table:table-cell office:value-type="float" office:value="5515000">
                <text:p>551500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.98371070206874">
                <text:p>4.98371070206874</text:p>
              </table:table-cell>
              <table:table-cell office:value-type="float" office:value="0.144790483512054">
                <text:p>0.144790483512054</text:p>
              </table:table-cell>
              <table:table-cell office:value-type="float" office:value="3059500">
                <text:p>30595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.97167138810198">
                <text:p>4.97167138810198</text:p>
              </table:table-cell>
              <table:table-cell office:value-type="float" office:value="0.240786279335161">
                <text:p>0.240786279335161</text:p>
              </table:table-cell>
              <table:table-cell office:value-type="float" office:value="1755000">
                <text:p>1755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95233555767398">
                <text:p>4.95233555767398</text:p>
              </table:table-cell>
              <table:table-cell office:value-type="float" office:value="0.38671660856016">
                <text:p>0.38671660856016</text:p>
              </table:table-cell>
              <table:table-cell office:value-type="float" office:value="1039000">
                <text:p>10390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92229992229992">
                <text:p>4.92229992229992</text:p>
              </table:table-cell>
              <table:table-cell office:value-type="float" office:value="0.600712707481055">
                <text:p>0.600712707481055</text:p>
              </table:table-cell>
              <table:table-cell office:value-type="float" office:value="633500">
                <text:p>63350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.90196078431373">
                <text:p>4.90196078431373</text:p>
              </table:table-cell>
              <table:table-cell office:value-type="float" office:value="0.813565519447863">
                <text:p>0.813565519447863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87718005404078">
                <text:p>4.87718005404078</text:p>
              </table:table-cell>
              <table:table-cell office:value-type="float" office:value="0.991229210917979">
                <text:p>0.991229210917979</text:p>
              </table:table-cell>
              <table:table-cell office:value-type="float" office:value="397100">
                <text:p>3971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8114985862394">
                <text:p>4.8114985862394</text:p>
              </table:table-cell>
              <table:table-cell office:value-type="float" office:value="1.31362935602759">
                <text:p>1.31362935602759</text:p>
              </table:table-cell>
              <table:table-cell office:value-type="float" office:value="255250">
                <text:p>2552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71902219724642">
                <text:p>4.71902219724642</text:p>
              </table:table-cell>
              <table:table-cell office:value-type="float" office:value="1.84952777985959">
                <text:p>1.84952777985959</text:p>
              </table:table-cell>
              <table:table-cell office:value-type="float" office:value="167950">
                <text:p>1679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59333062220415">
                <text:p>4.59333062220415</text:p>
              </table:table-cell>
              <table:table-cell office:value-type="float" office:value="2.51383150084539">
                <text:p>2.51383150084539</text:p>
              </table:table-cell>
              <table:table-cell office:value-type="float" office:value="112950">
                <text:p>11295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.42857142857143">
                <text:p>4.42857142857143</text:p>
              </table:table-cell>
              <table:table-cell office:value-type="float" office:value="3.29518387265438">
                <text:p>3.29518387265438</text:p>
              </table:table-cell>
              <table:table-cell office:value-type="float" office:value="77500">
                <text:p>775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.22118380062305">
                <text:p>4.22118380062305</text:p>
              </table:table-cell>
              <table:table-cell office:value-type="float" office:value="4.14775255896751">
                <text:p>4.14775255896751</text:p>
              </table:table-cell>
              <table:table-cell office:value-type="float" office:value="54200">
                <text:p>542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.96992171405027">
                <text:p>3.96992171405027</text:p>
              </table:table-cell>
              <table:table-cell office:value-type="float" office:value="5.02524173145571">
                <text:p>5.02524173145571</text:p>
              </table:table-cell>
              <table:table-cell office:value-type="float" office:value="38540">
                <text:p>3854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67882150878584">
                <text:p>3.67882150878584</text:p>
              </table:table-cell>
              <table:table-cell office:value-type="float" office:value="5.82200410528861">
                <text:p>5.82200410528861</text:p>
              </table:table-cell>
              <table:table-cell office:value-type="float" office:value="27845">
                <text:p>2784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.35796387520525">
                <text:p>3.35796387520525</text:p>
              </table:table-cell>
              <table:table-cell office:value-type="float" office:value="6.41715267161165">
                <text:p>6.41715267161165</text:p>
              </table:table-cell>
              <table:table-cell office:value-type="float" office:value="20450">
                <text:p>2045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01783944499504">
                <text:p>3.01783944499504</text:p>
              </table:table-cell>
              <table:table-cell office:value-type="float" office:value="6.80248860420421">
                <text:p>6.80248860420421</text:p>
              </table:table-cell>
              <table:table-cell office:value-type="float" office:value="15225">
                <text:p>1522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.8448275862069">
                <text:p>2.8448275862069</text:p>
              </table:table-cell>
              <table:table-cell office:value-type="float" office:value="6.92047435152592">
                <text:p>6.92047435152592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67279497323714">
                <text:p>2.67279497323714</text:p>
              </table:table-cell>
              <table:table-cell office:value-type="float" office:value="6.88130451879017">
                <text:p>6.88130451879017</text:p>
              </table:table-cell>
              <table:table-cell office:value-type="float" office:value="11485">
                <text:p>1148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3361747469366">
                <text:p>2.3361747469366</text:p>
              </table:table-cell>
              <table:table-cell office:value-type="float" office:value="6.73240452601083">
                <text:p>6.73240452601083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0193740685544">
                <text:p>2.0193740685544</text:p>
              </table:table-cell>
              <table:table-cell office:value-type="float" office:value="6.33601356764409">
                <text:p>6.33601356764409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730957829356">
                <text:p>1.730957829356</text:p>
              </table:table-cell>
              <table:table-cell office:value-type="float" office:value="5.76832478396796">
                <text:p>5.76832478396796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24892156494992">
                <text:p>1.24892156494992</text:p>
              </table:table-cell>
              <table:table-cell office:value-type="float" office:value="4.82036264406075">
                <text:p>4.82036264406075</text:p>
              </table:table-cell>
              <table:table-cell office:value-type="float" office:value="3329.5">
                <text:p>3329.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92211633256654">
                <text:p>0.892211633256654</text:p>
              </table:table-cell>
              <table:table-cell office:value-type="float" office:value="3.56709931693269">
                <text:p>3.56709931693269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638330352859074">
                <text:p>0.638330352859074</text:p>
              </table:table-cell>
              <table:table-cell office:value-type="float" office:value="2.5388128039758">
                <text:p>2.5388128039758</text:p>
              </table:table-cell>
              <table:table-cell office:value-type="float" office:value="1463.5">
                <text:p>1463.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60735360871539">
                <text:p>0.460735360871539</text:p>
              </table:table-cell>
              <table:table-cell office:value-type="float" office:value="1.77594991987536">
                <text:p>1.77594991987536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36908370249475">
                <text:p>0.336908370249475</text:p>
              </table:table-cell>
              <table:table-cell office:value-type="float" office:value="1.23826990622063">
                <text:p>1.23826990622063</text:p>
              </table:table-cell>
              <table:table-cell office:value-type="float" office:value="722.5">
                <text:p>722.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250083123545338">
                <text:p>0.250083123545338</text:p>
              </table:table-cell>
              <table:table-cell office:value-type="float" office:value="0.868252467041374">
                <text:p>0.868252467041374</text:p>
              </table:table-cell>
              <table:table-cell office:value-type="float" office:value="526.5">
                <text:p>526.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8860662047729">
                <text:p>0.18860662047729</text:p>
              </table:table-cell>
              <table:table-cell office:value-type="float" office:value="0.614765030680477">
                <text:p>0.614765030680477</text:p>
              </table:table-cell>
              <table:table-cell office:value-type="float" office:value="392">
                <text:p>3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